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09</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JSC Sivershchyna和Slobozhanshchina的指示Rusian军队炮击了Timonovichi的Orlikivka，与...</text:span>
</text:h>
      <text:p text:style-name="P4">
作者: liveuamap (Language: en)</text:p>
      <text:p text:style-name="P4">
时间: 2023-05-08T-65:02:00</text:p>
      <text:p text:style-name="P4">
地点: Chernihiv (Latitude:52.23179 Longtitude:32.91615)</text:p>
      <text:p text:style-name="P4">
视频: []</text:p>
      <text:p text:style-name="P4">
图片: []</text:p>
      <text:p text:style-name="P4">
标签: ["Russia"]</text:p>
      <text:p text:style-name="P4">
Id: 22561307</text:p>
      <!--METADATA-->
      <text:p text:style-name="P4">
在Sivershchyna和Slobozhanschyna的方向上，俄罗斯军队炮击了Orlykivka，Tymonovychi，Zarichchya，Bleshnya，Zaliznyy Mist，Arkhypivka，Leonivka，Leonivka，Buchkykyf Chernihiv地区； Stara Huta，Seredyna-Buda，Bachivsk，Ulanove，Vorozhba，Iskryskivschyna和Sumy地区的Novhorodske，也是Kharkivregion的Udy，Vovchansk，Pletenivka Kyiv和Stroyivka。 俄罗斯航空在切尔尼希夫地区的扎里希奇(Zarichchya)，莱昂尼夫卡(Leonivka)和科斯托布里夫(Kostobriv)和苏米地区的hlukhiv进行了飞机，</text:p>
      <text:p text:style-name="P4">
新闻集链接：(https://liveuamap.com/en/2023/8-may-at-sivershchyna-and-slobozhanschyna-directions-russian)</text:p>
      <text:p text:style-name="P4">
News Source: <text:a xlink:type="simple" xlink:href="https://t.me/lumsrc/4718" text:style-name="Internet_20_link" text:visited-style-name="Visited_20_Internet_20_Link">
https://t.me/lumsrc/4718</text:a>
</text:p>
      <!--NEWS-->
      <text:h text:style-name="P10" text:outline-level="1">
<text:span text:style-name="T4">
在Kupiansk方向，俄罗斯军队炮击了Krasne Pershe，Fyholivka，Novomlynsk，Zapadne，Lym ...</text:span>
</text:h>
      <text:p text:style-name="P4">
作者: liveuamap (Language: en)</text:p>
      <text:p text:style-name="P4">
时间: 2023-05-08T-67:02:00</text:p>
      <text:p text:style-name="P4">
地点: Dvorichna (Latitude:49.78803 Longtitude:37.75331)</text:p>
      <text:p text:style-name="P4">
视频: []</text:p>
      <text:p text:style-name="P4">
图片: []</text:p>
      <text:p text:style-name="P4">
标签: ["Russia"]</text:p>
      <text:p text:style-name="P4">
Id: 22561306</text:p>
      <!--METADATA-->
      <text:p text:style-name="P4">
在Kupiansk的指示，俄罗斯军队炮击了Krasne Pershe，Fyholivka，Novomlynsk，Zapadne，Lyman Pershyy，Kharkiv地区的Berestove和Novoselivske和Novoselivske和Stelmakhivka的Luhansk地区。 俄罗斯航空在Hryanykivka和Vilshana进行的 - 武装部队的武装部队在早上的报告中说</text:p>
      <text:p text:style-name="P4">
新闻集链接：<text:a xlink:type="simple" xlink:href="https://liveuamap.com/en/2023/8-may-at-kupiansk-direction-russian-army-shelled-krasne-pershe" text:style-name="Internet_20_link" text:visited-style-name="Visited_20_Internet_20_Link">
https://liveuamap.com/en/2023/2023/8-may-at-kupiansk-direction-russian-army-shelled-krasne-pershe</text:a>
</text:p>
      <text:p text:style-name="P4">
News Source: <text:a xlink:type="simple" xlink:href="https://t.me/lumsrc/4719" text:style-name="Internet_20_link" text:visited-style-name="Visited_20_Internet_20_Link">
https://t.me/lumsrc/4719</text:a>
</text:p>
      <!--NEWS-->
      <text:h text:style-name="P10" text:outline-level="1">
<text:span text:style-name="T4">
在莱曼（Lyman）的指导下，俄罗斯军队炮击了卢汉斯克地区的斯特尔马克（Stelmakhivka），马克（Makiyivka）和内维斯克（Nevske）...</text:span>
</text:h>
      <text:p text:style-name="P4">
作者: liveuamap (Language: en)</text:p>
      <text:p text:style-name="P4">
时间: 2023-05-08T-69:02:00</text:p>
      <text:p text:style-name="P4">
地点: Luhansk (Latitude:49.022 Longtitude:37.9545)</text:p>
      <text:p text:style-name="P4">
视频: []</text:p>
      <text:p text:style-name="P4">
图片: []</text:p>
      <text:p text:style-name="P4">
标签: ["Russia"]</text:p>
      <text:p text:style-name="P4">
Id: 22561305</text:p>
      <!--METADATA-->
      <text:p text:style-name="P4">
在莱曼(Lyman)的方向上，俄罗斯军队炮击了斯特尔马克(Stelmakhivka)，马克西维卡(Makiyivka)和卢汉斯克(Luhansk)地区的内维斯克(Nevske ofluhansk)地区，以及顿涅茨克地区的bilohorivka和superne。 卢汉斯克地区的比洛霍利夫卡(Bilohorivka)，俄罗斯航空公司(Torske and Spirneof Donetsk)地区 - 乌克兰武装部队的总参谋部在主题报告中说，</text:p>
      <text:p text:style-name="P4">
新闻集链接：<text:a xlink:type="simple" xlink:href="https://liveuamap.com/en/2023/8-may-at-lyman-direction-russian-army-shelled-stelmakhivka" text:style-name="Internet_20_link" text:visited-style-name="Visited_20_Internet_20_Link">
https://liveuamap.com/en/2023/2023/8-may-at-yman-direction-russian-army-army-shelled stelmakhivka</text:a>
</text:p>
      <text:p text:style-name="P4">
News Source: <text:a xlink:type="simple" xlink:href="https://t.me/lumsrc/4720" text:style-name="Internet_20_link" text:visited-style-name="Visited_20_Internet_20_Link">
https://t.me/lumsrc/4720</text:a>
</text:p>
      <!--NEWS-->
      <text:h text:style-name="P10" text:outline-level="1">
<text:span text:style-name="T4">
Aus Bakhmut指令俄罗斯军队炮击了Zalizyansk，Orekhovo-Vasilyevka，Novomarkov，Mark ...</text:span>
</text:h>
      <text:p text:style-name="P4">
作者: liveuamap (Language: en)</text:p>
      <text:p text:style-name="P4">
时间: 2023-05-08T-71:02:00</text:p>
      <text:p text:style-name="P4">
地点: New York, Donetsk Oblast (Latitude:48.32647 Longtitude:37.84447)</text:p>
      <text:p text:style-name="P4">
视频: []</text:p>
      <text:p text:style-name="P4">
图片: []</text:p>
      <text:p text:style-name="P4">
标签: ["Russia"]</text:p>
      <text:p text:style-name="P4">
Id: 22561304</text:p>
      <!--METADATA-->
      <text:p text:style-name="P4">
在巴赫穆特(Bakhmut)方向，俄罗斯军队炮击了Zaliznyanske，Orikhovo-Vasylivka，Novomarkove，Markove，Bakhmut，Ivanivske，Chasiv Yar，Chasiv Yar，Stupochky，Olechky，Olechky，Olechky Etsk地区。 俄罗斯航空的指导性在Bakhmut，Bohdanivka，Kurdumivka和纽约 - 乌克兰的总参谋部</text:p>
      <text:p text:style-name="P4">
新闻集链接：(https://liveuamap.com/en/2023/8-may-at-bakhmut-direction-russian-army-shelled-zaliznyanske)</text:p>
      <text:p text:style-name="P4">
News Source: <text:a xlink:type="simple" xlink:href="https://t.me/lumsrc/4721" text:style-name="Internet_20_link" text:visited-style-name="Visited_20_Internet_20_Link">
https://t.me/lumsrc/4721</text:a>
</text:p>
      <!--NEWS-->
      <text:h text:style-name="P10" text:outline-level="1">
<text:span text:style-name="T4">
军队的JSC Avdiivka Directio Rusian炮击Kerramik，Novokalin，Reed，Berdyshi，Avdie ...</text:span>
</text:h>
      <text:p text:style-name="P4">
作者: liveuamap (Language: en)</text:p>
      <text:p text:style-name="P4">
时间: 2023-05-08T-73:02:00</text:p>
      <text:p text:style-name="P4">
地点: Donetsk (Latitude:47.98981 Longtitude:37.40227)</text:p>
      <text:p text:style-name="P4">
视频: []</text:p>
      <text:p text:style-name="P4">
图片: []</text:p>
      <text:p text:style-name="P4">
标签: ["Russia"]</text:p>
      <text:p text:style-name="P4">
Id: 22561303</text:p>
      <!--METADATA-->
      <text:p text:style-name="P4">
在Avdiyivka方向，俄罗斯军队炮击了Keramik，Novokalynove，Ocheretyne，Berdychi，Avdiyivka，Vodyane，Pervomayske，Nevelske，Nevelske，Netaylove，Netaylove，Karlivka Andhostre and Karlivka Andhostre and donetsk地区，乌克兰的报道 -</text:p>
      <text:p text:style-name="P4">
新闻集链接：<text:a xlink:type="simple" xlink:href="https://liveuamap.com/en/2023/8-may-at-avdiyivka-direction-russian-army-shelled-keramik" text:style-name="Internet_20_link" text:visited-style-name="Visited_20_Internet_20_Link">
https://liveuamap.com/en/2023/2023/8-may-at-avdiyivka-direction-russian-army-army-shelled-keramik</text:a>
</text:p>
      <text:p text:style-name="P4">
News Source: <text:a xlink:type="simple" xlink:href="https://t.me/lumsrc/4722" text:style-name="Internet_20_link" text:visited-style-name="Visited_20_Internet_20_Link">
https://t.me/lumsrc/4722</text:a>
</text:p>
      <!--NEWS-->
      <text:h text:style-name="P10" text:outline-level="1">
<text:span text:style-name="T4">
JSC Marinka Direcion Rusian军队炮击Krasnogorivka，St. George，Kurakhov和Vesed ...</text:span>
</text:h>
      <text:p text:style-name="P4">
作者: liveuamap (Language: en)</text:p>
      <text:p text:style-name="P4">
时间: 2023-05-08T-75:02:00</text:p>
      <text:p text:style-name="P4">
地点: Donetsk Oblast (Latitude:47.91473 Longtitude:37.46183)</text:p>
      <text:p text:style-name="P4">
视频: []</text:p>
      <text:p text:style-name="P4">
图片: []</text:p>
      <text:p text:style-name="P4">
标签: ["Russia"]</text:p>
      <text:p text:style-name="P4">
Id: 22561302</text:p>
      <!--METADATA-->
      <text:p text:style-name="P4">
在玛丽卡(Maryinka)方向，俄罗斯军队炮击了克拉斯诺里夫卡(Krasnohorivka)，霍希耶夫卡(Heorhiyivka)，库拉克霍夫(Kurakhove)和顿涅茨克地区的波比亚(Pobyeda</text:p>
      <text:p text:style-name="P4">
新闻集链接：<text:a xlink:type="simple" xlink:href="https://liveuamap.com/en/2023/8-may-at-maryinka-direction-russian-army-shelled-krasnohorivka" text:style-name="Internet_20_link" text:visited-style-name="Visited_20_Internet_20_Link">
https://liveuamap.com/en/2023/2023/8-may-at-maryinka-direction-russian-marmy-shelled-krasnohorivka</text:a>
</text:p>
      <text:p text:style-name="P4">
News Source: <text:a xlink:type="simple" xlink:href="https://t.me/lumsrc/4723" text:style-name="Internet_20_link" text:visited-style-name="Visited_20_Internet_20_Link">
https://t.me/lumsrc/4723</text:a>
</text:p>
      <!--NEWS-->
      <text:h text:style-name="P10" text:outline-level="1">
<text:span text:style-name="T4">
JSC Shakhtar Directio Rusian军队炮击Novomikhailivka，Katerynivka，Elizabeth，Wu ...</text:span>
</text:h>
      <text:p text:style-name="P4">
作者: liveuamap (Language: en)</text:p>
      <text:p text:style-name="P4">
时间: 2023-05-08T-77:02:00</text:p>
      <text:p text:style-name="P4">
地点: Velyka Novosilka (Latitude:47.83309 Longtitude:36.83836)</text:p>
      <text:p text:style-name="P4">
视频: []</text:p>
      <text:p text:style-name="P4">
图片: []</text:p>
      <text:p text:style-name="P4">
标签: ["Russia"]</text:p>
      <text:p text:style-name="P4">
Id: 22561301</text:p>
      <!--METADATA-->
      <text:p text:style-name="P4">
At Shakhtarske Direction Russian Army Shelled Novomykhaylivka, Katerynivka, Yelyzavetivka, Vuhledar, Pavlivka, Prechystivka, Zolota Nyva, NOVAKA, NOVAKA, NOVAKA Ilka of Donetsk Region, - General Staff of Armedforces of Ukraine Says in the Morning Report</text:p>
      <text:p text:style-name="P4">
新闻集链接：(https://liveuamap.com/en/2023/8-may-at-shakhtarske-direction-russian-army-shelled-novomykhaylivka)</text:p>
      <text:p text:style-name="P4">
News Source: <text:a xlink:type="simple" xlink:href="https://t.me/lumsrc/4724" text:style-name="Internet_20_link" text:visited-style-name="Visited_20_Internet_20_Link">
https://t.me/lumsrc/4724</text:a>
</text:p>
      <!--NEWS-->
      <text:h text:style-name="P10" text:outline-level="1">
<text:span text:style-name="T4">
Zaporizka Oblast（20:47）。 红色警报：空中威胁。 警笛声。 立即掩盖！</text:span>
</text:h>
      <text:p text:style-name="P4">
作者: liveuamap (Language: en)</text:p>
      <text:p text:style-name="P4">
时间: 2023-05-08T14:48:00</text:p>
      <text:p text:style-name="P4">
地点: Zaporizka Oblast (Latitude:47.612501 Longtitude:35.764751)</text:p>
      <text:p text:style-name="P4">
视频: []</text:p>
      <text:p text:style-name="P4">
图片: []</text:p>
      <text:p text:style-name="P4">
标签: []</text:p>
      <text:p text:style-name="P4">
Id: 22561383</text:p>
      <!--METADATA-->
      <text:p text:style-name="P4">
没有任何</text:p>
      <text:p text:style-name="P4">
新闻集链接：<text:a xlink:type="simple" xlink:href="https://liveuamap.com/en/2023/08-may-zaporizka-oblast2047-red-alert-aerial-g" text:style-name="Internet_20_link" text:visited-style-name="Visited_20_Internet_20_Link">
https://liveuamap.com/en/2023/08-may-zaporizka-oblast2047-red-red-alert-aerial-g</text:a>
</text:p>
      <text:p text:style-name="P4">
News Source: <text:a xlink:type="simple" xlink:href="https://liveuamap.com/en/2023/08-may-zaporizka-oblast2047-red-alert-aerial-g" text:style-name="Internet_20_link" text:visited-style-name="Visited_20_Internet_20_Link">
https://liveuamap.com/en/2023/08-may-zaporizka-oblast2047-red-alert-aerial-g</text:a>
</text:p>
      <!--NEWS-->
      <text:h text:style-name="P10" text:outline-level="1">
<text:span text:style-name="T4">
Dnipro，Dnipropetrovska Oblast（22:52）。 红色警报：空中威胁。 警笛声。 掩护...</text:span>
</text:h>
      <text:p text:style-name="P4">
作者: liveuamap (Language: en)</text:p>
      <text:p text:style-name="P4">
时间: 2023-05-08T16:53:00</text:p>
      <text:p text:style-name="P4">
地点: Dnipro (Latitude:48.45973 Longtitude:35.03747)</text:p>
      <text:p text:style-name="P4">
视频: []</text:p>
      <text:p text:style-name="P4">
图片: []</text:p>
      <text:p text:style-name="P4">
标签: ["Europe", "Central and Eastern Europe"]</text:p>
      <text:p text:style-name="P4">
Id: 22561397</text:p>
      <!--METADATA-->
      <text:p text:style-name="P4">
dnipro，dnipropetrovsk区域(22:52). Red Alert: aerial threat. Sirenssounding. Take cover now!</text:p>
      <text:p text:style-name="P4">
News Collection Link: <text:a xlink:type="simple" xlink:href="https://liveuamap.com/en/2023/08-may-dnipro-dnipropetrovska-oblast2252-red-g" text:style-name="Internet_20_link" text:visited-style-name="Visited_20_Internet_20_Link">
https://liveuamap.com/en/2023/08-may-dnipro-dnipropetrovska-oblast2252-red-g</text:a>
</text:p>
      <text:p text:style-name="P4">
News Source: <text:a xlink:type="simple" xlink:href="https://t.me/air_alert_ua/44813" text:style-name="Internet_20_link" text:visited-style-name="Visited_20_Internet_20_Link">
https://t.me/air_alert_ua/44813</text:a>
</text:p>
      <!--NEWS-->
      <text:h text:style-name="P10" text:outline-level="1">
<text:span text:style-name="T4">
Donetsk Oblast（23:55）。 红色警报：空中威胁。 警笛声。 立即掩盖！</text:span>
</text:h>
      <text:p text:style-name="P4">
作者: liveuamap (Language: en)</text:p>
      <text:p text:style-name="P4">
时间: 2023-05-08T17:56:00</text:p>
      <text:p text:style-name="P4">
地点: Donetsk Oblast (Latitude:48.72757 Longtitude:37.57844)</text:p>
      <text:p text:style-name="P4">
视频: []</text:p>
      <text:p text:style-name="P4">
图片: []</text:p>
      <text:p text:style-name="P4">
标签: ["Europe", "Central and Eastern Europe"]</text:p>
      <text:p text:style-name="P4">
Id: 22561398</text:p>
      <!--METADATA-->
      <text:p text:style-name="P4">
Donetsk Oblast(23:55). Red Alert: aerial threat. Sirens sounding. Take covernow!</text:p>
      <text:p text:style-name="P4">
News Collection Link: <text:a xlink:type="simple" xlink:href="https://liveuamap.com/en/2023/08-may-donetsk-oblast2355-red-alert-aerial-thg" text:style-name="Internet_20_link" text:visited-style-name="Visited_20_Internet_20_Link">
https://liveuamap.com/en/2023/08-may-donetsk-oblast2355-red-alert-aerial-thg</text:a>
</text:p>
      <text:p text:style-name="P4">
News Source: <text:a xlink:type="simple" xlink:href="https://t.me/air_alert_ua/44816" text:style-name="Internet_20_link" text:visited-style-name="Visited_20_Internet_20_Link">
https://t.me/air_alert_ua/44816</text:a>
</text:p>
      <!--NEWS-->
      <text:h text:style-name="P10" text:outline-level="1">
<text:span text:style-name="T4">
Zaporizhhya地区，Dnipro，Dnipropetrovsk地区，Kharkiv，Kharkiv地区（02：ZZ）。 红色Aller ...</text:span>
</text:h>
      <text:p text:style-name="P4">
作者: liveuamap (Language: en)</text:p>
      <text:p text:style-name="P4">
时间: 2023-05-08T20:33:00</text:p>
      <text:p text:style-name="P4">
地点: Zaporizka Oblast (Latitude:47.611291 Longtitude:35.766471)</text:p>
      <text:p text:style-name="P4">
视频: []</text:p>
      <text:p text:style-name="P4">
图片: []</text:p>
      <text:p text:style-name="P4">
标签: ["Europe", "Central and Eastern Europe"]</text:p>
      <text:p text:style-name="P4">
Id: 22561399</text:p>
      <!--METADATA-->
      <text:p text:style-name="P4">
Zaporizhzhia地区，Dnipro，Dnipropetrovsk Oblast，Kharkiv，Kharkiv Oblast(02:33). Red Alert: aerial threat. Sirens sounding. Take cover now!</text:p>
      <text:p text:style-name="P4">
News Collection Link: <text:a xlink:type="simple" xlink:href="https://liveuamap.com/en/2023/09-may-zaporizka-oblast-dnipro-dnipropetrovskg" text:style-name="Internet_20_link" text:visited-style-name="Visited_20_Internet_20_Link">
https://liveuamap.com/en/2023/09-may-zaporizka-oblast-dnipro-dnipropetrovskg</text:a>
</text:p>
      <text:p text:style-name="P4">
News Source: <text:a xlink:type="simple" xlink:href="https://t.me/air_alert_ua/44820" text:style-name="Internet_20_link" text:visited-style-name="Visited_20_Internet_20_Link">
https://t.me/air_alert_ua/44820</text:a>
</text:p>
      <!--NEWS-->
      <text:h text:style-name="P10" text:outline-level="1">
<text:span text:style-name="T4">
Poltavska Oblast（02:33）。 红色警报：空中威胁。 警笛声。 立即掩盖！</text:span>
</text:h>
      <text:p text:style-name="P4">
作者: liveuamap (Language: en)</text:p>
      <text:p text:style-name="P4">
时间: 2023-05-08T20:35:00</text:p>
      <text:p text:style-name="P4">
地点: Poltavska Oblast (Latitude:49.47751 Longtitude:33.81964)</text:p>
      <text:p text:style-name="P4">
视频: []</text:p>
      <text:p text:style-name="P4">
图片: []</text:p>
      <text:p text:style-name="P4">
标签: ["Europe", "Central and Eastern Europe"]</text:p>
      <text:p text:style-name="P4">
Id: 22561400</text:p>
      <!--METADATA-->
      <text:p text:style-name="P4">
poltava(02:33). Red Alert: aerial threat. Sirens sounding. Take covernow!</text:p>
      <text:p text:style-name="P4">
News Collection Link: <text:a xlink:type="simple" xlink:href="https://liveuamap.com/en/2023/09-may-poltavska-oblast0233-red-alert-aerial-g" text:style-name="Internet_20_link" text:visited-style-name="Visited_20_Internet_20_Link">
https://liveuamap.com/en/2023/09-may-poltavska-oblast0233-red-alert-aerial-g</text:a>
</text:p>
      <text:p text:style-name="P4">
News Source: <text:a xlink:type="simple" xlink:href="https://t.me/suspilnepoltava/11072" text:style-name="Internet_20_link" text:visited-style-name="Visited_20_Internet_20_Link">
https://t.me/suspilnepoltava/11072</text:a>
</text:p>
      <!--NEWS-->
      <text:h text:style-name="P10" text:outline-level="1">
<text:span text:style-name="T4">
Odesa地区，Sumy地区，Mykolaiv，Mykolaiv地区，顿涅茨克地区（02:35）。 红色Alrt ...</text:span>
</text:h>
      <text:p text:style-name="P4">
作者: liveuamap (Language: en)</text:p>
      <text:p text:style-name="P4">
时间: 2023-05-08T20:36:00</text:p>
      <text:p text:style-name="P4">
地点: Odeska Oblast (Latitude:46.75000000 Longtitude:30.25000000)</text:p>
      <text:p text:style-name="P4">
视频: []</text:p>
      <text:p text:style-name="P4">
图片: []</text:p>
      <text:p text:style-name="P4">
标签: ["Europe", "Central and Eastern Europe"]</text:p>
      <text:p text:style-name="P4">
Id: 22561401</text:p>
      <!--METADATA-->
      <text:p text:style-name="P4">
Odesa地区，Sumy地区，尼古拉夫，Mykolaiv地区，Donetskhoblast(02:35). Red Alert: aerial threat. Sirens sounding. Take cover now!</text:p>
      <text:p text:style-name="P4">
News Collection Link: <text:a xlink:type="simple" xlink:href="https://liveuamap.com/en/2023/09-may-odeska-oblast-sumska-oblast-mykolaiv-mg" text:style-name="Internet_20_link" text:visited-style-name="Visited_20_Internet_20_Link">
https://liveuamap.com/en/2023/09-may-odeska-oblast-sumska-oblast-mykolaiv-mg</text:a>
</text:p>
      <text:p text:style-name="P4">
News Source: <text:a xlink:type="simple" xlink:href="https://t.me/air_alert_ua/44825" text:style-name="Internet_20_link" text:visited-style-name="Visited_20_Internet_20_Link">
https://t.me/air_alert_ua/44825</text:a>
</text:p>
      <!--NEWS-->
      <text:h text:style-name="P10" text:outline-level="1">
<text:span text:style-name="T4">
Kherson，Khersonska Oblast（02:35）。 红色警报：空中威胁。 警笛声。 立即掩盖！</text:span>
</text:h>
      <text:p text:style-name="P4">
作者: liveuamap (Language: en)</text:p>
      <text:p text:style-name="P4">
时间: 2023-05-08T20:38:00</text:p>
      <text:p text:style-name="P4">
地点: Kherson (Latitude:46.65581000 Longtitude:32.61780000)</text:p>
      <text:p text:style-name="P4">
视频: []</text:p>
      <text:p text:style-name="P4">
图片: []</text:p>
      <text:p text:style-name="P4">
标签: ["Europe", "Central and Eastern Europe"]</text:p>
      <text:p text:style-name="P4">
Id: 22561402</text:p>
      <!--METADATA-->
      <text:p text:style-name="P4">
赫尔森，赫森地区(02:35). Red Alert: aerial threat. Sirens sounding.Take cover now!</text:p>
      <text:p text:style-name="P4">
News Collection Link: <text:a xlink:type="simple" xlink:href="https://liveuamap.com/en/2023/09-may-kherson-khersonska-oblast0235-red-alerg" text:style-name="Internet_20_link" text:visited-style-name="Visited_20_Internet_20_Link">
https://liveuamap.com/en/2023/09-may-kherson-khersonska-oblast0235-red-alerg</text:a>
</text:p>
      <text:p text:style-name="P4">
News Source: <text:a xlink:type="simple" xlink:href="https://t.me/air_alert_ua/44826" text:style-name="Internet_20_link" text:visited-style-name="Visited_20_Internet_20_Link">
https://t.me/air_alert_ua/44826</text:a>
</text:p>
      <!--NEWS-->
      <text:h text:style-name="P10" text:outline-level="1">
<text:span text:style-name="T4">
基辅（03:04）。 红色警报：空中威胁。 警笛声。 立即掩盖！</text:span>
</text:h>
      <text:p text:style-name="P4">
作者: liveuamap (Language: en)</text:p>
      <text:p text:style-name="P4">
时间: 2023-05-08T21:04:00</text:p>
      <text:p text:style-name="P4">
地点: Kyiv (Latitude:50.44343 Longtitude:30.53022)</text:p>
      <text:p text:style-name="P4">
视频: []</text:p>
      <text:p text:style-name="P4">
图片: []</text:p>
      <text:p text:style-name="P4">
标签: ["Europe", "Central and Eastern Europe"]</text:p>
      <text:p text:style-name="P4">
Id: 22561403</text:p>
      <!--METADATA-->
      <text:p text:style-name="P4">
基辅(03:04). Red Alert: aerial threat. Sirens sounding. Take cover now!</text:p>
      <text:p text:style-name="P4">
News Collection Link: <text:a xlink:type="simple" xlink:href="https://liveuamap.com/en/2023/09-may-kyiv0304-red-alert-aerial-threat-sireng" text:style-name="Internet_20_link" text:visited-style-name="Visited_20_Internet_20_Link">
https://liveuamap.com/en/2023/09-may-kyiv0304-red-alert-aerial-threat-sireng</text:a>
</text:p>
      <text:p text:style-name="P4">
News Source: <text:a xlink:type="simple" xlink:href="https://t.me/air_alert_ua/44829" text:style-name="Internet_20_link" text:visited-style-name="Visited_20_Internet_20_Link">
https://t.me/air_alert_ua/44829</text:a>
</text:p>
      <!--NEWS-->
      <text:h text:style-name="P10" text:outline-level="1">
<text:span text:style-name="T4">
Chernihivska Oblast（03:06）。 红色警报：空中威胁。 警笛声。 立即掩盖！</text:span>
</text:h>
      <text:p text:style-name="P4">
作者: liveuamap (Language: en)</text:p>
      <text:p text:style-name="P4">
时间: 2023-05-08T21:10:00</text:p>
      <text:p text:style-name="P4">
地点: Chernihivska Oblast (Latitude:51.33333000 Longtitude:32.00000000)</text:p>
      <text:p text:style-name="P4">
视频: []</text:p>
      <text:p text:style-name="P4">
图片: []</text:p>
      <text:p text:style-name="P4">
标签: ["Europe", "Central and Eastern Europe"]</text:p>
      <text:p text:style-name="P4">
Id: 22561404</text:p>
      <!--METADATA-->
      <text:p text:style-name="P4">
切尔尼希夫地区(03:06). Red Alert: aerial threat. Sirens sounding. Takecover now!</text:p>
      <text:p text:style-name="P4">
News Collection Link: <text:a xlink:type="simple" xlink:href="https://liveuamap.com/en/2023/09-may-chernihivska-oblast0306-red-alert-aerig" text:style-name="Internet_20_link" text:visited-style-name="Visited_20_Internet_20_Link">
https://liveuamap.com/en/2023/09-may-chernihivska-oblast0306-red-alert-aerig</text:a>
</text:p>
      <text:p text:style-name="P4">
News Source: <text:a xlink:type="simple" xlink:href="https://t.me/suspilnechernihiv/18392" text:style-name="Internet_20_link" text:visited-style-name="Visited_20_Internet_20_Link">
https://t.me/suspilnechernihiv/18392</text:a>
</text:p>
      <!--NEWS-->
      <text:h text:style-name="P10" text:outline-level="1">
<text:span text:style-name="T4">
基夫·oblast（03:07）。 红色警报：空中威胁。 警笛声。 立即掩盖！</text:span>
</text:h>
      <text:p text:style-name="P4">
作者: liveuamap (Language: en)</text:p>
      <text:p text:style-name="P4">
时间: 2023-05-08T21:17:00</text:p>
      <text:p text:style-name="P4">
地点: Kyiv Oblast (Latitude:50.24018000 Longtitude:30.23163000)</text:p>
      <text:p text:style-name="P4">
视频: []</text:p>
      <text:p text:style-name="P4">
图片: []</text:p>
      <text:p text:style-name="P4">
标签: ["Europe", "Central and Eastern Europe"]</text:p>
      <text:p text:style-name="P4">
Id: 22561405</text:p>
      <!--METADATA-->
      <text:p text:style-name="P4">
基辅地区(03:07). Red Alert: aerial threat. Sirens sounding. Take cover now!</text:p>
      <text:p text:style-name="P4">
News Collection Link: <text:a xlink:type="simple" xlink:href="https://liveuamap.com/en/2023/09-may-kyiv-oblast0307-red-alert-aerial-threag" text:style-name="Internet_20_link" text:visited-style-name="Visited_20_Internet_20_Link">
https://liveuamap.com/en/2023/09-may-kyiv-oblast0307-red-alert-aerial-threag</text:a>
</text:p>
      <text:p text:style-name="P4">
News Source: <text:a xlink:type="simple" xlink:href="https://t.me/air_alert_ua/44835" text:style-name="Internet_20_link" text:visited-style-name="Visited_20_Internet_20_Link">
https://t.me/air_alert_ua/44835</text:a>
</text:p>
      <!--NEWS-->
      <text:h text:style-name="P10" text:outline-level="1">
<text:span text:style-name="T4">
Khmelnytska Oblast（03:25）。 红色警报：空中威胁。 警笛声。 立即掩盖！</text:span>
</text:h>
      <text:p text:style-name="P4">
作者: liveuamap (Language: en)</text:p>
      <text:p text:style-name="P4">
时间: 2023-05-08T21:26:00</text:p>
      <text:p text:style-name="P4">
地点: Khmelnytska Oblast (Latitude:49.50000000 Longtitude:27.00000000)</text:p>
      <text:p text:style-name="P4">
视频: []</text:p>
      <text:p text:style-name="P4">
图片: []</text:p>
      <text:p text:style-name="P4">
标签: ["Europe", "Central and Eastern Europe"]</text:p>
      <text:p text:style-name="P4">
Id: 22561406</text:p>
      <!--METADATA-->
      <text:p text:style-name="P4">
Khmelniki地区(03:25). Red Alert: aerial threat. Sirens sounding. Takecover now!</text:p>
      <text:p text:style-name="P4">
News Collection Link: <text:a xlink:type="simple" xlink:href="https://liveuamap.com/en/2023/09-may-khmelnytska-oblast0325-red-alert-aeriag" text:style-name="Internet_20_link" text:visited-style-name="Visited_20_Internet_20_Link">
https://liveuamap.com/en/2023/09-may-khmelnytska-oblast0325-red-alert-aeriag</text:a>
</text:p>
      <text:p text:style-name="P4">
News Source: <text:a xlink:type="simple" xlink:href="https://t.me/air_alert_ua/44836" text:style-name="Internet_20_link" text:visited-style-name="Visited_20_Internet_20_Link">
https://t.me/air_alert_ua/44836</text:a>
</text:p>
      <!--NEWS-->
      <text:h text:style-name="P10" text:outline-level="1">
<text:span text:style-name="T4">
Chernivetska Oblast(03:26). Red Alert: aerial threat. Sirens sounding. Take cover now!</text:span>
</text:h>
      <text:p text:style-name="P4">
作者: liveuamap (Language: en)</text:p>
      <text:p text:style-name="P4">
时间: 2023-05-08T21:28:00</text:p>
      <text:p text:style-name="P4">
地点: Chernivetska Oblast (Latitude:48.25000000 Longtitude:26.00000000)</text:p>
      <text:p text:style-name="P4">
视频: []</text:p>
      <text:p text:style-name="P4">
图片: []</text:p>
      <text:p text:style-name="P4">
标签: ["Europe", "Central and Eastern Europe"]</text:p>
      <text:p text:style-name="P4">
Id: 22561407</text:p>
      <!--METADATA-->
      <text:p text:style-name="P4">
切尔尼维斯地区(03:26). Red Alert: aerial threat. Sirens sounding. Takecover now!</text:p>
      <text:p text:style-name="P4">
News Collection Link: <text:a xlink:type="simple" xlink:href="https://liveuamap.com/en/2023/09-may-chernivetska-oblast0326-red-alert-aerig" text:style-name="Internet_20_link" text:visited-style-name="Visited_20_Internet_20_Link">
https://liveuamap.com/en/2023/09-may-chernivetska-oblast0326-red-alert-aerig</text:a>
</text:p>
      <text:p text:style-name="P4">
News Source: <text:a xlink:type="simple" xlink:href="https://t.me/air_alert_ua/44837" text:style-name="Internet_20_link" text:visited-style-name="Visited_20_Internet_20_Link">
https://t.me/air_alert_ua/44837</text:a>
</text:p>
      <!--NEWS-->
      <text:h text:style-name="P10" text:outline-level="1">
<text:span text:style-name="T4">
利维夫，利维夫地区，特尔诺皮尔，特尔诺皮尔地区，伊万诺 - 弗兰基夫斯克，伊万诺 - 弗兰基维斯克地区，...</text:span>
</text:h>
      <text:p text:style-name="P4">
作者: liveuamap (Language: en)</text:p>
      <text:p text:style-name="P4">
时间: 2023-05-08T21:45:00</text:p>
      <text:p text:style-name="P4">
地点: Lviv (Latitude:49.83826000 Longtitude:24.02324000)</text:p>
      <text:p text:style-name="P4">
视频: []</text:p>
      <text:p text:style-name="P4">
图片: []</text:p>
      <text:p text:style-name="P4">
标签: ["Europe", "Central and Eastern Europe"]</text:p>
      <text:p text:style-name="P4">
Id: 22561408</text:p>
      <!--METADATA-->
      <text:p text:style-name="P4">
利维夫，利维夫地区，特尔诺比尔，特诺皮尔地区，伊万诺 - 弗兰基夫斯克，伊万诺 - 弗兰基夫斯克地区，跨卡道州地区，里凡尼，里凡尼地区，沃恩斯卡亚地区(03:45). Red Alert: aerial threat. Sirens sounding. Take cover now!</text:p>
      <text:p text:style-name="P4">
News Collection Link: <text:a xlink:type="simple" xlink:href="https://liveuamap.com/en/2023/09-may-lviv-lvivska-oblast-ternopil-ternopilsg" text:style-name="Internet_20_link" text:visited-style-name="Visited_20_Internet_20_Link">
https://liveuamap.com/en/2023/09-may-lviv-lvivska-oblast-ternopil-ternopilsg</text:a>
</text:p>
      <text:p text:style-name="P4">
News Source: <text:a xlink:type="simple" xlink:href="https://t.me/air_alert_ua/44843" text:style-name="Internet_20_link" text:visited-style-name="Visited_20_Internet_20_Link">
https://t.me/air_alert_ua/44843</text:a>
</text:p>
      <!--NEWS-->
      <text:h text:style-name="P10" text:outline-level="1">
<text:span text:style-name="T4">
Donetsk Oblast（05:31）。 红色警报：空中威胁。 警笛声。 立即掩盖！</text:span>
</text:h>
      <text:p text:style-name="P4">
作者: liveuamap (Language: en)</text:p>
      <text:p text:style-name="P4">
时间: 2023-05-08T23:33:00</text:p>
      <text:p text:style-name="P4">
地点: Donetsk Oblast (Latitude:48.72802 Longtitude:37.57747)</text:p>
      <text:p text:style-name="P4">
视频: []</text:p>
      <text:p text:style-name="P4">
图片: []</text:p>
      <text:p text:style-name="P4">
标签: ["Europe", "Central and Eastern Europe"]</text:p>
      <text:p text:style-name="P4">
Id: 22561410</text:p>
      <!--METADATA-->
      <text:p text:style-name="P4">
Donetsk Oblast(05:31). Red Alert: aerial threat. Sirens sounding. Take covernow!</text:p>
      <text:p text:style-name="P4">
News Collection Link: <text:a xlink:type="simple" xlink:href="https://liveuamap.com/en/2023/09-may-donetsk-oblast0531-red-alert-aerial-thg" text:style-name="Internet_20_link" text:visited-style-name="Visited_20_Internet_20_Link">
https://liveuamap.com/en/2023/09-may-donetsk-oblast0531-red-alert-aerial-thg</text:a>
</text:p>
      <text:p text:style-name="P4">
News Source: <text:a xlink:type="simple" xlink:href="https://t.me/air_alert_ua/44869" text:style-name="Internet_20_link" text:visited-style-name="Visited_20_Internet_20_Link">
https://t.me/air_alert_ua/44869</text:a>
</text:p>
      <!--NEWS-->
      <text:h text:style-name="P10" text:outline-level="1">
<text:span text:style-name="T4">
“现在有一场灾难，但最糟糕的情况是领先”  - 阿列克谢·丹尼洛夫（Alexey Danilov）关于俄罗斯</text:span>
</text:h>
      <text:p text:style-name="P4">
作者: ['АРМІЯINFORM']</text:p>
      <text:p text:style-name="P4">
时间: 2023-05-08T38:00:00-04:00</text:p>
      <text:p text:style-name="P4">
描述: 国家贝兹佩基（Bezpeki）的秘书，奥莱克斯（Oleksii danylov）的辩护，诺贝德（Nobed），sho osi for osiy ...与乌克兰2022年的战争，与乌克兰的《今日战争》（Todip Today News）战争，今天与乌克兰的《新闻战》（News War）今天与乌克兰2022年进行，乌克兰之间的战争会和俄罗斯，当2022年与乌克兰的战争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4e613a013471eaae1b3aad63a09477f8.jpeg" text:style-name="Internet_20_link" text:visited-style-name="Visited_20_Internet_20_Link">
4e613a013471eaae1b3aad63a09477f8.jpeg</text:a>
']</text:p>
      <text:p text:style-name="P4">
标签: ['ОЛЕКСІЙ ДАНІЛОВ', 'РНБО УКРАЇНИ', 'СЕКРЕТАР РАДИ НАЦІОНАЛЬНОЇ БЕЗПЕКИ І\xa0ОБОРОНИ']</text:p>
      <text:p text:style-name="P4">
类别: News</text:p>
      <!--METADATA-->
      <text:p text:style-name="P4">
<draw:frame draw:style-name="fr1" draw:name="Image2" text:anchor-type="as-char" svg:width="6.9236in" svg:height="4.330592in" draw:z-index="0">
<draw:image xlink:href="../Images/AРМІЯINFORM/2023-05-08T38-00-00-04-00/4e613a013471eaae1b3aad63a09477f8.jpeg" xlink:type="simple" xlink:show="embed" xlink:actuate="onLoad" draw:mime-type="image/jpeg"/>
</draw:frame>
Alexei Danilov</text:p>
      <text:p text:style-name="P4">
国家安全与国防委员会秘书亚历克西·丹尼洛夫(Alexei Danilov)强调，俄罗斯现在有一场灾难，但最糟糕的情况在领先。</text:p>
      <text:p text:style-name="P4">
Alexei Danilov <text:a xlink:type="simple" xlink:href="https://twitter.com/OleksiyDanilov/status/1655127038422925312" text:style-name="Internet_20_link" text:visited-style-name="Visited_20_Internet_20_Link">
写</text:a>
在Twitter中。</text:p>
      <text:p text:style-name="P4">
普京说，“最大的地缘政治灾难”是一个预测，而不是事实。 现在对俄罗斯的灾难正在发生，最糟糕的情况在前面 - 病变，崩溃，法院，赔偿。 一切都将是乌克兰!”， - 帖子写道。</text:p>
      <text:p text:style-name="P4">
News Source: <text:a xlink:type="simple" xlink:href="https://armyinform.com.ua/2023/05/08/zaraz-vidbuvayetsya-katastrofa-ta-najgirshe-poperedu-oleksij-danilov-pro-rosiyu/" text:style-name="Internet_20_link" text:visited-style-name="Visited_20_Internet_20_Link">
https://armyinform.com.ua/2023/05/08/zaraz-vidbuvayetsya-katastrofa-ta-najgirshe-poperedu-oleksij-danilov-pro-rosiyu/</text:a>
</text:p>
      <!--NEWS-->
      <text:h text:style-name="P10" text:outline-level="1">
<text:span text:style-name="T4">
延迟生命综合症 - 卫生部在战争期间向乌克兰人发表了建议</text:span>
</text:h>
      <text:p text:style-name="P4">
作者: ['АРМІЯINFORM']</text:p>
      <text:p text:style-name="P4">
时间: 2023-05-08T39:00:00-04:00</text:p>
      <text:p text:style-name="P4">
描述: 由I Krizovikh Stostyvahahahthyshy搞砸了 -  Night Yakscho Mi tsrah ...与乌克兰2022年的战争，与乌克兰的最新新闻，今天与乌克兰的新闻战争，与乌克兰的新闻战争，今天的最后一次战争，乌克兰和俄罗斯和战争之间的战争将是一场战争他们说，随着2022年，乌克兰将在不久的将来与乌克兰发动战争，他们说，与乌克兰的战争，今天的乌克兰新闻，乌克兰的新闻，乌克兰媒体在俄罗斯的乌克兰新闻</text:p>
      <text:p text:style-name="P4">
图片: ['<text:a xlink:type="simple" xlink:href="https://armyinform.com.ua/wp-content/uploads/2023/05/yanina-omelchenko.jpg" text:style-name="Internet_20_link" text:visited-style-name="Visited_20_Internet_20_Link">
yanina-omelchenko.jpg</text:a>
', '<text:a xlink:type="simple" xlink:href="https://armyinform.com.ua/wp-content/uploads/2023/05/101-150x150.jpg" text:style-name="Internet_20_link" text:visited-style-name="Visited_20_Internet_20_Link">
101-150x150.jpg</text:a>
', '<text:a xlink:type="simple" xlink:href="https://armyinform.com.ua/wp-content/uploads/2023/05/102-150x150.jpg" text:style-name="Internet_20_link" text:visited-style-name="Visited_20_Internet_20_Link">
102-150x150.jpg</text:a>
', '<text:a xlink:type="simple" xlink:href="https://armyinform.com.ua/wp-content/uploads/2023/05/103-150x150.jpg" text:style-name="Internet_20_link" text:visited-style-name="Visited_20_Internet_20_Link">
103-150x150.jpg</text:a>
', '<text:a xlink:type="simple" xlink:href="https://armyinform.com.ua/wp-content/uploads/2023/05/104-150x150.jpg" text:style-name="Internet_20_link" text:visited-style-name="Visited_20_Internet_20_Link">
104-150x150.jpg</text:a>
']</text:p>
      <text:p text:style-name="P4">
标签: ['ІНФОГРАФІКА', 'МІНІСТЕРСТВО ОХОРОНИ ЗДОРОВ’Я УКРАЇНИ', 'ПОРАДИ', 'ПСИХОЛОГІЯ', 'ПТСР']</text:p>
      <text:p text:style-name="P4">
类别: News</text:p>
      <!--METADATA-->
      <text:p text:style-name="P4">
<draw:frame draw:style-name="fr1" draw:name="Image3" text:anchor-type="as-char" svg:width="6.9236in" svg:height="4.598424in" draw:z-index="0">
<draw:image xlink:href="../Images/AРМІЯINFORM/2023-05-08T39-00-00-04-00/yanina-omelchenko.jpg" xlink:type="simple" xlink:show="embed" xlink:actuate="onLoad" draw:mime-type="image/jpeg"/>
</draw:frame>
心理学家Yanina Omelchenko。 照片：Yevgeny Kotenko</text:p>
      <text:p text:style-name="P4">
战争和危机环境的影响每天都会发生 - 即使我们立即注意到。 即使我们远非积极的敌对行动。</text:p>
      <text:p text:style-name="P4">
关于它<text:a xlink:type="simple" xlink:href="https://www.facebook.com/moz.ukr/posts/pfbid0aLVbb1MG7CrnfCuAu2ztoBgBNfByKG5vCwV26Kteba5UdSJiw1LaAyoaN6JG8UfGl" text:style-name="Internet_20_link" text:visited-style-name="Visited_20_Internet_20_Link">
提醒</text:a>
乌克兰卫生部</text:p>
      <text:p text:style-name="P4">
_“乌克兰人现在可能觉得的影响之一是延迟的生命综合症。 当我们似乎在一个预期的时刻暂停生命时。 从我们不能计划计划的事实，甚至是为了预测我们的未来 - 我们会感到烦人，焦虑甚至很大的压力。”</text:p>
      <text:p text:style-name="P4">
关于在乌克兰第一夫人Olena Zelensk发起的All -Ukrainian心理健康计划框架内的延迟生命的综合症，心理学科学的故事情节，咨询心理学和心理学实验室负责人的故事情节心理学。 乌克兰Yanina Omelchenko国家教学科学学院的GS Kostyuk。</text:p>
      <text:p text:style-name="P4">
<text:a xlink:type="simple" xlink:href="https://armyinform.com.ua/wp-content/uploads/2023/05/101.jpg" text:style-name="Internet_20_link" text:visited-style-name="Visited_20_Internet_20_Link">
!(Images/AРМІЯINFORM/2023-05-08T39-00-00-04-00/101-150x150.jpg)</text:a>
</text:p>
      <text:p text:style-name="P4">
<text:a xlink:type="simple" xlink:href="https://armyinform.com.ua/wp-content/uploads/2023/05/102.jpg" text:style-name="Internet_20_link" text:visited-style-name="Visited_20_Internet_20_Link">
<draw:frame draw:style-name="fr1" draw:name="Image4" text:anchor-type="as-char" svg:width="6.9236in" svg:height="6.9236in" draw:z-index="0">
<draw:image xlink:href="../Images/AРМІЯINFORM/2023-05-08T39-00-00-04-00/102-150x150.jpg" xlink:type="simple" xlink:show="embed" xlink:actuate="onLoad" draw:mime-type="image/jpeg"/>
</draw:frame>
</text:a>
</text:p>
      <text:p text:style-name="P4">
<text:a xlink:type="simple" xlink:href="https://armyinform.com.ua/wp-content/uploads/2023/05/103.jpg" text:style-name="Internet_20_link" text:visited-style-name="Visited_20_Internet_20_Link">
<draw:frame draw:style-name="fr1" draw:name="Image5" text:anchor-type="as-char" svg:width="6.9236in" svg:height="6.9236in" draw:z-index="0">
<draw:image xlink:href="../Images/AРМІЯINFORM/2023-05-08T39-00-00-04-00/103-150x150.jpg" xlink:type="simple" xlink:show="embed" xlink:actuate="onLoad" draw:mime-type="image/jpeg"/>
</draw:frame>
</text:a>
</text:p>
      <text:p text:style-name="P4">
<text:a xlink:type="simple" xlink:href="https://armyinform.com.ua/wp-content/uploads/2023/05/104.jpg" text:style-name="Internet_20_link" text:visited-style-name="Visited_20_Internet_20_Link">
<draw:frame draw:style-name="fr1" draw:name="Image6" text:anchor-type="as-char" svg:width="6.9236in" svg:height="6.9236in" draw:z-index="0">
<draw:image xlink:href="../Images/AРМІЯINFORM/2023-05-08T39-00-00-04-00/104-150x150.jpg" xlink:type="simple" xlink:show="embed" xlink:actuate="onLoad" draw:mime-type="image/jpeg"/>
</draw:frame>
</text:a>
</text:p>
      <text:p text:style-name="P4">
News Source: <text:a xlink:type="simple" xlink:href="https://armyinform.com.ua/2023/05/08/syndrom-vidkladenogo-zhyttya-moz-opublikuvalo-porady/" text:style-name="Internet_20_link" text:visited-style-name="Visited_20_Internet_20_Link">
https://armyinform.com.ua/2023/05/08/syndrom-vidkladenogo-zhyttya-moz-opublikuvalo-porady/</text:a>
</text:p>
      <!--NEWS-->
      <text:h text:style-name="P10" text:outline-level="1">
<text:span text:style-name="T4">
慈善绘画和军事奖杯“在生命的边缘”始于克拉科夫</text:span>
</text:h>
      <text:p text:style-name="P4">
作者: ['АРМІЯINFORM']</text:p>
      <text:p text:style-name="P4">
时间: 2023-05-08T40:00:00-04:00</text:p>
      <text:p text:style-name="P4">
描述: Krakowi在Potzi Potzky崇拜仁慈Vistavka tu Auctzion Pid的Potzi Potzky崇拜中进行了10-11次注射...与乌克兰2022年的战争，与乌克兰的最新新闻，《与乌克兰的新闻》，今天与乌克兰2022年的新闻战争，今天将在乌克兰和俄罗斯和俄罗斯之间发生战争，当他们在2022年与乌克兰战争时，是否会在不久的将来与乌克兰进行战争，他们说，今天与乌克兰的战争，今天的乌克兰新闻，乌克兰媒体的乌克兰新闻</text:p>
      <text:p text:style-name="P4">
图片: ['<text:a xlink:type="simple" xlink:href="https://armyinform.com.ua/wp-content/uploads/2023/05/vystavka.jpg" text:style-name="Internet_20_link" text:visited-style-name="Visited_20_Internet_20_Link">
vystavka.jpg</text:a>
']</text:p>
      <text:p text:style-name="P4">
标签: ['БЛАГОДІЙНІСТЬ', 'ВИСТАВКИ', 'ВІЙСЬКОВІ ТРОФЕЇ', 'КАРТИНИ', 'КРАКОВ', 'МИСТЕЦТВО', 'ПОЛЬЩА']</text:p>
      <text:p text:style-name="P4">
类别: News</text:p>
      <!--METADATA-->
      <text:p text:style-name="P4">
<draw:frame draw:style-name="fr1" draw:name="Image7" text:anchor-type="as-char" svg:width="6.9236in" svg:height="3.894525in" draw:z-index="0">
<draw:image xlink:href="../Images/AРМІЯINFORM/2023-05-08T40-00-00-04-00/vystavka.jpg" xlink:type="simple" xlink:show="embed" xlink:actuate="onLoad" draw:mime-type="image/jpeg"/>
</draw:frame>
5月10日至11日，在克拉科夫，将在波托基的波基宫举行慈善展览，称为“生命的边界”。</text:p>
      <text:p text:style-name="P4">
该展览将以乌克兰各地的乌克兰艺术家尤利亚·安吉鲁克·伊维安(Ulia Angeluk Ivian)的奖杯为特色。</text:p>
      <text:p text:style-name="P4">
关于它<text:a xlink:type="simple" xlink:href="https://www.facebook.com/events/907391523890030/" text:style-name="Internet_20_link" text:visited-style-name="Visited_20_Internet_20_Link">
报告</text:a>
正如他们所说，展览的组织者想“今天展示乌克兰人，并筹集资金来支持军队”。</text:p>
      <text:p text:style-name="P4">
根据组织者的说法，该展览以非典型的方式展示了乌克兰活着的乌克兰人的现实，比较了绘画和军事奖杯，艺术与刷子和拥有武器的艺术。</text:p>
      <text:p text:style-name="P4">
展览中，不仅绘画，而且几乎所有的军事都将在玻璃下的大型展览中购买。 其中一些项目是从慈善基金会“到梦”组织的，该项目已经在维基耶夫(Vykiyev)进行了几次展览，尤其是在乌克兰国防部。 在主题展览中，将是：袖子，衣服，头盔，人字形，武器，急救箱，防弹背心，宣传文献。 奖杯将具有QR码。 在他们的帮助下，任何人都可以阅读三种语言的展览故事(波兰语，英语和乌克兰人).</text:p>
      <text:p text:style-name="P4">
Виставка триватиме упродовж двох днів. Першого дня, 10 травня, запланованийзакритий захід за участі представників влади міста, дипкорпусу, фірм,організацій, преси, діячів культури та лідерів думок. Тоді гості матимутьзмогу ознайомитись з виставкою, послухати виступи артистів, зокрема живумузику та взяти участь у благодійному аукціоні.</text:p>
      <text:p text:style-name="P4">
Наступного дня, 11 травня, експозиція буде відкрита з 10:00 по 20:00 для всіхохочих. Цього дня буде вхід за довільний донат. Окрім безпосередньо виставкитакож Юлія Ангелюк планує зробити перфоманс — малювання картини «Оберіг»наживо.</text:p>
      <text:p text:style-name="P4">
Організаторами виставки «На межі життя» є організація Sun for Ukraine іхудожниця Юлія Ангелюк. Захід пройде під патронатом генерального консульстваУкраїни в Кракові, краківського відділу фестивалів (KBF)，乌克兰大使馆的传播媒体中心现代艺术掩体的画廊，慈善基金会“感谢”。</text:p>
      <text:p text:style-name="P4">
News Source: <text:a xlink:type="simple" xlink:href="https://armyinform.com.ua/2023/05/08/blagodijna-vystavka-na-mezhi-zhyttya/" text:style-name="Internet_20_link" text:visited-style-name="Visited_20_Internet_20_Link">
https://armyinform.com.ua/2023/05/08/blagodijna-vystavka-na-mezhi-zhyttya/</text:a>
</text:p>
      <!--NEWS-->
      <text:h text:style-name="P10" text:outline-level="1">
<text:span text:style-name="T4">
可以在欧盟成员国检查乌克兰的电子签名和数字文件密封</text:span>
</text:h>
      <text:p text:style-name="P4">
作者: ['АРМІЯINFORM']</text:p>
      <text:p text:style-name="P4">
时间: 2023-05-08T41:00:00-04:00</text:p>
      <text:p text:style-name="P4">
描述: єvropeiska komissiya出版了雅各的佩里桑派山（Peresan Peresan），已列为TC ADES Lotl。 Vin ...与乌克兰2022年的战争，与乌克兰的最新新闻战争，与乌克兰的新闻战争，2022年的最后一场战争，今天将在乌克兰和俄罗斯之间发生战争，当2022年与乌克兰的战争将是他们说，在不久的将来与乌克兰发动了战争</text:p>
      <text:p text:style-name="P4">
图片: ['<text:a xlink:type="simple" xlink:href="https://armyinform.com.ua/wp-content/uploads/2023/05/ukrayina-yes.jpg" text:style-name="Internet_20_link" text:visited-style-name="Visited_20_Internet_20_Link">
ukrayina-yes.jpg</text:a>
']</text:p>
      <text:p text:style-name="P4">
标签: ['МІНІСТЕРСТВА ЦИФРОВОЇ ТРАНСФОРМАЦІЇ УКРАЇНИ']</text:p>
      <text:p text:style-name="P4">
类别: News</text:p>
      <!--METADATA-->
      <text:p text:style-name="P4">
<draw:frame draw:style-name="fr1" draw:name="Image8" text:anchor-type="as-char" svg:width="6.9236in" svg:height="4.15416in" draw:z-index="0">
<draw:image xlink:href="../Images/AРМІЯINFORM/2023-05-08T41-00-00-04-00/ukrayina-yes.jpg" xlink:type="simple" xlink:show="embed" xlink:actuate="onLoad" draw:mime-type="image/jpeg"/>
</draw:frame>
欧洲委员会<text:a xlink:type="simple" xlink:href="https://eidas.ec.europa.eu/efda/tl-browser/#/screen/tc-tl" text:style-name="Internet_20_link" text:visited-style-name="Visited_20_Internet_20_Link">
出版</text:a>
TC ADES Lotl列表中包含的国家列表。 他将提供有关欧盟非会员的电子签名和密封的信息，这使他们可以在欧盟国家进行检查。 乌克兰已成为第一个进入此名单的国家。</text:p>
      <text:p text:style-name="P4">
这在[消息]中说明了(https://thedigital.gov.ua/news/vazhliviy-krok-do-tsifrovogo-bezvizu-ukrainski-elektronni-pidpisi-ta-pechatki-na-tsifrovikh-dokumentakh-mozhut-pereviryati-v-derzhavakh-chlenakh-es)乌克兰数字化转型部。</text:p>
      <text:p text:style-name="P4">
“数字文档上的乌克兰电子签名和密封件将能够在欧盟基础设施的帮助下核对。 这为欧盟和乌克兰业务中的乌克兰难民提供了希望使用合同和其他文件的电子形式的机会。 欧洲国家现在将接受欧盟签署的电子报表和文件。</text:p>
      <text:p text:style-name="P4">
使用TC ADES Lotl，欧盟国家 /地区的软件可以检查数字文档上的签名和密封并确认其现实。 通过成功验证，用户将持有消息“ ADE”或“ ADES密封”。 据信，这种电子签名具有法律武力，并满足长期电子签名或密封的要求。”国防部报告说。</text:p>
      <text:p text:style-name="P4">
数字化转型部指出，这是对合格信托服务长期认可的重要一步，这将在国际协议实现之后。 前一天，欧洲委员会对乌克兰电子签名的法律和技术组成部分进行了技术评估，并确认乌克兰基础设施符合所有欧盟要求，以便成为欧盟信托列表的一部分。</text:p>
      <text:p text:style-name="P4">
欧盟委员会还承认[行动。(https://thedigital.gov.ua/news/vazhliviy-krok-do-tsifrovogo-bezvizu-doluchaytesya-do-beta-testu-diyapidpisu-yakiy-vidpovidae-vimogam-es)欧盟EIDAS法规及其可以签署在乌克兰和欧盟国家有效的文件或合同。</text:p>
      <text:p text:style-name="P4">
就其而言，乌克兰已经认识到欧盟的合格信任。 欧盟公民将其在乌克兰的电子签名或印章的国家资格或在与乌克兰的公司保持业务期间。</text:p>
      <text:p text:style-name="P4">
News Source: <text:a xlink:type="simple" xlink:href="https://armyinform.com.ua/2023/05/08/ukrayinski-elektronni-pidpysy-ta-pechatky-na-czyfrovyh-dokumentah-mozhut-pereviryaty-v-derzhavah-chlenah-yes/" text:style-name="Internet_20_link" text:visited-style-name="Visited_20_Internet_20_Link">
https://armyinform.com.ua/2023/05/08/ukrayinski-elektronni-pidpysy-ta-pechatky-na-czyfrovyh-dokumentah-mozhut-pereviryaty-v-derzhavah-chlenah-yes/</text:a>
</text:p>
      <!--NEWS-->
      <text:h text:style-name="P10" text:outline-level="1">
<text:span text:style-name="T4">
我们将开始反对意见。 当发生这种情况时，俄罗斯将陷入恐慌-Vladimir Gavrilov</text:span>
</text:h>
      <text:p text:style-name="P4">
作者: ['АРМІЯINFORM']</text:p>
      <text:p text:style-name="P4">
时间: 2023-05-08T42:00:00-04:00</text:p>
      <text:p text:style-name="P4">
描述: 如果对乌克兰人的辩护捍卫了反对行动，Rosiyan在Rosiyan方面非常出色...与乌克兰2022年的战争，与乌克兰的战争是今天的最新消息，今天是与乌克兰的新闻战争，与乌克兰的2022年最后一场战争，今天会有一场战争，会有一场战争他们说，在乌克兰和俄罗斯之间，乌克兰在2022年与乌克兰进行战争，他们会在不久的将来与乌克兰发生战争，他们说，与乌克兰的战争，今天的乌克兰新闻，乌克兰的新闻，乌克兰的乌克兰媒体新闻</text:p>
      <text:p text:style-name="P4">
图片: ['<text:a xlink:type="simple" xlink:href="https://armyinform.com.ua/wp-content/uploads/2023/05/fs2a6396-scaled.jpg" text:style-name="Internet_20_link" text:visited-style-name="Visited_20_Internet_20_Link">
fs2a6396-scaled.jpg</text:a>
']</text:p>
      <text:p text:style-name="P4">
标签: ['ВОЛОДИМИР ГАВРИЛОВ', 'ЗАСТУПНИК МІНІСТРА ОБОРОНИ УКРАЇНИ', 'ІНТЕРВ’Ю', 'КОНТРНАСТУП']</text:p>
      <text:p text:style-name="P4">
类别: News</text:p>
      <!--METADATA-->
      <text:p text:style-name="P4">
<draw:frame draw:style-name="fr1" draw:name="Image9" text:anchor-type="as-char" svg:width="6.9236in" svg:height="4.614606in" draw:z-index="0">
<draw:image xlink:href="../Images/AРМІЯINFORM/2023-05-08T42-00-00-04-00/fs2a6396-scaled.jpg" xlink:type="simple" xlink:show="embed" xlink:actuate="onLoad" draw:mime-type="image/jpeg"/>
</draw:frame>
乌克兰国防部副部长Volodymyr Gavrilov</text:p>
      <text:p text:style-name="P4">
<text:span text:style-name="T4">
当乌克兰的国防军开始进行反对行动时，由于宣传对现实的错误看法，俄罗斯人将出现大恐慌。</text:span>
</text:p>
      <text:p text:style-name="P4">
这是由乌克兰国防部副部长Volodymyr Gavrilov在[访谈]中指出的。(https://www.independent.co.uk/news/world/europe/ukraine-war-counterattack-russia-putin-bakhmut-b2332396.html)独立。</text:p>
      <text:p text:style-name="P4">
“我们将开始反击。 何时何地 - 现在没关系。 当Cestant时，俄罗斯会恐慌，您会看到很多恐慌。 他们仍然不清楚他们的宣传显示了地面上释放的内容的错误情况。 这场战争是在土地上赢得的，而不是在屏幕上，而不是在互联网上赢得。”国防部长说。</text:p>
      <text:p text:style-name="P4">
Volodymyr Gavrilov补充说，克里姆林宫隐藏了乌克兰俄罗斯损失的真实规模，但是当乌克兰易于赢得领土时，它将不再能够这样做，而这些损失将增加。</text:p>
      <text:p text:style-name="P4">
“您无法欺骗您的人民多年……特别是如果他们确实看到地面上的差异，他们开始看到被杀害和受伤，他们看到失去了自己的男人，房屋的家庭。 您无法获得儿子，丈夫或兄弟的死亡。</text:p>
      <text:p text:style-name="P4">
他还表示，如果可能在一个月或下个月，全世界会看到一些有助于俄罗斯战略，其部队或经济的立即演习的东西，他不会感到惊讶。</text:p>
      <text:p text:style-name="P4">
“巴赫穆特不仅在乌克兰向我们展示了一个敌人，在这场战争中为俄罗斯做一个军事决定，更糟糕的是，在这场战争结束时，俄罗斯正在等待一场军事灾难，我们很快就会看到它， “  - 乌克兰国防部长的副总理。</text:p>
      <text:p text:style-name="P4">
News Source: <text:a xlink:type="simple" xlink:href="https://armyinform.com.ua/2023/05/08/my-pochnemo-nash-kontrnastup-volodymyr-gavrylov/" text:style-name="Internet_20_link" text:visited-style-name="Visited_20_Internet_20_Link">
https://armyinform.com.ua/2023/05/08/my-pochnemo-nash-kontrnastup-volodymyr-gavrylov/</text:a>
</text:p>
      <!--NEWS-->
      <text:h text:style-name="P10" text:outline-level="1">
<text:span text:style-name="T4">
马拉松比赛“牢不可破的布塔：乌克兰心脏都在基辅地区举行</text:span>
</text:h>
      <text:p text:style-name="P4">
作者: ['АРМІЯINFORM']</text:p>
      <text:p text:style-name="P4">
时间: 2023-05-08T43:00:00-04:00</text:p>
      <text:p text:style-name="P4">
描述: Bucha的Sports Bucha表明了马拉松比赛的实力：“非Zalam是Bucha：W ...与乌克兰2022年的战争，与乌克兰与乌克兰的最新新闻，今天与乌克兰2022年的新闻战争，今天，乌克兰之间会发生战争和俄罗斯以及2022年的战争，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5/bucha-golovna.jpg" text:style-name="Internet_20_link" text:visited-style-name="Visited_20_Internet_20_Link">
bucha-golovna.jpg</text:a>
', '<text:a xlink:type="simple" xlink:href="https://armyinform.com.ua/wp-content/uploads/2023/05/200-150x150.jpg" text:style-name="Internet_20_link" text:visited-style-name="Visited_20_Internet_20_Link">
200-150x150.jpg</text:a>
', '<text:a xlink:type="simple" xlink:href="https://armyinform.com.ua/wp-content/uploads/2023/05/199-150x150.jpg" text:style-name="Internet_20_link" text:visited-style-name="Visited_20_Internet_20_Link">
199-150x150.jpg</text:a>
', '<text:a xlink:type="simple" xlink:href="https://armyinform.com.ua/wp-content/uploads/2023/05/201-150x150.jpg" text:style-name="Internet_20_link" text:visited-style-name="Visited_20_Internet_20_Link">
201-150x150.jpg</text:a>
', '<text:a xlink:type="simple" xlink:href="https://armyinform.com.ua/wp-content/uploads/2023/05/202-150x150.jpg" text:style-name="Internet_20_link" text:visited-style-name="Visited_20_Internet_20_Link">
202-150x150.jpg</text:a>
', '<text:a xlink:type="simple" xlink:href="https://armyinform.com.ua/wp-content/uploads/2023/05/203-150x150.jpg" text:style-name="Internet_20_link" text:visited-style-name="Visited_20_Internet_20_Link">
203-150x150.jpg</text:a>
']</text:p>
      <text:p text:style-name="P4">
标签: ['БУЧА', 'КИЇВЩИНА', 'МАРАФОН', 'МІСТО-ГЕРОЙ', 'СПОРТСМЕНИ']</text:p>
      <text:p text:style-name="P4">
类别: News</text:p>
      <!--METADATA-->
      <text:p text:style-name="P4">
<draw:frame draw:style-name="fr1" draw:name="Image10" text:anchor-type="as-char" svg:width="6.9236in" svg:height="4.613823in" draw:z-index="0">
<draw:image xlink:href="../Images/AРМІЯINFORM/2023-05-08T43-00-00-04-00/bucha-golovna.jpg" xlink:type="simple" xlink:show="embed" xlink:actuate="onLoad" draw:mime-type="image/jpeg"/>
</draw:frame>
照片：Anatolii Fedoryuk- buccha / facebook.com的市长</text:p>
      <text:p text:style-name="P4">
体育布哈(Bucha)展示了她对马拉松比赛的力量和耐力，“牢不可破的布恰：乌克兰心中”。 这是自社区发布以来最大的体育赛事。</text:p>
      <text:p text:style-name="P4">
关于它<text:a xlink:type="simple" xlink:href="https://www.facebook.com/buchagolova/posts/pfbid0RE2UCJBqjH2YWRVY43rcB8AiyNyVVqWHhsLNfey9yAwJQGWGsUZK6AcJ4k9QfFXyl" text:style-name="Internet_20_link" text:visited-style-name="Visited_20_Internet_20_Link">
报告</text:a>
阿纳托利·费多鲁克市长。</text:p>
      <text:p text:style-name="P4">
比赛始于布坎城市公园，并聚集了来自乌克兰各地的750名参与者，他们以5和10公里的速度以及5公里的斯堪的纳维亚球场参加比赛。</text:p>
      <text:p text:style-name="P4">
<text:a xlink:type="simple" xlink:href="https://armyinform.com.ua/wp-content/uploads/2023/05/200.jpg" text:style-name="Internet_20_link" text:visited-style-name="Visited_20_Internet_20_Link">
!(Images/AРМІЯINFORM/2023-05-08T43-00-00-04-00/200-150x150.jpg)</text:a>
</text:p>
      <text:p text:style-name="P4">
<text:a xlink:type="simple" xlink:href="https://armyinform.com.ua/wp-content/uploads/2023/05/199.jpg" text:style-name="Internet_20_link" text:visited-style-name="Visited_20_Internet_20_Link">
<draw:frame draw:style-name="fr1" draw:name="Image11" text:anchor-type="as-char" svg:width="6.9236in" svg:height="6.9236in" draw:z-index="0">
<draw:image xlink:href="../Images/AРМІЯINFORM/2023-05-08T43-00-00-04-00/199-150x150.jpg" xlink:type="simple" xlink:show="embed" xlink:actuate="onLoad" draw:mime-type="image/jpeg"/>
</draw:frame>
</text:a>
</text:p>
      <text:p text:style-name="P4">
<text:a xlink:type="simple" xlink:href="https://armyinform.com.ua/wp-content/uploads/2023/05/201.jpg" text:style-name="Internet_20_link" text:visited-style-name="Visited_20_Internet_20_Link">
<draw:frame draw:style-name="fr1" draw:name="Image12" text:anchor-type="as-char" svg:width="6.9236in" svg:height="6.9236in" draw:z-index="0">
<draw:image xlink:href="../Images/AРМІЯINFORM/2023-05-08T43-00-00-04-00/201-150x150.jpg" xlink:type="simple" xlink:show="embed" xlink:actuate="onLoad" draw:mime-type="image/jpeg"/>
</draw:frame>
</text:a>
</text:p>
      <text:p text:style-name="P4">
<text:a xlink:type="simple" xlink:href="https://armyinform.com.ua/wp-content/uploads/2023/05/202.jpg" text:style-name="Internet_20_link" text:visited-style-name="Visited_20_Internet_20_Link">
<draw:frame draw:style-name="fr1" draw:name="Image13" text:anchor-type="as-char" svg:width="6.9236in" svg:height="6.9236in" draw:z-index="0">
<draw:image xlink:href="../Images/AРМІЯINFORM/2023-05-08T43-00-00-04-00/202-150x150.jpg" xlink:type="simple" xlink:show="embed" xlink:actuate="onLoad" draw:mime-type="image/jpeg"/>
</draw:frame>
</text:a>
</text:p>
      <text:p text:style-name="P4">
<text:a xlink:type="simple" xlink:href="https://armyinform.com.ua/wp-content/uploads/2023/05/203.jpg" text:style-name="Internet_20_link" text:visited-style-name="Visited_20_Internet_20_Link">
<draw:frame draw:style-name="fr1" draw:name="Image14" text:anchor-type="as-char" svg:width="6.9236in" svg:height="6.9236in" draw:z-index="0">
<draw:image xlink:href="../Images/AРМІЯINFORM/2023-05-08T43-00-00-04-00/203-150x150.jpg" xlink:type="simple" xlink:show="embed" xlink:actuate="onLoad" draw:mime-type="image/jpeg"/>
</draw:frame>
</text:a>
“这场马拉松比赛不仅是一场体育比赛，而且是该市复兴的象征。 感谢参与者和参加活动的每个人。 我们为我们的社区及其成就感到自豪!”  - 阿纳托利·费多鲁克(Anatoly Fedoruk)说。</text:p>
      <text:p text:style-name="P4">
News Source: <text:a xlink:type="simple" xlink:href="https://armyinform.com.ua/2023/05/08/na-kyyivshhyni-vidbuvsya-marafon-nezlamna-bucha-z-ukrayinoyu-v-serczi/" text:style-name="Internet_20_link" text:visited-style-name="Visited_20_Internet_20_Link">
https://armyinform.com.ua/2023/05/08/na-kyyivshhyni-vidbuvsya-marafon-nezlamna-bucha-z-ukrayinoyu-v-serczi/</text:a>
</text:p>
      <!--NEWS-->
      <text:h text:style-name="P10" text:outline-level="1">
<text:span text:style-name="T4">
俄罗斯囚禁协调总部有数百名女军人</text:span>
</text:h>
      <text:p text:style-name="P4">
作者: ['АРМІЯINFORM']</text:p>
      <text:p text:style-name="P4">
时间: 2023-05-08T44:00:00-04:00</text:p>
      <text:p text:style-name="P4">
描述: 关于Pid Hour Briffin，Pivanni的协调总部的代表消失了...与乌克兰2022年的战争，与乌克兰的战争是今天的最新消息，即与乌克兰2022年的新闻战争，这是今天的最后一场新闻成为乌克兰与俄罗斯之间的战争，以及何时与乌克兰的战争将是一场战争，无论是否将在不久的将来与乌克兰进行战争，今天与乌克兰的战争，今天的乌克兰新闻，乌克兰新闻，乌克兰媒体在俄罗斯的乌克兰新闻将在俄罗斯</text:p>
      <text:p text:style-name="P4">
图片: ['<text:a xlink:type="simple" xlink:href="https://armyinform.com.ua/wp-content/uploads/2023/05/3-28.jpg" text:style-name="Internet_20_link" text:visited-style-name="Visited_20_Internet_20_Link">
3-28.jpg</text:a>
']</text:p>
      <text:p text:style-name="P4">
标签: ['STOPRUSSIA', 'АГРЕСІЯ РФ', 'ВІЙСЬКОВОПОЛОНЕНІ', 'ВТОРГНЕННЯ РФ', 'ЖІНКИ-ВІЙСЬКОВОСЛУЖБОВЦІ', 'КООРДИНАЦІЙНИЙ ШТАБ З ПИТАНЬ ПОВОДЖЕННЯ З ВІЙСЬКОВОПОЛОНЕНИМИ']</text:p>
      <text:p text:style-name="P4">
类别: News</text:p>
      <!--METADATA-->
      <text:p text:style-name="P4">
<draw:frame draw:style-name="fr1" draw:name="Image15" text:anchor-type="as-char" svg:width="6.9236in" svg:height="4.615733in" draw:z-index="0">
<draw:image xlink:href="../Images/AРМІЯINFORM/2023-05-08T44-00-00-04-00/3-28.jpg" xlink:type="simple" xlink:show="embed" xlink:actuate="onLoad" draw:mime-type="image/jpeg"/>
</draw:frame>
照片：尤金，陆军</text:p>
      <text:p text:style-name="P4">
关于<text:a xlink:type="simple" xlink:href="https://armyinform.com.ua/2023/05/06/u-koordynaczijnomu-shtabi-predstavyly-blagodijnu-inicziatyvu-malenki-serczya-micznishi-za-stal/" text:style-name="Internet_20_link" text:visited-style-name="Visited_20_Internet_20_Link">
简报</text:a>
Bogdan Okhrimenko和Victoria Tsymbalyuk报告了协调​​总部的代表在维护总部管理方面。</text:p>
      <text:p text:style-name="P4">
博格丹·奥克里蒙科(Bogdan Okhrimenko)说：“敌对的凯旋骑兵中有数百名乌克兰女性军事女性。</text:p>
      <text:p text:style-name="P4">
反过来，维多利亚·蒂西米克(Victoria Tsymbalyuk)补充说，乌克兰就遵守《日内瓦公约》的态度，该公约规定了女性军事妇女的囚禁，也要求俄罗斯联邦。</text:p>
      <text:p text:style-name="P4">
乌克兰遵守《日内瓦公约》。 被捕的俄罗斯军事妇女被遣返。 我们还要求俄罗斯页面：返回妇女，没有条件和交流，”她说。</text:p>
      <text:p text:style-name="P4">
根据协调总部的代表，与女子军事女性不同，俄罗斯联邦中的乌克兰平民妇女的确切人数尚不清楚。 同时，当局正在努力找出并调和他们回家。 超过300名乌克兰儿童被认为是协调总部的中级结果。</text:p>
      <text:p text:style-name="P4">
News Source: <text:a xlink:type="simple" xlink:href="https://armyinform.com.ua/2023/05/08/dekilka-soten-zhinok-vijskovyh-koordynaczijnyj-shtab/" text:style-name="Internet_20_link" text:visited-style-name="Visited_20_Internet_20_Link">
https://armyinform.com.ua/2023/05/08/dekilka-soten-zhinok-vijskovyh-koordynaczijnyj-shtab/</text:a>
</text:p>
      <!--NEWS-->
      <text:h text:style-name="P10" text:outline-level="1">
<text:span text:style-name="T4">
白天我们的飞机对敌人击中了八次打击</text:span>
</text:h>
      <text:p text:style-name="P4">
作者: ['АРМІЯINFORM']</text:p>
      <text:p text:style-name="P4">
时间: 2023-05-08T45:00:00-04:00</text:p>
      <text:p text:style-name="P4">
描述: Avisaats的Yya国防部队过去的Doba在Zserdzhennya地区遭受了8次击中...尤其是...与乌克兰2022年的战争，与乌克兰的最新新闻，今天与乌克兰2022年的新闻战争，今天，乌克兰和俄罗斯之间的战争会发生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2/avicziya_udar-e1680493056934.jpg" text:style-name="Internet_20_link" text:visited-style-name="Visited_20_Internet_20_Link">
avicziya_udar-e1680493056934.jpg</text:a>
']</text:p>
      <text:p text:style-name="P4">
标签: ['STOPRUSSIA', 'АГРЕСІЯ РФ', 'ВІЙНА', 'ВТОРГНЕННЯ РФ', 'ОПЕРАТИВНА ІНФОРМАЦІЯ', 'ХРОНІКА ОБОРОНИ']</text:p>
      <text:p text:style-name="P4">
类别: News</text:p>
      <!--METADATA-->
      <text:p text:style-name="P4">
<draw:frame draw:style-name="fr1" draw:name="Image16" text:anchor-type="as-char" svg:width="6.9236in" svg:height="4.658699in" draw:z-index="0">
<draw:image xlink:href="../Images/AРМІЯINFORM/2023-05-08T45-00-00-04-00/avicziya_udar-e1680493056934.jpg" xlink:type="simple" xlink:show="embed" xlink:actuate="onLoad" draw:mime-type="image/jpeg"/>
</draw:frame>
说明性照片<text:span text:style-name="T4">
🔥俄罗斯入侵的情况</text:span>
</text:p>
      <text:p text:style-name="P4">
在过去的24小时内，防御力量在敌人的个人人员和军事设备的集中领域袭击了8杆，并对敌对的射击导弹综合大楼造成了打击。</text:p>
      <text:p text:style-name="P4">
关于这个<text:a xlink:type="simple" xlink:href="https://www.facebook.com/GeneralStaff.ua/posts/pfbid02xN9BYo6Tg37idsWr7TVeUCeQNVeME6scYxiCTKCQY2yDZRWftX8VzmiLTBLneUjsl" text:style-name="Internet_20_link" text:visited-style-name="Visited_20_Internet_20_Link">
被引用</text:a>
在乌克兰武装部队总参谋部的运营信息中。</text:p>
      <text:p text:style-name="P4">
消息写道：“此外，我们的后卫摧毁了2次冲击和6个敌人侦察无人机。”</text:p>
      <text:p text:style-name="P4">
乌克兰武装部队的总人员指出，关于失去敌人的信息一直保持一致。</text:p>
      <text:p text:style-name="P4">
News Source: <text:a xlink:type="simple" xlink:href="https://armyinform.com.ua/2023/05/08/nasha-aviacziya-protyagom-doby-zavdala-visim-udariv-po-vorogu-2/" text:style-name="Internet_20_link" text:visited-style-name="Visited_20_Internet_20_Link">
https://armyinform.com.ua/2023/05/08/nasha-aviacziya-protyagom-doby-zavdala-visim-udariv-po-vorogu-2/</text:a>
</text:p>
      <!--NEWS-->
      <text:h text:style-name="P10" text:outline-level="1">
<text:span text:style-name="T4">
部门</text:span>
</text:h>
      <text:p text:style-name="P4">
作者: ['АРМІЯINFORM']</text:p>
      <text:p text:style-name="P4">
时间: 2023-05-08T46:00:00-04:00</text:p>
      <text:p text:style-name="P4">
描述: 关于乌克兰兹布鲁尼部队的运营信息总参谋长。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2/09/raketni-vijska-ta-artyleriya-nazemnyh-ugrupovan-vijsk.jpg" text:style-name="Internet_20_link" text:visited-style-name="Visited_20_Internet_20_Link">
raketni-vijska-ta-artyleriya-nazemnyh-ugrupovan-vijsk.jpg</text:a>
']</text:p>
      <text:p text:style-name="P4">
标签: ['STOPRUSSIA', 'АГРЕСІЯ РФ', 'ВІЙНА', 'ВТОРГНЕННЯ РФ', 'ОПЕРАТИВНА ІНФОРМАЦІЯ']</text:p>
      <text:p text:style-name="P4">
类别: News</text:p>
      <!--METADATA-->
      <text:p text:style-name="P4">
<draw:frame draw:style-name="fr1" draw:name="Image17" text:anchor-type="as-char" svg:width="6.9236in" svg:height="3.80798in" draw:z-index="0">
<draw:image xlink:href="../Images/AРМІЯINFORM/2023-05-08T46-00-00-04-00/raketni-vijska-ta-artyleriya-nazemnyh-ugrupovan-vijsk.jpg" xlink:type="simple" xlink:show="embed" xlink:actuate="onLoad" draw:mime-type="image/jpeg"/>
</draw:frame>
说明性照片<text:span text:style-name="T4">
🔥俄罗斯入侵的情况</text:span>
</text:p>
      <text:p text:style-name="P4">
关于这个<text:a xlink:type="simple" xlink:href="https://www.facebook.com/GeneralStaff.ua/posts/pfbid02xN9BYo6Tg37idsWr7TVeUCeQNVeME6scYxiCTKCQY2yDZRWftX8VzmiLTBLneUjsl" text:style-name="Internet_20_link" text:visited-style-name="Visited_20_Internet_20_Link">
被引用</text:a>
在乌克兰武装部队总参谋部的运营信息中。</text:p>
      <text:p text:style-name="P4">
声明说：“导弹部队和炮兵部队击中了2个管理要点，2个武装机构和军事装备以及3个敌人的物资。”</text:p>
      <text:p text:style-name="P4">
News Source: <text:a xlink:type="simple" xlink:href="https://armyinform.com.ua/2023/05/08/pidrozdily-raketnyh-vijsk-i-artyleriyi-syl-oborony-urazyly-dva-punkty-upravlinnya/" text:style-name="Internet_20_link" text:visited-style-name="Visited_20_Internet_20_Link">
https://armyinform.com.ua/2023/05/08/pidrozdily-raketnyh-vijsk-i-artyleriyi-syl-oborony-urazyly-dva-punkty-upravlinnya/</text:a>
</text:p>
      <!--NEWS-->
      <text:h text:style-name="P10" text:outline-level="1">
<text:span text:style-name="T4">
入侵者进行了临时占领的托克马克居民的“疏散”</text:span>
</text:h>
      <text:p text:style-name="P4">
作者: ['АРМІЯINFORM']</text:p>
      <text:p text:style-name="P4">
时间: 2023-05-08T47:00:00-04:00</text:p>
      <text:p text:style-name="P4">
描述: 关于乌克兰兹布鲁尼部队的运营信息总参谋长。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3/okupanty-strilby.jpg" text:style-name="Internet_20_link" text:visited-style-name="Visited_20_Internet_20_Link">
okupanty-strilby.jpg</text:a>
']</text:p>
      <text:p text:style-name="P4">
标签: ['STOPRUSSIA', 'АГРЕСІЯ РФ', 'ВІЙНА', 'ВТОРГНЕННЯ РФ', 'ГЕНЕРАЛЬНИЙ ШТАБ ЗС УКРАЇНИ', 'ОПЕРАТИВНА ІНФОРМАЦІЯ']</text:p>
      <text:p text:style-name="P4">
类别: News</text:p>
      <!--METADATA-->
      <text:p text:style-name="P4">
<draw:frame draw:style-name="fr1" draw:name="Image18" text:anchor-type="as-char" svg:width="6.9236in" svg:height="4.33302in" draw:z-index="0">
<draw:image xlink:href="../Images/AРМІЯINFORM/2023-05-08T47-00-00-04-00/okupanty-strilby.jpg" xlink:type="simple" xlink:show="embed" xlink:actuate="onLoad" draw:mime-type="image/jpeg"/>
</draw:frame>
说明性照片<text:span text:style-name="T4">
🔥俄罗斯入侵的情况</text:span>
</text:p>
      <text:p text:style-name="P4">
关于这个<text:a xlink:type="simple" xlink:href="https://www.facebook.com/GeneralStaff.ua/posts/pfbid02xN9BYo6Tg37idsWr7TVeUCeQNVeME6scYxiCTKCQY2yDZRWftX8VzmiLTBLneUjsl" text:style-name="Internet_20_link" text:visited-style-name="Visited_20_Internet_20_Link">
被引用</text:a>
在乌克兰武装部队总参谋部的运营信息中。</text:p>
      <text:p text:style-name="P4">
“俄罗斯入侵者在图片定居的方向上暂时从Zaporizhhya地区暂时对应的Zaporizhhya地区的tokmak进行了如此的撤离。 SO被称呼的本地“权力”的代表，合作者，儿童，教师和教育工作者都受到此程序的约束。 同时，如果拒绝撤离“孩子”，孩子的父母将威胁要招募学年。</text:p>
      <text:p text:style-name="P4">
加油站有燃料队列，所有驾驶员都被告知没有计划新的燃料妻子。</text:p>
      <text:p text:style-name="P4">
总人员报告指出，在Veszlesaposhi地区的定居点中，敌人的地方警察局关闭了，不起作用。在前夕，观察到该机构的文件的破坏。</text:p>
      <text:p text:style-name="P4">
News Source: <text:a xlink:type="simple" xlink:href="https://armyinform.com.ua/2023/05/08/okupanty-provodyat-evakuacziyu-meshkancziv-tymchasovo-okupovanogo-tokmaka/" text:style-name="Internet_20_link" text:visited-style-name="Visited_20_Internet_20_Link">
https://armyinform.com.ua/2023/05/08/okupanty-provodyat-evakuacziyu-meshkancziv-tymchasovo-okupovanogo-tokmaka/</text:a>
</text:p>
      <!--NEWS-->
      <text:h text:style-name="P10" text:outline-level="1">
<text:span text:style-name="T4">
消除了敌人的所有“国际象棋”：总参谋部讲述了俄罗斯火箭和航空罢工的后果</text:span>
</text:h>
      <text:p text:style-name="P4">
作者: ['АРМІЯINFORM']</text:p>
      <text:p text:style-name="P4">
时间: 2023-05-08T48:00:00-04:00</text:p>
      <text:p text:style-name="P4">
描述: 在第八届旅行者Vorog Znova的NICH袭击了乌克兰的Thefter，该乌克兰人堆叠了乌克兰的伊斯兰国...与乌克兰2022年的战争，与乌克兰的最新新闻，《与乌克兰2022年的新闻战》，今天上次与乌克兰的新闻战争，乌克兰和俄罗斯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zelenskyj-shahed.jpg" text:style-name="Internet_20_link" text:visited-style-name="Visited_20_Internet_20_Link">
zelenskyj-shahed.jpg</text:a>
']</text:p>
      <text:p text:style-name="P4">
标签: ['SHAHED', 'STOPRUSSIA', 'АГРЕСІЯ РФ', 'ВТОРГНЕННЯ РФ', 'ГШ ЗСУ', 'ОПЕРАТИВНА ІНФОРМАЦІЯ', 'РАКЕТНІ УДАРИ', 'РАНКОВЕ ЗВЕДЕННЯ']</text:p>
      <text:p text:style-name="P4">
类别: News</text:p>
      <!--METADATA-->
      <text:p text:style-name="P4">
<draw:frame draw:style-name="fr1" draw:name="Image19" text:anchor-type="as-char" svg:width="6.9236in" svg:height="4.617948in" draw:z-index="0">
<draw:image xlink:href="../Images/AРМІЯINFORM/2023-05-08T48-00-00-04-00/zelenskyj-shahed.jpg" xlink:type="simple" xlink:show="embed" xlink:actuate="onLoad" draw:mime-type="image/jpeg"/>
</draw:frame>
乌克兰沃迪米尔·泽伦斯基(Ukraine Volodymyr Zelensky)总裁以及鞭打的无人机卡米卡德兹(Kamikadze)，2022年10月底。 照片：总统.gov.ua <text:span text:style-name="T4">
🔥俄罗斯完成的情况</text:span>
</text:p>
      <text:p text:style-name="P4">
<text:span text:style-name="T4">
在5月8日晚上，敌人再次袭击了乌克兰的领土，使用了Shirah Shock Shahd -Shahd -35架35个无人机被我们的保护者摧毁。</text:span>
 <text:span text:style-name="T4">
 </text:span>
</text:p>
      <text:p text:style-name="P4">
关于它<text:a xlink:type="simple" xlink:href="https://www.facebook.com/GeneralStaff.ua/posts/pfbid02xN9BYo6Tg37idsWr7TVeUCeQNVeME6scYxiCTKCQY2yDZRWftX8VzmiLTBLneUjsl" text:style-name="Internet_20_link" text:visited-style-name="Visited_20_Internet_20_Link">
报告</text:a>
乌克兰武装部队的总参谋部。</text:p>
      <text:p text:style-name="P4">
“继续恐怖的策略，最后一天，俄罗斯联邦袭击了16行，包括在哈尔基夫(Kharkiv)的城市，赫尔森(Kherson)，Mykolaiv Taodesse地区，”  - 也在消息中说。</text:p>
      <text:p text:style-name="P4">
此外，根据武装部队的总参谋部，在我们军事定居点位置的Jet Fire Systems进行了61架飞机罢工和52次战争炮击。</text:p>
      <text:p text:style-name="P4">
乌克兰内政部报道说：“不幸的是，在平民，一座大型房屋，私人住宅和其他平民基础设施中被杀害和受伤。”</text:p>
      <text:p text:style-name="P4">
军事警告说，乌克兰的进一步俄罗斯火箭发射器的可能性仍然很高。</text:p>
      <text:p text:style-name="P4">
News Source: <text:a xlink:type="simple" xlink:href="https://armyinform.com.ua/2023/05/08/likviduvaly-vsi-shahedy-voroga-genshtab/" text:style-name="Internet_20_link" text:visited-style-name="Visited_20_Internet_20_Link">
https://armyinform.com.ua/2023/05/08/likviduvaly-vsi-shahedy-voroga-genshtab/</text:a>
</text:p>
      <!--NEWS-->
      <text:h text:style-name="P10" text:outline-level="1">
<text:span text:style-name="T4">
55个入侵者的攻击反映在东方阵线：Bakhmut和Marinka继续进行激烈的战斗</text:span>
</text:h>
      <text:p text:style-name="P4">
作者: ['АРМІЯINFORM']</text:p>
      <text:p text:style-name="P4">
时间: 2023-05-08T49:00:00-04:00</text:p>
      <text:p text:style-name="P4">
描述: 对手Zoseredzhu，Zusillya在Limansky，Bakhmutsky，Avdeskky ...与乌克兰2022年的战争，与乌克兰的最新新闻，今天与乌克兰2022年的新闻战争，今天与乌克兰之间的战争，乌克兰和俄罗斯之间的战争，以及与乌克兰之间的战争他们说，2022年将在2022年，无论是否将在不久的将来与乌克兰进行战争，他们说，与乌克兰的战争，今天的乌克兰新闻，乌克兰的新闻，乌克兰媒体在俄罗斯的乌克兰新闻</text:p>
      <text:p text:style-name="P4">
图片: ['<text:a xlink:type="simple" xlink:href="https://armyinform.com.ua/wp-content/uploads/2023/05/tanky.jpg" text:style-name="Internet_20_link" text:visited-style-name="Visited_20_Internet_20_Link">
tanky.jpg</text:a>
']</text:p>
      <text:p text:style-name="P4">
标签: ['STOPRUSSIA', 'АГРЕСІЯ РФ', 'БАХМУТ', 'ВІЙНА', 'ВТОРГНЕННЯ РФ', 'ГШ ЗСУ', 'МАР’ЇНКА', 'ОПЕРАТИВНА ІНФОРМАЦІЯ', 'РАНКОВЕ ЗВЕДЕННЯ', 'ХРОНІКА ОБОРОНИ']</text:p>
      <text:p text:style-name="P4">
类别: News</text:p>
      <!--METADATA-->
      <text:p text:style-name="P4">
<draw:frame draw:style-name="fr1" draw:name="Image20" text:anchor-type="as-char" svg:width="6.9236in" svg:height="4.611463in" draw:z-index="0">
<draw:image xlink:href="../Images/AРМІЯINFORM/2023-05-08T49-00-00-04-00/tanky.jpg" xlink:type="simple" xlink:show="embed" xlink:actuate="onLoad" draw:mime-type="image/jpeg"/>
</draw:frame>
汽车步兵陆战队的坦克。 说明性照片<text:span text:style-name="T4">
🔥俄罗斯入侵的情况</text:span>
</text:p>
      <text:p text:style-name="P4">
敌人将重大的努力集中在利曼，巴赫穆特，阿夫迪夫和玛丽斯基上。 Bakhmut Tamarinka有激烈的战斗。 在最后一天，总共反映了敌人敌人的55次袭击。</text:p>
      <text:p text:style-name="P4">
关于它<text:a xlink:type="simple" xlink:href="https://www.facebook.com/GeneralStaff.ua/posts/pfbid02xN9BYo6Tg37idsWr7TVeUCeQNVeME6scYxiCTKCQY2yDZRWftX8VzmiLTBLneUjsl" text:style-name="Internet_20_link" text:visited-style-name="Visited_20_Internet_20_Link">
报告</text:a>
乌克兰武装部队的总参谋部。</text:p>
      <text:p text:style-name="P4">
根据武装部队总参谋部的迅速信息，敌人在利马和阿夫迪夫斯基的指示中的进攻行动没有成功。 巴赫穆特(Bakhmut)和马林斯基(Marinsky)国防军约束并反映了许多敌人的攻击。</text:p>
      <text:p text:style-name="P4">
“在巴赫穆特的方向上，敌人继续采取进攻行动。 Bakhmut男孩继续前进，入侵者通过点火和磷向城市开枪。 白天，敌人对Chrome，Ivanovske，Ravines和Knocks的定居点进行了不成功的进攻行动。 介绍性打击，”消息写道。</text:p>
      <text:p text:style-name="P4">
军事报道说，他没有执行库平桑克和库平山的矿物质和矿物化行动，造成了航空和炮兵。</text:p>
      <text:p text:style-name="P4">
“在沃尔森和波利斯亚的指示中，没有揭示出敌人进攻群体的迹象。 在Siversky和Slobozhansky的指示中，工人在与乌克兰边境地区保留了军事存在。 纳扎波兹亚(Nazapozhya)和赫尔森(Kherson)的指示 - 继续防御行动。”</text:p>
      <text:p text:style-name="P4">
News Source: <text:a xlink:type="simple" xlink:href="https://armyinform.com.ua/2023/05/08/na-shidnomu-fronti-vidbyto-55-atak-okupantiv-vazhki-boyi-tryvayut-za-bahmut-i-maryinku/" text:style-name="Internet_20_link" text:visited-style-name="Visited_20_Internet_20_Link">
https://armyinform.com.ua/2023/05/08/na-shidnomu-fronti-vidbyto-55-atak-okupantiv-vazhki-boyi-tryvayut-za-bahmut-i-maryinku/</text:a>
</text:p>
      <!--NEWS-->
      <text:h text:style-name="P10" text:outline-level="1">
<text:span text:style-name="T4">
大规模入侵俄罗斯北约 - 何塞普·博雷尔（Josep Borrel）</text:span>
</text:h>
      <text:p text:style-name="P4">
作者: ['АРМІЯINFORM']</text:p>
      <text:p text:style-name="P4">
时间: 2023-05-08T50:00:00-04:00</text:p>
      <text:p text:style-name="P4">
描述: 关于Evropysky联盟与Navigannas Poliviks的Tsenok代表...与乌克兰2022年的战争，与乌克兰的战争是今天的最新消息，今天与乌克兰2022年的新闻战，将于今天与乌克兰2022年进行，乌克兰和俄罗斯与俄罗斯与俄罗斯与俄罗斯与俄罗斯与俄罗斯之间的战争将发生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5/zhozep-borrel.jpg" text:style-name="Internet_20_link" text:visited-style-name="Visited_20_Internet_20_Link">
zhozep-borrel.jpg</text:a>
']</text:p>
      <text:p text:style-name="P4">
标签: ['ЄВРОПЕЙСЬКИЙ СОЮЗ', 'ЖОЗЕП БОРРЕЛЬ', 'НАТО']</text:p>
      <text:p text:style-name="P4">
类别: News</text:p>
      <!--METADATA-->
      <text:p text:style-name="P4">
<draw:frame draw:style-name="fr1" draw:name="Image21" text:anchor-type="as-char" svg:width="6.9236in" svg:height="4.612615in" draw:z-index="0">
<draw:image xlink:href="../Images/AРМІЯINFORM/2023-05-08T50-00-00-04-00/zhozep-borrel.jpg" xlink:type="simple" xlink:show="embed" xlink:actuate="onLoad" draw:mime-type="image/jpeg"/>
</draw:frame>
约瑟夫·博雷(Josep Borrel)</text:p>
      <text:p text:style-name="P4">
这是欧洲外交事务的高级代表，约瑟夫·博雷尔(Josep Borrel)安全的狂热者<text:a xlink:type="simple" xlink:href="https://www.eeas.europa.eu/eeas/meeting-expectations-fragmenting-world_en" text:style-name="Internet_20_link" text:visited-style-name="Visited_20_Internet_20_Link">
陈述</text:a>
在您的博客文章中。</text:p>
      <text:p text:style-name="P4">
“这给俄罗斯对乌克兰的战争留下了深刻的印象，带来了更加团结，甚至是跨大西洋联盟的复兴。 战争(俄罗斯 -  ed。)乌克兰解释说，美国，加拿大和欧洲人之间很普遍。”</text:p>
      <text:p text:style-name="P4">
他指出，除了在乌克兰的帮助下，还有一种普遍的更新，目的和意愿，以付出代价，以遵守国际法治，自由和民主的原则。</text:p>
      <text:p text:style-name="P4">
约瑟夫·博雷尔(Josep Borrel)指出，尽管政治上有所不同，但联盟在战略报告中共同融合。</text:p>
      <text:p text:style-name="P4">
“当然，与往常一样，政治差异仍然存在。 采取降低通货膨胀的保护性方面或我们在数百种或不同的方法上打击气候变化的纠纷(碳定价时补贴). Але в стратегічних питаннях ми рухаємося разом,принаймні з адміністрацією Байдена», — зазначив політик.</text:p>
      <text:p text:style-name="P4">
Водночас Високий представник Європейського Союзу вважає, що такатрансатлантична єдність і єдність G7 супроводжується більшим політичнимрозривом зі світом, що розвивається.</text:p>
      <text:p text:style-name="P4">
На його переконання, більшість засідань щодо війни в Україні зумовлені уявнимиподвійними стандартами та розчаруванням у зв’язку з тим, що інші питання неотримують такої ж уваги та значних ресурсів, як ті, що важливі для України.</text:p>
      <text:p text:style-name="P4">
«Ми часто справедливо кажемо, що хочемо перемоги України і зробимо всеможливе, щоб цього досягти. Нам потрібно взяти на себе такий самий рівеньзобов’язань, щоб перемогти у суді світової громадської думки», — йдеться ублозі політика.</text:p>
      <text:p text:style-name="P4">
News Source: <text:a xlink:type="simple" xlink:href="https://armyinform.com.ua/2023/05/08/obyednalo-nato-zhozep-borrel/" text:style-name="Internet_20_link" text:visited-style-name="Visited_20_Internet_20_Link">
https://armyinform.com.ua/2023/05/08/obyednalo-nato-zhozep-borrel/</text:a>
</text:p>
      <!--NEWS-->
      <text:h text:style-name="P10" text:outline-level="1">
<text:span text:style-name="T4">
夜间数十名德罗诺夫·卡米卡德兹（Dronov-Kamikadze）以35：0的得分袭击了基辅地区</text:span>
</text:h>
      <text:p text:style-name="P4">
作者: ['АРМІЯINFORM']</text:p>
      <text:p text:style-name="P4">
时间: 2023-05-08T51:00:00-04:00</text:p>
      <text:p text:style-name="P4">
描述: 在2023年8月8日受伤时，敌人袭击了伊朗斯基的冲击无人机……与乌克兰2022年的战争，与乌克兰的战争是今天的最新消息，今天与乌克兰2022年的新闻战争，今天将在那里成为乌克兰与俄罗斯之间的战争，以及2022年与乌克兰的战争，这将是与否，他们会在不久的将来与乌克兰战争，他们说，与乌克兰的战争，乌克兰的新闻今天，乌克兰的新闻，乌克兰的新闻俄罗斯的媒体</text:p>
      <text:p text:style-name="P4">
图片: ['<text:a xlink:type="simple" xlink:href="https://armyinform.com.ua/wp-content/uploads/2023/05/znyshheni-shahedy.jpg" text:style-name="Internet_20_link" text:visited-style-name="Visited_20_Internet_20_Link">
znyshheni-shahedy.jpg</text:a>
']</text:p>
      <text:p text:style-name="P4">
标签: ['SHAHED-136/131', 'АТАКА ДРОНІВ', 'КИЇВЩИНА', 'ПОВІТРЯНІ СИЛИ ЗБРОЙНИХ СИЛ УКРАЇНИ']</text:p>
      <text:p text:style-name="P4">
类别: News</text:p>
      <!--METADATA-->
      <text:p text:style-name="P4">
<draw:frame draw:style-name="fr1" draw:name="Image22" text:anchor-type="as-char" svg:width="6.9236in" svg:height="6.9236in" draw:z-index="0">
<draw:image xlink:href="../Images/AРМІЯINFORM/2023-05-08T51-00-00-04-00/znyshheni-shahedy.jpg" xlink:type="simple" xlink:show="embed" xlink:actuate="onLoad" draw:mime-type="image/jpeg"/>
</draw:frame>
<text:span text:style-name="T4">
🔥俄罗斯入侵的情况</text:span>
</text:p>
      <text:p text:style-name="P4">
2023年5月8日晚上，敌人以Shock Dronamiran生产SHAHD-136/131袭击了基辅地区。 使用35个敲击uavs，从北方方向出发 - 扇区机场(布莱恩斯克地区).</text:p>
      <text:p text:style-name="P4">
Про це<text:a xlink:type="simple" xlink:href="https://www.facebook.com/kpszsu/posts/pfbid0LvUrVCcpQSy6LR3yhAgytkHvBaZHP5jrubc4vsFFkAHWY39nCvPCrN1wcxW7pD5ol" text:style-name="Internet_20_link" text:visited-style-name="Visited_20_Internet_20_Link">
повідомляє</text:a>
乌克兰武装部队空军的指挥。</text:p>
      <text:p text:style-name="P4">
消息说：“与乌克兰国防军的组成部分合作，空军中心的防空力量和手段。</text:p>
      <text:p text:style-name="P4">
同时，武装部队司令部提醒“即使是空中进球的100％结果也不能保证在空中防空工作的安全住宿。”</text:p>
      <text:p text:style-name="P4">
“反射器导弹和受影响的无人机的碎片一定会返回地面!因此，拯救自己和亲戚，”乌克兰天空的捍卫者说。</text:p>
      <text:p text:style-name="P4">
还报道说，在午夜，俄罗斯入侵者袭击了纵向航空TU-22M3的ODESA地区轰炸机。</text:p>
      <text:p text:style-name="P4">
“总共从塔克汉库特角(Cape Tarkhankut)地区发射了八次(占领克里米亚).Частина ракет не досягла своїх цілей. Про наслідки влучань, повідомить місцевавійськова адміністрація», — зазначили в Командуванні Повітряних Сил.</text:p>
      <text:p text:style-name="P4">
News Source: <text:a xlink:type="simple" xlink:href="https://armyinform.com.ua/2023/05/08/desyatky-droniv-kamikadze-vnochi-atakuvaly-kyyivshhynu/" text:style-name="Internet_20_link" text:visited-style-name="Visited_20_Internet_20_Link">
https://armyinform.com.ua/2023/05/08/desyatky-droniv-kamikadze-vnochi-atakuvaly-kyyivshhynu/</text:a>
</text:p>
      <!--NEWS-->
      <text:h text:style-name="P10" text:outline-level="1">
<text:span text:style-name="T4">
5月9日会发生加剧吗？安娜画家的解释</text:span>
</text:h>
      <text:p text:style-name="P4">
作者: ['АРМІЯINFORM']</text:p>
      <text:p text:style-name="P4">
时间: 2023-05-08T52:00:00-04:00</text:p>
      <text:p text:style-name="P4">
描述: titzhuvati中有100％的微调是9次伤害的毯子。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4/malyar-53.jpg" text:style-name="Internet_20_link" text:visited-style-name="Visited_20_Internet_20_Link">
malyar-53.jpg</text:a>
']</text:p>
      <text:p text:style-name="P4">
标签: ['9 ТРАВНЯ', 'АГРЕСІЯ РФ', 'ВТОРГНЕННЯ РФ', 'ГАННА МАЛЯР']</text:p>
      <text:p text:style-name="P4">
类别: News</text:p>
      <!--METADATA-->
      <text:p text:style-name="P4">
<draw:frame draw:style-name="fr1" draw:name="Image23" text:anchor-type="as-char" svg:width="6.9236in" svg:height="4.615733in" draw:z-index="0">
<draw:image xlink:href="../Images/AРМІЯINFORM/2023-05-08T52-00-00-04-00/malyar-53.jpg" xlink:type="simple" xlink:show="embed" xlink:actuate="onLoad" draw:mime-type="image/jpeg"/>
</draw:frame>
Photodmitry Yurchenko</text:p>
      <text:p text:style-name="P4">
5月9日，100％主张或驳斥加重。</text:p>
      <text:p text:style-name="P4">
这个<text:a xlink:type="simple" xlink:href="https://t.me/annamaliar/709" text:style-name="Internet_20_link" text:visited-style-name="Visited_20_Internet_20_Link">
注明</text:a>
乌克兰国防部副部长安娜·马利亚(Anna Malyar)。</text:p>
      <text:p text:style-name="P4">
“无论日期如何，都将永远存在加重的可能性，直到长时间为止。 俄罗斯人喜欢给予和历史相似之处的事实 - 是的。 但是，他们“没有加剧”的历史和节日日期。 因此，加剧可能不会加剧。</text:p>
      <text:p text:style-name="P4">
News Source: <text:a xlink:type="simple" xlink:href="https://armyinform.com.ua/2023/05/08/chy-bude-zagostrennya-na-9-travnya-rozyasnennya-ganny-malyar/" text:style-name="Internet_20_link" text:visited-style-name="Visited_20_Internet_20_Link">
https://armyinform.com.ua/2023/05/08/chy-bude-zagostrennya-na-9-travnya-rozyasnennya-ganny-malyar/</text:a>
</text:p>
      <!--NEWS-->
      <text:h text:style-name="P10" text:outline-level="1">
<text:span text:style-name="T4">
乌克兰防守者消除了500多名入侵者，摧毁了7个坦克和8个艺术家</text:span>
</text:h>
      <text:p text:style-name="P4">
作者: ['АРМІЯINFORM']</text:p>
      <text:p text:style-name="P4">
时间: 2023-05-08T53:00:00-04:00</text:p>
      <text:p text:style-name="P4">
描述: Zagalni Boyov，将敌人于02.24.22至08/08/23 Orintovo成为：...与乌克兰2022的战争，与乌克兰与乌克兰的最新新闻，今天与乌克兰的新闻战争，今天与乌克兰的新闻战争，今天与乌克兰2022年，乌克兰会在乌克兰之间发生战争和俄罗斯，当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5/605bf339-e146-4008-be2a-6aa161d0ee4c-scaled.jpg" text:style-name="Internet_20_link" text:visited-style-name="Visited_20_Internet_20_Link">
605bf339-e146-4008-be2a-6aa161d0ee4c-scaled.jpg</text:a>
']</text:p>
      <text:p text:style-name="P4">
标签: ['STOPRUSSIA', 'АГРЕСІЯ РФ', 'ВТОРГНЕННЯ РФ', 'ВТРАТИ ВОРОГА', 'ГШ ЗСУ']</text:p>
      <text:p text:style-name="P4">
类别: News</text:p>
      <!--METADATA-->
      <text:p text:style-name="P4">
<draw:frame draw:style-name="fr1" draw:name="Image24" text:anchor-type="as-char" svg:width="6.9236in" svg:height="6.975527in" draw:z-index="0">
<draw:image xlink:href="../Images/AРМІЯINFORM/2023-05-08T53-00-00-04-00/605bf339-e146-4008-be2a-6aa161d0ee4c-scaled.jpg" xlink:type="simple" xlink:show="embed" xlink:actuate="onLoad" draw:mime-type="image/jpeg"/>
</draw:frame>
从24.02.22到08.05.23的敌人的总损失将定向：</text:p>
      <text:p text:style-name="P4">
<text:span text:style-name="T4">
<text:span text:style-name="T5">
人员 -  </text:span>
* 194970(+540)淘汰的人</text:span>
<text:span text:style-name="T5">
坦克 -  </text:span>
<text:span text:style-name="T5">
 3730(+7)</text:span>
<text:span text:style-name="T4">
战斗装甲车 -  </text:span>
 7253(+5)<text:span text:style-name="T4">
<text:span text:style-name="T5">
炮兵系统 -  </text:span>
<text:span text:style-name="T5">
 3018(+8)</text:span>
 </text:span>
 rszv- <text:span text:style-name="T4">
 554(0)</text:span>
<text:span text:style-name="T5">
防空 -  </text:span>
<text:span text:style-name="T5">
 306(0)</text:span>
<text:span text:style-name="T4">
飞机 -  </text:span>
 308(0)<text:span text:style-name="T4">
<text:span text:style-name="T5">
直升机 -  </text:span>
* 294(0)</text:span>
<text:span text:style-name="T5">
无人机手术战术水平 -  </text:span>
<text:span text:style-name="T5">
 2614(+42)</text:span>
<text:span text:style-name="T4">
有翼的导弹 -  </text:span>
 947(0)<text:span text:style-name="T4">
<text:span text:style-name="T5">
船 /船 -  </text:span>
* 18(0)</text:span>
<text:span text:style-name="T5">
汽车设备和坦克 -  </text:span>
<text:span text:style-name="T5">
 5958(+6)</text:span>
<text:span text:style-name="T4">
特殊技术 -  </text:span>
 384(+4)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08.05.23。</text:p>
      <text:p text:style-name="P4">
News Source: <text:a xlink:type="simple" xlink:href="https://armyinform.com.ua/2023/05/08/ukrayinski-zahysnyky-likviduvaly-ponad-500-okupantiv-znyshhyly-7-tankiv-i-8-artsystem/" text:style-name="Internet_20_link" text:visited-style-name="Visited_20_Internet_20_Link">
https://armyinform.com.ua/2023/05/08/ukrayinski-zahysnyky-likviduvaly-ponad-500-okupantiv-znyshhyly-7-tankiv-i-8-artsystem/</text:a>
</text:p>
      <!--NEWS-->
      <text:h text:style-name="P10" text:outline-level="1">
<text:span text:style-name="T4">
今天是庆祝与和解日</text:span>
</text:h>
      <text:p text:style-name="P4">
作者: ['АРМІЯINFORM']</text:p>
      <text:p text:style-name="P4">
时间: 2023-05-08T54:00:00-04:00</text:p>
      <text:p text:style-name="P4">
描述: Schoroku 8 Harse在乌克兰人是和解的一天Pam’yati。 朋友...与乌克兰2022年的战争，与乌克兰的最新消息，今天与乌克兰的新闻战争，2022年的《新闻战》，今天将在乌克兰和俄罗斯之间发生战争，当2022年与乌克兰的战争将是与乌克兰的战争，将是他们说，在不久的将来与乌克兰发动了战争</text:p>
      <text:p text:style-name="P4">
图片: ['<text:a xlink:type="simple" xlink:href="https://armyinform.com.ua/wp-content/uploads/2023/05/1683388081-9680.webp" text:style-name="Internet_20_link" text:visited-style-name="Visited_20_Internet_20_Link">
1683388081-9680.webp</text:a>
']</text:p>
      <text:p text:style-name="P4">
标签: ['ВТОРГНЕННЯ РФ', "ДЕНЬ ПАМ'ЯТІ ТА ПРИМИРЕННЯ"]</text:p>
      <text:p text:style-name="P4">
类别: News</text:p>
      <!--METADATA-->
      <text:p text:style-name="P4">
<draw:frame draw:style-name="fr1" draw:name="Image25" text:anchor-type="as-char" svg:width="6.9236in" svg:height="4.615733in" draw:z-index="0">
<draw:image xlink:href="../ConvertedIMGs/AРМІЯINFORM/2023-05-08T54-00-00-04-00/1683388081-9680.png" xlink:type="simple" xlink:show="embed" xlink:actuate="onLoad" draw:mime-type="image/png"/>
</draw:frame>
每年5月8日，乌克兰和世界都会在记忆与和解中庆祝。</text:p>
      <text:p text:style-name="P4">
1939  -  1945年第二次世界大战成为20世纪世界上最大的悲剧。 她夺走了数千万人的生命，打破了数亿人的命运，摧毁了整个城市甚至乌克兰，她铺平了自己的血腥道路和乌克兰。</text:p>
      <text:p text:style-name="P4">
前线两倍席卷了乌克兰的土地 - 首先是从西到东，然后向西分裂。 数以百万计的乌克兰人为了击败纳兹马的和平重建而奠定了生命。 在维夫纳(Vivna)结束时和之后，数以百万计的人经历了徘徊，在接下来的几十年中，这已经签署了，并且与现在相似。</text:p>
      <text:p text:style-name="P4">
自战争以来一直躲在地面上的弹药爆炸的人的命运破裂，在战争中一直藏在地面上，在和平时期中丧生和杀害，严重疾病和严重负担今天的死者不会让人们去世界。</text:p>
      <text:p text:style-name="P4">
第二次世界大战成为20世纪人类最大的悲剧。 要记住这一点，因为不应重复战争。</text:p>
      <text:p text:style-name="P4">
再也不!</text:p>
      <text:p text:style-name="P4">
不幸的是，现在这个口号不起作用。</text:p>
      <text:p text:style-name="P4">
再次。 再次。</text:p>
      <text:p text:style-name="P4">
乌克兰和世界“再也不会!” 没有用他们的“可以重复”阻止俄罗斯侵略者。</text:p>
      <text:p text:style-name="P4">
俄罗斯人重复。 乌克兰人停下来。</text:p>
      <text:p text:style-name="P4">
俄罗斯人试图摧毁和平并赞美战争。</text:p>
      <text:p text:style-name="P4">
乌克兰人摧毁战争并捍卫和平。</text:p>
      <text:p text:style-name="P4">
阻止俄罗斯“可以重复”。</text:p>
      <text:p text:style-name="P4">
为了赢得乌克兰和世界 - “再也不会!”。</text:p>
      <text:p text:style-name="P4">
News Source: <text:a xlink:type="simple" xlink:href="https://armyinform.com.ua/2023/05/08/sogodni-vidznachayetsya-den-pamyati-ta-prymyrennya/" text:style-name="Internet_20_link" text:visited-style-name="Visited_20_Internet_20_Link">
https://armyinform.com.ua/2023/05/08/sogodni-vidznachayetsya-den-pamyati-ta-prymyrennya/</text:a>
</text:p>
      <!--NEWS-->
      <text:h text:style-name="P10" text:outline-level="1">
<text:span text:style-name="T4">
俄罗斯人有一项战术任务来捕获Marinka并阻止Avdiivka的物流供应-Valery Shershen</text:span>
</text:h>
      <text:p text:style-name="P4">
作者: ['Оксана Іванець']</text:p>
      <text:p text:style-name="P4">
时间: 2023-05-08T94:00:00-04:00</text:p>
      <text:p text:style-name="P4">
描述: 在Tavriyskoye，Vorog是一个沉没的Zushyuvati Zusill在即将到来的DIY上...与乌克兰2022年的战争，与乌克兰的战争是今天的最新消息，今天与乌克兰的新闻战2022是今天的最后一场，将是今天的最后一场新闻乌克兰和俄罗斯之间的战争以及2022年与乌克兰的战争，无论是否会有一年，他们是否会在不久的将来与乌克兰进行战争，他们说，与乌克兰与乌克兰的战争，今天的乌克兰新闻，乌克兰的新闻，乌克兰的新闻俄罗斯的乌克兰媒体</text:p>
      <text:p text:style-name="P4">
图片: ['<text:a xlink:type="simple" xlink:href="https://armyinform.com.ua/wp-content/uploads/2023/05/shershen.jpg" text:style-name="Internet_20_link" text:visited-style-name="Visited_20_Internet_20_Link">
shershen.jpg</text:a>
']</text:p>
      <text:p text:style-name="P4">
标签: ['STOPRUSSIA', 'АГРЕСІЯ РФ']</text:p>
      <text:p text:style-name="P4">
类别: News</text:p>
      <!--METADATA-->
      <text:p text:style-name="P4">
<draw:frame draw:style-name="fr1" draw:name="Image26" text:anchor-type="as-char" svg:width="6.9236in" svg:height="3.921331in" draw:z-index="0">
<draw:image xlink:href="../Images/AРМІЯINFORM/2023-05-08T94-00-00-04-00/shershen.jpg" xlink:type="simple" xlink:show="embed" xlink:actuate="onLoad" draw:mime-type="image/jpeg"/>
</draw:frame>
在塔夫里亚(Tavria)的方向上，敌人继续专注于Marinka和Avdiivka地区的进攻事件。 在Zaporizhhya的方向上，入侵者在Novopavlivka和Orikhov地区积极防御。 Valery Shershn，Valery Shershn对此进行了报道。</text:p>
      <text:p text:style-name="P4">
据演讲者称，俄罗斯人的战术任务是将Marinka Tasblot捕捉到Avdiivka的物流供应。</text:p>
      <ul>
        <li>
在最后一天，敌人26次攻击乌克兰朝塔夫里亚(Tavriya)方向攻击。 记录了376个炮击，其中包括20多个定居点。 结果，当地人，平民和关键基础设施被摧毁。 瓦莱·谢尔什(Valery Shershn)说，敌人在13个aviar上受到了判决。</li>
      </ul>
      <text:p text:style-name="P4">
反过来，国防军对占领者做出了不错的反应 - 乌克兰部队完成了644次战斗任务，导致敌人在公司附近失去了受伤的人员，摧毁了16种单人军事武器和敌方设备。</text:p>
      <text:p text:style-name="P4">
此外，塔夫里斯卡亚(Tavriyskaya)联合出版社国防军中心的发言人是，在Zaporozhye的方向上，入侵者的方向占据了恐慌情绪的盛行 - 他们离开了挤压职位，并恐吓了反俄国部队的当地人。</text:p>
      <ul>
        <li>
目前在强迫职业中的每个人都有唯一的目的 - 挽救他们的生命。 有必要尽可能小心，再次不模拟俄罗斯军队的眼睛，以免被俄罗斯的吸力强迫出口，或者不要遭受入侵者的行为， - 。</li>
      </ul>
      <text:p text:style-name="P4">
News Source: <text:a xlink:type="simple" xlink:href="https://armyinform.com.ua/2023/05/08/rosiyany-mayut-taktychne-zavdannya-zahopyty-maryinku-ta-zablokuvaty-logistychne-postachannya-avdiyivky-valerij-shershen/" text:style-name="Internet_20_link" text:visited-style-name="Visited_20_Internet_20_Link">
https://armyinform.com.ua/2023/05/08/rosiyany-mayut-taktychne-zavdannya-zahopyty-maryinku-ta-zablokuvaty-logistychne-postachannya-avdiyivky-valerij-shershen/</text:a>
</text:p>
      <!--NEWS-->
      <text:h text:style-name="P10" text:outline-level="1">
<text:span text:style-name="T4">
Verkhovna Rada讨论了财务安全问题和向军队支付额外薪酬的问题</text:span>
</text:h>
      <text:p text:style-name="P4">
作者: ['АРМІЯINFORM']</text:p>
      <text:p text:style-name="P4">
时间: 2023-05-08T97:00:00-04:00</text:p>
      <text:p text:style-name="P4">
描述: Verkhovniy Radi乌克兰人是由遗忘Taplaty Dodatkovo的一分钱讨论的...与2022年乌克兰的战争，与乌克兰的战争是今天的最新新闻，这是今天与乌克兰2022年的新闻战争，今天将在今天发生战争他们说，乌克兰和俄罗斯以及2022年与乌克兰的战争是在与乌克兰在不久的将来与乌克兰发生战争的时候在俄罗斯</text:p>
      <text:p text:style-name="P4">
图片: ['<text:a xlink:type="simple" xlink:href="https://armyinform.com.ua/wp-content/uploads/2023/05/2023-05-08_134128.png" text:style-name="Internet_20_link" text:visited-style-name="Visited_20_Internet_20_Link">
2023-05-08_134128.png</text:a>
']</text:p>
      <text:p text:style-name="P4">
标签: ['STOPRUSSIA', 'АГРЕСІЯ РФ', 'ВЕРХОВНА РАДА УКРАЇНИ', 'ВТОРГНЕННЯ РФ']</text:p>
      <text:p text:style-name="P4">
类别: News</text:p>
      <!--METADATA-->
      <text:p text:style-name="P4">
<draw:frame draw:style-name="fr1" draw:name="Image27" text:anchor-type="as-char" svg:width="6.9236in" svg:height="4.992981in" draw:z-index="0">
<draw:image xlink:href="../Images/AРМІЯINFORM/2023-05-08T97-00-00-04-00/2023-05-08_134128.png" xlink:type="simple" xlink:show="embed" xlink:actuate="onLoad" draw:mime-type="image/png"/>
</draw:frame>
说明性照片</text:p>
      <text:p text:style-name="P4">
乌克兰的Verkhovna Rada讨论了金融安全和军事报酬的问题。</text:p>
      <text:p text:style-name="P4">
关于它<text:a xlink:type="simple" xlink:href="https://www.rada.gov.ua/news/razom/236240.html" text:style-name="Internet_20_link" text:visited-style-name="Visited_20_Internet_20_Link">
报告</text:a>
VRU新闻服务。</text:p>
      <text:p text:style-name="P4">
是的，参与者特别讨论了一系列问题：</text:p>
      <text:p text:style-name="P4">
<text:span text:style-name="T5">
提高要求应征兵役人员的工资水平(не нижче рівня мінімальної заробітної плати); </text:span>
增加对高级军事机构和有军事训练部队的教育机构的学员的奖学金规模(不低于平民大学的奖学金水平); <text:span text:style-name="T5">
提高讲师的货币供应水平； </text:span>
统一各种国防和安全部队所有结构的军人的报酬(命令)现金; *尤其是额外薪酬的付款，是为进攻付款的立法理由创造立法理由。</text:p>
      <text:p text:style-name="P4">
工作组还讨论了对军人家庭的赔偿有问题的问题，他们被认为是缺失和对军人的养老金索引。 此外，有人建议在戒严期间以右手转向的车辆的军事单位进行注册问题，并简化编写适当设备的程序。</text:p>
      <text:p text:style-name="P4">
单独讨论了从兵役中解雇某些类别服务的问题。</text:p>
      <text:p text:style-name="P4">
如前所述，联合工作的结果应该是简化这些问题的立法变更的刺激措施。</text:p>
      <text:p text:style-name="P4">
该工作组特别包括国防部的代表，武装部队的总参谋部，乌克兰的外国情报局，乌克兰的安全局，古尔·MU。</text:p>
      <text:p text:style-name="P4">
News Source: <text:a xlink:type="simple" xlink:href="https://armyinform.com.ua/2023/05/08/robocha-grupa-obgovoryla-pytannya-groshovogo-zabezpechennya-ta-vyplaty-dodatkovoyi-vynagorody-vijskovym/" text:style-name="Internet_20_link" text:visited-style-name="Visited_20_Internet_20_Link">
https://armyinform.com.ua/2023/05/08/robocha-grupa-obgovoryla-pytannya-groshovogo-zabezpechennya-ta-vyplaty-dodatkovoyi-vynagorody-vijskovym/</text:a>
</text:p>
      <!--NEWS-->
      <text:h text:style-name="P10" text:outline-level="1">
<text:span text:style-name="T4">
德国大使在PAM上’</text:span>
</text:h>
      <text:p text:style-name="P4">
作者: ['АРМІЯINFORM']</text:p>
      <text:p text:style-name="P4">
时间: 2023-05-08T99:00:00-04:00</text:p>
      <text:p text:style-name="P4">
描述: Nimuccini大使在Pam'yati日到乌克兰的Anka Feldguzen，Vidvist的和解...与乌克兰2022年的战争，与乌克兰的最新新闻，今天与乌克兰2022年的新闻战争，乌克兰和俄罗斯之间的战争，将在乌克兰和俄罗斯之间进行战争当他们在2022年与乌克兰进行战争时，他们说，在不久的将来，乌克兰是否会与乌克兰进行战争</text:p>
      <text:p text:style-name="P4">
图片: ['<text:a xlink:type="simple" xlink:href="https://armyinform.com.ua/wp-content/uploads/2023/05/fvnrvvgxsayfgx6.jpg" text:style-name="Internet_20_link" text:visited-style-name="Visited_20_Internet_20_Link">
fvnrvvgxsayfgx6.jpg</text:a>
']</text:p>
      <text:p text:style-name="P4">
标签: ['АНКА ФЕЛЬДГУЗЕН', 'МОЩУН']</text:p>
      <text:p text:style-name="P4">
类别: News</text:p>
      <!--METADATA-->
      <text:p text:style-name="P4">
<draw:frame draw:style-name="fr1" draw:name="Image28" text:anchor-type="as-char" svg:width="6.9236in" svg:height="6.772853in" draw:z-index="0">
<draw:image xlink:href="../Images/AРМІЯINFORM/2023-05-08T99-00-00-04-00/fvnrvvgxsayfgx6.jpg" xlink:type="simple" xlink:show="embed" xlink:actuate="onLoad" draw:mime-type="image/jpeg"/>
</draw:frame>
在纪念与和解的那天，德国驻乌克兰安卡·菲尔贡(Anka Felguzen)拜访了村庄战争期间的受害者<text:a xlink:type="simple" xlink:href="https://armyinform.com.ua/2023/03/21/bytva-za-moshhun-stala-odnym-iz-perelomnyh-momentiv-v-istoriyi-suchasnoyi-ukrayiny-glava-derzhavy/" text:style-name="Internet_20_link" text:visited-style-name="Visited_20_Internet_20_Link">
Moshchun</text:a>
UKIIV地区。</text:p>
      <text:p text:style-name="P4">
关于它<text:a xlink:type="simple" xlink:href="https://twitter.com/AnkaFeldhusen/status/1655613107828408320" text:style-name="Internet_20_link" text:visited-style-name="Visited_20_Internet_20_Link">
写</text:a>
在Twitter中。</text:p>
      <text:p text:style-name="P4">
“射门树就像纪念馆，在2022年3月，有许多人被杀害，保护其祖国。 1943年，红军和Wehrmacht之间在这里举行了一条线。 今天，我在这里纪念78年前的第二次世界大战。”消息写道。</text:p>
      <text:p text:style-name="Quotations">

<text:p text:style-name="P4">
Moshchun：射击树就像纪念馆一样，有许多人被杀，&gt;
在2022年3月保护其故乡。 1943年，红军和Wehrmacht之间举行了前线。 在这里，我很荣幸&gt;
 78年前第二次世界大战的结束。&gt;
 <text:a xlink:type="simple" xlink:href="https://t.co/9QN9W277aT" text:style-name="Internet_20_link" text:visited-style-name="Visited_20_Internet_20_Link">
pic.twitter.com/9QN9W2777AT</text:a>
&gt;
&gt;
 -Duck Feldhusen(@ankafeldhusen)<text:a xlink:type="simple" xlink:href="https://twitter.com/AnkaFeldhusen/status/1655613107828408320" text:style-name="Internet_20_link" text:visited-style-name="Visited_20_Internet_20_Link">
5月8日，&gt;
 2023</text:a>
</text:p>

</text:p>
      <text:p text:style-name="P4">
News Source: <text:a xlink:type="simple" xlink:href="https://armyinform.com.ua/2023/05/08/posol-nimechchyny-u-den-pamyati-ta-prymyrennya-vidvidala-selo-moshhun/" text:style-name="Internet_20_link" text:visited-style-name="Visited_20_Internet_20_Link">
https://armyinform.com.ua/2023/05/08/posol-nimechchyny-u-den-pamyati-ta-prymyrennya-vidvidala-selo-moshhun/</text:a>
</text:p>
      <!--NEWS-->
      <text:h text:style-name="P10" text:outline-level="1">
<text:span text:style-name="T4">
Cherkasy地区具有重新锁定业务的巨大潜力-OVA主席</text:span>
</text:h>
      <text:p text:style-name="P4">
作者: Ukrinform (Person)</text:p>
      <text:p text:style-name="P4">
出版商: Укринформ (Organization)</text:p>
      <text:p text:style-name="P4">
出版时间: 2023-05-09T-136:22:00+03:00</text:p>
      <text:p text:style-name="P4">
修改时间: 2023-05-09T17:22:00+03:00</text:p>
      <text:p text:style-name="P4">
描述: Cherkasy地区具有吸引搬迁业务的最佳潜力之一。 就他们而言，当局将以各种方式刺激农产品深入加工的发展。  - 乌克林。</text:p>
      <text:p text:style-name="P4">
图片: ["<text:a xlink:type="simple" xlink:href="https://static.ukrinform.com/photos/2023_05/thumb_files/630_360_1683289649-153.jpg" text:style-name="Internet_20_link" text:visited-style-name="Visited_20_Internet_20_Link">
630_360_16832...</text:a>
"]</text:p>
      <text:p text:style-name="P4">
标签: ['Бізнес', 'Черкащина', 'Відновлення України']</text:p>
      <text:p text:style-name="P4">
类型: Article</text:p>
      <!--METADATA-->
      <text:p text:style-name="P4">
<draw:frame draw:style-name="fr1" draw:name="Image29" text:anchor-type="as-char" svg:width="6.9236in" svg:height="3.956343in" draw:z-index="0">
<draw:image xlink:href="../Images/yкринформ/2023-05-09T-136-22-00-03-00/630_360_1683289649-153.jpg" xlink:type="simple" xlink:show="embed" xlink:actuate="onLoad" draw:mime-type="image/jpeg"/>
</draw:frame>
Cherkasy地区具有吸引搬迁业务的最佳潜力之一。 就他们而言，当局将以各种方式刺激农产品深入加工的发展。</text:p>
      <text:p text:style-name="P4">
这说明了(https://www.ukrinform.ua/rubric-regions/3705228-igor-taburec-nacalnik-cerkaskoi-ova.html)«41企业已经被搬迁到Cherkasy地区的领土：31正在起作用，10他们调整了工作。 例如，我将谈论缝纫公司，该公司是与[]合作的(https://www.ukrinform.ua/tag-hersonsina)。 它已经开始开始，但是它已经在发展：它在我们地区开设了三个分支，一个在邻近的基洛维格拉德地区，另一个在Mykolaiv地区的Deookpopopovanutivka恢复了。 总的来说，我们有潜力将tado的助手业务放松。 毕竟，该地区有超过70万。 平方英尺 M的自由空间用于行业的安置。”</text:p>
      <text:p text:style-name="P4">
根据塔布兹(Taburz)的说法，战后恢复后乌克兰的关键要点之一是成为权力和业务的连贯和战略性互动，以应对当前和新的挑战：</text:p>
      <text:p text:style-name="P4">
“我们定义了业务互动的原则。 我们对经济阵线面临的保姆挑战迅速而共同做出回应。 我们有协同作用的结果。 例如。 也就是说，他们采取了行动，并在我们的水平上竭尽所能。 结果，农业人是基于预期的结果。”</text:p>
      <text:p text:style-name="P4">
<text:span text:style-name="T4">
另请阅读：</text:span>
 <text:a xlink:type="simple" xlink:href="https://www.ukrinform.ua/rubric-ato/3706583-vorog-atakuvav-cerkasinu-dvoma-krilatimi-raketami-e-rujnuvanna.html" text:style-name="Internet_20_link" text:visited-style-name="Visited_20_Internet_20_Link">
<text:span text:style-name="T4">
 cherkasy </text:span>
</text:a>
他强调，Cherkasy制造商需要开发深层加工材料。 这将消除物流问题，增加经济可持续性，增加企业。 顺便说一句，据他说，夏天在佐洛托尼奇纳(Zolotonyshchyna)，玉米加工的植物应开放。</text:p>
      <text:p text:style-name="P4">
正如经济部在战争年内搬迁到安全地区的乌克兰所报道的那样，有800家企业被搬迁，其中623个已经恢复了新地方。</text:p>
      <text:p text:style-name="P4">
News Source: <text:a xlink:type="simple" xlink:href="https://www.ukrinform.ua/rubric-regions/3706919-cerkasina-mae-znacnij-potencial-dla-relokovanogo-biznesu.html" text:style-name="Internet_20_link" text:visited-style-name="Visited_20_Internet_20_Link">
https://www.ukrinform.ua/rubric-regions/3706919-cerkasina-mae-znacnij-potencial-dla-relokovanogo-biznesu.html</text:a>
</text:p>
      <!--NEWS-->
      <text:h text:style-name="P10" text:outline-level="1">
<text:span text:style-name="T4">
在加拿大，通过森林大火阻止了石油和天然气生产</text:span>
</text:h>
      <text:p text:style-name="P4">
作者: Ukrinform (Person)</text:p>
      <text:p text:style-name="P4">
出版商: Укринформ (Organization)</text:p>
      <text:p text:style-name="P4">
出版时间: 2023-05-09T-143:09:00+03:00</text:p>
      <text:p text:style-name="P4">
修改时间: 2023-05-09T17:09:00+03:00</text:p>
      <text:p text:style-name="P4">
描述: 由于森林大火的结果，在加拿大艾伯塔省，当地能源生产商每天停止生产至少280,000桶石油在内，这是加拿大生产的3％以上。  - 乌克林。</text:p>
      <text:p text:style-name="P4">
图片: ["<text:a xlink:type="simple" xlink:href="https://static.ukrinform.com/photos/2023_05/thumb_files/630_360_1683632619-343.jpg" text:style-name="Internet_20_link" text:visited-style-name="Visited_20_Internet_20_Link">
630_360_16836...</text:a>
"]</text:p>
      <text:p text:style-name="P4">
标签: ['Газ', 'Канада', 'нафта', 'Пожежа']</text:p>
      <text:p text:style-name="P4">
类型: Article</text:p>
      <!--METADATA-->
      <text:p text:style-name="P4">
<draw:frame draw:style-name="fr1" draw:name="Image30" text:anchor-type="as-char" svg:width="6.9236in" svg:height="3.956343in" draw:z-index="0">
<draw:image xlink:href="../Images/yкринформ/2023-05-09T-143-09-00-03-00/630_360_1683632619-343.jpg" xlink:type="simple" xlink:show="embed" xlink:actuate="onLoad" draw:mime-type="image/jpeg"/>
</draw:frame>
由于森林大火的结果，艾伯塔省的乌加纳德省已经停止了至少28万桶石油同等产品的生产，这是加拿大生产的3％以上。</text:p>
      <text:p text:style-name="P4">
正如乌克林福姆报道的那样，它报告了<text:a xlink:type="simple" xlink:href="https://www.reuters.com/business/environment/cooler-weather-brings-some-relief-wildfire-hit-canadian-oil-province-alberta-2023-05-08/" text:style-name="Internet_20_link" text:visited-style-name="Visited_20_Internet_20_Link">
</text:a>
加拿大是世界第四家石油生产国，该国约80％的石油不在艾伯塔省。</text:p>
      <text:p text:style-name="P4">
从 <text:a xlink:type="simple" xlink:href="https://www.ukrinform.ua/tag-pozeza" text:style-name="Internet_20_link" text:visited-style-name="Visited_20_Internet_20_Link">
</text:a>
由于火灾而停止工作的轻油和天然气制造商受到影响。</text:p>
      <text:p text:style-name="P4">
据修补厂数据供应商称，加拿大天然气每天出口到美国，周日上升到67亿立方米，这是自2021年4月以来的指标。</text:p>
      <text:p text:style-name="P4">
据报道，撤离人员的数量达到了30,000。</text:p>
      <text:p text:style-name="P4">
到周一的午餐时，有98次森林大火仍活跃，其中近30个被归类为失控的森林大火。</text:p>
      <text:p text:style-name="P4">
超过700名消防员被扑灭的森林所吸引。 据官员报道，另外1000名被邀请到各省，必须下周来艾伯塔省。</text:p>
      <text:p text:style-name="P4">
该地区的政府还邀请了具有灭火技能的志愿者在该省进行注册以帮助克服大火。</text:p>
      <text:p text:style-name="P4">
<text:span text:style-name="T4">
另请阅读：</text:span>
 <text:a xlink:type="simple" xlink:href="https://www.ukrinform.ua/rubric-world/3706400-u-kanadskij-provincii-alberta-cerez-lisovi-pozezi-evakuuvali-vze-29-tisac-ludej.html" text:style-name="Internet_20_link" text:visited-style-name="Visited_20_Internet_20_Link">
<text:span text:style-name="T4">
加拿大</text:span>
</text:a>
艾伯塔省总理丹尼尔·史密斯(Daniel Smith)宣布紧急付款1250美元($ 935)对于要撤离七天或以上的省份的居民。</text:p>
      <text:p text:style-name="P4">
据报道，加拿大艾伯塔省通过森林大火是紧急状态。</text:p>
      <text:p text:style-name="P4">
<text:span text:style-name="T5">
foto：CTV新闻视频</text:span>
</text:p>
      <text:p text:style-name="P4">
News Source: <text:a xlink:type="simple" xlink:href="https://www.ukrinform.ua/rubric-world/3706804-u-kanadi-cerez-lisovi-pozezi-zupinili-vidobutok-nafti-i-prirodnogo-gazu.html" text:style-name="Internet_20_link" text:visited-style-name="Visited_20_Internet_20_Link">
https://www.ukrinform.ua/rubric-world/3706804-u-kanadi-cerez-lisovi-pozezi-zupinili-vidobutok-nafti-i-prirodnogo-gazu.html</text:a>
</text:p>
      <!--NEWS-->
      <text:h text:style-name="P10" text:outline-level="1">
<text:span text:style-name="T4">
资本将免费游览欧洲日</text:span>
</text:h>
      <text:p text:style-name="P4">
作者: Ukrinform (Person)</text:p>
      <text:p text:style-name="P4">
出版商: Укринформ (Organization)</text:p>
      <text:p text:style-name="P4">
出版时间: 2023-05-09T-151:53:00+03:00</text:p>
      <text:p text:style-name="P4">
修改时间: 2023-05-09T16:53:00+03:00</text:p>
      <text:p text:style-name="P4">
描述: 5月13日和5月14日欧洲日之际，将在基辅举行免费短途旅行。  - 乌克林。</text:p>
      <text:p text:style-name="P4">
图片: ["<text:a xlink:type="simple" xlink:href="https://static.ukrinform.com/photos/2023_05/thumb_files/630_360_1683640371-276.jpg" text:style-name="Internet_20_link" text:visited-style-name="Visited_20_Internet_20_Link">
630_360_16836...</text:a>
"]</text:p>
      <text:p text:style-name="P4">
标签: ['КМДА', 'День Європи ', 'Екскурсія', 'Київ']</text:p>
      <text:p text:style-name="P4">
类型: Article</text:p>
      <!--METADATA-->
      <text:p text:style-name="P4">
<draw:frame draw:style-name="fr1" draw:name="Image31" text:anchor-type="as-char" svg:width="6.9236in" svg:height="3.956343in" draw:z-index="0">
<draw:image xlink:href="../Images/yкринформ/2023-05-09T-151-53-00-03-00/630_360_1683640371-276.jpg" xlink:type="simple" xlink:show="embed" xlink:actuate="onLoad" draw:mime-type="image/jpeg"/>
</draw:frame>
免费游览将在欧洲日的基夫维斯日举行。</text:p>
      <text:p text:style-name="P4">
正如乌克林福姆报道的那样，它报告了<text:a xlink:type="simple" xlink:href="https://kyivcity.gov.ua/news/kiv__sertse_yevropi_tsimi_vikhidnimi_u_stolitsi_vidbudutsya_bezoplatni_tematichni_ekskursi/" text:style-name="Internet_20_link" text:visited-style-name="Visited_20_Internet_20_Link">
</text:a>
游览将从12:00开始。 走路时，您可以熟悉资本的建筑和绑定的各种对象<text:a xlink:type="simple" xlink:href="https://www.ukrinform.ua/rubric-kyiv" text:style-name="Internet_20_link" text:visited-style-name="Visited_20_Internet_20_Link">
</text:a>
与欧洲。 尤其是欧洲广场，该广场在酒店“欧洲”以及欧洲建筑师建造的建筑物中拥有最好的欧洲广场。</text:p>
      <text:p text:style-name="P4">
此外，还有机会了解有关首都著名体育设施的更多信息，包括体育宫，在这里举行了乌克兰举行的首次Eurovision-2005-2005歌曲比赛，以及奥运会国家体育综合体，已接待2012年欧洲足球的决赛和欧洲冠军联赛也在2018年。</text:p>
      <text:p text:style-name="P4">
需要进行游览的注册，座位的数量有限。 参与者将通过电话或短信确认。</text:p>
      <text:p text:style-name="P4">
<text:span text:style-name="T4">
另请阅读：</text:span>
 <text:a xlink:type="simple" xlink:href="https://www.ukrinform.ua/rubric-kyiv/3706787-u-kievi-vidkrilasa-vistavka-aka-rozvincue-mifi-pro-vidnosini-es-ta-ukraini.html" text:style-name="Internet_20_link" text:visited-style-name="Visited_20_Internet_20_Link">
<text:span text:style-name="T4">
 Kiev </text:span>
</text:a>
注册游览<text:a xlink:type="simple" xlink:href="https://docs.google.com/forms/d/e/1FAIpQLSfABm6dAAy5bj9PFzlMTCL-p8ido7dpUkknx8TrOXVAkYdedA/viewform" text:style-name="Internet_20_link" text:visited-style-name="Visited_20_Internet_20_Link">
</text:a>
(周六)并在<text:a xlink:type="simple" xlink:href="https://docs.google.com/forms/d/e/1FAIpQLSdwB9ThplmNM00D16pm0ZOtijiGL-L2BDRXW6YNUXs-W_C0RQ/viewform" text:style-name="Internet_20_link" text:visited-style-name="Visited_20_Internet_20_Link">
</text:a>
 (星期日)您可以在链接后面。</text:p>
      <text:p text:style-name="P4">
旅行的聚会场所是乌克兰人入口处的欧洲广场。</text:p>
      <text:p text:style-name="P4">
游览路线是根据戒严条件制定的，因此，如果发出警报，所有游览参与者将能够进入附近的庇护所。</text:p>
      <text:p text:style-name="P4">
正如乌克林福姆(Ukrinform)报道的那样，5月8日，乌克兰沃迪米尔·泽伦斯基(Ukraine Volodymyr Zelensky)总裁签署了一项法令，根据<text:a xlink:type="simple" xlink:href="https://www.ukrinform.ua/rubric-ato/3706451-bitva-za-ukrainu-den-cotirista-tridcat-devatij.html" text:style-name="Internet_20_link" text:visited-style-name="Visited_20_Internet_20_Link">
</text:a>
</text:p>
      <text:p text:style-name="P4">
News Source: <text:a xlink:type="simple" xlink:href="https://www.ukrinform.ua/rubric-kyiv/3706902-u-stolici-provedut-bezkostovni-ekskursii-do-dna-evropi.html" text:style-name="Internet_20_link" text:visited-style-name="Visited_20_Internet_20_Link">
https://www.ukrinform.ua/rubric-kyiv/3706902-u-stolici-provedut-bezkostovni-ekskursii-do-dna-evropi.html</text:a>
</text:p>
      <!--NEWS-->
      <text:h text:style-name="P10" text:outline-level="1">
<text:span text:style-name="T4">
五角大楼证实，乌克兰的爱国者系统击落了俄罗斯的“匕首”</text:span>
</text:h>
      <text:p text:style-name="P4">
作者: Ukrinform (Person)</text:p>
      <text:p text:style-name="P4">
出版商: Укринформ (Organization)</text:p>
      <text:p text:style-name="P4">
出版时间: 2023-05-09T-16:57:00+03:00</text:p>
      <text:p text:style-name="P4">
修改时间: 2023-05-09T23:57:00+03:00</text:p>
      <text:p text:style-name="P4">
描述: 美国国防部证实，在爱国者系统的帮助下，乌克兰军队击倒了俄罗斯匕首火箭，普京称这是无与伦比的防空。  - 乌克林。</text:p>
      <text:p text:style-name="P4">
图片: ["<text:a xlink:type="simple" xlink:href="https://static.ukrinform.com/photos/2017_03/thumb_files/630_360_1490957505-5736.jpg" text:style-name="Internet_20_link" text:visited-style-name="Visited_20_Internet_20_Link">
630_360_14909...</text:a>
"]</text:p>
      <text:p text:style-name="P4">
标签: ['Пентагон', 'Ракета', 'США', 'Війна з росією', 'Patriot ', 'ППО']</text:p>
      <text:p text:style-name="P4">
类型: Article</text:p>
      <!--METADATA-->
      <text:p text:style-name="P4">
<draw:frame draw:style-name="fr1" draw:name="Image32" text:anchor-type="as-char" svg:width="6.9236in" svg:height="3.949857in" draw:z-index="0">
<draw:image xlink:href="../Images/yкринформ/2023-05-09T-16-57-00-03-00/630_360_1490957505-5736.jpg" xlink:type="simple" xlink:show="embed" xlink:actuate="onLoad" draw:mime-type="image/jpeg"/>
</draw:frame>
美国国防部已经确认，使用爱国者制度的乌克兰军队击倒了俄罗斯匕首火箭，普京称这是无与伦比的防空。</text:p>
      <text:p text:style-name="P4">
五角大楼的发言人帕特里克·赖德(Patrick Ryder)将其报道了他自己的乌克林福明(Ukrinform)记者。</text:p>
      <text:p text:style-name="P4">
“我可以确认他们(乌克兰军队 -  ed。)他们击倒了俄罗斯货币，应用了爱国者导弹防御系统。”美国国防部说。</text:p>
      <text:p text:style-name="P4">
他回忆说，美国和合作伙伴国家已转移到乌克兰爱国者系统，以及现在正在使用的其他设施清单。</text:p>
      <text:p text:style-name="P4">
将军还强调，国际社会将继续增加<text:a xlink:type="simple" xlink:href="https://www.ukrinform.ua/tag-ppo" text:style-name="Internet_20_link" text:visited-style-name="Visited_20_Internet_20_Link">
</text:a>
乌克兰，以及提供核心，以增强我们国家的防御能力。</text:p>
      <text:p text:style-name="P4">
<text:span text:style-name="T4">
另请阅读：</text:span>
 <text:a xlink:type="simple" xlink:href="https://www.ukrinform.ua/rubric-ato/3705549-rosijskij-kindzal-znisili-iz-sistemi-patriot-ignat.html" text:style-name="Internet_20_link" text:visited-style-name="Visited_20_Internet_20_Link">
<text:span text:style-name="T4">
爱国者</text:span>
</text:a>
正如乌克林福姆报道的，星期二<text:a xlink:type="simple" xlink:href="http://www.ukrinform.ua/rubric-ato/3706891-ssa-vidilaut-ukraini-novij-paket-vijskovoi-dopomogi-na-sumu-12-milarda-pentagon.html" text:style-name="Internet_20_link" text:visited-style-name="Visited_20_Internet_20_Link">
</text:a>
价值12亿美元。它包括其他防空系统和弹药； 将西方起始设施，导弹和雷达与乌克兰防空系统集成的设备； 战斗人员的弹药； 口径155毫米的炮弹； 商业周围拍摄的服务； 支持乌克兰战士的培训，维护和支持。</text:p>
      <text:p text:style-name="P4">
News Source: <text:a xlink:type="simple" xlink:href="https://www.ukrinform.ua/rubric-ato/3707061-pentagon-pidtverdiv-so-sistema-patriot-v-ukraini-zbila-rosijskij-kindzal.html" text:style-name="Internet_20_link" text:visited-style-name="Visited_20_Internet_20_Link">
https://www.ukrinform.ua/rubric-ato/3707061-pentagon-pidtverdiv-so-sistema-patriot-v-ukraini-zbila-rosijskij-kindzal.html</text:a>
</text:p>
      <!--NEWS-->
      <text:h text:style-name="P10" text:outline-level="1">
<text:span text:style-name="T4">
在Frankivsk，进行了肾脏的肾脏移植</text:span>
</text:h>
      <text:p text:style-name="P4">
作者: Ukrinform (Person)</text:p>
      <text:p text:style-name="P4">
出版商: Укринформ (Organization)</text:p>
      <text:p text:style-name="P4">
出版时间: 2023-05-09T-18:55:00+03:00</text:p>
      <text:p text:style-name="P4">
修改时间: 2023-05-09T23:55:00+03:00</text:p>
      <text:p text:style-name="P4">
描述: 肾脏移植是在Ivano-Frankivsk地区临床医院进行的。  - 乌克林。</text:p>
      <text:p text:style-name="P4">
图片: ["<text:a xlink:type="simple" xlink:href="https://static.ukrinform.com/photos/2023_05/thumb_files/630_360_1683623062-972.jpg" text:style-name="Internet_20_link" text:visited-style-name="Visited_20_Internet_20_Link">
630_360_16836...</text:a>
", "<text:a xlink:type="simple" xlink:href="https://static.ukrinform.com/photos/2023_05/1683623063-632.jpg" text:style-name="Internet_20_link" text:visited-style-name="Visited_20_Internet_20_Link">
1683623063-63...</text:a>
", "<text:a xlink:type="simple" xlink:href="https://static.ukrinform.com/photos/2023_05/1683623063-366.jpg" text:style-name="Internet_20_link" text:visited-style-name="Visited_20_Internet_20_Link">
1683623063-36...</text:a>
", "<text:a xlink:type="simple" xlink:href="https://static.ukrinform.com/photos/2023_05/1683623063-938.jpg" text:style-name="Internet_20_link" text:visited-style-name="Visited_20_Internet_20_Link">
1683623063-93...</text:a>
"]</text:p>
      <text:p text:style-name="P4">
标签: ['Івано-Франківськ', 'Операція', 'Трансплантація', 'Нирка']</text:p>
      <text:p text:style-name="P4">
类型: Article</text:p>
      <!--METADATA-->
      <text:p text:style-name="P4">
<draw:frame draw:style-name="fr1" draw:name="Image33" text:anchor-type="as-char" svg:width="6.9236in" svg:height="3.956343in" draw:z-index="0">
<draw:image xlink:href="../Images/yкринформ/2023-05-09T-18-55-00-03-00/630_360_1683623062-972.jpg" xlink:type="simple" xlink:show="embed" xlink:actuate="onLoad" draw:mime-type="image/jpeg"/>
</draw:frame>
肾脏移植是在Ivano-Frankivsk地区临床医院进行的。</text:p>
      <text:p text:style-name="P4">
关于<text:a xlink:type="simple" xlink:href="https://www.facebook.com/okl.if.ua/posts/pfbid02g6gCNRDfAczECeSrKRHShVX8bvCzXX2ryT3FFR4X7umaiJSEQYxaha7TK6oQGZQyl" text:style-name="Internet_20_link" text:visited-style-name="Visited_20_Internet_20_Link">
</text:a>
乌克林福姆报道，KNP OKL IVANO-FRANKIVSK地区委员会报告说。</text:p>
      <text:p text:style-name="P4">
“ 5月8日，患者的肾脏死后围栏在患者的区域临床医院进行。 立即肾脏之一<text:a xlink:type="simple" xlink:href="https://www.ukrinform.ua/tag-transplantacia" text:style-name="Internet_20_link" text:visited-style-name="Visited_20_Internet_20_Link">
</text:a>
51岁的-OLD KOLOMYAN，以前是一年的NADIAL。”  - 在Okl的消息中说。</text:p>
      <text:p text:style-name="P4">
<draw:frame draw:style-name="fr1" draw:name="Image34" text:anchor-type="as-char" svg:width="6.9236in" svg:height="4.615733in" draw:z-index="0">
<draw:image xlink:href="../Images/yкринформ/2023-05-09T-18-55-00-03-00/1683623063-632.jpg" xlink:type="simple" xlink:show="embed" xlink:actuate="onLoad" draw:mime-type="image/jpeg"/>
</draw:frame>
<draw:frame draw:style-name="fr1" draw:name="Image35" text:anchor-type="as-char" svg:width="6.9236in" svg:height="4.615733in" draw:z-index="0">
<draw:image xlink:href="../Images/yкринформ/2023-05-09T-18-55-00-03-00/1683623063-366.jpg" xlink:type="simple" xlink:show="embed" xlink:actuate="onLoad" draw:mime-type="image/jpeg"/>
</draw:frame>
这位捐助者成为了65岁的Ivano-Frankivsk居民，他的脑死亡。</text:p>
      <text:p text:style-name="P4">
莉莉亚哈瓦加(Liliahevaga)的协调员说：“这位患者的缺血性中风很复杂，几乎没有机会返回他的返回。”</text:p>
      <text:p text:style-name="P4">
<draw:frame draw:style-name="fr1" draw:name="Image36" text:anchor-type="as-char" svg:width="6.9236in" svg:height="4.615733in" draw:z-index="0">
<draw:image xlink:href="../Images/yкринформ/2023-05-09T-18-55-00-03-00/1683623063-938.jpg" xlink:type="simple" xlink:show="embed" xlink:actuate="onLoad" draw:mime-type="image/jpeg"/>
</draw:frame>
注意到，妻子和捐助者确认了对死后移植的同意。 在Ivano-Frankivsk Okl中，计划了肾脏移植。</text:p>
      <text:p text:style-name="P4">
<text:span text:style-name="T4">
另请阅读：</text:span>
 <text:a xlink:type="simple" xlink:href="https://www.ukrinform.ua/rubric-regions/3705070-u-lvovi-proveli-persu-uspisnu-transplantaciu-pidslunkovoi-zalozi-ta-nirki.html" text:style-name="Internet_20_link" text:visited-style-name="Visited_20_Internet_20_Link">
<text:span text:style-name="T4">
肾脏</text:span>
</text:a>
其余的器官被送往LVIV医院，以便另外两名患者拥有移植的肝脏和肾脏的充实生活。</text:p>
      <text:p text:style-name="P4">
据乌克林福姆报道，从今年年初开始，乌克兰已经进行了1,24次器官的移植。</text:p>
      <text:p text:style-name="P4">
<text:span text:style-name="T5">
foto：knp okl ivano-frankivsk区域委员会</text:span>
</text:p>
      <text:p text:style-name="P4">
News Source: <text:a xlink:type="simple" xlink:href="https://www.ukrinform.ua/rubric-regions/3706695-u-frankivsku-proveli-transplantaciu-nirki-vid-posmertnogo-donora.html" text:style-name="Internet_20_link" text:visited-style-name="Visited_20_Internet_20_Link">
https://www.ukrinform.ua/rubric-regions/3706695-u-frankivsku-proveli-transplantaciu-nirki-vid-posmertnogo-donora.html</text:a>
</text:p>
      <!--NEWS-->
      <text:h text:style-name="P10" text:outline-level="1">
<text:span text:style-name="T4">
“皇家”在欧洲冠军联赛的1/2决赛中与曼城的平局比赛</text:span>
</text:h>
      <text:p text:style-name="P4">
作者: Ukrinform (Person)</text:p>
      <text:p text:style-name="P4">
出版商: Укринформ (Organization)</text:p>
      <text:p text:style-name="P4">
出版时间: 2023-05-09T-20:53:35+03:00</text:p>
      <text:p text:style-name="P4">
修改时间: 2023-05-09T23:53:35+03:00</text:p>
      <text:p text:style-name="P4">
描述: 比赛将于5月17日举行。  - 乌克林。</text:p>
      <text:p text:style-name="P4">
图片: ["<text:a xlink:type="simple" xlink:href="https://static.ukrinform.com/photos/2023_05/thumb_files/630_360_1683665486-414.jpg" text:style-name="Internet_20_link" text:visited-style-name="Visited_20_Internet_20_Link">
630_360_16836...</text:a>
"]</text:p>
      <text:p text:style-name="P4">
标签: ['Футбол', 'Ліга чемпіонів', 'Реал Мадрид', 'Манчестер Сіті']</text:p>
      <text:p text:style-name="P4">
类型: Article</text:p>
      <!--METADATA-->
      <text:p text:style-name="P4">
<draw:frame draw:style-name="fr1" draw:name="Image37" text:anchor-type="as-char" svg:width="6.9236in" svg:height="3.956343in" draw:z-index="0">
<draw:image xlink:href="../Images/yкринформ/2023-05-09T-20-53-35-03-00/630_360_1683665486-414.jpg" xlink:type="simple" xlink:show="embed" xlink:actuate="onLoad" draw:mime-type="image/jpeg"/>
</draw:frame>
比赛将于5月17日举行。</text:p>
      <text:p text:style-name="P4">
西班牙“真实”标题的代理所有者从足球运动员“曼彻斯特城”中抽奖(1：1)，报道乌克林福姆。</text:p>
      <text:p text:style-name="P4">
比赛中的比分是由Vinisius Junior打开的，他在第36分钟得分。 这是2022/23赛季51场比赛中足球运动员的第23个进球。 这是Vinisius的个人记录。</text:p>
      <text:p text:style-name="P4">
Manci球员能够比较下半场的分数 - 进球得分为De Brunyne。 因此，确定这场比赛中的强度不超过1：1。</text:p>
      <text:p text:style-name="P4">
这场比赛是为马德里队Carlo Ancholotti 190-M.63岁的意大利人的导师重复了这场比赛的记录，该比赛属于传奇的Seruaulex Ferguson。</text:p>
      <text:p text:style-name="P4">
在与曼城的主要俱乐部欧洲杯锦标赛的1/2决赛中，将击败苏格兰著名专家Istane的成就，这是冠军联赛的绝对纪录持有者。</text:p>
      <text:p text:style-name="P4">
这场响应的比赛将于5月17日在曼彻斯特的Arihad竞技场举行。</text:p>
      <text:p text:style-name="P4">
<text:span text:style-name="T4">
另请阅读：</text:span>
 <text:a xlink:type="simple" xlink:href="https://www.ukrinform.ua/rubric-sports/3706444-rozpocinautsa-matci-12-finalu-futbolnih-evrokubkiv.html" text:style-name="Internet_20_link" text:visited-style-name="Visited_20_Internet_20_Link">
</text:a>
据乌克林福姆(Ukrinform)报道，明天，5月10日，米兰将与冠军联赛半决赛的第一场“ Intere”比赛。</text:p>
      <text:p text:style-name="P4">
照片：Getty图像</text:p>
      <text:p text:style-name="P4">
News Source: <text:a xlink:type="simple" xlink:href="https://www.ukrinform.ua/rubric-sports/3707060-real-zigrav-vniciu-z-mancester-siti-u-persomu-matci-12-finalu-ligi-cempioniv-uefa.html" text:style-name="Internet_20_link" text:visited-style-name="Visited_20_Internet_20_Link">
https://www.ukrinform.ua/rubric-sports/3707060-real-zigrav-vniciu-z-mancester-siti-u-persomu-matci-12-finalu-ligi-cempioniv-uefa.html</text:a>
</text:p>
      <!--NEWS-->
      <text:h text:style-name="P10" text:outline-level="1">
<text:span text:style-name="T4">
在2023年欧洲电视网上，对前十名入围者的投票开始</text:span>
</text:h>
      <text:p text:style-name="P4">
作者: Ukrinform (Person)</text:p>
      <text:p text:style-name="P4">
出版商: Укринформ (Organization)</text:p>
      <text:p text:style-name="P4">
出版时间: 2023-05-09T-22:42:00+03:00</text:p>
      <text:p text:style-name="P4">
修改时间: 2023-05-09T23:42:00+03:00</text:p>
      <text:p text:style-name="P4">
描述: 英国利物浦是由前15位表演者演出的，他们参加了Eurovision歌曲大赛的结局。  - 乌克林。</text:p>
      <text:p text:style-name="P4">
图片: ["<text:a xlink:type="simple" xlink:href="https://static.ukrinform.com/photos/2023_02/thumb_files/630_360_1675352996-430.png" text:style-name="Internet_20_link" text:visited-style-name="Visited_20_Internet_20_Link">
630_360_16753...</text:a>
"]</text:p>
      <text:p text:style-name="P4">
标签: ['Євробачення', 'Конкурс', 'Музика']</text:p>
      <text:p text:style-name="P4">
类型: Article</text:p>
      <!--METADATA-->
      <text:p text:style-name="P4">
<draw:frame draw:style-name="fr1" draw:name="Image38" text:anchor-type="as-char" svg:width="6.9236in" svg:height="3.956343in" draw:z-index="0">
<draw:image xlink:href="../Images/yкринформ/2023-05-09T-22-42-00-03-00/630_360_1675352996-430.png" xlink:type="simple" xlink:show="embed" xlink:actuate="onLoad" draw:mime-type="image/png"/>
</draw:frame>
利物浦是前15位参加Eurovision歌曲大赛退出决赛的表演者。</text:p>
      <text:p text:style-name="P4">
根据通讯员乌克兰福鲁姆(Ukrinforum)的说法，比赛前十名决赛入围者的投票开始。</text:p>
      <text:p text:style-name="P4">
同时，这位乌克兰歌手阿里沙(Alyosha)上台，他对俄罗斯对乌克兰的全面战争和强迫夜间一夜都有很大的数量。 在《警笛声》的声音下，她与英国表演者Rebecccorguson一起演奏了标志性的英国乐队Duran Duran“普通世界”的歌。 同样在其实施中也可以听到乌克兰的文字。</text:p>
      <text:p text:style-name="P4">
值得注意的是，乌克兰在2023年欧洲电视网的第一个半决赛中不投票。</text:p>
      <text:p text:style-name="P4">
据乌克林福姆(Ukrinform)报道，第67届国际歌曲2023年国际歌曲竞赛的第一个半决赛是在英国利物浦发起的。</text:p>
      <text:p text:style-name="P4">
该节目的领导者：乌克兰歌手兼词曲作者尤利娅·萨纳纳(Yulia Sanina)，英国女演员兼歌手汉娜·韦丁(Hanna Vedding)，英国说唱歌手和舞者阿拉什迪克森(Aloshadixon)。</text:p>
      <text:p text:style-name="P4">
<text:span text:style-name="T4">
另请阅读：</text:span>
 <text:a xlink:type="simple" xlink:href="https://www.ukrinform.ua/rubric-culture/3707045-frontvumen-ukrainskogo-gurtu-the-hardkiss-ulia-sanina-vidkrila-persij-pivfinal-evrobacenna.html" text:style-name="Internet_20_link" text:visited-style-name="Visited_20_Internet_20_Link">
<text:span text:style-name="T4">
 eurobacker </text:span>
</text:a>
5月9日，在第一个半决赛中，15个国家的代表进行了。</text:p>
      <text:p text:style-name="P4">
挪威(亚历山德拉与国王之歌女王)马耳他(街头艺人，舞蹈(我们自己的聚会)塞尔维亚(Luke Black, Samo mi se spava)拉脱维亚(突然的灯光，aijā)葡萄牙(模仿，人工智能)爱尔兰(野生青年，我们是一个)克罗地亚(3航班，妈妈šk!)瑞士(雷莫·福雷(Remo Forrer))以色列(Noa Kirel，独角兽)摩尔多瓦(Pasha Parfeni，太阳和月亮)瑞典(传说，纹身)阿塞拜疆(turalturanx，告诉我更多)捷克共和国(维斯纳，我姐姐的王冠)荷兰(Mia Nicolai和Dion Cooper，燃烧的日光)芬兰(包装纸，cha cha cha))<text:span text:style-name="T4">
另请阅读：</text:span>
 <text:a xlink:type="simple" xlink:href="https://www.ukrinform.ua/rubric-culture/3707037-evrobacenna2023-tvorchi-zapustili-manifest-iz-zaklikom-prodovziti-pidtrimku-ukrainu.html" text:style-name="Internet_20_link" text:visited-style-name="Visited_20_Internet_20_Link">
<text:span text:style-name="T4">
 eurobacker </text:span>
</text:a>
第二个半决赛<text:a xlink:type="simple" xlink:href="https://www.ukrinform.ua/tag-evrobacenna" text:style-name="Internet_20_link" text:visited-style-name="Visited_20_Internet_20_Link">
</text:a>
它将在11日11日举行，将由16名参与者参加。 决赛 -  5月13日。</text:p>
      <text:p text:style-name="P4">
乌克兰的代表TVORCHI的歌曲“钢铁之心”据右派立即进入了演出的决赛。</text:p>
      <text:p text:style-name="P4">
<text:span text:style-name="T5">
照片：BBC</text:span>
</text:p>
      <text:p text:style-name="P4">
News Source: <text:a xlink:type="simple" xlink:href="https://www.ukrinform.ua/rubric-culture/3707059-evrobacenna-2023-pocalosa-golosuvanna-za-persu-desatku-finalistiv.html" text:style-name="Internet_20_link" text:visited-style-name="Visited_20_Internet_20_Link">
https://www.ukrinform.ua/rubric-culture/3707059-evrobacenna-2023-pocalosa-golosuvanna-za-persu-desatku-finalistiv.html</text:a>
</text:p>
      <!--NEWS-->
      <text:h text:style-name="P10" text:outline-level="1">
<text:span text:style-name="T4">
“电动机”让位给第二次德甲比赛</text:span>
</text:h>
      <text:p text:style-name="P4">
作者: Ukrinform (Person)</text:p>
      <text:p text:style-name="P4">
出版商: Укринформ (Organization)</text:p>
      <text:p text:style-name="P4">
出版时间: 2023-05-09T-24:29:00+03:00</text:p>
      <text:p text:style-name="P4">
修改时间: 2023-05-09T23:29:00+03:00</text:p>
      <text:p text:style-name="P4">
描述: Zaporizhzhia团队排名第17。  - 乌克林。</text:p>
      <text:p text:style-name="P4">
图片: ["<text:a xlink:type="simple" xlink:href="https://static.ukrinform.com/photos/2023_05/thumb_files/630_360_1683663942-166.jpg" text:style-name="Internet_20_link" text:visited-style-name="Visited_20_Internet_20_Link">
630_360_16836...</text:a>
"]</text:p>
      <text:p text:style-name="P4">
标签: ['гандбол', 'Мотор Запоріжжя']</text:p>
      <text:p text:style-name="P4">
类型: Article</text:p>
      <!--METADATA-->
      <text:p text:style-name="P4">
<draw:frame draw:style-name="fr1" draw:name="Image39" text:anchor-type="as-char" svg:width="6.9236in" svg:height="3.956343in" draw:z-index="0">
<draw:image xlink:href="../Images/yкринформ/2023-05-09T-24-29-00-03-00/630_360_1683663942-166.jpg" xlink:type="simple" xlink:show="embed" xlink:actuate="onLoad" draw:mime-type="image/jpeg"/>
</draw:frame>
Zaporizhzhia团队排名第17。</text:p>
      <text:p text:style-name="P4">
乌克林法姆报道，沃尔夫尔兹堡队的局外人35：37据报道，Zaporozhye的运动Zaporozhye让位给了比赛的局外人。</text:p>
      <text:p text:style-name="P4">
失去上半场(15:18)，乌克兰队打破了比赛的进展，并不断考虑3球(32:29). Проте закінчення матчу залишилося за суперником, і«Мотор» програв поєдинок з рахунком 35:37.</text:p>
      <text:p text:style-name="P4">
У другій Бундеслізі «Мотор» має 9 перемог, 3 нічиї та 20 поразок. Запорізькакоманда набрала 21 очко та посідає 17-те місце серед 20 команд.</text:p>
      <text:p text:style-name="P4">
<text:span text:style-name="T4">
Читайте також:</text:span>
 <text:a xlink:type="simple" xlink:href="https://www.ukrinform.ua/rubric-sports/3704586-gandbolisti-zaporizkogo-motora-vodinadcate-stali-cempionami-ukraini.html" text:style-name="Internet_20_link" text:visited-style-name="Visited_20_Internet_20_Link">
 <text:span text:style-name="T4">
Мотор</text:span>
 </text:a>
正如乌克林福姆报道的那样，Zaporizhhya Motor赢得了乌克兰冠军。</text:p>
      <text:p text:style-name="P4">
照片：facebook.com/handball.lub.motor</text:p>
      <text:p text:style-name="P4">
News Source: <text:a xlink:type="simple" xlink:href="https://www.ukrinform.ua/rubric-sports/3707057-motor-postupivsa-u-matci-drugoi-bundesligi.html" text:style-name="Internet_20_link" text:visited-style-name="Visited_20_Internet_20_Link">
https://www.ukrinform.ua/rubric-sports/3707057-motor-postupivsa-u-matci-drugoi-bundesligi.html</text:a>
</text:p>
      <!--NEWS-->
      <text:h text:style-name="P10" text:outline-level="1">
<text:span text:style-name="T4">
为俄罗斯联邦建立特殊阈值的联盟敦促世界支持乌克兰和平公式</text:span>
</text:h>
      <text:p text:style-name="P4">
作者: Ukrinform (Person)</text:p>
      <text:p text:style-name="P4">
出版商: Укринформ (Organization)</text:p>
      <text:p text:style-name="P4">
出版时间: 2023-05-09T-26:28:00+03:00</text:p>
      <text:p text:style-name="P4">
修改时间: 2023-05-09T23:28:00+03:00</text:p>
      <text:p text:style-name="P4">
描述: 为俄罗斯建立特别法庭的参与者呼吁国际社会支持在俄罗斯联邦对乌克兰侵略的适当司法机制的应用。  - 乌克林。</text:p>
      <text:p text:style-name="P4">
图片: ["<text:a xlink:type="simple" xlink:href="https://static.ukrinform.com/photos/2018_07/thumb_files/630_360_1531734661-9587.jpg" text:style-name="Internet_20_link" text:visited-style-name="Visited_20_Internet_20_Link">
630_360_15317...</text:a>
"]</text:p>
      <text:p text:style-name="P4">
标签: ['Трибунал', 'Україна', 'Воєнні злочини', 'Війна з росією', 'Формула миру']</text:p>
      <text:p text:style-name="P4">
类型: Article</text:p>
      <!--METADATA-->
      <text:p text:style-name="P4">
<draw:frame draw:style-name="fr1" draw:name="Image40" text:anchor-type="as-char" svg:width="6.9236in" svg:height="3.956343in" draw:z-index="0">
<draw:image xlink:href="../Images/yкринформ/2023-05-09T-26-28-00-03-00/630_360_1531734661-9587.jpg" xlink:type="simple" xlink:show="embed" xlink:actuate="onLoad" draw:mime-type="image/jpeg"/>
</draw:frame>
成立俄罗斯特别法庭的参与者呼吁国际法支持适当的司法机制在俄罗斯攻击联合会针对乌克兰的联合会中。</text:p>
      <text:p text:style-name="P4">
这在[]的联盟参与者的联合声明中指出了这一点。(http://www.president.gov.ua/news/spilna-zayava-stosovno-zusil-zi-stvorennya-tribunalu-shodo-z-82785)，报道乌克林福姆。</text:p>
      <text:p text:style-name="P4">
“我们确认，负责犯下反乌克兰侵略罪的人不应保持不受惩罚，我们敦促国际社会考虑适当的行动，特别是通过建立适当的司法机制来确保对犯罪的有效责任来考虑适当的行动。</text:p>
      <text:p text:style-name="P4">
有人强调，欧洲和世界的安全是相互联系的，只有在完全观察国际法的情况下，只有在国际法中观察到的一部分，这是联合国国家的领土完整性和政治独立性。</text:p>
      <text:p text:style-name="P4">
联盟参与者对乌克兰的勇气和耐力表示深切的尊重，乌克兰已成为所有欧洲国家储存世界国家的强大盾牌。</text:p>
      <text:p text:style-name="P4">
<text:span text:style-name="T4">
另请阅读：</text:span>
 <text:a xlink:type="simple" xlink:href="https://www.ukrinform.ua/rubric-polytics/3706961-zelenskij-zvernuvsa-do-ucasnikiv-samitu-koalicii-zi-stvorenna-spectribunalu-dla-rosii.html" text:style-name="Internet_20_link" text:visited-style-name="Visited_20_Internet_20_Link">
<text:span text:style-name="T4">
特别法庭</text:span>
</text:a>
“乌克兰不仅要为未来，而且还要支付高昂的价格，而且还要为其他人的安全。我们确认我们对乌克兰人民的坚定支持，这将是为了保护我们的独立性在俄罗斯的背景下侵略，”  - 说。</text:p>
      <text:p text:style-name="P4">
除其他事项外，联盟参与者宣布支持公平与长期和平原则，这反映在弗拉基米尔的公式中。 他们支持上述倡议的实施，并呼吁与所有州采取类似的步骤。</text:p>
      <text:p text:style-name="P4">
“我们强调，我们将与乌克兰在敌人侵略者的斗争中并肩作战，并呼吁在其国际认可的边界中完全恢复乌克兰的领土承诺，这些边界扩展到其领土。我们敦促整个世界支持整个世界的帮助。声明的作者强调。他们还敦促俄罗斯立即释放所有非法保留的乌克兰公民，并返回所有被驱逐出境，包括儿童。</text:p>
      <text:p text:style-name="P4">
<text:span text:style-name="T4">
另请阅读：</text:span>
 <text:a xlink:type="simple" xlink:href="https://www.ukrinform.ua/rubric-polytics/3704632-zelenskij-ukraina-pracuvatime-nad-stvorennam-okremogo-miznarodnogo-tribunalu-a-ne-gibridnogo.html" text:style-name="Internet_20_link" text:visited-style-name="Visited_20_Internet_20_Link">
<text:span text:style-name="T4">
法庭</text:span>
</text:a>
“我们确认我们致力于持有国际法肇事者的承诺，并支持国际机制的努力，包括国际刑事法院，联合国国际国际国际调查委员会反对乌克兰的欧安组织莫斯科机制，”虐待性。</text:p>
      <text:p text:style-name="P4">
联盟参与者强调了实现正义的必要性，正如布坎宣言对乌克兰领土上犯下的国际法最严重犯罪的责任所提供的那样。</text:p>
      <text:p text:style-name="P4">
正如乌克林福姆报道的，5月9日<text:a xlink:type="simple" xlink:href="http://www.ukrinform.ua/amp/rubric-polytics/3706934-zelenskij-ocoliv-samit-osnovnoi-grupi-zi-stvorenna-spectribunalu-z-37-ucasnikami.html" text:style-name="Internet_20_link" text:visited-style-name="Visited_20_Internet_20_Link">
</text:a>
主要小组致力于建立一个有关侵略乌克兰犯罪的特别法庭。</text:p>
      <text:p text:style-name="P4">
News Source: <text:a xlink:type="simple" xlink:href="https://www.ukrinform.ua/rubric-polytics/3707058-koalicia-zi-stvorenna-spectribunalu-dla-rf-zaklikala-svit-pidtrimati-ukrainsku-formulu-miru.html" text:style-name="Internet_20_link" text:visited-style-name="Visited_20_Internet_20_Link">
https://www.ukrinform.ua/rubric-polytics/3707058-koalicia-zi-stvorenna-spectribunalu-dla-rf-zaklikala-svit-pidtrimati-ukrainsku-formulu-miru.html</text:a>
</text:p>
      <!--NEWS-->
      <text:h text:style-name="P10" text:outline-level="1">
<text:span text:style-name="T4">
ODESA-雷尼的曲目将在本周末结束时变得复杂</text:span>
</text:h>
      <text:p text:style-name="P4">
作者: Ukrinform (Person)</text:p>
      <text:p text:style-name="P4">
出版商: Укринформ (Organization)</text:p>
      <text:p text:style-name="P4">
出版时间: 2023-05-09T-28:09:43+03:00</text:p>
      <text:p text:style-name="P4">
修改时间: 2023-05-09T23:09:43+03:00</text:p>
      <text:p text:style-name="P4">
描述: 乌克兰国家边境部门警告说，控制哨所“ Lighthouse”领域的道路“ ODESA -RENI”的并发症与维修工作有关，该工作将持续到5月14日。  - 乌克林。</text:p>
      <text:p text:style-name="P4">
图片: ["<text:a xlink:type="simple" xlink:href="https://static.ukrinform.com/photos/2017_08/thumb_files/630_360_1503496321-2944.jpg" text:style-name="Internet_20_link" text:visited-style-name="Visited_20_Internet_20_Link">
630_360_15034...</text:a>
"]</text:p>
      <text:p text:style-name="P4">
标签: ['Одеса', 'Прикордонники']</text:p>
      <text:p text:style-name="P4">
类型: Article</text:p>
      <!--METADATA-->
      <text:p text:style-name="P4">
<draw:frame draw:style-name="fr1" draw:name="Image41" text:anchor-type="as-char" svg:width="6.9236in" svg:height="3.956343in" draw:z-index="0">
<draw:image xlink:href="../Images/yкринформ/2023-05-09T-28-09-43-03-00/630_360_1503496321-2944.jpg" xlink:type="simple" xlink:show="embed" xlink:actuate="onLoad" draw:mime-type="image/jpeg"/>
</draw:frame>
乌克兰国家边境部门警告说，控制哨所“灯塔”区域“ Odesa -Reni”运动的并发症与将持续到5月14日的维修工作有关。</text:p>
      <text:p text:style-name="P4">
正如乌克林福姆报道的那样，SPSU在[]中报道了(https://t.me/DPSUkr/11118).</text:p>
      <text:p text:style-name="P4">
"До уваги водіїв!З 08:30 10 травня по 18:00 14 травня на автомобільній дорозі"Одеса – Рені" в районі контрольного посту "Маяки" здійснюватимуться ремонтніроботи. Рух даною ділянкою буде ускладнено", – ідеться в повідомленні.</text:p>
      <text:p text:style-name="P4">
<text:span text:style-name="T4">
Читайте також:</text:span>
 <text:a xlink:type="simple" xlink:href="https://www.ukrinform.ua/rubric-kyiv/3706725-u-stolici-na-vulici-volodimirskij-cerez-remont-castkovo-obmezili-ruh.html" text:style-name="Internet_20_link" text:visited-style-name="Visited_20_Internet_20_Link">
 <text:span text:style-name="T4">
ремонт</text:span>
 </text:a>
根据初步数据，车辆的通过将通过可逆的流量进行。</text:p>
      <text:p text:style-name="P4">
正如乌克林福姆报道的<text:a xlink:type="simple" xlink:href="https://www.ukrinform.ua/rubric-economy/3705022-u-punkti-propusku-agodindorogusk-obmezili-ruh-vantazivok-do-3-cervna.html" text:style-name="Internet_20_link" text:visited-style-name="Visited_20_Internet_20_Link">
</text:a>
通过抗议波兰承运人。</text:p>
      <text:p text:style-name="P4">
示例性，odesa-reni路线</text:p>
      <text:p text:style-name="P4">
News Source: <text:a xlink:type="simple" xlink:href="https://www.ukrinform.ua/rubric-regions/3707054-ruhu-trasou-odesa-reni-bude-uskladnenij-do-kinca-tizna.html" text:style-name="Internet_20_link" text:visited-style-name="Visited_20_Internet_20_Link">
https://www.ukrinform.ua/rubric-regions/3707054-ruhu-trasou-odesa-reni-bude-uskladnenij-do-kinca-tizna.html</text:a>
</text:p>
      <!--NEWS-->
      <text:h text:style-name="P10" text:outline-level="1">
<text:span text:style-name="T4">
Zelensky：在5月8日不击败纳粹主义的情况下，将不是欧洲日</text:span>
</text:h>
      <text:p text:style-name="P4">
作者: Ukrinform (Person)</text:p>
      <text:p text:style-name="P4">
出版商: Укринформ (Organization)</text:p>
      <text:p text:style-name="P4">
出版时间: 2023-05-09T-30:06:00+03:00</text:p>
      <text:p text:style-name="P4">
修改时间: 2023-05-09T23:06:00+03:00</text:p>
      <text:p text:style-name="P4">
描述: 从现在开始，乌克兰已经建立了一系列诚实的历史事件：如果没有在5月8日击败纳粹主义的情况下，将在5月9日没有欧洲的日子。  - 乌克林。</text:p>
      <text:p text:style-name="P4">
图片: ["<text:a xlink:type="simple" xlink:href="https://static.ukrinform.com/photos/2023_04/thumb_files/630_360_1680700465-123.jpg" text:style-name="Internet_20_link" text:visited-style-name="Visited_20_Internet_20_Link">
630_360_16807...</text:a>
"]</text:p>
      <text:p text:style-name="P4">
标签: ['Друга світова', 'Україна', 'День Європи ', 'Зеленський', 'Війна з росією']</text:p>
      <text:p text:style-name="P4">
类型: Article</text:p>
      <!--METADATA-->
      <text:p text:style-name="P4">
<draw:frame draw:style-name="fr1" draw:name="Image42" text:anchor-type="as-char" svg:width="6.9236in" svg:height="3.956343in" draw:z-index="0">
<draw:image xlink:href="../Images/yкринформ/2023-05-09T-30-06-00-03-00/630_360_1680700465-123.jpg" xlink:type="simple" xlink:show="embed" xlink:actuate="onLoad" draw:mime-type="image/jpeg"/>
</draw:frame>
从现在开始，乌克兰已经建立了一系列诚实的历史事件：5月8日，欧洲的纳粹主义将没有一天。</text:p>
      <text:p text:style-name="P4">
在[]期间，Volodymyr Zelenskyy强调了这一点(https://www.youtube.com/watch?v=mMMiJq9AxmA)在战争的第440天结束时。</text:p>
      <text:p text:style-name="P4">
“昨天，5月8日，欧洲和世界上提到了关于投降纳粹主义的共同胜利。我们将不会拥有如此统一的欧洲 - 欧洲，没有侵略性和报仇，欧洲，欧洲尊重不同的文化，克服了仅在欧洲总统说：“法律飞机为我们大陆的一种多种多样而感到自豪。”</text:p>
      <text:p text:style-name="P4">
据他说，越来越多的人会知道诚实的历史，并看到20世纪和21世纪的共同侵略，他们将更加欣赏顺序。</text:p>
      <text:p text:style-name="P4">
“在第二次世界大战中，纪念与纳粹主义的胜利日，立即在游泳中 -  <text:a xlink:type="simple" xlink:href="https://www.ukrinform.ua/tag-den-evropi" text:style-name="Internet_20_link" text:visited-style-name="Visited_20_Internet_20_Link">
</text:a>
，欧洲是一个实现的奇迹大陆。 这只是时间问题，我们可以为乌克兰恢复欧洲的欧洲地区和平，”  - 说。</text:p>
      <text:p text:style-name="P4">
<text:span text:style-name="T4">
另请阅读：</text:span>
 <text:a xlink:type="simple" xlink:href="https://www.ukrinform.ua/rubric-world/3707015-den-evropi-osoblivij-ukrainskij.html" text:style-name="Internet_20_link" text:visited-style-name="Visited_20_Internet_20_Link">
<text:span text:style-name="T4">
天</text:span>
 <text:span text:style-name="T4">
 </text:span>
欧洲**</text:a>
国家元首强调，目前的侵略者的丧失是时间问题，俄罗斯的报仇将被我们的士兵的勇气和自由世界的共同力量所压制。 总统还感谢尤其是胜利的士兵，特别是向反映俄罗斯从天上发动袭击的空军战斗机。</text:p>
      <text:p text:style-name="P4">
据乌克林福姆报道，Volodymyr Zelenskyy签署了第266/2023号法令，这是5月9日<text:a xlink:type="simple" xlink:href="http://www.ukrinform.ua/rubric-society/3706138-ukraina-soricno-9-travna-vidznacatime-den-evropi-ukaz-prezidenta.html" text:style-name="Internet_20_link" text:visited-style-name="Visited_20_Internet_20_Link">
</text:a>
。 早些时候，这一天在5月的第三个星期六庆祝。</text:p>
      <text:p text:style-name="P4">
总统也<text:a xlink:type="simple" xlink:href="http://www.ukrinform.ua/rubric-polytics/3706137-zelenskij-proponue-vidznacati-den-pamati-ta-peremogi-nad-nacizmom-8-travna.html" text:style-name="Internet_20_link" text:visited-style-name="Visited_20_Internet_20_Link">
</text:a>
纪念法案和击败世界大战的纳粹主义。</text:p>
      <text:p text:style-name="P4">
_foto：op _</text:p>
      <text:p text:style-name="P4">
News Source: <text:a xlink:type="simple" xlink:href="https://www.ukrinform.ua/rubric-ato/3707052-zelenskij-bez-peremogi-nad-nacizmom-8-travna-ne-bulo-b-dna-evropi.html" text:style-name="Internet_20_link" text:visited-style-name="Visited_20_Internet_20_Link">
https://www.ukrinform.ua/rubric-ato/3707052-zelenskij-bez-peremogi-nad-nacizmom-8-travna-ne-bulo-b-dna-evropi.html</text:a>
</text:p>
      <!--NEWS-->
      <text:h text:style-name="P10" text:outline-level="1">
<text:span text:style-name="T4">
顿涅茨克的国防军摧毁了俄罗斯人的RB</text:span>
</text:h>
      <text:p text:style-name="P4">
作者: Ukrinform (Person)</text:p>
      <text:p text:style-name="P4">
出版商: Укринформ (Organization)</text:p>
      <text:p text:style-name="P4">
出版时间: 2023-05-09T-32:00:39+03:00</text:p>
      <text:p text:style-name="P4">
修改时间: 2023-05-09T23:00:39+03:00</text:p>
      <text:p text:style-name="P4">
描述: 在顿涅茨克地区，乌克兰的捍卫者在空中情报的帮助下摧毁了俄罗斯军队的电子斗争的补救措施。  - 乌克林。</text:p>
      <text:p text:style-name="P4">
图片: ["<text:a xlink:type="simple" xlink:href="https://static.ukrinform.com/photos/2023_05/thumb_files/630_360_1683662375-929.jpg" text:style-name="Internet_20_link" text:visited-style-name="Visited_20_Internet_20_Link">
630_360_16836...</text:a>
"]</text:p>
      <text:p text:style-name="P4">
标签: ['Прикордонники', 'Війна з росією']</text:p>
      <text:p text:style-name="P4">
类型: Article</text:p>
      <!--METADATA-->
      <text:p text:style-name="P4">
<draw:frame draw:style-name="fr1" draw:name="Image43" text:anchor-type="as-char" svg:width="6.9236in" svg:height="3.956343in" draw:z-index="0">
<draw:image xlink:href="../Images/yкринформ/2023-05-09T-32-00-39-03-00/630_360_1683662375-929.jpg" xlink:type="simple" xlink:show="embed" xlink:actuate="onLoad" draw:mime-type="image/jpeg"/>
</draw:frame>
在乌丹特地区，乌克兰的捍卫者在空中情报的帮助下摧毁了俄罗斯军队的放射性斗争手段。</text:p>
      <text:p text:style-name="P4">
正如乌克林福姆报道的那样，这已经报道了<text:a xlink:type="simple" xlink:href="https://dpsu.gov.ua/ua/news/%20video%20-na-donechchini-prikordonniki-dopomogli-znishchiti-vorozhiy-zasib-reb/" text:style-name="Internet_20_link" text:visited-style-name="Visited_20_Internet_20_Link">
</text:a>
通过发布适当的视频。</text:p>
      <text:p text:style-name="P4">
边境警卫在无人机的帮助下找到了位置，工具的位置和敌方步兵的运动，然后传输了乌克兰在线武装部队旅馆之一的炮兵部队的坐标。</text:p>
      <text:p text:style-name="P4">
<text:span text:style-name="T4">
另请阅读：</text:span>
 <text:a xlink:type="simple" xlink:href="https://www.ukrinform.ua/rubric-ato/3707003-na-tavrijskomu-napramku-rosiani-22-razi-bezrezultatno-atakuvali-pozicii-zsu.html" text:style-name="Internet_20_link" text:visited-style-name="Visited_20_Internet_20_Link">
</text:a>
由于DPSU战斗机的调整下的大火，消除了Khitudes。</text:p>
      <text:p text:style-name="P4">
据乌克林福姆(Ukrinform)报道，截至5月9日，在全面的战争中，俄罗斯在战争中损失了超过1.9.5亿个军事单位。</text:p>
      <text:p text:style-name="P4">
照片说明性</text:p>
      <text:p text:style-name="P4">
News Source: <text:a xlink:type="simple" xlink:href="https://www.ukrinform.ua/rubric-ato/3707051-sili-oboroni-na-doneccini-znisili-reb-rosian.html" text:style-name="Internet_20_link" text:visited-style-name="Visited_20_Internet_20_Link">
https://www.ukrinform.ua/rubric-ato/3707051-sili-oboroni-na-doneccini-znisili-reb-rosian.html</text:a>
</text:p>
      <!--NEWS-->
      <text:h text:style-name="P10" text:outline-level="1">
<text:span text:style-name="T4">
与欧盟的出口纠纷将在当前合同基础内解决 - 总统</text:span>
</text:h>
      <text:p text:style-name="P4">
作者: Ukrinform (Person)</text:p>
      <text:p text:style-name="P4">
出版商: Укринформ (Organization)</text:p>
      <text:p text:style-name="P4">
出版时间: 2023-05-09T-35:52:00+03:00</text:p>
      <text:p text:style-name="P4">
修改时间: 2023-05-09T22:52:00+03:00</text:p>
      <text:p text:style-name="P4">
描述: 乌克兰沃罗迪米尔·泽伦斯基（Volodymyr Zelensky）总裁兼欧盟委员会主管Ursula von der Liaan讨论了乌克兰与许多欧盟国家之间的出口纠纷。  - 乌克林。</text:p>
      <text:p text:style-name="P4">
图片: ["<text:a xlink:type="simple" xlink:href="https://static.ukrinform.com/photos/2023_05/thumb_files/630_360_1683632260-653.jpg" text:style-name="Internet_20_link" text:visited-style-name="Visited_20_Internet_20_Link">
630_360_16836...</text:a>
"]</text:p>
      <text:p text:style-name="P4">
标签: ['Економіка', 'Експорт', 'Євросоюз', 'Торгівля', 'Зеленський', 'Фон дер Ляєн']</text:p>
      <text:p text:style-name="P4">
类型: Article</text:p>
      <!--METADATA-->
      <text:p text:style-name="P4">
<draw:frame draw:style-name="fr1" draw:name="Image44" text:anchor-type="as-char" svg:width="6.9236in" svg:height="3.956343in" draw:z-index="0">
<draw:image xlink:href="../Images/yкринформ/2023-05-09T-35-52-00-03-00/630_360_1683632260-653.jpg" xlink:type="simple" xlink:show="embed" xlink:actuate="onLoad" draw:mime-type="image/jpeg"/>
</draw:frame>
乌克兰沃罗迪米尔·泽伦斯基(Volodymyr Zelensky)总裁兼欧盟委员会主管Ursula Fon Derlyan讨论了乌克兰与许多欧盟国家之间的出口纠纷。</text:p>
      <text:p text:style-name="P4">
这是由沃迪米尔·Zelenskyy(Volodymyr Zelenskyy)报告的<text:a xlink:type="simple" xlink:href="https://www.youtube.com/watch" text:style-name="Internet_20_link" text:visited-style-name="Visited_20_Internet_20_Link">
</text:a>
在战争的第440天结束时。</text:p>
      <text:p text:style-name="P4">
“访问欧洲委员会主席夫人厄休拉·冯·德·莱恩(Ursula von der Lyen)今天是什叶派的，非常有生产力……当然，我们与欧盟的邻居讨论了ixport纠纷。我们必须清楚地克服它在美国总统之间复制。</text:p>
      <text:p text:style-name="P4">
<text:span text:style-name="T5">
viso：<text:a xlink:type="simple" xlink:href="https://t.me/OP_UA/9464" text:style-name="Internet_20_link" text:visited-style-name="Visited_20_Internet_20_Link">
</text:a>
</text:span>
</text:p>
      <text:p text:style-name="P4">
Zelensky指出，各方还提出了制裁压力人的问题，准备第11套餐<text:a xlink:type="simple" xlink:href="https://www.ukrinform.ua/tag-sankcii" text:style-name="Internet_20_link" text:visited-style-name="Visited_20_Internet_20_Link">
</text:a>
apostrf。 同时，乌克兰涵盖了其在战场上的成就，并从国防领域的合作伙伴表达了其成就。 会议期间，乌克兰对欧洲一体化的政治前景也完成了。</text:p>
      <text:p text:style-name="P4">
<text:span text:style-name="T4">
另请阅读：</text:span>
 <text:a xlink:type="simple" xlink:href="https://www.ukrinform.ua/rubric-economy/3706889-smigal-obgovoriv-z-fon-der-laen-eksport-ukrainskoi-agroprodukcii-do-es.html" text:style-name="Internet_20_link" text:visited-style-name="Visited_20_Internet_20_Link">
<text:span text:style-name="T4">
导出</text:span>
</text:a>
国家元首感谢欧洲委员会主管，并在成立俄罗斯对面俄罗斯侵略罪的法庭时，对整个会议的参与表示感谢。</text:p>
      <text:p text:style-name="P4">
总统总结说：“总共有37位会议的参与者 - 各州和国际机构。向参与者呼吁，敦促在侵略者的全部责任中不停地搬家。”</text:p>
      <text:p text:style-name="P4">
正如乌克林福姆报道的那样，乌克兰预计，欧洲联盟将在不久的将来批准第11次制裁套餐，俄罗斯联合会包含违反恐怖分子核工业的处理。</text:p>
      <text:p text:style-name="P4">
News Source: <text:a xlink:type="simple" xlink:href="https://www.ukrinform.ua/rubric-economy/3707048-eksportna-superecka-z-es-virisitsa-u-mezah-cinnoi-dogovirnoi-bazi-prezident.html" text:style-name="Internet_20_link" text:visited-style-name="Visited_20_Internet_20_Link">
https://www.ukrinform.ua/rubric-economy/3707048-eksportna-superecka-z-es-virisitsa-u-mezah-cinnoi-dogovirnoi-bazi-prezident.html</text:a>
</text:p>
      <!--NEWS-->
      <text:h text:style-name="P10" text:outline-level="1">
<text:span text:style-name="T4">
联邦调查局已处理俄罗斯FSB使用的蛇态计划</text:span>
</text:h>
      <text:p text:style-name="P4">
作者: Ukrinform (Person)</text:p>
      <text:p text:style-name="P4">
出版商: Укринформ (Organization)</text:p>
      <text:p text:style-name="P4">
出版时间: 2023-05-09T-37:45:00+03:00</text:p>
      <text:p text:style-name="P4">
修改时间: 2023-05-09T22:45:00+03:00</text:p>
      <text:p text:style-name="P4">
描述: 美国联邦调查局（FBI）发现并中和一套有害计划，称为俄罗斯联邦联邦安全局（FSB）中使用的“蛇”。  - 乌克林。</text:p>
      <text:p text:style-name="P4">
图片: ["<text:a xlink:type="simple" xlink:href="https://static.ukrinform.com/photos/2022_11/thumb_files/630_360_1669824895-205.jpg" text:style-name="Internet_20_link" text:visited-style-name="Visited_20_Internet_20_Link">
630_360_16698...</text:a>
"]</text:p>
      <text:p text:style-name="P4">
标签: ['ФБР', 'фсб рф', 'Хакери']</text:p>
      <text:p text:style-name="P4">
类型: Article</text:p>
      <!--METADATA-->
      <text:p text:style-name="P4">
<draw:frame draw:style-name="fr1" draw:name="Image45" text:anchor-type="as-char" svg:width="6.9236in" svg:height="3.956343in" draw:z-index="0">
<draw:image xlink:href="../Images/yкринформ/2023-05-09T-37-45-00-03-00/630_360_1669824895-205.jpg" xlink:type="simple" xlink:show="embed" xlink:actuate="onLoad" draw:mime-type="image/jpeg"/>
</draw:frame>
联邦调查局(联邦调查局)美国发现并中和联邦服务安全服务中使用的称为“蛇”的抽水计划(FSB)俄罗斯联邦。</text:p>
      <text:p text:style-name="P4">
关于它报告<text:a xlink:type="simple" xlink:href="https://www.justice.gov/opa/pr/justice-department-announces-court-authorized-disruption-snake-malware-network-controlled" text:style-name="Internet_20_link" text:visited-style-name="Visited_20_Internet_20_Link">
</text:a>
，报道乌克林福姆。</text:p>
      <text:p text:style-name="P4">
关于“ Medusa”代码名称下的操作已经完成，违反了由称为“ Snake”的复杂有害程序损害的全局单个计算机网络， - 消息读取。</text:p>
      <text:p text:style-name="P4">
<text:span text:style-name="T4">
另请阅读：</text:span>
 <text:a xlink:type="simple" xlink:href="https://www.ukrinform.ua/rubric-ato/3700816-fbr-spivpracue-z-amerikanskimi-kompaniami-dla-zboru-dokaziv-voennih-zlociniv-v-ukraini.html" text:style-name="Internet_20_link" text:visited-style-name="Visited_20_Internet_20_Link">
<text:span text:style-name="T4">
 fbi </text:span>
</text:a>
值得注意的是，美国政府的作者“蛇”是俄罗斯16个联邦安全局中心的中心的雇员。</text:p>
      <text:p text:style-name="P4">
该部门说：“在将近20年的时间里，该单元一直使用有害软件的“蛇”的版本来盗窃数百个计算机系统的机密文档，至少在北约的50个国家 /地区。”</text:p>
      <text:p text:style-name="P4">
它涉及北约政府，记者和其他对俄罗斯感兴趣的对象的数据。</text:p>
      <text:p text:style-name="P4">
<text:span text:style-name="T4">
另请阅读：</text:span>
 <text:a xlink:type="simple" xlink:href="https://www.ukrinform.ua/rubric-economy/3703589-ukrainski-pravoohoronci-ta-fbr-likviduvali-devat-servisiv-obminu-kriptovaluti.html" text:style-name="Internet_20_link" text:visited-style-name="Visited_20_Internet_20_Link">
<text:span text:style-name="T4">
 fbi </text:span>
</text:a>
联邦调查局的纽约分支机构，联邦调查局网络组建，纽约东区的美国检察官办公室以及国家安全管理的Contelliation and Offort Controls部门被摧毁。</text:p>
      <text:p text:style-name="P4">
根据乌克林福姆的说法，俄罗斯黑客已经削弱了法国七人的遗址。</text:p>
      <text:p text:style-name="P4">
照片：Shutterstock/军国主义者</text:p>
      <text:p text:style-name="P4">
News Source: <text:a xlink:type="simple" xlink:href="https://www.ukrinform.ua/rubric-world/3707049-fbr-zneskodila-merezu-skidlivih-program-snake-aki-vikoristovue-rosijska-fsb.html" text:style-name="Internet_20_link" text:visited-style-name="Visited_20_Internet_20_Link">
https://www.ukrinform.ua/rubric-world/3707049-fbr-zneskodila-merezu-skidlivih-program-snake-aki-vikoristovue-rosijska-fsb.html</text:a>
</text:p>
      <!--NEWS-->
      <text:h text:style-name="P10" text:outline-level="1">
<text:span text:style-name="T4">
Yastremskaya将与俄罗斯人一起在罗马锦标赛的基础上玩</text:span>
</text:h>
      <text:p text:style-name="P4">
作者: Ukrinform (Person)</text:p>
      <text:p text:style-name="P4">
出版商: Укринформ (Organization)</text:p>
      <text:p text:style-name="P4">
出版时间: 2023-05-09T-39:44:00+03:00</text:p>
      <text:p text:style-name="P4">
修改时间: 2023-05-09T22:44:00+03:00</text:p>
      <text:p text:style-name="P4">
描述: 成功获得资格之后，乌克兰网球运动员获得了第一位对手。  - 乌克林。</text:p>
      <text:p text:style-name="P4">
图片: ["<text:a xlink:type="simple" xlink:href="https://static.ukrinform.com/photos/2023_05/thumb_files/630_360_1683661412-772.jpg" text:style-name="Internet_20_link" text:visited-style-name="Visited_20_Internet_20_Link">
630_360_16836...</text:a>
"]</text:p>
      <text:p text:style-name="P4">
标签: ['Теніс', 'Даяна Ястремська']</text:p>
      <text:p text:style-name="P4">
类型: Article</text:p>
      <!--METADATA-->
      <text:p text:style-name="P4">
<draw:frame draw:style-name="fr1" draw:name="Image46" text:anchor-type="as-char" svg:width="6.9236in" svg:height="3.956343in" draw:z-index="0">
<draw:image xlink:href="../Images/yкринформ/2023-05-09T-39-44-00-03-00/630_360_1683661412-772.jpg" xlink:type="simple" xlink:show="embed" xlink:actuate="onLoad" draw:mime-type="image/jpeg"/>
</draw:frame>
成功护理后，乌克兰网球运动员获得了第一个对手。</text:p>
      <text:p text:style-name="P4">
在罗马Dayanastremskaya的WTA 1000系列土壤锦标赛的主要网格的第一轮中(WTA 158)将与安娜·卡林斯克(Anna Kalinsk)的俄罗斯人对抗(WTA 57), <text:a xlink:type="simple" xlink:href="https://btu.org.ua/ua/news/ukrainskiy-tennis/44926-rim-yastremska-zigraye-proti-nejtralnoyi-tenisistki-v-pershomu-koli-osnovnoyi-sitki.html" text:style-name="Internet_20_link" text:visited-style-name="Visited_20_Internet_20_Link">
</text:a>
BTU，乌克林福姆报道。</text:p>
      <text:p text:style-name="P4">
比赛将于明天，5月10日，是在比赛#1的最后一次发布会。</text:p>
      <text:p text:style-name="P4">
网球运动员曾经互相比赛四次，并赢得了两场胜利。2016  -  2017年在地面上进行了三场比赛，两次强。</text:p>
      <text:p text:style-name="P4">
<text:span text:style-name="T4">
另请阅读：</text:span>
 <text:a xlink:type="simple" xlink:href="https://www.ukrinform.ua/rubric-sports/3706978-astremska-vigrala-final-kvalifikacii-i-vistupit-na-turniri-wta-v-rimi.html" text:style-name="Internet_20_link" text:visited-style-name="Visited_20_Internet_20_Link">
<text:span text:style-name="T4">
 yastremskaya </text:span>
</text:a>
据乌克林福姆报道，罗马的Yastremskaya成功克服了资格，击败了Leolia Jeanjan和Rebecca Masarov。</text:p>
      <text:p text:style-name="P4">
照片：btu.org.ua</text:p>
      <text:p text:style-name="P4">
News Source: <text:a xlink:type="simple" xlink:href="https://www.ukrinform.ua/rubric-sports/3707047-astremska-zigrae-z-rosiankou-v-osnovi-turniru-u-rimi.html" text:style-name="Internet_20_link" text:visited-style-name="Visited_20_Internet_20_Link">
https://www.ukrinform.ua/rubric-sports/3707047-astremska-zigrae-z-rosiankou-v-osnovi-turniru-u-rimi.html</text:a>
</text:p>
      <!--NEWS-->
      <text:h text:style-name="P10" text:outline-level="1">
<text:span text:style-name="T4">
Zelensky感谢法国议会对瓦格纳PEC恐怖分子的认可</text:span>
</text:h>
      <text:p text:style-name="P4">
作者: Ukrinform (Person)</text:p>
      <text:p text:style-name="P4">
出版商: Укринформ (Organization)</text:p>
      <text:p text:style-name="P4">
出版时间: 2023-05-09T-41:34:00+03:00</text:p>
      <text:p text:style-name="P4">
修改时间: 2023-05-09T22:34:00+03:00</text:p>
      <text:p text:style-name="P4">
描述: 法国议会承认恐怖分子的一家私人军事公司瓦格纳。  - 乌克林。</text:p>
      <text:p text:style-name="P4">
图片: ["<text:a xlink:type="simple" xlink:href="https://static.ukrinform.com/photos/2023_05/thumb_files/630_360_1683661262-371.jpeg" text:style-name="Internet_20_link" text:visited-style-name="Visited_20_Internet_20_Link">
630_360_16836...</text:a>
"]</text:p>
      <text:p text:style-name="P4">
标签: ['Франція', 'США', 'ПВК "Вагнера"', 'Зеленський']</text:p>
      <text:p text:style-name="P4">
类型: Article</text:p>
      <!--METADATA-->
      <text:p text:style-name="P4">
<draw:frame draw:style-name="fr1" draw:name="Image47" text:anchor-type="as-char" svg:width="6.9236in" svg:height="3.956343in" draw:z-index="0">
<draw:image xlink:href="../Images/yкринформ/2023-05-09T-41-34-00-03-00/630_360_1683661262-371.jpeg" xlink:type="simple" xlink:show="embed" xlink:actuate="onLoad" draw:mime-type="image/jpeg"/>
</draw:frame>
法国议会承认恐怖分子的一家私人军事公司瓦格纳。</text:p>
      <text:p text:style-name="P4">
这是乌克兰Volodymyr Zelenskyy在[]期间的报道。(https://www.facebook.com/watch/?v=1615933842252359)在第440天结束时。</text:p>
      <text:p text:style-name="P4">
他还对法国议会的这一决定表示感谢，以表彰恐怖分子“俄罗斯伪装团体“瓦格纳”。</text:p>
      <text:p text:style-name="P4">
<text:span text:style-name="T4">
另请阅读：</text:span>
 <text:a xlink:type="simple" xlink:href="https://www.ukrinform.ua/rubric-ato/3707040-zelenskij-lise-pitanna-casu-koli-mi-zmozemo-vidnoviti-spravedlivij-mir.html" text:style-name="Internet_20_link" text:visited-style-name="Visited_20_Internet_20_Link">
<text:span text:style-name="T4">
 Zelensky </text:span>
</text:a>
他强调说：“这是必须得到世界的批准 - 恐怖主义的每种表现都应出版，每个恐怖分子都被定罪。”</text:p>
      <text:p text:style-name="P4">
他还感谢美国的新防御计划。</text:p>
      <text:p text:style-name="P4">
“合作伙伴的下一个好消息。从公开场合可以说的话：美国的埃琳娜防御计划。总数为10亿亿美元。炮兵，防御火箭和恐怖分子无人机的防御，其他事情可以遏制我们的捍卫者和捍卫者。拜登，国会是一种政党的方式 - 和每个美国家庭寻求不变的支持和ZA-美国部队，赋予我们力量。”他说。</text:p>
      <text:p text:style-name="P4">
<text:span text:style-name="T4">
另请阅读：</text:span>
 <text:a xlink:type="simple" xlink:href="https://www.ukrinform.ua/rubric-ato/3706891-ssa-vidilaut-ukraini-novij-paket-vijskovoi-dopomogi-na-sumu-12-milarda-pentagon.html" text:style-name="Internet_20_link" text:visited-style-name="Visited_20_Internet_20_Link">
<text:span text:style-name="T4">
软件包</text:span>
</text:a>
同时，Zelensky指出，与其他合作伙伴的谈判与其他防守方案将为武装部队提供新的机会。</text:p>
      <text:p text:style-name="P4">
根据乌克林福姆的说法，在与欧盟委员会主管Ursula von der Lyen的联合简报中，Zelensky表示，欧盟将为炮兵提供一百万美元的炮弹。</text:p>
      <text:p text:style-name="P4">
照片：作品</text:p>
      <text:p text:style-name="P4">
News Source: <text:a xlink:type="simple" xlink:href="https://www.ukrinform.ua/rubric-ato/3707046-zelenskij-podakuvav-parlamentu-francii-za-viznanna-pvk-vagner-teroristami.html" text:style-name="Internet_20_link" text:visited-style-name="Visited_20_Internet_20_Link">
https://www.ukrinform.ua/rubric-ato/3707046-zelenskij-podakuvav-parlamentu-francii-za-viznanna-pvk-vagner-teroristami.html</text:a>
</text:p>
      <!--NEWS-->
      <text:h text:style-name="P10" text:outline-level="1">
<text:span text:style-name="T4">
在马里波尔，俄罗斯联邦的军队摧毁了1100多栋房屋 - 市议会</text:span>
</text:h>
      <text:p text:style-name="P4">
作者: Ukrinform (Person)</text:p>
      <text:p text:style-name="P4">
出版商: Укринформ (Organization)</text:p>
      <text:p text:style-name="P4">
出版时间: 2023-05-09T-43:25:00+03:00</text:p>
      <text:p text:style-name="P4">
修改时间: 2023-05-09T22:25:00+03:00</text:p>
      <text:p text:style-name="P4">
描述: 在被俘虏的野马中，自全面入侵俄罗斯军队以来，损坏了2208座房屋，其中50％被摧毁，近300座房屋已经拆除。 计划包括拆除另外700户房屋。  - 乌克林。</text:p>
      <text:p text:style-name="P4">
图片: ["<text:a xlink:type="simple" xlink:href="https://static.ukrinform.com/photos/2023_04/thumb_files/630_360_1680546247-363.jpg" text:style-name="Internet_20_link" text:visited-style-name="Visited_20_Internet_20_Link">
630_360_16805...</text:a>
"]</text:p>
      <text:p text:style-name="P4">
标签: ['Будинок', 'Маріуполь', 'Міськрада']</text:p>
      <text:p text:style-name="P4">
类型: Article</text:p>
      <!--METADATA-->
      <text:p text:style-name="P4">
<draw:frame draw:style-name="fr1" draw:name="Image48" text:anchor-type="as-char" svg:width="6.9236in" svg:height="3.956343in" draw:z-index="0">
<draw:image xlink:href="../Images/yкринформ/2023-05-09T-43-25-00-03-00/630_360_1680546247-363.jpg" xlink:type="simple" xlink:show="embed" xlink:actuate="onLoad" draw:mime-type="image/jpeg"/>
</draw:frame>
自全面入侵俄罗斯军队以来，被囚禁的玛丽波尔损坏了2208座房屋，其中50％被摧毁，近300座房屋已经拆除。 计划将展示另外700户房屋。</text:p>
      <text:p text:style-name="P4">
正如乌克林福姆报道的那样，关于<text:a xlink:type="simple" xlink:href="https://t.me/mariupolrada/14076" text:style-name="Internet_20_link" text:visited-style-name="Visited_20_Internet_20_Link">
</text:a>
举报市议会参考市长瓦迪姆·博伊钦科(Vadim Boychenko)。</text:p>
      <text:p text:style-name="P4">
“从全面入侵开始，俄罗斯入侵者在玛丽奥波尔损坏了2208个建筑物。 其中，有50％被摧毁。 现在他们把它们戴出，留下了小屋和石头的乳房。 市长说：“已经拆除了将近300套房屋，并且仍计划拆除约700户房屋。”</text:p>
      <text:p text:style-name="P4">
<text:span text:style-name="T4">
另请阅读：</text:span>
 <text:a xlink:type="simple" xlink:href="https://www.ukrinform.ua/rubric-regions/3706878-u-mariupoli-vivisili-prapor-ukraini-na-zrujnovanij-rosianami-budivli-palacu-kulturi.html" text:style-name="Internet_20_link" text:visited-style-name="Visited_20_Internet_20_Link">
<text:span text:style-name="T4">
 mariupol </text:span>
</text:a>
市议会强调，今天拆除Umariupoli的房屋是隐藏罪行的一种方式，但似乎他们将是不可管理的，而对每个军事罪犯的惩罚将是惩罚。</text:p>
      <text:p text:style-name="P4">
据报道，俄罗斯的侵略造成了玛丽upol中最大的人道主义灾难之一。 由于敌意，该市几乎被摧毁了90％。 被损坏和破坏的住宅建筑，医院，学校，幼儿园。</text:p>
      <text:p text:style-name="P4">
目前，该市仍有100,000多名居民。 入侵者被迫接收俄罗斯护照，尤其是州雇员。</text:p>
      <text:p text:style-name="P4">
<text:span text:style-name="T4">
另请阅读：</text:span>
 <text:a xlink:type="simple" xlink:href="https://www.ukrinform.ua/rubric-ato/3706538-zagarbniki-pocali-mobilizaciu-budzetnikiv-u-mariupoli.html" text:style-name="Internet_20_link" text:visited-style-name="Visited_20_Internet_20_Link">
<text:span text:style-name="T4">
 mariupol </text:span>
</text:a>
入侵者将野马和周围定居点转变为俄罗斯军队的军事逻辑枢纽。</text:p>
      <text:p text:style-name="P4">
News Source: <text:a xlink:type="simple" xlink:href="https://www.ukrinform.ua/rubric-regions/3706980-u-mariupoli-armia-rf-znisila-ponad-1100-budinkiv-miskrada.html" text:style-name="Internet_20_link" text:visited-style-name="Visited_20_Internet_20_Link">
https://www.ukrinform.ua/rubric-regions/3706980-u-mariupoli-armia-rf-znisila-ponad-1100-budinkiv-miskrada.html</text:a>
</text:p>
      <!--NEWS-->
      <text:h text:style-name="P10" text:outline-level="1">
<text:span text:style-name="T4">
总统邀请欧洲学生加入乌克兰的重建</text:span>
</text:h>
      <text:p text:style-name="P4">
作者: Ukrinform (Person)</text:p>
      <text:p text:style-name="P4">
出版商: Укринформ (Organization)</text:p>
      <text:p text:style-name="P4">
出版时间: 2023-05-09T-45:19:00+03:00</text:p>
      <text:p text:style-name="P4">
修改时间: 2023-05-09T22:19:00+03:00</text:p>
      <text:p text:style-name="P4">
描述: Volodymyr Zelensky邀请欧洲大学的学生加入乌克兰的战后重建。  - 乌克林。</text:p>
      <text:p text:style-name="P4">
图片: ["<text:a xlink:type="simple" xlink:href="https://static.ukrinform.com/photos/2023_03/thumb_files/630_360_1677947352-436.jpg" text:style-name="Internet_20_link" text:visited-style-name="Visited_20_Internet_20_Link">
630_360_16779...</text:a>
"]</text:p>
      <text:p text:style-name="P4">
标签: ['Україна', 'Студент', 'Зеленський', 'Відбудова']</text:p>
      <text:p text:style-name="P4">
类型: Article</text:p>
      <!--METADATA-->
      <text:p text:style-name="P4">
<draw:frame draw:style-name="fr1" draw:name="Image49" text:anchor-type="as-char" svg:width="6.9236in" svg:height="3.956343in" draw:z-index="0">
<draw:image xlink:href="../Images/yкринформ/2023-05-09T-45-19-00-03-00/630_360_1677947352-436.jpg" xlink:type="simple" xlink:show="embed" xlink:actuate="onLoad" draw:mime-type="image/jpeg"/>
</draw:frame>
Volodymyrzelensky邀请欧洲大学的学生加入乌克兰的战后发展。</text:p>
      <text:p text:style-name="P4">
国家元首在与Euniwell Alliance欧洲大学进行沟通时说，乌克林福姆报告说<text:a xlink:type="simple" xlink:href="https://www.president.gov.ua/news/zahist-i-svoboda-ce-pryamij-rezultat-smilivosti-volodimir-ze-82793" text:style-name="Internet_20_link" text:visited-style-name="Visited_20_Internet_20_Link">
</text:a>
国家元首。</text:p>
      <text:p text:style-name="P4">
根据Zelensky的说法，战争结束后，乌克兰 - 未来的欧盟完整成员 - 将需要重建，因为许多城市和公众因敌对行动而得到解决。</text:p>
      <text:p text:style-name="P4">
总统说：“尽管这一切都需要帮助：在工作，发展中，对乌克兰的贡献。因此，我们邀请了充满活力的人，以他们的想法以及我们的知识向乌克兰恢复我们的国家的学生。”</text:p>
      <text:p text:style-name="P4">
他强调，战争应该以俄罗斯军队的撤离而告终，并入侵欧洲的冻结冲突。 据他说，乌克兰人一直在捍卫俄罗斯的欧洲价值观，因此乌克兰可以被视为民主世界。</text:p>
      <text:p text:style-name="P4">
<text:span text:style-name="T4">
另请阅读：</text:span>
 <text:a xlink:type="simple" xlink:href="https://www.ukrinform.ua/rubric-society/3707039-zelenskij-vistupiv-pered-studentami-alansu-evropejskih-universitetiv-euniwell.html" text:style-name="Internet_20_link" text:visited-style-name="Visited_20_Internet_20_Link">
<text:span text:style-name="T4">
学生</text:span>
</text:a>
“乌克兰是绝对的独裁和民主之间的隔离墙。因此，米普文的立场是为了使将来真正支持强大的塔扎扎扎苏扎祖。(https://www.ukrinform.ua/tag-zelenskij)。</text:p>
      <text:p text:style-name="P4">
总统强调，乌克兰人将在战场上应对。 同时，呼吁他们的社会和政治领导人在乌克兰的帮助和支持中呼吁团结。</text:p>
      <text:p text:style-name="P4">
国家元首说：“如果对俄罗斯的制裁是有力的，如果您转移武器，那是一种非解放，如果您帮助乌克兰保护信息领域，则是百分百。”</text:p>
      <text:p text:style-name="P4">
<text:span text:style-name="T4">
另请阅读：</text:span>
 <text:a xlink:type="simple" xlink:href="https://www.ukrinform.ua/rubric-ato/3707040-zelenskij-lise-pitanna-casu-koli-mi-zmozemo-vidnoviti-spravedlivij-mir.html" text:style-name="Internet_20_link" text:visited-style-name="Visited_20_Internet_20_Link">
<text:span text:style-name="T4">
 Zelensky </text:span>
</text:a>
国家元首祝贺欧洲当天在场的人，并邀请第二年在宁静的乌克兰庆祝这一天。</text:p>
      <text:p text:style-name="P4">
据报道，该活动是在尤尼韦尔联盟(Euniwell Alliance)内的塔拉斯·舍申科国立大学(Taras Shevchenko National University)的倡议上举行的，该大学汇集了欧洲的11所大学，其中3.37千名学生在那里学习。</text:p>
      <text:p text:style-name="P4">
_foto：op _</text:p>
      <text:p text:style-name="P4">
News Source: <text:a xlink:type="simple" xlink:href="https://www.ukrinform.ua/rubric-vidbudova/3707042-zelenskij-zaprosiv-evropejskih-studentiv-dolucitisa-do-vidbudovi-ukraini.html" text:style-name="Internet_20_link" text:visited-style-name="Visited_20_Internet_20_Link">
https://www.ukrinform.ua/rubric-vidbudova/3707042-zelenskij-zaprosiv-evropejskih-studentiv-dolucitisa-do-vidbudovi-ukraini.html</text:a>
</text:p>
      <!--NEWS-->
      <text:h text:style-name="P10" text:outline-level="1">
<text:span text:style-name="T4">
乌克兰的新援助套餐是为五角大楼设计的</text:span>
</text:h>
      <text:p text:style-name="P4">
作者: Ukrinform (Person)</text:p>
      <text:p text:style-name="P4">
出版商: Укринформ (Organization)</text:p>
      <text:p text:style-name="P4">
出版时间: 2023-05-09T-47:11:00+03:00</text:p>
      <text:p text:style-name="P4">
修改时间: 2023-05-09T22:11:00+03:00</text:p>
      <text:p text:style-name="P4">
描述: 周二，乌克兰的新军事援助计划价值12亿美元，为武装部队生产新武器或从合作伙伴国家接收新武器，从长远来看将满足乌克兰的防御需求。  - 乌克林。</text:p>
      <text:p text:style-name="P4">
图片: ["<text:a xlink:type="simple" xlink:href="https://static.ukrinform.com/photos/2023_04/thumb_files/630_360_1681170438-481.png" text:style-name="Internet_20_link" text:visited-style-name="Visited_20_Internet_20_Link">
630_360_16811...</text:a>
"]</text:p>
      <text:p text:style-name="P4">
标签: ['Пентагон', 'Зброя', 'Війна з росією']</text:p>
      <text:p text:style-name="P4">
类型: Article</text:p>
      <!--METADATA-->
      <text:p text:style-name="P4">
<draw:frame draw:style-name="fr1" draw:name="Image50" text:anchor-type="as-char" svg:width="6.9236in" svg:height="3.956343in" draw:z-index="0">
<draw:image xlink:href="../Images/yкринформ/2023-05-09T-47-11-00-03-00/630_360_1681170438-481.png" xlink:type="simple" xlink:show="embed" xlink:actuate="onLoad" draw:mime-type="image/png"/>
</draw:frame>
周二，乌克兰的新军事援助方案价值1200万美元，为武装部队生产新武器或从合作伙伴国家接收新武器，并将满足乌克兰对长期肇事者的防御需求。</text:p>
      <text:p text:style-name="P4">
国防部发言人帕特里克·赖德(Patrick Ryder)周二在周二举行的新闻发布会上指出，这是他自己的乌克林福音通讯员的报道。</text:p>
      <text:p text:style-name="P4">
他解释说，新包装是在倡议范围内分配的，以促进乌克兰的安全(后)，这使得可以从Chipartner制造商那里购买武器，而不是从美国国防部撤回可用股票。</text:p>
      <text:p text:style-name="P4">
<text:span text:style-name="T4">
另请阅读：</text:span>
 <text:a xlink:type="simple" xlink:href="https://www.ukrinform.ua/rubric-ato/3707040-zelenskij-lise-pitanna-casu-koli-mi-zmozemo-vidnoviti-spravedlivij-mir.html" text:style-name="Internet_20_link" text:visited-style-name="Visited_20_Internet_20_Link">
</text:a>
美国国防部说：“因此，此过程的下一步将是考虑为满足乌克兰的长期需求提供额外的可能性。”</text:p>
      <text:p text:style-name="P4">
正如乌克林福姆报道的那样，美国政府<text:a xlink:type="simple" xlink:href="https://www.ukrinform.ua/rubric-ato/3706891-ssa-vidilaut-ukraini-novij-paket-vijskovoi-dopomogi-na-sumu-12-milarda-pentagon.html" text:style-name="Internet_20_link" text:visited-style-name="Visited_20_Internet_20_Link">
</text:a>
特别是，为了模拟其防空并满足Vartilerian弹药的武装力量的需求。</text:p>
      <text:p text:style-name="P4">
该包装包括其他防空系统和弹药； 将西方起始设施，火箭和雷达与乌克兰防空系统集成的设备； 打击无人机的弹药； 155毫米口径炮兵； 商业卫星射击的服务； 支持，维护和支持乌克兰战士。</text:p>
      <text:p text:style-name="P4">
News Source: <text:a xlink:type="simple" xlink:href="https://www.ukrinform.ua/rubric-ato/3707041-novij-paket-dopomogi-ukraini-rozrahovanij-na-dovgostrokovu-perspektivu-pentagon.html" text:style-name="Internet_20_link" text:visited-style-name="Visited_20_Internet_20_Link">
https://www.ukrinform.ua/rubric-ato/3707041-novij-paket-dopomogi-ukraini-rozrahovanij-na-dovgostrokovu-perspektivu-pentagon.html</text:a>
</text:p>
      <!--NEWS-->
      <text:h text:style-name="P10" text:outline-level="1">
<text:span text:style-name="T4">
乌克兰乐队的前战The Hardkiss Yulia Sanina开设了Eurovision的第一个半决赛</text:span>
</text:h>
      <text:p text:style-name="P4">
作者: Ukrinform (Person)</text:p>
      <text:p text:style-name="P4">
出版商: Укринформ (Organization)</text:p>
      <text:p text:style-name="P4">
出版时间: 2023-05-09T-49:07:00+03:00</text:p>
      <text:p text:style-name="P4">
修改时间: 2023-05-09T22:07:00+03:00</text:p>
      <text:p text:style-name="P4">
描述: 乌克兰乐队The Hardkiss的前战和乌克兰Yulia Sanina的节目主持人在暴风雨的掌声和蓝色的色彩下，在利物浦开放了Lighthouse的第一届Eurovision-2023半决赛。  - 乌克林。</text:p>
      <text:p text:style-name="P4">
图片: ["<text:a xlink:type="simple" xlink:href="https://static.ukrinform.com/photos/2023_01/thumb_files/630_360_1675157588-354.png" text:style-name="Internet_20_link" text:visited-style-name="Visited_20_Internet_20_Link">
630_360_16751...</text:a>
", "<text:a xlink:type="simple" xlink:href="https://static.ukrinform.com/photos/2023_05/1683660920-901.jpg" text:style-name="Internet_20_link" text:visited-style-name="Visited_20_Internet_20_Link">
1683660920-90...</text:a>
", "<text:a xlink:type="simple" xlink:href="https://static.ukrinform.com/photos/2023_05/1683660920-419.jpg" text:style-name="Internet_20_link" text:visited-style-name="Visited_20_Internet_20_Link">
1683660920-41...</text:a>
"]</text:p>
      <text:p text:style-name="P4">
标签: ['Британія', 'Євробачення', 'Концерт']</text:p>
      <text:p text:style-name="P4">
类型: Article</text:p>
      <!--METADATA-->
      <text:p text:style-name="P4">
<draw:frame draw:style-name="fr1" draw:name="Image51" text:anchor-type="as-char" svg:width="6.9236in" svg:height="3.930895in" draw:z-index="0">
<draw:image xlink:href="../Images/yкринформ/2023-05-09T-49-07-00-03-00/630_360_1675157588-354.png" xlink:type="simple" xlink:show="embed" xlink:actuate="onLoad" draw:mime-type="image/png"/>
</draw:frame>
乌克兰乐队Hardkiss和乌克兰Juliasanin的演出者的前大流浪者在暴风雨的掌声和蓝色的色彩下，用歌曲“ Lighthouse”在Liverpole开设了第一个半决赛准备工作-2023。</text:p>
      <text:p text:style-name="P4">
据报道，她的表演象征着两个国家的“音乐合并”。</text:p>
      <text:p text:style-name="P4">
“今年，由于战争，乌克兰不能占领西方。 因此，获得第二名的英国已经接受了我们的权力。 这是第一次代表另一个国家接受同样的事情，而美丽的利物浦已经接受了我们的武器，所以谢谢您。” Sanina在舞台上说。</text:p>
      <text:p text:style-name="P4">
<draw:frame draw:style-name="fr1" draw:name="Image52" text:anchor-type="as-char" svg:width="6.9236in" svg:height="5.805727in" draw:z-index="0">
<draw:image xlink:href="../Images/yкринформ/2023-05-09T-49-07-00-03-00/1683660920-901.jpg" xlink:type="simple" xlink:show="embed" xlink:actuate="onLoad" draw:mime-type="image/jpeg"/>
</draw:frame>
<text:span text:style-name="T4">
另请阅读：</text:span>
 <text:a xlink:type="simple" xlink:href="https://www.ukrinform.ua/rubric-culture/3707037-evrobacenna2023-tvorchi-zapustili-manifest-iz-zaklikom-prodovziti-pidtrimku-ukrainu.html" text:style-name="Internet_20_link" text:visited-style-name="Visited_20_Internet_20_Link">
<text:span text:style-name="T4">
 eurobacker </text:span>
</text:a>
值得注意的是，这是一个独特的欧洲电视网，因为它发生在英国，但代表乌克兰。</text:p>
      <text:p text:style-name="P4">
<draw:frame draw:style-name="fr1" draw:name="Image53" text:anchor-type="as-char" svg:width="6.9236in" svg:height="3.878498in" draw:z-index="0">
<draw:image xlink:href="../Images/yкринформ/2023-05-09T-49-07-00-03-00/1683660920-419.jpg" xlink:type="simple" xlink:show="embed" xlink:actuate="onLoad" draw:mime-type="image/jpeg"/>
</draw:frame>
正如乌克林福姆报道的<text:a xlink:type="simple" xlink:href="https://www.ukrinform.ua/rubric-culture/3706972-u-liverpuli-startuvav-persij-pivfinal-evrobacenna-2023.html" text:style-name="Internet_20_link" text:visited-style-name="Visited_20_Internet_20_Link">
</text:a>
。</text:p>
      <text:p text:style-name="P4">
该节目在利物浦竞技场的舞台上举行，当时有15名表演者参加了今天的决赛比赛，乌克利福姆报道说，参考了2023年的Nayurovision Song Conts。</text:p>
      <text:p text:style-name="P4">
该节目的领导者：乌克兰歌手兼词曲作者尤利娅·萨纳纳(Yulia Sanina)，英国女演员兼歌手汉娜·韦丁(Hanna Vedding)，英国说唱歌手和舞者阿拉什迪克森(Aloshadixon)。</text:p>
      <text:p text:style-name="P4">
今天，在先前定义的图纸中，《 15个国家法》的代表。</text:p>
      <text:p text:style-name="P4">
演讲顺序：</text:p>
      <ul>
        <li>
挪威(亚历山德拉与国王之歌女王)<text:span text:style-name="T5">
马耳他(街头艺人，舞蹈(我们自己的聚会)</text:span>
塞尔维亚(卢克·布莱克，我只是睡觉)<text:span text:style-name="T5">
拉脱维亚(突然的灯光，aijā)</text:span>
 葡萄牙(模仿，人工智能)<text:span text:style-name="T5">
爱尔兰(野生青年，我们是一个)</text:span>
 克罗地亚(3航班，妈妈šk!)<text:span text:style-name="T5">
 瑞士(雷莫·福雷(Remo Forrer))</text:span>
 以色列(Noa Kirel，独角兽)<text:span text:style-name="T5">
 摩尔多瓦(Pasha Parfeni，太阳和月亮)</text:span>
瑞典(传说，纹身)<text:span text:style-name="T5">
阿塞拜疆(turalturanx，告诉我更多)</text:span>
 捷克共和国(维斯纳，我姐姐的王冠)<text:span text:style-name="T5">
 荷兰(Mia Nicolai和Dion Cooper，燃烧的日光)</text:span>
芬兰(包装纸，cha cha cha))比赛的第二个半决赛将于5月11日举行，将参加16名参与者，将选出10首歌曲。 总决赛将于5月13日举行。照片：BBC</li>
      </ul>
      <text:p text:style-name="P4">
News Source: <text:a xlink:type="simple" xlink:href="https://www.ukrinform.ua/rubric-culture/3707045-frontvumen-ukrainskogo-gurtu-the-hardkiss-ulia-sanina-vidkrila-persij-pivfinal-evrobacenna.html" text:style-name="Internet_20_link" text:visited-style-name="Visited_20_Internet_20_Link">
https://www.ukrinform.ua/rubric-culture/3707045-frontvumen-ukrainskogo-gurtu-the-hardkiss-ulia-sanina-vidkrila-persij-pivfinal-evrobacenna.html</text:a>
</text:p>
      <!--NEWS-->
      <text:h text:style-name="P10" text:outline-level="1">
<text:span text:style-name="T4">
Zelensky：只有时间问题，我们才能恢复公平的和平</text:span>
</text:h>
      <text:p text:style-name="P4">
作者: Ukrinform (Person)</text:p>
      <text:p text:style-name="P4">
出版商: Укринформ (Organization)</text:p>
      <text:p text:style-name="P4">
出版时间: 2023-05-09T-51:04:00+03:00</text:p>
      <text:p text:style-name="P4">
修改时间: 2023-05-09T22:04:00+03:00</text:p>
      <text:p text:style-name="P4">
描述: 只有在乌克兰人能够为我们的欧洲地区恢复公平的和平的时间。  - 乌克林。</text:p>
      <text:p text:style-name="P4">
图片: ["<text:a xlink:type="simple" xlink:href="https://static.ukrinform.com/photos/2023_04/thumb_files/630_360_1682451261-591.jpeg" text:style-name="Internet_20_link" text:visited-style-name="Visited_20_Internet_20_Link">
630_360_16824...</text:a>
"]</text:p>
      <text:p text:style-name="P4">
标签: ['Україна', 'Зеленський', 'Війна з росією']</text:p>
      <text:p text:style-name="P4">
类型: Article</text:p>
      <!--METADATA-->
      <text:p text:style-name="P4">
<draw:frame draw:style-name="fr1" draw:name="Image54" text:anchor-type="as-char" svg:width="6.9236in" svg:height="3.956343in" draw:z-index="0">
<draw:image xlink:href="../Images/yкринформ/2023-05-09T-51-04-00-03-00/630_360_1682451261-591.jpeg" xlink:type="simple" xlink:show="embed" xlink:actuate="onLoad" draw:mime-type="image/jpeg"/>
</draw:frame>
只是乌克兰人能够为我们国家的欧洲地区恢复公平的和平。</text:p>
      <text:p text:style-name="P4">
Volodymyr Zelenskyy在[]中说了这一点(https://www.youtube.com/watch?v=mMMiJq9AxmA)，报道乌克林福姆。</text:p>
      <text:p text:style-name="P4">
<text:span text:style-name="T5">
viso：<text:a xlink:type="simple" xlink:href="https://www.youtube.com/watch" text:style-name="Internet_20_link" text:visited-style-name="Visited_20_Internet_20_Link">
</text:a>
</text:span>
</text:p>
      <text:p text:style-name="P4">
<text:span text:style-name="T4">
我希望健康，亲爱的乌克兰人!</text:span>
</text:p>
      <text:p text:style-name="P4">
今天，我们已经能够看到：当国家返回诚实的历史时，事件的主管变得很有意义。</text:p>
      <text:p text:style-name="P4">
昨天，5月8日，欧洲和世界提到了侵略的共同胜利以及这种邪恶的投降。 今天，在5月9日，我们与所有自由欧洲一起庆祝欧洲时代，兑现成就，如果不是为了击败纳粹主义，那将很简单。 我们不会拥有这样的欧洲 - 没有侵略性和复仇的欧洲，欧洲，欧洲尊重不同的文化，该文化仅在法律飞机上克服了争端，并为我们大陆上的多样性感到自豪。</text:p>
      <text:p text:style-name="P4">
人们对诚实的历史的了解越多，他们将在二十世纪和21世纪的室内侵略中看到更多的常见，他们就越欣赏顺序。 第二次世界大战中对纳粹主义的纪念日和胜利日，紧随其后的是欧洲的那天，欧洲是一个和平大陆的梦想。 这只是时间问题，我们可以恢复可持续性是对乌克兰的欧洲地区正确的和平。 目前的侵略者失去了78年前失去的侵略者的方式，这只是时间问题，当时俄罗斯的叛逆者将被自由世界的taspilic势力所淹没我们的士兵的勇气。</text:p>
      <text:p text:style-name="P4">
今天，我们与欧洲在乌克兰庆祝欧洲。</text:p>
      <text:p text:style-name="P4">
欧洲委员会主席夫人乌苏拉·冯·德莱恩(Ursula von der Lyen)的访问是在这一天的伊斯兰特人，而且富有成效。 我们还讨论了我们的防御 - 我们必须实现的目标以及对合作伙伴的期望。 讨论对俄罗斯的压力，积极地与欧洲进行第11次制裁方案，针对俄罗斯。 我们讨论了欧洲一体化的政治前景。 当然，他们还与我们的NSU邻居讨论了出口纠纷。 我们需要以清晰的精神来克服我们之间可用的合同基础。他今天会见了欧洲大学的社区 - 英国，瑞典，法国，意大利，西班牙，匈牙利，当然还有乌克兰学生。胜利。</text:p>
      <text:p text:style-name="P4">
合作伙伴下一个好消息。 从公共场合可以说的话：来自美国的埃琳娜防御计划。 总数为10亿亿美元。 炮兵，防止火箭和恐怖分子无人机的保护，其他事情来控制我们的捍卫者和捍卫者。 我感谢拜登(Biden)总统，国会的一种方式 - 以及每个美国家庭的持续支持和ZA  - 美国部队，这赋予了我们力量。</text:p>
      <text:p text:style-name="P4">
我们还与其他合作伙伴合作处理其他防守套餐 - 我们为士兵提供了新的机会。</text:p>
      <text:p text:style-name="P4">
特别感谢法国议会今天决定承认恐怖分子俄罗斯伪私人团体“瓦格纳”的决定。 这是全世界应批准的 - 恐怖主义的每种表现都应被摧毁，每个恐怖分子都被定罪。</text:p>
      <text:p text:style-name="P4">
当然，今天，在恐怖分子再次试图摆脱我们的人民并再次输给我们的捍卫者和捍卫者之后，我感谢我们的空军和所有执行防空的部队的所有士兵。 的确!</text:p>
      <text:p text:style-name="P4">
<text:span text:style-name="T4">
所有保护乌克兰和乌克兰人的荣耀!谢谢大家的帮助!</text:span>
</text:p>
      <text:p text:style-name="P4">
<text:span text:style-name="T4">
谢谢大家一起回到欧洲和平与正义!</text:span>
</text:p>
      <text:p text:style-name="P4">
<text:span text:style-name="T4">
荣耀到乌克兰!</text:span>
</text:p>
      <text:p text:style-name="P4">
_foto：op _</text:p>
      <text:p text:style-name="P4">
News Source: <text:a xlink:type="simple" xlink:href="https://www.ukrinform.ua/rubric-ato/3707040-zelenskij-lise-pitanna-casu-koli-mi-zmozemo-vidnoviti-spravedlivij-mir.html" text:style-name="Internet_20_link" text:visited-style-name="Visited_20_Internet_20_Link">
https://www.ukrinform.ua/rubric-ato/3707040-zelenskij-lise-pitanna-casu-koli-mi-zmozemo-vidnoviti-spravedlivij-mir.html</text:a>
</text:p>
      <!--NEWS-->
      <text:h text:style-name="P10" text:outline-level="1">
<text:span text:style-name="T4">
利物浦开始了第一个欧洲电视网半决赛2023</text:span>
</text:h>
      <text:p text:style-name="P4">
作者: Ukrinform (Person)</text:p>
      <text:p text:style-name="P4">
出版商: Укринформ (Organization)</text:p>
      <text:p text:style-name="P4">
出版时间: 2023-05-09T-53:00:00+03:00</text:p>
      <text:p text:style-name="P4">
修改时间: 2023-05-09T22:00:00+03:00</text:p>
      <text:p text:style-name="P4">
描述: 第67届国际歌曲竞赛2023-Ikrinform的第一场半决赛刚刚在英国利物浦开始。</text:p>
      <text:p text:style-name="P4">
图片: ["<text:a xlink:type="simple" xlink:href="https://static.ukrinform.com/photos/2023_02/thumb_files/630_360_1675352996-430.png" text:style-name="Internet_20_link" text:visited-style-name="Visited_20_Internet_20_Link">
630_360_16753...</text:a>
"]</text:p>
      <text:p text:style-name="P4">
标签: ['Євробачення', 'Конкурс', 'Ліверпуль']</text:p>
      <text:p text:style-name="P4">
类型: Article</text:p>
      <!--METADATA-->
      <text:p text:style-name="P4">
<draw:frame draw:style-name="fr1" draw:name="Image55" text:anchor-type="as-char" svg:width="6.9236in" svg:height="3.956343in" draw:z-index="0">
<draw:image xlink:href="../Images/yкринформ/2023-05-09T-53-00-00-03-00/630_360_1675352996-430.png" xlink:type="simple" xlink:show="embed" xlink:actuate="onLoad" draw:mime-type="image/png"/>
</draw:frame>
利物浦的利物浦刚刚在2023年第67届国际欧洲电视网竞赛中首次启动了半决赛。</text:p>
      <text:p text:style-name="P4">
该节目在利物浦竞技场的舞台上举行，今天有15位表演者将参加决赛比赛，乌克林福姆报道，链接到<text:a xlink:type="simple" xlink:href="https://eurovisionworld.com/" text:style-name="Internet_20_link" text:visited-style-name="Visited_20_Internet_20_Link">
</text:a>
该节目的领导者：乌克兰歌手兼词曲作者尤利娅·萨纳纳(Yulia Sanina)，英国女演员兼歌手汉娜·韦丁(Hanna Vedding)，英国说唱歌手和舞者阿拉什迪克森(Aloshadixon)。</text:p>
      <text:p text:style-name="P4">
今天，在先前定义的图纸中，《 15个国家法》的代表。</text:p>
      <text:p text:style-name="P4">
演讲顺序：</text:p>
      <ul>
        <li>
挪威(亚历山德拉与国王之歌女王)<text:span text:style-name="T5">
马耳他(街头艺人，舞蹈(我们自己的聚会)</text:span>
塞尔维亚(卢克·布莱克，我只是睡觉)<text:span text:style-name="T5">
拉脱维亚(突然的灯光，aijā)</text:span>
 葡萄牙(模仿，人工智能)<text:span text:style-name="T5">
爱尔兰(野生青年，我们是一个)</text:span>
 克罗地亚(3航班，妈妈šk!)<text:span text:style-name="T5">
 瑞士(雷莫·福雷(Remo Forrer))</text:span>
 以色列(Noa Kirel，独角兽)<text:span text:style-name="T5">
 摩尔多瓦(Pasha Parfeni，太阳和月亮)</text:span>
瑞典(传说，纹身)<text:span text:style-name="T5">
阿塞拜疆(turalturanx，告诉我更多)</text:span>
 捷克共和国(维斯纳，我姐姐的王冠)<text:span text:style-name="T5">
 荷兰(Mia Nicolai和Dion Cooper，燃烧的日光)</text:span>
芬兰(包装纸，cha cha cha))<text:span text:style-name="T4">
另请阅读：</text:span>
 <text:a xlink:type="simple" xlink:href="https://www.ukrinform.ua/rubric-culture/3706285-evrobacenna2023-i-navkolo-nogo-abo-ukrainskij-duh-u-britanskomu-liverpuli.html" text:style-name="Internet_20_link" text:visited-style-name="Visited_20_Internet_20_Link">
<text:span text:style-name="T4">
 eurovision </text:span>
</text:a>
比赛的第二个半决赛将于5月11日举行，将参加16名参与者，将选出10首歌曲。 总决赛将于5月13日举行。</li>
      </ul>
      <text:p text:style-name="P4">
乌克兰的代表TVORCHI的歌曲“钢铁之心”据右派立即进入了演出的决赛。</text:p>
      <text:p text:style-name="P4">
正如乌克林福姆报道的，成千上万的观众<text:a xlink:type="simple" xlink:href="https://www.ukrinform.ua/amp/rubric-culture/3706689-gladaci-mistecka-evrobacenna-skanduvali-slava-ukraini.html" text:style-name="Internet_20_link" text:visited-style-name="Visited_20_Internet_20_Link">
</text:a>
在欧洲电视网镇(Eurovision)，在乐队GO_A演出期间，利物浦的河里指甲库。</text:p>
      <text:p text:style-name="P4">
News Source: <text:a xlink:type="simple" xlink:href="https://www.ukrinform.ua/rubric-culture/3706972-u-liverpuli-startuvav-persij-pivfinal-evrobacenna-2023.html" text:style-name="Internet_20_link" text:visited-style-name="Visited_20_Internet_20_Link">
https://www.ukrinform.ua/rubric-culture/3706972-u-liverpuli-startuvav-persij-pivfinal-evrobacenna-2023.html</text:a>
</text:p>
      <!--NEWS-->
      <text:h text:style-name="P10" text:outline-level="1">
<text:span text:style-name="T4">
Zelensky与欧洲大学的联盟交谈</text:span>
</text:h>
      <text:p text:style-name="P4">
作者: Ukrinform (Person)</text:p>
      <text:p text:style-name="P4">
出版商: Укринформ (Organization)</text:p>
      <text:p text:style-name="P4">
出版时间: 2023-05-09T-56:55:00+03:00</text:p>
      <text:p text:style-name="P4">
修改时间: 2023-05-09T21:55:00+03:00</text:p>
      <text:p text:style-name="P4">
描述: 乌克兰沃迪米尔Zelensky的校长与欧洲大学联盟的学生交谈，在那里他们呼吁他们不要失去保护自己和国家的勇气。  - 乌克林。</text:p>
      <text:p text:style-name="P4">
图片: ["<text:a xlink:type="simple" xlink:href="https://static.ukrinform.com/photos/2023_05/thumb_files/630_360_1683658411-868.jpeg" text:style-name="Internet_20_link" text:visited-style-name="Visited_20_Internet_20_Link">
630_360_16836...</text:a>
", "<text:a xlink:type="simple" xlink:href="https://static.ukrinform.com/photos/2023_05/1683658444-176.jpeg" text:style-name="Internet_20_link" text:visited-style-name="Visited_20_Internet_20_Link">
1683658444-17...</text:a>
", "<text:a xlink:type="simple" xlink:href="https://static.ukrinform.com/photos/2023_05/1683658465-744.jpeg" text:style-name="Internet_20_link" text:visited-style-name="Visited_20_Internet_20_Link">
1683658465-74...</text:a>
"]</text:p>
      <text:p text:style-name="P4">
标签: ['Зеленський', 'Іноземні студенти', 'Війна з росією']</text:p>
      <text:p text:style-name="P4">
类型: Article</text:p>
      <!--METADATA-->
      <text:p text:style-name="P4">
<draw:frame draw:style-name="fr1" draw:name="Image56" text:anchor-type="as-char" svg:width="6.9236in" svg:height="3.956343in" draw:z-index="0">
<draw:image xlink:href="../Images/yкринформ/2023-05-09T-56-55-00-03-00/630_360_1683658411-868.jpeg" xlink:type="simple" xlink:show="embed" xlink:actuate="onLoad" draw:mime-type="image/jpeg"/>
</draw:frame>
乌克兰沃迪米尔Zelensky校长与欧尼尔联盟欧洲大学进行了交谈，他们呼吁他们为保护自己和国家的能力而失去勇气。</text:p>
      <text:p text:style-name="P4">
这在[]上说明了(https://www.president.gov.ua/news/zahist-i-svoboda-ce-pryamij-rezultat-smilivosti-volodimir-ze-82793?fbclid=IwAR2YWf_mdwkNaRqsJxRu-kThgH43cLyS_x7HLVtmFqlCN0SX-OGtd_FGeEE)，报道乌克林福姆。</text:p>
      <text:p text:style-name="P4">
“你不必失去勇气!没有人知道您可能必须捍卫自由的时间。没有人确切知道一年内可能发生多少自由，五年来五年。如果您必须保护自由，请成为大胆!请不要将您的价值观献给那些试图摧毁它们的人。与自由的空间不应奏效。如果他们不这样做，今天我们就不会有。 -Saidzelensky。</text:p>
      <text:p text:style-name="P4">
<draw:frame draw:style-name="fr1" draw:name="Image57" text:anchor-type="as-char" svg:width="6.9236in" svg:height="4.613521in" draw:z-index="0">
<draw:image xlink:href="../Images/yкринформ/2023-05-09T-56-55-00-03-00/1683658444-176.jpeg" xlink:type="simple" xlink:show="embed" xlink:actuate="onLoad" draw:mime-type="image/jpeg"/>
</draw:frame>
他强调，今天不必幻想，为自由之战完成，而勇气将不再需要。</text:p>
      <text:p text:style-name="P4">
<text:span text:style-name="T4">
另请阅读：</text:span>
 <text:a xlink:type="simple" xlink:href="https://www.ukrinform.ua/rubric-polytics/3706961-zelenskij-zvernuvsa-do-ucasnikiv-samitu-koalicii-zi-stvorenna-spectribunalu-dla-rosii.html" text:style-name="Internet_20_link" text:visited-style-name="Visited_20_Internet_20_Link">
<text:span text:style-name="T4">
 Zelensky </text:span>
</text:a>
“俄罗斯针对乌克兰进行的这场残酷的恐怖战争提醒了我们的国家，你们每个人都需要今天以及在任何其他时刻都需要勇气来保护自由和我们的欧洲价值观”， - 强调国家。</text:p>
      <text:p text:style-name="P4">
他指出，欧洲现在大胆地做出决策，保护自由，对侵略者的压力。 他认为，这是由于领导人背后普通百姓的领导人的勇气。 Zelensky指出，这将导致乌克兰及其盟友的胜利。</text:p>
      <text:p text:style-name="P4">
“我们现在的胜利，当俄罗斯的侵略只触及乌克兰时，您将在第二次世界大战之前的决定性十年中做未能做的事情。当它扎根期间，我们将摧毁总的邪恶，而当它尚未衰老到其他欧洲人民，”泽伦斯基说。</text:p>
      <text:p text:style-name="P4">
<text:span text:style-name="T4">
另请阅读：</text:span>
 <text:a xlink:type="simple" xlink:href="https://www.ukrinform.ua/rubric-other_news/3706942-zelenskij-ocoliv-samit-osnovnoi-grupi-zi-stvorenna-spectribunalu-z-37-ucasnikami.html" text:style-name="Internet_20_link" text:visited-style-name="Visited_20_Internet_20_Link">
<text:span text:style-name="T4">
 Zelensky </text:span>
</text:a>
</text:p>
      <text:p text:style-name="P4">
<draw:frame draw:style-name="fr1" draw:name="Image58" text:anchor-type="as-char" svg:width="6.9236in" svg:height="4.604691in" draw:z-index="0">
<draw:image xlink:href="../Images/yкринформ/2023-05-09T-56-55-00-03-00/1683658465-744.jpeg" xlink:type="simple" xlink:show="embed" xlink:actuate="onLoad" draw:mime-type="image/jpeg"/>
</draw:frame>
国家负责人说：“我衷心希望您的这一代人将您的孩子更加自由，甚至更安全，更加安全，更受保护的欧洲，而不是我们现在提供的，必须确保。”</text:p>
      <text:p text:style-name="P4">
欧洲福祉统一活动由欧洲大学联盟内的塔拉斯·舍申科(Taras Shevchenko)国家音乐免疫剂发起。</text:p>
      <text:p text:style-name="P4">
正如乌克林福姆(Ukrinform)早些时候报道的那样，乌克兰乌克兰沃迪米尔·泽伦斯基(Volodymyr Zelensky)总统求助于联盟峰会的参与者，涉及创建有关俄罗斯期刊的特别节目，他强调，在俄罗斯作为侵略者作为侵略者作为侵略者的公平正义应该给国际团结，因为那是在纽伦堡，因为它应该是一个特别的法庭。</text:p>
      <text:p text:style-name="P4">
照片，视频：OP</text:p>
      <text:p text:style-name="P4">
News Source: <text:a xlink:type="simple" xlink:href="https://www.ukrinform.ua/rubric-society/3707039-zelenskij-vistupiv-pered-studentami-alansu-evropejskih-universitetiv-euniwell.html" text:style-name="Internet_20_link" text:visited-style-name="Visited_20_Internet_20_Link">
https://www.ukrinform.ua/rubric-society/3707039-zelenskij-vistupiv-pered-studentami-alansu-evropejskih-universitetiv-euniwell.html</text:a>
</text:p>
      <!--NEWS-->
      <text:h text:style-name="P10" text:outline-level="1">
<text:span text:style-name="T4">
Eurovision-2023：TVorchi发行了一份宣言，呼吁支持乌克兰</text:span>
</text:h>
      <text:p text:style-name="P4">
作者: Ukrinform (Person)</text:p>
      <text:p text:style-name="P4">
出版商: Укринформ (Organization)</text:p>
      <text:p text:style-name="P4">
出版时间: 2023-05-09T-58:47:00+03:00</text:p>
      <text:p text:style-name="P4">
修改时间: 2023-05-09T21:47:00+03:00</text:p>
      <text:p text:style-name="P4">
描述: 乌克兰互动空间中的TVORCHI，呼吁继续支持乌克兰的视频“ Openyourheartukraine”。  - 乌克林。</text:p>
      <text:p text:style-name="P4">
图片: ["<text:a xlink:type="simple" xlink:href="https://static.ukrinform.com/photos/2023_05/thumb_files/630_360_1683552802-292.jpeg" text:style-name="Internet_20_link" text:visited-style-name="Visited_20_Internet_20_Link">
630_360_16835...</text:a>
"]</text:p>
      <text:p text:style-name="P4">
标签: ['Євробачення', 'Україна', 'Відеоролик', 'Tvorchi']</text:p>
      <text:p text:style-name="P4">
类型: Article</text:p>
      <!--METADATA-->
      <text:p text:style-name="P4">
<draw:frame draw:style-name="fr1" draw:name="Image59" text:anchor-type="as-char" svg:width="6.9236in" svg:height="3.956343in" draw:z-index="0">
<draw:image xlink:href="../Images/yкринформ/2023-05-09T-58-47-00-03-00/630_360_1683552802-292.jpeg" xlink:type="simple" xlink:show="embed" xlink:actuate="onLoad" draw:mime-type="image/jpeg"/>
</draw:frame>
乌克兰互动空间中的Grontvorchi呼吁继续支持乌克兰的录像“ Openyourheartukraine”。</text:p>
      <text:p text:style-name="P4">
乌克林福玛的报道，乌特格拉马文化和信息政策部的新闻服务报道了这一点。</text:p>
      <text:p text:style-name="P4">
“宣言 - 维迪奥呼吁每个人为乌克兰敞开心hearts，并继续支持它。我们的内心会感到完全不同的情感，痛苦，愤怒。无论单词是什么，内心就是一切。-在帖子中说。</text:p>
      <text:p text:style-name="P4">
<text:span text:style-name="T5">
视频：<text:a xlink:type="simple" xlink:href="https://www.instagram.com/reel/CsA1V31tRwn/" text:style-name="Internet_20_link" text:visited-style-name="Visited_20_Internet_20_Link">
</text:a>
</text:span>
</text:p>
      <text:p text:style-name="P4">
该视频的介绍在乌克兰互动空间举行，该互动空间向乌克兰讲述了乌克兰的2023年欧洲电视网嘉宾，该游客在英国英国举行。 该视频是由TVORCHI乐队Jeffrey Kenny的歌手配音的。</text:p>
      <text:p text:style-name="P4">
该空间由摄影区和互动装置代表，旨在展示真正的乌克兰，在战时​​的现实附近，宁静的生活生活在那里。它们是第一个见到客人的人<text:a xlink:type="simple" xlink:href="https://www.ukrinform.ua/tag-evrobacenna" text:style-name="Internet_20_link" text:visited-style-name="Visited_20_Internet_20_Link">
</text:a>
在Discover乌克兰的小巷上，该乌克兰是欧洲电视网村的一部分，并提醒为什么胜利的国家无法接受今年的比赛 - 俄罗斯对乌克兰的全面联邦正在进行中。</text:p>
      <text:p text:style-name="P4">
<text:span text:style-name="T4">
另请阅读：</text:span>
 <text:a xlink:type="simple" xlink:href="https://www.ukrinform.ua/rubric-culture/3706379-tvorchi-pidtrimali-zbir-10-miljoniv-na-poratunok-peredcasno-narodzenih-ditej.html" text:style-name="Internet_20_link" text:visited-style-name="Visited_20_Internet_20_Link">
<text:span text:style-name="T4">
 TVORCHI </text:span>
</text:a>
该视频是由乌克兰(Ukraine.ua)与创意代理机构Bicrsextaff.734一起创建的。</text:p>
      <text:p text:style-name="P4">
正如乌克林福姆(Ukrinform)报道的那样，今年代表乌克兰的乐队Tvorchi在比赛的开幕式上代表了乌克兰，该乐队支持了乌克兰早产儿童的1000万种种族。</text:p>
      <text:p text:style-name="P4">
News Source: <text:a xlink:type="simple" xlink:href="https://www.ukrinform.ua/rubric-culture/3707037-evrobacenna2023-tvorchi-zapustili-manifest-iz-zaklikom-prodovziti-pidtrimku-ukrainu.html" text:style-name="Internet_20_link" text:visited-style-name="Visited_20_Internet_20_Link">
https://www.ukrinform.ua/rubric-culture/3707037-evrobacenna2023-tvorchi-zapustili-manifest-iz-zaklikom-prodovziti-pidtrimku-ukrainu.html</text:a>
</text:p>
      <!--NEWS-->
      <text:h text:style-name="P10" text:outline-level="1">
<text:span text:style-name="T4">
关于谷物协议的眨眼：无需说服俄罗斯联邦，以免将食物变成武器</text:span>
</text:h>
      <text:p text:style-name="P4">
作者: Ukrinform (Person)</text:p>
      <text:p text:style-name="P4">
出版商: Укринформ (Organization)</text:p>
      <text:p text:style-name="P4">
出版时间: 2023-05-09T-60:40:00+03:00</text:p>
      <text:p text:style-name="P4">
修改时间: 2023-05-09T21:40:00+03:00</text:p>
      <text:p text:style-name="P4">
描述: 美国国务卿安东尼·布林肯（Anthony Blinken）呼吁国际努力继续并扩大黑海谷物协议，并剥夺俄罗斯在与乌克兰战争中使用饥荒作为武器的机会。  - 乌克林。</text:p>
      <text:p text:style-name="P4">
图片: ["<text:a xlink:type="simple" xlink:href="https://static.ukrinform.com/photos/2023_01/thumb_files/630_360_1674007118-313.jpg" text:style-name="Internet_20_link" text:visited-style-name="Visited_20_Internet_20_Link">
630_360_16740...</text:a>
"]</text:p>
      <text:p text:style-name="P4">
标签: ['МЗС', 'США', 'Зерно', 'Блінкен']</text:p>
      <text:p text:style-name="P4">
类型: Article</text:p>
      <!--METADATA-->
      <text:p text:style-name="P4">
<draw:frame draw:style-name="fr1" draw:name="Image60" text:anchor-type="as-char" svg:width="6.9236in" svg:height="3.956343in" draw:z-index="0">
<draw:image xlink:href="../Images/yкринформ/2023-05-09T-60-40-00-03-00/630_360_1674007118-313.jpg" xlink:type="simple" xlink:show="embed" xlink:actuate="onLoad" draw:mime-type="image/jpeg"/>
</draw:frame>
美国国务卿安东尼·布林肯(Anthony Blinken)呼吁加强国际努力，以压缩和扩大黑海谷物协议，剥夺俄罗斯的俄罗斯可以定期将饥荒用作对乌克兰战争的武器。</text:p>
      <text:p text:style-name="P4">
他在周二在英国外交部在华盛顿举行的联合新闻发布会上表示，乌克兰福姆的记者报道。</text:p>
      <text:p text:style-name="P4">
“尽管我们感谢秘书长的不懈努力(联合国。)古特雷什(Guterresh)和我们在土耳其的同事解决了这个问题，全世界不必提醒莫斯科每隔几周就不再将饥饿作为对乌克兰战争的武器，”美国科学部长强调。</text:p>
      <text:p text:style-name="P4">
<text:span text:style-name="T4">
另请阅读：</text:span>
 <text:a xlink:type="simple" xlink:href="https://www.ukrinform.ua/rubric-world/3706999-ssa-zaklikaut-vooz-zaprositi-tajvan-na-travnevu-zustric-blinken.html" text:style-name="Internet_20_link" text:visited-style-name="Visited_20_Internet_20_Link">
<text:span text:style-name="T4">
眨眼</text:span>
</text:a>
他解释说，最近俄罗斯再次诉诸阻止将带到乌克兰港口的船只来装载谷物。 Blinken称俄罗斯一侧的俄罗斯一面是“愤世嫉俗的”，旨在减少非洲，中东和其他需要食物的国家的供应量。</text:p>
      <text:p text:style-name="P4">
美国国务卿还报告说，他已经讨论了与英国外交官Jzews Kleverly负责人继续进行黑海谷物倡议的机会。</text:p>
      <text:p text:style-name="P4">
<text:span text:style-name="T4">
另请阅读：</text:span>
 <text:a xlink:type="simple" xlink:href="https://www.ukrinform.ua/rubric-world/3707032-akso-rosiu-ne-zupiniti-zaraz-svit-zaplatit-dorozcu-cinu-glava-mzs-britanii.html" text:style-name="Internet_20_link" text:visited-style-name="Visited_20_Internet_20_Link">
</text:a>
据乌克林福姆报道，英国外交部长是美国的棉花，他计划与国务卿和国会领先州会面。 讨论的主要主题之一是长期义务和支持乌克兰的英国。</text:p>
      <text:p text:style-name="P4">
News Source: <text:a xlink:type="simple" xlink:href="https://www.ukrinform.ua/rubric-economy/3707035-blinken-pro-zernovu-ugodu-godi-svitovi-perekonuvati-rf-abi-vona-ne-peretvoruvala-izu-na-zbrou.html" text:style-name="Internet_20_link" text:visited-style-name="Visited_20_Internet_20_Link">
https://www.ukrinform.ua/rubric-economy/3707035-blinken-pro-zernovu-ugodu-godi-svitovi-perekonuvati-rf-abi-vona-ne-peretvoruvala-izu-na-zbrou.html</text:a>
</text:p>
      <!--NEWS-->
      <text:h text:style-name="P10" text:outline-level="1">
<text:span text:style-name="T4">
Schwinsteiger和Ivanovich生了第三个孩子</text:span>
</text:h>
      <text:p text:style-name="P4">
作者: Ukrinform (Person)</text:p>
      <text:p text:style-name="P4">
出版商: Укринформ (Organization)</text:p>
      <text:p text:style-name="P4">
出版时间: 2023-05-09T-62:37:20+03:00</text:p>
      <text:p text:style-name="P4">
修改时间: 2023-05-09T21:37:20+03:00</text:p>
      <text:p text:style-name="P4">
描述: Rolan Harros -2008 Ana Ivanovich的获胜者和Bastian Schweysteiger世界杯第三次成为父母。  - 乌克林。</text:p>
      <text:p text:style-name="P4">
图片: ["<text:a xlink:type="simple" xlink:href="https://static.ukrinform.com/photos/2023_05/thumb_files/630_360_1683657310-976.jpg" text:style-name="Internet_20_link" text:visited-style-name="Visited_20_Internet_20_Link">
630_360_16836...</text:a>
"]</text:p>
      <text:p text:style-name="P4">
标签: ['Футбол', 'Теніс']</text:p>
      <text:p text:style-name="P4">
类型: Article</text:p>
      <!--METADATA-->
      <text:p text:style-name="P4">
<draw:frame draw:style-name="fr1" draw:name="Image61" text:anchor-type="as-char" svg:width="6.9236in" svg:height="3.956343in" draw:z-index="0">
<draw:image xlink:href="../Images/yкринформ/2023-05-09T-62-37-20-03-00/630_360_1683657310-976.jpg" xlink:type="simple" xlink:show="embed" xlink:actuate="onLoad" draw:mime-type="image/jpeg"/>
</draw:frame>
罗兰·哈罗斯(Rolan Harros)的获胜者-2008安娜·伊万诺维奇(Ana Ivanovich)和世界杯足球巴斯蒂安·沙瓦(Bastianshawysteiger)第三次成为父母。</text:p>
      <text:p text:style-name="P4">
对这个 <text:a xlink:type="simple" xlink:href="https://twitter.com/anaivanovic/status/1655861671229902848" text:style-name="Internet_20_link" text:visited-style-name="Visited_20_Internet_20_Link">
 </text:a>
报道说，有一个孩子在您的推文中。</text:p>
      <text:p text:style-name="P4">
“你好世界!我们的心充满了爱，”伊万诺维奇写道。</text:p>
      <text:p text:style-name="P4">
同时，安娜没有谈论婴儿的性别。 据塞尔维亚媒体报道，第三个儿子出生了。 伊万诺维奇(Ivanovich)和施温斯蒂格(Schwinsteiger)抚养了两个男孩-5岁的哈奇(Hatch)和3岁的莱昂(Leon)。</text:p>
      <text:p text:style-name="P4">
<text:span text:style-name="T4">
另请阅读：</text:span>
 <text:a xlink:type="simple" xlink:href="https://www.ukrinform.ua/rubric-sports/3706520-real-i-mancester-siti-vidkrivaut-12-finalu-ligi-cempioniv-uefa.html" text:style-name="Internet_20_link" text:visited-style-name="Visited_20_Internet_20_Link">
<text:span text:style-name="T4">
曼彻斯特</text:span>
</text:a>
据乌克林福姆报道，今天5月9日在欧洲欧洲冠军联赛中，在马德里的圣地亚哥·贝尔纳布体育场(Santiago Bernabeu Stadium)举行的圣地亚哥·伯纳布(Santiago Bernabeu)赛季欧洲冠军联赛(UEFA Champions of YEFA)冠军联赛1/2的第一场比赛将于22.00举行。 22.00。曼城。”</text:p>
      <text:p text:style-name="P4">
照片：盖蒂图像</text:p>
      <text:p text:style-name="P4">
News Source: <text:a xlink:type="simple" xlink:href="https://www.ukrinform.ua/rubric-sports/3707034-u-svajnstajgera-ta-ivanovic-narodilasa-treta-ditina.html" text:style-name="Internet_20_link" text:visited-style-name="Visited_20_Internet_20_Link">
https://www.ukrinform.ua/rubric-sports/3707034-u-svajnstajgera-ta-ivanovic-narodilasa-treta-ditina.html</text:a>
</text:p>
      <!--NEWS-->
      <text:h text:style-name="P10" text:outline-level="1">
<text:span text:style-name="T4">
如果俄罗斯现在没有停止，世界将支付更昂贵的价格 - 英国外交部</text:span>
</text:h>
      <text:p text:style-name="P4">
作者: Ukrinform (Person)</text:p>
      <text:p text:style-name="P4">
出版商: Укринформ (Organization)</text:p>
      <text:p text:style-name="P4">
出版时间: 2023-05-09T-64:29:00+03:00</text:p>
      <text:p text:style-name="P4">
修改时间: 2023-05-09T21:29:00+03:00</text:p>
      <text:p text:style-name="P4">
描述: 国际社会必须共同努力支持乌克兰并立即阻止俄罗斯侵略，否则文明世界的价格将会更高，后果更加痛苦。  - 乌克林。</text:p>
      <text:p text:style-name="P4">
图片: ["<text:a xlink:type="simple" xlink:href="https://static.ukrinform.com/photos/2023_01/thumb_files/630_360_1673994222-668.jpg" text:style-name="Internet_20_link" text:visited-style-name="Visited_20_Internet_20_Link">
630_360_16739...</text:a>
"]</text:p>
      <text:p text:style-name="P4">
标签: ['Британія', 'США', 'Війна з росією', 'Клеверлі']</text:p>
      <text:p text:style-name="P4">
类型: Article</text:p>
      <!--METADATA-->
      <text:p text:style-name="P4">
<draw:frame draw:style-name="fr1" draw:name="Image62" text:anchor-type="as-char" svg:width="6.9236in" svg:height="3.956343in" draw:z-index="0">
<draw:image xlink:href="../Images/yкринформ/2023-05-09T-64-29-00-03-00/630_360_1673994222-668.jpg" xlink:type="simple" xlink:show="embed" xlink:actuate="onLoad" draw:mime-type="image/jpeg"/>
</draw:frame>
国际社会必须立即努力支持乌克兰俄罗斯俄罗斯侵略，否则文明世界的价格将会更高，后果更加痛苦。</text:p>
      <text:p text:style-name="P4">
这是在华盛顿与美国国务卿联合新闻发布会上的，由英国外交部詹姆斯·克莱维利(James Kleverli)的外交部眨眼，乌克林福姆(Ukrinform)是拥有的。</text:p>
      <text:p text:style-name="P4">
“我们需要承认，如果我们不恢复第二次世界大战后那个时代的和平基本原则，以便较大的人无法以不受惩罚的态度入侵他们的邻居，那么英国外交负责人说。</text:p>
      <text:p text:style-name="P4">
据他说，俄罗斯战争不仅影响乌克兰，尽管当然，乌克兰人受伤。 在这方面，他回忆说，克里姆林宫对全球<text:a xlink:type="simple" xlink:href="https://www.ukrinform.ua/tag-ekonomika" text:style-name="Internet_20_link" text:visited-style-name="Visited_20_Internet_20_Link">
</text:a>
，美国和英国的人们已被访问。 它不是入侵乌克兰俄罗斯联邦的副产物，它是冲突的一部分，因为俄罗斯试图在碳氢化合物供应，停止谷物供应等领域造成经济问题。</text:p>
      <text:p text:style-name="P4">
<text:span text:style-name="T4">
另请阅读：</text:span>
 <text:a xlink:type="simple" xlink:href="https://www.ukrinform.ua/rubric-polytics/3691599-kuleba-i-glava-mzs-britanii-obgovorili-posilenna-kontrnastupalnih-mozlivostej-ukraini.html" text:style-name="Internet_20_link" text:visited-style-name="Visited_20_Internet_20_Link">
</text:a>
克莱维利强调说：“这适用于我们，这符合我们的利益，就像乌克兰的利益一样，为我们提供大力支持。” 他说，否则，如果您现在不这样做，那将更加痛苦，付款费用更高。</text:p>
      <text:p text:style-name="P4">
英国外交部坚信说：“我认为我们必须传达一个信息，即当我们接受一部分时，我们会坚持他们。”</text:p>
      <text:p text:style-name="P4">
根据乌克林福姆的说法，英国外交部长周二宣布<text:a xlink:type="simple" xlink:href="https://www.ukrinform.ua/rubric-ato/3706971-ukraina-mae-peremogti-u-vijni-svidko-kleverli-zaklikav-zbilsiti-dopomogu.html" text:style-name="Internet_20_link" text:visited-style-name="Visited_20_Internet_20_Link">
</text:a>
乌克兰。</text:p>
      <text:p text:style-name="P4">
News Source: <text:a xlink:type="simple" xlink:href="https://www.ukrinform.ua/rubric-world/3707032-akso-rosiu-ne-zupiniti-zaraz-svit-zaplatit-dorozcu-cinu-glava-mzs-britanii.html" text:style-name="Internet_20_link" text:visited-style-name="Visited_20_Internet_20_Link">
https://www.ukrinform.ua/rubric-world/3707032-akso-rosiu-ne-zupiniti-zaraz-svit-zaplatit-dorozcu-cinu-glava-mzs-britanii.html</text:a>
</text:p>
      <!--NEWS-->
      <text:h text:style-name="P10" text:outline-level="1">
<text:span text:style-name="T4">
在欧洲之前的荷兰，举行了一项支持艺术家的活动</text:span>
</text:h>
      <text:p text:style-name="P4">
作者: Ukrinform (Person)</text:p>
      <text:p text:style-name="P4">
出版商: Укринформ (Organization)</text:p>
      <text:p text:style-name="P4">
出版时间: 2023-05-09T-66:17:00+03:00</text:p>
      <text:p text:style-name="P4">
修改时间: 2023-05-09T21:17:00+03:00</text:p>
      <text:p text:style-name="P4">
描述: 在欧洲当天的荷兰鹿特丹，旨在支持艺术家的活动。  - 乌克林。</text:p>
      <text:p text:style-name="P4">
图片: ["<text:a xlink:type="simple" xlink:href="https://static.ukrinform.com/photos/2023_05/thumb_files/630_360_1683657085-542.jpeg" text:style-name="Internet_20_link" text:visited-style-name="Visited_20_Internet_20_Link">
630_360_16836...</text:a>
", "<text:a xlink:type="simple" xlink:href="https://static.ukrinform.com/photos/2023_05/1683657175-577.jpeg" text:style-name="Internet_20_link" text:visited-style-name="Visited_20_Internet_20_Link">
1683657175-57...</text:a>
", "<text:a xlink:type="simple" xlink:href="https://static.ukrinform.com/photos/2023_05/1683657174-443.jpeg" text:style-name="Internet_20_link" text:visited-style-name="Visited_20_Internet_20_Link">
1683657174-44...</text:a>
"]</text:p>
      <text:p text:style-name="P4">
标签: ['Нідерланди', 'День Європи ', 'Мистецтво']</text:p>
      <text:p text:style-name="P4">
类型: Article</text:p>
      <!--METADATA-->
      <text:p text:style-name="P4">
<draw:frame draw:style-name="fr1" draw:name="Image63" text:anchor-type="as-char" svg:width="6.9236in" svg:height="3.951434in" draw:z-index="0">
<draw:image xlink:href="../Images/yкринформ/2023-05-09T-66-17-00-03-00/630_360_1683657085-542.jpeg" xlink:type="simple" xlink:show="embed" xlink:actuate="onLoad" draw:mime-type="image/jpeg"/>
</draw:frame>
在欧洲当天，鹿特丹大学在欧洲当天举行。</text:p>
      <text:p text:style-name="P4">
尤其是海牙的乌克林通讯员说，该战略是工作的方法，年轻艺术家的支持，在融资，薪酬，欧洲文化工作者的版权方面创造了公平的环境。</text:p>
      <text:p text:style-name="P4">
“在今年，鹿特丹的欧洲日是支持艺术家和诚实薪酬的非常重要的事件。 它是由欧盟，欧盟国立研究所范围，欧洲文化基金会等不同欧洲组织组织的。</text:p>
      <text:p text:style-name="P4">
<draw:frame draw:style-name="fr1" draw:name="Image64" text:anchor-type="as-char" svg:width="6.9236in" svg:height="5.1927in" draw:z-index="0">
<draw:image xlink:href="../Images/yкринформ/2023-05-09T-66-17-00-03-00/1683657175-577.jpeg" xlink:type="simple" xlink:show="embed" xlink:actuate="onLoad" draw:mime-type="image/jpeg"/>
</draw:frame>
她指出，该活动非常有用，并提出了许多问题，这些问题将帮助乌克兰艺术家感受到欧洲艺术家族的一部分，与不同的组织建立联系，并在未来获得共同工作的机会。 最重要的一点是讨论每位艺术家作品的财务部分。</text:p>
      <text:p text:style-name="P4">
<draw:frame draw:style-name="fr1" draw:name="Image65" text:anchor-type="as-char" svg:width="6.9236in" svg:height="5.1927in" draw:z-index="0">
<draw:image xlink:href="../Images/yкринформ/2023-05-09T-66-17-00-03-00/1683657174-443.jpeg" xlink:type="simple" xlink:show="embed" xlink:actuate="onLoad" draw:mime-type="image/jpeg"/>
</draw:frame>
<text:span text:style-name="T4">
另请阅读：</text:span>
 <text:a xlink:type="simple" xlink:href="https://www.ukrinform.ua/rubric-diaspora/3706403-u-niderlandah-gurt-goa-vistupiv-na-festivali-prisvacenomu-dnu-vizvolenna.html" text:style-name="Internet_20_link" text:visited-style-name="Visited_20_Internet_20_Link">
<text:span text:style-name="T4">
 netherlan </text:span>
</text:a>
据她说，很高兴看到并讨论“在艺术领域工作的每个人的通常问题完全不同”。</text:p>
      <text:p text:style-name="P4">
众所周知，根据弗拉基米尔·泽伦斯基(Vladimir Zelensky)总统的法令，乌克兰庆祝欧洲日。</text:p>
      <text:p text:style-name="P4">
News Source: <text:a xlink:type="simple" xlink:href="https://www.ukrinform.ua/rubric-culture/3707028-u-niderlandah-do-dna-evropi-vidbuvsa-zahid-na-pidtrimku-mitciv.html" text:style-name="Internet_20_link" text:visited-style-name="Visited_20_Internet_20_Link">
https://www.ukrinform.ua/rubric-culture/3707028-u-niderlandah-do-dna-evropi-vidbuvsa-zahid-na-pidtrimku-mitciv.html</text:a>
</text:p>
      <!--NEWS-->
      <text:h text:style-name="P10" text:outline-level="1">
<text:span text:style-name="T4">
俄罗斯人每天两次开火</text:span>
</text:h>
      <text:p text:style-name="P4">
作者: Ukrinform (Person)</text:p>
      <text:p text:style-name="P4">
出版商: Укринформ (Organization)</text:p>
      <text:p text:style-name="P4">
出版时间: 2023-05-09T-68:12:00+03:00</text:p>
      <text:p text:style-name="P4">
修改时间: 2023-05-09T21:12:00+03:00</text:p>
      <text:p text:style-name="P4">
描述: 5月9日，星期二，俄罗斯军队从切尼希夫地区边界的大炮开了两次，总共进行了20多次命中。  - 乌克林。</text:p>
      <text:p text:style-name="P4">
图片: ["<text:a xlink:type="simple" xlink:href="https://static.ukrinform.com/photos/2023_03/thumb_files/630_360_1679917009-251.jpg" text:style-name="Internet_20_link" text:visited-style-name="Visited_20_Internet_20_Link">
630_360_16799...</text:a>
"]</text:p>
      <text:p text:style-name="P4">
标签: ['Обстріл', 'Чернігівщина', 'Війна з росією']</text:p>
      <text:p text:style-name="P4">
类型: Article</text:p>
      <!--METADATA-->
      <text:p text:style-name="P4">
<draw:frame draw:style-name="fr1" draw:name="Image66" text:anchor-type="as-char" svg:width="6.9236in" svg:height="3.956343in" draw:z-index="0">
<draw:image xlink:href="../Images/yкринформ/2023-05-09T-68-12-00-03-00/630_360_1679917009-251.jpg" xlink:type="simple" xlink:show="embed" xlink:actuate="onLoad" draw:mime-type="image/jpeg"/>
</draw:frame>
5月9日，星期二，鲁斯基夫斯卡(Ruskivska)在边境地区的炮兵中两次开火，总共获得了20多次命中。</text:p>
      <text:p text:style-name="P4">
根据乌克林福姆的说法，[<text:a xlink:type="simple" xlink:href="https://t.me/ok_pivnich1/2477" text:style-name="Internet_20_link" text:visited-style-name="Visited_20_Internet_20_Link">
</text:a>
。</text:p>
      <text:p text:style-name="P4">
特别是，从10:13到10:45在Zalizny Bridge村区域，有17次命中，可能是从入侵者的枪管炮兵中获得的。</text:p>
      <text:p text:style-name="P4">
<text:span text:style-name="T4">
另请阅读：</text:span>
 <text:a xlink:type="simple" xlink:href="https://www.ukrinform.ua/rubric-ato/3707005-zagarbniki-obstrilali-dvi-gromadi-na-dnipropetrovsini-e-rujnuvanna.html" text:style-name="Internet_20_link" text:visited-style-name="Visited_20_Internet_20_Link">
<text:span text:style-name="T4">
射击</text:span>
</text:a>
从15:55到下午4:20在Gasichivka村地区，敌人有五次介入，可能是敌人的炮兵装置。</text:p>
      <text:p text:style-name="P4">
在这两种情况下，均未收到有关当地人口损失或对平民基础设施损失的信息。</text:p>
      <text:p text:style-name="P4">
<text:span text:style-name="T4">
另请阅读：</text:span>
 <text:a xlink:type="simple" xlink:href="https://www.ukrinform.ua/rubric-ato/3707014-vijska-rf-vdarili-raketami-po-kupansku-e-poraneni.html" text:style-name="Internet_20_link" text:visited-style-name="Visited_20_Internet_20_Link">
</text:a>
据乌克林福姆报道，在使用迫击炮和炮兵的最后一天，俄罗斯入侵者是切尼希夫地区的七倍。 由于敌人的炮击，非电子驻地有15个定居点。</text:p>
      <text:p text:style-name="P4">
照片说明性</text:p>
      <text:p text:style-name="P4">
News Source: <text:a xlink:type="simple" xlink:href="https://www.ukrinform.ua/rubric-ato/3707025-rosiani-dvici-za-den-obstrilali-prikordonna-cernigivsini.html" text:style-name="Internet_20_link" text:visited-style-name="Visited_20_Internet_20_Link">
https://www.ukrinform.ua/rubric-ato/3707025-rosiani-dvici-za-den-obstrilali-prikordonna-cernigivsini.html</text:a>
</text:p>
      <!--NEWS-->
      <text:h text:style-name="P10" text:outline-level="1">
<text:span text:style-name="T4">
顿涅茨克（Donetsk）的军队用俄罗斯人摧毁的图书馆营救了5吨书籍</text:span>
</text:h>
      <text:p text:style-name="P4">
作者: Ukrinform (Person)</text:p>
      <text:p text:style-name="P4">
出版商: Укринформ (Organization)</text:p>
      <text:p text:style-name="P4">
出版时间: 2023-05-09T-97:19:00+03:00</text:p>
      <text:p text:style-name="P4">
修改时间: 2023-05-09T19:19:00+03:00</text:p>
      <text:p text:style-name="P4">
描述: 武装部队的军队从巴赫穆特地区的Seversk Frontier City的几家图书馆的Kramatorsk书籍资金撤离。  - 乌克林。</text:p>
      <text:p text:style-name="P4">
图片: ["<text:a xlink:type="simple" xlink:href="https://static.ukrinform.com/photos/2023_05/thumb_files/630_360_1683649256-915.jpeg" text:style-name="Internet_20_link" text:visited-style-name="Visited_20_Internet_20_Link">
630_360_16836...</text:a>
", "<text:a xlink:type="simple" xlink:href="https://static.ukrinform.com/photos/2023_05/1683649268-681.jpeg" text:style-name="Internet_20_link" text:visited-style-name="Visited_20_Internet_20_Link">
1683649268-68...</text:a>
", "<text:a xlink:type="simple" xlink:href="https://static.ukrinform.com/photos/2023_05/1683649293-376.jpeg" text:style-name="Internet_20_link" text:visited-style-name="Visited_20_Internet_20_Link">
1683649293-37...</text:a>
", "<text:a xlink:type="simple" xlink:href="https://static.ukrinform.com/photos/2023_05/1683649278-855.jpeg" text:style-name="Internet_20_link" text:visited-style-name="Visited_20_Internet_20_Link">
1683649278-85...</text:a>
"]</text:p>
      <text:p text:style-name="P4">
标签: ['Бібліотека', 'Книги', 'Російські військові', 'МКІП ', 'Війна з росією']</text:p>
      <text:p text:style-name="P4">
类型: Article</text:p>
      <!--METADATA-->
      <text:p text:style-name="P4">
<draw:frame draw:style-name="fr1" draw:name="Image67" text:anchor-type="as-char" svg:width="6.9236in" svg:height="3.956343in" draw:z-index="0">
<draw:image xlink:href="../Images/yкринформ/2023-05-09T-97-19-00-03-00/630_360_1683649256-915.jpeg" xlink:type="simple" xlink:show="embed" xlink:actuate="onLoad" draw:mime-type="image/jpeg"/>
</draw:frame>
武装部队的军队被撤离到Zaversk集中城市的几个图书馆的Kramatorsk书籍资金。</text:p>
      <text:p text:style-name="P4">
这是由文化和信息政策部的新闻服务报告的<text:a xlink:type="simple" xlink:href="https://t.me/mkipu/5968" text:style-name="Internet_20_link" text:visited-style-name="Visited_20_Internet_20_Link">
</text:a>
，报道乌克林福姆。</text:p>
      <text:p text:style-name="P4">
“我们开始从当地图书馆撤离一本书基金几周 - 在此期间，他们设法取出了<text:a xlink:type="simple" xlink:href="https://www.ukrinform.ua/tag-kniga" text:style-name="Internet_20_link" text:visited-style-name="Visited_20_Internet_20_Link">
</text:a>
该市被摧毁的图书馆。 与俄罗斯的信封不同，我们在我们的土地上 - 我们的孩子将在这里生活和学习，因此他们仍然需要这些书。”</text:p>
      <text:p text:style-name="P4">
<draw:frame draw:style-name="fr1" draw:name="Image68" text:anchor-type="as-char" svg:width="6.9236in" svg:height="8.629219in" draw:z-index="0">
<draw:image xlink:href="../Images/yкринформ/2023-05-09T-97-19-00-03-00/1683649268-681.jpeg" xlink:type="simple" xlink:show="embed" xlink:actuate="onLoad" draw:mime-type="image/jpeg"/>
</draw:frame>
<draw:frame draw:style-name="fr1" draw:name="Image69" text:anchor-type="as-char" svg:width="6.9236in" svg:height="8.6545in" draw:z-index="0">
<draw:image xlink:href="../Images/yкринформ/2023-05-09T-97-19-00-03-00/1683649293-376.jpeg" xlink:type="simple" xlink:show="embed" xlink:actuate="onLoad" draw:mime-type="image/jpeg"/>
</draw:frame>
同时，MCIP报告说，在俄罗斯的全层次战争中，反乌克兰反对乌克兰影响了500多家图书馆的占领者，并从临时加热的领土中删除了近10,000个出版物顿涅茨克地区。</text:p>
      <text:p text:style-name="P4">
<text:span text:style-name="T4">
另请阅读：</text:span>
 <text:a xlink:type="simple" xlink:href="https://www.ukrinform.ua/rubric-culture/3699965-na-vidbudovu-kulturnoi-infrastrukturi-ukraini-potribno-100-milardiv-mkip.html" text:style-name="Internet_20_link" text:visited-style-name="Visited_20_Internet_20_Link">
</text:a>
</text:p>
      <text:p text:style-name="P4">
<draw:frame draw:style-name="fr1" draw:name="Image70" text:anchor-type="as-char" svg:width="6.9236in" svg:height="8.6545in" draw:z-index="0">
<draw:image xlink:href="../Images/yкринформ/2023-05-09T-97-19-00-03-00/1683649278-855.jpeg" xlink:type="simple" xlink:show="embed" xlink:actuate="onLoad" draw:mime-type="image/jpeg"/>
</draw:frame>
据乌克林福姆报道，截至2023年2月，由于俄罗斯军事冲击<text:a xlink:type="simple" xlink:href="https://www.ukrinform.ua/rubric-culture/3682719-v-ukraini-cerez-vijnu-poskodzeni-majze-1-300-obektiv-kulturnoi-infrastrukturi-mkip.html" text:style-name="Internet_20_link" text:visited-style-name="Visited_20_Internet_20_Link">
</text:a>
<text:span text:style-name="T5">
foto：mkip</text:span>
</text:p>
      <text:p text:style-name="P4">
News Source: <text:a xlink:type="simple" xlink:href="https://www.ukrinform.ua/rubric-culture/3706983-vijskovi-na-doneccini-vratuvali-5-tonn-knizok-zi-znisenih-rosianami-bibliotek.html" text:style-name="Internet_20_link" text:visited-style-name="Visited_20_Internet_20_Link">
https://www.ukrinform.ua/rubric-culture/3706983-vijskovi-na-doneccini-vratuvali-5-tonn-knizok-zi-znisenih-rosianami-bibliotek.html</text:a>
</text:p>
      <!--NEWS-->
      <text:h text:style-name="P10" text:outline-level="1">
<text:span text:style-name="T4">
乌克兰防空击落了俄罗斯发射的25枚巡航导弹中的23枚</text:span>
</text:h>
      <text:p text:style-name="P4">
作者: liveuamap (Language: en)</text:p>
      <text:p text:style-name="P4">
时间: 2023-05-09T01:03:26</text:p>
      <text:p text:style-name="P4">
地点: Kyiv (Latitude:50.65991 Longtitude:30.46646)</text:p>
      <text:p text:style-name="P4">
视频: []</text:p>
      <text:p text:style-name="P4">
图片: ["<text:a xlink:type="simple" xlink:href="https://liveuamap.com/pics/2023/05/09/22561412_0.jpg" text:style-name="Internet_20_link" text:visited-style-name="Visited_20_Internet_20_Link">
22561412_0.jpg</text:a>
"]</text:p>
      <text:p text:style-name="P4">
标签: []</text:p>
      <text:p text:style-name="P4">
Id: 22561412</text:p>
      <!--METADATA-->
      <text:p text:style-name="P4">
乌克兰防空击落了俄罗斯发射的25枚巡航导弹中的23枚  <draw:frame draw:style-name="fr1" draw:name="Image71" text:anchor-type="as-char" svg:width="6.9236in" svg:height="6.9236in" draw:z-index="0">
<draw:image xlink:href="../Images/liveuamap/2023-05-09T01-03-26/22561412_0.jpg" xlink:type="simple" xlink:show="embed" xlink:actuate="onLoad" draw:mime-type="image/jpeg"/>
</draw:frame>
新闻集链接：<text:a xlink:type="simple" xlink:href="https://liveuamap.com/en/2023/9-may-ukrainian-air-defense-shot-down-23-of-25-cruise-missiles" text:style-name="Internet_20_link" text:visited-style-name="Visited_20_Internet_20_Link">
https://liveuamap.com/en/2023/2023/9-may-ukrainian-air-defense-shot-down-23-23 of-25-25-cruise-missiles</text:a>
</text:p>
      <text:p text:style-name="P4">
News Source: <text:a xlink:type="simple" xlink:href="https://t.me/kpszsu/2509" text:style-name="Internet_20_link" text:visited-style-name="Visited_20_Internet_20_Link">
https://t.me/kpszsu/2509</text:a>
</text:p>
      <!--NEWS-->
      <text:h text:style-name="P10" text:outline-level="1">
<text:span text:style-name="T4">
导弹的碎片在一夜之间在私人住宅中引起了轻微的大火，没有命中</text:span>
</text:h>
      <text:p text:style-name="P4">
作者: liveuamap (Language: en)</text:p>
      <text:p text:style-name="P4">
时间: 2023-05-09T01:08:28</text:p>
      <text:p text:style-name="P4">
地点: Kyiv, Kyiv city (Latitude:50.4352 Longtitude:30.5722)</text:p>
      <text:p text:style-name="P4">
视频: []</text:p>
      <text:p text:style-name="P4">
图片: ["<text:a xlink:type="simple" xlink:href="https://liveuamap.com/pics/2023/05/09/22561413_0.jpg" text:style-name="Internet_20_link" text:visited-style-name="Visited_20_Internet_20_Link">
22561413_0.jpg</text:a>
"]</text:p>
      <text:p text:style-name="P4">
标签: ["Europe", "Central and Eastern Europe"]</text:p>
      <text:p text:style-name="P4">
Id: 22561413</text:p>
      <!--METADATA-->
      <text:p text:style-name="P4">
导弹的碎片在一夜之间在私人住宅中引起了轻微的大火，没有命中</text:p>
      <text:p text:style-name="P4">
<draw:frame draw:style-name="fr1" draw:name="Image72" text:anchor-type="as-char" svg:width="6.9236in" svg:height="5.1927in" draw:z-index="0">
<draw:image xlink:href="../Images/liveuamap/2023-05-09T01-08-28/22561413_0.jpg" xlink:type="simple" xlink:show="embed" xlink:actuate="onLoad" draw:mime-type="image/jpeg"/>
</draw:frame>
新闻集链接：<text:a xlink:type="simple" xlink:href="https://liveuamap.com/en/2023/9-may-debris-of-a-missile-caused-minor-fire-at-private-residence" text:style-name="Internet_20_link" text:visited-style-name="Visited_20_Internet_20_Link">
https://liveuamap.com/en/2023/9-may-debris-of-a-missile-cause-minor-fire-fire-at-private-ristidess</text:a>
</text:p>
      <text:p text:style-name="P4">
News Source: <text:a xlink:type="simple" xlink:href="https://t.me/corona_kyiv/4823" text:style-name="Internet_20_link" text:visited-style-name="Visited_20_Internet_20_Link">
https://t.me/corona_kyiv/4823</text:a>
</text:p>
      <!--NEWS-->
      <text:h text:style-name="P10" text:outline-level="1">
<text:span text:style-name="T4">
Donetsk Oblast（08:17）。 红色警报：空中威胁。 警笛声。 立即掩盖！</text:span>
</text:h>
      <text:p text:style-name="P4">
作者: liveuamap (Language: en)</text:p>
      <text:p text:style-name="P4">
时间: 2023-05-09T02:19:00</text:p>
      <text:p text:style-name="P4">
地点: Donetsk Oblast (Latitude:48.72816 Longtitude:37.57793)</text:p>
      <text:p text:style-name="P4">
视频: []</text:p>
      <text:p text:style-name="P4">
图片: []</text:p>
      <text:p text:style-name="P4">
标签: ["Europe", "Central and Eastern Europe"]</text:p>
      <text:p text:style-name="P4">
Id: 22561499</text:p>
      <!--METADATA-->
      <text:p text:style-name="P4">
Donetsk Oblast(08:17). Red Alert: aerial threat. Sirens sounding. Take covernow!</text:p>
      <text:p text:style-name="P4">
News Collection Link: <text:a xlink:type="simple" xlink:href="https://liveuamap.com/en/2023/09-may-donetsk-oblast0817-red-alert-aerial-thg" text:style-name="Internet_20_link" text:visited-style-name="Visited_20_Internet_20_Link">
https://liveuamap.com/en/2023/09-may-donetsk-oblast0817-red-alert-aerial-thg</text:a>
</text:p>
      <text:p text:style-name="P4">
News Source: <text:a xlink:type="simple" xlink:href="https://t.me/air_alert_ua/44871" text:style-name="Internet_20_link" text:visited-style-name="Visited_20_Internet_20_Link">
https://t.me/air_alert_ua/44871</text:a>
</text:p>
      <!--NEWS-->
      <text:h text:style-name="P10" text:outline-level="1">
<text:span text:style-name="T4">
欧盟委员会主席Ursula von der Leyen抵达基辅</text:span>
</text:h>
      <text:p text:style-name="P4">
作者: liveuamap (Language: en)</text:p>
      <text:p text:style-name="P4">
时间: 2023-05-09T02:26:13</text:p>
      <text:p text:style-name="P4">
地点: Kyiv, Kyiv city (Latitude:50.4398 Longtitude:30.48809)</text:p>
      <text:p text:style-name="P4">
视频: []</text:p>
      <text:p text:style-name="P4">
图片: ["<text:a xlink:type="simple" xlink:href="https://liveuamap.com/pics/2023/05/09/22561500_0.jpg" text:style-name="Internet_20_link" text:visited-style-name="Visited_20_Internet_20_Link">
22561500_0.jpg</text:a>
"]</text:p>
      <text:p text:style-name="P4">
标签: []</text:p>
      <text:p text:style-name="P4">
Id: 22561500</text:p>
      <!--METADATA-->
      <text:p text:style-name="P4">
欧盟委员会主席Ursula von der Leyen抵达基辅</text:p>
      <text:p text:style-name="P4">
<draw:frame draw:style-name="fr1" draw:name="Image73" text:anchor-type="as-char" svg:width="6.9236in" svg:height="4.837866in" draw:z-index="0">
<draw:image xlink:href="../Images/liveuamap/2023-05-09T02-26-13/22561500_0.jpg" xlink:type="simple" xlink:show="embed" xlink:actuate="onLoad" draw:mime-type="image/jpeg"/>
</draw:frame>
新闻集链接：<text:a xlink:type="simple" xlink:href="https://liveuamap.com/en/2023/9-may-president-of-the-european-commission-ursula-von-der" text:style-name="Internet_20_link" text:visited-style-name="Visited_20_Internet_20_Link">
https://liveuamap.com/en/2023/9-may-president-of-the--european-commission-ursula-ursula-ursula-von-der</text:a>
</text:p>
      <text:p text:style-name="P4">
News Source: <text:a xlink:type="simple" xlink:href="https://t.me/lachentyt/29108" text:style-name="Internet_20_link" text:visited-style-name="Visited_20_Internet_20_Link">
https://t.me/lachentyt/29108</text:a>
</text:p>
      <!--NEWS-->
      <text:h text:style-name="P10" text:outline-level="1">
<text:span text:style-name="T4">
Donetsk Oblast（10:01）。 红色警报：空中威胁。 警笛声。 立即掩盖！</text:span>
</text:h>
      <text:p text:style-name="P4">
作者: liveuamap (Language: en)</text:p>
      <text:p text:style-name="P4">
时间: 2023-05-09T04:02:00</text:p>
      <text:p text:style-name="P4">
地点: Donetsk Oblast (Latitude:48.72744 Longtitude:37.5781)</text:p>
      <text:p text:style-name="P4">
视频: []</text:p>
      <text:p text:style-name="P4">
图片: []</text:p>
      <text:p text:style-name="P4">
标签: ["Europe", "Central and Eastern Europe"]</text:p>
      <text:p text:style-name="P4">
Id: 22561502</text:p>
      <!--METADATA-->
      <text:p text:style-name="P4">
Donetsk Oblast(10:01). Red Alert: aerial threat. Sirens sounding. Take covernow!</text:p>
      <text:p text:style-name="P4">
News Collection Link: <text:a xlink:type="simple" xlink:href="https://liveuamap.com/en/2023/09-may-donetsk-oblast1001-red-alert-aerial-thg" text:style-name="Internet_20_link" text:visited-style-name="Visited_20_Internet_20_Link">
https://liveuamap.com/en/2023/09-may-donetsk-oblast1001-red-alert-aerial-thg</text:a>
</text:p>
      <text:p text:style-name="P4">
News Source: <text:a xlink:type="simple" xlink:href="https://t.me/air_alert_ua/44873" text:style-name="Internet_20_link" text:visited-style-name="Visited_20_Internet_20_Link">
https://t.me/air_alert_ua/44873</text:a>
</text:p>
      <!--NEWS-->
      <text:h text:style-name="P10" text:outline-level="1">
<text:span text:style-name="T4">
俄罗斯军队进行了30次导弹袭击，61次空袭和89次炮击，以MLR，一般...</text:span>
</text:h>
      <text:p text:style-name="P4">
作者: liveuamap (Language: en)</text:p>
      <text:p text:style-name="P4">
时间: 2023-05-09T04:33:00</text:p>
      <text:p text:style-name="P4">
地点: Bakhmut (Latitude:48.53519 Longtitude:37.87432)</text:p>
      <text:p text:style-name="P4">
视频: []</text:p>
      <text:p text:style-name="P4">
图片: []</text:p>
      <text:p text:style-name="P4">
标签: ["Russia"]</text:p>
      <text:p text:style-name="P4">
Id: 22561539</text:p>
      <!--METADATA-->
      <text:p text:style-name="P4">
乌克兰武装部队的总参谋部在《早晨报告》中说</text:p>
      <text:p text:style-name="P4">
新闻集链接：<text:a xlink:type="simple" xlink:href="https://liveuamap.com/en/2023/9-may-russian-army-conducted-30-missile-strikes-61-airstrikes" text:style-name="Internet_20_link" text:visited-style-name="Visited_20_Internet_20_Link">
https://liveuamap.com/en/2023/9-may-russian-army-conducted-30-missile-strikes-61- airstrikes</text:a>
</text:p>
      <text:p text:style-name="P4">
News Source: <text:a xlink:type="simple" xlink:href="https://t.me/lumsrc/4727" text:style-name="Internet_20_link" text:visited-style-name="Visited_20_Internet_20_Link">
https://t.me/lumsrc/4727</text:a>
</text:p>
      <!--NEWS-->
      <text:h text:style-name="P10" text:outline-level="1">
<text:span text:style-name="T4">
俄罗斯部队在Lyman，Bakhmut，Avdiivka和Maryinka Directio进行进攻行动...</text:span>
</text:h>
      <text:p text:style-name="P4">
作者: liveuamap (Language: en)</text:p>
      <text:p text:style-name="P4">
时间: 2023-05-09T04:38:48</text:p>
      <text:p text:style-name="P4">
地点: Marinka, Donetsk Oblast (Latitude:47.93831 Longtitude:37.50097)</text:p>
      <text:p text:style-name="P4">
视频: []</text:p>
      <text:p text:style-name="P4">
图片: []</text:p>
      <text:p text:style-name="P4">
标签: ["Russia"]</text:p>
      <text:p text:style-name="P4">
Id: 22561520</text:p>
      <!--METADATA-->
      <text:p text:style-name="P4">
俄罗斯部队在莱曼，巴赫穆特，阿夫迪夫卡和玛丽卡执行进攻行动。 乌克兰军方击退了42次俄罗斯袭击。 试图在Bilohorivka，Bakhmut，Ivanivske和Chasivyar，Avdiyivka和Pervomayske，Maryinka，Maryinka的俄罗斯福克斯(Immaryinka</text:p>
      <text:p text:style-name="P4">
新闻集链接：<text:a xlink:type="simple" xlink:href="https://liveuamap.com/en/2023/9-may-russian-forces-conducting-offensive-actions-at-lyman" text:style-name="Internet_20_link" text:visited-style-name="Visited_20_Internet_20_Link">
https://liveuamap.com/en/2023/9-may-russian-forces-conducting-contermist-ristendion-contions-actions-actions-at-lyman</text:a>
</text:p>
      <text:p text:style-name="P4">
News Source: <text:a xlink:type="simple" xlink:href="https://t.me/lumsrc/4736" text:style-name="Internet_20_link" text:visited-style-name="Visited_20_Internet_20_Link">
https://t.me/lumsrc/4736</text:a>
</text:p>
      <!--NEWS-->
      <text:h text:style-name="P10" text:outline-level="1">
<text:span text:style-name="T4">
在Zaporizhzhia和Kherson的指示，俄罗斯军队炮击Vremivka，Novosilka，Zelene Pole，...</text:span>
</text:h>
      <text:p text:style-name="P4">
作者: liveuamap (Language: en)</text:p>
      <text:p text:style-name="P4">
时间: 2023-05-09T04:41:05</text:p>
      <text:p text:style-name="P4">
地点: Zaporizhzhia (Latitude:47.51743 Longtitude:35.81646)</text:p>
      <text:p text:style-name="P4">
视频: []</text:p>
      <text:p text:style-name="P4">
图片: []</text:p>
      <text:p text:style-name="P4">
标签: ["Russia"]</text:p>
      <text:p text:style-name="P4">
Id: 22561524</text:p>
      <!--METADATA-->
      <text:p text:style-name="P4">
在Zaporizhzhia和Kherson的指示，俄罗斯军队炮击了Vremivka，Novosilka，Novosilka，Zelene Pole，Donetsk地区的Novopil； Olhivske，Huliaipole，Zaliznychne，Huliaipilske，Bilohirya，Mala Tokmachka和Kamyanske ofZaporizhia地区； Zolota Balka，Kachkarivka，Zmiyivka，Tyahynka，Antonivka，Dniprovske，Kizomys，Kherson地区的Stanislav和Kherson City。 donetsk地区的Vremivka和Zaporizhzhia地区的Huliaipole和Novodanylivka的俄罗斯武装诱导了空袭</text:p>
      <text:p text:style-name="P4">
新闻集链接：[https://liveuamap.com/en/2023/9-may-zaporizhia-harson-diresons-russian-army]](https://liveuamap.com/en/2023/9-may-at-zaporizhzhia-and-kherson-directions-russian-army)</text:p>
      <text:p text:style-name="P4">
News Source: <text:a xlink:type="simple" xlink:href="https://t.me/lumsrc/4735" text:style-name="Internet_20_link" text:visited-style-name="Visited_20_Internet_20_Link">
https://t.me/lumsrc/4735</text:a>
</text:p>
      <!--NEWS-->
      <text:h text:style-name="P10" text:outline-level="1">
<text:span text:style-name="T4">
Zaporizka Oblast（10:49）。 红色警报：空中威胁。 警笛声。 立即掩盖！</text:span>
</text:h>
      <text:p text:style-name="P4">
作者: liveuamap (Language: en)</text:p>
      <text:p text:style-name="P4">
时间: 2023-05-09T04:49:00</text:p>
      <text:p text:style-name="P4">
地点: Zaporizka Oblast (Latitude:47.612401 Longtitude:35.766361)</text:p>
      <text:p text:style-name="P4">
视频: []</text:p>
      <text:p text:style-name="P4">
图片: []</text:p>
      <text:p text:style-name="P4">
标签: ["Europe", "Central and Eastern Europe"]</text:p>
      <text:p text:style-name="P4">
Id: 22561527</text:p>
      <!--METADATA-->
      <text:p text:style-name="P4">
Zaporizhzhia地区(10:49). Red Alert: aerial threat. Sirens sounding. Take covernow!</text:p>
      <text:p text:style-name="P4">
News Collection Link: <text:a xlink:type="simple" xlink:href="https://liveuamap.com/en/2023/09-may-zaporizka-oblast1049-red-alert-aerial-g" text:style-name="Internet_20_link" text:visited-style-name="Visited_20_Internet_20_Link">
https://liveuamap.com/en/2023/09-may-zaporizka-oblast1049-red-alert-aerial-g</text:a>
</text:p>
      <text:p text:style-name="P4">
News Source: <text:a xlink:type="simple" xlink:href="https://t.me/air_alert_ua/44875" text:style-name="Internet_20_link" text:visited-style-name="Visited_20_Internet_20_Link">
https://t.me/air_alert_ua/44875</text:a>
</text:p>
      <!--NEWS-->
      <text:h text:style-name="P10" text:outline-level="1">
<text:span text:style-name="T4">
在Belgorod地区Graivoron区的Spodaryushino村庄报道了炮击</text:span>
</text:h>
      <text:p text:style-name="P4">
作者: liveuamap (Language: en)</text:p>
      <text:p text:style-name="P4">
时间: 2023-05-09T05:17:00</text:p>
      <text:p text:style-name="P4">
地点: Belgorod (Latitude:50.50538 Longtitude:35.48103)</text:p>
      <text:p text:style-name="P4">
视频: []</text:p>
      <text:p text:style-name="P4">
图片: []</text:p>
      <text:p text:style-name="P4">
标签: ["Russia", "Central and Eastern Europe"]</text:p>
      <text:p text:style-name="P4">
Id: 22561550</text:p>
      <!--METADATA-->
      <text:p text:style-name="P4">
在Belgorodregion的Graivoron区的Spodaryushino村庄报道了炮击</text:p>
      <text:p text:style-name="P4">
新闻集链接：<text:a xlink:type="simple" xlink:href="https://liveuamap.com/en/2023/9-may-shelling-reported-in-spodaryushino-village-of-graivoron" text:style-name="Internet_20_link" text:visited-style-name="Visited_20_Internet_20_Link">
https://liveuamap.com/en/2023/9-may-shelling-reported-in-spodaryushino-village-village-fillage-fillage-fillaivoron</text:a>
</text:p>
      <text:p text:style-name="P4">
News Source: <text:a xlink:type="simple" xlink:href="https://t.me/rusbrief/115522" text:style-name="Internet_20_link" text:visited-style-name="Visited_20_Internet_20_Link">
https://t.me/rusbrief/115522</text:a>
</text:p>
      <!--NEWS-->
      <text:h text:style-name="P10" text:outline-level="1">
<text:span text:style-name="T4">
普京声称“真正的战争”在胜利日演讲中对俄罗斯发动了</text:span>
</text:h>
      <text:p text:style-name="P4">
作者: liveuamap (Language: en)</text:p>
      <text:p text:style-name="P4">
时间: 2023-05-09T05:20:38</text:p>
      <text:p text:style-name="P4">
地点: Moskva, Moscow (Latitude:55.75405 Longtitude:37.62088)</text:p>
      <text:p text:style-name="P4">
视频: []</text:p>
      <text:p text:style-name="P4">
图片: ["<text:a xlink:type="simple" xlink:href="https://liveuamap.com/pics/2023/05/09/22561540_0.jpg" text:style-name="Internet_20_link" text:visited-style-name="Visited_20_Internet_20_Link">
22561540_0.jpg</text:a>
"]</text:p>
      <text:p text:style-name="P4">
标签: ["Russia", "Central and Eastern Europe"]</text:p>
      <text:p text:style-name="P4">
Id: 22561540</text:p>
      <!--METADATA-->
      <text:p text:style-name="P4">
普京声称“真正的战争”在胜利日演讲中对俄罗斯发动了</text:p>
      <text:p text:style-name="P4">
<draw:frame draw:style-name="fr1" draw:name="Image74" text:anchor-type="as-char" svg:width="6.9236in" svg:height="4.516567in" draw:z-index="0">
<draw:image xlink:href="../Images/liveuamap/2023-05-09T05-20-38/22561540_0.jpg" xlink:type="simple" xlink:show="embed" xlink:actuate="onLoad" draw:mime-type="image/jpeg"/>
</draw:frame>
新闻集链接：<text:a xlink:type="simple" xlink:href="https://liveuamap.com/en/2023/9-may-putin-claims-real-war-unleashed-against-russia-during" text:style-name="Internet_20_link" text:visited-style-name="Visited_20_Internet_20_Link">
https://liveuamap.com/en/2023/9-may-putin-claims-real-war-unleashed-against-russia-during</text:a>
</text:p>
      <text:p text:style-name="P4">
News Source: <text:a xlink:type="simple" xlink:href="https://twitter.com/KyivIndependent/status/1655855790626930688" text:style-name="Internet_20_link" text:visited-style-name="Visited_20_Internet_20_Link">
https://twitter.com/KyivIndependent/status/1655855790626930688</text:a>
</text:p>
      <!--NEWS-->
      <text:h text:style-name="P10" text:outline-level="1">
<text:span text:style-name="T4">
Donetsk Oblast（11:48）。 红色警报：空中威胁。 警笛声。 立即掩盖！</text:span>
</text:h>
      <text:p text:style-name="P4">
作者: liveuamap (Language: en)</text:p>
      <text:p text:style-name="P4">
时间: 2023-05-09T05:49:00</text:p>
      <text:p text:style-name="P4">
地点: Donetsk Oblast (Latitude:48.72695 Longtitude:37.5773)</text:p>
      <text:p text:style-name="P4">
视频: []</text:p>
      <text:p text:style-name="P4">
图片: []</text:p>
      <text:p text:style-name="P4">
标签: ["Europe", "Central and Eastern Europe"]</text:p>
      <text:p text:style-name="P4">
Id: 22561560</text:p>
      <!--METADATA-->
      <text:p text:style-name="P4">
Donetsk Oblast(11:48). Red Alert: aerial threat. Sirens sounding. Take covernow!</text:p>
      <text:p text:style-name="P4">
News Collection Link: <text:a xlink:type="simple" xlink:href="https://liveuamap.com/en/2023/09-may-donetsk-oblast1148-red-alert-aerial-thg" text:style-name="Internet_20_link" text:visited-style-name="Visited_20_Internet_20_Link">
https://liveuamap.com/en/2023/09-may-donetsk-oblast1148-red-alert-aerial-thg</text:a>
</text:p>
      <text:p text:style-name="P4">
News Source: <text:a xlink:type="simple" xlink:href="https://t.me/air_alert_ua/44877" text:style-name="Internet_20_link" text:visited-style-name="Visited_20_Internet_20_Link">
https://t.me/air_alert_ua/44877</text:a>
</text:p>
      <!--NEWS-->
      <text:h text:style-name="P10" text:outline-level="1">
<text:span text:style-name="T4">
Kharkiv，Kharkiv地区，Dnipro，Dnipropetrovsk地区，Zaporizhzhya地区（12：ZH）。 红色Aller ...</text:span>
</text:h>
      <text:p text:style-name="P4">
作者: liveuamap (Language: en)</text:p>
      <text:p text:style-name="P4">
时间: 2023-05-09T06:35:00</text:p>
      <text:p text:style-name="P4">
地点: Kharkiv (Latitude:49.98081000 Longtitude:36.25272000)</text:p>
      <text:p text:style-name="P4">
视频: []</text:p>
      <text:p text:style-name="P4">
图片: []</text:p>
      <text:p text:style-name="P4">
标签: ["Europe", "Central and Eastern Europe"]</text:p>
      <text:p text:style-name="P4">
Id: 22561570</text:p>
      <!--METADATA-->
      <text:p text:style-name="P4">
Zaporizka地区Dnipropetrovsk地区Dnipro Kharkiv地区Kharkiv地区(12:34). Red Alert: aerial threat. Sirens sounding. Take cover now!</text:p>
      <text:p text:style-name="P4">
News Collection Link: <text:a xlink:type="simple" xlink:href="https://liveuamap.com/en/2023/09-may-kharkiv-kharkivska-oblast-dnipro-dniprg" text:style-name="Internet_20_link" text:visited-style-name="Visited_20_Internet_20_Link">
https://liveuamap.com/en/2023/09-may-kharkiv-kharkivska-oblast-dnipro-dniprg</text:a>
</text:p>
      <text:p text:style-name="P4">
News Source: <text:a xlink:type="simple" xlink:href="https://t.me/air_alert_ua/44882" text:style-name="Internet_20_link" text:visited-style-name="Visited_20_Internet_20_Link">
https://t.me/air_alert_ua/44882</text:a>
</text:p>
      <!--NEWS-->
      <text:h text:style-name="P10" text:outline-level="1">
<text:span text:style-name="T4">
Kherson，Khersonska Oblast（12:41）。 红色警报：空中威胁。 警笛声。 立即掩盖！</text:span>
</text:h>
      <text:p text:style-name="P4">
作者: liveuamap (Language: en)</text:p>
      <text:p text:style-name="P4">
时间: 2023-05-09T06:42:00</text:p>
      <text:p text:style-name="P4">
地点: Kherson (Latitude:46.65522 Longtitude:32.61778)</text:p>
      <text:p text:style-name="P4">
视频: []</text:p>
      <text:p text:style-name="P4">
图片: []</text:p>
      <text:p text:style-name="P4">
标签: ["Europe", "Central and Eastern Europe"]</text:p>
      <text:p text:style-name="P4">
Id: 22561571</text:p>
      <!--METADATA-->
      <text:p text:style-name="P4">
赫尔森，赫森地区(12:41). Red Alert: aerial threat. Sirens sounding.Take cover now!</text:p>
      <text:p text:style-name="P4">
News Collection Link: <text:a xlink:type="simple" xlink:href="https://liveuamap.com/en/2023/09-may-kherson-khersonska-oblast1241-red-alerg" text:style-name="Internet_20_link" text:visited-style-name="Visited_20_Internet_20_Link">
https://liveuamap.com/en/2023/09-may-kherson-khersonska-oblast1241-red-alerg</text:a>
</text:p>
      <text:p text:style-name="P4">
News Source: <text:a xlink:type="simple" xlink:href="https://t.me/air_alert_ua/44884" text:style-name="Internet_20_link" text:visited-style-name="Visited_20_Internet_20_Link">
https://t.me/air_alert_ua/44884</text:a>
</text:p>
      <!--NEWS-->
      <text:h text:style-name="P10" text:outline-level="1">
<text:span text:style-name="T4">
Donetsk Oblast（13:52）。 红色警报：空中威胁。 警笛声。 立即掩盖！</text:span>
</text:h>
      <text:p text:style-name="P4">
作者: liveuamap (Language: en)</text:p>
      <text:p text:style-name="P4">
时间: 2023-05-09T07:53:00</text:p>
      <text:p text:style-name="P4">
地点: Donetsk Oblast (Latitude:48.7286 Longtitude:37.57917)</text:p>
      <text:p text:style-name="P4">
视频: []</text:p>
      <text:p text:style-name="P4">
图片: []</text:p>
      <text:p text:style-name="P4">
标签: ["Europe", "Central and Eastern Europe"]</text:p>
      <text:p text:style-name="P4">
Id: 22561573</text:p>
      <!--METADATA-->
      <text:p text:style-name="P4">
Donetsk Oblast(13:52). Red Alert: aerial threat. Sirens sounding. Take covernow!</text:p>
      <text:p text:style-name="P4">
News Collection Link: <text:a xlink:type="simple" xlink:href="https://liveuamap.com/en/2023/09-may-donetsk-oblast1352-red-alert-aerial-thg" text:style-name="Internet_20_link" text:visited-style-name="Visited_20_Internet_20_Link">
https://liveuamap.com/en/2023/09-may-donetsk-oblast1352-red-alert-aerial-thg</text:a>
</text:p>
      <text:p text:style-name="P4">
News Source: <text:a xlink:type="simple" xlink:href="https://t.me/air_alert_ua/44891" text:style-name="Internet_20_link" text:visited-style-name="Visited_20_Internet_20_Link">
https://t.me/air_alert_ua/44891</text:a>
</text:p>
      <!--NEWS-->
      <text:h text:style-name="P10" text:outline-level="1">
<text:span text:style-name="T4">
Zhdanivka和Yenakieve之间的爆炸</text:span>
</text:h>
      <text:p text:style-name="P4">
作者: liveuamap (Language: en)</text:p>
      <text:p text:style-name="P4">
时间: 2023-05-09T08:09:48</text:p>
      <text:p text:style-name="P4">
地点: Donets'ka oblast (Latitude:48.18179 Longtitude:38.20348)</text:p>
      <text:p text:style-name="P4">
视频: []</text:p>
      <text:p text:style-name="P4">
图片: ["<text:a xlink:type="simple" xlink:href="https://liveuamap.com/pics/2023/05/09/22561576_0.jpg" text:style-name="Internet_20_link" text:visited-style-name="Visited_20_Internet_20_Link">
22561576_0.jpg</text:a>
"]</text:p>
      <text:p text:style-name="P4">
标签: ["Minsk Monitor", "Europe"]</text:p>
      <text:p text:style-name="P4">
Id: 22561576</text:p>
      <!--METADATA-->
      <text:p text:style-name="P4">
Zhdanivka和Yenakieve之间的爆炸</text:p>
      <text:p text:style-name="P4">
<draw:frame draw:style-name="fr1" draw:name="Image75" text:anchor-type="as-char" svg:width="6.9236in" svg:height="9.231467in" draw:z-index="0">
<draw:image xlink:href="../Images/liveuamap/2023-05-09T08-09-48/22561576_0.jpg" xlink:type="simple" xlink:show="embed" xlink:actuate="onLoad" draw:mime-type="image/jpeg"/>
</draw:frame>
新闻集链接：<text:a xlink:type="simple" xlink:href="https://liveuamap.com/en/2023/9-may-explosion-between-zhdanivka-and-yenakieve-" text:style-name="Internet_20_link" text:visited-style-name="Visited_20_Internet_20_Link">
https://liveuamap.com/en/2023/9-may-explosion-between--zhdanivka-and-yenakieve-</text:a>
</text:p>
      <text:p text:style-name="P4">
News Source: <text:a xlink:type="simple" xlink:href="https://twitter.com/hochu_dodomu/status/1655904628393799680" text:style-name="Internet_20_link" text:visited-style-name="Visited_20_Internet_20_Link">
https://twitter.com/hochu_dodomu/status/1655904628393799680</text:a>
</text:p>
      <!--NEWS-->
      <text:h text:style-name="P10" text:outline-level="1">
<text:span text:style-name="T4">
联合国说，没有对船只的检查作为黑海谷物的一部分...</text:span>
</text:h>
      <text:p text:style-name="P4">
作者: liveuamap (Language: en)</text:p>
      <text:p text:style-name="P4">
时间: 2023-05-09T08:20:25</text:p>
      <text:p text:style-name="P4">
地点: İstanbul (Latitude:41.03275 Longtitude:28.97816)</text:p>
      <text:p text:style-name="P4">
视频: []</text:p>
      <text:p text:style-name="P4">
图片: []</text:p>
      <text:p text:style-name="P4">
标签: ["Balkans"]</text:p>
      <text:p text:style-name="P4">
Id: 22561581</text:p>
      <!--METADATA-->
      <text:p text:style-name="P4">
联合国表示，没有对船只作为Theblack海谷物倡议的一部分进行两天的检查，并补充说，自从开始时，检查率下降了。 该交易最后一次于3月18日至6月18日延长，如果不延长，则该交易于5月18日到期</text:p>
      <text:p text:style-name="P4">
新闻集链接：<text:a xlink:type="simple" xlink:href="https://liveuamap.com/en/2023/9-may-the-un-says-there-have-been-no-inspections-of-ships" text:style-name="Internet_20_link" text:visited-style-name="Visited_20_Internet_20_Link">
https://liveuamap.com/en/2023/9-may-the-the-un-says-says-the-have-been-no-inspections of-ships</text:a>
</text:p>
      <text:p text:style-name="P4">
News Source: <text:a xlink:type="simple" xlink:href="https://twitter.com/kylieatwood/status/1655902646249594880" text:style-name="Internet_20_link" text:visited-style-name="Visited_20_Internet_20_Link">
https://twitter.com/kylieatwood/status/1655902646249594880</text:a>
</text:p>
      <!--NEWS-->
      <text:h text:style-name="P10" text:outline-level="1">
<text:span text:style-name="T4">
Wagner PMC雇佣军Prigozhin的负责人：绝对是由高级MI完成的...</text:span>
</text:h>
      <text:p text:style-name="P4">
作者: liveuamap (Language: en)</text:p>
      <text:p text:style-name="P4">
时间: 2023-05-09T08:27:10</text:p>
      <text:p text:style-name="P4">
地点: Bakhmut (Latitude:48.59557 Longtitude:38.01819)</text:p>
      <text:p text:style-name="P4">
视频: []</text:p>
      <text:p text:style-name="P4">
图片: []</text:p>
      <text:p text:style-name="P4">
标签: ["Minsk Monitor", "Europe"]</text:p>
      <text:p text:style-name="P4">
Id: 22561583</text:p>
      <!--METADATA-->
      <text:p text:style-name="P4">
瓦格纳(Wagner)PMC雇佣军普里戈什(Prigozhin)的负责人：今天，一切都在高级军事命令中完成，以使前崩溃</text:p>
      <text:p text:style-name="P4">
新闻集链接：<text:a xlink:type="simple" xlink:href="https://liveuamap.com/en/2023/9-may-chief-of-wagner-pmc-mercenaries-prigozhin-absolutely" text:style-name="Internet_20_link" text:visited-style-name="Visited_20_Internet_20_Link">
https://liveuamap.com/en/2023/9-may-chief-jeief-wagner-pmc-mercenaries-prigozhin-absolasselly</text:a>
</text:p>
      <text:p text:style-name="P4">
News Source: <text:a xlink:type="simple" xlink:href="https://t.me/rusbrief/115584" text:style-name="Internet_20_link" text:visited-style-name="Visited_20_Internet_20_Link">
https://t.me/rusbrief/115584</text:a>
</text:p>
      <!--NEWS-->
      <text:h text:style-name="P10" text:outline-level="1">
<text:span text:style-name="T4">
Dnipro，Dnipropetrovsk地区，Zaporizhhya地区，顿涅茨克地区（14:42）。 红色ALRT：空中TX ...</text:span>
</text:h>
      <text:p text:style-name="P4">
作者: liveuamap (Language: en)</text:p>
      <text:p text:style-name="P4">
时间: 2023-05-09T08:44:00</text:p>
      <text:p text:style-name="P4">
地点: Dnipro (Latitude:48.46033 Longtitude:35.03961)</text:p>
      <text:p text:style-name="P4">
视频: []</text:p>
      <text:p text:style-name="P4">
图片: []</text:p>
      <text:p text:style-name="P4">
标签: ["Europe", "Central and Eastern Europe"]</text:p>
      <text:p text:style-name="P4">
Id: 22561585</text:p>
      <!--METADATA-->
      <text:p text:style-name="P4">
Dnipro，Dnipropetrovsk地区，Zaporizhhya地区，顿涅茨克地区(14:42). RedAlert: aerial threat. Sirens sounding. Take cover now!</text:p>
      <text:p text:style-name="P4">
News Collection Link: <text:a xlink:type="simple" xlink:href="https://liveuamap.com/en/2023/09-may-dnipro-dnipropetrovska-oblast-zaporizkg" text:style-name="Internet_20_link" text:visited-style-name="Visited_20_Internet_20_Link">
https://liveuamap.com/en/2023/09-may-dnipro-dnipropetrovska-oblast-zaporizkg</text:a>
</text:p>
      <text:p text:style-name="P4">
News Source: <text:a xlink:type="simple" xlink:href="https://t.me/air_alert_ua/44895" text:style-name="Internet_20_link" text:visited-style-name="Visited_20_Internet_20_Link">
https://t.me/air_alert_ua/44895</text:a>
</text:p>
      <!--NEWS-->
      <text:h text:style-name="P10" text:outline-level="1">
<text:span text:style-name="T4">
乌克兰外交部称亚美尼亚总理和普雷斯...的访问</text:span>
</text:h>
      <text:p text:style-name="P4">
作者: liveuamap (Language: en)</text:p>
      <text:p text:style-name="P4">
时间: 2023-05-09T08:54:50</text:p>
      <text:p text:style-name="P4">
地点: Kyiv, Kyiv city (Latitude:50.45662 Longtitude:30.52176)</text:p>
      <text:p text:style-name="P4">
视频: []</text:p>
      <text:p text:style-name="P4">
图片: []</text:p>
      <text:p text:style-name="P4">
标签: ["Europe", "Central and Eastern Europe"]</text:p>
      <text:p text:style-name="P4">
Id: 22561586</text:p>
      <!--METADATA-->
      <text:p text:style-name="P4">
乌克兰外交部称总理阿曼尼亚和哈萨克斯坦总统的访问，吉尔吉斯斯坦，塔吉克斯坦，土库曼斯坦和乌兹别克斯坦访问莫斯科的军事游行，对乌克兰的不道德和不友好的乌克兰人展示</text:p>
      <text:p text:style-name="P4">
新闻集链接：<text:a xlink:type="simple" xlink:href="https://liveuamap.com/en/2023/9-may-the-ukrainian-foreign-ministry-called-the-visit-of" text:style-name="Internet_20_link" text:visited-style-name="Visited_20_Internet_20_Link">
https://liveuamap.com/en/2023/9-may-the--ukrainian-foreign-foreign-ministry-called-the-visit-of</text:a>
</text:p>
      <text:p text:style-name="P4">
News Source: <text:a xlink:type="simple" xlink:href="https://t.me/suspilnenews/20576" text:style-name="Internet_20_link" text:visited-style-name="Visited_20_Internet_20_Link">
https://t.me/suspilnenews/20576</text:a>
</text:p>
      <!--NEWS-->
      <text:h text:style-name="P10" text:outline-level="1">
<text:span text:style-name="T4">
Zelensky称乌克兰谷物向欧盟出口的限制“绝对是...</text:span>
</text:h>
      <text:p text:style-name="P4">
作者: liveuamap (Language: en)</text:p>
      <text:p text:style-name="P4">
时间: 2023-05-09T09:30:44</text:p>
      <text:p text:style-name="P4">
地点: Kyiv, Kyiv city (Latitude:50.44426 Longtitude:30.52914)</text:p>
      <text:p text:style-name="P4">
视频: []</text:p>
      <text:p text:style-name="P4">
图片: []</text:p>
      <text:p text:style-name="P4">
标签: ["Europe", "Central and Eastern Europe"]</text:p>
      <text:p text:style-name="P4">
Id: 22561591</text:p>
      <!--METADATA-->
      <text:p text:style-name="P4">
Zelensky称乌克兰谷物向欧盟出口的限制“绝对不可接受”</text:p>
      <text:p text:style-name="P4">
新闻集链接：<text:a xlink:type="simple" xlink:href="https://liveuamap.com/en/2023/9-may-zelensky-called-the-restrictions-on-the-export-of-ukrainian" text:style-name="Internet_20_link" text:visited-style-name="Visited_20_Internet_20_Link">
https://liveuamap.com/en/2023/9-may-zelensky-called-the-the-the-the-therctions-on-the-the-export-oukrainian</text:a>
</text:p>
      <text:p text:style-name="P4">
News Source: <text:a xlink:type="simple" xlink:href="https://twitter.com/radiosvoboda/status/1655927691995152386" text:style-name="Internet_20_link" text:visited-style-name="Visited_20_Internet_20_Link">
https://twitter.com/radiosvoboda/status/1655927691995152386</text:a>
</text:p>
      <!--NEWS-->
      <text:h text:style-name="P10" text:outline-level="1">
<text:span text:style-name="T4">
五角大楼已宣布向乌克兰进行新的军事援助计划。 这个包，总计...</text:span>
</text:h>
      <text:p text:style-name="P4">
作者: liveuamap (Language: en)</text:p>
      <text:p text:style-name="P4">
时间: 2023-05-09T09:32:43</text:p>
      <text:p text:style-name="P4">
地点: Arlington, Virginia (Latitude:38.86818 Longtitude:-77.05553)</text:p>
      <text:p text:style-name="P4">
视频: []</text:p>
      <text:p text:style-name="P4">
图片: ["<text:a xlink:type="simple" xlink:href="https://liveuamap.com/pics/2023/05/09/22561593_0.png" text:style-name="Internet_20_link" text:visited-style-name="Visited_20_Internet_20_Link">
22561593_0.png</text:a>
"]</text:p>
      <text:p text:style-name="P4">
标签: ["Russia", "Weapons"]</text:p>
      <text:p text:style-name="P4">
Id: 22561593</text:p>
      <!--METADATA-->
      <text:p text:style-name="P4">
五角大楼已宣布向乌克兰进行新的军事援助计划。 乌克兰安全援助计划提供的ThisPackage总计高达12亿美元(后)</text:p>
      <text:p text:style-name="P4">
<draw:frame draw:style-name="fr1" draw:name="Image76" text:anchor-type="as-char" svg:width="6.9236in" svg:height="3.298066in" draw:z-index="0">
<draw:image xlink:href="../Images/liveuamap/2023-05-09T09-32-43/22561593_0.png" xlink:type="simple" xlink:show="embed" xlink:actuate="onLoad" draw:mime-type="image/png"/>
</draw:frame>
新闻集链接：<text:a xlink:type="simple" xlink:href="https://liveuamap.com/en/2023/9-may-the-pentagon-has-announced-a-new-military-aid-package" text:style-name="Internet_20_link" text:visited-style-name="Visited_20_Internet_20_Link">
https://liveuamap.com/en/2023/2023/9-may-the-pentagon-has-announced-a-new-military-aid-aid-cage</text:a>
</text:p>
      <text:p text:style-name="P4">
News Source: <text:a xlink:type="simple" xlink:href="https://twitter.com/vmsalama/status/1655926665103507458" text:style-name="Internet_20_link" text:visited-style-name="Visited_20_Internet_20_Link">
https://twitter.com/vmsalama/status/1655926665103507458</text:a>
</text:p>
      <!--NEWS-->
      <text:h text:style-name="P10" text:outline-level="1">
<text:span text:style-name="T4">
Sumska Oblast（15:59）。 红色警报：空中威胁。 警笛声。 立即掩盖！</text:span>
</text:h>
      <text:p text:style-name="P4">
作者: liveuamap (Language: en)</text:p>
      <text:p text:style-name="P4">
时间: 2023-05-09T10:01:00</text:p>
      <text:p text:style-name="P4">
地点: Sumska Oblast (Latitude:51.00000000 Longtitude:34.00000000)</text:p>
      <text:p text:style-name="P4">
视频: []</text:p>
      <text:p text:style-name="P4">
图片: []</text:p>
      <text:p text:style-name="P4">
标签: []</text:p>
      <text:p text:style-name="P4">
Id: 22561597</text:p>
      <!--METADATA-->
      <text:p text:style-name="P4">
没有任何</text:p>
      <text:p text:style-name="P4">
新闻集链接：<text:a xlink:type="simple" xlink:href="https://liveuamap.com/en/2023/09-may-sumska-oblast1559-red-alert-aerial-thrg" text:style-name="Internet_20_link" text:visited-style-name="Visited_20_Internet_20_Link">
https://liveuamap.com/en/2023/09-may-sumska-oblast1559-red-red-alert-aerial-thrg</text:a>
</text:p>
      <text:p text:style-name="P4">
News Source: <text:a xlink:type="simple" xlink:href="https://liveuamap.com/en/2023/09-may-sumska-oblast1559-red-alert-aerial-thrg" text:style-name="Internet_20_link" text:visited-style-name="Visited_20_Internet_20_Link">
https://liveuamap.com/en/2023/09-may-sumska-oblast1559-red-alert-aerial-thrg</text:a>
</text:p>
      <!--NEWS-->
      <text:h text:style-name="P10" text:outline-level="1">
<text:span text:style-name="T4">
Kherson，Khersonska Oblast（16:36）。 红色警报：空中威胁。 警笛声。 立即掩盖！</text:span>
</text:h>
      <text:p text:style-name="P4">
作者: liveuamap (Language: en)</text:p>
      <text:p text:style-name="P4">
时间: 2023-05-09T10:38:00</text:p>
      <text:p text:style-name="P4">
地点: Kherson (Latitude:46.65546 Longtitude:32.61868)</text:p>
      <text:p text:style-name="P4">
视频: []</text:p>
      <text:p text:style-name="P4">
图片: []</text:p>
      <text:p text:style-name="P4">
标签: ["Europe", "Central and Eastern Europe"]</text:p>
      <text:p text:style-name="P4">
Id: 22561600</text:p>
      <!--METADATA-->
      <text:p text:style-name="P4">
赫尔森，赫森地区(16:36). Red Alert: aerial threat. Sirens sounding.Take cover now!</text:p>
      <text:p text:style-name="P4">
News Collection Link: <text:a xlink:type="simple" xlink:href="https://liveuamap.com/en/2023/09-may-kherson-khersonska-oblast1636-red-alerg" text:style-name="Internet_20_link" text:visited-style-name="Visited_20_Internet_20_Link">
https://liveuamap.com/en/2023/09-may-kherson-khersonska-oblast1636-red-alerg</text:a>
</text:p>
      <text:p text:style-name="P4">
News Source: <text:a xlink:type="simple" xlink:href="https://t.me/air_alert_ua/44902" text:style-name="Internet_20_link" text:visited-style-name="Visited_20_Internet_20_Link">
https://t.me/air_alert_ua/44902</text:a>
</text:p>
      <!--NEWS-->
      <text:h text:style-name="P10" text:outline-level="1">
<text:span text:style-name="T4">
Donetsk Oblast（19:57）。 红色警报：空中威胁。 警笛声。 立即掩盖！</text:span>
</text:h>
      <text:p text:style-name="P4">
作者: liveuamap (Language: en)</text:p>
      <text:p text:style-name="P4">
时间: 2023-05-09T13:59:00</text:p>
      <text:p text:style-name="P4">
地点: Donetsk Oblast (Latitude:48.7267 Longtitude:37.57733)</text:p>
      <text:p text:style-name="P4">
视频: []</text:p>
      <text:p text:style-name="P4">
图片: []</text:p>
      <text:p text:style-name="P4">
标签: ["Europe", "Central and Eastern Europe"]</text:p>
      <text:p text:style-name="P4">
Id: 22561636</text:p>
      <!--METADATA-->
      <text:p text:style-name="P4">
Donetsk Oblast(19:57). Red Alert: aerial threat. Sirens sounding. Take covernow!</text:p>
      <text:p text:style-name="P4">
News Collection Link: <text:a xlink:type="simple" xlink:href="https://liveuamap.com/en/2023/09-may-donetsk-oblast1957-red-alert-aerial-thg" text:style-name="Internet_20_link" text:visited-style-name="Visited_20_Internet_20_Link">
https://liveuamap.com/en/2023/09-may-donetsk-oblast1957-red-alert-aerial-thg</text:a>
</text:p>
      <text:p text:style-name="P4">
News Source: <text:a xlink:type="simple" xlink:href="https://t.me/air_alert_ua/44905" text:style-name="Internet_20_link" text:visited-style-name="Visited_20_Internet_20_Link">
https://t.me/air_alert_ua/44905</text:a>
</text:p>
      <!--NEWS-->
      <text:h text:style-name="P10" text:outline-level="1">
<text:span text:style-name="T4">
俄罗斯军队今天多次袭击了尼科波尔区。 Myrivske社区被炮击了...</text:span>
</text:h>
      <text:p text:style-name="P4">
作者: liveuamap (Language: en)</text:p>
      <text:p text:style-name="P4">
时间: 2023-05-09T14:20:00</text:p>
      <text:p text:style-name="P4">
地点: Enerhodar (Latitude:47.61338 Longtitude:34.61921)</text:p>
      <text:p text:style-name="P4">
视频: []</text:p>
      <text:p text:style-name="P4">
图片: ["<text:a xlink:type="simple" xlink:href="https://liveuamap.com/pics/2023/05/09/22561649_0.jpg" text:style-name="Internet_20_link" text:visited-style-name="Visited_20_Internet_20_Link">
22561649_0.jpg</text:a>
", "<text:a xlink:type="simple" xlink:href="https://liveuamap.com/pics/2023/05/09/22561649_1.jpg" text:style-name="Internet_20_link" text:visited-style-name="Visited_20_Internet_20_Link">
22561649_1.jpg</text:a>
", "<text:a xlink:type="simple" xlink:href="https://liveuamap.com/pics/2023/05/09/22561649_2.jpg" text:style-name="Internet_20_link" text:visited-style-name="Visited_20_Internet_20_Link">
22561649_2.jpg</text:a>
"]</text:p>
      <text:p text:style-name="P4">
标签: ["Russia", "Europe"]</text:p>
      <text:p text:style-name="P4">
Id: 22561649</text:p>
      <!--METADATA-->
      <text:p text:style-name="P4">
俄罗斯军队今天多次袭击了尼科波尔区。 Myrivske Communitywas被炮火炮击。 玛哈尼特(Marhanets)被无人机袭击</text:p>
      <text:p text:style-name="P4">
<draw:frame draw:style-name="fr1" draw:name="Image77" text:anchor-type="as-char" svg:width="6.9236in" svg:height="5.400408in" draw:z-index="0">
<draw:image xlink:href="../Images/liveuamap/2023-05-09T14-20-00/22561649_0.jpg" xlink:type="simple" xlink:show="embed" xlink:actuate="onLoad" draw:mime-type="image/jpeg"/>
</draw:frame>
<draw:frame draw:style-name="fr1" draw:name="Image78" text:anchor-type="as-char" svg:width="6.9236in" svg:height="3.470455in" draw:z-index="0">
<draw:image xlink:href="../Images/liveuamap/2023-05-09T14-20-00/22561649_1.jpg" xlink:type="simple" xlink:show="embed" xlink:actuate="onLoad" draw:mime-type="image/jpeg"/>
</draw:frame>
<draw:frame draw:style-name="fr1" draw:name="Image79" text:anchor-type="as-char" svg:width="6.9236in" svg:height="3.055039in" draw:z-index="0">
<draw:image xlink:href="../Images/liveuamap/2023-05-09T14-20-00/22561649_2.jpg" xlink:type="simple" xlink:show="embed" xlink:actuate="onLoad" draw:mime-type="image/jpeg"/>
</draw:frame>
新闻集链接：<text:a xlink:type="simple" xlink:href="https://liveuamap.com/en/2023/9-may-russian-army-attacked-nikopol-district-several-times" text:style-name="Internet_20_link" text:visited-style-name="Visited_20_Internet_20_Link">
https://liveuamap.com/en/2023/9-may-russian-army-Attacked-nikopol-district-district-several-times</text:a>
</text:p>
      <text:p text:style-name="P4">
News Source: <text:a xlink:type="simple" xlink:href="https://t.me/dnepr_operativ/41516" text:style-name="Internet_20_link" text:visited-style-name="Visited_20_Internet_20_Link">
https://t.me/dnepr_operativ/41516</text:a>
</text:p>
      <!--NEWS-->
      <text:h text:style-name="P10" text:outline-level="1">
<text:span text:style-name="T4">
法新社：我们为了解法新社视频记者阿曼·索尔丁（Arman Soldin）的死亡而感到沮丧。</text:span>
</text:h>
      <text:p text:style-name="P4">
作者: liveuamap (Language: en)</text:p>
      <text:p text:style-name="P4">
时间: 2023-05-09T14:22:52</text:p>
      <text:p text:style-name="P4">
地点: Chasiv Iar, Donetsk Oblast (Latitude:48.58612 Longtitude:37.83359)</text:p>
      <text:p text:style-name="P4">
视频: []</text:p>
      <text:p text:style-name="P4">
图片: ["<text:a xlink:type="simple" xlink:href="https://liveuamap.com/pics/2023/05/09/22561640_0.jpg" text:style-name="Internet_20_link" text:visited-style-name="Visited_20_Internet_20_Link">
22561640_0.jpg</text:a>
"]</text:p>
      <text:p text:style-name="P4">
标签: ["Minsk Monitor"]</text:p>
      <text:p text:style-name="P4">
Id: 22561640</text:p>
      <!--METADATA-->
      <text:p text:style-name="P4">
法新社：我们为了解到今天在乌克兰东部的法新社视频新闻记者Armansoldin的死亡而感到沮丧。 我们所有的想法都向他的家人带来</text:p>
      <text:p text:style-name="P4">
<draw:frame draw:style-name="fr1" draw:name="Image80" text:anchor-type="as-char" svg:width="6.691667in" svg:height="10.0in" draw:z-index="0">
<draw:image xlink:href="../Images/liveuamap/2023-05-09T14-22-52/22561640_0.jpg" xlink:type="simple" xlink:show="embed" xlink:actuate="onLoad" draw:mime-type="image/jpeg"/>
</draw:frame>
新闻集链接：<text:a xlink:type="simple" xlink:href="https://liveuamap.com/en/2023/9-may-afp-we-are-devastated-to-learn-of-the-death-of-afp" text:style-name="Internet_20_link" text:visited-style-name="Visited_20_Internet_20_Link">
https://liveuamap.com/en/2023/9-may-afp-we-are-are-devastated-to-learn-the-the-death-ofp-afp</text:a>
</text:p>
      <text:p text:style-name="P4">
News Source: <text:a xlink:type="simple" xlink:href="https://twitter.com/AFP/status/1655991467968430084" text:style-name="Internet_20_link" text:visited-style-name="Visited_20_Internet_20_Link">
https://twitter.com/AFP/status/1655991467968430084</text:a>
</text:p>
      <!--NEWS-->
      <text:h text:style-name="P10" text:outline-level="1">
<text:span text:style-name="T4">
Chernihivska Oblast（20:26）。 红色警报：空中威胁。 警笛声。 立即掩盖！</text:span>
</text:h>
      <text:p text:style-name="P4">
作者: liveuamap (Language: en)</text:p>
      <text:p text:style-name="P4">
时间: 2023-05-09T14:27:00</text:p>
      <text:p text:style-name="P4">
地点: Chernihivska Oblast (Latitude:51.33252 Longtitude:31.99977)</text:p>
      <text:p text:style-name="P4">
视频: []</text:p>
      <text:p text:style-name="P4">
图片: []</text:p>
      <text:p text:style-name="P4">
标签: ["Europe", "Central and Eastern Europe"]</text:p>
      <text:p text:style-name="P4">
Id: 22561641</text:p>
      <!--METADATA-->
      <text:p text:style-name="P4">
切尔尼希夫地区(20:26). Red Alert: aerial threat. Sirens sounding. Takecover now!</text:p>
      <text:p text:style-name="P4">
News Collection Link: <text:a xlink:type="simple" xlink:href="https://liveuamap.com/en/2023/09-may-chernihivska-oblast2026-red-alert-aerig" text:style-name="Internet_20_link" text:visited-style-name="Visited_20_Internet_20_Link">
https://liveuamap.com/en/2023/09-may-chernihivska-oblast2026-red-alert-aerig</text:a>
</text:p>
      <text:p text:style-name="P4">
News Source: <text:a xlink:type="simple" xlink:href="https://t.me/suspilnechernihiv/18420" text:style-name="Internet_20_link" text:visited-style-name="Visited_20_Internet_20_Link">
https://t.me/suspilnechernihiv/18420</text:a>
</text:p>
      <!--NEWS-->
      <text:h text:style-name="P10" text:outline-level="1">
<text:span text:style-name="T4">
Sumska Oblast（20:28）。 红色警报：空中威胁。 警笛声。 立即掩盖！</text:span>
</text:h>
      <text:p text:style-name="P4">
作者: liveuamap (Language: en)</text:p>
      <text:p text:style-name="P4">
时间: 2023-05-09T14:30:00</text:p>
      <text:p text:style-name="P4">
地点: Sumska Oblast (Latitude:50.99895 Longtitude:33.99922)</text:p>
      <text:p text:style-name="P4">
视频: []</text:p>
      <text:p text:style-name="P4">
图片: []</text:p>
      <text:p text:style-name="P4">
标签: ["Europe", "Central and Eastern Europe"]</text:p>
      <text:p text:style-name="P4">
Id: 22561642</text:p>
      <!--METADATA-->
      <text:p text:style-name="P4">
Sumy地区(20:28). Red Alert: aerial threat. Sirens sounding. Take covernow!</text:p>
      <text:p text:style-name="P4">
News Collection Link: <text:a xlink:type="simple" xlink:href="https://liveuamap.com/en/2023/09-may-sumska-oblast2028-red-alert-aerial-thrg" text:style-name="Internet_20_link" text:visited-style-name="Visited_20_Internet_20_Link">
https://liveuamap.com/en/2023/09-may-sumska-oblast2028-red-alert-aerial-thrg</text:a>
</text:p>
      <text:p text:style-name="P4">
News Source: <text:a xlink:type="simple" xlink:href="https://t.me/air_alert_ua/44907" text:style-name="Internet_20_link" text:visited-style-name="Visited_20_Internet_20_Link">
https://t.me/air_alert_ua/44907</text:a>
</text:p>
      <!--NEWS-->
      <text:h text:style-name="P10" text:outline-level="1">
<text:span text:style-name="T4">
Zaporizka Oblast（21:40）。 红色警报：空中威胁。 警笛声。 立即掩盖！</text:span>
</text:h>
      <text:p text:style-name="P4">
作者: liveuamap (Language: en)</text:p>
      <text:p text:style-name="P4">
时间: 2023-05-09T15:41:00</text:p>
      <text:p text:style-name="P4">
地点: Zaporizka Oblast (Latitude:47.611661 Longtitude:35.766251)</text:p>
      <text:p text:style-name="P4">
视频: []</text:p>
      <text:p text:style-name="P4">
图片: []</text:p>
      <text:p text:style-name="P4">
标签: ["Europe", "Central and Eastern Europe"]</text:p>
      <text:p text:style-name="P4">
Id: 22561646</text:p>
      <!--METADATA-->
      <text:p text:style-name="P4">
Zaporizhzhia地区(21:40). Red Alert: aerial threat. Sirens sounding. Take covernow!</text:p>
      <text:p text:style-name="P4">
News Collection Link: <text:a xlink:type="simple" xlink:href="https://liveuamap.com/en/2023/09-may-zaporizka-oblast2140-red-alert-aerial-g" text:style-name="Internet_20_link" text:visited-style-name="Visited_20_Internet_20_Link">
https://liveuamap.com/en/2023/09-may-zaporizka-oblast2140-red-alert-aerial-g</text:a>
</text:p>
      <text:p text:style-name="P4">
News Source: <text:a xlink:type="simple" xlink:href="https://t.me/air_alert_ua/44912" text:style-name="Internet_20_link" text:visited-style-name="Visited_20_Internet_20_Link">
https://t.me/air_alert_ua/44912</text:a>
</text:p>
      <!--NEWS-->
      <text:h text:style-name="P10" text:outline-level="1">
<text:span text:style-name="T4">
Dnipro，Dnipropetrovska Oblast（21:50）。 红色警报：空中威胁。 警笛声。 掩护...</text:span>
</text:h>
      <text:p text:style-name="P4">
作者: liveuamap (Language: en)</text:p>
      <text:p text:style-name="P4">
时间: 2023-05-09T15:51:00</text:p>
      <text:p text:style-name="P4">
地点: Dnipro (Latitude:48.45930000 Longtitude:35.03865000)</text:p>
      <text:p text:style-name="P4">
视频: []</text:p>
      <text:p text:style-name="P4">
图片: []</text:p>
      <text:p text:style-name="P4">
标签: ["Europe", "Central and Eastern Europe"]</text:p>
      <text:p text:style-name="P4">
Id: 22561648</text:p>
      <!--METADATA-->
      <text:p text:style-name="P4">
dnipro，dnipropetrovsk区域(21:50). Red Alert: aerial threat. Sirenssounding. Take cover now!</text:p>
      <text:p text:style-name="P4">
News Collection Link: <text:a xlink:type="simple" xlink:href="https://liveuamap.com/en/2023/09-may-dnipro-dnipropetrovska-oblast2150-red-g" text:style-name="Internet_20_link" text:visited-style-name="Visited_20_Internet_20_Link">
https://liveuamap.com/en/2023/09-may-dnipro-dnipropetrovska-oblast2150-red-g</text:a>
</text:p>
      <text:p text:style-name="P4">
News Source: <text:a xlink:type="simple" xlink:href="https://t.me/suspilnednipro/15263" text:style-name="Internet_20_link" text:visited-style-name="Visited_20_Internet_20_Link">
https://t.me/suspilnednipro/15263</text:a>
</text:p>
      <!--NEWS-->
      <text:h text:style-name="P10" text:outline-level="1">
<text:span text:style-name="T4">
乌克兰人在首尔俄罗斯大使馆附近举行了抗议活动</text:span>
</text:h>
      <text:p text:style-name="P4">
作者: Ukrinform (Person)</text:p>
      <text:p text:style-name="P4">
出版商: Укринформ (Organization)</text:p>
      <text:p text:style-name="P4">
出版时间: 2023-05-09T16:17:00+03:00</text:p>
      <text:p text:style-name="P4">
修改时间: 2023-05-09T16:17:00+03:00</text:p>
      <text:p text:style-name="P4">
描述: 在阵亡将士纪念日和和解的前夕，韩国乌克兰人抗议俄罗斯在首尔俄罗斯大使馆附近武装乌克兰的武装入侵。  - 乌克林。</text:p>
      <text:p text:style-name="P4">
图片: ["<text:a xlink:type="simple" xlink:href="https://static.ukrinform.com/photos/2023_05/thumb_files/630_360_1683638066-407.jpg" text:style-name="Internet_20_link" text:visited-style-name="Visited_20_Internet_20_Link">
630_360_16836...</text:a>
", "<text:a xlink:type="simple" xlink:href="https://static.ukrinform.com/photos/2023_05/1683638083-196.jpg" text:style-name="Internet_20_link" text:visited-style-name="Visited_20_Internet_20_Link">
1683638083-19...</text:a>
", "<text:a xlink:type="simple" xlink:href="https://static.ukrinform.com/photos/2023_05/1683638099-186.jpg" text:style-name="Internet_20_link" text:visited-style-name="Visited_20_Internet_20_Link">
1683638099-18...</text:a>
"]</text:p>
      <text:p text:style-name="P4">
标签: ['Діаспора', 'Друга світова', 'Корея', 'Посольство', 'Війна з росією']</text:p>
      <text:p text:style-name="P4">
类型: Article</text:p>
      <!--METADATA-->
      <text:p text:style-name="P4">
<draw:frame draw:style-name="fr1" draw:name="Image81" text:anchor-type="as-char" svg:width="6.9236in" svg:height="3.956343in" draw:z-index="0">
<draw:image xlink:href="../Images/yкринформ/2023-05-09T16-17-00-03-00/630_360_1683638066-407.jpg" xlink:type="simple" xlink:show="embed" xlink:actuate="onLoad" draw:mime-type="image/jpeg"/>
</draw:frame>
在纪念与和解的那天前夕，韩国乌克兰人抗议俄罗斯武装入侵首尔俄罗斯波兰附近的乌克兰。</text:p>
      <text:p text:style-name="P4">
正如乌克林福姆报道的那样，关于<text:a xlink:type="simple" xlink:href="https://www.facebook.com/UkrEmbassyKorea/posts/pfbid0UwcBHbg4AkR1trphMEpCYAXRJJpn1ZP1ftBZX3KD2dCrm1hBfCtdv6rxnMhMdywKl" text:style-name="Internet_20_link" text:visited-style-name="Visited_20_Internet_20_Link">
</text:a>
据《大韩民国》报道，乌克兰大使馆据报道。</text:p>
      <text:p text:style-name="P4">
<draw:frame draw:style-name="fr1" draw:name="Image82" text:anchor-type="as-char" svg:width="6.9236in" svg:height="3.89773in" draw:z-index="0">
<draw:image xlink:href="../Images/yкринформ/2023-05-09T16-17-00-03-00/1683638083-196.jpg" xlink:type="simple" xlink:show="embed" xlink:actuate="onLoad" draw:mime-type="image/jpeg"/>
</draw:frame>
《邮报》写道：“乌克兰人对反对纳粹主义的人以及第二次世界大战期间被杀的人以及俄罗斯战争的受害者(包括数百人，残废或被驱逐的孩子)表示敬意。”</text:p>
      <text:p text:style-name="P4">
<draw:frame draw:style-name="fr1" draw:name="Image83" text:anchor-type="as-char" svg:width="6.9236in" svg:height="3.89773in" draw:z-index="0">
<draw:image xlink:href="../Images/yкринформ/2023-05-09T16-17-00-03-00/1683638099-186.jpg" xlink:type="simple" xlink:show="embed" xlink:actuate="onLoad" draw:mime-type="image/jpeg"/>
</draw:frame>
参与者还呼吁韩国加入持有有罪的战争罪和危害人类罪的努力。</text:p>
      <text:p text:style-name="P4">
我们将提醒，韩国乌克兰人<text:a xlink:type="simple" xlink:href="https://www.ukrinform.ua/rubric-diaspora/3693846-ukrainci-korei-proveli-akciu-protestu-navproti-posolstva-rf-u-seuli.html" text:style-name="Internet_20_link" text:visited-style-name="Visited_20_Internet_20_Link">
</text:a>
4月9日，俄罗斯大使馆在首尔大使馆附近的一项行动，抗议俄罗斯在乌克兰的反武器侵略。</text:p>
      <text:p text:style-name="P4">
<text:span text:style-name="T5">
foto：大韩民国乌克兰大使馆 / Facebook</text:span>
</text:p>
      <text:p text:style-name="P4">
News Source: <text:a xlink:type="simple" xlink:href="https://www.ukrinform.ua/rubric-diaspora/3706871-ukrainci-proveli-akciu-protestu-bila-rosijskogo-posolstva-v-seuli.html" text:style-name="Internet_20_link" text:visited-style-name="Visited_20_Internet_20_Link">
https://www.ukrinform.ua/rubric-diaspora/3706871-ukrainci-proveli-akciu-protestu-bila-rosijskogo-posolstva-v-seuli.html</text:a>
</text:p>
      <!--NEWS-->
      <text:h text:style-name="P10" text:outline-level="1">
<text:span text:style-name="T4">
瑞士进行了30年以来最大的军事演习之一</text:span>
</text:h>
      <text:p text:style-name="P4">
作者: Ukrinform (Person)</text:p>
      <text:p text:style-name="P4">
出版商: Укринформ (Organization)</text:p>
      <text:p text:style-name="P4">
出版时间: 2023-05-09T16:18:00+03:00</text:p>
      <text:p text:style-name="P4">
修改时间: 2023-05-09T16:18:00+03:00</text:p>
      <text:p text:style-name="P4">
描述: 在瑞士，在过去三十年中举行了一些最大的军事演习，在此期间，对虚构敌人的袭击进行了反思。  - 乌克林。</text:p>
      <text:p text:style-name="P4">
图片: ["<text:a xlink:type="simple" xlink:href="https://static.ukrinform.com/photos/2023_05/thumb_files/630_360_1683638797-413.jpg" text:style-name="Internet_20_link" text:visited-style-name="Visited_20_Internet_20_Link">
630_360_16836...</text:a>
"]</text:p>
      <text:p text:style-name="P4">
标签: ['Швейцарія', 'Військові навчання']</text:p>
      <text:p text:style-name="P4">
类型: Article</text:p>
      <!--METADATA-->
      <text:p text:style-name="P4">
<draw:frame draw:style-name="fr1" draw:name="Image84" text:anchor-type="as-char" svg:width="6.9236in" svg:height="3.956343in" draw:z-index="0">
<draw:image xlink:href="../Images/yкринформ/2023-05-09T16-18-00-03-00/630_360_1683638797-413.jpg" xlink:type="simple" xlink:show="embed" xlink:actuate="onLoad" draw:mime-type="image/jpeg"/>
</draw:frame>
在过去的三十年中，Ushwitzerland通过了一些最大的军事演习，在此期间，对虚构敌人的袭击进行了反思。</text:p>
      <text:p text:style-name="P4">
关于它报告<text:a xlink:type="simple" xlink:href="https://www.reuters.com/world/europe/switzerland-holds-military-drills-its-role-european-defence-focus-2023-05-09/" text:style-name="Internet_20_link" text:visited-style-name="Visited_20_Internet_20_Link">
</text:a>
，报道乌克林福姆。</text:p>
      <text:p text:style-name="P4">
总共有四千名士兵参加了训练，他们在四个州训练了九天。 <text:a xlink:type="simple" xlink:href="https://www.ukrinform.ua/tag-vijskovi-navcanna" text:style-name="Internet_20_link" text:visited-style-name="Visited_20_Internet_20_Link">
</text:a>
当时，该国在欧洲国防部的校友在众人瞩目的范围内，呼吁乌克兰帮助乌克兰打击俄罗斯入侵。</text:p>
      <text:p text:style-name="P4">
值得注意的是，自2021年以来计划的Lux 23培训尚未是为了回应去年2月俄罗斯入侵乌克兰而组织的，但瑞士士兵说，这使他们更加相关。</text:p>
      <text:p text:style-name="P4">
<text:span text:style-name="T4">
另请阅读：</text:span>
 <text:a xlink:type="simple" xlink:href="https://www.ukrinform.ua/rubric-world/3706781-tureccina-ta-azerbajdzan-provodat-spilni-vijskovi-navcanna.html" text:style-name="Internet_20_link" text:visited-style-name="Visited_20_Internet_20_Link">
<text:span text:style-name="T4">
土耳其</text:span>
 <text:span text:style-name="T4">
 </text:span>
 Azerbaijan <text:span text:style-name="T4">
 </text:span>
 <text:span text:style-name="T4">
行为</text:span>
 <text:span text:style-name="T4">
联合</text:span>
<text:span text:style-name="T4">
军事</text:span>
 <text:span text:style-name="T4">
 </text:span>
 <text:span text:style-name="T4">
训练</text:span>
</text:a>
“我们的合作伙伴的准备和对这种培训的人口的理解发生了很大变化。 当然，这与乌克兰的战争直接相关。</text:p>
      <text:p text:style-name="P4">
该机构称，公共和国际对瑞士的压力是为了展示禁止出口到战区的武器，但一些政治部分担心这将意味着其外交政策的中立质量的终结。</text:p>
      <text:p text:style-name="P4">
如报道，<text:a xlink:type="simple" xlink:href="https://www.ukrinform.ua/rubric-ato/3705426-u-britanii-prohodat-navcanna-ponad-dvi-tisaci-ukrainskih-vijskovih.html" text:style-name="Internet_20_link" text:visited-style-name="Visited_20_Internet_20_Link">
</text:a>
<text:span text:style-name="T5">
foto：menafn</text:span>
</text:p>
      <text:p text:style-name="P4">
News Source: <text:a xlink:type="simple" xlink:href="https://www.ukrinform.ua/rubric-world/3706882-svejcaria-provela-odni-z-najbilsih-vijskovih-navcan-za-30-rokiv.html" text:style-name="Internet_20_link" text:visited-style-name="Visited_20_Internet_20_Link">
https://www.ukrinform.ua/rubric-world/3706882-svejcaria-provela-odni-z-najbilsih-vijskovih-navcan-za-30-rokiv.html</text:a>
</text:p>
      <!--NEWS-->
      <text:h text:style-name="P10" text:outline-level="1">
<text:span text:style-name="T4">
测试后，“欧元重建”开始向基凡人的房屋提供热水</text:span>
</text:h>
      <text:p text:style-name="P4">
作者: Ukrinform (Person)</text:p>
      <text:p text:style-name="P4">
出版商: Укринформ (Organization)</text:p>
      <text:p text:style-name="P4">
出版时间: 2023-05-09T16:18:03+03:00</text:p>
      <text:p text:style-name="P4">
修改时间: 2023-05-09T16:18:03+03:00</text:p>
      <text:p text:style-name="P4">
描述: 自5月9日以来，欧元重建有限责任公司服务的服务与KP“ Kyivteploenergo”外部工程网络的运营商兼容，开始逐步恢复为Kyivans房屋提供热水供应。  - 乌克林。</text:p>
      <text:p text:style-name="P4">
图片: ["<text:a xlink:type="simple" xlink:href="https://static.ukrinform.com/photos/2018_08/thumb_files/630_360_1535554408-7888.jpg" text:style-name="Internet_20_link" text:visited-style-name="Visited_20_Internet_20_Link">
630_360_15355...</text:a>
"]</text:p>
      <text:p text:style-name="P4">
标签: ['Вода', 'Київ']</text:p>
      <text:p text:style-name="P4">
类型: Article</text:p>
      <!--METADATA-->
      <text:p text:style-name="P4">
<draw:frame draw:style-name="fr1" draw:name="Image85" text:anchor-type="as-char" svg:width="6.9236in" svg:height="3.956343in" draw:z-index="0">
<draw:image xlink:href="../Images/yкринформ/2023-05-09T16-18-03-03-00/630_360_1535554408-7888.jpg" xlink:type="simple" xlink:show="embed" xlink:actuate="onLoad" draw:mime-type="image/jpeg"/>
</draw:frame>
从9月9日起，欧元重建有限责任公司服务的表演者与KP“ Kyivteploenergo” KP KP KP KP“ Kyivteploenergo”的操作员兼容。</text:p>
      <text:p text:style-name="P4">
乌克林福姆报道，在公司的新闻服务中报道了这一点。</text:p>
      <text:p text:style-name="P4">
«将热水器和热水系统与服务提供商，运营商打开的工程网络的代表参与并平衡持有人的参与(经理)房屋，”消息传出。</text:p>
      <text:p text:style-name="P4">
提供热水服务的休息是由该市的液压测试引起的。</text:p>
      <text:p text:style-name="P4">
该公司已清除该公司已清理清除，以确保在2023  -  2024年的下一个供暖期内确保可靠且不间断的热供应所需的措施。”</text:p>
      <text:p text:style-name="P4">
<text:span text:style-name="T4">
另请阅读：</text:span>
 <text:a xlink:type="simple" xlink:href="https://www.ukrinform.ua/rubric-regions/3706849-u-cerkasah-vidnovluut-garace-vodopostacanna.html" text:style-name="Internet_20_link" text:visited-style-name="Visited_20_Internet_20_Link">
</text:a>
如前所述，2023年4月12日，在欧洲重建有限责任公司提供服务领域的Darnytsky和Dniprovsky地区的热网络液压测试是由KP外部工程网络的运营商启动的。基辅股病，“在城市的Darnytskyi和Dniprovsky地区。</text:p>
      <text:p text:style-name="P4">
在对操作员网络的密度和强度进行液压测试时，检测到60多个损害。</text:p>
      <text:p text:style-name="P4">
News Source: <text:a xlink:type="simple" xlink:href="https://www.ukrinform.ua/rubric-kyiv/3706870-evrorekonstrukcia-rozpocinae-podacu-garacoi-vodi-do-budinkiv-kian-pisla-viprobuvan.html" text:style-name="Internet_20_link" text:visited-style-name="Visited_20_Internet_20_Link">
https://www.ukrinform.ua/rubric-kyiv/3706870-evrorekonstrukcia-rozpocinae-podacu-garacoi-vodi-do-budinkiv-kian-pisla-viprobuvan.html</text:a>
</text:p>
      <!--NEWS-->
      <text:h text:style-name="P10" text:outline-level="1">
<text:span text:style-name="T4">
Prozorro增加了竞争性购买的数量</text:span>
</text:h>
      <text:p text:style-name="P4">
作者: Ukrinform (Person)</text:p>
      <text:p text:style-name="P4">
出版商: Укринформ (Organization)</text:p>
      <text:p text:style-name="P4">
出版时间: 2023-05-09T16:18:26+03:00</text:p>
      <text:p text:style-name="P4">
修改时间: 2023-05-09T16:18:26+03:00</text:p>
      <text:p text:style-name="P4">
描述: Prozorro系统增加了竞争性购买的数量，尤其是在4月进行了20,000种此类招标。  - 乌克林。</text:p>
      <text:p text:style-name="P4">
图片: ["<text:a xlink:type="simple" xlink:href="https://static.ukrinform.com/photos/2020_12/thumb_files/630_360_1608807093-154.png" text:style-name="Internet_20_link" text:visited-style-name="Visited_20_Internet_20_Link">
630_360_16088...</text:a>
"]</text:p>
      <text:p text:style-name="P4">
标签: ['ProZorro', 'Тендер']</text:p>
      <text:p text:style-name="P4">
类型: Article</text:p>
      <!--METADATA-->
      <text:p text:style-name="P4">
<draw:frame draw:style-name="fr1" draw:name="Image86" text:anchor-type="as-char" svg:width="6.9236in" svg:height="3.956343in" draw:z-index="0">
<draw:image xlink:href="../Images/yкринформ/2023-05-09T16-18-26-03-00/630_360_1608807093-154.png" xlink:type="simple" xlink:show="embed" xlink:actuate="onLoad" draw:mime-type="image/png"/>
</draw:frame>
Prozorro系统增加了竞争性购买的数量，尤其是在4月进行了20,000种此类招标。</text:p>
      <text:p text:style-name="P4">
这是由SE“ Prozorro” Mykola Tkachenko的首席执行官报告的<text:a xlink:type="simple" xlink:href="https://www.ukrinform.ua/rubric-economy/3706408-mikola-tkacenko-direktor-derzavnogo-pidpriemstva-prozorro.html" text:style-name="Internet_20_link" text:visited-style-name="Visited_20_Internet_20_Link">
</text:a>
。</text:p>
      <text:p text:style-name="P4">
“我们看到，通过我们系统中竞争流程所花费的购买的份额正在增长。 四月份，我们达到了76％。 如果所有人的客户为UAH进行了760亿美元的购买，则通过在Prozorro的竞争购买中获得了520亿美元的购买。 我们正在谈论的是有20,000个招标，这些招标有8000家企业。” Tkachenko说。</text:p>
      <text:p text:style-name="P4">
据他说，普罗佐罗系统越来越适应战争：程序的时机缩短，不敏感的数据被打开，正在开发简单有效购买的工具，例如普罗佐罗市场。</text:p>
      <text:p text:style-name="P4">
<text:span text:style-name="T4">
另请阅读：</text:span>
 <text:a xlink:type="simple" xlink:href="https://www.ukrinform.ua/rubric-economy/3706734-prozorro-provoditime-zakupivli-za-standartami-svitovogo-banku-uze-v-cervni.html" text:style-name="Internet_20_link" text:visited-style-name="Visited_20_Internet_20_Link">
<text:span text:style-name="T4">
 prozorro </text:span>
</text:a>
“有必要确保对我们国家进行重建，并且有必要在不等待战争结束的情况下从Usezaraz开始。 这意味着，在我们的工作中，我们现在不仅有国内立法，而且还要考虑国际伙伴的利益，即考虑其规则和条件。 这些分别是要实施的更多工作和创新。”</text:p>
      <text:p text:style-name="P4">
据报道，2023年3月，通过系统发布的成功采购数量<text:a xlink:type="simple" xlink:href="https://www.ukrinform.ua/tag-prozorro" text:style-name="Internet_20_link" text:visited-style-name="Visited_20_Internet_20_Link">
</text:a>
Stan Lablizko 2.725千，其宣布的价值 -  UAH 790亿。</text:p>
      <text:p text:style-name="P4">
News Source: <text:a xlink:type="simple" xlink:href="https://www.ukrinform.ua/rubric-economy/3706872-prozorro-zbilsue-kilkist-konkurentnih-zakupivel.html" text:style-name="Internet_20_link" text:visited-style-name="Visited_20_Internet_20_Link">
https://www.ukrinform.ua/rubric-economy/3706872-prozorro-zbilsue-kilkist-konkurentnih-zakupivel.html</text:a>
</text:p>
      <!--NEWS-->
      <text:h text:style-name="P10" text:outline-level="1">
<text:span text:style-name="T4">
警告！ 需要孩子</text:span>
</text:h>
      <text:p text:style-name="P4">
作者: Ukrinform (Person)</text:p>
      <text:p text:style-name="P4">
出版商: Укринформ (Organization)</text:p>
      <text:p text:style-name="P4">
出版时间: 2023-05-09T16:20:00+03:00</text:p>
      <text:p text:style-name="P4">
修改时间: 2023-05-09T16:20:00+03:00</text:p>
      <text:p text:style-name="P4">
描述: 如果您有有关失踪儿童的信息 - 致电116,000-乌克林福姆。</text:p>
      <text:p text:style-name="P4">
图片: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标签: None</text:p>
      <text:p text:style-name="P4">
类型: Article</text:p>
      <!--METADATA-->
      <text:p text:style-name="P4">
<draw:frame draw:style-name="fr1" draw:name="Image87" text:anchor-type="as-char" svg:width="6.9236in" svg:height="3.956343in" draw:z-index="0">
<draw:image xlink:href="../Images/yкринформ/2023-05-09T16-20-00-03-00/630_360_1659527493-225.jpg" xlink:type="simple" xlink:show="embed" xlink:actuate="onLoad" draw:mime-type="image/jpeg"/>
</draw:frame>
如果您有有关失踪儿童的信息 - 致电116 000</text:p>
      <text:p text:style-name="P4">
<text:span text:style-name="T4">
 Anastasia Tolstokorova，4年</text:span>
</text:p>
      <text:p text:style-name="P4">
<draw:frame draw:style-name="fr1" draw:name="Image88" text:anchor-type="as-char" svg:width="6.9236in" svg:height="6.9236in" draw:z-index="0">
<draw:image xlink:href="../Images/yкринформ/2023-05-09T16-20-00-03-00/1659527406-459.jpg" xlink:type="simple" xlink:show="embed" xlink:actuate="onLoad" draw:mime-type="image/jpeg"/>
</draw:frame>
2022年3月12日，在Mariupol的Uchninka爆炸后，4岁的Anastasia Tolstokorov消失了。 现在的位置是未知的。</text:p>
      <text:p text:style-name="P4">
婴儿的迹象：看起来4  -  5年，瘦，金发，蓝色。</text:p>
      <text:p text:style-name="P4">
<text:span text:style-name="T4">
玫瑰kaminskaya，2年</text:span>
</text:p>
      <text:p text:style-name="P4">
<draw:frame draw:style-name="fr1" draw:name="Image89" text:anchor-type="as-char" svg:width="6.9236in" svg:height="6.9236in" draw:z-index="0">
<draw:image xlink:href="../Images/yкринформ/2023-05-09T16-20-00-03-00/1659527405-642.jpg" xlink:type="simple" xlink:show="embed" xlink:actuate="onLoad" draw:mime-type="image/jpeg"/>
</draw:frame>
2022年3月1日，这位2年的罗莎·卡明斯卡亚(Rosa Kaminskaya)与基辅地区的乌布昌斯基地区的家人一起消失。</text:p>
      <text:p text:style-name="P4">
这个家庭可能在波兰。</text:p>
      <text:p text:style-name="P4">
<text:span text:style-name="T4">
凯瑟琳·奎尔(Catherine Quail)，8年</text:span>
</text:p>
      <text:p text:style-name="P4">
<draw:frame draw:style-name="fr1" draw:name="Image90" text:anchor-type="as-char" svg:width="6.9236in" svg:height="6.9236in" draw:z-index="0">
<draw:image xlink:href="../Images/yкринформ/2023-05-09T16-20-00-03-00/1659527404-522.jpg" xlink:type="simple" xlink:show="embed" xlink:actuate="onLoad" draw:mime-type="image/jpeg"/>
</draw:frame>
2022年1月，一个8岁的女孩和她的父亲一起在哈尔基夫地区留下了住所，但仍未接触。 临时信息，</text:p>
      <text:p text:style-name="P4">
卡蒂亚与父亲和祖母住在一起的定居点</text:p>
      <text:p text:style-name="P4">
俄罗斯军队的暂时占领。</text:p>
      <text:p text:style-name="P4">
婴儿的迹象：看起来9岁，瘦，金色的头发，黑眼睛。</text:p>
      <text:p text:style-name="P4">
特殊标志：戴眼镜。</text:p>
      <text:p text:style-name="P4">
<text:span text:style-name="T4">
 Andriy Oksenenko，17岁</text:span>
</text:p>
      <text:p text:style-name="P4">
<draw:frame draw:style-name="fr1" draw:name="Image91" text:anchor-type="as-char" svg:width="6.9236in" svg:height="6.9236in" draw:z-index="0">
<draw:image xlink:href="../Images/yкринформ/2023-05-09T16-20-00-03-00/1659527405-491.jpg" xlink:type="simple" xlink:show="embed" xlink:actuate="onLoad" draw:mime-type="image/jpeg"/>
</draw:frame>
17岁的安德里·奥克森科(Andriy Oksenenko)在基辅失踪。</text:p>
      <text:p text:style-name="P4">
2022年7月10日，这个家伙离开了房子，然后返回了。</text:p>
      <text:p text:style-name="P4">
安德鲁仍然没有新闻。</text:p>
      <text:p text:style-name="P4">
盖伊的标志：看起来19岁，180-190厘米高，瘦，黑发</text:p>
      <text:p text:style-name="P4">
灰色的眼睛。</text:p>
      <text:p text:style-name="P4">
<text:span text:style-name="T4">
 Andriy Kadigrob，13岁</text:span>
</text:p>
      <text:p text:style-name="P4">
<draw:frame draw:style-name="fr1" draw:name="Image92" text:anchor-type="as-char" svg:width="6.9236in" svg:height="6.9236in" draw:z-index="0">
<draw:image xlink:href="../Images/yкринформ/2023-05-09T16-20-00-03-00/1659527406-839.jpg" xlink:type="simple" xlink:show="embed" xlink:actuate="onLoad" draw:mime-type="image/jpeg"/>
</draw:frame>
帮助找到13岁的安德鲁·卡迪格罗布(Andrew Kadigrob)，他在基洛维格拉德地区消失了!</text:p>
      <text:p text:style-name="P4">
2022年7月21日，那个家伙离开家前往村庄的森林。 罗斯多利亚和现在</text:p>
      <text:p text:style-name="P4">
回来从未返回。 他现在所在的地方是未知的。</text:p>
      <text:p text:style-name="P4">
婴儿的迹象：看起来13-14岁，身高140厘米，薄，黑发。</text:p>
      <text:p text:style-name="P4">
衣服：白色T衬衫，黑色裤子，蓝色拖鞋。</text:p>
      <text:p text:style-name="P4">
<text:span text:style-name="T4">
伊丽莎白·曼迪克(Elizabeth Mandic)，16岁</text:span>
</text:p>
      <text:p text:style-name="P4">
<draw:frame draw:style-name="fr1" draw:name="Image93" text:anchor-type="as-char" svg:width="6.9236in" svg:height="6.9236in" draw:z-index="0">
<draw:image xlink:href="../Images/yкринформ/2023-05-09T16-20-00-03-00/1659948836-620.jpg" xlink:type="simple" xlink:show="embed" xlink:actuate="onLoad" draw:mime-type="image/jpeg"/>
</draw:frame>
2022年5月25日，女孩在村庄消失了。 Kharkiv地区的Kivsharivka。</text:p>
      <text:p text:style-name="P4">
婴儿的迹象：看起来17岁，身高158厘米，瘦，布朗尼，灰绿色的眼睛。</text:p>
      <text:p text:style-name="P4">
特殊标志：戴眼镜。</text:p>
      <text:p text:style-name="P4">
<text:span text:style-name="T4">
 Mykola Grigoriev，17岁</text:span>
</text:p>
      <text:p text:style-name="P4">
<draw:frame draw:style-name="fr1" draw:name="Image94" text:anchor-type="as-char" svg:width="6.9236in" svg:height="6.9236in" draw:z-index="0">
<draw:image xlink:href="../Images/yкринформ/2023-05-09T16-20-00-03-00/1659948835-931.jpg" xlink:type="simple" xlink:show="embed" xlink:actuate="onLoad" draw:mime-type="image/jpeg"/>
</draw:frame>
</text:p>
      <text:p text:style-name="P4">
迹象：看起来17岁，身高170厘米，瘦小，短弓形。</text:p>
      <text:p text:style-name="P4">
衣服：黑色T衬衫，蓝色短裤，黑色运动鞋。</text:p>
      <text:p text:style-name="P4">
<draw:frame draw:style-name="fr1" draw:name="Image95" text:anchor-type="as-char" svg:width="6.9236in" svg:height="6.9236in" draw:z-index="0">
<draw:image xlink:href="../Images/yкринформ/2023-05-09T16-20-00-03-00/1668596593-534.jpg" xlink:type="simple" xlink:show="embed" xlink:actuate="onLoad" draw:mime-type="image/jpeg"/>
</draw:frame>
11岁的Gleb Cherepanov在顿涅茨克地区消失了。</text:p>
      <text:p text:style-name="P4">
2022年3月12日，这个男孩和他的祖母一起在玛丽奥波尔(Mariupol)拍摄。 从那时起，就没有关于他们的消息。 他们和他们在一起的地方 - 这是未知的!</text:p>
      <text:p text:style-name="P4">
<draw:frame draw:style-name="fr1" draw:name="Image96" text:anchor-type="as-char" svg:width="6.9236in" svg:height="6.9236in" draw:z-index="0">
<draw:image xlink:href="../Images/yкринформ/2023-05-09T16-20-00-03-00/1668596592-605.jpg" xlink:type="simple" xlink:show="embed" xlink:actuate="onLoad" draw:mime-type="image/jpeg"/>
</draw:frame>
8岁的玛格丽塔·米图尼纳(Margarita Mitunina)在赫尔森地区消失了。</text:p>
      <text:p text:style-name="P4">
2022年10月10日，女孩在村庄消失了。 红色灯塔。 通过最近的信息，可以将其带到克里米亚。</text:p>
      <text:p text:style-name="P4">
<draw:frame draw:style-name="fr1" draw:name="Image97" text:anchor-type="as-char" svg:width="6.9236in" svg:height="6.9236in" draw:z-index="0">
<draw:image xlink:href="../Images/yкринформ/2023-05-09T16-20-00-03-00/1668596592-112.jpg" xlink:type="simple" xlink:show="embed" xlink:actuate="onLoad" draw:mime-type="image/jpeg"/>
</draw:frame>
****</text:p>
      <text:p text:style-name="P4">
16岁的Sergei Samoilov在顿涅茨克地区消失了。</text:p>
      <text:p text:style-name="P4">
最早在2022年3月，这名少年在米萨里波尔(Missariupol)之后就消失了。 到目前为止，还没有关于他的消息以及他现在在哪里 - 这是未知的!</text:p>
      <text:p text:style-name="P4">
婴儿的迹象：看起来16  -  17年，中等体质，棕色头发。</text:p>
      <text:p text:style-name="P4">
*!</text:p>
      <text:p text:style-name="P4">
<text:span text:style-name="T4">
适用于所有移动运营商的订户 - 免费。</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太阳称普京是唯一对乌克兰入侵的负责</text:span>
</text:h>
      <text:p text:style-name="P4">
作者: Ukrinform (Person)</text:p>
      <text:p text:style-name="P4">
出版商: Укринформ (Organization)</text:p>
      <text:p text:style-name="P4">
出版时间: 2023-05-09T16:20:44+03:00</text:p>
      <text:p text:style-name="P4">
修改时间: 2023-05-09T16:20:44+03:00</text:p>
      <text:p text:style-name="P4">
描述: 英国总理瑞莎·桑纳克（Risha Sunak）认为，只有一个人对乌克兰 - 俄罗斯总统弗拉基米尔·普京（Vladimir Putin）的非法和未使用的入侵负责。  - 乌克林。</text:p>
      <text:p text:style-name="P4">
图片: ["<text:a xlink:type="simple" xlink:href="https://static.ukrinform.com/photos/2022_11/thumb_files/630_360_1668506351-613.jpg" text:style-name="Internet_20_link" text:visited-style-name="Visited_20_Internet_20_Link">
630_360_16685...</text:a>
"]</text:p>
      <text:p text:style-name="P4">
标签: ['Британія', 'путін', 'Війна з росією', 'Ріші Сунак']</text:p>
      <text:p text:style-name="P4">
类型: Article</text:p>
      <!--METADATA-->
      <text:p text:style-name="P4">
<draw:frame draw:style-name="fr1" draw:name="Image98" text:anchor-type="as-char" svg:width="6.9236in" svg:height="3.956343in" draw:z-index="0">
<draw:image xlink:href="../Images/yкринформ/2023-05-09T16-20-44-03-00/630_360_1668506351-613.jpg" xlink:type="simple" xlink:show="embed" xlink:actuate="onLoad" draw:mime-type="image/jpeg"/>
</draw:frame>
英国总理瑞莎·萨纳克(Risha Sunak)认为，只有一个人是对乌克兰 - 俄罗斯总统普京的非法且无端的入侵。</text:p>
      <text:p text:style-name="P4">
萨卡克(Sakak)的声明是在5月9日在乌克林福姆(Ukrinform)的沃姆斯克(Vomskva)宣布的沃姆斯克(Vomskva)宣言中对普京发表的声明。(https://www.telegraph.co.uk/world-news/2023/05/09/russia-ukraine-war-latest-news-putin-speech-victory-day/)。</text:p>
      <text:p text:style-name="P4">
“只有一个人负责非法和未经证实的乌克兰，这是总统<text:a xlink:type="simple" xlink:href="https://www.ukrinform.ua/tag-putin" text:style-name="Internet_20_link" text:visited-style-name="Visited_20_Internet_20_Link">
</text:a>
。 乌克兰人民遭受的苦难令人震惊，”斯内克说。</text:p>
      <text:p text:style-name="P4">
他还坚持继续乌克兰的支持。</text:p>
      <text:p text:style-name="P4">
“因此，正确的是，我们仍然坚定地支持乌克兰人民以侵略性为单位。 这就是我和英国将继续做的事情。”斯内克说。</text:p>
      <text:p text:style-name="P4">
正如国际事务编辑Ukrinform所报告的<text:a xlink:type="simple" xlink:href="https://www.ukrinform.ua/rubric-world/3706742-promova-putina-na-9-travna-e-zbocennam-ta-spotvorennam-istorii-sky-news.html" text:style-name="Internet_20_link" text:visited-style-name="Visited_20_Internet_20_Link">
</text:a>
他认为，弗拉基米尔·普京(Vladimir Putin)的讲话负责人是“怪异”和“历史扭曲”。</text:p>
      <text:p text:style-name="P4">
<text:span text:style-name="T4">
另请阅读：</text:span>
 <text:a xlink:type="simple" xlink:href="https://www.ukrinform.ua/rubric-polytics/3706733-solc-pro-parad-u-rosii-ca-demonstracia-sili-nas-ne-zalakae.html" text:style-name="Internet_20_link" text:visited-style-name="Visited_20_Internet_20_Link">
</text:a>
5月9日在莫斯科红广场举行的军事游行比现代装甲车短，而唯一的T-34通过。 克里姆林宫游行能够聚集六个州的领导人 - 航空，哈萨克斯坦，吉尔吉斯斯坦，乌兹别克斯坦，塔吉克斯坦，土库曼斯坦，以及自称的白俄罗斯·亚历山大·卢卡申科总统也到达。</text:p>
      <text:p text:style-name="P4">
_foto：Getty Images _</text:p>
      <text:p text:style-name="P4">
News Source: <text:a xlink:type="simple" xlink:href="https://www.ukrinform.ua/rubric-polytics/3706874-sunak-nazvav-putina-edinim-vidpovidalnim-za-vtorgnenna-v-ukrainu.html" text:style-name="Internet_20_link" text:visited-style-name="Visited_20_Internet_20_Link">
https://www.ukrinform.ua/rubric-polytics/3706874-sunak-nazvav-putina-edinim-vidpovidalnim-za-vtorgnenna-v-ukrainu.html</text:a>
</text:p>
      <!--NEWS-->
      <text:h text:style-name="P10" text:outline-level="1">
<text:span text:style-name="T4">
Sumy区域称为恢复优先对象</text:span>
</text:h>
      <text:p text:style-name="P4">
作者: Ukrinform (Person)</text:p>
      <text:p text:style-name="P4">
出版商: Укринформ (Organization)</text:p>
      <text:p text:style-name="P4">
出版时间: 2023-05-09T16:21:00+03:00</text:p>
      <text:p text:style-name="P4">
修改时间: 2023-05-09T16:21:00+03:00</text:p>
      <text:p text:style-name="P4">
描述: Sumy OVA命名为恢复的主要对象 -  Trostyanka的Okhtyr TPP和火车站。  - 乌克林。</text:p>
      <text:p text:style-name="P4">
图片: ["<text:a xlink:type="simple" xlink:href="https://static.ukrinform.com/photos/2023_05/thumb_files/630_360_1683638156-5723.jpeg" text:style-name="Internet_20_link" text:visited-style-name="Visited_20_Internet_20_Link">
630_360_16836...</text:a>
", "<text:a xlink:type="simple" xlink:href="https://static.ukrinform.com/photos/2023_05/1683638157-2089.jpeg" text:style-name="Internet_20_link" text:visited-style-name="Visited_20_Internet_20_Link">
1683638157-20...</text:a>
", "<text:a xlink:type="simple" xlink:href="https://static.ukrinform.com/photos/2023_05/thumb_files/630_360_1683638155-6814.jpeg" text:style-name="Internet_20_link" text:visited-style-name="Visited_20_Internet_20_Link">
630_360_16836...</text:a>
", "<text:a xlink:type="simple" xlink:href="https://static.ukrinform.com/photos/2023_05/thumb_files/630_360_1683638156-9300.jpeg" text:style-name="Internet_20_link" text:visited-style-name="Visited_20_Internet_20_Link">
630_360_16836...</text:a>
", "<text:a xlink:type="simple" xlink:href="https://static.ukrinform.com/photos/2023_05/thumb_files/630_360_1683638156-9464.jpeg" text:style-name="Internet_20_link" text:visited-style-name="Visited_20_Internet_20_Link">
630_360_16836...</text:a>
", "<text:a xlink:type="simple" xlink:href="https://static.ukrinform.com/photos/2023_05/thumb_files/630_360_1683638156-1357.jpeg" text:style-name="Internet_20_link" text:visited-style-name="Visited_20_Internet_20_Link">
630_360_16836...</text:a>
", "<text:a xlink:type="simple" xlink:href="https://static.ukrinform.com/photos/2023_05/thumb_files/630_360_1683638156-8096.jpeg" text:style-name="Internet_20_link" text:visited-style-name="Visited_20_Internet_20_Link">
630_360_16836...</text:a>
", "<text:a xlink:type="simple" xlink:href="https://static.ukrinform.com/photos/2023_05/thumb_files/630_360_1683638156-7873.jpeg" text:style-name="Internet_20_link" text:visited-style-name="Visited_20_Internet_20_Link">
630_360_16836...</text:a>
", "<text:a xlink:type="simple" xlink:href="https://static.ukrinform.com/photos/2023_05/thumb_files/630_360_1683638157-2089.jpeg" text:style-name="Internet_20_link" text:visited-style-name="Visited_20_Internet_20_Link">
630_360_16836...</text:a>
"]</text:p>
      <text:p text:style-name="P4">
标签: ['Сумщина', 'Відбудова']</text:p>
      <text:p text:style-name="P4">
类型: Article</text:p>
      <!--METADATA-->
      <text:p text:style-name="P4">
<draw:frame draw:style-name="fr1" draw:name="Image99" text:anchor-type="as-char" svg:width="6.9236in" svg:height="3.956343in" draw:z-index="0">
<draw:image xlink:href="../Images/yкринформ/2023-05-09T16-21-00-03-00/630_360_1683638156-5723.jpeg" xlink:type="simple" xlink:show="embed" xlink:actuate="onLoad" draw:mime-type="image/jpeg"/>
</draw:frame>
所有-Taxa OVA被称为修复的主要对象 -  Okhtyr TPP和Trostyanka的Davil's Square。</text:p>
      <text:p text:style-name="P4">
这是在[]中报道的(https://sm.gov.ua/ru/arkhiv1/31314-obyekty-infrastruktury-sumshchyny-yaki-potrebuyut-pershocherhovoho-vidnovlennya-u-poli-zoru-prezydenta-ukrayiny-uryadu-ta-sumskoyi-ova.html)，报道乌克林福姆。</text:p>
      <text:p text:style-name="P4">
根据Sova Vladimir Artyukh的负责人的说法，该地区已经确定了许多优先实体，这些实体应与政府，地方当局与国际捐助者一起恢复优先级。</text:p>
      <text:p text:style-name="P4">
注意到第一个对象是Okhtyr TPP。</text:p>
      <text:p text:style-name="P4">
“由于炮击和空袭，2月28日，3月3日至7日，当地的TPP被摧毁。在2023/2024年秋季和冬季提供Okhtyrkippl的会议上，其参与者正在详细说明一张富裕的卡片用于修复 - 在OVA中注释。</text:p>
      <text:p text:style-name="P4">
该部门还报告了从死点和恢复该村庄家庭医学一般实践的问题转移的原因。 Huhra Okhtyrskyi区。</text:p>
      <text:p text:style-name="P4">
<draw:frame draw:style-name="fr1" draw:name="Image100" text:anchor-type="as-char" svg:width="6.9236in" svg:height="4.615733in" draw:z-index="0">
<draw:image xlink:href="../Images/yкринформ/2023-05-09T16-21-00-03-00/1683638157-2089.jpeg" xlink:type="simple" xlink:show="embed" xlink:actuate="onLoad" draw:mime-type="image/jpeg"/>
</draw:frame>
“在开始全面入侵俄罗斯进入乌克兰领土之前，在该机构中进行了房屋和屋顶的机构，这是一个证明。</text:p>
      <text:p text:style-name="P4">
<text:span text:style-name="T4">
另请阅读：</text:span>
 <text:a xlink:type="simple" xlink:href="https://www.ukrinform.ua/rubric-vidbudova/3705315-mer-mariupola-predstaviv-plan-vidrodzenna-mista.html" text:style-name="Internet_20_link" text:visited-style-name="Visited_20_Internet_20_Link">
<text:span text:style-name="T4">
 mariupol </text:span>
</text:a>
根据Artyukh的说法，去年，Rolls-Royce的员工为重建机构而收集了自己的收集，现在恢复该物体的速度正在加强官员的迅速工作。他指出，已经有一个建筑项目，一个土地地块，因此有必要“开始工作”。</text:p>
      <text:p text:style-name="P4">
在Trostyanka中，也受到敌对行动的严重影响，尤其是恢复火车站，该火车站实际上被入侵者摧毁。</text:p>
      <text:p text:style-name="P4">
Artyukh强调说：“所有这些对象的恢复都需要所有参与者的持续控制和有效的工作。我相信社区也会将这些问题当作优先级。”</text:p>
      <text:p text:style-name="P4">
据报道<text:a xlink:type="simple" xlink:href="https://www.ukrinform.ua/tag-sumsina" text:style-name="Internet_20_link" text:visited-style-name="Visited_20_Internet_20_Link">
</text:a>
5月9日上午，记录了9次敌人的炮击。</text:p>
      <text:p text:style-name="P4">
News Source: <text:a xlink:type="simple" xlink:href="https://www.ukrinform.ua/rubric-vidbudova/3706876-na-sumsini-nazvali-persocergovi-obekti-dla-vidnovlenna.html" text:style-name="Internet_20_link" text:visited-style-name="Visited_20_Internet_20_Link">
https://www.ukrinform.ua/rubric-vidbudova/3706876-na-sumsini-nazvali-persocergovi-obekti-dla-vidnovlenna.html</text:a>
</text:p>
      <!--NEWS-->
      <text:h text:style-name="P10" text:outline-level="1">
<text:span text:style-name="T4">
欧洲不应该忘记俄罗斯侵略-Sholc</text:span>
</text:h>
      <text:p text:style-name="P4">
作者: Ukrinform (Person)</text:p>
      <text:p text:style-name="P4">
出版商: Укринформ (Organization)</text:p>
      <text:p text:style-name="P4">
出版时间: 2023-05-09T16:24:00+03:00</text:p>
      <text:p text:style-name="P4">
修改时间: 2023-05-09T16:24:00+03:00</text:p>
      <text:p text:style-name="P4">
描述: 欧洲，世界不应忘记俄罗斯对乌克兰的侵略，而是必须继续共同和偏见地支持欧洲国家，因为这符合欧盟本身的利益。  - 乌克林。</text:p>
      <text:p text:style-name="P4">
图片: ["<text:a xlink:type="simple" xlink:href="https://static.ukrinform.com/photos/2023_02/thumb_files/630_360_1675929893-693.jpg" text:style-name="Internet_20_link" text:visited-style-name="Visited_20_Internet_20_Link">
630_360_16759...</text:a>
"]</text:p>
      <text:p text:style-name="P4">
标签: ['Німеччина', 'Шольц', 'Війна з росією']</text:p>
      <text:p text:style-name="P4">
类型: Article</text:p>
      <!--METADATA-->
      <text:p text:style-name="P4">
<draw:frame draw:style-name="fr1" draw:name="Image101" text:anchor-type="as-char" svg:width="6.9236in" svg:height="3.956343in" draw:z-index="0">
<draw:image xlink:href="../Images/yкринформ/2023-05-09T16-24-00-03-00/630_360_1675929893-693.jpg" xlink:type="simple" xlink:show="embed" xlink:actuate="onLoad" draw:mime-type="image/jpeg"/>
</draw:frame>
欧洲，世界不应忘记俄罗斯对乌克兰的侵略，而应该有良好的时机来支持欧洲国家，因为这符合欧盟的利益。</text:p>
      <text:p text:style-name="P4">
乌克林传闻记者报道，这是德国总理奥拉夫·舒尔茨(Olaf Scholz)在5月9日在欧洲议会举行的辩论中指出的。</text:p>
      <text:p text:style-name="P4">
“我们不会忘记：俄罗斯侵略是一种威胁。 ...这是欧洲和世界各地餐具的威胁。 ...这是权力，权力的演示，希望挑战法律。 而且我们无权留下此信息，他们无事可做。 对乌克兰的攻击与明确的信息有关。 在北约，我们必须清楚地向所有人表明，我们足够强大，可以保护自己是一个和平的联盟，这并不能使对方侵略。” Scholt说。</text:p>
      <text:p text:style-name="P4">
<text:span text:style-name="T4">
另请阅读：</text:span>
 <text:a xlink:type="simple" xlink:href="https://www.ukrinform.ua/rubric-polytics/3706795-solc-lobiuvatime-ideu-rozsirenna-es-zokrema-clenstva-ukraini.html" text:style-name="Internet_20_link" text:visited-style-name="Visited_20_Internet_20_Link">
<text:span text:style-name="T4">
 sholc </text:span>
</text:a>
他强调说，欧洲和世界各地都应达成共识，即恢复修正主义，武力改变边界的不可能。这是地球和平的关键。</text:p>
      <text:p text:style-name="P4">
这位德国总理承认，在俄罗斯侵略，凝聚力和团结的背景下表现出了无法识别的：这涉及对乌克兰的援助，提高了欧盟本身的国防能力，以及重建对乌克兰的进一步支持。 政治家说，这项任务将需要大量资源，时间和耐心。 但是，他补充说，这不仅对乌克兰，而且对于整个欧洲来说也是一个很大的机会，因为“繁荣的民主乌克兰是对普京的帝国，修正主义，非法政治对我们大陆的拒绝。”</text:p>
      <text:p text:style-name="P4">
肖特(Scholt)拒绝了一些议员对做出柏林决定为乌克兰提供军事援助的缓慢的批评。 德国政府负责人回忆起德国乌克兰最大的“捐助者”。</text:p>
      <text:p text:style-name="P4">
<text:span text:style-name="T4">
另请阅读：</text:span>
 <text:a xlink:type="simple" xlink:href="https://www.ukrinform.ua/rubric-polytics/3706733-solc-pro-parad-u-rosii-ca-demonstracia-sili-nas-ne-zalakae.html" text:style-name="Internet_20_link" text:visited-style-name="Visited_20_Internet_20_Link">
<text:span text:style-name="T4">
 sholc </text:span>
</text:a>
</text:p>
      <text:p text:style-name="P4">
应当指出的是，联邦政府从2022年1月1日至2023年1月24日向乌克兰出口的个人许可证的总成本为2 751 982 374欧元。</text:p>
      <text:p text:style-name="P4">
照片：作品</text:p>
      <text:p text:style-name="P4">
News Source: <text:a xlink:type="simple" xlink:href="https://www.ukrinform.ua/rubric-polytics/3706875-evropa-ne-povinna-zabuvati-pro-rosijsku-agresiu-solc.html" text:style-name="Internet_20_link" text:visited-style-name="Visited_20_Internet_20_Link">
https://www.ukrinform.ua/rubric-polytics/3706875-evropa-ne-povinna-zabuvati-pro-rosijsku-agresiu-solc.html</text:a>
</text:p>
      <!--NEWS-->
      <text:h text:style-name="P10" text:outline-level="1">
<text:span text:style-name="T4">
一周内从海港的农产品出口下降了10％ -  ukab</text:span>
</text:h>
      <text:p text:style-name="P4">
作者: Ukrinform (Person)</text:p>
      <text:p text:style-name="P4">
出版商: Укринформ (Organization)</text:p>
      <text:p text:style-name="P4">
出版时间: 2023-05-09T16:25:35+03:00</text:p>
      <text:p text:style-name="P4">
修改时间: 2023-05-09T16:25:35+03:00</text:p>
      <text:p text:style-name="P4">
描述: 从5月1日到2023年5月20日，在40周的谷物走廊中，通过敖德萨地区的海港出口了4万吨农业产物，比上周少10％。  - 乌克林。</text:p>
      <text:p text:style-name="P4">
图片: ["<text:a xlink:type="simple" xlink:href="https://static.ukrinform.com/photos/2023_02/thumb_files/630_360_1676909362-870.jpg" text:style-name="Internet_20_link" text:visited-style-name="Visited_20_Internet_20_Link">
630_360_16769...</text:a>
", "<text:a xlink:type="simple" xlink:href="https://static.ukrinform.com/photos/2023_05/1683638651-741.png" text:style-name="Internet_20_link" text:visited-style-name="Visited_20_Internet_20_Link">
1683638651-74...</text:a>
"]</text:p>
      <text:p text:style-name="P4">
标签: ['Експорт', 'Україна', 'УКАБ', 'зерновий коридор']</text:p>
      <text:p text:style-name="P4">
类型: Article</text:p>
      <!--METADATA-->
      <text:p text:style-name="P4">
<draw:frame draw:style-name="fr1" draw:name="Image102" text:anchor-type="as-char" svg:width="6.9236in" svg:height="3.956343in" draw:z-index="0">
<draw:image xlink:href="../Images/yкринформ/2023-05-09T16-25-35-03-00/630_360_1676909362-870.jpg" xlink:type="simple" xlink:show="embed" xlink:actuate="onLoad" draw:mime-type="image/jpeg"/>
</draw:frame>
从5月1日至2023年5月7日，在“谷物走廊”的40周工作中，通过敖德萨地区的海军港口出口了4.04亿吨农业工业产品，比上周少10％ 。</text:p>
      <text:p text:style-name="P4">
正如乌克林福姆报道的那样，它报告了<text:a xlink:type="simple" xlink:href="https://www.ucab.ua/ua/pres_sluzhba/novosti/eksport_zernovim_koridorom_drugiy_tizhden_pospil_be_antirekordi" text:style-name="Internet_20_link" text:visited-style-name="Visited_20_Internet_20_Link">
</text:a>
注意到，从5月1日至2023年5月7日，在敖德萨港口加载11艘船 - 与前一周相同的数字。 根据UKAB的说法，库丹(Czudan)已加载，但尚未通过必要的检查，以继续向客户继续前进并期望这一点。</text:p>
      <text:p text:style-name="P4">
在40周的谷物走廊中最大的出口：小麦(总出口结构中的份额为41％)， 玉米(40％)和Oli -Hazelnikov(13％). Українська продукція була відправлена в країни: Європи(西班牙和荷兰)， 亚洲(孟加拉国，土耳其和中国)和 <text:a xlink:type="simple" xlink:href="https://www.ukrinform.ua/tag-afrika" text:style-name="Internet_20_link" text:visited-style-name="Visited_20_Internet_20_Link">
</text:a>
 (突尼斯和摩洛哥).</text:p>
      <text:p text:style-name="P4">
<draw:frame draw:style-name="fr1" draw:name="Image103" text:anchor-type="as-char" svg:width="6.9236in" svg:height="7.987783in" draw:z-index="0">
<draw:image xlink:href="../Images/yкринформ/2023-05-09T16-25-35-03-00/1683638651-741.png" xlink:type="simple" xlink:show="embed" xlink:actuate="onLoad" draw:mime-type="image/png"/>
</draw:frame>
上周，今年最少的农产品出口的农产品量应由“谷物韩国人”出口。 UKAB强调出口的下降是由于完整填充的“谷物走廊”不断锁定。</text:p>
      <text:p text:style-name="P4">
<text:span text:style-name="T4">
另请阅读：</text:span>
 <text:a xlink:type="simple" xlink:href="https://www.ukrinform.ua/rubric-economy/3706838-u-tureccini-zaavili-pro-vidnovlenna-roboti-zernovogo-koridoru-zmi.html" text:style-name="Internet_20_link" text:visited-style-name="Visited_20_Internet_20_Link">
<text:span text:style-name="T4">
谷物</text:span>
</text:a>
自2022年8月1日至20123年5月7日以来，乌克兰自从谷物走廊开始以来就出口了2970万吨的农业工业综合体。</text:p>
      <text:p text:style-name="P4">
据乌克林福姆报道，2023年3月18日，乌克兰，美国和土耳其同意继续“通过黑海安全运输农产品”。 根据社区发展，领土和基础设施Oleksandra Kubrakov的恢复薪水的替代人士，该协议延长了120天。</text:p>
      <text:p text:style-name="P4">
<text:span text:style-name="T5">
foto：迷你基础架构</text:span>
</text:p>
      <text:p text:style-name="P4">
News Source: <text:a xlink:type="simple" xlink:href="https://www.ukrinform.ua/rubric-economy/3706877-eksport-agroprodukcii-z-morskih-portiv-za-tizden-skorotivsa-na-10-ukab.html" text:style-name="Internet_20_link" text:visited-style-name="Visited_20_Internet_20_Link">
https://www.ukrinform.ua/rubric-economy/3706877-eksport-agroprodukcii-z-morskih-portiv-za-tizden-skorotivsa-na-10-ukab.html</text:a>
</text:p>
      <!--NEWS-->
      <text:h text:style-name="P10" text:outline-level="1">
<text:span text:style-name="T4">
在玛丽波尔（Mariupol</text:span>
</text:h>
      <text:p text:style-name="P4">
作者: Ukrinform (Person)</text:p>
      <text:p text:style-name="P4">
出版商: Укринформ (Organization)</text:p>
      <text:p text:style-name="P4">
出版时间: 2023-05-09T16:25:38+03:00</text:p>
      <text:p text:style-name="P4">
修改时间: 2023-05-09T16:25:38+03:00</text:p>
      <text:p text:style-name="P4">
描述: 在被侵略者摧毁的文化宫殿“伊斯克拉”宫殿建设的暂时俘虏的玛丽upol的俄罗斯军队中，当地人悬挂了乌克兰的旗帜。  - 乌克林。</text:p>
      <text:p text:style-name="P4">
图片: ["<text:a xlink:type="simple" xlink:href="https://static.ukrinform.com/photos/2023_05/thumb_files/630_360_1683638667-927.jpg" text:style-name="Internet_20_link" text:visited-style-name="Visited_20_Internet_20_Link">
630_360_16836...</text:a>
"]</text:p>
      <text:p text:style-name="P4">
标签: ['Маріуполь', 'Прапор', 'Війна з росією']</text:p>
      <text:p text:style-name="P4">
类型: Article</text:p>
      <!--METADATA-->
      <text:p text:style-name="P4">
<draw:frame draw:style-name="fr1" draw:name="Image104" text:anchor-type="as-char" svg:width="6.9236in" svg:height="3.956343in" draw:z-index="0">
<draw:image xlink:href="../Images/yкринформ/2023-05-09T16-25-38-03-00/630_360_1683638667-927.jpg" xlink:type="simple" xlink:show="embed" xlink:actuate="onLoad" draw:mime-type="image/jpeg"/>
</draw:frame>
当地人及时在伊斯克拉宫(Iskra Palace)的建造上及时捕获，被侵略者摧毁，当地人悬挂了乌克兰的旗帜。</text:p>
      <text:p text:style-name="P4">
正如乌克林福姆报道的那样，关于<text:a xlink:type="simple" xlink:href="https://t.me/mariupolrada/14075" text:style-name="Internet_20_link" text:visited-style-name="Visited_20_Internet_20_Link">
</text:a>
市议会的报告。</text:p>
      <text:p text:style-name="P4">
“野菜是坚不可摧的!在被俄罗斯人摧毁的文化宫殿建设上，当地人悬挂了乌克兰国旗。 Mariupols仍在翻新他们的勇气和不愿生活在俄罗斯占领下。 他们知道Mariupol是乌克兰!他们正在等待武装部队和释放Mariupol!我们相信并使胜利接近。”相关照片说。</text:p>
      <text:p text:style-name="P4">
<text:span text:style-name="T4">
另请阅读：</text:span>
 <text:a xlink:type="simple" xlink:href="https://www.ukrinform.ua/rubric-ato/3706538-zagarbniki-pocali-mobilizaciu-budzetnikiv-u-mariupoli.html" text:style-name="Internet_20_link" text:visited-style-name="Visited_20_Internet_20_Link">
<text:span text:style-name="T4">
 mariupol </text:span>
</text:a>
据报道，5月7日，社交网络上出现了一段视频，这名不知名的人在那里启动了乌克兰的旗帜，并与他一起沿着高层建筑物沿着街道行走。</text:p>
      <text:p text:style-name="P4">
俄罗斯的侵略造成了玛丽upol最大的人道主义灾难之一。由于敌人的炮击，这座城市几乎被摧毁了90％。 受损的房屋，医院，学校，幼儿园等受损。</text:p>
      <text:p text:style-name="P4">
目前，该市仍有100,000多名居民。 入侵者被迫接收俄罗斯护照，尤其是州雇员。</text:p>
      <text:p text:style-name="P4">
<text:span text:style-name="T4">
另请阅读：</text:span>
 <text:a xlink:type="simple" xlink:href="https://www.ukrinform.ua/rubric-ato/3706263-u-mariupoli-fiksuut-visoku-aktivnist-rosijskih-gvintokriliv.html" text:style-name="Internet_20_link" text:visited-style-name="Visited_20_Internet_20_Link">
<text:span text:style-name="T4">
 mariupol </text:span>
</text:a>
入侵者将野马和周围定居点转变为俄罗斯军队的军事逻辑枢纽。</text:p>
      <text:p text:style-name="P4">
News Source: <text:a xlink:type="simple" xlink:href="https://www.ukrinform.ua/rubric-regions/3706878-u-mariupoli-vivisili-prapor-ukraini-na-zrujnovanij-rosianami-budivli-palacu-kulturi.html" text:style-name="Internet_20_link" text:visited-style-name="Visited_20_Internet_20_Link">
https://www.ukrinform.ua/rubric-regions/3706878-u-mariupoli-vivisili-prapor-ukraini-na-zrujnovanij-rosianami-budivli-palacu-kulturi.html</text:a>
</text:p>
      <!--NEWS-->
      <text:h text:style-name="P10" text:outline-level="1">
<text:span text:style-name="T4">
美国分配给乌克兰一个新的军事援助计划，价值12亿美元</text:span>
</text:h>
      <text:p text:style-name="P4">
作者: Ukrinform (Person)</text:p>
      <text:p text:style-name="P4">
出版商: Укринформ (Organization)</text:p>
      <text:p text:style-name="P4">
出版时间: 2023-05-09T16:33:00+03:00</text:p>
      <text:p text:style-name="P4">
修改时间: 2023-05-09T16:33:00+03:00</text:p>
      <text:p text:style-name="P4">
描述: 美国通过乌克林福姆向乌克兰分配了一个新的12亿美元的军事援助计划。</text:p>
      <text:p text:style-name="P4">
图片: ["<text:a xlink:type="simple" xlink:href="https://static.ukrinform.com/photos/2021_03/thumb_files/630_360_1615897721-478.jpg" text:style-name="Internet_20_link" text:visited-style-name="Visited_20_Internet_20_Link">
630_360_16158...</text:a>
"]</text:p>
      <text:p text:style-name="P4">
标签: ['Пентагон', 'США', 'допомога', 'Війна з росією']</text:p>
      <text:p text:style-name="P4">
类型: Article</text:p>
      <!--METADATA-->
      <text:p text:style-name="P4">
<draw:frame draw:style-name="fr1" draw:name="Image105" text:anchor-type="as-char" svg:width="6.9236in" svg:height="3.956343in" draw:z-index="0">
<draw:image xlink:href="../Images/yкринформ/2023-05-09T16-33-00-03-00/630_360_1615897721-478.jpg" xlink:type="simple" xlink:show="embed" xlink:actuate="onLoad" draw:mime-type="image/jpeg"/>
</draw:frame>
结合一个价值12亿美元的新军事援助包。</text:p>
      <text:p text:style-name="P4">
关于IT报告乌克林福姆，参考<text:a xlink:type="simple" xlink:href="https://www.defense.gov/News/Releases/Release/Article/3388890/biden-administration-announces-additional-security-assistance-for-ukraine/" text:style-name="Internet_20_link" text:visited-style-name="Visited_20_Internet_20_Link">
</text:a>
五角大楼。</text:p>
      <text:p text:style-name="P4">
“今天，美国国防部宣布了一套新的援助，以确认乌克兰的坚定支持，特别是美国，尤其是美国的防空及其对Uarthillery弹药的需求。 作为促进乌克兰安全性的一部分，此包的总额为120万美元(后)”， - 消息说。</text:p>
      <text:p text:style-name="P4">
该软件包将包括其他系统<text:a xlink:type="simple" xlink:href="https://www.ukrinform.ua/tag-ppo" text:style-name="Internet_20_link" text:visited-style-name="Visited_20_Internet_20_Link">
</text:a>
营地； 整合西方起始设施的设备，Iradars的导弹与乌克兰的防空系统； 陷入困境的无人机弹药； 口径155毫米的炮弹； 商业周围拍摄的服务； 支持乌克兰战士的培训，维护和支持。</text:p>
      <text:p text:style-name="P4">
声明说：“塔普特人将继续与盟友合作，为乌克兰提供机会，以满足其在战场上的非范围需求，并为球形安全方面的援助需求提供长期需求。”</text:p>
      <text:p text:style-name="P4">
<text:span text:style-name="T4">
另请阅读：</text:span>
 <text:a xlink:type="simple" xlink:href="https://www.ukrinform.ua/rubric-polytics/3704874-bajden-i-zelenskij-spilkuutsa-regularno-j-casto-bilij-dim.html" text:style-name="Internet_20_link" text:visited-style-name="Visited_20_Internet_20_Link">
<text:span text:style-name="T4">
 biden </text:span>
</text:a>
沃迪米尔·泽伦斯基(Volodymyr Zelenskyy)总统感谢美国拜登(Biden)和美国人民的下一个国防计划。</text:p>
      <text:p text:style-name="P4">
“感谢总统乔·拜登(Joe Biden)和美国人民为乌克兰提供了12亿美元的强大辩护。 我们一起走到一个新的获胜者!”， - 他在[]中写道(http://twitter.com/ZelenskyyUa/status/1655937418745503750?fbclid=IwAR3PrpfpiR_ZqI5XYzkCyC3DLAWtnR4eQNm3yGdm4gFlCoVNibRAXpyRgX4).</text:p>
      <text:p text:style-name="P4">
Прем’єр-міністр Денис Шмигаль також подякував Сполученим Штатам Америки зановий пакет оборонної допомоги.</text:p>
      <text:p text:style-name="P4">
Про це глава уряду написав у <text:a xlink:type="simple" xlink:href="https://twitter.com/Denys_Shmyhal/status/1655991592941912074" text:style-name="Internet_20_link" text:visited-style-name="Visited_20_Internet_20_Link">
</text:a>
 .</text:p>
      <text:p text:style-name="P4">
值得注意的是，这是一周内的第二套援助。 Baiden的最后一个中型政府宣布在总统大国内分配价值3亿美元的军事援助，这立即提供了美国国防奥布拉纳的供应。</text:p>
      <text:p text:style-name="P4">
有火箭弹，himars，155毫米口径的榴弹炮以及贝壳，防坦克系统，航空导弹，卡车和其他设备。</text:p>
      <text:p text:style-name="P4">
News Source: <text:a xlink:type="simple" xlink:href="https://www.ukrinform.ua/rubric-ato/3706891-ssa-vidilaut-ukraini-novij-paket-vijskovoi-dopomogi-na-sumu-12-milarda-pentagon.html" text:style-name="Internet_20_link" text:visited-style-name="Visited_20_Internet_20_Link">
https://www.ukrinform.ua/rubric-ato/3706891-ssa-vidilaut-ukraini-novij-paket-vijskovoi-dopomogi-na-sumu-12-milarda-pentagon.html</text:a>
</text:p>
      <!--NEWS-->
      <text:h text:style-name="P10" text:outline-level="1">
<text:span text:style-name="T4">
Shmigal从乌克兰农产品向欧盟的von der Liaen出口讨论</text:span>
</text:h>
      <text:p text:style-name="P4">
作者: Ukrinform (Person)</text:p>
      <text:p text:style-name="P4">
出版商: Укринформ (Organization)</text:p>
      <text:p text:style-name="P4">
出版时间: 2023-05-09T16:40:00+03:00</text:p>
      <text:p text:style-name="P4">
修改时间: 2023-05-09T16:40:00+03:00</text:p>
      <text:p text:style-name="P4">
描述: 乌克兰丹尼斯·施米加尔（Denis Shmigal）总理讨论了乌尔苏拉·富恩·莱恩（Ursula Fon Liaen）向欧洲委员会主席向欧盟出口的问题。  - 乌克林。</text:p>
      <text:p text:style-name="P4">
图片: ["<text:a xlink:type="simple" xlink:href="https://static.ukrinform.com/photos/2023_05/thumb_files/630_360_1683639190-419.jpg" text:style-name="Internet_20_link" text:visited-style-name="Visited_20_Internet_20_Link">
630_360_16836...</text:a>
", "<text:a xlink:type="simple" xlink:href="https://static.ukrinform.com/photos/2023_05/1683639333-570.jpg" text:style-name="Internet_20_link" text:visited-style-name="Visited_20_Internet_20_Link">
1683639333-57...</text:a>
", "<text:a xlink:type="simple" xlink:href="https://static.ukrinform.com/photos/2023_05/1683639334-636.jpg" text:style-name="Internet_20_link" text:visited-style-name="Visited_20_Internet_20_Link">
1683639334-63...</text:a>
", "<text:a xlink:type="simple" xlink:href="https://static.ukrinform.com/photos/2023_05/1683639334-547.jpg" text:style-name="Internet_20_link" text:visited-style-name="Visited_20_Internet_20_Link">
1683639334-54...</text:a>
", "<text:a xlink:type="simple" xlink:href="https://static.ukrinform.com/photos/2023_05/1683641313-335.jpg" text:style-name="Internet_20_link" text:visited-style-name="Visited_20_Internet_20_Link">
1683641313-33...</text:a>
"]</text:p>
      <text:p text:style-name="P4">
标签: ['Фон дер Ляєн', 'Шмигаль', 'Агропродукція']</text:p>
      <text:p text:style-name="P4">
类型: Article</text:p>
      <!--METADATA-->
      <text:p text:style-name="P4">
<draw:frame draw:style-name="fr1" draw:name="Image106" text:anchor-type="as-char" svg:width="6.9236in" svg:height="3.956343in" draw:z-index="0">
<draw:image xlink:href="../Images/yкринформ/2023-05-09T16-40-00-03-00/630_360_1683639190-419.jpg" xlink:type="simple" xlink:show="embed" xlink:actuate="onLoad" draw:mime-type="image/jpeg"/>
</draw:frame>
乌克兰丹尼斯·施米加尔总理与欧盟委员会主席冯·德·利亚恩(Von der Liaien)讨论了欧洲联盟乌克兰农业产品的出口问题。</text:p>
      <text:p text:style-name="P4">
根据乌克林福姆的说法，政府负责人在<text:a xlink:type="simple" xlink:href="https://t.me/Denys_Smyhal/5190" text:style-name="Internet_20_link" text:visited-style-name="Visited_20_Internet_20_Link">
</text:a>
。</text:p>
      <text:p text:style-name="P4">
“今天欧洲合作伙伴在我们附近 - 在欧洲日。 欧洲委员会乌苏拉·冯·德莱恩(Ursula von der Lyen)和她的团队访问道耶夫(Dowyev)的感恩总统。 他提出了 - 欧洲联盟的乌克兰农业产品出口问题。 我感谢乌克兰Zelensky总统建立一个协调小组来监视正确的问题问题的倡议的支持。” Shmigal说。</text:p>
      <text:p text:style-name="P4">
<draw:frame draw:style-name="fr1" draw:name="Image107" text:anchor-type="as-char" svg:width="6.9236in" svg:height="4.487519in" draw:z-index="0">
<draw:image xlink:href="../Images/yкринформ/2023-05-09T16-40-00-03-00/1683639333-570.jpg" xlink:type="simple" xlink:show="embed" xlink:actuate="onLoad" draw:mime-type="image/jpeg"/>
</draw:frame>
<text:span text:style-name="T4">
另请阅读：</text:span>
 <text:a xlink:type="simple" xlink:href="https://www.ukrinform.ua/rubric-economy/3706785-ukraina-ocikue-vid-es-operativnogo-znatta-vsih-obmezen-sodo-eksportu-agroprodukcii-zelenskij.html" text:style-name="Internet_20_link" text:visited-style-name="Visited_20_Internet_20_Link">
<text:span text:style-name="T4">
 agro </text:span>
</text:a>
双方讨论了欧洲委员会的七个建议的执行，届时我的国家在获得候选人的身份时就观察到了这一点。 “我们正处于实施的最后阶段，并与欧盟各个层面紧密合作。 总理补充说，还谈到了机构间捐助者协调平台的工作。”</text:p>
      <text:p text:style-name="P4">
<draw:frame draw:style-name="fr1" draw:name="Image108" text:anchor-type="as-char" svg:width="6.9236in" svg:height="4.615733in" draw:z-index="0">
<draw:image xlink:href="../Images/yкринформ/2023-05-09T16-40-00-03-00/1683639334-636.jpg" xlink:type="simple" xlink:show="embed" xlink:actuate="onLoad" draw:mime-type="image/jpeg"/>
</draw:frame>
他感谢厄休拉·冯·德·利亚恩(Ursula von der Liaien)的个人领导地位，以支持太极欧洲委员会的乌克兰，并为乌克兰提供了强有力的全面援助。</text:p>
      <text:p text:style-name="P4">
政府负责人强调说：“我们正在实现雄心勃勃的目标 - 获得乌克兰在欧盟的全部成员资格。”</text:p>
      <text:p text:style-name="P4">
<draw:frame draw:style-name="fr1" draw:name="Image109" text:anchor-type="as-char" svg:width="6.9236in" svg:height="4.891395in" draw:z-index="0">
<draw:image xlink:href="../Images/yкринформ/2023-05-09T16-40-00-03-00/1683639334-547.jpg" xlink:type="simple" xlink:show="embed" xlink:actuate="onLoad" draw:mime-type="image/jpeg"/>
</draw:frame>
<text:span text:style-name="T4">
另请阅读：</text:span>
 <text:a xlink:type="simple" xlink:href="https://www.ukrinform.ua/rubric-economy/3706877-eksport-agroprodukcii-z-morskih-portiv-za-tizden-skorotivsa-na-10-ukab.html" text:style-name="Internet_20_link" text:visited-style-name="Visited_20_Internet_20_Link">
<text:span text:style-name="T4">
 agropro </text:span>
</text:a>
总理丹尼斯·施米加尔(Denis Shmigal)也<text:a xlink:type="simple" xlink:href="https://www.kmu.gov.ua/news/premier-ministr-ukrainy-na-zustrichi-z-prezydentom-ievrokomisii-nablyzhaiemo-nashu-metu-nabuttia-povnopravnoho-chlenstva-ukrainy-v-ies" text:style-name="Internet_20_link" text:visited-style-name="Visited_20_Internet_20_Link">
</text:a>
今天，欧盟委员会主席Ursula von der Liaien访问了基辅，这是对乌克兰欧洲融合愿望的强烈信号，也是继续更富有成果的合作的明确特征。</text:p>
      <text:p text:style-name="P4">
“我们正处于实施七个建议的最后阶段。 为了在实施中取得可持续的成果，我们在各个层面都在Zevrosyuz紧密合作。” Shmigal说。乌克兰总理和欧盟委员会主席还谈到了机构间捐助者协调平台的工作。</text:p>
      <text:p text:style-name="P4">
Denis Shmigal感谢Ursula von der Liaien的个人领导，以支持乌克兰和欧洲委员会，以强大的全面援助。</text:p>
      <text:p text:style-name="P4">
社会政策部长Oksana Zholnovich，教育与科学部长Oksen Lisovy和卫生部长Viktor Lyashko也参加了会议。</text:p>
      <text:p text:style-name="P4">
<draw:frame draw:style-name="fr1" draw:name="Image110" text:anchor-type="as-char" svg:width="6.9236in" svg:height="4.610104in" draw:z-index="0">
<draw:image xlink:href="../Images/yкринформ/2023-05-09T16-40-00-03-00/1683641313-335.jpg" xlink:type="simple" xlink:show="embed" xlink:actuate="onLoad" draw:mime-type="image/jpeg"/>
</draw:frame>
“您的访问是通过我们继续进一步富有成果的合作来支持乌克兰欧洲融合愿望的强大信号。 我们雄心勃勃的目标的即将实现的是，在欧盟中获得了乌克兰的完整成员资格。” Shmigal强调。</text:p>
      <text:p text:style-name="P4">
正如乌克林福姆报道的那样，5月8日，乌克兰沃迪米尔·泽伦斯基总统签署了一项法令，据乌克兰现在将庆祝欧洲当天。</text:p>
      <text:p text:style-name="P4">
照片：政府门户，丹尼斯·施米格尔(Denis Shmigal)(电报)</text:p>
      <text:p text:style-name="P4">
News Source: <text:a xlink:type="simple" xlink:href="https://www.ukrinform.ua/rubric-economy/3706889-smigal-obgovoriv-z-fon-der-laen-eksport-ukrainskoi-agroprodukcii-do-es.html" text:style-name="Internet_20_link" text:visited-style-name="Visited_20_Internet_20_Link">
https://www.ukrinform.ua/rubric-economy/3706889-smigal-obgovoriv-z-fon-der-laen-eksport-ukrainskoi-agroprodukcii-do-es.html</text:a>
</text:p>
      <!--NEWS-->
      <text:h text:style-name="P10" text:outline-level="1">
<text:span text:style-name="T4">
在基辅，撰写了一本纪录片和一本书“鲜血”</text:span>
</text:h>
      <text:p text:style-name="P4">
作者: Ukrinform (Person)</text:p>
      <text:p text:style-name="P4">
出版商: Укринформ (Organization)</text:p>
      <text:p text:style-name="P4">
出版时间: 2023-05-09T16:42:00+03:00</text:p>
      <text:p text:style-name="P4">
修改时间: 2023-05-09T16:42:00+03:00</text:p>
      <text:p text:style-name="P4">
描述: 在基辅，关于格鲁吉亚志愿者运动参加俄罗斯 - 乌克兰战争的参与，介绍了一部纪录片和一本书“鲜血”。  - 乌克林。</text:p>
      <text:p text:style-name="P4">
图片: ["<text:a xlink:type="simple" xlink:href="https://static.ukrinform.com/photos/2023_05/thumb_files/630_360_1683639298-174.jpg" text:style-name="Internet_20_link" text:visited-style-name="Visited_20_Internet_20_Link">
630_360_16836...</text:a>
", "<text:a xlink:type="simple" xlink:href="https://static.ukrinform.com/photos/2023_05/1683639297-761.jpg" text:style-name="Internet_20_link" text:visited-style-name="Visited_20_Internet_20_Link">
1683639297-76...</text:a>
"]</text:p>
      <text:p text:style-name="P4">
标签: ['Доброволець', 'фільм', 'Війна з росією']</text:p>
      <text:p text:style-name="P4">
类型: Article</text:p>
      <!--METADATA-->
      <text:p text:style-name="P4">
<draw:frame draw:style-name="fr1" draw:name="Image111" text:anchor-type="as-char" svg:width="6.9236in" svg:height="3.956343in" draw:z-index="0">
<draw:image xlink:href="../Images/yкринформ/2023-05-09T16-42-00-03-00/630_360_1683639298-174.jpg" xlink:type="simple" xlink:show="embed" xlink:actuate="onLoad" draw:mime-type="image/jpeg"/>
</draw:frame>
在基辅，纪录片和一本书是关于一群志愿者运动参加俄罗斯 - 乌克兰战争的参与的书。</text:p>
      <text:p text:style-name="P4">
演讲发生在<text:a xlink:type="simple" xlink:href="https://www.youtube.com/watch" text:style-name="Internet_20_link" text:visited-style-name="Visited_20_Internet_20_Link">
</text:a>
。</text:p>
      <text:p text:style-name="P4">
因此，在西方展示了纪录片《鲜血》的碘名称书籍《作者资格奥列格·曼古拉(Oleg Manchura)和亚历山大·库切鲁克(Alexander Kucheruk)的书》。</text:p>
      <text:p text:style-name="P4">
“这项工作的目的是强调乌克兰自2014年以来格鲁吉亚志愿者的独特现象，”罗斯特拉夫·马蒂尼克(Rostislav Martyniuk)的编辑说。</text:p>
      <text:p text:style-name="P4">
他说，在撰写本书的过程中，格鲁森斯基军方的新名字被补充了，他们在乌克兰为乌克兰和乔治亚语去世。 据编辑说，这些角色的传记和历史是在书中复制的。</text:p>
      <text:p text:style-name="P4">
<draw:frame draw:style-name="fr1" draw:name="Image112" text:anchor-type="as-char" svg:width="6.9236in" svg:height="5.500416in" draw:z-index="0">
<draw:image xlink:href="../Images/yкринформ/2023-05-09T16-42-00-03-00/1683639297-761.jpg" xlink:type="simple" xlink:show="embed" xlink:actuate="onLoad" draw:mime-type="image/jpeg"/>
</draw:frame>
电影的作者Manchura的作者强调，在创建磁带时，他在佐治亚州志愿者的位置工作，并与他们在佐治亚州和比利时的收割者进行了交流。</text:p>
      <text:p text:style-name="P4">
他在[]中指定(https://www.ukrinform.ua/tag-kino)自2014年以来，佐治亚州的战争2008年以及佐治亚军队的参与。</text:p>
      <text:p text:style-name="P4">
这部电影还说，现在约有2.5万格鲁吉亚人在乌克兰的乌克兰战争中。</text:p>
      <text:p text:style-name="P4">
Martyniuk一书的编辑指出，尽管乌克兰人的军事合作“鲜血”不仅具有军事意义。 他解释说：“这也是乌克兰和格鲁吉亚家庭的引入。”</text:p>
      <text:p text:style-name="P4">
在这种情况下，这部电影的主要人物之一，是佐治亚州国际国际国防军部队的创始人，Zaza Nanashvilizasized：“我在这里说我在为佐治亚州而战，但后来我有了一个小儿子，我用一个乌克兰人创建了一个家庭。 我喜欢乌克兰作为我的本地人。 我可以说我全心全意地为乌克兰而战。 对于佐治亚州和Zoukraine。”</text:p>
      <text:p text:style-name="P4">
<text:span text:style-name="T4">
另请阅读：</text:span>
 <text:a xlink:type="simple" xlink:href="https://www.ukrinform.ua/rubric-kyiv/3706787-u-kievi-vidkrilasa-vistavka-aka-rozvincue-mifi-pro-vidnosini-es-ta-ukraini.html" text:style-name="Internet_20_link" text:visited-style-name="Visited_20_Internet_20_Link">
<text:span text:style-name="T4">
显示</text:span>
</text:a>
他强调，“他的土地需要被带走”，并分享了在乌克兰战争结束后通过佐治亚州穿越佐治亚州的计划。该活动是在1918年乌克兰和格鲁吉亚国家宣布成立105周年之际组织的 - 访问了乌克兰 - 格子军事和文化关系的历史。</text:p>
      <text:p text:style-name="P4">
据报道：“ <text:a xlink:type="simple" xlink:href="https://www.ukrinform.ua/rubric-ato/3525905-komandir-gruzinskogo-legionu-rozpoviv-ak-obirali-bijciv-do-pidrozdilu.html" text:style-name="Internet_20_link" text:visited-style-name="Visited_20_Internet_20_Link">
</text:a>
»创建于2014年，2016年，该营正式加入了乌克兰的武装部队。 格鲁吉亚人成为第一个正式加入仓库的外国人。</text:p>
      <text:p text:style-name="P4">
News Source: <text:a xlink:type="simple" xlink:href="https://www.ukrinform.ua/rubric-culture/3706893-u-kievi-prezentuvali-dokumentalnij-film-ta-knigu-skripleni-krovu.html" text:style-name="Internet_20_link" text:visited-style-name="Visited_20_Internet_20_Link">
https://www.ukrinform.ua/rubric-culture/3706893-u-kievi-prezentuvali-dokumentalnij-film-ta-knigu-skripleni-krovu.html</text:a>
</text:p>
      <!--NEWS-->
      <text:h text:style-name="P10" text:outline-level="1">
<text:span text:style-name="T4">
在LVIV，外科医生以13公斤的肿瘤去除了那名女性</text:span>
</text:h>
      <text:p text:style-name="P4">
作者: Ukrinform (Person)</text:p>
      <text:p text:style-name="P4">
出版商: Укринформ (Organization)</text:p>
      <text:p text:style-name="P4">
出版时间: 2023-05-09T16:42:49+03:00</text:p>
      <text:p text:style-name="P4">
修改时间: 2023-05-09T16:42:49+03:00</text:p>
      <text:p text:style-name="P4">
描述: Khust的老师在LVIV医院，拆除了13公斤。  - 乌克林。</text:p>
      <text:p text:style-name="P4">
图片: ["<text:a xlink:type="simple" xlink:href="https://static.ukrinform.com/photos/2023_05/thumb_files/630_360_1683639634-829.jpg" text:style-name="Internet_20_link" text:visited-style-name="Visited_20_Internet_20_Link">
630_360_16836...</text:a>
", "<text:a xlink:type="simple" xlink:href="https://static.ukrinform.com/photos/2023_05/1683639634-986.jpg" text:style-name="Internet_20_link" text:visited-style-name="Visited_20_Internet_20_Link">
1683639634-98...</text:a>
"]</text:p>
      <text:p text:style-name="P4">
标签: ['Львів', 'Операція']</text:p>
      <text:p text:style-name="P4">
类型: Article</text:p>
      <!--METADATA-->
      <text:p text:style-name="P4">
<draw:frame draw:style-name="fr1" draw:name="Image113" text:anchor-type="as-char" svg:width="6.9236in" svg:height="3.956343in" draw:z-index="0">
<draw:image xlink:href="../Images/yкринформ/2023-05-09T16-42-49-03-00/630_360_1683639634-829.jpg" xlink:type="simple" xlink:show="embed" xlink:actuate="onLoad" draw:mime-type="image/jpeg"/>
</draw:frame>
库斯特(Khust)将圣潘特利蒙(St. Panteleimon)的乌尔夫医院(Ulve Hospital)从库斯特(Khust)删除。</text:p>
      <text:p text:style-name="P4">
关于<text:a xlink:type="simple" xlink:href="https://www.facebook.com/1tmolviv/posts/pfbid02qWqTmxeZwfqFHbM11cAufV3mtCbeSnbPAuopjgJG5RkP2SQiPXJaL1PefibyHaktl" text:style-name="Internet_20_link" text:visited-style-name="Visited_20_Internet_20_Link">
</text:a>
乌克林福姆报道说，LVIV第一家医学协会的新闻服务报道。</text:p>
      <text:p text:style-name="P4">
“腹部的一个巨大的13磅重肿瘤几乎杀死了一个女人。 她穿着她只是凝视着。 圣潘特利蒙医院的外科医生说：“证词说是营救这位妇女并消除了巨大的地层。”</text:p>
      <text:p text:style-name="P4">
<draw:frame draw:style-name="fr1" draw:name="Image114" text:anchor-type="as-char" svg:width="6.9236in" svg:height="5.150891in" draw:z-index="0">
<draw:image xlink:href="../Images/yкринформ/2023-05-09T16-42-49-03-00/1683639634-986.jpg" xlink:type="simple" xlink:show="embed" xlink:actuate="onLoad" draw:mime-type="image/jpeg"/>
</draw:frame>
值得注意的是，来自Khotyn市的患者-53岁 - 年龄 - 伊琳娜一生都在教她。 她从不抱怨健康。 大约四年前，一个女人出现在一个女人的卵巢上，她不知道。 Brochlin无疑是进展。 没有痛苦。 唯一的事情 - 伊琳娜逐渐偷走了超重。 但是在2023年3月，肿瘤的预定尺寸迅速增加。 伊琳娜(Irina)不能独自穿衣服，安静地躺下，开始了痛苦的痛苦。</text:p>
      <text:p text:style-name="P4">
当该妇女寻求医疗护理时，当地医生感到震惊。 他们派了伊琳娜接受重症监护。 St. Panteleimonpani Irina医院的病情稳定，腹部变形，肌肉质量损失，强大的弱点和胸膜腔中的液体过多。必须紧急进行操作干预。</text:p>
      <text:p text:style-name="P4">
<text:span text:style-name="T4">
另请阅读：</text:span>
 <text:a xlink:type="simple" xlink:href="https://www.ukrinform.ua/rubric-kyiv/3705266-u-kievi-prooperuvali-zitelku-umani-v-akoi-ulamok-raketi-projsov-kriz-livu-pivkulu-mozku.html" text:style-name="Internet_20_link" text:visited-style-name="Visited_20_Internet_20_Link">
<text:span text:style-name="T4">
操作机</text:span>
</text:a>
外科医生指出，这名妇女仍然很幸运，因为肿瘤对于相邻器官和结构并不常见。 因此，医生迅速去除了35 x 25厘米的巨型肿瘤。手术持续了两个小时，并且成功了。 观点的结果是在一周之内出现的。 事实证明肿瘤是良性的，因此不需要其他疗法。 老师已经被写出，很快她计划重返产出。</text:p>
      <text:p text:style-name="P4">
正如乌克林福姆(Ukrinform(https://www.ukrinform.ua/rubric-regions/3705118-lvivski-likari-vperse-proveli-operaciu-na-mozku-z-probudzennam-pacienta.html)。</text:p>
      <text:p text:style-name="P4">
照片：LVIV的第一家医学协会</text:p>
      <text:p text:style-name="P4">
News Source: <text:a xlink:type="simple" xlink:href="https://www.ukrinform.ua/rubric-regions/3706894-u-lvovi-hirurgi-vidalili-zinci-puhlinu-vagou-13-kilogramiv.html" text:style-name="Internet_20_link" text:visited-style-name="Visited_20_Internet_20_Link">
https://www.ukrinform.ua/rubric-regions/3706894-u-lvovi-hirurgi-vidalili-zinci-puhlinu-vagou-13-kilogramiv.html</text:a>
</text:p>
      <!--NEWS-->
      <text:h text:style-name="P10" text:outline-level="1">
<text:span text:style-name="T4">
在与无人机的新俄罗斯袭击中，防空活动活跃</text:span>
</text:h>
      <text:p text:style-name="P4">
作者: liveuamap (Language: en)</text:p>
      <text:p text:style-name="P4">
时间: 2023-05-09T16:46:24</text:p>
      <text:p text:style-name="P4">
地点: Dnipropetrovsk region (Latitude:48.36565 Longtitude:35.15408)</text:p>
      <text:p text:style-name="P4">
视频: []</text:p>
      <text:p text:style-name="P4">
图片: []</text:p>
      <text:p text:style-name="P4">
标签: ["Europe", "Central and Eastern Europe"]</text:p>
      <text:p text:style-name="P4">
Id: 22561650</text:p>
      <!--METADATA-->
      <text:p text:style-name="P4">
在与无人机的新俄罗斯袭击中，防空活动活跃</text:p>
      <text:p text:style-name="P4">
新闻集链接：<text:a xlink:type="simple" xlink:href="https://liveuamap.com/en/2023/9-may-air-defense-is-active-in-dnipro-city-amid-new-russian" text:style-name="Internet_20_link" text:visited-style-name="Visited_20_Internet_20_Link">
https://liveuamap.com/en/2023/2023/9-may-air-defense-is-active-in-dnipro-city-amid-amid-new-rusisian</text:a>
</text:p>
      <text:p text:style-name="P4">
News Source: <text:a xlink:type="simple" xlink:href="https://t.me/hyevuy_dnepr/51871" text:style-name="Internet_20_link" text:visited-style-name="Visited_20_Internet_20_Link">
https://t.me/hyevuy_dnepr/51871</text:a>
</text:p>
      <!--NEWS-->
      <text:h text:style-name="P10" text:outline-level="1">
<text:span text:style-name="T4">
Kostyuk和Kichenok姐妹将在罗马的锦标赛WTA中播放</text:span>
</text:h>
      <text:p text:style-name="P4">
作者: Ukrinform (Person)</text:p>
      <text:p text:style-name="P4">
出版商: Укринформ (Organization)</text:p>
      <text:p text:style-name="P4">
出版时间: 2023-05-09T16:46:44+03:00</text:p>
      <text:p text:style-name="P4">
修改时间: 2023-05-09T16:46:44+03:00</text:p>
      <text:p text:style-name="P4">
描述: 在罗马（意大利）的Internazionali Bnl d'Italia，乌克兰网球协会（WTA）的土壤锦标赛中，乌克兰网球运动员的竞争对手在妇女网球协会（WTA）的土壤锦标赛上获得了350万美元的奖金。</text:p>
      <text:p text:style-name="P4">
图片: ["<text:a xlink:type="simple" xlink:href="https://static.ukrinform.com/photos/2023_05/thumb_files/630_360_1683639980-403.jpg" text:style-name="Internet_20_link" text:visited-style-name="Visited_20_Internet_20_Link">
630_360_16836...</text:a>
"]</text:p>
      <text:p text:style-name="P4">
标签: ['Теніс', 'Марта Костюк']</text:p>
      <text:p text:style-name="P4">
类型: Article</text:p>
      <!--METADATA-->
      <text:p text:style-name="P4">
<draw:frame draw:style-name="fr1" draw:name="Image115" text:anchor-type="as-char" svg:width="6.9236in" svg:height="3.956343in" draw:z-index="0">
<draw:image xlink:href="../Images/yкринформ/2023-05-09T16-46-44-03-00/630_360_1683639980-403.jpg" xlink:type="simple" xlink:show="embed" xlink:actuate="onLoad" draw:mime-type="image/jpeg"/>
</draw:frame>
乌克兰网球选手的竞争对手是配对类别的第一圈的竞争对手(WTA) - 国际bnl d'Italia-π(意大利)奖金350万美元。</text:p>
      <text:p text:style-name="P4">
如报告<text:a xlink:type="simple" xlink:href="https://btu.org.ua/ua/news/ukrainskiy-tennis/44922-rim-kostyuk-i-sestri-kichenok-vizmut-uchast-u-parnij-sitci.html" text:style-name="Internet_20_link" text:visited-style-name="Visited_20_Internet_20_Link">
</text:a>
，lyudmila Kichenok和Olena Ostapenko在2 Minor下播种，以及来自拉脱维亚的Olena Ostapenko，与意大利人Luchia Brorozetti和Elizabeththatkochartto开始对抗。</text:p>
      <text:p text:style-name="P4">
乌克兰 - 罗马尼亚二人组Marta Kostyuk-Elena-gabriel Rusa将与Teresa Mikhalikova和American Alisha Parks一起，以及乌克兰 - 贝尔吉安·贝尔吉安·贝尔吉安·坦迪亚·纳迪亚·尼迪亚克·基姆贝利(NADIYA KICHENOK-KIMBERLEY)(中华台北)和Barbora Strzova(捷克共和国).</text:p>
      <text:p text:style-name="P4">
<text:span text:style-name="T4">
Читайте також:</text:span>
 <text:a xlink:type="simple" xlink:href="https://www.ukrinform.ua/rubric-sports/3706140-marta-kostuk-stala-persou-raketkou-ukraini.html" text:style-name="Internet_20_link" text:visited-style-name="Visited_20_Internet_20_Link">
 </text:a>
意大利首都的比赛将持续到5月21日。</text:p>
      <text:p text:style-name="P4">
News Source: <text:a xlink:type="simple" xlink:href="https://www.ukrinform.ua/rubric-sports/3706896-kostuk-i-sestri-kicenok-zigraut-u-parnij-sitci-turniru-wta-u-rimi.html" text:style-name="Internet_20_link" text:visited-style-name="Visited_20_Internet_20_Link">
https://www.ukrinform.ua/rubric-sports/3706896-kostuk-i-sestri-kicenok-zigraut-u-parnij-sitci-turniru-wta-u-rimi.html</text:a>
</text:p>
      <!--NEWS-->
      <text:h text:style-name="P10" text:outline-level="1">
<text:span text:style-name="T4">
政府建立协调中心以平民支持</text:span>
</text:h>
      <text:p text:style-name="P4">
作者: Ukrinform (Person)</text:p>
      <text:p text:style-name="P4">
出版商: Укринформ (Organization)</text:p>
      <text:p text:style-name="P4">
出版时间: 2023-05-09T16:53:00+03:00</text:p>
      <text:p text:style-name="P4">
修改时间: 2023-05-09T16:53:00+03:00</text:p>
      <text:p text:style-name="P4">
描述: 5月9日，部长的内阁通过了“平民支持协调中心”的决议，并批准了相关的标准规定。  - 乌克林。</text:p>
      <text:p text:style-name="P4">
图片: ["<text:a xlink:type="simple" xlink:href="https://static.ukrinform.com/photos/2023_03/thumb_files/630_360_1678738628-217.jpg" text:style-name="Internet_20_link" text:visited-style-name="Visited_20_Internet_20_Link">
630_360_16787...</text:a>
"]</text:p>
      <text:p text:style-name="P4">
标签: ['Уряд', 'Цивільний захист']</text:p>
      <text:p text:style-name="P4">
类型: Article</text:p>
      <!--METADATA-->
      <text:p text:style-name="P4">
<draw:frame draw:style-name="fr1" draw:name="Image116" text:anchor-type="as-char" svg:width="6.9236in" svg:height="3.956343in" draw:z-index="0">
<draw:image xlink:href="../Images/yкринформ/2023-05-09T16-53-00-03-00/630_360_1678738628-217.jpg" xlink:type="simple" xlink:show="embed" xlink:actuate="onLoad" draw:mime-type="image/jpeg"/>
</draw:frame>
5月9日，部长内阁通过“民法协调中心”采用了决议，并批准了相关的标准规定。</text:p>
      <text:p text:style-name="P4">
乌克林福姆(Ukrinform(https://t.me/minre_ua/3288)。</text:p>
      <text:p text:style-name="P4">
“该文件已考虑到2025年期间的日常搬迁的国家政策战略。消息读取。</text:p>
      <text:p text:style-name="P4">
<text:span text:style-name="T4">
另请阅读：</text:span>
 <text:a xlink:type="simple" xlink:href="https://www.ukrinform.ua/rubric-society/3706540-ak-pidtrimati-blizkih-pisla-povernenna-z-polonu-poradi-minreintegracii.html" text:style-name="Internet_20_link" text:visited-style-name="Visited_20_Internet_20_Link">
<text:span text:style-name="T4">
 MinreInterats </text:span>
</text:a>
协调中心将在基辅市区地区行动(军队)管理部门。</text:p>
      <text:p text:style-name="P4">
由于武装冲突，特别是内部流离失所者和战争退伍军人，他们将为人口提供支持和支持。</text:p>
      <text:p text:style-name="P4">
协调中心的活动将旨在解决社会保护问题，包括提供住房和促进人口的就业，提供社会心理，医疗和法律援助。</text:p>
      <text:p text:style-name="P4">
<text:span text:style-name="T4">
另请阅读：</text:span>
 <text:a xlink:type="simple" xlink:href="https://www.ukrinform.ua/rubric-society/3706693-u-koordstabi-zaklikali-rodiciv-vijskovih-dopomagati-zi-zborom-informacii-dla-obminu-polonenimi.html" text:style-name="Internet_20_link" text:visited-style-name="Visited_20_Internet_20_Link">
</text:a>
正如乌克林福姆报道的，4月在LVIV地区<text:a xlink:type="simple" xlink:href="https://www.ukrinform.ua/rubric-regions/3694263-na-lvivsini-startue-pilotnij-proekt-zi-stvorenna-centriv-socialnogo-dogladu.html" text:style-name="Internet_20_link" text:visited-style-name="Visited_20_Internet_20_Link">
</text:a>
对于静脉注射的人，老年人和残疾人。</text:p>
      <text:p text:style-name="P4">
News Source: <text:a xlink:type="simple" xlink:href="https://www.ukrinform.ua/rubric-society/3706901-urad-shvaliv-utvorenna-koordinacijnih-centriv-z-pidtrimki-civilnogo-naselenna.html" text:style-name="Internet_20_link" text:visited-style-name="Visited_20_Internet_20_Link">
https://www.ukrinform.ua/rubric-society/3706901-urad-shvaliv-utvorenna-koordinacijnih-centriv-z-pidtrimki-civilnogo-naselenna.html</text:a>
</text:p>
      <!--NEWS-->
      <text:h text:style-name="P10" text:outline-level="1">
<text:span text:style-name="T4">
占领者检查任何离开克里米亚的人 - 丘巴罗夫</text:span>
</text:h>
      <text:p text:style-name="P4">
作者: Ukrinform (Person)</text:p>
      <text:p text:style-name="P4">
出版商: Укринформ (Organization)</text:p>
      <text:p text:style-name="P4">
出版时间: 2023-05-09T16:55:00+03:00</text:p>
      <text:p text:style-name="P4">
修改时间: 2023-05-09T16:55:00+03:00</text:p>
      <text:p text:style-name="P4">
描述: 俄罗斯入侵者检查任何离开克里米亚与俄罗斯的桥梁离开临时占领的半岛的人。  - 乌克林。</text:p>
      <text:p text:style-name="P4">
图片: ["<text:a xlink:type="simple" xlink:href="https://static.ukrinform.com/photos/2021_07/thumb_files/630_360_1625586413-133.jpg" text:style-name="Internet_20_link" text:visited-style-name="Visited_20_Internet_20_Link">
630_360_16255...</text:a>
"]</text:p>
      <text:p text:style-name="P4">
标签: ['Чубаров', 'Крим', 'Окупація Криму', 'Керченський міст']</text:p>
      <text:p text:style-name="P4">
类型: Article</text:p>
      <!--METADATA-->
      <text:p text:style-name="P4">
<draw:frame draw:style-name="fr1" draw:name="Image117" text:anchor-type="as-char" svg:width="6.9236in" svg:height="3.956343in" draw:z-index="0">
<draw:image xlink:href="../Images/yкринформ/2023-05-09T16-55-00-03-00/630_360_1625586413-133.jpg" xlink:type="simple" xlink:show="embed" xlink:actuate="onLoad" draw:mime-type="image/jpeg"/>
</draw:frame>
俄罗斯的吸引人检查了任何离开克里米亚与俄罗斯的桥梁临时占据一半的人。</text:p>
      <text:p text:style-name="P4">
关于它的空气<text:a xlink:type="simple" xlink:href="https://www.youtube.com/watch" text:style-name="Internet_20_link" text:visited-style-name="Visited_20_Internet_20_Link">
</text:a>
乌克林福姆报道，克里米亚塔塔尔人民的玛格里斯人负责人。</text:p>
      <text:p text:style-name="P4">
“我认为俄罗斯占领军现在在克里米亚很容易崩溃。 因为在克里米亚的凯奇桥的入口处，有安装的运输检查站，不仅是路线运输，而且还检查了文件。 无论坦克居民，俄罗斯占领军的军人，俄罗斯惩罚性尸体的工人，是否都会检查离开克里米亚的每个人。(https://www.ukrinform.ua/tag-cubarov)<text:span text:style-name="T4">
另请阅读：</text:span>
 <text:a xlink:type="simple" xlink:href="https://www.ukrinform.ua/rubric-crimea/3706428-okupanti-v-krimu-aktivizuvali-robotu-sered-molodi-zastupnik-postpreda-prezidenta.html" text:style-name="Internet_20_link" text:visited-style-name="Visited_20_Internet_20_Link">
<text:span text:style-name="T4">
 crimea </text:span>
</text:a>
据他说，因此，入侵者在克里米亚保持紧张局势，同时表明半岛的领土是一个陷阱，没有人根本无法进行。</text:p>
      <text:p text:style-name="P4">
Chubarov补充说，入侵者目前正在将财产携带到克里米亚，这是由被迫成为Zaporizhzhya和Kherson地区的暂时捕获的领土掠夺的。</text:p>
      <text:p text:style-name="P4">
如报道，<text:a xlink:type="simple" xlink:href="https://www.ukrinform.ua/rubric-crimea/3705245-u-krimu-zagarbniki-roblat-zapasi-vodi-ta-harciv-na-vipadok-izolacii.html" text:style-name="Internet_20_link" text:visited-style-name="Visited_20_Internet_20_Link">
</text:a>
如果半岛隔离</text:p>
      <text:p text:style-name="P4">
News Source: <text:a xlink:type="simple" xlink:href="https://www.ukrinform.ua/rubric-crimea/3706907-zagarbniki-pereviraut-koznogo-hto-viizdzae-z-krimu-cerez-mist-cubarov.html" text:style-name="Internet_20_link" text:visited-style-name="Visited_20_Internet_20_Link">
https://www.ukrinform.ua/rubric-crimea/3706907-zagarbniki-pereviraut-koznogo-hto-viizdzae-z-krimu-cerez-mist-cubarov.html</text:a>
</text:p>
      <!--NEWS-->
      <text:h text:style-name="P10" text:outline-level="1">
<text:span text:style-name="T4">
乌克兰街头音乐家将为利物浦乘客效力</text:span>
</text:h>
      <text:p text:style-name="P4">
作者: Ukrinform (Person)</text:p>
      <text:p text:style-name="P4">
出版商: Укринформ (Organization)</text:p>
      <text:p text:style-name="P4">
出版时间: 2023-05-09T16:56:26+03:00</text:p>
      <text:p text:style-name="P4">
修改时间: 2023-05-09T16:56:26+03:00</text:p>
      <text:p text:style-name="P4">
描述: 利物浦郊区火车的乘客将欣赏乌克兰街头音乐家的音乐，因为这座城市正在接受欧洲歌唱大赛。  - 乌克林。</text:p>
      <text:p text:style-name="P4">
图片: ["<text:a xlink:type="simple" xlink:href="https://static.ukrinform.com/photos/2023_05/thumb_files/630_360_1683640455-362.jpg" text:style-name="Internet_20_link" text:visited-style-name="Visited_20_Internet_20_Link">
630_360_16836...</text:a>
"]</text:p>
      <text:p text:style-name="P4">
标签: ['Євробачення', 'Музика', 'Ліверпуль']</text:p>
      <text:p text:style-name="P4">
类型: Article</text:p>
      <!--METADATA-->
      <text:p text:style-name="P4">
<draw:frame draw:style-name="fr1" draw:name="Image118" text:anchor-type="as-char" svg:width="6.9236in" svg:height="3.956343in" draw:z-index="0">
<draw:image xlink:href="../Images/yкринформ/2023-05-09T16-56-26-03-00/630_360_1683640455-362.jpg" xlink:type="simple" xlink:show="embed" xlink:actuate="onLoad" draw:mime-type="image/jpeg"/>
</draw:frame>
利物浦的旅客列车将享受乌克兰式音乐家的音乐，因为这座城市正在接受欧洲电视网大赛。</text:p>
      <text:p text:style-name="P4">
关于它的报道，乌克林福姆参考了英国新闻社Pamedia。</text:p>
      <text:p text:style-name="P4">
消息传出：“在战争中失去观众的街头音乐家将演奏传统的乌克兰歌曲，乘客将能够扫描QR码，例如捐赠并了解有关音乐家的更多信息。”</text:p>
      <text:p text:style-name="P4">
<text:span text:style-name="T4">
另请阅读：</text:span>
 <text:a xlink:type="simple" xlink:href="https://www.ukrinform.ua/rubric-culture/3706757-sogodni-v-liverpuli-vidbudetsa-persij-pivfinal-evrobacenna-2023.html" text:style-name="Internet_20_link" text:visited-style-name="Visited_20_Internet_20_Link">
<text:span text:style-name="T4">
 eurovision </text:span>
</text:a>
值得注意的是，地铁的声音始于星期二。 它与公共组织为乌克兰建立了合作的开发的 - 运动员Merseyrail(C.I.C.)为了为前线的平民和志愿者的重要事情筹集资金。</text:p>
      <text:p text:style-name="P4">
“我们很高兴我们可以为这些音乐家提供机会在欧洲电视网期间传播音乐。 如果乌克兰能够参加这次活动，他们将获得此机会...确保我们的乘客在这个困难时期为乌克兰提供帮助和支持，为她提供帮助，向这项良好的生意捐款。董事格兰特。</text:p>
      <text:p text:style-name="P4">
反过来导演CIC(乌克兰的供应)阿尔法·罗伯茨(Alfa Roberts)说：“我们希望通过这一行动，我们将能够引起更多人关注乌克兰的局势，并展示乌克兰人民的难以置信的唱片公司。”</text:p>
      <text:p text:style-name="P4">
<text:span text:style-name="T4">
另请阅读：</text:span>
 <text:a xlink:type="simple" xlink:href="https://www.ukrinform.ua/rubric-culture/3706689-gladaci-mistecka-evrobacenna-skanduvali-slava-ukraini.html" text:style-name="Internet_20_link" text:visited-style-name="Visited_20_Internet_20_Link">
<text:span text:style-name="T4">
 eurovachen </text:span>
</text:a>
正如乌克林福姆报道的那样，今年代表乌克兰的乐队TVorchi在比赛的开幕式上代表了乌克兰，这支持了营救前出生的乌克兰儿童的费用。</text:p>
      <text:p text:style-name="P4">
照片：利亚姆·索普(Liam Thorpe)，liverpoolecho.co.uk</text:p>
      <text:p text:style-name="P4">
News Source: <text:a xlink:type="simple" xlink:href="https://www.ukrinform.ua/rubric-culture/3706903-ukrainski-vulicni-muzikanti-gratimut-dla-pasaziriv-liverpula.html" text:style-name="Internet_20_link" text:visited-style-name="Visited_20_Internet_20_Link">
https://www.ukrinform.ua/rubric-culture/3706903-ukrainski-vulicni-muzikanti-gratimut-dla-pasaziriv-liverpula.html</text:a>
</text:p>
      <!--NEWS-->
      <text:h text:style-name="P10" text:outline-level="1">
<text:span text:style-name="T4">
Liz Tras下周将访问台湾</text:span>
</text:h>
      <text:p text:style-name="P4">
作者: Ukrinform (Person)</text:p>
      <text:p text:style-name="P4">
出版商: Укринформ (Organization)</text:p>
      <text:p text:style-name="P4">
出版时间: 2023-05-09T16:58:00+03:00</text:p>
      <text:p text:style-name="P4">
修改时间: 2023-05-09T16:58:00+03:00</text:p>
      <text:p text:style-name="P4">
描述: 英国前总理利兹·特拉斯斯（Liz Trasses）下周将访问台湾，并与高级政府成员会面。  - 乌克林。</text:p>
      <text:p text:style-name="P4">
图片: ["<text:a xlink:type="simple" xlink:href="https://static.ukrinform.com/photos/2022_02/thumb_files/630_360_1645122465-695.jpg" text:style-name="Internet_20_link" text:visited-style-name="Visited_20_Internet_20_Link">
630_360_16451...</text:a>
"]</text:p>
      <text:p text:style-name="P4">
标签: ['Китай', 'Тайвань', 'Ліз Трасс']</text:p>
      <text:p text:style-name="P4">
类型: Article</text:p>
      <!--METADATA-->
      <text:p text:style-name="P4">
<draw:frame draw:style-name="fr1" draw:name="Image119" text:anchor-type="as-char" svg:width="6.9236in" svg:height="3.956343in" draw:z-index="0">
<draw:image xlink:href="../Images/yкринформ/2023-05-09T16-58-00-03-00/630_360_1645122465-695.jpg" xlink:type="simple" xlink:show="embed" xlink:actuate="onLoad" draw:mime-type="image/jpeg"/>
</draw:frame>
英国前部长利兹·特拉斯斯(Liz Trasses)将于下周与高级政府成员一起访问台湾。</text:p>
      <text:p text:style-name="P4">
正如乌克林福姆报道的那样，它报告了<text:a xlink:type="simple" xlink:href="https://www.reuters.com/world/british-ex-premier-truss-visit-taiwan-next-week-2023-05-09/" text:style-name="Internet_20_link" text:visited-style-name="Visited_20_Internet_20_Link">
</text:a>
办公室办公室指出，轨道计划于5月17日与台湾领导人的代表会面。</text:p>
      <text:p text:style-name="P4">
“ <text:a xlink:type="simple" xlink:href="https://www.ukrinform.ua/tag-tajvan" text:style-name="Internet_20_link" text:visited-style-name="Visited_20_Internet_20_Link">
</text:a>
\是自由与民主的灯塔。 我期待有机会亲自表现出Zajvan人民在北京政权方面更具侵略性的行为和言辞面前的团结。”</text:p>
      <text:p text:style-name="P4">
Trass是英国总理，住宿时间最短。 去年9月履行职责后，她的经济政策引起了市场冲击后不到两个月。</text:p>
      <text:p text:style-name="P4">
<text:span text:style-name="T4">
另请阅读：</text:span>
 <text:a xlink:type="simple" xlink:href="https://www.ukrinform.ua/rubric-ato/3705471-stati-vidilat-tajvanu-vijskovoi-dopomogi-na-500-miljoniv-reuters.html" text:style-name="Internet_20_link" text:visited-style-name="Visited_20_Internet_20_Link">
<text:span text:style-name="T4">
台湾</text:span>
</text:a>
早些时候，中国谴责英国立法者对台湾的访问，以分配中国的内部事务。</text:p>
      <text:p text:style-name="P4">
正如乌克林福姆报道的<text:a xlink:type="simple" xlink:href="https://www.ukrinform.ua/rubric-world/3705506-kitaj-risuce-vistupae-proti-prodazu-spolucenimi-statami-zbroi-tajvanu-mzs.html" text:style-name="Internet_20_link" text:visited-style-name="Visited_20_Internet_20_Link">
</text:a>
反对出售台湾的武器，并要求停止与该岛停止军事接触。</text:p>
      <text:p text:style-name="P4">
News Source: <text:a xlink:type="simple" xlink:href="https://www.ukrinform.ua/rubric-world/3706909-liz-trass-vidvidae-tajvan-nastupnogo-tizna.html" text:style-name="Internet_20_link" text:visited-style-name="Visited_20_Internet_20_Link">
https://www.ukrinform.ua/rubric-world/3706909-liz-trass-vidvidae-tajvan-nastupnogo-tizna.html</text:a>
</text:p>
      <!--NEWS-->
      <text:h text:style-name="P10" text:outline-level="1">
<text:span text:style-name="T4">
在基辅，开幕展览是为了帮助欧盟的乌克兰文化</text:span>
</text:h>
      <text:p text:style-name="P4">
作者: Ukrinform (Person)</text:p>
      <text:p text:style-name="P4">
出版商: Укринформ (Organization)</text:p>
      <text:p text:style-name="P4">
出版时间: 2023-05-09T16:59:00+03:00</text:p>
      <text:p text:style-name="P4">
修改时间: 2023-05-09T16:59:00+03:00</text:p>
      <text:p text:style-name="P4">
描述: 在欧洲当天，首都的索非亚广场（Sofia Square）开放了展览“文化马赛克”，该展览涵盖了支持欧盟的乌克兰遗产的救赎项目。  - 乌克林。</text:p>
      <text:p text:style-name="P4">
图片: ["<text:a xlink:type="simple" xlink:href="https://static.ukrinform.com/photos/2023_05/thumb_files/630_360_1683640643-2062.jpeg" text:style-name="Internet_20_link" text:visited-style-name="Visited_20_Internet_20_Link">
630_360_16836...</text:a>
", "<text:a xlink:type="simple" xlink:href="https://static.ukrinform.com/photos/2023_05/1683640643-2040.jpeg" text:style-name="Internet_20_link" text:visited-style-name="Visited_20_Internet_20_Link">
1683640643-20...</text:a>
", "<text:a xlink:type="simple" xlink:href="https://static.ukrinform.com/photos/2023_05/thumb_files/630_360_1683640643-2389.jpeg" text:style-name="Internet_20_link" text:visited-style-name="Visited_20_Internet_20_Link">
630_360_16836...</text:a>
", "<text:a xlink:type="simple" xlink:href="https://static.ukrinform.com/photos/2023_05/thumb_files/630_360_1683640643-2040.jpeg" text:style-name="Internet_20_link" text:visited-style-name="Visited_20_Internet_20_Link">
630_360_16836...</text:a>
", "<text:a xlink:type="simple" xlink:href="https://static.ukrinform.com/photos/2023_05/thumb_files/630_360_1683640643-6648.jpeg" text:style-name="Internet_20_link" text:visited-style-name="Visited_20_Internet_20_Link">
630_360_16836...</text:a>
", "<text:a xlink:type="simple" xlink:href="https://static.ukrinform.com/photos/2023_05/thumb_files/630_360_1683640643-6857.jpeg" text:style-name="Internet_20_link" text:visited-style-name="Visited_20_Internet_20_Link">
630_360_16836...</text:a>
", "<text:a xlink:type="simple" xlink:href="https://static.ukrinform.com/photos/2023_05/thumb_files/630_360_1683640643-2529.jpeg" text:style-name="Internet_20_link" text:visited-style-name="Visited_20_Internet_20_Link">
630_360_16836...</text:a>
", "<text:a xlink:type="simple" xlink:href="https://static.ukrinform.com/photos/2023_05/thumb_files/630_360_1683640644-8773.jpeg" text:style-name="Internet_20_link" text:visited-style-name="Visited_20_Internet_20_Link">
630_360_16836...</text:a>
", "<text:a xlink:type="simple" xlink:href="https://static.ukrinform.com/photos/2023_05/thumb_files/630_360_1683650022-4328.jpeg" text:style-name="Internet_20_link" text:visited-style-name="Visited_20_Internet_20_Link">
630_360_16836...</text:a>
", "<text:a xlink:type="simple" xlink:href="https://static.ukrinform.com/photos/2023_05/thumb_files/630_360_1683650022-2058.jpeg" text:style-name="Internet_20_link" text:visited-style-name="Visited_20_Internet_20_Link">
630_360_16836...</text:a>
", "<text:a xlink:type="simple" xlink:href="https://static.ukrinform.com/photos/2023_05/thumb_files/630_360_1683650145-2230.jpeg" text:style-name="Internet_20_link" text:visited-style-name="Visited_20_Internet_20_Link">
630_360_16836...</text:a>
"]</text:p>
      <text:p text:style-name="P4">
标签: ['Виставка', 'Київ', 'МКІП ']</text:p>
      <text:p text:style-name="P4">
类型: Article</text:p>
      <!--METADATA-->
      <text:p text:style-name="P4">
<draw:frame draw:style-name="fr1" draw:name="Image120" text:anchor-type="as-char" svg:width="6.9236in" svg:height="3.956343in" draw:z-index="0">
<draw:image xlink:href="../Images/yкринформ/2023-05-09T16-59-00-03-00/630_360_1683640643-2062.jpeg" xlink:type="simple" xlink:show="embed" xlink:actuate="onLoad" draw:mime-type="image/jpeg"/>
</draw:frame>
在一天之前，展览“文化马赛克”是在首都的索非亚广场(Sofia Square)开幕的，该展览照亮了支持欧盟的乌克兰遗产的项目。</text:p>
      <text:p text:style-name="P4">
这是乌克利福通讯员的报道。</text:p>
      <text:p text:style-name="P4">
“乌克兰将由获奖者离开战争，其文化将继续加强欧洲家庭，”马蒂·马西卡斯(Mattie Maasikas)在乌克兰欧盟Glavy代表的展览中之一。</text:p>
      <text:p text:style-name="P4">
九个架子的索非亚大教堂前面有九个架子，上面描述了乌克兰的文化遗产，需要注意和保护股份，并受到入侵造成的威胁<text:a xlink:type="simple" xlink:href="https://www.ukrinform.ua/tag-rosia" text:style-name="Internet_20_link" text:visited-style-name="Visited_20_Internet_20_Link">
</text:a>
 .</text:p>
      <text:p text:style-name="P4">
<draw:frame draw:style-name="fr1" draw:name="Image121" text:anchor-type="as-char" svg:width="6.9236in" svg:height="4.493128in" draw:z-index="0">
<draw:image xlink:href="../Images/yкринформ/2023-05-09T16-59-00-03-00/1683640643-2040.jpeg" xlink:type="simple" xlink:show="embed" xlink:actuate="onLoad" draw:mime-type="image/jpeg"/>
</draw:frame>
座右铭是论文：“我们一起存放。 我们共同创造”：感谢欧盟的财政援助，尤其是欧洲之家的计划，在乌克兰战争期间，可以将博物馆的集合和建筑古迹数字化，以保护保护并确保保护并确保保存。博物馆收藏。</text:p>
      <text:p text:style-name="P4">
展览还指民间服装 - 乌克兰中心和东部的中心，要带到一个安全的地方。 还有有关在尼古拉地区为当地文化项目提供支持的Myart平台的信息，以及恢复古代门“成千上万的敖德萨之门”的倡议。展览的信息提供乌克兰和英语。</text:p>
      <text:p text:style-name="P4">
该展览是由欧盟代表在乌克兰组织的。</text:p>
      <text:p text:style-name="P4">
<text:span text:style-name="T4">
另请阅读：</text:span>
 <text:a xlink:type="simple" xlink:href="https://www.ukrinform.ua/rubric-other_news/3706719-u-kievi-vidkrilasa-vistavka-aka-rozvincue-mifi-pro-vidnosini-es-ta-ukraini.html" text:style-name="Internet_20_link" text:visited-style-name="Visited_20_Internet_20_Link">
<text:span text:style-name="T4">
展览</text:span>
</text:a>
根据乌克林福姆的报道，根据国家元首的网站，5月8日的第266/2023号法令，从5月9日起，乌克兰将庆祝欧洲日。五月，这是今年的20日。</text:p>
      <text:p text:style-name="P4">
News Source: <text:a xlink:type="simple" xlink:href="https://www.ukrinform.ua/rubric-culture/3706908-u-kievi-vidkrili-vistavku-pro-dopomogu-kulturi-ukraini-vid-es.html" text:style-name="Internet_20_link" text:visited-style-name="Visited_20_Internet_20_Link">
https://www.ukrinform.ua/rubric-culture/3706908-u-kievi-vidkrili-vistavku-pro-dopomogu-kulturi-ukraini-vid-es.html</text:a>
</text:p>
      <!--NEWS-->
      <text:h text:style-name="P10" text:outline-level="1">
<text:span text:style-name="T4">
在纪念与和解的那天，在立陶宛，将鲜花放在Shevchenko纪念碑上</text:span>
</text:h>
      <text:p text:style-name="P4">
作者: Ukrinform (Person)</text:p>
      <text:p text:style-name="P4">
出版商: Укринформ (Organization)</text:p>
      <text:p text:style-name="P4">
出版时间: 2023-05-09T17:09:00+03:00</text:p>
      <text:p text:style-name="P4">
修改时间: 2023-05-09T17:09:00+03:00</text:p>
      <text:p text:style-name="P4">
描述: 在维尔纽斯（Vilnius）的记忆与和解之日，在塔拉斯·舍申科（Taras Shevchenko）的纪念碑上举行了铺设鲜花的庄严仪式。  - 乌克林。</text:p>
      <text:p text:style-name="P4">
图片: ["<text:a xlink:type="simple" xlink:href="https://static.ukrinform.com/photos/2023_05/thumb_files/630_360_1683639512-485.jpg" text:style-name="Internet_20_link" text:visited-style-name="Visited_20_Internet_20_Link">
630_360_16836...</text:a>
", "<text:a xlink:type="simple" xlink:href="https://static.ukrinform.com/photos/2023_05/1683639531-943.jpg" text:style-name="Internet_20_link" text:visited-style-name="Visited_20_Internet_20_Link">
1683639531-94...</text:a>
", "<text:a xlink:type="simple" xlink:href="https://static.ukrinform.com/photos/2023_05/1683639530-222.jpg" text:style-name="Internet_20_link" text:visited-style-name="Visited_20_Internet_20_Link">
1683639530-22...</text:a>
", "<text:a xlink:type="simple" xlink:href="https://static.ukrinform.com/photos/2023_05/1683639530-144.jpg" text:style-name="Internet_20_link" text:visited-style-name="Visited_20_Internet_20_Link">
1683639530-14...</text:a>
"]</text:p>
      <text:p text:style-name="P4">
标签: ['Діаспора', 'Друга світова', 'Литва', 'Посольство', 'Війна з росією']</text:p>
      <text:p text:style-name="P4">
类型: Article</text:p>
      <!--METADATA-->
      <text:p text:style-name="P4">
<draw:frame draw:style-name="fr1" draw:name="Image122" text:anchor-type="as-char" svg:width="6.9236in" svg:height="3.956343in" draw:z-index="0">
<draw:image xlink:href="../Images/yкринформ/2023-05-09T17-09-00-03-00/630_360_1683639512-485.jpg" xlink:type="simple" xlink:show="embed" xlink:actuate="onLoad" draw:mime-type="image/jpeg"/>
</draw:frame>
在维尔纽斯(Vilnius)的记忆与和解之日，举行了塔拉斯·舍申科(Taras Shevchenko)纪念碑的庄严仪式。</text:p>
      <text:p text:style-name="P4">
正如乌克林福姆报道的那样，关于<text:a xlink:type="simple" xlink:href="https://www.facebook.com/ukr.embassy.Lithuania/posts/pfbid02rcqJ6ivVy3PLxZ5SLHAy3zhxdUJTbqSS2q1XdxdKNndumh2rrPUufh9rhuqtrVfnl" text:style-name="Internet_20_link" text:visited-style-name="Visited_20_Internet_20_Link">
</text:a>
乌克兰在立陶宛的大使馆报道。</text:p>
      <text:p text:style-name="P4">
<draw:frame draw:style-name="fr1" draw:name="Image123" text:anchor-type="as-char" svg:width="6.9236in" svg:height="4.615733in" draw:z-index="0">
<draw:image xlink:href="../Images/yкринформ/2023-05-09T17-09-00-03-00/1683639531-943.jpg" xlink:type="simple" xlink:show="embed" xlink:actuate="onLoad" draw:mime-type="image/jpeg"/>
</draw:frame>
乌克兰驻立陶宛Petro Beshta的大使以及立陶宛的副杂草群落都参加了该活动。 第二次世界大战受害者的纪念仪式是由乌克兰大使馆在立陶宛，乌克兰社区，维尔纽斯乌克兰学校的学生和老师以及立陶宛的人民和居民的仪式举行的。</text:p>
      <text:p text:style-name="P4">
<draw:frame draw:style-name="fr1" draw:name="Image124" text:anchor-type="as-char" svg:width="6.9236in" svg:height="4.615733in" draw:z-index="0">
<draw:image xlink:href="../Images/yкринформ/2023-05-09T17-09-00-03-00/1683639530-222.jpg" xlink:type="simple" xlink:show="embed" xlink:actuate="onLoad" draw:mime-type="image/jpeg"/>
</draw:frame>
“反招待人联盟一边的乌克兰人为纳粹主义的胜利做出了重大贡献。 这项贡献的价格是在1939  -  1945年期间在乌克兰居住在乌克兰领土上的其他民族中的巨大损失。 然后有800万人被杀。 这就是为什么我们知道战争价格的原因。</text:p>
      <text:p text:style-name="P4">
<draw:frame draw:style-name="fr1" draw:name="Image125" text:anchor-type="as-char" svg:width="6.9236in" svg:height="4.615733in" draw:z-index="0">
<draw:image xlink:href="../Images/yкринформ/2023-05-09T17-09-00-03-00/1683639530-144.jpg" xlink:type="simple" xlink:show="embed" xlink:actuate="onLoad" draw:mime-type="image/jpeg"/>
</draw:frame>
大使馆表达了信念，即记忆与和解的日子象征着获胜者以胜利的胜利，而警告 - 独裁者将始终对武装，最后通，侵略，吞并中的帝国野心感到满意。 战争的最重要结果不应该是胜利的崇拜，而是欣赏和平的能力，以所有合理的手段毫不妥协地保护它。</text:p>
      <text:p text:style-name="P4">
“我们的斗争每天持续到2014年，我们一定会击败，我们将被放弃我们的祖国，保护我们自由选择未来的权利。 对我们来说，这是出于自由，文明，民主和欧洲的价值观，对阴险的积极进取的邻居 -  Zlochynets的反帝国野心。”</text:p>
      <text:p text:style-name="P4">
正如乌克林福姆报道的，4月在维尔纽斯<text:a xlink:type="simple" xlink:href="https://www.ukrinform.ua/rubric-diaspora/3691825-u-stolici-litvi-projsov-50j-miting-na-pidtrimku-ukraini.html" text:style-name="Internet_20_link" text:visited-style-name="Visited_20_Internet_20_Link">
</text:a>
第50次集会支持乌克兰。  照片：立陶宛乌克兰大使馆 / facebook_</text:p>
      <text:p text:style-name="P4">
News Source: <text:a xlink:type="simple" xlink:href="https://www.ukrinform.ua/rubric-diaspora/3706892-u-litvi-ukrainci-u-den-pamati-ta-primirenna-poklali-kviti-do-pamatnika-sevcenku.html" text:style-name="Internet_20_link" text:visited-style-name="Visited_20_Internet_20_Link">
https://www.ukrinform.ua/rubric-diaspora/3706892-u-litvi-ukrainci-u-den-pamati-ta-primirenna-poklali-kviti-do-pamatnika-sevcenku.html</text:a>
</text:p>
      <!--NEWS-->
      <text:h text:style-name="P10" text:outline-level="1">
<text:span text:style-name="T4">
Poltavska Oblast（23:08）。 红色警报：空中威胁。 警笛声。 立即掩盖！</text:span>
</text:h>
      <text:p text:style-name="P4">
作者: liveuamap (Language: en)</text:p>
      <text:p text:style-name="P4">
时间: 2023-05-09T17:09:00</text:p>
      <text:p text:style-name="P4">
地点: Poltavska Oblast (Latitude:49.47705000 Longtitude:33.81866000)</text:p>
      <text:p text:style-name="P4">
视频: []</text:p>
      <text:p text:style-name="P4">
图片: []</text:p>
      <text:p text:style-name="P4">
标签: ["Europe", "Central and Eastern Europe"]</text:p>
      <text:p text:style-name="P4">
Id: 22561651</text:p>
      <!--METADATA-->
      <text:p text:style-name="P4">
poltava(23:08). Red Alert: aerial threat. Sirens sounding. Take covernow!</text:p>
      <text:p text:style-name="P4">
News Collection Link: <text:a xlink:type="simple" xlink:href="https://liveuamap.com/en/2023/09-may-poltavska-oblast2308-red-alert-aerial-g" text:style-name="Internet_20_link" text:visited-style-name="Visited_20_Internet_20_Link">
https://liveuamap.com/en/2023/09-may-poltavska-oblast2308-red-alert-aerial-g</text:a>
</text:p>
      <text:p text:style-name="P4">
News Source: <text:a xlink:type="simple" xlink:href="https://t.me/suspilnepoltava/11083" text:style-name="Internet_20_link" text:visited-style-name="Visited_20_Internet_20_Link">
https://t.me/suspilnepoltava/11083</text:a>
</text:p>
      <!--NEWS-->
      <text:h text:style-name="P10" text:outline-level="1">
<text:span text:style-name="T4">
Kharkiv，Kharkivska Oblast（23:10）。 红色警报：空中威胁。 警笛声。 立即掩盖！</text:span>
</text:h>
      <text:p text:style-name="P4">
作者: liveuamap (Language: en)</text:p>
      <text:p text:style-name="P4">
时间: 2023-05-09T17:10:00</text:p>
      <text:p text:style-name="P4">
地点: Kharkiv (Latitude:49.98131 Longtitude:36.25197)</text:p>
      <text:p text:style-name="P4">
视频: []</text:p>
      <text:p text:style-name="P4">
图片: []</text:p>
      <text:p text:style-name="P4">
标签: ["Europe", "Central and Eastern Europe"]</text:p>
      <text:p text:style-name="P4">
Id: 22561652</text:p>
      <!--METADATA-->
      <text:p text:style-name="P4">
哈尔基夫(Kharkiv)，哈尔基夫地区(23:10). Red Alert: aerial threat. Sirens sounding.Take cover now!</text:p>
      <text:p text:style-name="P4">
News Collection Link: <text:a xlink:type="simple" xlink:href="https://liveuamap.com/en/2023/09-may-kharkiv-kharkivska-oblast2310-red-alerg" text:style-name="Internet_20_link" text:visited-style-name="Visited_20_Internet_20_Link">
https://liveuamap.com/en/2023/09-may-kharkiv-kharkivska-oblast2310-red-alerg</text:a>
</text:p>
      <text:p text:style-name="P4">
News Source: <text:a xlink:type="simple" xlink:href="https://t.me/air_alert_ua/44915" text:style-name="Internet_20_link" text:visited-style-name="Visited_20_Internet_20_Link">
https://t.me/air_alert_ua/44915</text:a>
</text:p>
      <!--NEWS-->
      <text:h text:style-name="P10" text:outline-level="1">
<text:span text:style-name="T4">
在Kramatorsk地区报道的爆炸</text:span>
</text:h>
      <text:p text:style-name="P4">
作者: liveuamap (Language: en)</text:p>
      <text:p text:style-name="P4">
时间: 2023-05-09T17:11:39</text:p>
      <text:p text:style-name="P4">
地点: Donetsk Oblast (Latitude:48.7331 Longtitude:37.55419)</text:p>
      <text:p text:style-name="P4">
视频: []</text:p>
      <text:p text:style-name="P4">
图片: []</text:p>
      <text:p text:style-name="P4">
标签: []</text:p>
      <text:p text:style-name="P4">
Id: 22561653</text:p>
      <!--METADATA-->
      <text:p text:style-name="P4">
在Kramatorsk地区报道的爆炸</text:p>
      <text:p text:style-name="P4">
新闻集链接：<text:a xlink:type="simple" xlink:href="https://liveuamap.com/en/2023/9-may-explosions-reported-in-kramatorsk-district-" text:style-name="Internet_20_link" text:visited-style-name="Visited_20_Internet_20_Link">
https://liveuamap.com/en/2023/9-may-explosions-reported-in-kramatorsk-district-</text:a>
</text:p>
      <text:p text:style-name="P4">
News Source: <text:a xlink:type="simple" xlink:href="https://t.me/war_monitor/7204" text:style-name="Internet_20_link" text:visited-style-name="Visited_20_Internet_20_Link">
https://t.me/war_monitor/7204</text:a>
</text:p>
      <!--NEWS-->
      <text:h text:style-name="P10" text:outline-level="1">
<text:span text:style-name="T4">
世界银行技术援助的使命已经在乌克兰开始</text:span>
</text:h>
      <text:p text:style-name="P4">
作者: Ukrinform (Person)</text:p>
      <text:p text:style-name="P4">
出版商: Укринформ (Organization)</text:p>
      <text:p text:style-name="P4">
出版时间: 2023-05-09T17:12:08+03:00</text:p>
      <text:p text:style-name="P4">
修改时间: 2023-05-09T17:12:08+03:00</text:p>
      <text:p text:style-name="P4">
描述: 世界银行的技术援助任务旨在支持金融部门，已经开始在乌克兰运营。  - 乌克林。</text:p>
      <text:p text:style-name="P4">
图片: ["<text:a xlink:type="simple" xlink:href="https://static.ukrinform.com/photos/2018_07/thumb_files/630_360_1530511307-1321.jpg" text:style-name="Internet_20_link" text:visited-style-name="Visited_20_Internet_20_Link">
630_360_15305...</text:a>
"]</text:p>
      <text:p text:style-name="P4">
标签: ['Фінанси', 'Нацбанк', 'Світовий банк', 'допомога']</text:p>
      <text:p text:style-name="P4">
类型: Article</text:p>
      <!--METADATA-->
      <text:p text:style-name="P4">
<draw:frame draw:style-name="fr1" draw:name="Image126" text:anchor-type="as-char" svg:width="6.9236in" svg:height="3.956343in" draw:z-index="0">
<draw:image xlink:href="../Images/yкринформ/2023-05-09T17-12-08-03-00/630_360_1530511307-1321.jpg" xlink:type="simple" xlink:show="embed" xlink:actuate="onLoad" draw:mime-type="image/jpeg"/>
</draw:frame>
乌克兰世界银行技术援助任务在金融部门支持方面。</text:p>
      <text:p text:style-name="P4">
这是乌克兰国家银行在[]的新闻报道的报道(https://www.facebook.com/NationalBankOfUkraine/posts/pfbid02VDmbuc7dySLhQPVNLjBRusgJZPCjYXjrQXRFA17kV65JjRbn94x9nGQbzXABBHJSl)，报道乌克林福姆。</text:p>
      <text:p text:style-name="P4">
“在她的焦点(任务 -  ed。)注意是乌克兰金融部门的状况语句阅读。</text:p>
      <text:p text:style-name="P4">
可以澄清的是，该任务将以混合形式运行 - 离线和在线五天，专家将参加维也纳和基辅的会议。国家银行的会议将在维也纳工作，由第一任副主席由第一任副主席。 Nbukaterina Rozhkova。</text:p>
      <text:p text:style-name="P4">
在任务的第一天，NBU管理和[]的在线会议进行了(https://www.ukrinform.ua/tag-svitovij-bank)。</text:p>
      <text:p text:style-name="P4">
NBU主席安德里·皮伊斯尼(Andriy Pyshny)强调，代表团在等待世界银行的专业知识上，诸如使用非工作贷款的重要问题(NPL)Ubankiv部门，在战争条件下提高了金融体系的稳定性，包括通过评估银行资产的质量。</text:p>
      <text:p text:style-name="P4">
此外，他专注于非银行部门问题的重要性，特别是乌克兰遇到的保险市场所面临的挑战。军事和政治风险保险制度的形成是NBU的重要优先事项。 毕竟，没有这种保险，就不可能为乌克兰提供投资者。</text:p>
      <text:p text:style-name="P4">
<text:span text:style-name="T4">
另请阅读：</text:span>
 <text:a xlink:type="simple" xlink:href="https://www.ukrinform.ua/rubric-economy/3706355-zarplati-pensii-j-socdopomoga-miznarodni-donori-torik-nadali-ukraini-145-milarda.html" text:style-name="Internet_20_link" text:visited-style-name="Visited_20_Internet_20_Link">
</text:a>
Pishny说：“我们努力从讨论保险和政治风险的概念转变为合作伙伴在数量和沮丧的范围内总是很大的规模，以及克服呼叫的速度。”</text:p>
      <text:p text:style-name="P4">
NBU代表团将于5月9日至10日参加该任务的年度FINSAC会议，该会议致力于今年的新监督挑战主题，这是由于财务状况和经济衰退的程度。</text:p>
      <text:p text:style-name="P4">
News Source: <text:a xlink:type="simple" xlink:href="https://www.ukrinform.ua/rubric-economy/3706912-v-ukraini-rozpocala-robotu-misia-tehnicnoi-dopomogi-svitovogo-banku.html" text:style-name="Internet_20_link" text:visited-style-name="Visited_20_Internet_20_Link">
https://www.ukrinform.ua/rubric-economy/3706912-v-ukraini-rozpocala-robotu-misia-tehnicnoi-dopomogi-svitovogo-banku.html</text:a>
</text:p>
      <!--NEWS-->
      <text:h text:style-name="P10" text:outline-level="1">
<text:span text:style-name="T4">
俄罗斯飞行员的尸体是在基辅水库中发现的</text:span>
</text:h>
      <text:p text:style-name="P4">
作者: Ukrinform (Person)</text:p>
      <text:p text:style-name="P4">
出版商: Укринформ (Organization)</text:p>
      <text:p text:style-name="P4">
出版时间: 2023-05-09T17:13:53+03:00</text:p>
      <text:p text:style-name="P4">
修改时间: 2023-05-09T17:13:53+03:00</text:p>
      <text:p text:style-name="P4">
描述: 俄罗斯飞行员的尸体是在基辅水库中发现的。  - 乌克林。</text:p>
      <text:p text:style-name="P4">
图片: ["<text:a xlink:type="simple" xlink:href="https://static.ukrinform.com/photos/2023_04/thumb_files/630_360_1680422407-224.png" text:style-name="Internet_20_link" text:visited-style-name="Visited_20_Internet_20_Link">
630_360_16804...</text:a>
", "<text:a xlink:type="simple" xlink:href="https://static.ukrinform.com/photos/2023_05/1683641519-734.jpg" text:style-name="Internet_20_link" text:visited-style-name="Visited_20_Internet_20_Link">
1683641519-73...</text:a>
", "<text:a xlink:type="simple" xlink:href="https://static.ukrinform.com/photos/2023_05/1683641519-393.jpg" text:style-name="Internet_20_link" text:visited-style-name="Visited_20_Internet_20_Link">
1683641519-39...</text:a>
"]</text:p>
      <text:p text:style-name="P4">
标签: ['МВС', 'Київщина', 'Війна з росією']</text:p>
      <text:p text:style-name="P4">
类型: Article</text:p>
      <!--METADATA-->
      <text:p text:style-name="P4">
<draw:frame draw:style-name="fr1" draw:name="Image127" text:anchor-type="as-char" svg:width="6.9236in" svg:height="3.956343in" draw:z-index="0">
<draw:image xlink:href="../Images/yкринформ/2023-05-09T17-13-53-03-00/630_360_1680422407-224.png" xlink:type="simple" xlink:show="embed" xlink:actuate="onLoad" draw:mime-type="image/png"/>
</draw:frame>
Uikiv水库找到了俄罗斯飞行员的尸体。</text:p>
      <text:p text:style-name="P4">
内政部的新闻服务在[]中告知<text:a xlink:type="simple" xlink:href="https://t.me/mvs_ukraine/25184" text:style-name="Internet_20_link" text:visited-style-name="Visited_20_Internet_20_Link">
</text:a>
。</text:p>
      <text:p text:style-name="P4">
“在基辅水库中发现了俄罗斯飞行员的尸体。 执法人员发现，俄罗斯军人被杀害，这是由形式和乳头人字形所证明的。 该消息还揭示了直升机-24飞行员的纪念碑。</text:p>
      <text:p text:style-name="P4">
<draw:frame draw:style-name="fr1" draw:name="Image128" text:anchor-type="as-char" svg:width="6.9236in" svg:height="8.97468in" draw:z-index="0">
<draw:image xlink:href="../Images/yкринформ/2023-05-09T17-13-53-03-00/1683641519-734.jpg" xlink:type="simple" xlink:show="embed" xlink:actuate="onLoad" draw:mime-type="image/jpeg"/>
</draw:frame>
这张照片在该部门的电报渠道上出版，描绘了一件衣服的元素，并在其上进行了：“高级中尉曼基舍夫RG”</text:p>
      <text:p text:style-name="P4">
<text:span text:style-name="T4">
另请阅读：</text:span>
 <text:a xlink:type="simple" xlink:href="https://www.ukrinform.ua/rubric-ato/3706813-situacia-u-bahmuti-visim-boezitknen-za-dobu-zsu-znisili-i-poranili-ponad-370-zagarbnikiv.html" text:style-name="Internet_20_link" text:visited-style-name="Visited_20_Internet_20_Link">
<text:span text:style-name="T4">
销毁</text:span>
</text:a>
</text:p>
      <text:p text:style-name="P4">
<draw:frame draw:style-name="fr1" draw:name="Image129" text:anchor-type="as-char" svg:width="6.9236in" svg:height="8.97468in" draw:z-index="0">
<draw:image xlink:href="../Images/yкринформ/2023-05-09T17-13-53-03-00/1683641519-393.jpg" xlink:type="simple" xlink:show="embed" xlink:actuate="onLoad" draw:mime-type="image/jpeg"/>
</draw:frame>
据乌克林福姆(Ukrinform)报道，2022年6月，从基辅海的底部开始，两名俄罗斯军事GDTOCARLS的灯甚至在全面入侵俄罗斯联合会进入乌克兰的时候就被殴打。</text:p>
      <text:p text:style-name="P4">
主要照片：RFE，说明性</text:p>
      <text:p text:style-name="P4">
News Source: <text:a xlink:type="simple" xlink:href="https://www.ukrinform.ua/rubric-regions/3706913-u-kiivskomu-vodoshovisi-viavili-tilo-rosijskogo-pilota.html" text:style-name="Internet_20_link" text:visited-style-name="Visited_20_Internet_20_Link">
https://www.ukrinform.ua/rubric-regions/3706913-u-kiivskomu-vodoshovisi-viavili-tilo-rosijskogo-pilota.html</text:a>
</text:p>
      <!--NEWS-->
      <text:h text:style-name="P10" text:outline-level="1">
<text:span text:style-name="T4">
中国外交大臣：我们不会倒出乌克兰危机的“石油”</text:span>
</text:h>
      <text:p text:style-name="P4">
作者: Ukrinform (Person)</text:p>
      <text:p text:style-name="P4">
出版商: Укринформ (Organization)</text:p>
      <text:p text:style-name="P4">
出版时间: 2023-05-09T17:17:50+03:00</text:p>
      <text:p text:style-name="P4">
修改时间: 2023-05-09T17:17:50+03:00</text:p>
      <text:p text:style-name="P4">
描述: 中国继续坚持认为乌克兰和俄罗斯侵略国应尽快坐在谈判桌上并停战。  - 乌克林。</text:p>
      <text:p text:style-name="P4">
图片: ["<text:a xlink:type="simple" xlink:href="https://static.ukrinform.com/photos/2022_12/thumb_files/630_360_1672406343-700.jpg" text:style-name="Internet_20_link" text:visited-style-name="Visited_20_Internet_20_Link">
630_360_16724...</text:a>
"]</text:p>
      <text:p text:style-name="P4">
标签: ['Китай', "Перемир'я", 'Війна з росією']</text:p>
      <text:p text:style-name="P4">
类型: Article</text:p>
      <!--METADATA-->
      <text:p text:style-name="P4">
<draw:frame draw:style-name="fr1" draw:name="Image130" text:anchor-type="as-char" svg:width="6.9236in" svg:height="3.956343in" draw:z-index="0">
<draw:image xlink:href="../Images/yкринформ/2023-05-09T17-17-50-03-00/630_360_1672406343-700.jpg" xlink:type="simple" xlink:show="embed" xlink:actuate="onLoad" draw:mime-type="image/jpeg"/>
</draw:frame>
中国必须坚持认为乌克兰和俄罗斯侵略国应该更好地坐在谈判桌子上并休战。</text:p>
      <text:p text:style-name="P4">
据报道，在与德国同事安娜伦·贝尔伯克(Annalen Berbok)谈判后，国家外交大臣在新闻发布会上在柏林重复了北京官方的立场。</text:p>
      <text:p text:style-name="P4">
“我们在乌克兰危机上的立场非常稳定：我们敦促所有道路结束冲突并开始谈判……作为安全理事会和负责国家的常任成员，我们将继续促进和平的思想腐烂，不要将石油倒入大火中。”普里布说。</text:p>
      <text:p text:style-name="P4">
外交官指出，中国正在与其他国家接触，以规范“冲突”的解决，并从10个彭纳人那里介绍了其位置文件，他说，这是大多数国家，包括包容性和乌克兰的批准。</text:p>
      <text:p text:style-name="P4">
<text:span text:style-name="T4">
另请阅读：</text:span>
 <text:a xlink:type="simple" xlink:href="https://www.ukrinform.ua/rubric-polytics/3706607-evrosouz-ocikue-vid-kitau-zbilsenna-vnesku-u-dosagnenna-miru-v-ukraini-posol-es-u-pekini.html" text:style-name="Internet_20_link" text:visited-style-name="Visited_20_Internet_20_Link">
<text:span text:style-name="T4">
中国</text:span>
</text:a>
Pinus还指出，在3月底的沃姆斯克瓦(Vomskwa)的国务院访问期间，中国习近平的负责人与[]深入讨论。(https://www.ukrinform.ua/tag-putin)乌克兰危机，并给了他和平谈判。</text:p>
      <text:p text:style-name="P4">
中国外交部负责人说：“普京说俄罗斯愿意接受谈判。”</text:p>
      <text:p text:style-name="P4">
他还提到了与乌克兰沃罗迪米尔泽斯基总统的电话交谈，在此期间，这也需要和平克服和休战的实现。 普莱斯指出，乌克兰欧洲事务的特别使节将很快派遣，这也将访问其他欧洲州。</text:p>
      <text:p text:style-name="P4">
价格回答了有关北京对中国公司引入的可能反应的问题。</text:p>
      <text:p text:style-name="P4">
他向国家法律保证：“我们不向冲突地区提供武器。” 据他说，限制也与当天的商品有关。 同时，部长指出，国际和俄罗斯公司存在“正常合作”，没有人有权干预。 因此，如果一个国家或一组国家试图根据自己的立法实施单方面的制裁，那么北京的后背将是严格的。</text:p>
      <text:p text:style-name="P4">
<text:span text:style-name="T4">
另请阅读：</text:span>
 <text:a xlink:type="simple" xlink:href="https://www.ukrinform.ua/rubric-polytics/3706692-peregovori-pro-mir-v-ukraini-zaraz-nemozlivi-guterres.html" text:style-name="Internet_20_link" text:visited-style-name="Visited_20_Internet_20_Link">
</text:a>
</text:p>
      <text:p text:style-name="P4">
贝尔伯(Berbok)提醒俄罗斯指示第二次世界大战的记忆，以侵犯联合国宪章并犯下战争罪行，即人类的罪行。 德国不认为它将石油倒入火中，为乌克兰提供武器，但它可以帮助独立国家获得其法律上的ushoobron权利，如《联合国宪章》中所记录的。</text:p>
      <text:p text:style-name="P4">
关于制裁，德国方面与伴侣一起仔细检查了其周长的可能性。 目前，正在讨论11个欧盟制裁计划，其中之一是防止制裁情况。 贝伯克保证，这些收益是针对任何特定国家的。</text:p>
      <text:p text:style-name="P4">
这位外交官说：“我们期望包括中国在内的所有国家，他们将向他们的公司证明这一点。”</text:p>
      <text:p text:style-name="P4">
据乌克林福姆报道，可以针对俄罗斯俄罗斯安全服务局使用的俄罗斯商品联合会出口的6家中国公司。</text:p>
      <text:p text:style-name="P4">
_foto：Getty Images _</text:p>
      <text:p text:style-name="P4">
News Source: <text:a xlink:type="simple" xlink:href="https://www.ukrinform.ua/rubric-polytics/3706915-glava-mzs-kitau-mi-ne-budemo-pidlivati-masla-u-vogon-ukrainskoi-krizi.html" text:style-name="Internet_20_link" text:visited-style-name="Visited_20_Internet_20_Link">
https://www.ukrinform.ua/rubric-polytics/3706915-glava-mzs-kitau-mi-ne-budemo-pidlivati-masla-u-vogon-ukrainskoi-krizi.html</text:a>
</text:p>
      <!--NEWS-->
      <text:h text:style-name="P10" text:outline-level="1">
<text:span text:style-name="T4">
NAPC已暂时限制访问声明登记册</text:span>
</text:h>
      <text:p text:style-name="P4">
作者: Ukrinform (Person)</text:p>
      <text:p text:style-name="P4">
出版商: Укринформ (Organization)</text:p>
      <text:p text:style-name="P4">
出版时间: 2023-05-09T17:19:48+03:00</text:p>
      <text:p text:style-name="P4">
修改时间: 2023-05-09T17:19:48+03:00</text:p>
      <text:p text:style-name="P4">
描述: 访问被授权执行国家职能或当地自行政府职能的人声明的统一状态登记册暂时受到工作的限制。  - 乌克林。</text:p>
      <text:p text:style-name="P4">
图片: ["<text:a xlink:type="simple" xlink:href="https://static.ukrinform.com/photos/2018_08/thumb_files/630_360_1535355075-1804.jpg" text:style-name="Internet_20_link" text:visited-style-name="Visited_20_Internet_20_Link">
630_360_15353...</text:a>
"]</text:p>
      <text:p text:style-name="P4">
标签: ['Е-декларації', 'НАЗК', 'Реєстр']</text:p>
      <text:p text:style-name="P4">
类型: Article</text:p>
      <!--METADATA-->
      <text:p text:style-name="P4">
<draw:frame draw:style-name="fr1" draw:name="Image131" text:anchor-type="as-char" svg:width="6.9236in" svg:height="3.956343in" draw:z-index="0">
<draw:image xlink:href="../Images/yкринформ/2023-05-09T17-19-48-03-00/630_360_1535355075-1804.jpg" xlink:type="simple" xlink:show="embed" xlink:actuate="onLoad" draw:mime-type="image/jpeg"/>
</draw:frame>
授权履行该职能或本地自行政府授权的人声明的前库特州登记册暂时限制与所有工作的失败有关。</text:p>
      <text:p text:style-name="P4">
关于它报告了乌克林形式，并参考<text:a xlink:type="simple" xlink:href="https://nazk.gov.ua/uk/novyny/dostup-do-reyestru-deklaratsij-tymchasovo-obmezheno/" text:style-name="Internet_20_link" text:visited-style-name="Visited_20_Internet_20_Link">
</text:a>
。</text:p>
      <text:p text:style-name="P4">
“ NAPC报告说，由于统一国家登记册的工作失败(声明登记)，从20123年5月9日开始，访问它的访问受到限制。”消息写道。</text:p>
      <text:p text:style-name="P4">
<text:span text:style-name="T4">
另请阅读：</text:span>
 <text:a xlink:type="simple" xlink:href="https://www.ukrinform.ua/rubric-economy/3706712-nazk-vneslo-kompaniu-great-wall-motor-do-pereliku-miznarodnih-sponsoriv-vijni.html" text:style-name="Internet_20_link" text:visited-style-name="Visited_20_Internet_20_Link">
<text:span text:style-name="T4">
 NAPC </text:span>
</text:a>
正在采取立即措施来消除注册表中的错误。 该机构将由该机构告知。</text:p>
      <text:p text:style-name="P4">
据报道，在4月25日晚上，还理解了与软件的实施以及统一的国家声明登记册有关的人的声明登记册-政府。</text:p>
      <text:p text:style-name="P4">
News Source: <text:a xlink:type="simple" xlink:href="https://www.ukrinform.ua/rubric-society/3706916-nazk-timcasovo-obmeziv-dostup-do-reestru-deklaracij.html" text:style-name="Internet_20_link" text:visited-style-name="Visited_20_Internet_20_Link">
https://www.ukrinform.ua/rubric-society/3706916-nazk-timcasovo-obmeziv-dostup-do-reestru-deklaracij.html</text:a>
</text:p>
      <!--NEWS-->
      <text:h text:style-name="P10" text:outline-level="1">
<text:span text:style-name="T4">
确定欧罗巴联赛和欧洲联盟联盟1/2决赛的仲裁员</text:span>
</text:h>
      <text:p text:style-name="P4">
作者: Ukrinform (Person)</text:p>
      <text:p text:style-name="P4">
出版商: Укринформ (Organization)</text:p>
      <text:p text:style-name="P4">
出版时间: 2023-05-09T17:22:00+03:00</text:p>
      <text:p text:style-name="P4">
修改时间: 2023-05-09T17:22:00+03:00</text:p>
      <text:p text:style-name="P4">
描述: 5月11日，星期四，将举行半决赛欧洲杯半决赛的第一场比赛。  - 乌克林。</text:p>
      <text:p text:style-name="P4">
图片: ["<text:a xlink:type="simple" xlink:href="https://static.ukrinform.com/photos/2019_11/thumb_files/630_360_1573476950-589.jpg" text:style-name="Internet_20_link" text:visited-style-name="Visited_20_Internet_20_Link">
630_360_15734...</text:a>
"]</text:p>
      <text:p text:style-name="P4">
标签: ['Футбол', 'Ліга чемпіонів', 'Ліга Європи', 'Судді', 'Ліга конференцій УЄФА']</text:p>
      <text:p text:style-name="P4">
类型: Article</text:p>
      <!--METADATA-->
      <text:p text:style-name="P4">
<draw:frame draw:style-name="fr1" draw:name="Image132" text:anchor-type="as-char" svg:width="6.9236in" svg:height="3.956343in" draw:z-index="0">
<draw:image xlink:href="../Images/yкринформ/2023-05-09T17-22-00-03-00/630_360_1573476950-589.jpg" xlink:type="simple" xlink:show="embed" xlink:actuate="onLoad" draw:mime-type="image/jpeg"/>
</draw:frame>
5月11日，星期四，将举行半决赛阶段的第一场比赛。</text:p>
      <text:p text:style-name="P4">
欧洲联盟“塞维利亚联盟”(西班牙) - “尤文图斯”(意大利)和“拜耳”(德国)- “罗马”(意大利)报道说，来自英格兰的德国丹尼尔兹伯特和迈克尔·奥利弗将相应地服务。</text:p>
      <text:p text:style-name="P4">
在UEFA会议联盟中，巴塞尔超级(瑞士)-Fiorentina(意大利)绊倒了弗朗索瓦·莱内斯(Francois Letness)的法国裁判，并在西Gam的比赛中(英国)-aght«Alky»(荷兰)来自土耳其的Halil Meler将工作。</text:p>
      <text:p text:style-name="P4">
正如乌克林福姆报道的那样，冠军联盟1/2决赛的首次仲裁是“真正的”(西班牙)- “曼彻斯特城”(英国)在马德里尼尼斯的圣地亚哥·贝尔纳布(Santiago Bernabeu)，今天将由葡萄牙仲裁者亚瑟·迪亚什(Arthur Diash)领导，并于5月10日在意大利米兰与国际米兰(Inter)之间的对抗将于5月10日法官法官西班牙人赫斯斯·希尔斯·曼萨诺(Spanird Hesus Hill Mansano)。</text:p>
      <text:p text:style-name="P4">
<text:span text:style-name="T4">
另请阅读：</text:span>
 <text:a xlink:type="simple" xlink:href="https://www.ukrinform.ua/rubric-sports/3706516-upl-26j-tur-rozpocnetsa-na-stadioni-dinamo-imeni-lobanovskogo.html" text:style-name="Internet_20_link" text:visited-style-name="Visited_20_Internet_20_Link">
</text:a>
回想一下，欧洲欧洲冠军联赛的最后一场比赛将于6月10日在伊斯坦布尔的阿塔图尔克奥林匹克体育场举行(火鸡)，欧罗巴联赛的决定性比赛将于5月31日在布达佩斯举行(匈牙利)，Athenal会议联盟将于6月7日在布拉格的Sinobo Stedium举行(捷克共和国).</text:p>
      <text:p text:style-name="P4">
News Source: <text:a xlink:type="simple" xlink:href="https://www.ukrinform.ua/rubric-sports/3706918-viznacilisa-arbitri-matciv-12-finalu-ligi-evropi-ta-ligi-konferencij-uefa.html" text:style-name="Internet_20_link" text:visited-style-name="Visited_20_Internet_20_Link">
https://www.ukrinform.ua/rubric-sports/3706918-viznacilisa-arbitri-matciv-12-finalu-ligi-evropi-ta-ligi-konferencij-uefa.html</text:a>
</text:p>
      <!--NEWS-->
      <text:h text:style-name="P10" text:outline-level="1">
<text:span text:style-name="T4">
在美国主持下，2023年的迅速回应始于爱沙尼亚</text:span>
</text:h>
      <text:p text:style-name="P4">
作者: Ukrinform (Person)</text:p>
      <text:p text:style-name="P4">
出版商: Укринформ (Organization)</text:p>
      <text:p text:style-name="P4">
出版时间: 2023-05-09T17:31:17+03:00</text:p>
      <text:p text:style-name="P4">
修改时间: 2023-05-09T17:31:17+03:00</text:p>
      <text:p text:style-name="P4">
描述: 爱沙尼亚开始军事演习迅速的回应，2023年，国防军和盟友在美国主持下迅速转移了联盟部队和设备。  - 乌克林。</text:p>
      <text:p text:style-name="P4">
图片: ["<text:a xlink:type="simple" xlink:href="https://static.ukrinform.com/photos/2023_05/thumb_files/630_360_1683642639-785.png" text:style-name="Internet_20_link" text:visited-style-name="Visited_20_Internet_20_Link">
630_360_16836...</text:a>
"]</text:p>
      <text:p text:style-name="P4">
标签: ['Естонія', 'НАТО', 'Військові навчання']</text:p>
      <text:p text:style-name="P4">
类型: Article</text:p>
      <!--METADATA-->
      <text:p text:style-name="P4">
<draw:frame draw:style-name="fr1" draw:name="Image133" text:anchor-type="as-char" svg:width="6.9236in" svg:height="3.956343in" draw:z-index="0">
<draw:image xlink:href="../Images/yкринформ/2023-05-09T17-31-17-03-00/630_360_1683642639-785.png" xlink:type="simple" xlink:show="embed" xlink:actuate="onLoad" draw:mime-type="image/png"/>
</draw:frame>
爱沙尼亚导致了2023年的迅速反应，在此期间，国防军盟军正在努力迅速转移美国军队和技术。</text:p>
      <text:p text:style-name="P4">
关于它报告<text:a xlink:type="simple" xlink:href="https://rus.err.ee/1608972104/v-hode-uchenij-swift-response-projdut-i-vozdushno-desantnye-operacii" text:style-name="Internet_20_link" text:visited-style-name="Visited_20_Internet_20_Link">
</text:a>
，报道乌克林福姆。</text:p>
      <text:p text:style-name="P4">
“练习期间将有几项空降行动。我们希望在部队的快速推翻者中实行进一步的执行(https://www.ukrinform.ua/tag-estonia)。</text:p>
      <text:p text:style-name="P4">
他补充说：“国防军发挥了重要作用：他们负责盟国的接收和全面支持，对空中和地面作战的保护和协调。”</text:p>
      <text:p text:style-name="P4">
波兰，美国，捷克共和国，英国，拉脱维亚和爱沙尼亚的近1,500名军人将参加练习。 在努尔斯飞机场的大型空降行动中，波兰，英国和捷克共和国的近600名武装部队将登陆。</text:p>
      <text:p text:style-name="P4">
<text:span text:style-name="T4">
另请阅读：</text:span>
 <text:a xlink:type="simple" xlink:href="https://www.ukrinform.ua/rubric-world/3706882-svejcaria-provela-odni-z-najbilsih-vijskovih-navcan-za-30-rokiv.html" text:style-name="Internet_20_link" text:visited-style-name="Visited_20_Internet_20_Link">
</text:a>
国防部队的不同部队以及凯特(Kaitselythal)和东部，北部和西部地区防御的部分地区都参与了演习。</text:p>
      <text:p text:style-name="P4">
在空域中，由椎骨和大型运输飞机代表的联合航空活动将增加。 培训的主动阶段将于5月14日涵盖。</text:p>
      <text:p text:style-name="P4">
Swift响应23-欧洲国际指挥司令部，Taifrica，在爱沙尼亚，西班牙和希腊举行。 它们是美国后卫23的主要举止的一部分，与训练波兰·阿纳科达23的训练有关。</text:p>
      <text:p text:style-name="P4">
从5月7日至20日举行迅速的响应演习。</text:p>
      <text:p text:style-name="P4">
<text:span text:style-name="T5">
foto：陆军中士。 Jason Greaves</text:span>
</text:p>
      <text:p text:style-name="P4">
News Source: <text:a xlink:type="simple" xlink:href="https://www.ukrinform.ua/rubric-world/3706923-v-estonii-rozpocalisa-vijskovi-navcanna-swift-response-2023-pid-egidou-ssa.html" text:style-name="Internet_20_link" text:visited-style-name="Visited_20_Internet_20_Link">
https://www.ukrinform.ua/rubric-world/3706923-v-estonii-rozpocalisa-vijskovi-navcanna-swift-response-2023-pid-egidou-ssa.html</text:a>
</text:p>
      <!--NEWS-->
      <text:h text:style-name="P10" text:outline-level="1">
<text:span text:style-name="T4">
启动电子后“生活”队列的司机不会在检查站失去座位-Nayem</text:span>
</text:h>
      <text:p text:style-name="P4">
作者: Ukrinform (Person)</text:p>
      <text:p text:style-name="P4">
出版商: Укринформ (Organization)</text:p>
      <text:p text:style-name="P4">
出版时间: 2023-05-09T17:40:30+03:00</text:p>
      <text:p text:style-name="P4">
修改时间: 2023-05-09T17:40:30+03:00</text:p>
      <text:p text:style-name="P4">
描述: 在电子工作开始之前，在检查站上已成为“现场”的卡车。  - 乌克林。</text:p>
      <text:p text:style-name="P4">
图片: ["<text:a xlink:type="simple" xlink:href="https://static.ukrinform.com/photos/2020_04/thumb_files/630_360_1587999687-882.jpg" text:style-name="Internet_20_link" text:visited-style-name="Visited_20_Internet_20_Link">
630_360_15879...</text:a>
"]</text:p>
      <text:p text:style-name="P4">
标签: ['Євросоюз', 'Найєм', 'єЧерга ']</text:p>
      <text:p text:style-name="P4">
类型: Article</text:p>
      <!--METADATA-->
      <text:p text:style-name="P4">
<draw:frame draw:style-name="fr1" draw:name="Image134" text:anchor-type="as-char" svg:width="6.9236in" svg:height="3.956343in" draw:z-index="0">
<draw:image xlink:href="../Images/yкринформ/2023-05-09T17-40-30-03-00/630_360_1587999687-882.jpg" xlink:type="simple" xlink:show="embed" xlink:actuate="onLoad" draw:mime-type="image/jpeg"/>
</draw:frame>
货车在电子工作之前已经在检查站“现场”，不会失去座位。</text:p>
      <text:p text:style-name="P4">
这是由国家机构元件负责人报告的<text:a xlink:type="simple" xlink:href="https://www.facebook.com/watch/" text:style-name="Internet_20_link" text:visited-style-name="Visited_20_Internet_20_Link">
</text:a>
，报道乌克林福姆。</text:p>
      <text:p text:style-name="P4">
“从5月8日起，在欧盟国家的16个最大汽车检查站，塔莫尔德卡车司机可以预订时间越过乌克兰边界。 现在，有些驾驶员仍处于“生活”队列中，部分是电子的。 那些在“活着”中的人不会失去自己的位置。国家运输安全服务的代表已经帮助人们逐渐被引入系统。 这没有问题。”他说。</text:p>
      <text:p text:style-name="P4">
<text:span text:style-name="T4">
另请阅读：</text:span>
 <text:a xlink:type="simple" xlink:href="https://www.ukrinform.ua/rubric-vidbudova/3702570-u-derzagentstvi-vidnovlenna-pracuut-nad-proektom-rekonstrukcii-kpp-reni-dzurdzulesti.html" text:style-name="Internet_20_link" text:visited-style-name="Visited_20_Internet_20_Link">
</text:a>
Nayem说，该服务已经在PP上提供：“ Yagodin -Dorogusk”； “ Rava-Ruska-Grebenne”； “ Krakivtsi -Korchova”； Shehyni -Medica； «Uzhgorod  -  Nayemetske»; “睡眠 -  siret”； “ tisa(类型)- 孩子 ”; “ Reni -Juurjulsh”； “ Orlovka -Isakcha”； “ mogilev-podilskyi-otach”； “ Ustilug -Zossin”； 临时PE“ Nizhankovichi -Malhovice”； “ Dyakovo-Halmeu”；“ Starokozacha-Belgorod-Dnestrovsky”； “ Mamaliga-曲线”； “ vinogradivka- vulkenish”。</text:p>
      <text:p text:style-name="P4">
据报道，ECHERGA是任何在任何欧盟国家都没有类似物的服务。它是由社区发展部，领土和基础设施部与数字化转型部和恢复机构开发的。 他是一项免费的政府服务。 到5月底，Emergha将在杂草模式下运行。 自5月中旬以来，卡车边界的穿越仅在电子队列上建造。</text:p>
      <text:p text:style-name="P4">
News Source: <text:a xlink:type="simple" xlink:href="https://www.ukrinform.ua/rubric-economy/3706927-vodii-z-zivoi-cergi-pisla-zapusku-elektronnoi-ne-vtracaut-svoi-misca-na-punktah-propusku-najem.html" text:style-name="Internet_20_link" text:visited-style-name="Visited_20_Internet_20_Link">
https://www.ukrinform.ua/rubric-economy/3706927-vodii-z-zivoi-cergi-pisla-zapusku-elektronnoi-ne-vtracaut-svoi-misca-na-punktah-propusku-najem.html</text:a>
</text:p>
      <!--NEWS-->
      <text:h text:style-name="P10" text:outline-level="1">
<text:span text:style-name="T4">
政府已将国防产品分为两组，以促进购买 -  Shmigal</text:span>
</text:h>
      <text:p text:style-name="P4">
作者: Ukrinform (Person)</text:p>
      <text:p text:style-name="P4">
出版商: Укринформ (Organization)</text:p>
      <text:p text:style-name="P4">
出版时间: 2023-05-09T17:42:00+03:00</text:p>
      <text:p text:style-name="P4">
修改时间: 2023-05-09T17:42:00+03:00</text:p>
      <text:p text:style-name="P4">
描述: 乌克兰部长的内阁将国防产品分为两组，以促进购买。  - 乌克林。</text:p>
      <text:p text:style-name="P4">
图片: ["<text:a xlink:type="simple" xlink:href="https://static.ukrinform.com/photos/2023_02/thumb_files/630_360_1676995305-131.jpg" text:style-name="Internet_20_link" text:visited-style-name="Visited_20_Internet_20_Link">
630_360_16769...</text:a>
"]</text:p>
      <text:p text:style-name="P4">
标签: ['Армія', 'Кабмін', 'Шмигаль', 'Оборонні закупівлі']</text:p>
      <text:p text:style-name="P4">
类型: Article</text:p>
      <!--METADATA-->
      <text:p text:style-name="P4">
<draw:frame draw:style-name="fr1" draw:name="Image135" text:anchor-type="as-char" svg:width="6.9236in" svg:height="3.956343in" draw:z-index="0">
<draw:image xlink:href="../Images/yкринформ/2023-05-09T17-42-00-03-00/630_360_1676995305-131.jpg" xlink:type="simple" xlink:show="embed" xlink:actuate="onLoad" draw:mime-type="image/jpeg"/>
</draw:frame>
乌克兰部长的内阁将国防产品分为两组，以促进采样。</text:p>
      <text:p text:style-name="P4">
关于这位乌克兰丹尼斯·史密斯(Denis Shmigal)总理<text:a xlink:type="simple" xlink:href="https://t.me/Denys_Smyhal/5196" text:style-name="Internet_20_link" text:visited-style-name="Visited_20_Internet_20_Link">
</text:a>
在一次政府会议上，乌克林福姆报道。</text:p>
      <text:p text:style-name="P4">
“我们继续改变购买国防产品的方法。 当时，它们将分为两组。 第一组是武器，设备和其他防御产品。 有关这些购买的信息将关闭。 例如，第二组是为我们的军队提供的食物。” []说。(https://www.ukrinform.ua/tag-smigal)。</text:p>
      <text:p text:style-name="P4">
视频： <text:a xlink:type="simple" xlink:href="https://t.me/Denys_Smyhal/5196" text:style-name="Internet_20_link" text:visited-style-name="Visited_20_Internet_20_Link">
</text:a>
据他说，从现在开始，客户将提前发布此类购买的消息，此公告将包括有关方向，条件和交货条款的信息。 此外，如果没有电子系统铺设，电子系统将在采购报告上发布。</text:p>
      <text:p text:style-name="P4">
<text:span text:style-name="T4">
另请阅读：</text:span>
 <text:a xlink:type="simple" xlink:href="https://www.ukrinform.ua/rubric-polytics/3685391-prezident-pidpisav-zakon-pro-prozorist-v-oboronnih-zakupivlah.html" text:style-name="Internet_20_link" text:visited-style-name="Visited_20_Internet_20_Link">
</text:a>
据报道，《国防法律法》的变更已经生效。4月24日，公共采购系统<text:a xlink:type="simple" xlink:href="https://www.ukrinform.ua/rubric-society/3699790-produkti-palne-ta-reci-dla-armii-prozorro-vidkrilo-dani-pro-nezbrojni-oboronni-zakupivli.html" text:style-name="Internet_20_link" text:visited-style-name="Visited_20_Internet_20_Link">
</text:a>
，国防客户为军方购买客户。 同时，乌克兰经济部积极制定了针对国防需求的框架协议的新程序，审议者将能够通过Prozorro系统执行竞争性的供应商选择，而不是将敏感信息发布到系统。</text:p>
      <text:p text:style-name="P4">
<text:span text:style-name="T5">
foto：cmu</text:span>
</text:p>
      <text:p text:style-name="P4">
News Source: <text:a xlink:type="simple" xlink:href="https://www.ukrinform.ua/rubric-polytics/3706931-urad-rozpodiliv-oboronnu-produkciu-na-dvi-grupi-dla-polegsenna-zakupivli-smigal.html" text:style-name="Internet_20_link" text:visited-style-name="Visited_20_Internet_20_Link">
https://www.ukrinform.ua/rubric-polytics/3706931-urad-rozpodiliv-oboronnu-produkciu-na-dvi-grupi-dla-polegsenna-zakupivli-smigal.html</text:a>
</text:p>
      <!--NEWS-->
      <text:h text:style-name="P10" text:outline-level="1">
<text:span text:style-name="T4">
斯蒂芬妮斯（Stephanyshina）告诉Zelensky可以参加哪种格式参加北约维尔纽斯峰会</text:span>
</text:h>
      <text:p text:style-name="P4">
作者: Ukrinform (Person)</text:p>
      <text:p text:style-name="P4">
出版商: Укринформ (Organization)</text:p>
      <text:p text:style-name="P4">
出版时间: 2023-05-09T17:46:00+03:00</text:p>
      <text:p text:style-name="P4">
修改时间: 2023-05-09T17:46:00+03:00</text:p>
      <text:p text:style-name="P4">
描述: 如果乌克兰沃迪米尔·泽伦斯基（Volodymyr Zelensky）总统参加维尔纽斯（Vilnius）的北约峰会，那么它将完全是会议的正式格式。  - 乌克林。</text:p>
      <text:p text:style-name="P4">
图片: ["<text:a xlink:type="simple" xlink:href="https://static.ukrinform.com/photos/2023_04/thumb_files/630_360_1681984991-410.jpg" text:style-name="Internet_20_link" text:visited-style-name="Visited_20_Internet_20_Link">
630_360_16819...</text:a>
"]</text:p>
      <text:p text:style-name="P4">
标签: ['НАТО', 'Зеленський', 'Стефанішина', 'Єдині новини']</text:p>
      <text:p text:style-name="P4">
类型: Article</text:p>
      <!--METADATA-->
      <text:p text:style-name="P4">
<draw:frame draw:style-name="fr1" draw:name="Image136" text:anchor-type="as-char" svg:width="6.9236in" svg:height="3.956343in" draw:z-index="0">
<draw:image xlink:href="../Images/yкринформ/2023-05-09T17-46-00-03-00/630_360_1681984991-410.jpg" xlink:type="simple" xlink:show="embed" xlink:actuate="onLoad" draw:mime-type="image/jpeg"/>
</draw:frame>
如果乌克兰沃迪米尔·泽伦斯基(Ukraine Volodymyr Zelensky)的总统将参加维尔纽斯(Vilnius)的北约峰会，那么它将完全是会议的正式格式。</text:p>
      <text:p text:style-name="P4">
乌克林福姆报道，这是由乌克兰Olga Stephanyshyn的欧洲和欧洲大西洋融合的Viceremier-Minister在唯一新闻的广播中指出的。</text:p>
      <text:p text:style-name="P4">
“如果总统参加峰会，它将仅采用正式坐姿的形式。 您还记得，匈牙利在领导人，部长层面和乌克兰领导人的层面上封锁了乌克兰委员会的会议，因此总统已被释放为非官方的客人 - 这不是看上去所有人的东西可能。”她说。</text:p>
      <text:p text:style-name="P4">
<text:span text:style-name="T4">
另请阅读：</text:span>
 <text:a xlink:type="simple" xlink:href="https://www.ukrinform.ua/rubric-world/3706377-svecia-rozrahovue-stati-clenom-nato-do-vilnuskogo-samitu-ministr-oboroni.html" text:style-name="Internet_20_link" text:visited-style-name="Visited_20_Internet_20_Link">
<text:span text:style-name="T4">
 Vilnius </text:span>
</text:a>
斯蒂芬尼尼娜(Stephanishina)强调，乌克兰方面明确表示联盟，这是会议的正式形式，无论它是佣金还是建议。</text:p>
      <text:p text:style-name="P4">
据报道，北约国家和政府元首的会议将于2023年7月11日至12日在维尔纽斯举行。</text:p>
      <text:p text:style-name="P4">
沃迪米尔·泽伦斯基(Volodymyr Zelensky)总统早些时候表示，乌克兰正在为维尔纽斯(Vilnius)举行首脑会议做准备，并期望对联盟产生政治邀请。</text:p>
      <text:p text:style-name="P4">
<text:span text:style-name="T4">
另请阅读：</text:span>
 <text:a xlink:type="simple" xlink:href="https://www.ukrinform.ua/rubric-polytics/3705412-v-op-rozrahovuut-so-na-samiti-u-vilnusi-moze-pocatisa-formuvanna-proceduri-vstupu-ukraini-v-nato.html" text:style-name="Internet_20_link" text:visited-style-name="Visited_20_Internet_20_Link">
<text:span text:style-name="T4">
 Vilnius </text:span>
</text:a>
他还强调，乌克兰应该为北约获得有效的安全保证。</text:p>
      <text:p text:style-name="P4">
News Source: <text:a xlink:type="simple" xlink:href="https://www.ukrinform.ua/rubric-polytics/3706930-stefanisina-rozpovila-v-akomu-formati-zelenskij-moze-vzati-ucast-u-vilnuskomu-samiti-nato.html" text:style-name="Internet_20_link" text:visited-style-name="Visited_20_Internet_20_Link">
https://www.ukrinform.ua/rubric-polytics/3706930-stefanisina-rozpovila-v-akomu-formati-zelenskij-moze-vzati-ucast-u-vilnuskomu-samiti-nato.html</text:a>
</text:p>
      <!--NEWS-->
      <text:h text:style-name="P10" text:outline-level="1">
<text:span text:style-name="T4">
自5月9日以来，XI Jinping不向普京表示祝贺</text:span>
</text:h>
      <text:p text:style-name="P4">
作者: Ukrinform (Person)</text:p>
      <text:p text:style-name="P4">
出版商: Укринформ (Organization)</text:p>
      <text:p text:style-name="P4">
出版时间: 2023-05-09T17:48:00+03:00</text:p>
      <text:p text:style-name="P4">
修改时间: 2023-05-09T17:48:00+03:00</text:p>
      <text:p text:style-name="P4">
描述: 5月9日，中国锡金平地主席没有向俄罗斯弗拉基米尔·普京（Vladimir Putin）总统致意，这是普京俄罗斯最重要的假期之一。  - 乌克林。</text:p>
      <text:p text:style-name="P4">
图片: ["<text:a xlink:type="simple" xlink:href="https://static.ukrinform.com/photos/2023_03/thumb_files/630_360_1679341127-578.jpg" text:style-name="Internet_20_link" text:visited-style-name="Visited_20_Internet_20_Link">
630_360_16793...</text:a>
"]</text:p>
      <text:p text:style-name="P4">
标签: ['Китай', 'путін', '9 травня', 'Війна з росією']</text:p>
      <text:p text:style-name="P4">
类型: Article</text:p>
      <!--METADATA-->
      <text:p text:style-name="P4">
<draw:frame draw:style-name="fr1" draw:name="Image137" text:anchor-type="as-char" svg:width="6.9236in" svg:height="3.949857in" draw:z-index="0">
<draw:image xlink:href="../Images/yкринформ/2023-05-09T17-48-00-03-00/630_360_1679341127-578.jpg" xlink:type="simple" xlink:show="embed" xlink:actuate="onLoad" draw:mime-type="image/jpeg"/>
</draw:frame>
在5月9日胜利之际，俄罗斯弗拉基米尔·普京(Vladimir Putin)的主席并未向俄罗斯俄罗斯总统发出问候，这是普京俄罗斯最重要的假期之一。</text:p>
      <text:p text:style-name="P4">
乌克利福德通讯员报道，没有提及普京对外交部和中国国民的问候。</text:p>
      <text:p text:style-name="P4">
是的，在Internet页面上<text:a xlink:type="simple" xlink:href="https://www.fmprc.gov.cn/mfa_eng/" text:style-name="Internet_20_link" text:visited-style-name="Visited_20_Internet_20_Link">
</text:a>
，所有中国领导人的国际联系正在发布，这一天只发表了两份报告，这些报告向中国总统提到了卢旺达总统的同情。 Tsaffrykan国家。</text:p>
      <text:p text:style-name="P4">
据报道，在上一篇文章(日期为5月6日)，据报道，在加冕典礼之际，Si Jin Jining他的妻子Liauana向大英英国查尔斯三世和卡米利皇后传达了问候。</text:p>
      <text:p text:style-name="P4">
<text:a xlink:type="simple" xlink:href="http://ru.china-embassy.gov.cn/rus/" text:style-name="Internet_20_link" text:visited-style-name="Visited_20_Internet_20_Link">
</text:a>
就像俄罗斯在中国的文凭一样，他们也不报告问候。 克里姆林宫的网站和乌罗斯宣传媒体上也没有他的身上，这必然会对中国俄罗斯友谊的不可侵犯性进行这种评估。</text:p>
      <text:p text:style-name="P4">
全国媒体通常忽略了俄罗斯最重要的假期<text:a xlink:type="simple" xlink:href="https://www.ukrinform.ua/tag-putin" text:style-name="Internet_20_link" text:visited-style-name="Visited_20_Internet_20_Link">
</text:a>
没有提及莫斯科的“游行”，并在此行动中做出了克里姆林宫老板的声明。</text:p>
      <text:p text:style-name="P4">
可以假设，习近平与某种非公开专家向俄罗斯同事表示祝贺，但这似乎不太可能。</text:p>
      <text:p text:style-name="P4">
<text:span text:style-name="T4">
另请阅读：</text:span>
 <text:a xlink:type="simple" xlink:href="https://www.ukrinform.ua/rubric-world/3706726-kim-cen-in-privitav-putina-z-9-travna-pobazav-peremogi-u-borotbi-proti-svavilla-imperialistiv.html" text:style-name="Internet_20_link" text:visited-style-name="Visited_20_Internet_20_Link">
</text:a>
如您所知，中国和俄罗斯将他们的关系定义为对任何限制的战略伙伴关系。 但是，从俄罗斯入侵乌克兰开始，北京已成为莫斯科的另一种重要经济伙伴，就在实践中追求自己的外交政策，包括对俄罗斯实施的制裁。</text:p>
      <text:p text:style-name="P4">
正如乌克林福姆报道的<text:a xlink:type="simple" xlink:href="https://www.ukrinform.ua/rubric-world/3706742-promova-putina-na-9-travna-e-zbocennam-ta-spotvorennam-istorii-sky-news.html" text:style-name="Internet_20_link" text:visited-style-name="Visited_20_Internet_20_Link">
</text:a>
他在第9届“怪异的变态”和“历史扭曲”的游行中召集了俄罗斯领导人弗拉基米尔·普京的讲话。</text:p>
      <text:p text:style-name="P4">
<text:span text:style-name="T5">
foto：Era</text:span>
</text:p>
      <text:p text:style-name="P4">
News Source: <text:a xlink:type="simple" xlink:href="https://www.ukrinform.ua/rubric-world/3706928-si-czinpin-ne-privitav-putina-z-9-travna.html" text:style-name="Internet_20_link" text:visited-style-name="Visited_20_Internet_20_Link">
https://www.ukrinform.ua/rubric-world/3706928-si-czinpin-ne-privitav-putina-z-9-travna.html</text:a>
</text:p>
      <!--NEWS-->
      <text:h text:style-name="P10" text:outline-level="1">
<text:span text:style-name="T4">
Zelensky领导了主要小组的首脑</text:span>
</text:h>
      <text:p text:style-name="P4">
作者: Ukrinform (Person)</text:p>
      <text:p text:style-name="P4">
出版商: Укринформ (Organization)</text:p>
      <text:p text:style-name="P4">
出版时间: 2023-05-09T17:56:00+03:00</text:p>
      <text:p text:style-name="P4">
修改时间: 2023-05-09T17:56:00+03:00</text:p>
      <text:p text:style-name="P4">
描述: 乌克兰沃迪米尔·泽伦斯基（Ukraine Volodymyr Zelensky）主席举行了一个主要团体的首脑会议，该组织致力于建立一个有关侵略乌克兰罪的特别法庭。 它已经由37位参与者组成。  - 乌克林。</text:p>
      <text:p text:style-name="P4">
图片: ["<text:a xlink:type="simple" xlink:href="https://static.ukrinform.com/photos/2023_05/thumb_files/630_360_1683644066-870.jpeg" text:style-name="Internet_20_link" text:visited-style-name="Visited_20_Internet_20_Link">
630_360_16836...</text:a>
"]</text:p>
      <text:p text:style-name="P4">
标签: ['Трибунал', 'Агресія РФ', 'Зеленський', 'Війна з росією']</text:p>
      <text:p text:style-name="P4">
类型: Article</text:p>
      <!--METADATA-->
      <text:p text:style-name="P4">
<draw:frame draw:style-name="fr1" draw:name="Image138" text:anchor-type="as-char" svg:width="6.9236in" svg:height="3.956343in" draw:z-index="0">
<draw:image xlink:href="../Images/yкринформ/2023-05-09T17-56-00-03-00/630_360_1683644066-870.jpeg" xlink:type="simple" xlink:show="embed" xlink:actuate="onLoad" draw:mime-type="image/jpeg"/>
</draw:frame>
乌克兰沃罗迪米尔·泽伦斯基(Ukraine Volodymyr Zelensky)主席进行了一个主要团体的峰会，该组织旨在建立一个有关侵略犯罪的特别法庭。 它的组成已经有37名参与者。</text:p>
      <text:p text:style-name="P4">
乌克兰·德米特里·库莱布(Dmitry Kuleb)外交部长在[]中报道了这一点。(https://twitter.com/DmytroKuleba/status/1655944911504707588)，报道乌克林福姆。</text:p>
      <text:p text:style-name="P4">
“今天，Zelensky领导了由乌克兰外交部发起的特别法庭主要团体的重要峰会。 37名参与者确认他们决心保持俄罗斯对犯罪的更高领导<text:a xlink:type="simple" xlink:href="https://www.ukrinform.ua/tag-russian-aggression" text:style-name="Internet_20_link" text:visited-style-name="Visited_20_Internet_20_Link">
</text:a>
反对乌克兰。 特别法庭将确保正义。”乌克兰外交负责人说。</text:p>
      <text:p text:style-name="P4">
<text:span text:style-name="T5">
viso：<text:a xlink:type="simple" xlink:href="https://t.me/OP_UA/9460" text:style-name="Internet_20_link" text:visited-style-name="Visited_20_Internet_20_Link">
</text:a>
</text:span>
</text:p>
      <text:p text:style-name="P4">
<text:span text:style-name="T4">
另请阅读：</text:span>
 <text:a xlink:type="simple" xlink:href="https://www.ukrinform.ua/rubric-polytics/3704632-zelenskij-ukraina-pracuvatime-nad-stvorennam-okremogo-miznarodnogo-tribunalu-a-ne-gibridnogo.html" text:style-name="Internet_20_link" text:visited-style-name="Visited_20_Internet_20_Link">
<text:span text:style-name="T4">
法庭</text:span>
</text:a>
反过来，乌克兰外交部<text:a xlink:type="simple" xlink:href="https://mfa.gov.ua/news/pid-golovuvannyam-prezidenta-ukrayini-vidbuvsya-samit-koaliciyi-zi-stvorennya-spectribunalu-dlya-kerivnictva-rf" text:style-name="Internet_20_link" text:visited-style-name="Visited_20_Internet_20_Link">
</text:a>
所有参与者都一致确认了俄罗斯高级政治和军事领导层的支持，以解决针对乌克兰的积极战争。</text:p>
      <text:p text:style-name="P4">
“联盟国家坚信俄罗斯侵略不仅威胁乌克兰，而且威胁着和平，安全与民主。 在第二次世界大战中，前所未有的启动者必须通过建立独立的司法机制来惩罚其侵略罪的根本原因，”  - 强调。</text:p>
      <text:p text:style-name="P4">
根据州峰会的结果，联盟批准了他们支持建立独立司法机制的联合声明，特别法庭强调了进一步工作的重要性。</text:p>
      <text:p text:style-name="P4">
<text:span text:style-name="T4">
另请阅读：</text:span>
 <text:a xlink:type="simple" xlink:href="https://www.ukrinform.ua/rubric-ato/3702608-ukraina-gotue-vazlivi-kroki-po-stvorennu-tribunalu-sodo-zlocinu-rosijskoi-agresii.html" text:style-name="Internet_20_link" text:visited-style-name="Visited_20_Internet_20_Link">
</text:a>
据乌克林福姆报道，2022年9月，总统弗拉基米尔·泽伦斯基(Vladimir Zelensky)经历了一个由OP主管Andriy Yermak领导的工作组，后者正在处理一个特别法庭的成立，以使俄罗斯联邦犯下犯罪责任犯罪乌克兰犯罪。 欧洲议会议会，欧洲议会，北约议会议会，欧安组织议会议会和个别州的建立得到了建立。</text:p>
      <text:p text:style-name="P4">
照片：作品</text:p>
      <text:p text:style-name="P4">
News Source: <text:a xlink:type="simple" xlink:href="https://www.ukrinform.ua/rubric-polytics/3706934-zelenskij-ocoliv-samit-osnovnoi-grupi-zi-stvorenna-spectribunalu-z-37-ucasnikami.html" text:style-name="Internet_20_link" text:visited-style-name="Visited_20_Internet_20_Link">
https://www.ukrinform.ua/rubric-polytics/3706934-zelenskij-ocoliv-samit-osnovnoi-grupi-zi-stvorenna-spectribunalu-z-37-ucasnikami.html</text:a>
</text:p>
      <!--NEWS-->
      <text:h text:style-name="P10" text:outline-level="1">
<text:span text:style-name="T4">
Shmigal：设定雄心勃勃的目标 - 在两年内准备进入欧盟</text:span>
</text:h>
      <text:p text:style-name="P4">
作者: Ukrinform (Person)</text:p>
      <text:p text:style-name="P4">
出版商: Укринформ (Organization)</text:p>
      <text:p text:style-name="P4">
出版时间: 2023-05-09T17:58:43+03:00</text:p>
      <text:p text:style-name="P4">
修改时间: 2023-05-09T17:58:43+03:00</text:p>
      <text:p text:style-name="P4">
描述: 两年后，乌克兰应该准备进入欧盟。  - 乌克林。</text:p>
      <text:p text:style-name="P4">
图片: ["<text:a xlink:type="simple" xlink:href="https://static.ukrinform.com/photos/2023_05/thumb_files/630_360_1683644181-375.jpg" text:style-name="Internet_20_link" text:visited-style-name="Visited_20_Internet_20_Link">
630_360_16836...</text:a>
"]</text:p>
      <text:p text:style-name="P4">
标签: ['Євросоюз', 'Шмигаль', 'Документи']</text:p>
      <text:p text:style-name="P4">
类型: Article</text:p>
      <!--METADATA-->
      <text:p text:style-name="P4">
<draw:frame draw:style-name="fr1" draw:name="Image139" text:anchor-type="as-char" svg:width="6.9236in" svg:height="3.956343in" draw:z-index="0">
<draw:image xlink:href="../Images/yкринформ/2023-05-09T17-58-43-03-00/630_360_1683644181-375.jpg" xlink:type="simple" xlink:show="embed" xlink:actuate="onLoad" draw:mime-type="image/jpeg"/>
</draw:frame>
准备准备进入欧洲联盟两年。</text:p>
      <text:p text:style-name="P4">
关于这位乌克兰丹尼斯·史密斯(Denis Shmigal)总理<text:a xlink:type="simple" xlink:href="https://t.me/Denys_Smyhal/5196" text:style-name="Internet_20_link" text:visited-style-name="Visited_20_Internet_20_Link">
</text:a>
在一次政府会议上，乌克林福姆报道。</text:p>
      <text:p text:style-name="P4">
<text:span text:style-name="T5">
viso：<text:a xlink:type="simple" xlink:href="https://t.me/Denys_Smyhal/5196" text:style-name="Internet_20_link" text:visited-style-name="Visited_20_Internet_20_Link">
</text:a>
</text:span>
</text:p>
      <text:p text:style-name="P4">
“我们设定了雄心勃勃的目标：准备在两年内进入欧盟。任务是复杂而复杂的。 我们目前正在分析29,000个欧盟法律文件，这些文件应成为我们立法的一部分。 今年，我们正在考虑在获奖者开始时从欧盟获得政治决定，” Shmigal说。</text:p>
      <text:p text:style-name="P4">
<text:span text:style-name="T4">
另请阅读：</text:span>
 <text:a xlink:type="simple" xlink:href="https://www.ukrinform.ua/rubric-polytics/3706931-urad-rozpodiliv-oboronnu-produkciu-na-dvi-grupi-dla-polegsenna-zakupivli-smigal.html" text:style-name="Internet_20_link" text:visited-style-name="Visited_20_Internet_20_Link">
<text:span text:style-name="T4">
 shmigal </text:span>
</text:a>
据他说，与此同时，该国继续融入欧盟内部市场。他已经同意继续与欧盟继​​续使用“运输”和“经济”签证签证。</text:p>
      <text:p text:style-name="P4">
正如乌克林福姆(Ukrinform(https://www.ukrinform.ua/rubric-economy/3706790-evroparlament-pidtrimav-bezmitnu-torgivlu-z-ukrainou-se-na-rik.html)。</text:p>
      <text:p text:style-name="P4">
照片：Denis Schmigal，电报</text:p>
      <text:p text:style-name="P4">
News Source: <text:a xlink:type="simple" xlink:href="https://www.ukrinform.ua/rubric-polytics/3706935-smigal-stavimo-ambitni-cili-cerez-dva-roki-buti-gotovimi-do-vstupu-v-es.html" text:style-name="Internet_20_link" text:visited-style-name="Visited_20_Internet_20_Link">
https://www.ukrinform.ua/rubric-polytics/3706935-smigal-stavimo-ambitni-cili-cerez-dva-roki-buti-gotovimi-do-vstupu-v-es.html</text:a>
</text:p>
      <!--NEWS-->
      <text:h text:style-name="P10" text:outline-level="1">
<text:span text:style-name="T4">
政府已将超过4700万次转移到了能源效率计划</text:span>
</text:h>
      <text:p text:style-name="P4">
作者: Ukrinform (Person)</text:p>
      <text:p text:style-name="P4">
出版商: Укринформ (Organization)</text:p>
      <text:p text:style-name="P4">
出版时间: 2023-05-09T17:59:18+03:00</text:p>
      <text:p text:style-name="P4">
修改时间: 2023-05-09T17:59:18+03:00</text:p>
      <text:p text:style-name="P4">
描述: 部长的内阁决定将4700万的UAH转移到2023年为能源部提供的预算分配的社区，领土和基础设施部。  - 乌克林。</text:p>
      <text:p text:style-name="P4">
图片: ["<text:a xlink:type="simple" xlink:href="https://static.ukrinform.com/photos/2020_05/thumb_files/630_360_1589463148-862.jpg" text:style-name="Internet_20_link" text:visited-style-name="Visited_20_Internet_20_Link">
630_360_15894...</text:a>
"]</text:p>
      <text:p text:style-name="P4">
标签: ['Гроші', 'Енергоефективність', 'Міністерство відновлення']</text:p>
      <text:p text:style-name="P4">
类型: Article</text:p>
      <!--METADATA-->
      <text:p text:style-name="P4">
<draw:frame draw:style-name="fr1" draw:name="Image140" text:anchor-type="as-char" svg:width="6.9236in" svg:height="3.956343in" draw:z-index="0">
<draw:image xlink:href="../Images/yкринформ/2023-05-09T17-59-18-03-00/630_360_1589463148-862.jpg" xlink:type="simple" xlink:show="embed" xlink:actuate="onLoad" draw:mime-type="image/jpeg"/>
</draw:frame>
部长的内阁决定将2023年为能源部提供的预算分配提供了超过4700万社区，领土和基础设施部的转让。</text:p>
      <text:p text:style-name="P4">
正如乌克林福姆报道的那样，它在[]中报告(https://t.me/tmelnychuk/2275)内阁的永久代表在Verkhovna Rada Taras Melnychuk。</text:p>
      <text:p text:style-name="P4">
“国家预算部在2023年提供的预算拨款&lt;...&gt;
 &lt;...&gt;
的金额为4,700万84.5万hryvnias，在社区，领土和基础设施部为国家能源效率和节能提供了新的预算计划于2023年转移。</text:p>
      <text:p text:style-name="P4">
<text:span text:style-name="T4">
另请阅读：</text:span>
 <text:a xlink:type="simple" xlink:href="https://www.ukrinform.ua/rubric-economy/3704258-v-ukraini-stvorat-specfond-dla-proektiv-energoefektivnosti-prezident-pidpisav-zakon.html" text:style-name="Internet_20_link" text:visited-style-name="Visited_20_Internet_20_Link">
<text:span text:style-name="T4">
能源效率</text:span>
</text:a>
值得注意的是，这项决定是为了确保在有效利用燃料和能源，液体和固体燃料的替代类型，节能和能源效率的替代类型的领域中形成国家政策。</text:p>
      <text:p text:style-name="P4">
如报道，<text:a xlink:type="simple" xlink:href="https://www.ukrinform.ua/tag-kabmin" text:style-name="Internet_20_link" text:visited-style-name="Visited_20_Internet_20_Link">
</text:a>
2月14日，能源效率和能源保护从能源部传播到了Tainfrastructure的社区部。</text:p>
      <text:p text:style-name="P4">
News Source: <text:a xlink:type="simple" xlink:href="https://www.ukrinform.ua/rubric-vidbudova/3706936-urad-peredav-minvidnovlennu-ponad-47-miljoniv-na-programu-energoefektivnosti.html" text:style-name="Internet_20_link" text:visited-style-name="Visited_20_Internet_20_Link">
https://www.ukrinform.ua/rubric-vidbudova/3706936-urad-peredav-minvidnovlennu-ponad-47-miljoniv-na-programu-energoefektivnosti.html</text:a>
</text:p>
      <!--NEWS-->
      <text:h text:style-name="P10" text:outline-level="1">
<text:span text:style-name="T4">
法院将俄罗斯联邦一般情报的个人线人判处12年监禁</text:span>
</text:h>
      <text:p text:style-name="P4">
作者: Ukrinform (Person)</text:p>
      <text:p text:style-name="P4">
出版商: Укринформ (Organization)</text:p>
      <text:p text:style-name="P4">
出版时间: 2023-05-09T18:01:00+03:00</text:p>
      <text:p text:style-name="P4">
修改时间: 2023-05-09T18:01:00+03:00</text:p>
      <text:p text:style-name="P4">
描述: 法院关于乌克兰安全局的材料，判处格子判处12年的徒刑，并没收了俄罗斯联合会武装部队总参谋长的一名个人线人的财产。  - 乌克林。</text:p>
      <text:p text:style-name="P4">
图片: ["<text:a xlink:type="simple" xlink:href="https://static.ukrinform.com/photos/2018_01/thumb_files/630_360_1515506864-9820.jpg" text:style-name="Internet_20_link" text:visited-style-name="Visited_20_Internet_20_Link">
630_360_15155...</text:a>
", "<text:a xlink:type="simple" xlink:href="https://static.ukrinform.com/photos/2023_05/1683642373-212.jpeg" text:style-name="Internet_20_link" text:visited-style-name="Visited_20_Internet_20_Link">
1683642373-21...</text:a>
", "<text:a xlink:type="simple" xlink:href="https://static.ukrinform.com/photos/2023_05/1683642373-591.jpeg" text:style-name="Internet_20_link" text:visited-style-name="Visited_20_Internet_20_Link">
1683642373-59...</text:a>
"]</text:p>
      <text:p text:style-name="P4">
标签: ['СБУ', 'Суд', 'Війна з росією']</text:p>
      <text:p text:style-name="P4">
类型: Article</text:p>
      <!--METADATA-->
      <text:p text:style-name="P4">
<draw:frame draw:style-name="fr1" draw:name="Image141" text:anchor-type="as-char" svg:width="6.9236in" svg:height="3.956343in" draw:z-index="0">
<draw:image xlink:href="../Images/yкринформ/2023-05-09T18-01-00-03-00/630_360_1515506864-9820.jpg" xlink:type="simple" xlink:show="embed" xlink:actuate="onLoad" draw:mime-type="image/jpeg"/>
</draw:frame>
法院被判处12年的刑期判处第12年的刑期，由俄罗斯联合会武装部队总参谋部的主要部门的一名个人线人没收财产。</text:p>
      <text:p text:style-name="P4">
正如乌克林福姆报道的那样，这已经报道了<text:a xlink:type="simple" xlink:href="https://ssu.gov.ua/novyny/zavdiaky-sbu-12-rokiv-za-gratamy-provede-osobysta-informatorka-henerala-rosiiskoho-hru-yakyi-prychetnyi-do-zbyttia-boinha-mh17" text:style-name="Internet_20_link" text:visited-style-name="Visited_20_Internet_20_Link">
</text:a>
.</text:p>
      <text:p text:style-name="P4">
Засудженою є жителька селища Благодатне Донецької області. Встановлено, щовона передавала інформацію співробітнику російської воєнної розвідки зпозивним "Хмурий" — генерал-майору Сергію Дубінському, який причетний дозбиття пасажирського літака "Малайзійських авіаліній", що виконував рейс MH-17у липні 2014 року.</text:p>
      <text:p text:style-name="P4">
<text:span text:style-name="T4">
Читайте також:</text:span>
 <text:a xlink:type="simple" xlink:href="https://www.ukrinform.ua/rubric-kyiv/3706722-u-kievi-vikrili-administratora-telegramkanalu-kolaborantki-montan.html" text:style-name="Internet_20_link" text:visited-style-name="Visited_20_Internet_20_Link">
 </text:a>
根据SBU的说法，这名妇女个人熟悉恐怖分子。 在全面入侵开始后，她通过匿名会议向“阴沉的”走去，在针对乌克兰的战争中提出了帮助。</text:p>
      <text:p text:style-name="P4">
<draw:frame draw:style-name="fr1" draw:name="Image142" text:anchor-type="as-char" svg:width="6.9236in" svg:height="4.615733in" draw:z-index="0">
<draw:image xlink:href="../Images/yкринформ/2023-05-09T18-01-00-03-00/1683642373-212.jpeg" xlink:type="simple" xlink:show="embed" xlink:actuate="onLoad" draw:mime-type="image/jpeg"/>
</draw:frame>
在杜宾斯基的指示下，马利特克人收集了有关国防部队的位置和移动侦察数据，该地区的国防部队，帕夫洛夫卡(Pavlovka)和顿涅茨克(Donetsk)地区的伟大的非卡兹尔卡(Non -Kazlka)。</text:p>
      <text:p text:style-name="P4">
除其他事项外，被定罪的人将信息传递给了俄罗斯军事情报局，并通过乌克兰前锋捍卫者的信息结构和工程障碍。</text:p>
      <text:p text:style-name="P4">
<text:span text:style-name="T4">
另请阅读：</text:span>
 <text:a xlink:type="simple" xlink:href="https://www.ukrinform.ua/rubric-regions/3706653-u-zaporizzi-zatrimali-dvoh-rosijskih-agentiv-gotuvali-terakti-proti-komanduvanna-sil-oboroni.html" text:style-name="Internet_20_link" text:visited-style-name="Visited_20_Internet_20_Link">
</text:a>
合作者还对该地区的俄罗斯空气攻击的后果进行了视频记录，并向侵略​​者发送了适当的“报告”。 另一个任务是将个人数据的敌人收集并将其转移到乌克兰东部暂时捕获的领土的运动的参与者中。</text:p>
      <text:p text:style-name="P4">
SBU的工作人员于2022年6月在克雷姆班克(Kremenchuk)进行了认定，该妇女躲在那里，该妇女躲在那里，该妇女躲避正义。</text:p>
      <text:p text:style-name="P4">
<draw:frame draw:style-name="fr1" draw:name="Image143" text:anchor-type="as-char" svg:width="6.662554in" svg:height="10.0in" draw:z-index="0">
<draw:image xlink:href="../Images/yкринформ/2023-05-09T18-01-00-03-00/1683642373-591.jpeg" xlink:type="simple" xlink:show="embed" xlink:actuate="onLoad" draw:mime-type="image/jpeg"/>
</draw:frame>
在该人的临时居住地进行搜索时，检测到具有犯罪活动证据的手机。根据调查人员收集的证据，法院根据第7部分的ART判处合作者有罪。 111-1(提供非法武装或准军事形成，是由临时占领领土和/或武装援助状态在对抗武装部队中的援助状态)乌克兰的刑法。</text:p>
      <text:p text:style-name="P4">
正如乌克林福姆报道的<text:a xlink:type="simple" xlink:href="https://www.ukrinform.ua/rubric-society/3705195-zdavav-rosianam-pozicii-ppo-odesitu-dali-15-rokiv-vaznici.html" text:style-name="Internet_20_link" text:visited-style-name="Visited_20_Internet_20_Link">
</text:a>
，这使俄罗斯入侵者是乌克兰系统防御的位置。</text:p>
      <text:p text:style-name="P4">
照片由文字：SBU</text:p>
      <text:p text:style-name="P4">
News Source: <text:a xlink:type="simple" xlink:href="https://www.ukrinform.ua/rubric-society/3706921-sud-dav-12-rokiv-vaznici-osobistij-informatorci-generala-rozvidki-rf.html" text:style-name="Internet_20_link" text:visited-style-name="Visited_20_Internet_20_Link">
https://www.ukrinform.ua/rubric-society/3706921-sud-dav-12-rokiv-vaznici-osobistij-informatorci-generala-rozvidki-rf.html</text:a>
</text:p>
      <!--NEWS-->
      <text:h text:style-name="P10" text:outline-level="1">
<text:span text:style-name="T4">
卢宾会见了欧安组织秘书长 - 谈论被驱逐出境的乌克兰儿童的回归</text:span>
</text:h>
      <text:p text:style-name="P4">
作者: Ukrinform (Person)</text:p>
      <text:p text:style-name="P4">
出版商: Укринформ (Organization)</text:p>
      <text:p text:style-name="P4">
出版时间: 2023-05-09T18:02:44+03:00</text:p>
      <text:p text:style-name="P4">
修改时间: 2023-05-09T18:02:44+03:00</text:p>
      <text:p text:style-name="P4">
描述: Verkhovna Rada人权委员Dmitry Lubinets讨论了欧洲俄亥俄州OSCE Helga Maria Schmidt的俄勒冈州秘书秘书的俄罗斯返回的问题，以及俄罗斯的平民人质。  - 乌克林。</text:p>
      <text:p text:style-name="P4">
图片: ["<text:a xlink:type="simple" xlink:href="https://static.ukrinform.com/photos/2023_05/thumb_files/630_360_1683644549-375.jpeg" text:style-name="Internet_20_link" text:visited-style-name="Visited_20_Internet_20_Link">
630_360_16836...</text:a>
"]</text:p>
      <text:p text:style-name="P4">
标签: ['Депортація', 'Діти', 'ОБСЄ', 'Заручники', 'Дмитро Лубінець']</text:p>
      <text:p text:style-name="P4">
类型: Article</text:p>
      <!--METADATA-->
      <text:p text:style-name="P4">
<draw:frame draw:style-name="fr1" draw:name="Image144" text:anchor-type="as-char" svg:width="6.9236in" svg:height="3.956343in" draw:z-index="0">
<draw:image xlink:href="../Images/yкринформ/2023-05-09T18-02-44-03-00/630_360_1683644549-375.jpeg" xlink:type="simple" xlink:show="embed" xlink:actuate="onLoad" draw:mime-type="image/jpeg"/>
</draw:frame>
Verkhovna Rada人权专员Dmitry Lubinets讨论了OSCE秘书长玛丽亚·施密特(Helga Maria Schmidt)。</text:p>
      <text:p text:style-name="P4">
正如乌克林福姆报道的那样，这在[]中报道了(https://t.me/dmytro_lubinetzs/2387)监察员。</text:p>
      <text:p text:style-name="P4">
声明说：“他会见了欧安组织秘书长赫尔加·玛丽亚·施密特(Helga Maria Schmidt)。两个非常重要的话题已经完成 - 俄罗斯儿童被俄罗斯驱逐出境以及平民人质。”</text:p>
      <text:p text:style-name="P4">
正如所指出的那样，卢比尼特(Lubinets)强调，返回儿童和平民的问题一直处于国际社会的重点。</text:p>
      <text:p text:style-name="P4">
<text:span text:style-name="T4">
另请阅读：</text:span>
 <text:a xlink:type="simple" xlink:href="https://www.ukrinform.ua/rubric-society/3705930-ermak-obgovoriv-z-ambasadorami-united24-povernenna-vikradenih-rosieu-ditej.html" text:style-name="Internet_20_link" text:visited-style-name="Visited_20_Internet_20_Link">
</text:a>
此外，各方考虑了这些项目<text:a xlink:type="simple" xlink:href="https://www.ukrinform.ua/tag-obse" text:style-name="Internet_20_link" text:visited-style-name="Visited_20_Internet_20_Link">
</text:a>
支持乌克兰。</text:p>
      <text:p text:style-name="P4">
据报道，Verkhovna Rada人权专员Dmitry Lubin会见了美国驻俄亥俄州迈克尔·卡彭特的大使。</text:p>
      <text:p text:style-name="P4">
News Source: <text:a xlink:type="simple" xlink:href="https://www.ukrinform.ua/rubric-society/3706938-lubinec-zustrivsa-z-gensekom-obse-govorili-pro-povernenna-deportovanih-ukrainskih-ditej.html" text:style-name="Internet_20_link" text:visited-style-name="Visited_20_Internet_20_Link">
https://www.ukrinform.ua/rubric-society/3706938-lubinec-zustrivsa-z-gensekom-obse-govorili-pro-povernenna-deportovanih-ukrainskih-ditej.html</text:a>
</text:p>
      <!--NEWS-->
      <text:h text:style-name="P10" text:outline-level="1">
<text:span text:style-name="T4">
Beach Football妇女团队在BSWW的前五名中保留了一席之地</text:span>
</text:h>
      <text:p text:style-name="P4">
作者: Ukrinform (Person)</text:p>
      <text:p text:style-name="P4">
出版商: Укринформ (Organization)</text:p>
      <text:p text:style-name="P4">
出版时间: 2023-05-09T18:03:29+03:00</text:p>
      <text:p text:style-name="P4">
修改时间: 2023-05-09T18:03:29+03:00</text:p>
      <text:p text:style-name="P4">
描述: 全球足球组织（BSWW）更新了男子和女子国家队的评分。  - 乌克林。</text:p>
      <text:p text:style-name="P4">
图片: ["<text:a xlink:type="simple" xlink:href="https://static.ukrinform.com/photos/2023_05/thumb_files/630_360_1683644554-267.jpg" text:style-name="Internet_20_link" text:visited-style-name="Visited_20_Internet_20_Link">
630_360_16836...</text:a>
"]</text:p>
      <text:p text:style-name="P4">
标签: ['Рейтинг', 'пляжний футбол']</text:p>
      <text:p text:style-name="P4">
类型: Article</text:p>
      <!--METADATA-->
      <text:p text:style-name="P4">
<draw:frame draw:style-name="fr1" draw:name="Image145" text:anchor-type="as-char" svg:width="6.9236in" svg:height="3.956343in" draw:z-index="0">
<draw:image xlink:href="../Images/yкринформ/2023-05-09T18-03-29-03-00/630_360_1683644554-267.jpg" xlink:type="simple" xlink:show="embed" xlink:actuate="onLoad" draw:mime-type="image/jpeg"/>
</draw:frame>
海滩足球的世界组织(BSWW)更新了男性和女性收集的评级。</text:p>
      <text:p text:style-name="P4">
根据官员<text:a xlink:type="simple" xlink:href="https://beachsoccer.com/" text:style-name="Internet_20_link" text:visited-style-name="Visited_20_Internet_20_Link">
</text:a>
乌克利福姆报道，BSWW的女子国家队有649分，位于第五位。</text:p>
      <text:p text:style-name="P4">
“蓝色和黄色”在巴西后面落后35分。 西班牙领先，英格兰是第二，第三是美国。</text:p>
      <text:p text:style-name="P4">
1005分的乌克兰男子国家队排名第15位，落后阿根廷56分。 该评级由巴西国家队领导，第二个是葡萄牙，第三名 - 巴拉圭。</text:p>
      <text:p text:style-name="P4">
<text:span text:style-name="T4">
另请阅读：</text:span>
 <text:a xlink:type="simple" xlink:href="https://www.ukrinform.ua/rubric-sports/3706520-real-i-mancester-siti-vidkrivaut-12-finalu-ligi-cempioniv-uefa.html" text:style-name="Internet_20_link" text:visited-style-name="Visited_20_Internet_20_Link">
</text:a>
正如乌克兰足球协会所通知( <text:a xlink:type="simple" xlink:href="https://uaf.ua/article/48205" text:style-name="Internet_20_link" text:visited-style-name="Visited_20_Internet_20_Link">
 </text:a>
)，今年为乌克兰举行的男子和女子系列的首场官方锦标赛将是波兰克拉科夫的欧洲奥运会(6月26日至30日).</text:p>
      <text:p text:style-name="P4">
Фото: Асоціація пляжного футболу України.</text:p>
      <text:p text:style-name="P4">
News Source: <text:a xlink:type="simple" xlink:href="https://www.ukrinform.ua/rubric-sports/3706939-zinoca-zbirna-ukraini-z-plaznogo-futbolu-zberegla-misce-v-top5-rejtingu-bsww.html" text:style-name="Internet_20_link" text:visited-style-name="Visited_20_Internet_20_Link">
https://www.ukrinform.ua/rubric-sports/3706939-zinoca-zbirna-ukraini-z-plaznogo-futbolu-zberegla-misce-v-top5-rejtingu-bsww.html</text:a>
</text:p>
      <!--NEWS-->
      <text:h text:style-name="P10" text:outline-level="1">
<text:span text:style-name="T4">
乌克兰需要为进入欧盟的艰难谈判做准备-Yelchenko</text:span>
</text:h>
      <text:p text:style-name="P4">
作者: Ukrinform (Person)</text:p>
      <text:p text:style-name="P4">
出版商: Укринформ (Organization)</text:p>
      <text:p text:style-name="P4">
出版时间: 2023-05-09T18:06:15+03:00</text:p>
      <text:p text:style-name="P4">
修改时间: 2023-05-09T18:06:15+03:00</text:p>
      <text:p text:style-name="P4">
描述: 乌克兰需要为进入欧盟进行艰难的谈判做准备，尤其是在那些有关农业部门的谈判负责人时。  - 乌克林。</text:p>
      <text:p text:style-name="P4">
图片: ["<text:a xlink:type="simple" xlink:href="https://static.ukrinform.com/photos/2019_12/thumb_files/630_360_1576744258-539.jpg" text:style-name="Internet_20_link" text:visited-style-name="Visited_20_Internet_20_Link">
630_360_15767...</text:a>
"]</text:p>
      <text:p text:style-name="P4">
标签: ['Єльченко', 'Євросоюз', 'Україна', 'Єдині новини']</text:p>
      <text:p text:style-name="P4">
类型: Article</text:p>
      <!--METADATA-->
      <text:p text:style-name="P4">
<draw:frame draw:style-name="fr1" draw:name="Image146" text:anchor-type="as-char" svg:width="6.9236in" svg:height="3.956343in" draw:z-index="0">
<draw:image xlink:href="../Images/yкринформ/2023-05-09T18-06-15-03-00/630_360_1576744258-539.jpg" xlink:type="simple" xlink:show="embed" xlink:actuate="onLoad" draw:mime-type="image/jpeg"/>
</draw:frame>
乌克兰正在为进入欧盟的艰难谈判做准备，尤其是在有关农业部门的诉讼中。</text:p>
      <text:p text:style-name="P4">
乌克林福姆报道，这一意见是由乌克兰前永久代表在联合国VolodyMylChenko的“统一新闻”中表达的。</text:p>
      <text:p text:style-name="P4">
外交官指出，谈判是一个非常复杂且漫长的过程，该通过不应低估乌克兰必须做的作业，尤其是政治和法律改革。</text:p>
      <text:p text:style-name="P4">
根据Yelchenko的说法，尽管欧洲合作伙伴了解到在此期间很难体现它们，但没有人会取消这些改革。</text:p>
      <text:p text:style-name="P4">
“关于谈判本身，这些是第一个结论<text:a xlink:type="simple" xlink:href="https://www.ukrinform.ua/tag-evrokomisia" text:style-name="Internet_20_link" text:visited-style-name="Visited_20_Internet_20_Link">
</text:a>
她必须为每个经理提供的服务 - 有很多。 然后，如果某些国家有自己的暴露，我们会看到，例如，我们和斯洛伐克之间关于农业产品供应的最新问题，它们会表达出来。”联合国。</text:p>
      <text:p text:style-name="P4">
他指出，这些问题不应减少，因为乌克兰是一个拥有优质产品的大型农业国家，是波兰，罗马尼亚保加利亚和斯洛伐克等类似国家的自然竞争者。</text:p>
      <text:p text:style-name="P4">
<text:span text:style-name="T4">
另请阅读：</text:span>
 <text:a xlink:type="simple" xlink:href="https://www.ukrinform.ua/rubric-polytics/3706935-smigal-stavimo-ambitni-cili-cerez-dva-roki-buti-gotovimi-do-vstupu-v-es.html" text:style-name="Internet_20_link" text:visited-style-name="Visited_20_Internet_20_Link">
<text:span text:style-name="T4">
 shmigal </text:span>
</text:a>
“我们需要为艰难的谈判做好准备。 这些是配额和大小的sissdidium-许多事情只能由我们在政府中拥有的狭窄型材料来理解。 我真诚地希望他们成功，因为不仅如此 - 他们坐下，同意并投票。 外交官警告说：“为我们将进入欧盟的条件，必须为每个单词(律师)而战，以便不是我们经济领域的受害者。”</text:p>
      <text:p text:style-name="P4">
他认为，我们可以说“安东诺夫的空间和飞机”，但是今天，乌克兰确实可以提供大量欧洲需求的高质量农产品。</text:p>
      <text:p text:style-name="P4">
“但是有些国家也想在那里出售他们的产品。 因此，我们需要为艰难的谈判做准备。” Yelchenko强调。</text:p>
      <text:p text:style-name="P4">
News Source: <text:a xlink:type="simple" xlink:href="https://www.ukrinform.ua/rubric-polytics/3706940-ukraini-treba-gotuvatisa-do-skladnih-peregovoriv-pro-vstup-do-es-elcenko.html" text:style-name="Internet_20_link" text:visited-style-name="Visited_20_Internet_20_Link">
https://www.ukrinform.ua/rubric-polytics/3706940-ukraini-treba-gotuvatisa-do-skladnih-peregovoriv-pro-vstup-do-es-elcenko.html</text:a>
</text:p>
      <!--NEWS-->
      <text:h text:style-name="P10" text:outline-level="1">
<text:span text:style-name="T4">
在全面入侵俄罗斯期间，欧盟已提供200亿美元支持乌克兰</text:span>
</text:h>
      <text:p text:style-name="P4">
作者: Ukrinform (Person)</text:p>
      <text:p text:style-name="P4">
出版商: Укринформ (Organization)</text:p>
      <text:p text:style-name="P4">
出版时间: 2023-05-09T18:07:50+03:00</text:p>
      <text:p text:style-name="P4">
修改时间: 2023-05-09T18:07:50+03:00</text:p>
      <text:p text:style-name="P4">
描述: 自全面俄罗斯入侵以来，欧盟成员国及其机构已获得200亿美元，以支持乌克兰的经济和金融稳定。  - 乌克林。</text:p>
      <text:p text:style-name="P4">
图片: ["<text:a xlink:type="simple" xlink:href="https://static.ukrinform.com/photos/2018_12/thumb_files/630_360_1545154481-916.jpg" text:style-name="Internet_20_link" text:visited-style-name="Visited_20_Internet_20_Link">
630_360_15451...</text:a>
"]</text:p>
      <text:p text:style-name="P4">
标签: ['Євросоюз', 'допомога', 'Шмигаль']</text:p>
      <text:p text:style-name="P4">
类型: Article</text:p>
      <!--METADATA-->
      <text:p text:style-name="P4">
<draw:frame draw:style-name="fr1" draw:name="Image147" text:anchor-type="as-char" svg:width="6.9236in" svg:height="3.956343in" draw:z-index="0">
<draw:image xlink:href="../Images/yкринформ/2023-05-09T18-07-50-03-00/630_360_1545154481-916.jpg" xlink:type="simple" xlink:show="embed" xlink:actuate="onLoad" draw:mime-type="image/jpeg"/>
</draw:frame>
自全面入侵以支持乌克兰的经济和金融稳定以来，欧盟成员国及其机构已经产生了200亿美元。</text:p>
      <text:p text:style-name="P4">
关于这位乌克兰丹尼斯·史密斯(Denis Shmigal)总理<text:a xlink:type="simple" xlink:href="https://t.me/Denys_Smyhal/5196" text:style-name="Internet_20_link" text:visited-style-name="Visited_20_Internet_20_Link">
</text:a>
在一次政府会议上，乌克林福姆报道。</text:p>
      <text:p text:style-name="P4">
“从俄罗斯对欧盟的入侵开始开始，乌克兰预算已成为主要捐助者。 欧盟成员国及其机构的200亿美元用于支持乌克兰的经济和金融稳定。”</text:p>
      <text:p text:style-name="P4">
<text:span text:style-name="T4">
另请阅读：</text:span>
 <text:a xlink:type="simple" xlink:href="https://www.ukrinform.ua/rubric-polytics/3706935-smigal-stavimo-ambitni-cili-cerez-dva-roki-buti-gotovimi-do-vstupu-v-es.html" text:style-name="Internet_20_link" text:visited-style-name="Visited_20_Internet_20_Link">
<text:span text:style-name="T4">
 shmigal </text:span>
</text:a>
据他说，欧洲国家的军事援助帮助我们的乌克兰制止了俄罗斯入侵者。 欧盟对俄罗斯的十方制裁措施显着使克里姆林宫对这种侵略的融资变得复杂。 “而且我们一致地继续这样的制裁政策。 我感谢我们的欧洲朋友和盟友提供人道主义援助。 事实是，采用了数百万乌克兰家庭。 我感谢所有团结和支持的步骤。 乌克兰的Bonegus是欧洲的胜利。”总理说。</text:p>
      <text:p text:style-name="P4">
据报道，欧盟的经济和财政援助以及调节乌克兰的农产品的并发症，据报道是欧盟国家的农产品的并发症，在乌克兰乌克兰沃罗迪米·泽伦斯基(Ukraine Volodymyr Zelensky)会议期间与欧洲委员会主席Vonate der der len召开时，是讨论的主题。谁在基辅欧洲日。</text:p>
      <text:p text:style-name="P4">
News Source: <text:a xlink:type="simple" xlink:href="https://www.ukrinform.ua/rubric-economy/3706941-es-za-cas-povnomasstabnogo-vtorgnenna-rosii-nadav-20-milardiv-dla-pidtrimki-ukraini.html" text:style-name="Internet_20_link" text:visited-style-name="Visited_20_Internet_20_Link">
https://www.ukrinform.ua/rubric-economy/3706941-es-za-cas-povnomasstabnogo-vtorgnenna-rosii-nadav-20-milardiv-dla-pidtrimki-ukraini.html</text:a>
</text:p>
      <!--NEWS-->
      <text:h text:style-name="P10" text:outline-level="1">
<text:span text:style-name="T4">
政府开始了一个新项目，以恢复需要特别关注的儿童-Shmigal</text:span>
</text:h>
      <text:p text:style-name="P4">
作者: Ukrinform (Person)</text:p>
      <text:p text:style-name="P4">
出版商: Укринформ (Organization)</text:p>
      <text:p text:style-name="P4">
出版时间: 2023-05-09T18:10:00+03:00</text:p>
      <text:p text:style-name="P4">
修改时间: 2023-05-09T18:10:00+03:00</text:p>
      <text:p text:style-name="P4">
描述: 部长的内阁开始在健康组织和需要特殊社会关注和支持的儿童娱乐领域实施一个新项目。  - 乌克林。</text:p>
      <text:p text:style-name="P4">
图片: ["<text:a xlink:type="simple" xlink:href="https://static.ukrinform.com/photos/2023_02/thumb_files/630_360_1676995305-131.jpg" text:style-name="Internet_20_link" text:visited-style-name="Visited_20_Internet_20_Link">
630_360_16769...</text:a>
"]</text:p>
      <text:p text:style-name="P4">
标签: ['Діти', 'Оздоровлення', 'Шмигаль']</text:p>
      <text:p text:style-name="P4">
类型: Article</text:p>
      <!--METADATA-->
      <text:p text:style-name="P4">
<draw:frame draw:style-name="fr1" draw:name="Image148" text:anchor-type="as-char" svg:width="6.9236in" svg:height="3.956343in" draw:z-index="0">
<draw:image xlink:href="../Images/yкринформ/2023-05-09T18-10-00-03-00/630_360_1676995305-131.jpg" xlink:type="simple" xlink:show="embed" xlink:actuate="onLoad" draw:mime-type="image/jpeg"/>
</draw:frame>
部长的内阁开始在健康组织和需要特殊社会关注和支持的儿童娱乐领域实施一个新项目。</text:p>
      <text:p text:style-name="P4">
关于这位乌克兰丹尼斯·史密斯(Denis Shmigal)总理<text:a xlink:type="simple" xlink:href="https://t.me/Denys_Smyhal/5196" text:style-name="Internet_20_link" text:visited-style-name="Visited_20_Internet_20_Link">
</text:a>
在一次政府会议上，乌克林福姆报道。</text:p>
      <text:p text:style-name="P4">
“政府开始在组织需要特殊社会关注和支持的儿童康复领域实施一个新项目。我们实施了“金钱跟随儿童”的原则。 也就是说，儿童的离心和康复将为每个孩子的其余部分获得资金。 而他们的孩子及其家人将能够选择休息的地方。” Shmigal说。</text:p>
      <text:p text:style-name="P4">
据他说，这种方法是由[]的当局引入的，以恢复和娱乐。(https://www.ukrinform.ua/tag-invalidnist)，来自低收入家庭的大孩子的孩子，在Donetsk，Dnipropetrovsk，Zaporizhia，Lugansk，Mykolaiv，Sumy，Kharkiv，Kharkiv，Kherson，Kherson和Chernihiv地区注册。</text:p>
      <text:p text:style-name="P4">
<text:span text:style-name="T4">
另请阅读：</text:span>
 <text:a xlink:type="simple" xlink:href="https://www.ukrinform.ua/rubric-society/3706901-urad-shvaliv-utvorenna-koordinacijnih-centriv-z-pidtrimki-civilnogo-naselenna.html" text:style-name="Internet_20_link" text:visited-style-name="Visited_20_Internet_20_Link">
</text:a>
如<text:a xlink:type="simple" xlink:href="https://t.me/tmelnychuk/2273" text:style-name="Internet_20_link" text:visited-style-name="Visited_20_Internet_20_Link">
</text:a>
部长塔拉斯·梅尔尼奇克(Taras Melnychuk)内阁的永久代表，是关于为国家拥有的企业“国际儿童中心“ Artek”，“乌克兰儿童中心“年轻后卫”和儿童健康尊重和最高娱乐活动的儿童保健营提供服务根据“儿童之后的钱”原则，在州财产和财产登记册中包含的类别。总的来说，今年计划涵盖25,000名需要特殊社会支持的儿童的健康和娱乐服务。</text:p>
      <text:p text:style-name="P4">
News Source: <text:a xlink:type="simple" xlink:href="https://www.ukrinform.ua/rubric-society/3706943-urad-pocinae-novij-proekt-iz-ozdorovlenna-ditej-aki-potrebuut-osoblivoi-uvagi-smigal.html" text:style-name="Internet_20_link" text:visited-style-name="Visited_20_Internet_20_Link">
https://www.ukrinform.ua/rubric-society/3706943-urad-pocinae-novij-proekt-iz-ozdorovlenna-ditej-aki-potrebuut-osoblivoi-uvagi-smigal.html</text:a>
</text:p>
      <!--NEWS-->
      <text:h text:style-name="P10" text:outline-level="1">
<text:span text:style-name="T4">
政府扩大了关键基础设施的清单</text:span>
</text:h>
      <text:p text:style-name="P4">
作者: Ukrinform (Person)</text:p>
      <text:p text:style-name="P4">
出版商: Укринформ (Organization)</text:p>
      <text:p text:style-name="P4">
出版时间: 2023-05-09T18:11:33+03:00</text:p>
      <text:p text:style-name="P4">
修改时间: 2023-05-09T18:11:33+03:00</text:p>
      <text:p text:style-name="P4">
描述: 在2023年5月9日的一次会议上，乌克兰部长的内阁将兽医制剂和电梯的制造商引入了关键基础设施的清单。  - 乌克林。</text:p>
      <text:p text:style-name="P4">
图片: ["<text:a xlink:type="simple" xlink:href="https://static.ukrinform.com/photos/2022_08/thumb_files/630_360_1659708198-453.jpg" text:style-name="Internet_20_link" text:visited-style-name="Visited_20_Internet_20_Link">
630_360_16597...</text:a>
"]</text:p>
      <text:p text:style-name="P4">
标签: ['Кабмін', 'Критична інфраструктура']</text:p>
      <text:p text:style-name="P4">
类型: Article</text:p>
      <!--METADATA-->
      <text:p text:style-name="P4">
<draw:frame draw:style-name="fr1" draw:name="Image149" text:anchor-type="as-char" svg:width="6.9236in" svg:height="3.956343in" draw:z-index="0">
<draw:image xlink:href="../Images/yкринформ/2023-05-09T18-11-33-03-00/630_360_1659708198-453.jpg" xlink:type="simple" xlink:show="embed" xlink:actuate="onLoad" draw:mime-type="image/jpeg"/>
</draw:frame>
在2023年5月9日的一次会议上，乌克兰部长的内阁将兽医产品和电梯的制造商引入了关键基础设施对象的清单。</text:p>
      <text:p text:style-name="P4">
根据乌克林福姆的说法，部长塔拉斯·梅尔尼丘克(Taras Melnychuk)内阁代表[]报告了这一点(https://t.me/tmelnychuk/2272)“对关键基础设施部门列表的修订，由CMU批准为09.10.2020 n 1109“一些问题电梯”，在消息中说。</text:p>
      <text:p text:style-name="P4">
<text:span text:style-name="T4">
另请阅读：</text:span>
 <text:a xlink:type="simple" xlink:href="https://www.ukrinform.ua/rubric-polytics/3706931-urad-rozpodiliv-oboronnu-produkciu-na-dvi-grupi-dla-polegsenna-zakupivli-smigal.html" text:style-name="Internet_20_link" text:visited-style-name="Visited_20_Internet_20_Link">
<text:span text:style-name="T4">
 shmigal </text:span>
</text:a>
据报道，在农业领域，对象基础设施清单还包括从事农业和/或食品生产和加工的企业<text:a xlink:type="simple" xlink:href="https://www.ukrinform.ua/tag-produkti" text:style-name="Internet_20_link" text:visited-style-name="Visited_20_Internet_20_Link">
</text:a>
，以及灌溉系统和渠道的操作。</text:p>
      <text:p text:style-name="P4">
News Source: <text:a xlink:type="simple" xlink:href="https://www.ukrinform.ua/rubric-economy/3706944-urad-rozsiriv-perelik-obektiv-kriticnoi-infrastrukturi.html" text:style-name="Internet_20_link" text:visited-style-name="Visited_20_Internet_20_Link">
https://www.ukrinform.ua/rubric-economy/3706944-urad-rozsiriv-perelik-obektiv-kriticnoi-infrastrukturi.html</text:a>
</text:p>
      <!--NEWS-->
      <text:h text:style-name="P10" text:outline-level="1">
<text:span text:style-name="T4">
关于与中国的外交丑闻有关的trude：我们将无法恐吓</text:span>
</text:h>
      <text:p text:style-name="P4">
作者: Ukrinform (Person)</text:p>
      <text:p text:style-name="P4">
出版商: Укринформ (Organization)</text:p>
      <text:p text:style-name="P4">
出版时间: 2023-05-09T18:15:00+03:00</text:p>
      <text:p text:style-name="P4">
修改时间: 2023-05-09T18:15:00+03:00</text:p>
      <text:p text:style-name="P4">
描述: 中国将无法通过宣布非grata a外交官角色来恐吓加拿大的措施。  - 乌克林。</text:p>
      <text:p text:style-name="P4">
图片: ["<text:a xlink:type="simple" xlink:href="https://static.ukrinform.com/photos/2019_07/thumb_files/630_360_1562136728-432.jpeg" text:style-name="Internet_20_link" text:visited-style-name="Visited_20_Internet_20_Link">
630_360_15621...</text:a>
"]</text:p>
      <text:p text:style-name="P4">
标签: ['Канада', 'Китай', 'Трюдо']</text:p>
      <text:p text:style-name="P4">
类型: Article</text:p>
      <!--METADATA-->
      <text:p text:style-name="P4">
<draw:frame draw:style-name="fr1" draw:name="Image150" text:anchor-type="as-char" svg:width="6.9236in" svg:height="3.956343in" draw:z-index="0">
<draw:image xlink:href="../Images/yкринформ/2023-05-09T18-15-00-03-00/630_360_1562136728-432.jpeg" xlink:type="simple" xlink:show="embed" xlink:actuate="onLoad" draw:mime-type="image/jpeg"/>
</draw:frame>
通过宣布一个非Grittakitary的外交官，中国不可能通过措施来恐吓加拿大。</text:p>
      <text:p text:style-name="P4">
根据乌克林的通讯员的说法，贾斯汀·特鲁多(Justin Trudeau)在渥太华说这句话。</text:p>
      <text:p text:style-name="P4">
特鲁迪亚说：“我们了解这些行动是有回应的，但我们将无法恐吓他们做他们所需的一切，以保护加拿大人免受外国支持。”</text:p>
      <text:p text:style-name="P4">
<text:span text:style-name="T4">
另请阅读：</text:span>
 <text:a xlink:type="simple" xlink:href="https://www.ukrinform.ua/rubric-world/3706755-u-mzs-kitau-prokomentuvali-vidvorenna-kanadskogo-diplomata.html" text:style-name="Internet_20_link" text:visited-style-name="Visited_20_Internet_20_Link">
</text:a>
正如乌克林福姆报道的<text:a xlink:type="simple" xlink:href="https://www.ukrinform.ua/rubric-world/3706562-kanada-ogolosila-personou-non-grata-spivrobitnika-dipmisii-kitau.html" text:style-name="Internet_20_link" text:visited-style-name="Visited_20_Internet_20_Link">
</text:a>
中国的外交宣教雇员试图接收北京信息以恐吓加拿大副手。</text:p>
      <text:p text:style-name="P4">
回答 <text:a xlink:type="simple" xlink:href="https://www.ukrinform.ua/rubric-world/3706599-kitaj-visilae-z-kraini-kanadskogo-konsula.html" text:style-name="Internet_20_link" text:visited-style-name="Visited_20_Internet_20_Link">
 </text:a>
 <text:a xlink:type="simple" xlink:href="https://www.ukrinform.ua/rubric-world/3706599-kitaj-visilae-z-kraini-kanadskogo-konsula.html" text:style-name="Internet_20_link" text:visited-style-name="Visited_20_Internet_20_Link">
 </text:a>
加拿大加拿大驻上海总领事馆，要求他离开中国三天。</text:p>
      <text:p text:style-name="P4">
News Source: <text:a xlink:type="simple" xlink:href="https://www.ukrinform.ua/rubric-world/3706946-trudo-pro-diplomaticnij-skandal-iz-kitaem-nas-ne-vdastsa-zalakati.html" text:style-name="Internet_20_link" text:visited-style-name="Visited_20_Internet_20_Link">
https://www.ukrinform.ua/rubric-world/3706946-trudo-pro-diplomaticnij-skandal-iz-kitaem-nas-ne-vdastsa-zalakati.html</text:a>
</text:p>
      <!--NEWS-->
      <text:h text:style-name="P10" text:outline-level="1">
<text:span text:style-name="T4">
政府每项项目“ Heal Ukraine”（总理）吸引了超过3.5亿的赠款</text:span>
</text:h>
      <text:p text:style-name="P4">
作者: Ukrinform (Person)</text:p>
      <text:p text:style-name="P4">
出版商: Укринформ (Organization)</text:p>
      <text:p text:style-name="P4">
出版时间: 2023-05-09T18:21:39+03:00</text:p>
      <text:p text:style-name="P4">
修改时间: 2023-05-09T18:21:39+03:00</text:p>
      <text:p text:style-name="P4">
描述: 部长的内阁吸引了超过3.5亿卢比的赠款，以重建被摧毁的医院并购买新设备。  - 乌克林。</text:p>
      <text:p text:style-name="P4">
图片: ["<text:a xlink:type="simple" xlink:href="https://static.ukrinform.com/photos/2023_01/thumb_files/630_360_1673976863-201.jpg" text:style-name="Internet_20_link" text:visited-style-name="Visited_20_Internet_20_Link">
630_360_16739...</text:a>
"]</text:p>
      <text:p text:style-name="P4">
标签: ['Кабмін', 'Медицина', 'Шмигаль', 'Грант', 'Відбудова']</text:p>
      <text:p text:style-name="P4">
类型: Article</text:p>
      <!--METADATA-->
      <text:p text:style-name="P4">
<draw:frame draw:style-name="fr1" draw:name="Image151" text:anchor-type="as-char" svg:width="6.9236in" svg:height="3.956343in" draw:z-index="0">
<draw:image xlink:href="../Images/yкринформ/2023-05-09T18-21-39-03-00/630_360_1673976863-201.jpg" xlink:type="simple" xlink:show="embed" xlink:actuate="onLoad" draw:mime-type="image/jpeg"/>
</draw:frame>
内阁部长吸引了超过3.5亿卢比的赠款，以重建被摧毁的医院购买新设备。</text:p>
      <text:p text:style-name="P4">
关于这位乌克兰丹尼斯·史密斯(Denis Shmigal)总理<text:a xlink:type="simple" xlink:href="https://t.me/Denys_Smyhal/5196" text:style-name="Internet_20_link" text:visited-style-name="Visited_20_Internet_20_Link">
</text:a>
在一次政府会议上，乌克林福姆报道。</text:p>
      <text:p text:style-name="P4">
“今天，在政府议程上，我们在领域中做出了重要决定，从而提高了购买和社会支持的透明度。 政府记录了另一笔超过UAH 3.5亿的赠款，以加强和恢复乌克兰的卫生保健系统。 这是治疗乌克兰项目，与世界银行集团保持和平。”他说<text:a xlink:type="simple" xlink:href="https://www.ukrinform.ua/tag-smigal" text:style-name="Internet_20_link" text:visited-style-name="Visited_20_Internet_20_Link">
</text:a>
。</text:p>
      <text:p text:style-name="P4">
视频： <text:a xlink:type="simple" xlink:href="https://t.me/Denys_Smyhal/5196" text:style-name="Internet_20_link" text:visited-style-name="Visited_20_Internet_20_Link">
</text:a>
据他介绍，这些资金将有助于重建新设备的塔扎克普尔的被摧毁的医院。 该计划的一个重要组成部分是提高在DE工业区提供医疗服务的效率，特别是维护具有替代营养资源的医院。</text:p>
      <text:p text:style-name="P4">
<text:span text:style-name="T4">
另请阅读：</text:span>
 <text:a xlink:type="simple" xlink:href="https://www.ukrinform.ua/rubric-society/3706259-rosia-povnistu-zrujnuvala-v-ukraini-177-medzakladiv.html" text:style-name="Internet_20_link" text:visited-style-name="Visited_20_Internet_20_Link">
</text:a>
据报道，4月18日，政府负责人表示，世界银行将是恢复乌克兰的单一合作伙伴。 然后，他命名了三个项目：在Relinc Transport基础设施领域，以5亿美元的价格将能源保存命名为5亿美元(计划预算为5.85亿美元)以及医疗保健和医院恢复项目治疗乌克兰(一般计划 -  3.68亿美元).</text:p>
      <text:p text:style-name="P4">
<text:span text:style-name="T5">
Фото: КМУ</text:span>
</text:p>
      <text:p text:style-name="P4">
News Source: <text:a xlink:type="simple" xlink:href="https://www.ukrinform.ua/rubric-vidbudova/3706947-urad-zalucae-grant-u-ponad-350-miljoniv-na-proekt-heal-ukraine-premer.html" text:style-name="Internet_20_link" text:visited-style-name="Visited_20_Internet_20_Link">
https://www.ukrinform.ua/rubric-vidbudova/3706947-urad-zalucae-grant-u-ponad-350-miljoniv-na-proekt-heal-ukraine-premer.html</text:a>
</text:p>
      <!--NEWS-->
      <text:h text:style-name="P10" text:outline-level="1">
<text:span text:style-name="T4">
在利维夫，法院已判处恋童癖者 - 监禁13年</text:span>
</text:h>
      <text:p text:style-name="P4">
作者: Ukrinform (Person)</text:p>
      <text:p text:style-name="P4">
出版商: Укринформ (Organization)</text:p>
      <text:p text:style-name="P4">
出版时间: 2023-05-09T18:22:55+03:00</text:p>
      <text:p text:style-name="P4">
修改时间: 2023-05-09T18:22:55+03:00</text:p>
      <text:p text:style-name="P4">
描述: 在利维夫，一名恋童癖者被判处13年前被判刑，他两年前强奸了一个11岁男孩。  - 乌克林。</text:p>
      <text:p text:style-name="P4">
图片: ["<text:a xlink:type="simple" xlink:href="https://static.ukrinform.com/photos/2019_12/thumb_files/630_360_1575657541-421.jpg" text:style-name="Internet_20_link" text:visited-style-name="Visited_20_Internet_20_Link">
630_360_15756...</text:a>
"]</text:p>
      <text:p text:style-name="P4">
标签: ['Львів', 'Суд', 'Педофіл']</text:p>
      <text:p text:style-name="P4">
类型: Article</text:p>
      <!--METADATA-->
      <text:p text:style-name="P4">
<draw:frame draw:style-name="fr1" draw:name="Image152" text:anchor-type="as-char" svg:width="6.9236in" svg:height="3.956343in" draw:z-index="0">
<draw:image xlink:href="../Images/yкринформ/2023-05-09T18-22-55-03-00/630_360_1575657541-421.jpg" xlink:type="simple" xlink:show="embed" xlink:actuate="onLoad" draw:mime-type="image/jpeg"/>
</draw:frame>
在利沃夫，13岁的一名恋童癖者谴责了两年前强奸了一个11岁男孩的恋童癖者。</text:p>
      <text:p text:style-name="P4">
关于它报告<text:a xlink:type="simple" xlink:href="https://www.gp.gov.ua/ua/posts/do-13-rokiv-za-gratami-zasudzeno-meskancya-lvova-za-zgvaltuvannya-malolitnyogo-xlopcika" text:style-name="Internet_20_link" text:visited-style-name="Visited_20_Internet_20_Link">
</text:a>
，报道乌克林福姆。</text:p>
      <text:p text:style-name="P4">
“对于Frankivsk地区检察官办公室的检察官的基本立场，迈萨尔瓦娃的丈夫被判犯有强奸罪(艺术的第4部分。 乌克兰刑法152).Вироком суду його засуджено до 13 років позбавлення волі», - йдеться уповідомленні.</text:p>
      <text:p text:style-name="P4">
<text:span text:style-name="T4">
Читайте також:</text:span>
 <text:a xlink:type="simple" xlink:href="https://www.ukrinform.ua/rubric-regions/3609501-lvivskogo-pastora-akij-gvaltuvav-ditej-vidpravili-u-psihlikarnu.html" text:style-name="Internet_20_link" text:visited-style-name="Visited_20_Internet_20_Link">
 </text:a>
值得注意的是，法庭上的检察官证明，罪犯在2020年6月拒绝了孩子。 午餐时间，该男子来到操场上，专门用于未成年人，以换取糖果。 据称他需要修理踏板车。 这个11岁男孩同意帮助陌生人。 他们去了灌木丛，该男子利用孩子强奸了男孩。 然后逃离现场。</text:p>
      <text:p text:style-name="P4">
目前，关于包含有关因违反性自由犯罪和未成年人性检查的人而被定罪的人的信息的决定。</text:p>
      <text:p text:style-name="P4">
据男孩的母亲说，诉讼持续了很长时间，尽管婴儿的葡萄酒在第一天就被热追捕了。</text:p>
      <text:p text:style-name="P4">
<text:span text:style-name="T4">
另请阅读：</text:span>
 <text:a xlink:type="simple" xlink:href="https://www.ukrinform.ua/rubric-society/3404583-rada-posilila-zahist-ditej-vid-produkcii-eroticnogo-i-seksualnogo-harakteru.html" text:style-name="Internet_20_link" text:visited-style-name="Visited_20_Internet_20_Link">
</text:a>
“很明显，被告的政党将上诉，这司司法运输将在很长一段时间内感到惊讶。 但是，至少今天对建立正义的敬意非常重要。”这位女士说。</text:p>
      <text:p text:style-name="P4">
正如乌克林福姆报道的那样，2020年6月18日，利沃夫执法人员建立并拘留了涉嫌强奸男孩男孩的袭击者。 据报道，这位18岁的LVIV居民涉嫌根据第152条第4部分犯有刑事罪(强奸)乌克兰的刑法。 该文章的制裁规定了被判处十到十五年的监禁。 对于被拘留者，选择安全性 - 拘留而无需确定抵押品。</text:p>
      <text:p text:style-name="P4">
在法院会议期间，法院的建筑物经常被纠正：他们中的大多数支持受害人的家庭，但有一群人否认嫌疑人。</text:p>
      <text:p text:style-name="P4">
News Source: <text:a xlink:type="simple" xlink:href="https://www.ukrinform.ua/rubric-regions/3706948-u-lvovi-sud-vinis-virok-pedofilu-13-rokiv-pozbavlenna-voli.html" text:style-name="Internet_20_link" text:visited-style-name="Visited_20_Internet_20_Link">
https://www.ukrinform.ua/rubric-regions/3706948-u-lvovi-sud-vinis-virok-pedofilu-13-rokiv-pozbavlenna-voli.html</text:a>
</text:p>
      <!--NEWS-->
      <text:h text:style-name="P10" text:outline-level="1">
<text:span text:style-name="T4">
财政部在今年的政府债券拍卖会上保存了记录</text:span>
</text:h>
      <text:p text:style-name="P4">
作者: Ukrinform (Person)</text:p>
      <text:p text:style-name="P4">
出版商: Укринформ (Organization)</text:p>
      <text:p text:style-name="P4">
出版时间: 2023-05-09T18:26:09+03:00</text:p>
      <text:p text:style-name="P4">
修改时间: 2023-05-09T18:26:09+03:00</text:p>
      <text:p text:style-name="P4">
描述: 5月9日，财政部容纳了国内政府贷款债券（t -bills）的价值约为285亿欧元，这是今年创纪录的金额。  - 乌克林。</text:p>
      <text:p text:style-name="P4">
图片: ["<text:a xlink:type="simple" xlink:href="https://static.ukrinform.com/photos/2018_10/thumb_files/630_360_1539178844-949.jpeg" text:style-name="Internet_20_link" text:visited-style-name="Visited_20_Internet_20_Link">
630_360_15391...</text:a>
", "<text:a xlink:type="simple" xlink:href="https://static.ukrinform.com/photos/2023_05/1683645881-153.jpg" text:style-name="Internet_20_link" text:visited-style-name="Visited_20_Internet_20_Link">
1683645881-15...</text:a>
"]</text:p>
      <text:p text:style-name="P4">
标签: ['Аукціон', 'Мінфін', 'Цінні папери']</text:p>
      <text:p text:style-name="P4">
类型: Article</text:p>
      <!--METADATA-->
      <text:p text:style-name="P4">
<draw:frame draw:style-name="fr1" draw:name="Image153" text:anchor-type="as-char" svg:width="6.9236in" svg:height="3.956343in" draw:z-index="0">
<draw:image xlink:href="../Images/yкринформ/2023-05-09T18-26-09-03-00/630_360_1539178844-949.jpeg" xlink:type="simple" xlink:show="embed" xlink:actuate="onLoad" draw:mime-type="image/jpeg"/>
</draw:frame>
5月9日，财政部置于国内州邮政债券(毛巾)大约为UAH的数量为285亿等等，这是今年的记录。</text:p>
      <text:p text:style-name="P4">
乌克兰财政部在<text:a xlink:type="simple" xlink:href="https://t.me/MOF_ua/1700" text:style-name="Internet_20_link" text:visited-style-name="Visited_20_Internet_20_Link">
</text:a>
，报道乌克林福姆。</text:p>
      <text:p text:style-name="P4">
信息强调：“对军事债券的投资是对捍卫者的弹药和援助。投资者的资金支持乌克兰的武装力量为我们的军队提供最必要的：武器，指控，设备，食品和药品。”</text:p>
      <text:p text:style-name="P4">
<draw:frame draw:style-name="fr1" draw:name="Image154" text:anchor-type="as-char" svg:width="6.9236in" svg:height="6.9236in" draw:z-index="0">
<draw:image xlink:href="../Images/yкринформ/2023-05-09T18-26-09-03-00/1683645881-153.jpg" xlink:type="simple" xlink:show="embed" xlink:actuate="onLoad" draw:mime-type="image/jpeg"/>
</draw:frame>
财政部敦促公民积极参与陆军购买T票的需求。</text:p>
      <text:p text:style-name="P4">
<text:span text:style-name="T4">
另请阅读：</text:span>
 <text:a xlink:type="simple" xlink:href="https://www.ukrinform.ua/rubric-economy/3703528-za-cas-povnomasstabnoi-vijni-urad-zaluciv-vid-prodazu-ovdp-majze-429-milardiv.html" text:style-name="Internet_20_link" text:visited-style-name="Visited_20_Internet_20_Link">
<text:span text:style-name="T4">
 tep </text:span>
</text:a>
据报道，截至2023年5月1日，政府因出售国内贷款而吸引(毛巾)这 <text:a xlink:type="simple" xlink:href="https://www.ukrinform.ua/tag-aukcion" text:style-name="Internet_20_link" text:visited-style-name="Visited_20_Internet_20_Link">
</text:a>
几乎4290亿乌拉是同等的。</text:p>
      <text:p text:style-name="P4">
News Source: <text:a xlink:type="simple" xlink:href="https://www.ukrinform.ua/rubric-economy/3706950-minfin-proviv-rekordnij-u-comu-roci-aukcion-ovdp.html" text:style-name="Internet_20_link" text:visited-style-name="Visited_20_Internet_20_Link">
https://www.ukrinform.ua/rubric-economy/3706950-minfin-proviv-rekordnij-u-comu-roci-aukcion-ovdp.html</text:a>
</text:p>
      <!--NEWS-->
      <text:h text:style-name="P10" text:outline-level="1">
<text:span text:style-name="T4">
Virgin Galactic将于6月底开始商业太空航班</text:span>
</text:h>
      <text:p text:style-name="P4">
作者: Ukrinform (Person)</text:p>
      <text:p text:style-name="P4">
出版商: Укринформ (Organization)</text:p>
      <text:p text:style-name="P4">
出版时间: 2023-05-09T18:28:00+03:00</text:p>
      <text:p text:style-name="P4">
修改时间: 2023-05-09T18:28:00+03:00</text:p>
      <text:p text:style-name="P4">
描述: 维珍银河（Virgin Galactic Holdings）参与太空旅游业，他说四名机组人员将于5月举行。 第一次商业飞行打算在6月底进行。  - 乌克林。</text:p>
      <text:p text:style-name="P4">
图片: ["<text:a xlink:type="simple" xlink:href="https://static.ukrinform.com/photos/2020_08/thumb_files/630_360_1596546123-548.jpg" text:style-name="Internet_20_link" text:visited-style-name="Visited_20_Internet_20_Link">
630_360_15965...</text:a>
"]</text:p>
      <text:p text:style-name="P4">
标签: ['Космос', 'Туризм', 'Virgin Galactic']</text:p>
      <text:p text:style-name="P4">
类型: Article</text:p>
      <!--METADATA-->
      <text:p text:style-name="P4">
<draw:frame draw:style-name="fr1" draw:name="Image155" text:anchor-type="as-char" svg:width="6.9236in" svg:height="3.956343in" draw:z-index="0">
<draw:image xlink:href="../Images/yкринформ/2023-05-09T18-28-00-03-00/630_360_1596546123-548.jpg" xlink:type="simple" xlink:show="embed" xlink:actuate="onLoad" draw:mime-type="image/jpeg"/>
</draw:frame>
从事太空旅游业的维珍银河(Virgin Galactic Holdings)表示，该干预措施将进行四名机组人员的测试飞行。 首次商业飞行打算在6月底进行。</text:p>
      <text:p text:style-name="P4">
正如乌克林福姆报道的那样，它报告了<text:a xlink:type="simple" xlink:href="https://www.reuters.com/technology/space/virgin-galactic-start-commercial-flight-late-june-shares-rise-2023-05-08/" text:style-name="Internet_20_link" text:visited-style-name="Visited_20_Internet_20_Link">
</text:a>
该公司表示五月任务将是对太空飞行系统的最新测试以及宇航员在商业服务前开放的经验后，其股票增长了4％。</text:p>
      <text:p text:style-name="P4">
去年5月，由亿万富翁理查德·布兰森(Richard Branson)支持的一家公司通过供应链和劳动力不足的犯罪推出了到2023年第一季度的商业航班。</text:p>
      <text:p text:style-name="P4">
<text:span text:style-name="T4">
另请阅读：</text:span>
 <text:a xlink:type="simple" xlink:href="https://www.ukrinform.ua/rubric-technology/3671026-kosmicnij-turizm-virgin-galactic-vikonav-testovij-polit-vperse-za-majze-15-roku.html" text:style-name="Internet_20_link" text:visited-style-name="Visited_20_Internet_20_Link">
<text:span text:style-name="T4">
 Virgin </text:span>
 <text:span text:style-name="T4">
银河</text:span>
</text:a>
在2月其中央旅游船的长期现代化之后，Virgin Galactic再次开放了航天器抵抗的门票，以1.5亿美元的初始存款定价为450,000美元的价格。</text:p>
      <text:p text:style-name="P4">
正如乌克林福姆报道的<text:a xlink:type="simple" xlink:href="https://www.ukrinform.ua/rubric-technology/3706061-kitaj-gotuetsa-zapustiti-v-kosmos-vantaznij-korabel-tanczou6.html" text:style-name="Internet_20_link" text:visited-style-name="Visited_20_Internet_20_Link">
</text:a>
在中国南部，Tangzhou-6 Carrets“ Changzhen-7 Y7”安装了Tianzhou-6的马车，这应该将其带到轨道上。</text:p>
      <text:p text:style-name="P4">
News Source: <text:a xlink:type="simple" xlink:href="https://www.ukrinform.ua/rubric-technology/3706951-virgin-galactic-pocne-komercijni-kosmicni-poloti-naprikinci-cervna.html" text:style-name="Internet_20_link" text:visited-style-name="Visited_20_Internet_20_Link">
https://www.ukrinform.ua/rubric-technology/3706951-virgin-galactic-pocne-komercijni-kosmicni-poloti-naprikinci-cervna.html</text:a>
</text:p>
      <!--NEWS-->
      <text:h text:style-name="P10" text:outline-level="1">
<text:span text:style-name="T4">
欧洲日之际，在切尔尼夫西举行了慈善博览会</text:span>
</text:h>
      <text:p text:style-name="P4">
作者: Ukrinform (Person)</text:p>
      <text:p text:style-name="P4">
出版商: Укринформ (Organization)</text:p>
      <text:p text:style-name="P4">
出版时间: 2023-05-09T18:29:00+03:00</text:p>
      <text:p text:style-name="P4">
修改时间: 2023-05-09T18:29:00+03:00</text:p>
      <text:p text:style-name="P4">
描述: 在切尔尼夫西（Chernivtsi），欧洲慈善博览会“欧洲春天”在欧洲之际举行，在此期间，切尔尼维西（Chernivtsi）审美教育区域中心“布科维纳”（Bukovina）的老师和学生出售了手工制作的品味和纪念品，以筹集武装部队的资金。  - 乌克林。</text:p>
      <text:p text:style-name="P4">
图片: ["<text:a xlink:type="simple" xlink:href="https://static.ukrinform.com/photos/2023_05/thumb_files/630_360_1683648995-612.jpg" text:style-name="Internet_20_link" text:visited-style-name="Visited_20_Internet_20_Link">
630_360_16836...</text:a>
", "<text:a xlink:type="simple" xlink:href="https://static.ukrinform.com/photos/2023_05/1683648995-665.jpg" text:style-name="Internet_20_link" text:visited-style-name="Visited_20_Internet_20_Link">
1683648995-66...</text:a>
", "<text:a xlink:type="simple" xlink:href="https://static.ukrinform.com/photos/2023_05/1683648996-109.jpg" text:style-name="Internet_20_link" text:visited-style-name="Visited_20_Internet_20_Link">
1683648996-10...</text:a>
", "<text:a xlink:type="simple" xlink:href="https://static.ukrinform.com/photos/2023_05/1683648996-907.jpg" text:style-name="Internet_20_link" text:visited-style-name="Visited_20_Internet_20_Link">
1683648996-90...</text:a>
"]</text:p>
      <text:p text:style-name="P4">
标签: ['ЗСУ', 'День Європи ', 'Ярмарок', 'Благодійність', 'Чернівці']</text:p>
      <text:p text:style-name="P4">
类型: Article</text:p>
      <!--METADATA-->
      <text:p text:style-name="P4">
<draw:frame draw:style-name="fr1" draw:name="Image156" text:anchor-type="as-char" svg:width="6.9236in" svg:height="3.956343in" draw:z-index="0">
<draw:image xlink:href="../Images/yкринформ/2023-05-09T18-29-00-03-00/630_360_1683648995-612.jpg" xlink:type="simple" xlink:show="embed" xlink:actuate="onLoad" draw:mime-type="image/jpeg"/>
</draw:frame>
UVKHERENIVTSI在欧洲日之际举办了一场慈善博览会“欧洲”，在此期间，布科维纳(Bukovina)切尔尼维西(Chernivtsi)区域中心的老师和学生出售了塔萨维尼拉(Tasawenira)手工制作的手工制作的手工制作的资金，以筹集武装部队的资金。</text:p>
      <text:p text:style-name="P4">
这是在[]中报道的(https://www.facebook.com/100068839735693/posts/pfbid02YE4xs4fwer8UHSfHkTe2xe7wy1BNQa254AtmBN4m5C1SjcyiGKovJUTsMLyHK4tyl/)报道说，切尔尼维西地区理事会的新闻服务。</text:p>
      <text:p text:style-name="P4">
“乌克兰无需证明它是欧洲的一部分，因为它位于其中心。 与俄罗斯联邦作战的乌克兰人不仅保护消费者边界和独立性，而且保护欧洲价值观 - 自由，民主，不可侵犯。</text:p>
      <text:p text:style-name="P4">
<draw:frame draw:style-name="fr1" draw:name="Image157" text:anchor-type="as-char" svg:width="6.9236in" svg:height="5.1927in" draw:z-index="0">
<draw:image xlink:href="../Images/yкринформ/2023-05-09T18-29-00-03-00/1683648995-665.jpg" xlink:type="simple" xlink:show="embed" xlink:actuate="onLoad" draw:mime-type="image/jpeg"/>
</draw:frame>
区域委员会指出，在计划中<text:a xlink:type="simple" xlink:href="https://www.ukrinform.ua/tag-armarok" text:style-name="Internet_20_link" text:visited-style-name="Visited_20_Internet_20_Link">
</text:a>
有一个大师班，用于生产魅力的魅力，以捍卫该中心的年轻艺术家和老师的表演。</text:p>
      <text:p text:style-name="P4">
<draw:frame draw:style-name="fr1" draw:name="Image158" text:anchor-type="as-char" svg:width="6.9236in" svg:height="5.1927in" draw:z-index="0">
<draw:image xlink:href="../Images/yкринформ/2023-05-09T18-29-00-03-00/1683648996-109.jpg" xlink:type="simple" xlink:show="embed" xlink:actuate="onLoad" draw:mime-type="image/jpeg"/>
</draw:frame>
</text:p>
      <text:p text:style-name="P4">
<draw:frame draw:style-name="fr1" draw:name="Image159" text:anchor-type="as-char" svg:width="6.9236in" svg:height="5.1927in" draw:z-index="0">
<draw:image xlink:href="../Images/yкринформ/2023-05-09T18-29-00-03-00/1683648996-907.jpg" xlink:type="simple" xlink:show="embed" xlink:actuate="onLoad" draw:mime-type="image/jpeg"/>
</draw:frame>
<text:span text:style-name="T4">
另请阅读：</text:span>
 <text:a xlink:type="simple" xlink:href="https://www.ukrinform.ua/rubric-kyiv/3706902-u-stolici-provedut-bezkostovni-ekskursii-do-dna-evropi.html" text:style-name="Internet_20_link" text:visited-style-name="Visited_20_Internet_20_Link">
</text:a>
正如乌克林福姆报道的<text:a xlink:type="simple" xlink:href="https://www.ukrinform.ua/rubric-society/3706580-ukraina-svatkue-den-evropi.html" text:style-name="Internet_20_link" text:visited-style-name="Visited_20_Internet_20_Link">
</text:a>
，根据总统弗拉基米尔·泽伦斯基(Vladimir Zelensky)建立。 早些时候，这一天每年在5月的第三个星期六举行庆祝活动。 欧盟委员会主席Ursula von derlyen到达基辅，与乌克兰人一起庆祝欧洲日。 她强调，乌克兰是一个欧洲单一家庭的一部分。</text:p>
      <text:p text:style-name="P4">
<text:span text:style-name="T5">
foto：Chernivtsi区域委员会</text:span>
</text:p>
      <text:p text:style-name="P4">
News Source: <text:a xlink:type="simple" xlink:href="https://www.ukrinform.ua/rubric-regions/3706976-u-cernivcah-z-nagodi-dna-evropi-vidbuvsa-blagodijnij-armarok.html" text:style-name="Internet_20_link" text:visited-style-name="Visited_20_Internet_20_Link">
https://www.ukrinform.ua/rubric-regions/3706976-u-cernivcah-z-nagodi-dna-evropi-vidbuvsa-blagodijnij-armarok.html</text:a>
</text:p>
      <!--NEWS-->
      <text:h text:style-name="P10" text:outline-level="1">
<text:span text:style-name="T4">
政府改善了分配额外补贴的机制，以侵略俄罗斯社区联合会的受害者</text:span>
</text:h>
      <text:p text:style-name="P4">
作者: Ukrinform (Person)</text:p>
      <text:p text:style-name="P4">
出版商: Укринформ (Organization)</text:p>
      <text:p text:style-name="P4">
出版时间: 2023-05-09T18:30:16+03:00</text:p>
      <text:p text:style-name="P4">
修改时间: 2023-05-09T18:30:16+03:00</text:p>
      <text:p text:style-name="P4">
描述: 部长的内阁更改了程序，以向受俄罗斯联邦负面影响的领土社区授予其他补贴。  - 乌克林。</text:p>
      <text:p text:style-name="P4">
图片: ["<text:a xlink:type="simple" xlink:href="https://static.ukrinform.com/photos/2023_03/thumb_files/630_360_1680013213-921.jpg" text:style-name="Internet_20_link" text:visited-style-name="Visited_20_Internet_20_Link">
630_360_16800...</text:a>
"]</text:p>
      <text:p text:style-name="P4">
标签: ['Кабмін', 'Уряд', 'Війна з росією']</text:p>
      <text:p text:style-name="P4">
类型: Article</text:p>
      <!--METADATA-->
      <text:p text:style-name="P4">
<draw:frame draw:style-name="fr1" draw:name="Image160" text:anchor-type="as-char" svg:width="6.9236in" svg:height="3.956343in" draw:z-index="0">
<draw:image xlink:href="../Images/yкринформ/2023-05-09T18-30-16-03-00/630_360_1680013213-921.jpg" xlink:type="simple" xlink:show="embed" xlink:actuate="onLoad" draw:mime-type="image/jpeg"/>
</draw:frame>
部长的内阁更改了为受俄罗斯联合会负面影响的领土社区提供额外补贴的程序。</text:p>
      <text:p text:style-name="P4">
正如乌克林福姆报道的那样，他在[]中报道(https://t.me/tmelnychuk/2273)内阁的永久代表在Verkhovna Rada Taras Melnychuk。</text:p>
      <text:p text:style-name="P4">
“对2023年授予的程序和条件的修订，以授予地方预算的额外赠款，以行使乌克兰暂时占领和其他领土的地方政府权力，这受到了负面影响。</text:p>
      <text:p text:style-name="P4">
<text:span text:style-name="T4">
另请阅读：</text:span>
 <text:a xlink:type="simple" xlink:href="https://www.ukrinform.ua/rubric-vidbudova/3706947-urad-zalucae-grant-u-ponad-350-miljoniv-na-proekt-heal-ukraine-premer.html" text:style-name="Internet_20_link" text:visited-style-name="Visited_20_Internet_20_Link">
<text:span text:style-name="T4">
政府</text:span>
</text:a>
该决议规定，位于乌克兰的临时占领的领土社区的额外补贴分配和使用，包括(保存了)由俄罗斯联合会批准的俄罗斯联邦的战斗或暂时占领，为此，未确定临时职业的完成日期是由地区军事管理支付的。</text:p>
      <text:p text:style-name="P4">
据报道，在2023年，国家预算在向当地预算的津贴提供了240亿美元，以行使当地政府的权力，在乌克兰的居住，临时占领和其他领土上受到负面影响的地方。与俄罗斯联邦的全面武装侵略有关。</text:p>
      <text:p text:style-name="P4">
照片：CMU</text:p>
      <text:p text:style-name="P4">
News Source: <text:a xlink:type="simple" xlink:href="https://www.ukrinform.ua/rubric-society/3706953-urad-udoskonaliv-mehanizm-rozpodilu-dodatkovoi-dotacii-dla-postrazdalih-vid-agresii-rf-gromad.html" text:style-name="Internet_20_link" text:visited-style-name="Visited_20_Internet_20_Link">
https://www.ukrinform.ua/rubric-society/3706953-urad-udoskonaliv-mehanizm-rozpodilu-dodatkovoi-dotacii-dla-postrazdalih-vid-agresii-rf-gromad.html</text:a>
</text:p>
      <!--NEWS-->
      <text:h text:style-name="P10" text:outline-level="1">
<text:span text:style-name="T4">
库库确保Cherkasy地区将没有任何位置</text:span>
</text:h>
      <text:p text:style-name="P4">
作者: Ukrinform (Person)</text:p>
      <text:p text:style-name="P4">
出版商: Укринформ (Organization)</text:p>
      <text:p text:style-name="P4">
出版时间: 2023-05-09T18:32:00+03:00</text:p>
      <text:p text:style-name="P4">
修改时间: 2023-05-09T18:32:00+03:00</text:p>
      <text:p text:style-name="P4">
描述: 如果有人不想要，在Cherkasy地区将没有地方。  - 乌克林。</text:p>
      <text:p text:style-name="P4">
图片: ["<text:a xlink:type="simple" xlink:href="https://static.ukrinform.com/photos/2023_05/thumb_files/630_360_1683289647-224.jpg" text:style-name="Internet_20_link" text:visited-style-name="Visited_20_Internet_20_Link">
630_360_16832...</text:a>
"]</text:p>
      <text:p text:style-name="P4">
标签: ['Черкащина', 'Рейдерство']</text:p>
      <text:p text:style-name="P4">
类型: Article</text:p>
      <!--METADATA-->
      <text:p text:style-name="P4">
<draw:frame draw:style-name="fr1" draw:name="Image161" text:anchor-type="as-char" svg:width="6.9236in" svg:height="3.956343in" draw:z-index="0">
<draw:image xlink:href="../Images/yкринформ/2023-05-09T18-32-00-03-00/630_360_1683289647-224.jpg" xlink:type="simple" xlink:show="embed" xlink:actuate="onLoad" draw:mime-type="image/jpeg"/>
</draw:frame>
如果有人不想要，将没有袭击的地方。</text:p>
      <text:p text:style-name="P4">
Cherkasy Ova Igor Storerets的负责人在<text:a xlink:type="simple" xlink:href="https://www.ukrinform.ua/rubric-regions/3705228-igor-taburec-nacalnik-cerkaskoi-ova.html" text:style-name="Internet_20_link" text:visited-style-name="Visited_20_Internet_20_Link">
</text:a>
评论Krasnogorsky Olive Plant周围的案件。</text:p>
      <text:p text:style-name="P4">
他还强调，他的工作的重点之一称为保护投资者的利益和该地区的经济现代化。</text:p>
      <text:p text:style-name="P4">
“的确，一个事件(尝试的攻略扣押油厂)但是，执法机构和我们在区域当局层面上立即做出了反应 - 在初始阶段，我们采取了限制任何行动突袭者的措施。 我立即会见了该工厂的所有者，该工厂获得了完整的时间。 他与司法部长与司法部的反雷德委员会的代表进行了交流。 结果，显示了虚拟的注册。 目前控制着企业的情况。 调查正在进行中，我希望与客户联系。 如果有人不想，Cherkasy地区将没有地方。”</text:p>
      <text:p text:style-name="P4">
<text:span text:style-name="T4">
另请阅读：</text:span>
 <text:a xlink:type="simple" xlink:href="https://www.ukrinform.ua/rubric-regions/3706919-cerkasina-mae-znacnij-potencial-dla-relokovanogo-biznesu.html" text:style-name="Internet_20_link" text:visited-style-name="Visited_20_Internet_20_Link">
</text:a>
Taburets说：“业务部门的业务与电力供应脱节是基本的，包括电力系统的纳德斯平局，包括电力系统的纳德斯平稳化是至关重要的。 我们和精力为该地区关键重要企业提供最低要求的保证能源水平。 其他人改编，更改了工作时间表并购买了发电机。 这也是权力和[]的有效协同作用(https://www.ukrinform.ua/tag-biznes)”。</text:p>
      <text:p text:style-name="P4">
据报道，未知的人试图在Cherkasy地区的Antipivka村进行Raider捕获Agro -Enterprise。 伪造后已开幕刑事诉讼。 为了保留财产以通知进一步的注册行动，将企业的负责人更改为逮捕财产综合大楼的法院，禁止在处置该企业资产的情况下采取注册诉讼管理和更改组成文件。 它很满意。</text:p>
      <text:p text:style-name="P4">
News Source: <text:a xlink:type="simple" xlink:href="https://www.ukrinform.ua/rubric-regions/3706956-taburec-zapevnae-so-na-cerkasini-ne-bude-misca-rejderstvu.html" text:style-name="Internet_20_link" text:visited-style-name="Visited_20_Internet_20_Link">
https://www.ukrinform.ua/rubric-regions/3706956-taburec-zapevnae-so-na-cerkasini-ne-bude-misca-rejderstvu.html</text:a>
</text:p>
      <!--NEWS-->
      <text:h text:style-name="P10" text:outline-level="1">
<text:span text:style-name="T4">
在乌克兰计划中介绍甜苏打的消费税</text:span>
</text:h>
      <text:p text:style-name="P4">
作者: Ukrinform (Person)</text:p>
      <text:p text:style-name="P4">
出版商: Укринформ (Organization)</text:p>
      <text:p text:style-name="P4">
出版时间: 2023-05-09T18:32:12+03:00</text:p>
      <text:p text:style-name="P4">
修改时间: 2023-05-09T18:32:12+03:00</text:p>
      <text:p text:style-name="P4">
描述: 在乌克兰，他们计划在甜蜜的苏打水上引入消费税。  - 乌克林。</text:p>
      <text:p text:style-name="P4">
图片: ["<text:a xlink:type="simple" xlink:href="https://static.ukrinform.com/photos/2023_05/thumb_files/630_360_1683646177-221.jpg" text:style-name="Internet_20_link" text:visited-style-name="Visited_20_Internet_20_Link">
630_360_16836...</text:a>
"]</text:p>
      <text:p text:style-name="P4">
标签: ['Акциз', 'Кабмін', 'Напій']</text:p>
      <text:p text:style-name="P4">
类型: Article</text:p>
      <!--METADATA-->
      <text:p text:style-name="P4">
<draw:frame draw:style-name="fr1" draw:name="Image162" text:anchor-type="as-char" svg:width="6.9236in" svg:height="3.946452in" draw:z-index="0">
<draw:image xlink:href="../Images/yкринформ/2023-05-09T18-32-12-03-00/630_360_1683646177-221.jpg" xlink:type="simple" xlink:show="embed" xlink:actuate="onLoad" draw:mime-type="image/jpeg"/>
</draw:frame>
在乌克兰，他们计划在甜苏打上引入消费税。</text:p>
      <text:p text:style-name="P4">
关于它报告<text:a xlink:type="simple" xlink:href="https://moz.gov.ua/article/news/v-ukraini-planujut-zaprovaditi-akciz-na-solodki-gazovani-napoi-chomu-ce-vazhlivo" text:style-name="Internet_20_link" text:visited-style-name="Visited_20_Internet_20_Link">
</text:a>
，报道乌克林福姆。</text:p>
      <text:p text:style-name="P4">
“乌克兰承受着非传染性疾病的负担。 它们仍然是残疾的主要原因，也是导致鉴赏家问题的原因。 同时，可以通过改变乳制品并选择更健康的生活方式来预防这些疾病。 在107个国家 /地区使用添加或不同类型的限制的税收。 这是一种全面支持的世界实践。 卫生部支持它。 我们必须照顾健康 - 公民的健康。</text:p>
      <text:p text:style-name="P4">
<text:span text:style-name="T4">
另请阅读：</text:span>
 <text:a xlink:type="simple" xlink:href="https://www.ukrinform.ua/rubric-economy/3704801-z-pocatku-roku-velikij-biznes-splativ-majze-60-milardiv-podatkiv.html" text:style-name="Internet_20_link" text:visited-style-name="Visited_20_Internet_20_Link">
</text:a>
该部称，持续的甜碳化饮料会导致糖尿病的发展，超重和肥胖的出现等，因为在这种饮料的夏天，每天都有更多的糖。</text:p>
      <text:p text:style-name="P4">
同时，有一些例子，这些国家的甜矿物和碳酸水税减少了糖尿病和心血管疾病，肥胖的患者数量。 例如，在墨西哥，税收导致肥胖数量的39％减少。 在英国，税务生产商两次减少了甜苏打水中的糖，以预算额外支付额外的资金。</text:p>
      <text:p text:style-name="P4">
目前在Verkhovna Rada中注册了两项法律草案：No. 9032-1和No. 9033-1。由于税法的更改，第一个法律引入了TIDA和碳酸水的税率，并增加了糖和其他甜味剂。 ，金额为0.1欧元的芳香物质(4 UAH)一升饮料(在比利时，税率为0.53欧元，波兰为0.19欧元). Другий — визначає,що отримані від сплати податку кошти планують спрямувати на реалізацію програміз запобігання неінфекційним захворюванням та лікування від них, а також напідтримку програми дитячого харчування в школах, ініційовану першою ледіОленою Зеленською.</text:p>
      <text:p text:style-name="P4">
<text:span text:style-name="T4">
Читайте також:</text:span>
 <text:a xlink:type="simple" xlink:href="https://www.ukrinform.ua/rubric-polytics/3678941-u-radi-zareestruvali-proekti-zakoniv-sodo-akciznogo-podatku-na-solodki-gazovani-napoi.html" text:style-name="Internet_20_link" text:visited-style-name="Visited_20_Internet_20_Link">
 <text:span text:style-name="T4">
газовані</text:span>
 <text:span text:style-name="T4">
напо</text:span>
 </text:a>
</text:p>
      <text:p text:style-name="P4">
来自Open Springs的照片</text:p>
      <text:p text:style-name="P4">
News Source: <text:a xlink:type="simple" xlink:href="https://www.ukrinform.ua/rubric-economy/3706957-v-ukraini-planuut-zaprovaditi-akciz-na-solodki-gazovani-napoi.html" text:style-name="Internet_20_link" text:visited-style-name="Visited_20_Internet_20_Link">
https://www.ukrinform.ua/rubric-economy/3706957-v-ukraini-planuut-zaprovaditi-akciz-na-solodki-gazovani-napoi.html</text:a>
</text:p>
      <!--NEWS-->
      <text:h text:style-name="P10" text:outline-level="1">
<text:span text:style-name="T4">
在利维夫，克罗地亚的市长庄严地在市议会前举起了欧盟国旗</text:span>
</text:h>
      <text:p text:style-name="P4">
作者: Ukrinform (Person)</text:p>
      <text:p text:style-name="P4">
出版商: Укринформ (Organization)</text:p>
      <text:p text:style-name="P4">
出版时间: 2023-05-09T18:40:03+03:00</text:p>
      <text:p text:style-name="P4">
修改时间: 2023-05-09T18:40:03+03:00</text:p>
      <text:p text:style-name="P4">
描述: 在利维夫市议会之前，欧洲国旗是由普拉波拉·菲利普·佐里奇（Pula-Pola Philip Zorichich）市长象征性地筹集的，后者开始就城市之间的合作达成协议。  - 乌克林。</text:p>
      <text:p text:style-name="P4">
图片: ["<text:a xlink:type="simple" xlink:href="https://static.ukrinform.com/photos/2023_05/thumb_files/630_360_1683646524-7398.jpeg" text:style-name="Internet_20_link" text:visited-style-name="Visited_20_Internet_20_Link">
630_360_16836...</text:a>
", "<text:a xlink:type="simple" xlink:href="https://static.ukrinform.com/photos/2023_05/thumb_files/630_360_1683646524-7990.jpeg" text:style-name="Internet_20_link" text:visited-style-name="Visited_20_Internet_20_Link">
630_360_16836...</text:a>
", "<text:a xlink:type="simple" xlink:href="https://static.ukrinform.com/photos/2023_05/thumb_files/630_360_1683646524-7483.jpeg" text:style-name="Internet_20_link" text:visited-style-name="Visited_20_Internet_20_Link">
630_360_16836...</text:a>
", "<text:a xlink:type="simple" xlink:href="https://static.ukrinform.com/photos/2023_05/thumb_files/630_360_1683646524-4582.jpeg" text:style-name="Internet_20_link" text:visited-style-name="Visited_20_Internet_20_Link">
630_360_16836...</text:a>
", "<text:a xlink:type="simple" xlink:href="https://static.ukrinform.com/photos/2023_05/thumb_files/630_360_1683646524-1057.jpeg" text:style-name="Internet_20_link" text:visited-style-name="Visited_20_Internet_20_Link">
630_360_16836...</text:a>
", "<text:a xlink:type="simple" xlink:href="https://static.ukrinform.com/photos/2023_05/thumb_files/630_360_1683646524-4907.jpeg" text:style-name="Internet_20_link" text:visited-style-name="Visited_20_Internet_20_Link">
630_360_16836...</text:a>
", "<text:a xlink:type="simple" xlink:href="https://static.ukrinform.com/photos/2023_05/thumb_files/630_360_1683646525-3077.jpeg" text:style-name="Internet_20_link" text:visited-style-name="Visited_20_Internet_20_Link">
630_360_16836...</text:a>
", "<text:a xlink:type="simple" xlink:href="https://static.ukrinform.com/photos/2023_05/thumb_files/630_360_1683646526-7092.jpeg" text:style-name="Internet_20_link" text:visited-style-name="Visited_20_Internet_20_Link">
630_360_16836...</text:a>
", "<text:a xlink:type="simple" xlink:href="https://static.ukrinform.com/photos/2023_05/thumb_files/630_360_1683646526-2631.jpeg" text:style-name="Internet_20_link" text:visited-style-name="Visited_20_Internet_20_Link">
630_360_16836...</text:a>
", "<text:a xlink:type="simple" xlink:href="https://static.ukrinform.com/photos/2023_05/thumb_files/630_360_1683646526-1694.jpeg" text:style-name="Internet_20_link" text:visited-style-name="Visited_20_Internet_20_Link">
630_360_16836...</text:a>
", "<text:a xlink:type="simple" xlink:href="https://static.ukrinform.com/photos/2023_05/thumb_files/630_360_1683646526-7726.jpeg" text:style-name="Internet_20_link" text:visited-style-name="Visited_20_Internet_20_Link">
630_360_16836...</text:a>
", "<text:a xlink:type="simple" xlink:href="https://static.ukrinform.com/photos/2023_05/thumb_files/630_360_1683646526-8622.jpeg" text:style-name="Internet_20_link" text:visited-style-name="Visited_20_Internet_20_Link">
630_360_16836...</text:a>
", "<text:a xlink:type="simple" xlink:href="https://static.ukrinform.com/photos/2023_05/thumb_files/630_360_1683646527-3756.jpeg" text:style-name="Internet_20_link" text:visited-style-name="Visited_20_Internet_20_Link">
630_360_16836...</text:a>
", "<text:a xlink:type="simple" xlink:href="https://static.ukrinform.com/photos/2023_05/thumb_files/630_360_1683646527-7988.jpeg" text:style-name="Internet_20_link" text:visited-style-name="Visited_20_Internet_20_Link">
630_360_16836...</text:a>
"]</text:p>
      <text:p text:style-name="P4">
标签: ['Євросоюз', 'Хорватія', 'Львів', 'Прапор']</text:p>
      <text:p text:style-name="P4">
类型: Article</text:p>
      <!--METADATA-->
      <text:p text:style-name="P4">
<draw:frame draw:style-name="fr1" draw:name="Image163" text:anchor-type="as-char" svg:width="6.9236in" svg:height="3.956343in" draw:z-index="0">
<draw:image xlink:href="../Images/yкринформ/2023-05-09T18-40-03-03-00/630_360_1683646524-7398.jpeg" xlink:type="simple" xlink:show="embed" xlink:actuate="onLoad" draw:mime-type="image/jpeg"/>
</draw:frame>
克罗地亚波拉波拉·菲利普·佐里奇(Pola-Pola philip Zorichich)的市长象征性地筹集了欧洲国旗，欧洲旗帜象征性地提出了欧洲旗帜，后者是与城市合作签署协议的。</text:p>
      <text:p text:style-name="P4">
关于它报告<text:a xlink:type="simple" xlink:href="https://city-adm.lviv.ua/news/city/lviv-changes/296424-u-tsentri-lvova-pidnialy-prapor-yevropeiskoho-soiuzu-video" text:style-name="Internet_20_link" text:visited-style-name="Visited_20_Internet_20_Link">
</text:a>
，报道乌克林福姆。</text:p>
      <text:p text:style-name="P4">
“这次旅行对我们来说是非常激动的。 今天，我们正在谈论未来的日子：我们已经将自己的父母杀害的第一组乌克兰儿童带给了自己。 我们还制定了您军队社会化和康复的计划。我们在您身边，因为您是欧洲，” Pula -Pola说。在举起乌克兰市政厅附近的欧盟国旗的仪式之后，“颂歌”和歌曲“ Red Kalina”演奏了Lviv儿童艺术学院的铜管乐队。来自欧洲最大的军事铜管乐团节日。 两周后，团队将参加法国的另一个节日。</text:p>
      <text:p text:style-name="P4">
<text:span text:style-name="T4">
另请阅读：</text:span>
 <text:a xlink:type="simple" xlink:href="https://www.ukrinform.ua/rubric-polytics/3706754-v-evrokomisii-poruc-iz-praporami-es-pidnali-ukrainskij-stag.html" text:style-name="Internet_20_link" text:visited-style-name="Visited_20_Internet_20_Link">
<text:span text:style-name="T4">
 flag </text:span>
</text:a>
根据市议会的说法，在庆祝活动之前，克罗地亚的普利·波拉(Croatian Puli Pola)和利维夫(Lviv)是兄弟。 城市市长已签署合作协议。</text:p>
      <text:p text:style-name="P4">
克罗地亚在乌克兰的非凡大使Aniza Jamich出席了这项协议，即乌克兰确保乌克兰能够接触欧盟的成员。</text:p>
      <text:p text:style-name="P4">
“欧洲共同体长期以来一直是和平项目。 但是在30  -  40年内，我们忘记了它。 但是，现在我们恢复了根源，现在欧盟有不同的含义。”克罗地亚大使补充说。</text:p>
      <text:p text:style-name="P4">
<text:span text:style-name="T4">
另请阅读：</text:span>
 <text:a xlink:type="simple" xlink:href="https://www.ukrinform.ua/rubric-culture/3706689-gladaci-mistecka-evrobacenna-skanduvali-slava-ukraini.html" text:style-name="Internet_20_link" text:visited-style-name="Visited_20_Internet_20_Link">
</text:a>
利维夫市长安德里·萨德维(Andriy Sadovyi Croatia)是一个融入欧盟的国家，她获得的经验是乌克兰人所独有的。</text:p>
      <text:p text:style-name="P4">
“布鲁塞尔的办公室开业，市长来自克罗地亚，合作协议是由国际城市签署的，利维夫的欧洲旗帜被抬高了，这就是欧洲日的全天，” Sadovy总结说。</text:p>
      <text:p text:style-name="P4">
正如乌克林福姆报道的<text:a xlink:type="simple" xlink:href="https://www.ukrinform.ua/rubric-polytics/3706885-lviv-vidkriv-ofis-u-brusseli.html" text:style-name="Internet_20_link" text:visited-style-name="Visited_20_Internet_20_Link">
</text:a>
多亏了他的工作，乌克兰社区将变得更加容易获得金融计划和项目。</text:p>
      <text:p text:style-name="P4">
News Source: <text:a xlink:type="simple" xlink:href="https://www.ukrinform.ua/rubric-regions/3706958-u-lvovi-mer-odnogo-z-najbilsih-mist-horvatii-urocisto-pidnav-prapor-es-pered-miskou-radou.html" text:style-name="Internet_20_link" text:visited-style-name="Visited_20_Internet_20_Link">
https://www.ukrinform.ua/rubric-regions/3706958-u-lvovi-mer-odnogo-z-najbilsih-mist-horvatii-urocisto-pidnav-prapor-es-pered-miskou-radou.html</text:a>
</text:p>
      <!--NEWS-->
      <text:h text:style-name="P10" text:outline-level="1">
<text:span text:style-name="T4">
Kalinina将与俄罗斯对抗在意大利举行WTA锦标赛</text:span>
</text:h>
      <text:p text:style-name="P4">
作者: Ukrinform (Person)</text:p>
      <text:p text:style-name="P4">
出版商: Укринформ (Organization)</text:p>
      <text:p text:style-name="P4">
出版时间: 2023-05-09T18:40:40+03:00</text:p>
      <text:p text:style-name="P4">
修改时间: 2023-05-09T18:40:40+03:00</text:p>
      <text:p text:style-name="P4">
描述: 乌克兰安吉丽娜·卡利尼娜（Angelina Kalinina）的第一个竞争对手在罗马（意大利）的著名妇女网球协会（WTA）的著名土壤锦标赛（WTA），其奖金为350万美元 - 乌克林（Ukrinform）。</text:p>
      <text:p text:style-name="P4">
图片: ["<text:a xlink:type="simple" xlink:href="https://static.ukrinform.com/photos/2023_04/thumb_files/630_360_1681713960-551.jpg" text:style-name="Internet_20_link" text:visited-style-name="Visited_20_Internet_20_Link">
630_360_16817...</text:a>
"]</text:p>
      <text:p text:style-name="P4">
标签: ['Цуренко', 'Світоліна', 'Теніс', 'Ангеліна Калініна']</text:p>
      <text:p text:style-name="P4">
类型: Article</text:p>
      <!--METADATA-->
      <text:p text:style-name="P4">
<draw:frame draw:style-name="fr1" draw:name="Image164" text:anchor-type="as-char" svg:width="6.9236in" svg:height="3.956343in" draw:z-index="0">
<draw:image xlink:href="../Images/yкринформ/2023-05-09T18-40-40-03-00/630_360_1681713960-551.jpg" xlink:type="simple" xlink:show="embed" xlink:actuate="onLoad" draw:mime-type="image/jpeg"/>
</draw:frame>
乌克兰安吉丽娜·卡利尼娜(Angelina Kalinina)的Stalravidoma在享有声望的土壤中 - 每日女网球协会(WTA) - 意大利国际bnl-(意大利)奖金350万美元。</text:p>
      <text:p text:style-name="P4">
在第二轮比赛中，俄罗斯的布林卡将与俄罗斯的布林卡(Blinka)一起出现。</text:p>
      <text:p text:style-name="P4">
在锦标赛的第一轮比赛中，意大利首都将会见埃利纳斯维替林和莱西亚·特伦科的乌克兰人，以及第32次“播种”“播种”乌克兰Martakostyuk的“播种”第一个“球拍”，第二轮将抵制意大利人之间比赛的胜利者kamilllasello和美国克莱尔·刘。</text:p>
      <text:p text:style-name="P4">
<text:span text:style-name="T4">
另请阅读：</text:span>
 <text:a xlink:type="simple" xlink:href="https://www.ukrinform.ua/rubric-sports/3706896-kostuk-i-sestri-kicenok-zigraut-u-parnij-sitci-turniru-wta-u-rimi.html" text:style-name="Internet_20_link" text:visited-style-name="Visited_20_Internet_20_Link">
</text:a>
Internazionali bnl d'Italia将持续到5月21日。</text:p>
      <text:p text:style-name="P4">
照片：盖蒂图像。</text:p>
      <text:p text:style-name="P4">
News Source: <text:a xlink:type="simple" xlink:href="https://www.ukrinform.ua/rubric-sports/3706959-kalinina-rozpocne-turnir-wta-v-italii-protistoannam-iz-rosiankou.html" text:style-name="Internet_20_link" text:visited-style-name="Visited_20_Internet_20_Link">
https://www.ukrinform.ua/rubric-sports/3706959-kalinina-rozpocne-turnir-wta-v-italii-protistoannam-iz-rosiankou.html</text:a>
</text:p>
      <!--NEWS-->
      <text:h text:style-name="P10" text:outline-level="1">
<text:span text:style-name="T4">
Zelensky呼吁联盟峰会的参与者为</text:span>
</text:h>
      <text:p text:style-name="P4">
作者: Ukrinform (Person)</text:p>
      <text:p text:style-name="P4">
出版商: Укринформ (Organization)</text:p>
      <text:p text:style-name="P4">
出版时间: 2023-05-09T18:42:00+03:00</text:p>
      <text:p text:style-name="P4">
修改时间: 2023-05-09T18:42:00+03:00</text:p>
      <text:p text:style-name="P4">
描述: 乌克兰沃迪米尔·泽伦斯基（Ukraine Volodymyr Zelensky）总统强调，俄罗斯对侵略行为的正义应证明是国际统一的，就像在纽伦堡一样，应为此目的创建一个特别的法庭。  - 乌克林。</text:p>
      <text:p text:style-name="P4">
图片: ["<text:a xlink:type="simple" xlink:href="https://static.ukrinform.com/photos/2023_05/thumb_files/630_360_1683646850-708.jpeg" text:style-name="Internet_20_link" text:visited-style-name="Visited_20_Internet_20_Link">
630_360_16836...</text:a>
", "<text:a xlink:type="simple" xlink:href="https://static.ukrinform.com/photos/2023_05/1683646849-381.jpeg" text:style-name="Internet_20_link" text:visited-style-name="Visited_20_Internet_20_Link">
1683646849-38...</text:a>
", "<text:a xlink:type="simple" xlink:href="https://static.ukrinform.com/photos/2023_05/1683646850-305.jpeg" text:style-name="Internet_20_link" text:visited-style-name="Visited_20_Internet_20_Link">
1683646850-30...</text:a>
"]</text:p>
      <text:p text:style-name="P4">
标签: ['Саміт', 'Трибунал', 'Зеленський', 'Війна з росією']</text:p>
      <text:p text:style-name="P4">
类型: Article</text:p>
      <!--METADATA-->
      <text:p text:style-name="P4">
<draw:frame draw:style-name="fr1" draw:name="Image165" text:anchor-type="as-char" svg:width="6.9236in" svg:height="3.956343in" draw:z-index="0">
<draw:image xlink:href="../Images/yкринформ/2023-05-09T18-42-00-03-00/630_360_1683646850-708.jpeg" xlink:type="simple" xlink:show="embed" xlink:actuate="onLoad" draw:mime-type="image/jpeg"/>
</draw:frame>
乌克兰沃迪米尔·泽伦斯基(Ukraine Volodymyr Zelensky)总统强调，犯有侵略行为的俄罗斯正义应证明是国际统一的，因为它是Unurnberg，并且应该为此目的创建一个特别的法庭。</text:p>
      <text:p text:style-name="P4">
乌克林福姆(Ukrinform)说，他在建立了关于侵略乌克兰的犯罪的特别法庭的峰会上的演讲中说明了这一点，有关[]的报道(https://www.president.gov.ua/news/vidpovidalnist-agresora-za-zlochin-maye-buti-neminuchoyu-vis-82781)总统。</text:p>
      <text:p text:style-name="P4">
“我们的司法必须证明是国际正义的统一，因为它是JE Nuremerg。不幸的是，在国际刑事法院，我们支持的活动对侵略罪没有管辖权。(https://www.ukrinform.ua/tag-tribunal)为了补充全球法律体系，” Zelensky说。</text:p>
      <text:p text:style-name="P4">
<draw:frame draw:style-name="fr1" draw:name="Image166" text:anchor-type="as-char" svg:width="6.9236in" svg:height="4.617948in" draw:z-index="0">
<draw:image xlink:href="../Images/yкринформ/2023-05-09T18-42-00-03-00/1683646849-381.jpeg" xlink:type="simple" xlink:show="embed" xlink:actuate="onLoad" draw:mime-type="image/jpeg"/>
</draw:frame>
他报告说，在一个为侵略者惩罚的联合团体中，有37个州。 Zelensky表达了他相信这个数字会增长的信念。 乌克兰一直在为捍卫者联盟而努力。</text:p>
      <text:p text:style-name="P4">
<draw:frame draw:style-name="fr1" draw:name="Image167" text:anchor-type="as-char" svg:width="6.9236in" svg:height="4.617948in" draw:z-index="0">
<draw:image xlink:href="../Images/yкринформ/2023-05-09T18-42-00-03-00/1683646850-305.jpeg" xlink:type="simple" xlink:show="embed" xlink:actuate="onLoad" draw:mime-type="image/jpeg"/>
</draw:frame>
总统回忆说，在第二次世界大战开始时，只有四个州就纽伦堡法庭的成立达成了共识，为了法庭而将24个州授予联盟。</text:p>
      <text:p text:style-name="P4">
Zelensky说：“我们现在要大得多，我们中不仅是欧洲国家。我们的社区工作证明了对正义的渴望是全球性的。”</text:p>
      <text:p text:style-name="P4">
视频： <text:a xlink:type="simple" xlink:href="https://www.president.gov.ua/news/vidpovidalnist-agresora-za-zlochin-maye-buti-neminuchoyu-vis-82781" text:style-name="Internet_20_link" text:visited-style-name="Visited_20_Internet_20_Link">
</text:a>
他还指出，今年夏天，国际刑事起诉俄罗斯侵略中心将于今年夏天开始在海牙开始，这将是为法庭制定材料的实用步骤。</text:p>
      <text:p text:style-name="P4">
总统说：“因此，我们正在向前发展，我们逐步发展。”</text:p>
      <text:p text:style-name="P4">
据他说，今天的国家可以讨论有关俄罗斯侵略乌克兰犯罪的特别法庭的模型应该是能够实现主要目标 - 正义，并可以谈论步骤的顺序将导致法庭启动，因为这在文明国家中是正常的。但是无论如何，他强调，这应该与法庭有关。总统强调，国家之间有明确的同意，即侵略者对犯罪的往来是不可避免的，而侵略者的侵略者对应是侵略罪。</text:p>
      <text:p text:style-name="P4">
“ 5月9日，45年5月8日之前的45日 - 纳粹侵略发生了，世界已经积极地朝着侵略者伸张正义。今年5月9日，我们的运动更加活跃，更加活跃，我要感谢你们所有人!每个人和滥用俄罗斯侵略反乌克兰罪的特殊联合开始的人。”泽伦斯基说。</text:p>
      <text:p text:style-name="P4">
据他说，俄罗斯不仅应该在其军事定居点中了解其领导能力如何评估我们的领导，我们的国家和经济体系，而且还如何评估乌克兰和西方国家对正义的态度。</text:p>
      <text:p text:style-name="P4">
“我们对我们的价值观是真实的。我们将保护它们!因此，我们使这种侵略的主要罪魁祸首和他所有的同伙都吸引了他们所承诺的一切 - 没有例外!” Zelensky说。</text:p>
      <text:p text:style-name="P4">
现在，据他说，俄罗斯的罪行已经使21世纪造成了糖霜灾难。 强调，这种罪行呼吁我们伸张正义。</text:p>
      <text:p text:style-name="P4">
泽伦斯基说：“而且我们的正义必须比他们在垃圾箱中的绝望更快，这显然是显而易见的。”</text:p>
      <text:p text:style-name="P4">
据乌克林福姆报道，2022年9月，总统弗拉基米尔·泽伦斯基(Vladimir Zelensky)经历了一个由OP主管Andriy Yermak领导的工作组，后者正在处理一个特别法庭的成立，以使俄罗斯联邦犯下犯罪责任犯罪乌克兰犯罪。 欧洲议会议会，欧洲议会，北约议会议会，欧安组织议会议会和个别州的建立得到了建立。</text:p>
      <text:p text:style-name="P4">
<text:span text:style-name="T4">
另请阅读：</text:span>
 <text:a xlink:type="simple" xlink:href="https://www.ukrinform.ua/rubric-polytics/3706741-u-nurnberzi-opublikuvali-deklaraciu-pro-zlocin-agresii-rf-v-ukraini.html" text:style-name="Internet_20_link" text:visited-style-name="Visited_20_Internet_20_Link">
</text:a>
最近，西方媒体的信息已经出现，据称西方认为是混合法庭的最现实版本来持有俄罗斯联邦的参考。 该法庭可以将乌克兰管辖权和国际法程序结合起来。</text:p>
      <text:p text:style-name="P4">
News Source: <text:a xlink:type="simple" xlink:href="https://www.ukrinform.ua/rubric-polytics/3706961-zelenskij-zvernuvsa-do-ucasnikiv-samitu-koalicii-zi-stvorenna-spectribunalu-dla-rosii.html" text:style-name="Internet_20_link" text:visited-style-name="Visited_20_Internet_20_Link">
https://www.ukrinform.ua/rubric-polytics/3706961-zelenskij-zvernuvsa-do-ucasnikiv-samitu-koalicii-zi-stvorenna-spectribunalu-dla-rosii.html</text:a>
</text:p>
      <!--NEWS-->
      <text:h text:style-name="P10" text:outline-level="1">
<text:span text:style-name="T4">
陆军产品：政府简化了戒严令的采购程序</text:span>
</text:h>
      <text:p text:style-name="P4">
作者: Ukrinform (Person)</text:p>
      <text:p text:style-name="P4">
出版商: Укринформ (Organization)</text:p>
      <text:p text:style-name="P4">
出版时间: 2023-05-09T18:49:16+03:00</text:p>
      <text:p text:style-name="P4">
修改时间: 2023-05-09T18:49:16+03:00</text:p>
      <text:p text:style-name="P4">
描述: 部长的内阁修改了政府决议，并允许为Obrons和Services提供食物，以在简化程序下提供食物集。  - 乌克林。</text:p>
      <text:p text:style-name="P4">
图片: ["<text:a xlink:type="simple" xlink:href="https://static.ukrinform.com/photos/2022_05/thumb_files/630_360_1653083704-278.jpg" text:style-name="Internet_20_link" text:visited-style-name="Visited_20_Internet_20_Link">
630_360_16530...</text:a>
"]</text:p>
      <text:p text:style-name="P4">
标签: ['Армія', 'Кабмін', 'Продукти', 'Воєнний стан']</text:p>
      <text:p text:style-name="P4">
类型: Article</text:p>
      <!--METADATA-->
      <text:p text:style-name="P4">
<draw:frame draw:style-name="fr1" draw:name="Image168" text:anchor-type="as-char" svg:width="6.9236in" svg:height="3.956343in" draw:z-index="0">
<draw:image xlink:href="../Images/yкринформ/2023-05-09T18-49-16-03-00/630_360_1653083704-278.jpg" xlink:type="simple" xlink:show="embed" xlink:actuate="onLoad" draw:mime-type="image/jpeg"/>
</draw:frame>
部长的内阁修改了政府决议，并允许为Obrons和Services的产品购买产品，以简化程序提供产品。</text:p>
      <text:p text:style-name="P4">
这是在[]中报道的(https://t.me/tmelnychuk/2273)乌克林福姆报道，弗科霍夫纳雷达·塔拉斯·梅尼丘克的部长的常任代表报道。</text:p>
      <text:p text:style-name="P4">
“在批准法律制度时期的国防采购特征的批准中，对CMU决议的修正案”。乌克兰武装部队人员的营养；采购公告，“  - 声明写道。</text:p>
      <text:p text:style-name="P4">
如前所述，根据文件，可以按简化购买的顺序购买商品，工程和服务的客户，这是由乌克兰定律“公共采购”，在电子采购系统中确定的，等等。</text:p>
      <text:p text:style-name="P4">
<text:span text:style-name="T4">
另请阅读：</text:span>
 <text:a xlink:type="simple" xlink:href="https://www.ukrinform.ua/rubric-polytics/3706931-urad-rozpodiliv-oboronnu-produkciu-na-dvi-grupi-dla-polegsenna-zakupivli-smigal.html" text:style-name="Internet_20_link" text:visited-style-name="Visited_20_Internet_20_Link">
<text:span text:style-name="T4">
 shmigal </text:span>
</text:a>
同时，该规则将不适用于购买构成国家机密的商品，工程和服务，以及购买图书馆，军事和特殊设备，弹药及其零件和服务的开发以及服务，维修，现代化。</text:p>
      <text:p text:style-name="P4">
正如乌克林福姆报道的那样，3月21日，乌克兰沃迪米尔·泽伦斯基总统签署了一项法律，即<text:a xlink:type="simple" xlink:href="https://www.ukrinform.ua/rubric-polytics/3685391-prezident-pidpisav-zakon-pro-prozorist-v-oboronnih-zakupivlah.html" text:style-name="Internet_20_link" text:visited-style-name="Visited_20_Internet_20_Link">
</text:a>
。 这将有助于社会在提供军队时跟踪预算资金。</text:p>
      <text:p text:style-name="P4">
2月，国防部长阿列克谢·雷兹尼科夫(Alexei Reznikov(https://www.ukrinform.ua/tag-prozorro) - 像军事prozorro一样。</text:p>
      <text:p text:style-name="P4">
早些时候，本周的镜子发表了一种材料，声称购买食品并在国防部的契约中为军队提供食品服务的零售价超过了两到三倍。1月23日，据报道，为了确保为乌克兰武装部队购买食物的透明度<text:a xlink:type="simple" xlink:href="https://www.ukrinform.ua/rubric-polytics/3657771-vr-iniciue-zakon-sodo-castkovogo-vidkritta-informacii-pro-zakupivli-v-umovah-voennogo-stanu.html" text:style-name="Internet_20_link" text:visited-style-name="Visited_20_Internet_20_Link">
</text:a>
 .</text:p>
      <text:p text:style-name="P4">
News Source: <text:a xlink:type="simple" xlink:href="https://www.ukrinform.ua/rubric-society/3706963-produkti-dla-armii-urad-sprostiv-proceduru-zakupivli-na-cas-voennogo-stanu.html" text:style-name="Internet_20_link" text:visited-style-name="Visited_20_Internet_20_Link">
https://www.ukrinform.ua/rubric-society/3706963-produkti-dla-armii-urad-sprostiv-proceduru-zakupivli-na-cas-voennogo-stanu.html</text:a>
</text:p>
      <!--NEWS-->
      <text:h text:style-name="P10" text:outline-level="1">
<text:span text:style-name="T4">
确定了乌克兰XXIII国际比赛的获奖者，以Petro Yatsik的名字命名</text:span>
</text:h>
      <text:p text:style-name="P4">
作者: Ukrinform (Person)</text:p>
      <text:p text:style-name="P4">
出版商: Укринформ (Organization)</text:p>
      <text:p text:style-name="P4">
出版时间: 2023-05-09T18:53:50+03:00</text:p>
      <text:p text:style-name="P4">
修改时间: 2023-05-09T18:53:50+03:00</text:p>
      <text:p text:style-name="P4">
描述: 教育和科学部长Oksen Lisovy签署了一项命令，批准了以Petro Yatsik命名的乌克兰XXIII国际比赛的获奖者。  - 乌克林。</text:p>
      <text:p text:style-name="P4">
图片: ["<text:a xlink:type="simple" xlink:href="https://static.ukrinform.com/photos/2019_11/thumb_files/630_360_1573146744-754.jpg" text:style-name="Internet_20_link" text:visited-style-name="Visited_20_Internet_20_Link">
630_360_15731...</text:a>
"]</text:p>
      <text:p text:style-name="P4">
标签: ['Міносвіти', 'Яцик', 'Оксен Лісовий']</text:p>
      <text:p text:style-name="P4">
类型: Article</text:p>
      <!--METADATA-->
      <text:p text:style-name="P4">
<draw:frame draw:style-name="fr1" draw:name="Image169" text:anchor-type="as-char" svg:width="6.9236in" svg:height="3.956343in" draw:z-index="0">
<draw:image xlink:href="../Images/yкринформ/2023-05-09T18-53-50-03-00/630_360_1573146744-754.jpg" xlink:type="simple" xlink:show="embed" xlink:actuate="onLoad" draw:mime-type="image/jpeg"/>
</draw:frame>
部长和科学科学·洛斯维(Oksen Lisovy)签署了一项命令，批准了乌克兰以Petro Yatsik命名的XXIII国际比赛的获奖者。</text:p>
      <text:p text:style-name="P4">
关于它报告<text:a xlink:type="simple" xlink:href="https://mon.gov.ua/ua/news/viznacheno-imena-peremozhciv-hhiii-mizhnarodnogo-konkursu-z-ukrayinskoyi-movi-imeni-petra-yacika" text:style-name="Internet_20_link" text:visited-style-name="Visited_20_Internet_20_Link">
</text:a>
，报道乌克林福姆。</text:p>
      <text:p text:style-name="P4">
“根据《乌克兰乌克兰语言国际竞赛的新版本》，该法规于2022年10月18日的MES命令924号批准，该命令于2022年11月24日在乌克兰司法部注册根据第1461/38797号的第1461/38797号，比赛的获胜者是72名参与者。在12名竞争者中，一名获胜者将获得第一名，两个获胜者获得了第二名，三名获胜者获得了第三名。结果，”  - 在报告中说。</text:p>
      <text:p text:style-name="P4">
<text:span text:style-name="T4">
另请阅读：</text:span>
 <text:a xlink:type="simple" xlink:href="https://www.ukrinform.ua/rubric-society/3609751-u-seredu-startue-miznarodnij-konkurs-z-ukrainskoi-movi-imeni-petra-acika.html" text:style-name="Internet_20_link" text:visited-style-name="Visited_20_Internet_20_Link">
<text:span text:style-name="T4">
 yatsyk </text:span>
</text:a>
在2023年3月24日以远程形式举行的比赛结局中，806个乌克兰语言专家参加了一般中学专业机构的比赛(职业技术)，专业的高等教育和高等教育。</text:p>
      <text:p text:style-name="P4">
语言竞赛的参与者展示了乌克兰语言的知识，反映在时代女性期间的志愿服务，社会生活规范，名誉区别“乌克兰城市英雄”的重要性。 社交网络上的沟通规则也表达了有关如何在线学习期间学生感兴趣的建议。</text:p>
      <text:p text:style-name="P4">
有可能熟悉乌克兰语言的XXIII国际竞赛第四阶段的任务，以该部网站上的Petro Yatsik命名。</text:p>
      <text:p text:style-name="P4">
<text:span text:style-name="T4">
另请阅读：</text:span>
 <text:a xlink:type="simple" xlink:href="https://www.ukrinform.ua/rubric-crimea/3672904-aktivisti-organizovuut-onlajndiktant-krimskotatarskou-movou.html" text:style-name="Internet_20_link" text:visited-style-name="Visited_20_Internet_20_Link">
<text:span text:style-name="T4">
独裁者</text:span>
</text:a>
据报道，根据乌克兰总统的规定，乌克兰国际比赛的获奖者以彼得·亚齐克(Petro Yatsik)的名字命名，该法令得到了2008年10月3日乌克兰总统第899号乌克兰总统法令的批准，是899号的赢家比赛排名第一的比赛将被任命为乌克兰总裁的奖学金。</text:p>
      <text:p text:style-name="P4">
News Source: <text:a xlink:type="simple" xlink:href="https://www.ukrinform.ua/rubric-culture/3706965-viznacili-peremozciv-hhiii-miznarodnogo-konkursu-z-ukrainskoi-movi-imeni-petra-acika.html" text:style-name="Internet_20_link" text:visited-style-name="Visited_20_Internet_20_Link">
https://www.ukrinform.ua/rubric-culture/3706965-viznacili-peremozciv-hhiii-miznarodnogo-konkursu-z-ukrainskoi-movi-imeni-petra-acika.html</text:a>
</text:p>
      <!--NEWS-->
      <text:h text:style-name="P10" text:outline-level="1">
<text:span text:style-name="T4">
G7将帮助乌克兰负责普京政权 - 弗里兰德</text:span>
</text:h>
      <text:p text:style-name="P4">
作者: Ukrinform (Person)</text:p>
      <text:p text:style-name="P4">
出版商: Укринформ (Organization)</text:p>
      <text:p text:style-name="P4">
出版时间: 2023-05-09T18:58:25+03:00</text:p>
      <text:p text:style-name="P4">
修改时间: 2023-05-09T18:58:25+03:00</text:p>
      <text:p text:style-name="P4">
描述: 七国集团将继续共同努力，以支持乌克兰并使普京政权负责。  - 乌克林。</text:p>
      <text:p text:style-name="P4">
图片: ["<text:a xlink:type="simple" xlink:href="https://static.ukrinform.com/photos/2019_11/thumb_files/630_360_1574424102-705.jpg" text:style-name="Internet_20_link" text:visited-style-name="Visited_20_Internet_20_Link">
630_360_15744...</text:a>
"]</text:p>
      <text:p text:style-name="P4">
标签: ['Фріланд', 'Канада', 'путін']</text:p>
      <text:p text:style-name="P4">
类型: Article</text:p>
      <!--METADATA-->
      <text:p text:style-name="P4">
<draw:frame draw:style-name="fr1" draw:name="Image170" text:anchor-type="as-char" svg:width="6.9236in" svg:height="3.956343in" draw:z-index="0">
<draw:image xlink:href="../Images/yкринформ/2023-05-09T18-58-25-03-00/630_360_1574424102-705.jpg" xlink:type="simple" xlink:show="embed" xlink:actuate="onLoad" draw:mime-type="image/jpeg"/>
</draw:frame>
七国集团将共同努力，以支持乌克兰并承担普塔纳多的责任。</text:p>
      <text:p text:style-name="P4">
据乌克林事物通讯员称，金融频道教会部长弗里兰(Friland)宣布参加七个集团财务部长的会议，宣布了这一点。</text:p>
      <text:p text:style-name="P4">
“下周的会议将是讨论我们经济友好支持并创造良好工作场所的重要机会，同时共同努力为乌克兰的胜利进行联合工作，并将普京政权引用其战争，这具有灾难性的战争对全球经济的影响。”</text:p>
      <text:p text:style-name="P4">
<text:span text:style-name="T4">
另请阅读：</text:span>
 <text:a xlink:type="simple" xlink:href="https://www.ukrinform.ua/rubric-polytics/3706874-sunak-nazvav-putina-edinim-vidpovidalnim-za-vtorgnenna-v-ukrainu.html" text:style-name="Internet_20_link" text:visited-style-name="Visited_20_Internet_20_Link">
<text:span text:style-name="T4">
 putin </text:span>
</text:a>
她强调说：“在民主国家的重大挑战背景下，我们的星球，加拿大和G7合作伙伴共同努力，以根据世界各地的人民来保护国际秩序。”</text:p>
      <text:p text:style-name="P4">
据报道，财政部长会议和国家银行的负责人将于5月11日至13日在日本城市尼加塔塔举行。</text:p>
      <text:p text:style-name="P4">
News Source: <text:a xlink:type="simple" xlink:href="https://www.ukrinform.ua/rubric-polytics/3706967-g7-dopomozut-ukraini-pritagnuti-rezim-putina-do-vidpovidalnosti-friland.html" text:style-name="Internet_20_link" text:visited-style-name="Visited_20_Internet_20_Link">
https://www.ukrinform.ua/rubric-polytics/3706967-g7-dopomozut-ukraini-pritagnuti-rezim-putina-do-vidpovidalnosti-friland.html</text:a>
</text:p>
      <!--NEWS-->
      <text:h text:style-name="P10" text:outline-level="1">
<text:span text:style-name="T4">
内阁禁止进口燃料不确定起源</text:span>
</text:h>
      <text:p text:style-name="P4">
作者: Ukrinform (Person)</text:p>
      <text:p text:style-name="P4">
出版商: Укринформ (Organization)</text:p>
      <text:p text:style-name="P4">
出版时间: 2023-05-09T18:59:45+03:00</text:p>
      <text:p text:style-name="P4">
修改时间: 2023-05-09T18:59:45+03:00</text:p>
      <text:p text:style-name="P4">
描述: 部长的内阁补充了第1147号决议，以将俄罗斯燃料，石油和石油产品阻止到乌克兰。  - 乌克林。</text:p>
      <text:p text:style-name="P4">
图片: ["<text:a xlink:type="simple" xlink:href="https://static.ukrinform.com/photos/2022_08/thumb_files/630_360_1660064693-619.jpg" text:style-name="Internet_20_link" text:visited-style-name="Visited_20_Internet_20_Link">
630_360_16600...</text:a>
"]</text:p>
      <text:p text:style-name="P4">
标签: ['Імпорт', 'Кабмін', 'Заборона', 'Пальне']</text:p>
      <text:p text:style-name="P4">
类型: Article</text:p>
      <!--METADATA-->
      <text:p text:style-name="P4">
<draw:frame draw:style-name="fr1" draw:name="Image171" text:anchor-type="as-char" svg:width="6.9236in" svg:height="3.956343in" draw:z-index="0">
<draw:image xlink:href="../Images/yкринформ/2023-05-09T18-59-45-03-00/630_360_1660064693-619.jpg" xlink:type="simple" xlink:show="embed" xlink:actuate="onLoad" draw:mime-type="image/jpeg"/>
</draw:frame>
部长的内阁补充了第1147号决议，以将俄罗斯燃料，石油和石油产品阻止到乌克兰。</text:p>
      <text:p text:style-name="P4">
根据乌克林福姆的说法，能源副部长mykolakolysnik报告了这一点<text:a xlink:type="simple" xlink:href="https://www.facebook.com/nikolay.kolesnik/posts/pfbid0Zpnmmays7U3yAdpoSLB9moVusDZdmtDjPQGL6VRcjsiWJj87H8PqeP83mpKRN15xl" text:style-name="Internet_20_link" text:visited-style-name="Visited_20_Internet_20_Link">
</text:a>
.</text:p>
      <text:p text:style-name="P4">
«Відтепер паливо невизначеного походження не зможе потрапити на українськийринок. Це ще один вагомий крок для захисту наших національних інтересів тасуверенітету», – сказав Колісник.</text:p>
      <text:p text:style-name="P4">
<text:span text:style-name="T4">
Заборона стосуватиметься таких видів товарів:</text:span>
</text:p>
      <text:p text:style-name="P4">
<text:a xlink:type="simple" xlink:href="https://www.ukrinform.ua/tag-nafta" text:style-name="Internet_20_link" text:visited-style-name="Visited_20_Internet_20_Link">
 </text:a>
和从沥青岩获得的石油产品(矿物质)， 生的; <text:span text:style-name="T5">
从沥青岩中获得的石油和石油产品(矿物质)，除了原始； </text:span>
含量为70个重量的产品。百分比从沥青岩中获得的石油或石油产品(矿物质); <text:span text:style-name="T5">
浪费石油产品。 </text:span>
气体状态的气体，油和其他碳氢化合物； <text:span text:style-name="T5">
替代燃料； </text:span>
生物柴油及其不含少于70个重量的混合物。从沥青岩中获得的油或石油产品中的百分比。</text:p>
      <text:p text:style-name="P4">
科莱斯尼克补充说：“重要的是要与邻居的国家进行外交对话。”</text:p>
      <text:p text:style-name="P4">
<text:span text:style-name="T4">
另请阅读：</text:span>
 <text:a xlink:type="simple" xlink:href="https://www.ukrinform.ua/rubric-economy/3685002-ukraina-mae-vze-zaraz-dumati-pro-rozvitok-vlasnogo-virobnictva-naftoproduktiv-ekspert.html" text:style-name="Internet_20_link" text:visited-style-name="Visited_20_Internet_20_Link">
<text:span text:style-name="T4">
石油产品</text:span>
</text:a>
据报道，尽管进行了许多制裁，禁止和禁运基于燃料的起源，石油，石油产品已进入欧盟国家，土耳其，其他国家，从那里到达乌克兰市场，作为无限期的资源。 基本上，混合物取自拉脱维亚和波兰。</text:p>
      <text:p text:style-name="P4">
News Source: <text:a xlink:type="simple" xlink:href="https://www.ukrinform.ua/rubric-economy/3706969-kabmin-zaboroniv-import-palnogo-neviznacenogo-pohodzenna.html" text:style-name="Internet_20_link" text:visited-style-name="Visited_20_Internet_20_Link">
https://www.ukrinform.ua/rubric-economy/3706969-kabmin-zaboroniv-import-palnogo-neviznacenogo-pohodzenna.html</text:a>
</text:p>
      <!--NEWS-->
      <text:h text:style-name="P10" text:outline-level="1">
<text:span text:style-name="T4">
俄罗斯军队在四个方向上发动了近30次袭击</text:span>
</text:h>
      <text:p text:style-name="P4">
作者: Ukrinform (Person)</text:p>
      <text:p text:style-name="P4">
出版商: Укринформ (Organization)</text:p>
      <text:p text:style-name="P4">
出版时间: 2023-05-09T19:01:00+03:00</text:p>
      <text:p text:style-name="P4">
修改时间: 2023-05-09T19:01:00+03:00</text:p>
      <text:p text:style-name="P4">
描述: 白天，俄罗斯军队在利马，巴赫穆特，阿维迪夫和玛丽斯基的指示进行了近30次袭击，巴赫穆特和马林卡仍在继续进行最激烈的战斗。  - 乌克林。</text:p>
      <text:p text:style-name="P4">
图片: ["<text:a xlink:type="simple" xlink:href="https://static.ukrinform.com/photos/2023_04/thumb_files/630_360_1682438812-465.jpg" text:style-name="Internet_20_link" text:visited-style-name="Visited_20_Internet_20_Link">
630_360_16824...</text:a>
"]</text:p>
      <text:p text:style-name="P4">
标签: ['Генштаб', 'ЗСУ', 'Війна з росією']</text:p>
      <text:p text:style-name="P4">
类型: Article</text:p>
      <!--METADATA-->
      <text:p text:style-name="P4">
<draw:frame draw:style-name="fr1" draw:name="Image172" text:anchor-type="as-char" svg:width="6.9236in" svg:height="3.956343in" draw:z-index="0">
<draw:image xlink:href="../Images/yкринформ/2023-05-09T19-01-00-03-00/630_360_1682438812-465.jpg" xlink:type="simple" xlink:show="embed" xlink:actuate="onLoad" draw:mime-type="image/jpeg"/>
</draw:frame>
白天，鲁斯基夫斯卡(Ruskivska)在利曼，巴赫穆特(Bakhmut)，阿维迪夫(Avdiiv)和玛丽斯基(Mariinsky)的指示中发动了近30次袭击，这是玛丽先生和马林卡(Marinka)先生和马林卡(Marinka)的最激烈的战斗。</text:p>
      <text:p text:style-name="P4">
乌克兰武装部队的总参谋部在[]中报道了这一点(https://www.facebook.com/GeneralStaff.ua/posts/pfbid02UvWoRasFHtwm6GPMLB6opX1xeXcLbSkvEiW4dKcpu44Rz6XQyBA9NKpvMxPHZgL8l)据《乌克林福姆》报道，截至5月9日18:00发表了及时的信息。</text:p>
      <text:p text:style-name="P4">
据总参谋部称，入侵者继续集中上述地区的主要努力。</text:p>
      <text:p text:style-name="P4">
在这个时代，俄罗斯人使用有翼的空中导弹和3枚C-300，在乌克兰制造了20枚导弹火箭发射器。 顿涅茨克地区的Kramatorsk和Konstantinovka的最后一次方式放弃了平民基础设施。</text:p>
      <text:p text:style-name="P4">
俄罗斯联邦的部队还进行了30次航空罢工，并在乌克兰国防部队和定居点的国防军上进行了大约30次火箭发射器炮击。</text:p>
      <text:p text:style-name="P4">
整个乌克兰的导弹和航空罢工的可能性仍然很高。</text:p>
      <text:p text:style-name="P4">
<text:span text:style-name="T4">
另请阅读：</text:span>
 <text:a xlink:type="simple" xlink:href="https://www.ukrinform.ua/rubric-ato/3706244-u-rajoni-bahmuta-rosiani-za-devat-misaciv-vtratili-blizko-100-tisac-zivoi-sili-zsu.html" text:style-name="Internet_20_link" text:visited-style-name="Visited_20_Internet_20_Link">
</text:a>
据报道，乌克兰航空在一天中对俄罗斯人的人员和军事装备进行了四次罢工，并在其防空导弹中进行了两次中风。 武装部队武装部队的导弹部队的部队袭击了两个活力集中的领域。</text:p>
      <text:p text:style-name="P4">
在<text:span text:style-name="T4">
 Volynskyi </text:span>
和<text:span text:style-name="T4">
 Polissya的指示</text:span>
未检测到俄罗斯联邦进攻群体的迹象。 在白俄罗斯共和国的垃圾填埋场，并继续解释俄罗斯武装部队的某些部队。</text:p>
      <text:p text:style-name="P4">
在<text:span text:style-name="T4">
 Siverskyi </text:span>
和<text:span text:style-name="T4">
 Slobozhansky的指示</text:span>
俄罗斯继续在与乌克兰边境地区保留军事存在。</text:p>
      <text:p text:style-name="P4">
从白天的炮兵和迫击炮中，敌人在铁桥和Muravykh Chernyhiv地区击败了厚的-Dubo，Bachivsk，Old Clubs，Iscrykivshchyna，Volfin，Yunakovka，Mohrits，Mohrits，Popovka，Popovka和Slavgorod Sumy。俄罗斯联邦的炮兵和迫击炮袭击了卡米亚人，好吧，克拉斯诺伊第一，菲利戈利夫卡，第一个哈尔基夫地区的两年 - 河口，以及卢根斯克地区的斯特尔马乔夫卡。</text:p>
      <text:p text:style-name="P4">
在<text:span text:style-name="T4">
利曼方向</text:span>
白天，敌人带领Bigorivka地区的进攻潜水员失败。 来自俄罗斯人的炮弹遭受了Makeevka，Bigorivka和Merry Luhansk地区，以及Yampolivka和有争议的Donetsk地区。</text:p>
      <text:p text:style-name="P4">
在<text:span text:style-name="T4">
巴赫穆特方向</text:span>
俄罗斯军队继续从攻势中逃脱。入侵者白天将入侵者带到了巴赫穆特，就像伊万诺沃和斯特斯特基基的方向一样。 来自Lorichovo-Vasylivka，Bogdanivka，Yar，Iron和New York Donetsk地区的受害者的敌人炮击。</text:p>
      <text:p text:style-name="P4">
<text:span text:style-name="T4">
另请阅读：</text:span>
 <text:a xlink:type="simple" xlink:href="https://www.ukrinform.ua/rubric-ato/3706244-u-rajoni-bahmuta-rosiani-za-devat-misaciv-vtratili-blizko-100-tisac-zivoi-sili-zsu.html" text:style-name="Internet_20_link" text:visited-style-name="Visited_20_Internet_20_Link">
</text:a>
在<text:span text:style-name="T4">
 avdeevsky方向</text:span>
俄罗斯军队的进攻行动没有进行，相反，他们在Avdiivka地区造成了航空罢工，该地区向Donetsk地区的Avdiivka，Pervomaisko，Netaylovo和Karlovka开火。</text:p>
      <text:p text:style-name="P4">
在<text:span text:style-name="T4">
马林斯基方向</text:span>
国防军的部队反映了Marinka地区的众多攻击。 敌对的炮击是由圣乔治顿涅茨克地区进行的。</text:p>
      <text:p text:style-name="P4">
在一天中，敌人没有采取进攻行动，而是向Novomikhailivka，Vodyane，Vodane，Vodane，Vodrian，Prystivka和Velikovosilka开除。</text:p>
      <text:p text:style-name="P4">
在<text:span text:style-name="T4">
 Zaporizhzhia </text:span>
和<text:span text:style-name="T4">
 Kherson的指示</text:span>
俄罗斯军队继续防御。 唐内斯克地区的敌对打击，弗雷米夫卡和诺诺普尔，奥尔吉夫，玛利尼波尔，魔术，魔术，马拉·托克马赫卡，奥里克，诺夫多加尼维卡，kamianske，kamianske和zaporizhzhya地区的斜线，以及antonovka，以及安东尼诺夫卡(Antonovka)，摩洛多克(Molodizhne)和kolodizhne and broment blost blost blost bls and kernivka。</text:p>
      <text:p text:style-name="P4">
5月8日，入侵者开始从卡米安卡 -  dniprovskaya Zaporozhye地区出口<text:a xlink:type="simple" xlink:href="https://www.ukrinform.ua/tag-diti" text:style-name="Internet_20_link" text:visited-style-name="Visited_20_Internet_20_Link">
</text:a>
学龄前儿童以及父母以及预算领域的教育工作者和其他员工。</text:p>
      <text:p text:style-name="P4">
据总参谋部称，没有多少。 撤离是临时捕获的伯迪安斯克进行的。 同时，当地医院的所有医务人员都被要求上班。_foto：武装部队总参谋部</text:p>
      <text:p text:style-name="P4">
News Source: <text:a xlink:type="simple" xlink:href="https://www.ukrinform.ua/rubric-ato/3706970-vijska-rf-zdijsnili-majze-30-atak-na-cotiroh-napramkah.html" text:style-name="Internet_20_link" text:visited-style-name="Visited_20_Internet_20_Link">
https://www.ukrinform.ua/rubric-ato/3706970-vijska-rf-zdijsnili-majze-30-atak-na-cotiroh-napramkah.html</text:a>
</text:p>
      <!--NEWS-->
      <text:h text:style-name="P10" text:outline-level="1">
<text:span text:style-name="T4">
乌克兰必须迅速赢得战争：克莱弗拉敦促提高帮助</text:span>
</text:h>
      <text:p text:style-name="P4">
作者: Ukrinform (Person)</text:p>
      <text:p text:style-name="P4">
出版商: Укринформ (Organization)</text:p>
      <text:p text:style-name="P4">
出版时间: 2023-05-09T19:06:00+03:00</text:p>
      <text:p text:style-name="P4">
修改时间: 2023-05-09T19:06:00+03:00</text:p>
      <text:p text:style-name="P4">
描述: 英国外交部长詹姆斯·克莱维利（James Kleverli）强调，有必要在救护车上完成乌克兰战争，为此，他敦促合作伙伴为基辅提供所有必要的工具。  - 乌克林。</text:p>
      <text:p text:style-name="P4">
图片: ["<text:a xlink:type="simple" xlink:href="https://static.ukrinform.com/photos/2022_09/thumb_files/630_360_1662563311-741.jpg" text:style-name="Internet_20_link" text:visited-style-name="Visited_20_Internet_20_Link">
630_360_16625...</text:a>
"]</text:p>
      <text:p text:style-name="P4">
标签: ['Британія', 'Зброя', 'Війна з росією', 'Клеверлі']</text:p>
      <text:p text:style-name="P4">
类型: Article</text:p>
      <!--METADATA-->
      <text:p text:style-name="P4">
<draw:frame draw:style-name="fr1" draw:name="Image173" text:anchor-type="as-char" svg:width="6.9236in" svg:height="3.956343in" draw:z-index="0">
<draw:image xlink:href="../Images/yкринформ/2023-05-09T19-06-00-03-00/630_360_1662563311-741.jpg" xlink:type="simple" xlink:show="embed" xlink:actuate="onLoad" draw:mime-type="image/jpeg"/>
</draw:frame>
英国法学部长詹姆斯·克莱维利(James Kleverli)强调有必要在救护车上在乌克兰建立一场战争，为此，他敦促合作伙伴为基辅提供所有必要的工具。</text:p>
      <text:p text:style-name="P4">
他在周二在大西洋委员会的演讲乌瓦辛顿(Uvashington)的演讲中表示，他的记者报道了自己的乌克林形式记者。</text:p>
      <text:p text:style-name="P4">
“我们需要做的就是结束这场冲突，我们必须迅速完成。 这就是为什么大<text:a xlink:type="simple" xlink:href="https://www.ukrinform.ua/tag-britania" text:style-name="Internet_20_link" text:visited-style-name="Visited_20_Internet_20_Link">
</text:a>
在今年年初，决定显着加强我们的反应。”外交政策意识负责人说。</text:p>
      <text:p text:style-name="P4">
他强调，英国​​不仅积极支持乌克兰人，而且大声敦促盟友在最快的情况下提供更多帮助。</text:p>
      <text:p text:style-name="P4">
“因此，我们的观点是，乌克兰必须取得成功，必须取得胜利，而最人道的方法是迅速获胜。 做到这一点的重要方法是给他们提供工作所需的工具，并在这里和现在给他们这些工具。”英国外交大臣说。</text:p>
      <text:p text:style-name="P4">
<text:span text:style-name="T4">
另请阅读：</text:span>
 <text:a xlink:type="simple" xlink:href="https://www.ukrinform.ua/rubric-ato/3706652-zsu-rozpocnut-kontrnastup-koli-dla-cogo-bude-vidpovidnij-cas-smigal.html" text:style-name="Internet_20_link" text:visited-style-name="Visited_20_Internet_20_Link">
<text:span text:style-name="T4">
 counterna </text:span>
</text:a>
他强调，俄罗斯应该撤出其部队，乌克兰应该返回其乌克兰。</text:p>
      <text:p text:style-name="P4">
据克莱维利(Kleverly)称，由俄罗斯联邦解决的全面侵略后，乌克兰军队在捍卫该国可耻的俄罗斯军队方面表现出很高的效率，并超出了国际社会的期望。</text:p>
      <text:p text:style-name="P4">
“在这场冲突中，乌克兰人超出了预期。 他们正在准备，训练了部队，在这场冲突期间进行了研究，他们表明他们是该国非常有效的捍卫者。”外交政策部门说。</text:p>
      <text:p text:style-name="P4">
同时，他指出，很难以快速而决定性的突破拒绝俄罗斯力量，在此问题上，有必要保持现实主义者，并必须坚定地与普京可能升级相对应。</text:p>
      <text:p text:style-name="P4">
“因此，我们在英国提出的观点是，他们与他们一起扑灭。 现在，我希望并希望他们能很好地处理。”克莱维利说。</text:p>
      <text:p text:style-name="P4">
News Source: <text:a xlink:type="simple" xlink:href="https://www.ukrinform.ua/rubric-ato/3706971-ukraina-mae-peremogti-u-vijni-svidko-kleverli-zaklikav-zbilsiti-dopomogu.html" text:style-name="Internet_20_link" text:visited-style-name="Visited_20_Internet_20_Link">
https://www.ukrinform.ua/rubric-ato/3706971-ukraina-mae-peremogti-u-vijni-svidko-kleverli-zaklikav-zbilsiti-dopomogu.html</text:a>
</text:p>
      <!--NEWS-->
      <text:h text:style-name="P10" text:outline-level="1">
<text:span text:style-name="T4">
加拿大和欧盟将继续乌克兰的军事支持-Trudeau</text:span>
</text:h>
      <text:p text:style-name="P4">
作者: Ukrinform (Person)</text:p>
      <text:p text:style-name="P4">
出版商: Укринформ (Organization)</text:p>
      <text:p text:style-name="P4">
出版时间: 2023-05-09T19:15:28+03:00</text:p>
      <text:p text:style-name="P4">
修改时间: 2023-05-09T19:15:28+03:00</text:p>
      <text:p text:style-name="P4">
描述: 加拿大和欧盟州打算继续共同满足乌克兰的军事需求。  - 乌克林。</text:p>
      <text:p text:style-name="P4">
图片: ["<text:a xlink:type="simple" xlink:href="https://static.ukrinform.com/photos/2019_07/thumb_files/630_360_1562136728-432.jpeg" text:style-name="Internet_20_link" text:visited-style-name="Visited_20_Internet_20_Link">
630_360_15621...</text:a>
"]</text:p>
      <text:p text:style-name="P4">
标签: ['Канада', 'Трюдо', 'Війна з росією']</text:p>
      <text:p text:style-name="P4">
类型: Article</text:p>
      <!--METADATA-->
      <text:p text:style-name="P4">
<draw:frame draw:style-name="fr1" draw:name="Image174" text:anchor-type="as-char" svg:width="6.9236in" svg:height="3.956343in" draw:z-index="0">
<draw:image xlink:href="../Images/yкринформ/2023-05-09T19-15-28-03-00/630_360_1562136728-432.jpeg" xlink:type="simple" xlink:show="embed" xlink:actuate="onLoad" draw:mime-type="image/jpeg"/>
</draw:frame>
欧盟大厦的加拿大打算继续共同满足乌克兰的军事需求。</text:p>
      <text:p text:style-name="P4">
根据乌克林的通讯员，加拿大总理贾斯汀·特鲁德(Justin Trude)在欧洲日之际说。</text:p>
      <text:p text:style-name="P4">
特鲁迪亚说：“我们将继续与欧盟合作伙伴合作为乌克兰提供军事援助，尤其是在统一行动的框架内。”</text:p>
      <text:p text:style-name="P4">
<text:span text:style-name="T4">
另请阅读：</text:span>
 <text:a xlink:type="simple" xlink:href="https://www.ukrinform.ua/rubric-polytics/3706967-g7-dopomozut-ukraini-pritagnuti-rezim-putina-do-vidpovidalnosti-friland.html" text:style-name="Internet_20_link" text:visited-style-name="Visited_20_Internet_20_Link">
<text:span text:style-name="T4">
 Freelan </text:span>
</text:a>
他强调说：“加拿大和欧盟正在合作，以根据需要支持乌克兰人。” 加拿大政府负责人说：“我们坚定而协调一致，以应对一场笨拙的俄罗斯对和平邻居的入侵，并向普京的原生压力施加了越来越多的压力。”</text:p>
      <text:p text:style-name="P4">
正如乌克林福姆报道的那样，加拿大部长安妮塔·阿南德(Anita Anand)宣布，向乌克兰(Ukraine)刺入了3,900万美元的新军事援助方案。</text:p>
      <text:p text:style-name="P4">
News Source: <text:a xlink:type="simple" xlink:href="https://www.ukrinform.ua/rubric-polytics/3706974-kanada-ta-es-prodovzat-vijskovu-pidtrimku-ukraini-trudo.html" text:style-name="Internet_20_link" text:visited-style-name="Visited_20_Internet_20_Link">
https://www.ukrinform.ua/rubric-polytics/3706974-kanada-ta-es-prodovzat-vijskovu-pidtrimku-ukraini-trudo.html</text:a>
</text:p>
      <!--NEWS-->
      <text:h text:style-name="P10" text:outline-level="1">
<text:span text:style-name="T4">
Yastremskaya赢得了资格结局，并将在罗马的WTA锦标赛上演出</text:span>
</text:h>
      <text:p text:style-name="P4">
作者: Ukrinform (Person)</text:p>
      <text:p text:style-name="P4">
出版商: Укринформ (Organization)</text:p>
      <text:p text:style-name="P4">
出版时间: 2023-05-09T19:19:00+03:00</text:p>
      <text:p text:style-name="P4">
修改时间: 2023-05-09T19:19:00+03:00</text:p>
      <text:p text:style-name="P4">
描述: 戴安娜·雅斯特雷姆斯卡亚（Diana Yastremskaya）在罗马（意大利）（意大利）的国际大厅网球协会（WTA）（WTA）上克服了合格的障碍，拥有超过350万美元的奖金 - 乌克林福姆。</text:p>
      <text:p text:style-name="P4">
图片: ["<text:a xlink:type="simple" xlink:href="https://static.ukrinform.com/photos/2023_05/thumb_files/630_360_1683574115-644.jpg" text:style-name="Internet_20_link" text:visited-style-name="Visited_20_Internet_20_Link">
630_360_16835...</text:a>
"]</text:p>
      <text:p text:style-name="P4">
标签: ['Теніс', 'Даяна Ястремська']</text:p>
      <text:p text:style-name="P4">
类型: Article</text:p>
      <!--METADATA-->
      <text:p text:style-name="P4">
<draw:frame draw:style-name="fr1" draw:name="Image175" text:anchor-type="as-char" svg:width="6.9236in" svg:height="3.956343in" draw:z-index="0">
<draw:image xlink:href="../Images/yкринформ/2023-05-09T19-19-00-03-00/630_360_1683574115-644.jpg" xlink:type="simple" xlink:show="embed" xlink:actuate="onLoad" draw:mime-type="image/jpeg"/>
</draw:frame>
乌克兰Yastremskaya克服了锦标赛网球的资格障碍(WTA) - 国际BNL D’I意大利-ICCI(意大利)奖金超过350万美元。</text:p>
      <text:p text:style-name="P4">
据《乌克林福姆》报道，在1小时20分钟内Yastremskaya的资格结局中，这座山上山上了Spancorebeka Masarova -6：3，6：2，据报道。</text:p>
      <text:p text:style-name="P4">
Yastremskaya的潜在竞争对手 - 德国Tatiana Maria，法国女性Corne，Romanian Ana Bogdan，Russian Varvara Grachov和Anna Kalinskaya，Italian Matilda Paoletti和Camila Paoletti和Camila George，西班牙Paul Bados，以及来自Kazakhstan的Putintsev。</text:p>
      <text:p text:style-name="P4">
<text:span text:style-name="T4">
另请阅读：</text:span>
 <text:a xlink:type="simple" xlink:href="https://www.ukrinform.ua/rubric-sports/3706896-kostuk-i-sestri-kicenok-zigraut-u-parnij-sitci-turniru-wta-u-rimi.html" text:style-name="Internet_20_link" text:visited-style-name="Visited_20_Internet_20_Link">
</text:a>
意大利首都的比赛将持续到5月21日。</text:p>
      <text:p text:style-name="P4">
去年，Iga Schwontek从波兰赢得了罗马。</text:p>
      <text:p text:style-name="P4">
照片：BTU。</text:p>
      <text:p text:style-name="P4">
News Source: <text:a xlink:type="simple" xlink:href="https://www.ukrinform.ua/rubric-sports/3706978-astremska-vigrala-final-kvalifikacii-i-vistupit-na-turniri-wta-v-rimi.html" text:style-name="Internet_20_link" text:visited-style-name="Visited_20_Internet_20_Link">
https://www.ukrinform.ua/rubric-sports/3706978-astremska-vigrala-final-kvalifikacii-i-vistupit-na-turniri-wta-v-rimi.html</text:a>
</text:p>
      <!--NEWS-->
      <text:h text:style-name="P10" text:outline-level="1">
<text:span text:style-name="T4">
内阁限制了音乐在公共交通中的使用</text:span>
</text:h>
      <text:p text:style-name="P4">
作者: Ukrinform (Person)</text:p>
      <text:p text:style-name="P4">
出版商: Укринформ (Organization)</text:p>
      <text:p text:style-name="P4">
出版时间: 2023-05-09T19:19:30+03:00</text:p>
      <text:p text:style-name="P4">
修改时间: 2023-05-09T19:19:30+03:00</text:p>
      <text:p text:style-name="P4">
描述: 乌克兰部长的内阁限制了音乐在公共交通中的使用，公交车司机有权防止通过技术设备造成噪音的乘客。  - 乌克林。</text:p>
      <text:p text:style-name="P4">
图片: ["<text:a xlink:type="simple" xlink:href="https://static.ukrinform.com/photos/2023_05/thumb_files/630_360_1683649076-135.jpg" text:style-name="Internet_20_link" text:visited-style-name="Visited_20_Internet_20_Link">
630_360_16836...</text:a>
"]</text:p>
      <text:p text:style-name="P4">
标签: ['Кабмін', 'Музика', 'Транспорт', 'Заборона']</text:p>
      <text:p text:style-name="P4">
类型: Article</text:p>
      <!--METADATA-->
      <text:p text:style-name="P4">
<draw:frame draw:style-name="fr1" draw:name="Image176" text:anchor-type="as-char" svg:width="6.9236in" svg:height="3.956343in" draw:z-index="0">
<draw:image xlink:href="../Images/yкринформ/2023-05-09T19-19-30-03-00/630_360_1683649076-135.jpg" xlink:type="simple" xlink:show="embed" xlink:actuate="onLoad" draw:mime-type="image/jpeg"/>
</draw:frame>
乌克兰部长的内阁限制了音乐在公共交通中的使用，司机有权防止乘客允许乘客允许沙龙，该沙龙在技术设备的帮助下造成噪音。</text:p>
      <text:p text:style-name="P4">
根据乌克林的说法，社区发展部，乌克兰的Tainfrastructure的领土在<text:a xlink:type="simple" xlink:href="https://www.facebook.com/Ministry.for.restoration/posts/pfbid0aLVeTUdTnddvYUdpJ1umJcC1zPEppH8GDDUihBPnmfbEUQdob1KA7rQCHnUVP4Dzl" text:style-name="Internet_20_link" text:visited-style-name="Visited_20_Internet_20_Link">
</text:a>
.</text:p>
      <text:p text:style-name="P4">
“Кабінет Міністрів на сьогоднішньому засіданні вніс зміни до “Правил наданняпослуг пасажирського автомобільного <text:a xlink:type="simple" xlink:href="https://www.ukrinform.ua/tag-transport" text:style-name="Internet_20_link" text:visited-style-name="Visited_20_Internet_20_Link">
 </text:a>
”。 从现在开始，公交司机有权不允许机舱在技术设备的帮助下发出噪音。”证词说。</text:p>
      <text:p text:style-name="P4">
驾驶员也被禁止在公共汽车上打开音乐或电影。 如果机舱有耳机或乘客同意，则允许使用这种情况。</text:p>
      <text:p text:style-name="P4">
创新也将是出租车。 音乐司机只有不否认乘客才能打开。</text:p>
      <text:p text:style-name="P4">
<text:span text:style-name="T4">
另请阅读：</text:span>
 <text:a xlink:type="simple" xlink:href="https://www.ukrinform.ua/rubric-kyiv/3698951-stolicna-policia-mae-zupinati-marsrutki-pid-cas-povitranoi-trivogi-kmda.html" text:style-name="Internet_20_link" text:visited-style-name="Visited_20_Internet_20_Link">
<text:span text:style-name="T4">
资本</text:span>
 <text:span text:style-name="T4">
警察</text:span>
 <text:span text:style-name="T4">
有</text:span>
 <text:span text:style-name="T4">
停止</text:span>
<text:span text:style-name="T4">
 minibs </text:span>
 <text:span text:style-name="T4">
 </text:span>
 <text:span text:style-name="T4">
 </text:span>
 <text:span text:style-name="T4">
 </text:span>
 <text:span text:style-name="T4">
时间</text:span>
 <text:span text:style-name="T4">
 </text:span>
 <text:span text:style-name="T4">
 air air air air air air air air air air </text:span>
 <text:span text:style-name="T4">
 </text:span>
 <text:span text:style-name="T4">
焦虑</text:span>
 <text:span text:style-name="T4">
 KSCA </text:span>
</text:a>
该决议的采用是为了实施有关国家音乐产品支持的法律，并限制了公众对国家攻击国家的使用，该州于去年夏天得到了乌克兰的Verkhovna Rada的支持。</text:p>
      <text:p text:style-name="P4">
据报道，自2022年8月1日以来，在基辅(Kyiv)，陆地运输公司负责空气警报，乘客应离开沙龙并通过最近的庇护所。</text:p>
      <text:p text:style-name="P4">
News Source: <text:a xlink:type="simple" xlink:href="https://www.ukrinform.ua/rubric-society/3706977-kabmin-obmeziv-vikoristanna-muziki-u-gromadskomu-transporti.html" text:style-name="Internet_20_link" text:visited-style-name="Visited_20_Internet_20_Link">
https://www.ukrinform.ua/rubric-society/3706977-kabmin-obmeziv-vikoristanna-muziki-u-gromadskomu-transporti.html</text:a>
</text:p>
      <!--NEWS-->
      <text:h text:style-name="P10" text:outline-level="1">
<text:span text:style-name="T4">
共和党领导人预测，国会将继续为乌克兰的辩护提供资金</text:span>
</text:h>
      <text:p text:style-name="P4">
作者: Ukrinform (Person)</text:p>
      <text:p text:style-name="P4">
出版商: Укринформ (Organization)</text:p>
      <text:p text:style-name="P4">
出版时间: 2023-05-09T19:23:00+03:00</text:p>
      <text:p text:style-name="P4">
修改时间: 2023-05-09T19:23:00+03:00</text:p>
      <text:p text:style-name="P4">
描述: 参议院参议院米奇·麦康奈尔（Mitch McConnell）的共和党领导人预测，尽管他的党员越来越多地呼吁减少或停止基辅，但美国支持乌克兰军队的资金仍将继续降临。  - 乌克林。</text:p>
      <text:p text:style-name="P4">
图片: ["<text:a xlink:type="simple" xlink:href="https://static.ukrinform.com/photos/2019_12/thumb_files/630_360_1576752877-732.jpg" text:style-name="Internet_20_link" text:visited-style-name="Visited_20_Internet_20_Link">
630_360_15767...</text:a>
"]</text:p>
      <text:p text:style-name="P4">
标签: ['Оборона', 'Україна', 'Зброя', 'Конгрес США', 'допомога', 'Війна з росією']</text:p>
      <text:p text:style-name="P4">
类型: Article</text:p>
      <!--METADATA-->
      <text:p text:style-name="P4">
<draw:frame draw:style-name="fr1" draw:name="Image177" text:anchor-type="as-char" svg:width="6.9236in" svg:height="3.956343in" draw:z-index="0">
<draw:image xlink:href="../Images/yкринформ/2023-05-09T19-23-00-03-00/630_360_1576752877-732.jpg" xlink:type="simple" xlink:show="embed" xlink:actuate="onLoad" draw:mime-type="image/jpeg"/>
</draw:frame>
米奇·麦康奈尔(Mitch McConnell)在参议院的领导人资源预测，尽管越来越多的呼吁他的党员减少或协助基辅，但美国金融公司将继续支持乌克兰军队。</text:p>
      <text:p text:style-name="P4">
正如乌克林福姆报道的那样，它报告了<text:a xlink:type="simple" xlink:href="https://www.bloomberg.com/news/articles/2023-05-09/mcconnell-predicts-congress-will-keep-funding-ukraine-s-defense" text:style-name="Internet_20_link" text:visited-style-name="Visited_20_Internet_20_Link">
</text:a>
。</text:p>
      <text:p text:style-name="P4">
“我真的认为我们在国会上有足够的支持来支持(融资 -  ed。)很长一段时间，”麦康奈尔说。</text:p>
      <text:p text:style-name="P4">
麦康奈尔还呼吁美国总统<text:a xlink:type="simple" xlink:href="https://www.ukrinform.ua/tag-bajden" text:style-name="Internet_20_link" text:visited-style-name="Visited_20_Internet_20_Link">
</text:a>
 прискорити постачання високотехнологічного озброєння Українінапередодні очікуваного контрнаступу ЗСУ.</text:p>
      <text:p text:style-name="P4">
Минулого тижня Макконнел підтримав заяву спікера Палати представниківреспубліканця Кевіна Маккарті про продовження підтримки допомоги Україні.</text:p>
      <text:p text:style-name="P4">
<text:span text:style-name="T4">
Читайте також:</text:span>
 <text:a xlink:type="simple" xlink:href="https://www.ukrinform.ua/rubric-ato/3706891-ssa-vidilaut-ukraini-novij-paket-vijskovoi-dopomogi-na-sumu-12-milarda-pentagon.html" text:style-name="Internet_20_link" text:visited-style-name="Visited_20_Internet_20_Link">
 <text:span text:style-name="T4">
США</text:span>
 <text:span text:style-name="T4">
виділяють</text:span>
 <text:span text:style-name="T4">
Україні</text:span>
 <text:span text:style-name="T4">
новий</text:span>
 <text:span text:style-name="T4">
пакет</text:span>
<text:span text:style-name="T4">
військової</text:span>
 <text:span text:style-name="T4">
допомоги</text:span>
 <text:span text:style-name="T4">
суму</text:span>
 <text:span text:style-name="T4">
мільярда</text:span>
</text:a>
根据乌克林福姆的说法，在访问以色列时，美国共和党凯文玛卡蒂的众议院议长<text:a xlink:type="simple" xlink:href="https://www.ukrinform.ua/rubric-polytics/3703722-spiker-palati-predstavnikiv-ssa-zaklikav-rosiu-piti-z-ukraini.html" text:style-name="Internet_20_link" text:visited-style-name="Visited_20_Internet_20_Link">
</text:a>
议长拒绝了一位俄罗斯记者的假设，俄罗斯记者要求他似乎不支持基辅的军事和财政援助的离开。</text:p>
      <text:p text:style-name="P4">
麦卡锡还谴责莫斯科“谋杀(乌克兰 - 编辑。)儿童»塔迪亚尼亚(Tadiananiya)来自其共和党的一些成员，他们反对美国对乌克兰的额外援助。</text:p>
      <text:p text:style-name="P4">
News Source: <text:a xlink:type="simple" xlink:href="https://www.ukrinform.ua/rubric-ato/3706920-lider-respublikanciv-prognozue-so-kongres-prodovzit-finansuvanna-oboroni-ukraini.html" text:style-name="Internet_20_link" text:visited-style-name="Visited_20_Internet_20_Link">
https://www.ukrinform.ua/rubric-ato/3706920-lider-respublikanciv-prognozue-so-kongres-prodovzit-finansuvanna-oboroni-ukraini.html</text:a>
</text:p>
      <!--NEWS-->
      <text:h text:style-name="P10" text:outline-level="1">
<text:span text:style-name="T4">
在乌克兰，某些类别的教育工作者设定了42天的假期 -</text:span>
</text:h>
      <text:p text:style-name="P4">
作者: Ukrinform (Person)</text:p>
      <text:p text:style-name="P4">
出版商: Укринформ (Organization)</text:p>
      <text:p text:style-name="P4">
出版时间: 2023-05-09T19:25:23+03:00</text:p>
      <text:p text:style-name="P4">
修改时间: 2023-05-09T19:25:23+03:00</text:p>
      <text:p text:style-name="P4">
描述: 内阁更改了为教育机构和机构，其他机构和机构的教育单位，教学，科学和教学人员和研究人员提供的年度休假的程序，最多56个日历日。  - 乌克林。</text:p>
      <text:p text:style-name="P4">
图片: ["<text:a xlink:type="simple" xlink:href="https://static.ukrinform.com/photos/2023_05/thumb_files/630_360_1683649421-551.jpg" text:style-name="Internet_20_link" text:visited-style-name="Visited_20_Internet_20_Link">
630_360_16836...</text:a>
"]</text:p>
      <text:p text:style-name="P4">
标签: ['Кабмін', 'Вчителі', 'Відпустка']</text:p>
      <text:p text:style-name="P4">
类型: Article</text:p>
      <!--METADATA-->
      <text:p text:style-name="P4">
<draw:frame draw:style-name="fr1" draw:name="Image178" text:anchor-type="as-char" svg:width="6.9236in" svg:height="3.956343in" draw:z-index="0">
<draw:image xlink:href="../Images/yкринформ/2023-05-09T19-25-23-03-00/630_360_1683649421-551.jpg" xlink:type="simple" xlink:show="embed" xlink:actuate="onLoad" draw:mime-type="image/jpeg"/>
</draw:frame>
部长的内阁为教育机构和教育机构，教育部门和机构，机构，教学，科学和教学人员的教育机构和教育机构，教育机构，教育部门和机构的经理提供了多达56个日历的程序。</text:p>
      <text:p text:style-name="P4">
这是关于5月9日政府会议的结果<text:a xlink:type="simple" xlink:href="https://t.me/tmelnychuk/2272" text:style-name="Internet_20_link" text:visited-style-name="Visited_20_Internet_20_Link">
</text:a>
乌克林福姆报道，最高Raditaras Melnychuk的常任政府代表。</text:p>
      <text:p text:style-name="P4">
“教学人员休假期间 - 民用保护和生活安全及其部门的平民课程，负责人(董事)培训和方法论中心的民事保护和生命安全及其代表 -  42个日历的培训中心。”</text:p>
      <text:p text:style-name="P4">
<text:span text:style-name="T4">
另请阅读：</text:span>
 <text:a xlink:type="simple" xlink:href="https://www.ukrinform.ua/rubric-society/3701779-dla-onlajnnavcanna-vciteli-potrebuut-se-80-tisac-noutbukiv-i-plansetiv-lisovij.html" text:style-name="Internet_20_link" text:visited-style-name="Visited_20_Internet_20_Link">
</text:a>
如报道，<text:a xlink:type="simple" xlink:href="https://www.ukrinform.ua/rubric-society/3704240-v-ukraini-mozut-zminitisa-umovi-nadanna-vidpustok-zakonoproekt-projsov-perse-citanna.html" text:style-name="Internet_20_link" text:visited-style-name="Visited_20_Internet_20_Link">
</text:a>
“关于乌克兰的某些诉讼的修订，旨在简化规定的规定和使用以及其他问题。”</text:p>
      <text:p text:style-name="P4">
News Source: <text:a xlink:type="simple" xlink:href="https://www.ukrinform.ua/rubric-society/3706982-v-ukraini-okremim-kategoriam-osvitan-vstanovili-vidpustku-v-42-dni-kogo-stosuetsa.html" text:style-name="Internet_20_link" text:visited-style-name="Visited_20_Internet_20_Link">
https://www.ukrinform.ua/rubric-society/3706982-v-ukraini-okremim-kategoriam-osvitan-vstanovili-vidpustku-v-42-dni-kogo-stosuetsa.html</text:a>
</text:p>
      <!--NEWS-->
      <text:h text:style-name="P10" text:outline-level="1">
<text:span text:style-name="T4">
希拉里·克林顿（Hillary Clinton）敦促北约国家转移到乌克兰</text:span>
</text:h>
      <text:p text:style-name="P4">
作者: Ukrinform (Person)</text:p>
      <text:p text:style-name="P4">
出版商: Укринформ (Organization)</text:p>
      <text:p text:style-name="P4">
出版时间: 2023-05-09T19:28:00+03:00</text:p>
      <text:p text:style-name="P4">
修改时间: 2023-05-09T19:28:00+03:00</text:p>
      <text:p text:style-name="P4">
描述: 国际社会应提高对乌克兰的军事援助的步伐和规模，以帮助反对意见。  - 乌克林。</text:p>
      <text:p text:style-name="P4">
图片: ["<text:a xlink:type="simple" xlink:href="https://static.ukrinform.com/photos/2016_10/thumb_files/630_360_1476961252-6753.jpg" text:style-name="Internet_20_link" text:visited-style-name="Visited_20_Internet_20_Link">
630_360_14769...</text:a>
"]</text:p>
      <text:p text:style-name="P4">
标签: ['Зброя', 'Гілларі Клінтон', 'Війна з росією']</text:p>
      <text:p text:style-name="P4">
类型: Article</text:p>
      <!--METADATA-->
      <text:p text:style-name="P4">
<draw:frame draw:style-name="fr1" draw:name="Image179" text:anchor-type="as-char" svg:width="6.9236in" svg:height="3.956343in" draw:z-index="0">
<draw:image xlink:href="../Images/yкринформ/2023-05-09T19-28-00-03-00/630_360_1476961252-6753.jpg" xlink:type="simple" xlink:show="embed" xlink:actuate="onLoad" draw:mime-type="image/jpeg"/>
</draw:frame>
国际社会应提高对乌克兰的军事援助的步伐和规模，以帮助反对意见。</text:p>
      <text:p text:style-name="P4">
根据乌克林事物通讯员的说法，这在渥太华的一场演讲中宣布国务卿和总统候选人希拉里·克林顿。</text:p>
      <text:p text:style-name="P4">
“是乌克兰人在战斗和垂死，他们处于最前沿 - 从字面上保护自己的国家并创造了民主的堡垒。 我想做更多的事情来加速他们所需的一切的交付。 我认为所有州，所有联盟的所有成员都赋予他们一切可能的一切，”  -  Razalaklinton。</text:p>
      <text:p text:style-name="P4">
<text:span text:style-name="T4">
另请阅读：</text:span>
 <text:a xlink:type="simple" xlink:href="https://www.ukrinform.ua/rubric-polytics/3706496-putin-vdersa-do-ukraini-bo-svit-ne-spiniv-jogo-ranise-gillari-klinton.html" text:style-name="Internet_20_link" text:visited-style-name="Visited_20_Internet_20_Link">
<text:span text:style-name="T4">
 Clinton </text:span>
</text:a>
她强调，如果发生春季攻势，“乌克兰人将需要这种帮助。” 前国务卿报道：“俄罗斯的入侵向我们证明，俄罗斯的塔维·鲁克(Tavi Ruke)的普京根本不关注其公民的生活。”</text:p>
      <text:p text:style-name="P4">
克林顿说：“阻止普京侵略的最佳方法是乌克兰，也就是说，我们需要帮助他们更多。”</text:p>
      <text:p text:style-name="P4">
<text:span text:style-name="T4">
另请阅读：</text:span>
 <text:a xlink:type="simple" xlink:href="https://www.ukrinform.ua/rubric-polytics/3691670-klinton-zalkue-pro-te-so-vmovlav-ukrainu-vidmovitisa-vid-adernoi-zbroi.html" text:style-name="Internet_20_link" text:visited-style-name="Visited_20_Internet_20_Link">
<text:span text:style-name="T4">
 Clinton </text:span>
</text:a>
正如乌克林福姆(Ukrinform)报道的那样，英国外交部长詹姆斯·克莱维利(Jameskleverli)周二在华盛顿大西洋委员会的演讲中表示，由俄罗斯联邦解决了全面侵略后的乌克兰国防军在该国的侵略下表现出很高的效率保护乡村社区。</text:p>
      <text:p text:style-name="P4">
News Source: <text:a xlink:type="simple" xlink:href="https://www.ukrinform.ua/rubric-ato/3706985-gillari-klinton-zaklikala-kraini-nato-peredati-ukraini-use-neobhidne-dla-kontrnastupu.html" text:style-name="Internet_20_link" text:visited-style-name="Visited_20_Internet_20_Link">
https://www.ukrinform.ua/rubric-ato/3706985-gillari-klinton-zaklikala-kraini-nato-peredati-ukraini-use-neobhidne-dla-kontrnastupu.html</text:a>
</text:p>
      <!--NEWS-->
      <text:h text:style-name="P10" text:outline-level="1">
<text:span text:style-name="T4">
如果俄罗斯能够占领乌克兰，下一个将是哈萨克斯坦 - 丹尼洛夫</text:span>
</text:h>
      <text:p text:style-name="P4">
作者: Ukrinform (Person)</text:p>
      <text:p text:style-name="P4">
出版商: Укринформ (Organization)</text:p>
      <text:p text:style-name="P4">
出版时间: 2023-05-09T19:36:00+03:00</text:p>
      <text:p text:style-name="P4">
修改时间: 2023-05-09T19:36:00+03:00</text:p>
      <text:p text:style-name="P4">
描述: 国家安全与国防委员会秘书亚历克西·丹尼洛夫（Alexei Danilov）坚信，如果俄罗斯能够占领乌克兰，那么它将附加的下一个国家将成为哈萨克斯坦。  - 乌克林。</text:p>
      <text:p text:style-name="P4">
图片: ["<text:a xlink:type="simple" xlink:href="https://static.ukrinform.com/photos/2023_04/thumb_files/630_360_1680783783-785.jpg" text:style-name="Internet_20_link" text:visited-style-name="Visited_20_Internet_20_Link">
630_360_16807...</text:a>
"]</text:p>
      <text:p text:style-name="P4">
标签: ['Казахстан', 'росія', 'Данілов', 'Єдині новини']</text:p>
      <text:p text:style-name="P4">
类型: Article</text:p>
      <!--METADATA-->
      <text:p text:style-name="P4">
<draw:frame draw:style-name="fr1" draw:name="Image180" text:anchor-type="as-char" svg:width="6.9236in" svg:height="3.956343in" draw:z-index="0">
<draw:image xlink:href="../Images/yкринформ/2023-05-09T19-36-00-03-00/630_360_1680783783-785.jpg" xlink:type="simple" xlink:show="embed" xlink:actuate="onLoad" draw:mime-type="image/jpeg"/>
</draw:frame>
国家安全与国防部秘书Oleksiy Danilov坚信，如果俄罗斯占领了乌克兰，那么它将附近的下一个国家是Bypassakhstan。</text:p>
      <text:p text:style-name="P4">
据报道，他在Teleterna“ One News”的气氛中发表了这一观点。</text:p>
      <text:p text:style-name="P4">
“我可以信心说，如果普京出现在一个领土上(捕获 -  ed。)，那么哈萨克斯坦将是下一个。 此外，Vinba并没有在亚美尼亚或其他国家停止。”他说<text:a xlink:type="simple" xlink:href="https://www.ukrinform.ua/tag-danilov" text:style-name="Internet_20_link" text:visited-style-name="Visited_20_Internet_20_Link">
</text:a>
应主持人的要求，他评论了哈萨克斯坦，吉尔吉斯斯坦，土库曼斯坦，塔吉克斯坦的访问，亚美尼亚·塔萨莫(亚美尼亚)的总理在5月9日在莫斯科游行的白俄罗斯总统白俄罗斯总统：他们来那里。 让我们看看事件将如何展开。”</text:p>
      <text:p text:style-name="P4">
<text:span text:style-name="T4">
另请阅读：</text:span>
 <text:a xlink:type="simple" xlink:href="https://www.ukrinform.ua/rubric-ato/3705885-danilov-dla-rosii-zaraz-vidbuvaetsa-katastrofa-ta-najgirse-poperedu.html" text:style-name="Internet_20_link" text:visited-style-name="Visited_20_Internet_20_Link">
<text:span text:style-name="T4">
 danilov </text:span>
</text:a>
NSDC秘书还指出，俄罗斯在解决战争中没有成功。 例如，早晨，敌人敲打乌克兰，但在这里，甚至俄罗斯人都设法执行了他们的计划。 “担心前线的是他们已经试图捕获的巴赫穆特，但这是我们荣誉，我们的hordby和我们的英雄的城市。 他们甚至没有设法这样做。”他强调。</text:p>
      <text:p text:style-name="P4">
正如乌克林福姆(乌克林)报道的那样。</text:p>
      <text:p text:style-name="P4">
5月9日，年度军事游行在莫斯科红广场举行。 这个在那里<text:a xlink:type="simple" xlink:href="https://www.ukrinform.ua/rubric-world/3706766-parad-u-moskvi-pokazav-visnazenna-vijskovoi-tehniki-na-nomu-buv-odin-tank-muzejnij.html" text:style-name="Internet_20_link" text:visited-style-name="Visited_20_Internet_20_Link">
</text:a>
</text:p>
      <text:p text:style-name="P4">
News Source: <text:a xlink:type="simple" xlink:href="https://www.ukrinform.ua/rubric-polytics/3706987-akbi-rosia-zmogla-zahopiti-ukrainu-nastupnim-buv-bi-kazahstan-danilov.html" text:style-name="Internet_20_link" text:visited-style-name="Visited_20_Internet_20_Link">
https://www.ukrinform.ua/rubric-polytics/3706987-akbi-rosia-zmogla-zahopiti-ukrainu-nastupnim-buv-bi-kazahstan-danilov.html</text:a>
</text:p>
      <!--NEWS-->
      <text:h text:style-name="P10" text:outline-level="1">
<text:span text:style-name="T4">
如果俄罗斯能够占领乌克兰，下一个将是哈萨克斯坦 - 丹尼洛夫</text:span>
</text:h>
      <text:p text:style-name="P4">
作者: Ukrinform (Person)</text:p>
      <text:p text:style-name="P4">
出版商: Укринформ (Organization)</text:p>
      <text:p text:style-name="P4">
出版时间: 2023-05-09T19:36:00+03:00</text:p>
      <text:p text:style-name="P4">
修改时间: 2023-05-09T19:36:00+03:00</text:p>
      <text:p text:style-name="P4">
描述: 国家安全与国防委员会秘书亚历克西·丹尼洛夫（Alexei Danilov）坚信，如果俄罗斯能够占领乌克兰，那么它将附加的下一个国家将成为哈萨克斯坦。  - 乌克林。</text:p>
      <text:p text:style-name="P4">
图片: ["<text:a xlink:type="simple" xlink:href="https://static.ukrinform.com/photos/2023_04/thumb_files/630_360_1680783783-785.jpg" text:style-name="Internet_20_link" text:visited-style-name="Visited_20_Internet_20_Link">
630_360_16807...</text:a>
"]</text:p>
      <text:p text:style-name="P4">
标签: ['Казахстан', 'росія', 'Данілов', 'Єдині новини']</text:p>
      <text:p text:style-name="P4">
类型: Article</text:p>
      <!--METADATA-->
      <text:p text:style-name="P4">
<draw:frame draw:style-name="fr1" draw:name="Image181" text:anchor-type="as-char" svg:width="6.9236in" svg:height="3.956343in" draw:z-index="0">
<draw:image xlink:href="../Images/yкринформ/2023-05-09T19-36-00-03-00/630_360_1680783783-785.jpg" xlink:type="simple" xlink:show="embed" xlink:actuate="onLoad" draw:mime-type="image/jpeg"/>
</draw:frame>
国家安全与国防部秘书Oleksiy Danilov坚信，如果俄罗斯占领了乌克兰，那么它将附近的下一个国家是Bypassakhstan。</text:p>
      <text:p text:style-name="P4">
据报道，他在Teleterna“ One News”的气氛中发表了这一观点。</text:p>
      <text:p text:style-name="P4">
“我可以信心说，如果普京出现在一个领土上(捕获 -  ed。)，那么哈萨克斯坦将是下一个。 此外，Vinba并没有在亚美尼亚或其他国家停止。”他说<text:a xlink:type="simple" xlink:href="https://www.ukrinform.ua/tag-danilov" text:style-name="Internet_20_link" text:visited-style-name="Visited_20_Internet_20_Link">
</text:a>
应主持人的要求，他评论了哈萨克斯坦，吉尔吉斯斯坦，土库曼斯坦，塔吉克斯坦的访问，亚美尼亚·塔萨莫(亚美尼亚)的总理在5月9日在莫斯科游行的白俄罗斯总统白俄罗斯总统：他们来那里。 让我们看看事件将如何展开。”</text:p>
      <text:p text:style-name="P4">
<text:span text:style-name="T4">
另请阅读：</text:span>
 <text:a xlink:type="simple" xlink:href="https://www.ukrinform.ua/rubric-ato/3705885-danilov-dla-rosii-zaraz-vidbuvaetsa-katastrofa-ta-najgirse-poperedu.html" text:style-name="Internet_20_link" text:visited-style-name="Visited_20_Internet_20_Link">
<text:span text:style-name="T4">
 danilov </text:span>
</text:a>
NSDC秘书还指出，俄罗斯在解决战争中没有成功。 例如，早晨，敌人敲打乌克兰，但在这里，甚至俄罗斯人都设法执行了他们的计划。 “担心前线的是他们已经试图捕获的巴赫穆特，但这是我们荣誉，我们的hordby和我们的英雄的城市。 他们甚至没有设法这样做。”他强调。</text:p>
      <text:p text:style-name="P4">
正如乌克林福姆(乌克林)报道的那样。</text:p>
      <text:p text:style-name="P4">
5月9日，年度军事游行在莫斯科红广场举行。 这个在那里<text:a xlink:type="simple" xlink:href="https://www.ukrinform.ua/rubric-world/3706766-parad-u-moskvi-pokazav-visnazenna-vijskovoi-tehniki-na-nomu-buv-odin-tank-muzejnij.html" text:style-name="Internet_20_link" text:visited-style-name="Visited_20_Internet_20_Link">
</text:a>
</text:p>
      <text:p text:style-name="P4">
News Source: <text:a xlink:type="simple" xlink:href="https://www.ukrinform.ua/rubric-polytics/3706987-akbi-rosia-zmogla-zahopiti-ukrainu-nastupnim-buv-bi-kazahstan-danilov.html" text:style-name="Internet_20_link" text:visited-style-name="Visited_20_Internet_20_Link">
https://www.ukrinform.ua/rubric-polytics/3706987-akbi-rosia-zmogla-zahopiti-ukrainu-nastupnim-buv-bi-kazahstan-danilov.html</text:a>
</text:p>
      <!--NEWS-->
      <text:h text:style-name="P10" text:outline-level="1">
<text:span text:style-name="T4">
在乌克兰，草莓价格达到了创纪录的水平-Eastfruit</text:span>
</text:h>
      <text:p text:style-name="P4">
作者: Ukrinform (Person)</text:p>
      <text:p text:style-name="P4">
出版商: Укринформ (Organization)</text:p>
      <text:p text:style-name="P4">
出版时间: 2023-05-09T19:37:54+03:00</text:p>
      <text:p text:style-name="P4">
修改时间: 2023-05-09T19:37:54+03:00</text:p>
      <text:p text:style-name="P4">
描述: 在乌克兰，在过去的两个星期中，花园草莓（草莓）的平均批发价格迅速增加到每公斤190 UAH（高于$ 5.2/kg）。  - 乌克林。</text:p>
      <text:p text:style-name="P4">
图片: ["<text:a xlink:type="simple" xlink:href="https://static.ukrinform.com/photos/2023_05/thumb_files/630_360_1683650102-981.jpg" text:style-name="Internet_20_link" text:visited-style-name="Visited_20_Internet_20_Link">
630_360_16836...</text:a>
", "<text:a xlink:type="simple" xlink:href="https://static.ukrinform.com/photos/2023_05/1683650181-311.png" text:style-name="Internet_20_link" text:visited-style-name="Visited_20_Internet_20_Link">
1683650181-31...</text:a>
", "<text:a xlink:type="simple" xlink:href="https://static.ukrinform.com/photos/2023_05/1683650186-520.png" text:style-name="Internet_20_link" text:visited-style-name="Visited_20_Internet_20_Link">
1683650186-52...</text:a>
"]</text:p>
      <text:p text:style-name="P4">
标签: ['Ціни', 'Ягоди', 'Ринок']</text:p>
      <text:p text:style-name="P4">
类型: Article</text:p>
      <!--METADATA-->
      <text:p text:style-name="P4">
<draw:frame draw:style-name="fr1" draw:name="Image182" text:anchor-type="as-char" svg:width="6.9236in" svg:height="3.956343in" draw:z-index="0">
<draw:image xlink:href="../Images/yкринформ/2023-05-09T19-37-54-03-00/630_360_1683650102-981.jpg" xlink:type="simple" xlink:show="embed" xlink:actuate="onLoad" draw:mime-type="image/jpeg"/>
</draw:frame>
最后两个星期，在乌克兰尼亚尼亚尼亚尼亚尼亚岛的平均批发价格(草莓)迅速增加到每公斤190 UAH(高于$ 5.2/kg).</text:p>
      <text:p text:style-name="P4">
Як передає Укрінформ, про це повідомляє <text:a xlink:type="simple" xlink:href="https://east-fruit.com/uk/novyny/rekordni-tsiny-na-sunytsyu-sadovu-v-ukrayini-v-travni-2023-roku-v-chomu-prychyny-ta-yaki-perspektyvy/" text:style-name="Internet_20_link" text:visited-style-name="Visited_20_Internet_20_Link">
 </text:a>
“在Hryvnia等效，以及以美元的价格，乌克兰草莓的价格都不高。一方面，这表明浆果的供应有点一点点，但另一方面，它表明在乌克兰，有一个溶剂无辜的早期草稿价格很高，”  - 证词写着。</text:p>
      <text:p text:style-name="P4">
值得注意的是，乌克兰市场上的第二年受到赫森地区南部地区的浆果提议的负面影响，赫尔森地区南部地区以前仍然被俄罗斯恐怖分子占领。 但是，去年，草莓价格已经迅速下降，今年它们正在增长。</text:p>
      <text:p text:style-name="P4">
<draw:frame draw:style-name="fr1" draw:name="Image183" text:anchor-type="as-char" svg:width="6.9236in" svg:height="2.564296in" draw:z-index="0">
<draw:image xlink:href="../Images/yкринформ/2023-05-09T19-37-54-03-00/1683650181-311.png" xlink:type="simple" xlink:show="embed" xlink:actuate="onLoad" draw:mime-type="image/png"/>
</draw:frame>
据市场参与者称，由于寒冷和多云的天气延迟，从温室农场进入浆果市场可能会受到这一成本的负面影响<text:a xlink:type="simple" xlink:href="https://www.ukrinform.ua/tag-biznes" text:style-name="Internet_20_link" text:visited-style-name="Visited_20_Internet_20_Link">
</text:a>
2023。</text:p>
      <text:p text:style-name="P4">
这是由于以下事实：在开放式地面出售浆果的季节，可以发射温室浆果季节的很大一部分。</text:p>
      <text:p text:style-name="P4">
<draw:frame draw:style-name="fr1" draw:name="Image184" text:anchor-type="as-char" svg:width="6.9236in" svg:height="2.564296in" draw:z-index="0">
<draw:image xlink:href="../Images/yкринформ/2023-05-09T19-37-54-03-00/1683650186-520.png" xlink:type="simple" xlink:show="embed" xlink:actuate="onLoad" draw:mime-type="image/png"/>
</draw:frame>
通常，开放的土壤草莓在5月的最后一个进入乌克兰市场，其价格的最低价值到6月10日至15日达到。同样延迟，但值比平时更迅速地降低该值。</text:p>
      <text:p text:style-name="P4">
根据Eastfruit的说法，2022年，乌克兰草莓的批发价格并未立即降至1.7美元以下。 在2019年，批发价格低于$ 1/kg。 总的来说，在过去的5年中，乌克兰优质草莓的平均最低价格可被视为$ 1.5/kg。</text:p>
      <text:p text:style-name="P4">
<text:span text:style-name="T4">
另请阅读：</text:span>
 <text:a xlink:type="simple" xlink:href="https://www.ukrinform.ua/rubric-economy/3703565-v-ukraini-za-rik-vijni-cini-na-produkti-zrosli-na-315-ekspert.html" text:style-name="Internet_20_link" text:visited-style-name="Visited_20_Internet_20_Link">
<text:span text:style-name="T4">
乌克兰</text:span>
 <text:span text:style-name="T4">
 </text:span>
 <text:span text:style-name="T4">
 </text:span>
 <text:span text:style-name="T4">
战争</text:span>
 <text:span text:style-name="T4">
价格</text:span>
 <text:span text:style-name="T4">
产品</text:span>
产品<text:span text:style-name="T4">
<text:span text:style-name="T5">
*增加</text:span>
* </text:span>
 <text:span text:style-name="T4">
 </text:span>
 <text:span text:style-name="T4">
专家</text:span>
</text:a>
</text:p>
      <text:p text:style-name="P4">
据报道，2022年草莓的价格(花园草莓)乌克兰市场比2021年高40-45％。 特别是，在上个季节结束时，夏季品种的草莓实现了，浆果的价格在50-80 UAH/kg之内变化(1.71-2.73美元/公斤).</text:p>
      <text:p text:style-name="P4">
News Source: <text:a xlink:type="simple" xlink:href="https://www.ukrinform.ua/rubric-economy/3706988-v-ukraini-cini-na-polunicu-sagnuli-rekordnogo-rivna-eastfruit.html" text:style-name="Internet_20_link" text:visited-style-name="Visited_20_Internet_20_Link">
https://www.ukrinform.ua/rubric-economy/3706988-v-ukraini-cini-na-polunicu-sagnuli-rekordnogo-rivna-eastfruit.html</text:a>
</text:p>
      <!--NEWS-->
      <text:h text:style-name="P10" text:outline-level="1">
<text:span text:style-name="T4">
在苏丹，难民数量增加到70万 - 联合国</text:span>
</text:h>
      <text:p text:style-name="P4">
作者: Ukrinform (Person)</text:p>
      <text:p text:style-name="P4">
出版商: Укринформ (Organization)</text:p>
      <text:p text:style-name="P4">
出版时间: 2023-05-09T19:48:00+03:00</text:p>
      <text:p text:style-name="P4">
修改时间: 2023-05-09T19:48:00+03:00</text:p>
      <text:p text:style-name="P4">
描述: 苏丹内部流离失所者的人数增加了一倍，目前已有70万难民。  - 乌克林。</text:p>
      <text:p text:style-name="P4">
图片: ["<text:a xlink:type="simple" xlink:href="https://static.ukrinform.com/photos/2023_05/thumb_files/630_360_1683651285-758.jpg" text:style-name="Internet_20_link" text:visited-style-name="Visited_20_Internet_20_Link">
630_360_16836...</text:a>
"]</text:p>
      <text:p text:style-name="P4">
标签: ['ООН', 'Переселенці', 'Судан', 'Біженці']</text:p>
      <text:p text:style-name="P4">
类型: Article</text:p>
      <!--METADATA-->
      <text:p text:style-name="P4">
<draw:frame draw:style-name="fr1" draw:name="Image185" text:anchor-type="as-char" svg:width="6.9236in" svg:height="3.956343in" draw:z-index="0">
<draw:image xlink:href="../Images/yкринформ/2023-05-09T19-48-00-03-00/630_360_1683651285-758.jpg" xlink:type="simple" xlink:show="embed" xlink:actuate="onLoad" draw:mime-type="image/jpeg"/>
</draw:frame>
苏丹内部流离失所者的人数增加了一倍，目前已有70万难民。</text:p>
      <text:p text:style-name="P4">
正如乌克林福姆报道的那样，它报告了<text:a xlink:type="simple" xlink:href="https://www.reuters.com/world/africa/sudan-faces-displacement-crisis-truce-talks-yield-no-progress-2023-05-09/" text:style-name="Internet_20_link" text:visited-style-name="Visited_20_Internet_20_Link">
</text:a>
联合国移民机构说：“暴力行为迫使成千上万的人离开家园，苏丹内部流离失所者的人数增加了两次以上 - 采用了70万人。”</text:p>
      <text:p text:style-name="P4">
值得注意的是，在沙特阿拉伯的大火谈判中没有进步的迹象。 同时，首都居民<text:a xlink:type="simple" xlink:href="https://www.ukrinform.ua/tag-sudan" text:style-name="Internet_20_link" text:visited-style-name="Visited_20_Internet_20_Link">
</text:a>
周二，他们报道了在抢劫的背景下进行的夜间莎士维亚和枪战。 袭击的对象成为建筑物，商店，仓库和银行机构。</text:p>
      <text:p text:style-name="P4">
苏丹军队与迅速支援的赤字力之间的冲突部署(RSF)它威胁着一场旷日持久的战争，该战争可能吸引外力，以引发整个地区的新人道主义危机。</text:p>
      <text:p text:style-name="P4">
<text:span text:style-name="T4">
另请阅读：</text:span>
 <text:a xlink:type="simple" xlink:href="https://www.ukrinform.ua/rubric-world/3705233-v-oon-zaklikaut-uradi-krain-ne-povertati-bizenciv-do-sudanu.html" text:style-name="Internet_20_link" text:visited-style-name="Visited_20_Internet_20_Link">
<text:span text:style-name="T4">
苏丹</text:span>
</text:a>
根据联合国的估计，另外500万人将需要苏丹境内的紧急护理，而860,000人将逃到已经处于困境中的邻国。</text:p>
      <text:p text:style-name="P4">
周二，世界卫生组织还将死者的确认性增加到600多人和5,000人受伤，尽管真实的死亡人数要高得多。</text:p>
      <text:p text:style-name="P4">
同时，谈判中没有外部进展的迹象，尽管目的有限，但在周六从周六开始在沙特阿拉伯分裂 - 供应人道主义者的供应。 在休战遭到侵犯之前重复。</text:p>
      <text:p text:style-name="P4">
正如乌克林福姆所报告的，在苏丹·哈图米的首都<text:a xlink:type="simple" xlink:href="https://www.ukrinform.ua/rubric-world/3706533-maroderi-v-sudani-rozgrabuvali-ofisni-primisenna-oon.html" text:style-name="Internet_20_link" text:visited-style-name="Visited_20_Internet_20_Link">
</text:a>
<text:span text:style-name="T5">
foto：undcr</text:span>
</text:p>
      <text:p text:style-name="P4">
News Source: <text:a xlink:type="simple" xlink:href="https://www.ukrinform.ua/rubric-world/3706992-u-sudani-kilkist-bizenciv-zrosla-do-700-tisac-oon.html" text:style-name="Internet_20_link" text:visited-style-name="Visited_20_Internet_20_Link">
https://www.ukrinform.ua/rubric-world/3706992-u-sudani-kilkist-bizenciv-zrosla-do-700-tisac-oon.html</text:a>
</text:p>
      <!--NEWS-->
      <text:h text:style-name="P10" text:outline-level="1">
<text:span text:style-name="T4">
NSDC秘书：没有最终进攻计划 - 工作中有几种选择</text:span>
</text:h>
      <text:p text:style-name="P4">
作者: Ukrinform (Person)</text:p>
      <text:p text:style-name="P4">
出版商: Укринформ (Organization)</text:p>
      <text:p text:style-name="P4">
出版时间: 2023-05-09T19:51:47+03:00</text:p>
      <text:p text:style-name="P4">
修改时间: 2023-05-09T19:51:47+03:00</text:p>
      <text:p text:style-name="P4">
描述: 在军事领导层的上方仔细地为俄罗斯入侵者释放乌克兰土地时将如何发生敌对行动的几种选择，并考虑到前面的情况，将在稍后做出决定。  - 乌克林。</text:p>
      <text:p text:style-name="P4">
图片: ["<text:a xlink:type="simple" xlink:href="https://static.ukrinform.com/photos/2023_04/thumb_files/630_360_1680783784-260.jpg" text:style-name="Internet_20_link" text:visited-style-name="Visited_20_Internet_20_Link">
630_360_16807...</text:a>
"]</text:p>
      <text:p text:style-name="P4">
标签: ['РНБО', 'Данілов', 'Війна з росією', 'Контрнаступ']</text:p>
      <text:p text:style-name="P4">
类型: Article</text:p>
      <!--METADATA-->
      <text:p text:style-name="P4">
<draw:frame draw:style-name="fr1" draw:name="Image186" text:anchor-type="as-char" svg:width="6.9236in" svg:height="3.956343in" draw:z-index="0">
<draw:image xlink:href="../Images/yкринформ/2023-05-09T19-51-47-03-00/630_360_1680783784-260.jpg" xlink:type="simple" xlink:show="embed" xlink:actuate="onLoad" draw:mime-type="image/jpeg"/>
</draw:frame>
上述军事领导人仔细为解放乌克兰埃德罗萨入侵者土地的军事行动仔细采取了几种选择，并考虑到最新情况，将在稍后做出决定。</text:p>
      <text:p text:style-name="P4">
乌克林福姆报道，国家安全与国防委员会秘书亚历克西伊·丹尼洛夫(Alexei Danilov)表示，telelorphone Veriri“一新闻”。</text:p>
      <text:p text:style-name="P4">
“我不使用反对意见的术语。 这些是敌对行动。 我们的军事演讲他们做什么，在哪里做，他们什么时间。 武装部队的办公室是我国总统，将根据条款和指示采取最终决定。 当有人开始谈论西方受人尊敬的机构时，相信我，没有人完全了解我们所有的计划。 最终计划获得了批准，我们有几种选择，所有这些都在工作。” Danivilov说。</text:p>
      <text:p text:style-name="P4">
<text:span text:style-name="T4">
另请阅读：</text:span>
 <text:a xlink:type="simple" xlink:href="https://www.ukrinform.ua/rubric-ato/3706652-zsu-rozpocnut-kontrnastup-koli-dla-cogo-bude-vidpovidnij-cas-smigal.html" text:style-name="Internet_20_link" text:visited-style-name="Visited_20_Internet_20_Link">
<text:span text:style-name="T4">
反性</text:span>
</text:a>
他补充说，当然，每个人都希望国际合作伙伴能够帮助更加积极，但是现在乌克兰很感激这种援助得到了强大的功能。</text:p>
      <text:p text:style-name="P4">
“不仅是美国，而且其他国家都参与其中。 我们今天有客人(总统 <text:a xlink:type="simple" xlink:href="https://www.ukrinform.ua/tag-evrokomisia" text:style-name="Internet_20_link" text:visited-style-name="Visited_20_Internet_20_Link">
</text:a>
Ursula von der Lyan -Ed。)在我国，有一个最终决定，即瓦沙拉恩将在不久的将来从欧盟开始。 为了使我们赢得轻率的人，我们需要一百万个贝壳。(帮助 -  ed。)它去了，不会停止。” NSDC秘书说。</text:p>
      <text:p text:style-name="P4">
<text:span text:style-name="T4">
另请阅读：</text:span>
 <text:a xlink:type="simple" xlink:href="https://www.ukrinform.ua/rubric-ato/3706531-podolak-pro-kontrnastup-ce-ne-odna-bitva-aka-vse-virisit.html" text:style-name="Internet_20_link" text:visited-style-name="Visited_20_Internet_20_Link">
<text:span text:style-name="T4">
反性</text:span>
</text:a>
正如乌克林福姆报道的那样，5月9日，欧洲议会在USTRASBURG的全体会议上<text:a xlink:type="simple" xlink:href="https://www.ukrinform.ua/rubric-ato/3706794-boepripasi-dla-ukraini-evroparlament-uhvaliv-terminovij-poradok-prijnatta-akta-es.html" text:style-name="Internet_20_link" text:visited-style-name="Visited_20_Internet_20_Link">
</text:a>
。</text:p>
      <text:p text:style-name="P4">
3月20日，欧洲理事会决定加速乌克兰的供应，并提高欧洲审判产业的能力。 特别是，这一决定规定，在接下来的12个月中，各国将暴露于乌克兰100万炮弹弹药，其中包括155毫米壳牌。</text:p>
      <text:p text:style-name="P4">
News Source: <text:a xlink:type="simple" xlink:href="https://www.ukrinform.ua/rubric-ato/3706991-sekretar-rnbo-ostatocnogo-planu-nastupu-se-nemae-u-roboti-kilka-variantiv.html" text:style-name="Internet_20_link" text:visited-style-name="Visited_20_Internet_20_Link">
https://www.ukrinform.ua/rubric-ato/3706991-sekretar-rnbo-ostatocnogo-planu-nastupu-se-nemae-u-roboti-kilka-variantiv.html</text:a>
</text:p>
      <!--NEWS-->
      <text:h text:style-name="P10" text:outline-level="1">
<text:span text:style-name="T4">
Ukrnafta考虑了各部委，并准备了更新的公司财务计划</text:span>
</text:h>
      <text:p text:style-name="P4">
作者: Ukrinform (Person)</text:p>
      <text:p text:style-name="P4">
出版商: Укринформ (Organization)</text:p>
      <text:p text:style-name="P4">
出版时间: 2023-05-09T19:58:20+03:00</text:p>
      <text:p text:style-name="P4">
修改时间: 2023-05-09T19:58:20+03:00</text:p>
      <text:p text:style-name="P4">
描述: PJSC“ ukrnafta”已经准备了公司的最新财务计划，该计划考虑了财政部和经济部评论的一部分。  - 乌克林。</text:p>
      <text:p text:style-name="P4">
图片: ["<text:a xlink:type="simple" xlink:href="https://static.ukrinform.com/photos/2016_07/thumb_files/630_360_1468403277-2510.jpg" text:style-name="Internet_20_link" text:visited-style-name="Visited_20_Internet_20_Link">
630_360_14684...</text:a>
"]</text:p>
      <text:p text:style-name="P4">
标签: ['Фінанси', 'Кабмін', 'Укрнафта']</text:p>
      <text:p text:style-name="P4">
类型: Article</text:p>
      <!--METADATA-->
      <text:p text:style-name="P4">
<draw:frame draw:style-name="fr1" draw:name="Image187" text:anchor-type="as-char" svg:width="6.9236in" svg:height="3.956343in" draw:z-index="0">
<draw:image xlink:href="../Images/yкринформ/2023-05-09T19-58-20-03-00/630_360_1468403277-2510.jpg" xlink:type="simple" xlink:show="embed" xlink:actuate="onLoad" draw:mime-type="image/jpeg"/>
</draw:frame>
PJSC“ Ukrnafta”已经准备了公司的最新财务计划，该计划考虑了财政部和经济部的评论。</text:p>
      <text:p text:style-name="P4">
关于它报告乌克林福姆，参考新闻服务<text:a xlink:type="simple" xlink:href="https://www.ukrnafta.com/ukrnafta-vrahuvala-zauvazhennya-ministerstv-pid-chas-pidgotovky-finplanu" text:style-name="Internet_20_link" text:visited-style-name="Visited_20_Internet_20_Link">
</text:a>
。</text:p>
      <text:p text:style-name="P4">
“该文件提供了创纪录的UAH年度净利润，为1,19.6亿。 三个政府部门已经同意了不利的财务计划 - 国防部，能源部和农场转型部。 经济部与Finplan一致，并在文档的更新版本中考虑了评论。 该公司已经考虑了财政部的一部分。 关于其余的讨论。”证词写道。</text:p>
      <text:p text:style-name="P4">
该公司表示，财政部的言论涉及该目标的现实安排，这规定该公司在2023年的收入将增加81％，而与2022年相比。 目前正在进行调和并为所有部澄清提供基础。</text:p>
      <text:p text:style-name="P4">
<text:span text:style-name="T4">
另请阅读：</text:span>
 <text:a xlink:type="simple" xlink:href="https://www.ukrinform.ua/rubric-economy/3705291-ukrnafta-zbilsila-serednodobovij-vidobutok-nafti.html" text:style-name="Internet_20_link" text:visited-style-name="Visited_20_Internet_20_Link">
<text:span text:style-name="T4">
 ukrnafta </text:span>
</text:a>
“我们确信，在正常工作过程中将解除这些评论。 PJSC的管理确信，由于公司在国防部在20122年11月的控制下，公司的股份在20122年11月的控制下采取了许多管理决策，这是由于许多管理决策所带来的基本可能性。</text:p>
      <text:p text:style-name="P4">
据报道，为了批准财务计划，PJSC“ ukrnafta”应持有5个强制性部：经济部，国防部，能源部，数字化转型部和财政部。 该文档的先前版本未持有<text:a xlink:type="simple" xlink:href="https://www.ukrinform.ua/tag-minfin" text:style-name="Internet_20_link" text:visited-style-name="Visited_20_Internet_20_Link">
</text:a>
，找到了行。</text:p>
      <text:p text:style-name="P4">
News Source: <text:a xlink:type="simple" xlink:href="https://www.ukrinform.ua/rubric-economy/3706994-ukrnafta-vrahuvala-zauvazenna-ministerstv-i-pidgotuvala-onovlenij-finplan-kompanii.html" text:style-name="Internet_20_link" text:visited-style-name="Visited_20_Internet_20_Link">
https://www.ukrinform.ua/rubric-economy/3706994-ukrnafta-vrahuvala-zauvazenna-ministerstv-i-pidgotuvala-onovlenij-finplan-kompanii.html</text:a>
</text:p>
      <!--NEWS-->
      <text:h text:style-name="P10" text:outline-level="1">
<text:span text:style-name="T4">
Derevyanchenko：我想敲门</text:span>
</text:h>
      <text:p text:style-name="P4">
作者: Ukrinform (Person)</text:p>
      <text:p text:style-name="P4">
出版商: Укринформ (Organization)</text:p>
      <text:p text:style-name="P4">
出版时间: 2023-05-09T20:00:25+03:00</text:p>
      <text:p text:style-name="P4">
修改时间: 2023-05-09T20:00:25+03:00</text:p>
      <text:p text:style-name="P4">
描述: 乌克兰拳击手将在6月10日战斗。  - 乌克林。</text:p>
      <text:p text:style-name="P4">
图片: ["<text:a xlink:type="simple" xlink:href="https://static.ukrinform.com/photos/2023_05/thumb_files/630_360_1683651489-901.jpg" text:style-name="Internet_20_link" text:visited-style-name="Visited_20_Internet_20_Link">
630_360_16836...</text:a>
"]</text:p>
      <text:p text:style-name="P4">
标签: ['Бокс']</text:p>
      <text:p text:style-name="P4">
类型: Article</text:p>
      <!--METADATA-->
      <text:p text:style-name="P4">
<draw:frame draw:style-name="fr1" draw:name="Image188" text:anchor-type="as-char" svg:width="6.9236in" svg:height="3.956343in" draw:z-index="0">
<draw:image xlink:href="../Images/yкринформ/2023-05-09T20-00-25-03-00/630_360_1683651489-901.jpg" xlink:type="simple" xlink:show="embed" xlink:actuate="onLoad" draw:mime-type="image/jpeg"/>
</draw:frame>
乌克兰拳击手将在6月10日战斗。</text:p>
      <text:p text:style-name="P4">
乌克兰中型拳击手Sergey Derevjanchenko(14-4、10 XO)分享了与前世界冠军Himime Mungua的战斗(41-0，33), <text:a xlink:type="simple" xlink:href="https://www.boxingscene.com/sergiy-derevyanchenko-wants-steer-away-from-judges-aiming-ko-munguia--174457" text:style-name="Internet_20_link" text:visited-style-name="Visited_20_Internet_20_Link">
 </text:a>
拳击界，乌克林福姆报道。</text:p>
      <text:p text:style-name="P4">
“我不需要法官的决定。 我失去了雅各布斯，戈洛夫金和其他所有人的决定。 这是近战，您不知道谁赢了。 我想明白。” Derevyanchenko说。</text:p>
      <text:p text:style-name="P4">
Derevyanchenko- Munggian Battle将于6月10日在加利福尼亚举行(美国)在丰田体育馆。</text:p>
      <text:p text:style-name="P4">
<text:span text:style-name="T4">
另请阅读：</text:span>
 <text:a xlink:type="simple" xlink:href="https://www.ukrinform.ua/rubric-sports/3705954-gvozdik-nokautuvav-bolotniksa-u-sostomu-raundi.html" text:style-name="Internet_20_link" text:visited-style-name="Visited_20_Internet_20_Link">
</text:a>
据乌克林福姆报道，在2022年夏天的最后一场战斗中，德雷维奇科(Derevyanchenko)由美国约书亚·康利(Joshua Konley)的积分扮演，击败了会议，乌克兰人连续进行了三场比赛。 在此之前，Derevyanchenko让位于Golovkin，Jersellu Charlo和Carlos Adames。</text:p>
      <text:p text:style-name="P4">
照片：盖蒂图像</text:p>
      <text:p text:style-name="P4">
News Source: <text:a xlink:type="simple" xlink:href="https://www.ukrinform.ua/rubric-sports/3706995-derevancenko-a-hocu-nokautuvati-munguu.html" text:style-name="Internet_20_link" text:visited-style-name="Visited_20_Internet_20_Link">
https://www.ukrinform.ua/rubric-sports/3706995-derevancenko-a-hocu-nokautuvati-munguu.html</text:a>
</text:p>
      <!--NEWS-->
      <text:h text:style-name="P10" text:outline-level="1">
<text:span text:style-name="T4">
4月份的本地预算₴129亿</text:span>
</text:h>
      <text:p text:style-name="P4">
作者: Ukrinform (Person)</text:p>
      <text:p text:style-name="P4">
出版商: Укринформ (Organization)</text:p>
      <text:p text:style-name="P4">
出版时间: 2023-05-09T20:03:08+03:00</text:p>
      <text:p text:style-name="P4">
修改时间: 2023-05-09T20:03:08+03:00</text:p>
      <text:p text:style-name="P4">
描述: 4月，UAH向地方预算进行了129亿次转让，从国家预算中转移，这是所提供拨款的84％。  - 乌克林。</text:p>
      <text:p text:style-name="P4">
图片: ["<text:a xlink:type="simple" xlink:href="https://static.ukrinform.com/photos/2020_10/thumb_files/630_360_1602826953-917.jpg" text:style-name="Internet_20_link" text:visited-style-name="Visited_20_Internet_20_Link">
630_360_16028...</text:a>
", "<text:a xlink:type="simple" xlink:href="https://static.ukrinform.com/photos/2023_05/1683651604-752.png" text:style-name="Internet_20_link" text:visited-style-name="Visited_20_Internet_20_Link">
1683651604-75...</text:a>
"]</text:p>
      <text:p text:style-name="P4">
标签: ['Бюджет', 'Мінфін']</text:p>
      <text:p text:style-name="P4">
类型: Article</text:p>
      <!--METADATA-->
      <text:p text:style-name="P4">
<draw:frame draw:style-name="fr1" draw:name="Image189" text:anchor-type="as-char" svg:width="6.9236in" svg:height="3.956343in" draw:z-index="0">
<draw:image xlink:href="../Images/yкринформ/2023-05-09T20-03-08-03-00/630_360_1602826953-917.jpg" xlink:type="simple" xlink:show="embed" xlink:actuate="onLoad" draw:mime-type="image/jpeg"/>
</draw:frame>
4月，将129亿UAH转移到本地预算中，转移到了州预算中，这使得提供了84％的拨款。</text:p>
      <text:p text:style-name="P4">
关于IT报告乌克林福姆，参考<text:a xlink:type="simple" xlink:href="https://www.mof.gov.ua/uk/news/minfin_u_kvitni_zabezpechiv_pererakhuvannia_z_derzhbiudzhetu_129_mlrd_grn_transfertiv_do_mistsevikh_biudzhetiv-3996" text:style-name="Internet_20_link" text:visited-style-name="Visited_20_Internet_20_Link">
</text:a>
.</text:p>
      <text:p text:style-name="P4">
«У квітні 2023 року уряд забезпечив перерахування міжбюджетних трансфертівмісцевим <text:a xlink:type="simple" xlink:href="https://www.ukrinform.ua/tag-budzet" text:style-name="Internet_20_link" text:visited-style-name="Visited_20_Internet_20_Link">
 </text:a>
在UAH的卷中，特别是：基本补贴以UAH为24亿，或100％的绘画转让； 消息列出了额外的补贴，其金额为22亿，占拨款的100％。”消息写道。</text:p>
      <text:p text:style-name="P4">
可以澄清的是(保存了)战斗或暂时占领的领土，逆转了UAH的3亿次反向补贴，该补贴在战时一直持续到州预算。</text:p>
      <text:p text:style-name="P4">
<draw:frame draw:style-name="fr1" draw:name="Image190" text:anchor-type="as-char" svg:width="6.9236in" svg:height="3.89773in" draw:z-index="0">
<draw:image xlink:href="../Images/yкринформ/2023-05-09T20-03-08-03-00/1683651604-752.png" xlink:type="simple" xlink:show="embed" xlink:actuate="onLoad" draw:mime-type="image/png"/>
</draw:frame>
截至5月1日至5月1日，在地方预算和预算机构的一般特殊资金的预算机构的余额增加了448亿克。 在乌克兰的所有地区，资金残留物的数量正在增长。</text:p>
      <text:p text:style-name="P4">
<text:span text:style-name="T4">
另请阅读：</text:span>
 <text:a xlink:type="simple" xlink:href="https://www.ukrinform.ua/rubric-economy/3705345-urad-vidilae-regionam-ta-gromadam-dodatkovi-31-milarda-smigal.html" text:style-name="Internet_20_link" text:visited-style-name="Visited_20_Internet_20_Link">
<text:span text:style-name="T4">
政府</text:span>
 <text:span text:style-name="T4">
 iDrates </text:span>
 <text:span text:style-name="T4">
 </text:span>
 <text:span text:style-name="T4">
到社区的地区</text:span>
 <text:span text:style-name="T4">
 </text:span>
 <text:span text:style-name="T4">
 </text:span>
<text:span text:style-name="T4">
 </text:span>
<text:span text:style-name="T4">
额外</text:span>
 <text:span text:style-name="T4">
 </text:span>
亿<text:span text:style-name="T4">
 </text:span>
 <text:span text:style-name="T4">
 </text:span>
 <text:span text:style-name="T4">
 </text:span>
 shmigal **</text:a>
据报道，一月至4月<text:a xlink:type="simple" xlink:href="https://www.ukrinform.ua/rubric-economy/3703766-minfin-deficit-derzbudzetu-za-cotiri-misaci-majze-253-milardi.html" text:style-name="Internet_20_link" text:visited-style-name="Visited_20_Internet_20_Link">
</text:a>
，包括一般基金31,1003亿美元的金额，针对2023年1月至4月的计划中的一般基金，UAH 560.1亿。</text:p>
      <text:p text:style-name="P4">
News Source: <text:a xlink:type="simple" xlink:href="https://www.ukrinform.ua/rubric-economy/3706996-miscevim-budzetam-u-kvitni-pererahuvali-129-milarda.html" text:style-name="Internet_20_link" text:visited-style-name="Visited_20_Internet_20_Link">
https://www.ukrinform.ua/rubric-economy/3706996-miscevim-budzetam-u-kvitni-pererahuvali-129-milarda.html</text:a>
</text:p>
      <!--NEWS-->
      <text:h text:style-name="P10" text:outline-level="1">
<text:span text:style-name="T4">
美国敦促谁邀请台湾五月开会 - 眨眼</text:span>
</text:h>
      <text:p text:style-name="P4">
作者: Ukrinform (Person)</text:p>
      <text:p text:style-name="P4">
出版商: Укринформ (Organization)</text:p>
      <text:p text:style-name="P4">
出版时间: 2023-05-09T20:05:00+03:00</text:p>
      <text:p text:style-name="P4">
修改时间: 2023-05-09T20:05:00+03:00</text:p>
      <text:p text:style-name="P4">
描述: 美国持续敦促世界卫生组织于5月21日至30日在日内瓦举行的年度会议中邀请台湾参加观察员。  - 乌克林。</text:p>
      <text:p text:style-name="P4">
图片: ["<text:a xlink:type="simple" xlink:href="https://static.ukrinform.com/photos/2022_03/thumb_files/630_360_1647552427-852.jpg" text:style-name="Internet_20_link" text:visited-style-name="Visited_20_Internet_20_Link">
630_360_16475...</text:a>
"]</text:p>
      <text:p text:style-name="P4">
标签: ['США', 'Тайвань', 'ВООЗ', 'Блінкен']</text:p>
      <text:p text:style-name="P4">
类型: Article</text:p>
      <!--METADATA-->
      <text:p text:style-name="P4">
<draw:frame draw:style-name="fr1" draw:name="Image191" text:anchor-type="as-char" svg:width="6.9236in" svg:height="3.956343in" draw:z-index="0">
<draw:image xlink:href="../Images/yкринформ/2023-05-09T20-05-00-03-00/630_360_1647552427-852.jpg" xlink:type="simple" xlink:show="embed" xlink:actuate="onLoad" draw:mime-type="image/jpeg"/>
</draw:frame>
这种联系持续敦促世界卫生组织在5月21日至30日在日内瓦举行的年度会议中邀请塔瓦万(Tavavan)参加观察员。</text:p>
      <text:p text:style-name="P4">
如报告<text:a xlink:type="simple" xlink:href="https://www.reuters.com/world/us-wants-who-invite-taiwan-observe-may-meeting-blinken-2023-05-09/" text:style-name="Internet_20_link" text:visited-style-name="Visited_20_Internet_20_Link">
</text:a>
乌克林福姆报道，美国国务卿眨眼说。</text:p>
      <text:p text:style-name="P4">
Blinken说：“作为观察者的邀请将是对“全民健康”对国际卫生保健合作的大量方法的奉献的一个例子。”</text:p>
      <text:p text:style-name="P4">
<text:span text:style-name="T4">
另请阅读：</text:span>
 <text:a xlink:type="simple" xlink:href="https://www.ukrinform.ua/rubric-ato/3705471-stati-vidilat-tajvanu-vijskovoi-dopomogi-na-500-miljoniv-reuters.html" text:style-name="Internet_20_link" text:visited-style-name="Visited_20_Internet_20_Link">
<text:span text:style-name="T4">
台湾</text:span>
</text:a>
政客们补充说，支持参与<text:a xlink:type="simple" xlink:href="https://www.ukrinform.ua/tag-tajvan" text:style-name="Internet_20_link" text:visited-style-name="Visited_20_Internet_20_Link">
</text:a>
华盛顿对单一中国的政策。</text:p>
      <text:p text:style-name="P4">
正如乌克林福姆报道的<text:a xlink:type="simple" xlink:href="https://www.ukrinform.ua/rubric-world/3706909-liz-trass-vidvidae-tajvan-nastupnogo-tizna.html" text:style-name="Internet_20_link" text:visited-style-name="Visited_20_Internet_20_Link">
</text:a>
下周将与高级政府成员会面。</text:p>
      <text:p text:style-name="P4">
News Source: <text:a xlink:type="simple" xlink:href="https://www.ukrinform.ua/rubric-world/3706999-ssa-zaklikaut-vooz-zaprositi-tajvan-na-travnevu-zustric-blinken.html" text:style-name="Internet_20_link" text:visited-style-name="Visited_20_Internet_20_Link">
https://www.ukrinform.ua/rubric-world/3706999-ssa-zaklikaut-vooz-zaprositi-tajvan-na-travnevu-zustric-blinken.html</text:a>
</text:p>
      <!--NEWS-->
      <text:h text:style-name="P10" text:outline-level="1">
<text:span text:style-name="T4">
在莫斯科游行之后，卢卡申科立即返回明斯克 - 怀疑健康问题</text:span>
</text:h>
      <text:p text:style-name="P4">
作者: Ukrinform (Person)</text:p>
      <text:p text:style-name="P4">
出版商: Укринформ (Organization)</text:p>
      <text:p text:style-name="P4">
出版时间: 2023-05-09T20:10:00+03:00</text:p>
      <text:p text:style-name="P4">
修改时间: 2023-05-09T20:10:00+03:00</text:p>
      <text:p text:style-name="P4">
描述: 在莫斯科胜利日游行后不久，自称是白俄罗斯Oleksandr Lukashenko的总统，他急切地返回明斯克，这可能是由于健康问题。  - 乌克林。</text:p>
      <text:p text:style-name="P4">
图片: ["<text:a xlink:type="simple" xlink:href="https://static.ukrinform.com/photos/2023_05/thumb_files/630_360_1683653387-683.jpg" text:style-name="Internet_20_link" text:visited-style-name="Visited_20_Internet_20_Link">
630_360_16836...</text:a>
", "<text:a xlink:type="simple" xlink:href="https://static.ukrinform.com/photos/2023_05/1683652796-814.jpg" text:style-name="Internet_20_link" text:visited-style-name="Visited_20_Internet_20_Link">
1683652796-81...</text:a>
", "<text:a xlink:type="simple" xlink:href="https://static.ukrinform.com/photos/2023_05/1683652621-931.jpg" text:style-name="Internet_20_link" text:visited-style-name="Visited_20_Internet_20_Link">
1683652621-93...</text:a>
"]</text:p>
      <text:p text:style-name="P4">
标签: ['білорусь', 'лукашенко', 'Москва', 'Парад', "Здоров'я"]</text:p>
      <text:p text:style-name="P4">
类型: Article</text:p>
      <!--METADATA-->
      <text:p text:style-name="P4">
<draw:frame draw:style-name="fr1" draw:name="Image192" text:anchor-type="as-char" svg:width="6.9236in" svg:height="3.956343in" draw:z-index="0">
<draw:image xlink:href="../Images/yкринформ/2023-05-09T20-10-00-03-00/630_360_1683653387-683.jpg" xlink:type="simple" xlink:show="embed" xlink:actuate="onLoad" draw:mime-type="image/jpeg"/>
</draw:frame>
自称为白俄罗斯·奥尔克斯氏(Belarus Oleksandr Lukashenko)的总统帕拉德(Parad)是在莫斯科胜利的一天后，他急切地返回明斯克，可能是由于健康问题。</text:p>
      <text:p text:style-name="P4">
根据乌克林福姆(Ukrinform)，白俄罗斯版报告<text:a xlink:type="simple" xlink:href="https://nashaniva.com/316277" text:style-name="Internet_20_link" text:visited-style-name="Visited_20_Internet_20_Link">
</text:a>
 .</text:p>
      <text:p text:style-name="P4">
<draw:frame draw:style-name="fr1" draw:name="Image193" text:anchor-type="as-char" svg:width="6.9236in" svg:height="4.570481in" draw:z-index="0">
<draw:image xlink:href="../Images/yкринформ/2023-05-09T20-10-00-03-00/1683652796-814.jpg" xlink:type="simple" xlink:show="embed" xlink:actuate="onLoad" draw:mime-type="image/jpeg"/>
</draw:frame>
<text:span text:style-name="T5">
 forto来自网站：nashaniva.com</text:span>
</text:p>
      <text:p text:style-name="P4">
“ Oleksandr Lukashenko并未与普京和亚历山大花园的其他克里姆林宫客人在一起。 正如他要求自己的那样，他被汽车带到那里。 在卢卡申科(Lukashenko)胜利的游行之后，国家领导人的午餐没有。”</text:p>
      <text:p text:style-name="P4">
<text:a xlink:type="simple" xlink:href="https://meduza.io/news/2023/05/09/lukashenko-propustil-zavtrak-v-moskve-i-vskore-posle-parada-vernulsya-v-minsk-zhurnalisty-predpolagayut-chto-u-nego-problemy-so-zdoroviem" text:style-name="Internet_20_link" text:visited-style-name="Visited_20_Internet_20_Link">
</text:a>
他还指出，在Lukashenko手中，您可以看到Bint。 一些专家认为这就像导管后的调味料。</text:p>
      <text:p text:style-name="P4">
<draw:frame draw:style-name="fr1" draw:name="Image194" text:anchor-type="as-char" svg:width="6.9236in" svg:height="4.615733in" draw:z-index="0">
<draw:image xlink:href="../Images/yкринформ/2023-05-09T20-10-00-03-00/1683652621-931.jpg" xlink:type="simple" xlink:show="embed" xlink:actuate="onLoad" draw:mime-type="image/jpeg"/>
</draw:frame>
<text:span text:style-name="T5">
foto：belsat</text:span>
</text:p>
      <text:p text:style-name="P4">
据白俄罗斯政治学家德米特里·布尔库尼茨(Dmitry Bolkunets)称，在卢卡申卡斯山(Lukashenkaskashenkas)进行了救护车。</text:p>
      <text:p text:style-name="P4">
<text:span text:style-name="T4">
另请阅读：</text:span>
 <text:a xlink:type="simple" xlink:href="https://www.ukrinform.ua/rubric-polytics/3706825-znevaga-do-ukrainskogo-narodu-mzs-pro-ucast-lideriv-kilkoh-krain-u-paradi-v-moskvi.html" text:style-name="Internet_20_link" text:visited-style-name="Visited_20_Internet_20_Link">
<text:span text:style-name="T4">
外交部</text:span>
</text:a>
总的来说，为了纪念胜利日，七个波兰国家的领导人访问了莫斯科：吉尔吉斯斯坦总统 - 哈帕罗夫的马鞍，哈萨克斯坦-Kasim -Kasim -Zhomart Tokaev，Tajikistan -Edzhkistan，Uzbekistan -Shavkatmirzhzhzhmia，Turkmenia。(https://www.ukrinform.ua/tag-lukasenko) .</text:p>
      <text:p text:style-name="P4">
News Source: <text:a xlink:type="simple" xlink:href="https://www.ukrinform.ua/rubric-world/3707006-pisla-paradu-v-moskvi-lukasenko-terminovo-povernuvsa-do-minska-pidozruut-problemi-zi-zdorovam.html" text:style-name="Internet_20_link" text:visited-style-name="Visited_20_Internet_20_Link">
https://www.ukrinform.ua/rubric-world/3707006-pisla-paradu-v-moskvi-lukasenko-terminovo-povernuvsa-do-minska-pidozruut-problemi-zi-zdorovam.html</text:a>
</text:p>
      <!--NEWS-->
      <text:h text:style-name="P10" text:outline-level="1">
<text:span text:style-name="T4">
新地铁站的建设将在哈尔基夫继续</text:span>
</text:h>
      <text:p text:style-name="P4">
作者: Ukrinform (Person)</text:p>
      <text:p text:style-name="P4">
出版商: Укринформ (Organization)</text:p>
      <text:p text:style-name="P4">
出版时间: 2023-05-09T20:13:00+03:00</text:p>
      <text:p text:style-name="P4">
修改时间: 2023-05-09T20:13:00+03:00</text:p>
      <text:p text:style-name="P4">
描述: 在哈尔基夫（Kharkiv），即使在战争期间，第三条地铁线的建设也将继续，这是为该职位提供贷款支持的金融机构。  - 乌克林。</text:p>
      <text:p text:style-name="P4">
图片: ["<text:a xlink:type="simple" xlink:href="https://static.ukrinform.com/photos/2023_05/thumb_files/630_360_1683652104-681.jpg" text:style-name="Internet_20_link" text:visited-style-name="Visited_20_Internet_20_Link">
630_360_16836...</text:a>
"]</text:p>
      <text:p text:style-name="P4">
标签: ['Будівництво', 'Метро', 'Харків', 'Терехов']</text:p>
      <text:p text:style-name="P4">
类型: Article</text:p>
      <!--METADATA-->
      <text:p text:style-name="P4">
<draw:frame draw:style-name="fr1" draw:name="Image195" text:anchor-type="as-char" svg:width="6.9236in" svg:height="3.956343in" draw:z-index="0">
<draw:image xlink:href="../Images/yкринформ/2023-05-09T20-13-00-03-00/630_360_1683652104-681.jpg" xlink:type="simple" xlink:show="embed" xlink:actuate="onLoad" draw:mime-type="image/jpeg"/>
</draw:frame>
哈尔基夫(Kharkiv)即使在《时代女性》(The Timewoman)(为这一职位提供贷款支持的金融机构)的情况下即使在地铁的第三行建设。</text:p>
      <text:p text:style-name="P4">
这是在5月9日在Kharkiv市长Igorterekhov的新闻发布会上宣布的。</text:p>
      <text:p text:style-name="P4">
“当然，将建立两个站。 我能够与EBRR Uramakh论坛进行交流(在他在4月下旬 - 美德(-ed)的美国逗留期间。). Ми ще раз підтвердили свої наміри. Ніхто нічого не зупиняє. Кредит якбув нам наданий, так він і є. Що стосується закупівлі рухомого складу - теж мийдемо по графіку закупівлі», - сказав Терехов.</text:p>
      <text:p text:style-name="P4">
Він зауважив, що єдина зміна, яку внесли до проєкту, - це будівництвоелектродепо «Олексіївське» безпосередньо під землею.</text:p>
      <text:p text:style-name="P4">
<text:span text:style-name="T4">
Читайте також:</text:span>
 <text:a xlink:type="simple" xlink:href="https://www.ukrinform.ua/rubric-vidbudova/3702890-na-vidnovlenna-harkova-potribno-95-milardiv-terehov.html" text:style-name="Internet_20_link" text:visited-style-name="Visited_20_Internet_20_Link">
 <text:span text:style-name="T4">
Терехов</text:span>
 </text:a>
“我们现在正在处理该计划，因为我们想要电动台 - 在此中，金融机构，合作伙伴，欧洲重建与发展银行以及欧洲投资银行将成为地下。”</text:p>
      <text:p text:style-name="P4">
据报道，KP“ Kharkiv Metro”的开发项目提供了Oleksiivska线的电动和新站点 - “ Derzhainskaya”和“ Odesa”，朝向街道。 敖德萨，以及购买85个单位的滚动库存。 筹集了3.2亿欧元的信贷基金。</text:p>
      <text:p text:style-name="P4">
<text:span text:style-name="T4">
另请阅读：</text:span>
 <text:a xlink:type="simple" xlink:href="https://www.ukrinform.ua/rubric-vidbudova/3705594-kompanii-ssa-zacikavleni-v-investuvanni-u-vidbudovu-energeticnoi-infrastrukturi-harkova-mer.html" text:style-name="Internet_20_link" text:visited-style-name="Visited_20_Internet_20_Link">
</text:a>
甚至在全面入侵之前，宣布了所有必要的招标。施工应在春季开始。 2022年6月，哈尔基夫市长指出，在实施该项目时<text:a xlink:type="simple" xlink:href="https://www.ukrinform.ua/rubric-regions/3496989-u-budivnictvo-harkivskogo-metro-vnesut-korektivi-vrahuut-voennij-dosvid.html" text:style-name="Internet_20_link" text:visited-style-name="Visited_20_Internet_20_Link">
</text:a>
 - “下”仓库，该仓库被计划为地面。</text:p>
      <text:p text:style-name="P4">
目前，KP“ Kharkiv Metro”有30个电台在三行。</text:p>
      <text:p text:style-name="P4">
News Source: <text:a xlink:type="simple" xlink:href="https://www.ukrinform.ua/rubric-regions/3707000-u-harkovi-prodovzat-budivnictvo-novih-stancij-metro-mer.html" text:style-name="Internet_20_link" text:visited-style-name="Visited_20_Internet_20_Link">
https://www.ukrinform.ua/rubric-regions/3707000-u-harkovi-prodovzat-budivnictvo-novih-stancij-metro-mer.html</text:a>
</text:p>
      <!--NEWS-->
      <text:h text:style-name="P10" text:outline-level="1">
<text:span text:style-name="T4">
乌克兰救援人员从德国收到了14个特殊设备</text:span>
</text:h>
      <text:p text:style-name="P4">
作者: Ukrinform (Person)</text:p>
      <text:p text:style-name="P4">
出版商: Укринформ (Organization)</text:p>
      <text:p text:style-name="P4">
出版时间: 2023-05-09T20:13:43+03:00</text:p>
      <text:p text:style-name="P4">
修改时间: 2023-05-09T20:13:43+03:00</text:p>
      <text:p text:style-name="P4">
描述: 乌克兰救援人员于5月9日星期二从德国收到了14套特殊汽车设备。  - 乌克林。</text:p>
      <text:p text:style-name="P4">
图片: ["<text:a xlink:type="simple" xlink:href="https://static.ukrinform.com/photos/2023_05/thumb_files/630_360_1683652156-772.jpg" text:style-name="Internet_20_link" text:visited-style-name="Visited_20_Internet_20_Link">
630_360_16836...</text:a>
"]</text:p>
      <text:p text:style-name="P4">
标签: ['ДСНС', 'Німеччина', 'Рятувальники']</text:p>
      <text:p text:style-name="P4">
类型: Article</text:p>
      <!--METADATA-->
      <text:p text:style-name="P4">
<draw:frame draw:style-name="fr1" draw:name="Image196" text:anchor-type="as-char" svg:width="6.9236in" svg:height="3.956343in" draw:z-index="0">
<draw:image xlink:href="../Images/yкринформ/2023-05-09T20-13-43-03-00/630_360_1683652156-772.jpg" xlink:type="simple" xlink:show="embed" xlink:actuate="onLoad" draw:mime-type="image/jpeg"/>
</draw:frame>
5月9日，星期二，乌克兰的人于5月9日星期二从德国收到了14辆特殊车辆。</text:p>
      <text:p text:style-name="P4">
正如乌克林福姆报道的那样，它报告了<text:a xlink:type="simple" xlink:href="https://dsns.gov.ua/uk/news/ostanni-novini/poklikannia-nasoyi-sluzbi-riatuvati-zittia-duze-aktualno-shho-same-u-den-jevropi-dsns-otrimuje-vid-nimeccini-specialnu-avtomobilnu-texniku-iaka-dopomoze-nam-riatuvati-liudei-sergii-kruk" text:style-name="Internet_20_link" text:visited-style-name="Visited_20_Internet_20_Link">
</text:a>
。</text:p>
      <text:p text:style-name="P4">
“ 5月9日，特别的汽车技术汽车技术援助技术机构于5月9日成立(这)国际合作协会(GIZ)对于SES单元的需求，”消息写道。</text:p>
      <text:p text:style-name="P4">
<text:span text:style-name="T4">
另请阅读：</text:span>
 <text:a xlink:type="simple" xlink:href="https://www.ukrinform.ua/rubric-regions/3704304-norvegia-peredala-specavtomobili-odeskim-ta-hersonskim-ratuvalnikam.html" text:style-name="Internet_20_link" text:visited-style-name="Visited_20_Internet_20_Link">
<text:span text:style-name="T4">
救援人员</text:span>
</text:a>
该活动由联邦RepublineChin的大使和全体统治大使参加了乌克兰Anka Felguzen，SES董事长Sergey Kruk和他的第一位副副手Maxim Gritsayenko参加了该活动。</text:p>
      <text:p text:style-name="P4">
救援人员收到了德国合作伙伴塔夫托托宾斯(Tavtovtobins)的消防员，以及带有机械手的货车。</text:p>
      <text:p text:style-name="P4">
克鲁克对大使馆和德国政府表示感谢，对乌克兰的坚决支持非常困难。</text:p>
      <text:p text:style-name="P4">
“非常重要的是，在欧洲当天，乌克兰救援人员会收到14台特殊的汽车设备，这将有助于编织人们的生活!消防车和消防车使可以沿着建筑物的高层撤离或扑灭火灾高度。 因此，对于我们来说，这总是缺乏的，这是非常必要的。”克鲁克强调。</text:p>
      <text:p text:style-name="P4">
<text:span text:style-name="T4">
另请阅读：</text:span>
 <text:a xlink:type="simple" xlink:href="https://www.ukrinform.ua/rubric-ato/3701412-u-britanii-ukrainski-mediki-prohodat-kurs-takticnoi-dopomogi-poranenim.html" text:style-name="Internet_20_link" text:visited-style-name="Visited_20_Internet_20_Link">
</text:a>
自全面入侵人道主义援助以来，德国就已经满足了SES的需求。 特别是，超过300台汽车设备，近700个具有不同容量的发电机，紧急救援，液压和特殊设备，无人驾驶飞机，消防和技术设备，特殊辐射和带有设备的Talaboratory控制的化学智能容器。</text:p>
      <text:p text:style-name="P4">
据乌克林福姆报道，五月初，挪威转移了三辆Odessa和SES的Kherson Garrisons。</text:p>
      <text:p text:style-name="P4">
News Source: <text:a xlink:type="simple" xlink:href="https://www.ukrinform.ua/rubric-society/3706998-ukrainski-ratuvalniki-otrimali-14-odinic-spectehniki-vid-nimeccini.html" text:style-name="Internet_20_link" text:visited-style-name="Visited_20_Internet_20_Link">
https://www.ukrinform.ua/rubric-society/3706998-ukrainski-ratuvalniki-otrimali-14-odinic-spectehniki-vid-nimeccini.html</text:a>
</text:p>
      <!--NEWS-->
      <text:h text:style-name="P10" text:outline-level="1">
<text:span text:style-name="T4">
在塔夫里斯克的方向上，俄罗斯人22次无济于事攻击了武装部队的位置</text:span>
</text:h>
      <text:p text:style-name="P4">
作者: Ukrinform (Person)</text:p>
      <text:p text:style-name="P4">
出版商: Укринформ (Organization)</text:p>
      <text:p text:style-name="P4">
出版时间: 2023-05-09T20:26:05+03:00</text:p>
      <text:p text:style-name="P4">
修改时间: 2023-05-09T20:26:05+03:00</text:p>
      <text:p text:style-name="P4">
描述: 在塔夫里斯克（Tavriysk）的方向上，俄罗斯入侵者22次攻击乌克兰国防军的立场。  - 乌克林。</text:p>
      <text:p text:style-name="P4">
图片: ["<text:a xlink:type="simple" xlink:href="https://static.ukrinform.com/photos/2023_02/thumb_files/630_360_1675418382-232.jpg" text:style-name="Internet_20_link" text:visited-style-name="Visited_20_Internet_20_Link">
630_360_16754...</text:a>
"]</text:p>
      <text:p text:style-name="P4">
标签: ['Обстріл', 'Війна з росією', 'Єдині новини']</text:p>
      <text:p text:style-name="P4">
类型: Article</text:p>
      <!--METADATA-->
      <text:p text:style-name="P4">
<draw:frame draw:style-name="fr1" draw:name="Image197" text:anchor-type="as-char" svg:width="6.9236in" svg:height="3.956343in" draw:z-index="0">
<draw:image xlink:href="../Images/yкринформ/2023-05-09T20-26-05-03-00/630_360_1675418382-232.jpg" xlink:type="simple" xlink:show="embed" xlink:actuate="onLoad" draw:mime-type="image/jpeg"/>
</draw:frame>
俄罗斯入侵者22次无济于事，袭击了乌克兰国防军22次。</text:p>
      <text:p text:style-name="P4">
乌克林福姆报道，乌克林福姆报道，塔夫里伊斯克国防军中心发言人说，上尉谢尔什曾在teleterna的“一个新闻”中说。</text:p>
      <text:p text:style-name="P4">
“在塔夫里亚(Tavriya)的方向上，敌人没有22倍我们的位置。在Avdiiv方向上，敌人没有领先。 也就是说，这主要是关于Marinka的风暴。 在过去的24小时内，入侵者对塔夫里斯基方向进行了626次炮击。 此外，敌人造成了包括飞机在内的5名航空工人说，”谢尔什说。</text:p>
      <text:p text:style-name="P4">
<text:span text:style-name="T4">
另请阅读：</text:span>
 <text:a xlink:type="simple" xlink:href="https://www.ukrinform.ua/rubric-ato/3706970-vijska-rf-zdijsnili-majze-30-atak-na-cotiroh-napramkah.html" text:style-name="Internet_20_link" text:visited-style-name="Visited_20_Internet_20_Link">
</text:a>
据他说，当阿夫迪夫卡(Avdiivka)没有战斗冲突时，俄罗斯人将这座城市避开了地球的表面。 恐怖策略继续。 Nikopol和Marganets也受到了重大苦难。</text:p>
      <text:p text:style-name="P4">
塔夫里斯基联合国防军的发言人指出，现在有一场立场战争，因为敌人无所事事，以及如何攻击在马林卡的马林卡袭击俄罗斯军队，俄罗斯军队正在不断测试国防部的边界。</text:p>
      <text:p text:style-name="P4">
“他们可能会分散我们在脑海中保留的主要计划。值得一提的是，通过我们的导弹和炮兵部队，执行了火箭发射器和火灾任务。 说到Protaurian的方向，报告日完成了675个火灾任务。 我们将上述命令喜欢该命令的全球计划的一部分，”他说。</text:p>
      <text:p text:style-name="P4">
<text:span text:style-name="T4">
另请阅读：</text:span>
 <text:a xlink:type="simple" xlink:href="https://www.ukrinform.ua/rubric-ato/3706867-zagarbniki-zavdali-aviaudaru-po-orihovu-na-zaporizzi.html" text:style-name="Internet_20_link" text:visited-style-name="Visited_20_Internet_20_Link">
</text:a>
据乌克林福姆报道，在最后一天，被大师杀死的俄罗斯人的损失等于越来越多的公司，摧毁并损坏了塔维亚敌方设备的16架武器。 包括一台榴弹炮D-20和一台命令机器。</text:p>
      <text:p text:style-name="P4">
照片说明性</text:p>
      <text:p text:style-name="P4">
News Source: <text:a xlink:type="simple" xlink:href="https://www.ukrinform.ua/rubric-ato/3707003-na-tavrijskomu-napramku-rosiani-22-razi-bezrezultatno-atakuvali-pozicii-zsu.html" text:style-name="Internet_20_link" text:visited-style-name="Visited_20_Internet_20_Link">
https://www.ukrinform.ua/rubric-ato/3707003-na-tavrijskomu-napramku-rosiani-22-razi-bezrezultatno-atakuvali-pozicii-zsu.html</text:a>
</text:p>
      <!--NEWS-->
      <text:h text:style-name="P10" text:outline-level="1">
<text:span text:style-name="T4">
入侵者解雇了dnipropetrovsk的两个社区，有一场破坏</text:span>
</text:h>
      <text:p text:style-name="P4">
作者: Ukrinform (Person)</text:p>
      <text:p text:style-name="P4">
出版商: Укринформ (Organization)</text:p>
      <text:p text:style-name="P4">
出版时间: 2023-05-09T20:30:00+03:00</text:p>
      <text:p text:style-name="P4">
修改时间: 2023-05-09T20:30:00+03:00</text:p>
      <text:p text:style-name="P4">
描述: 俄罗斯军队袭击了米洛夫斯克（Mirovsk）和德尼普罗群（Dnipropetrovsk）地区尼科波尔（Nikopol）地区的玛丽甘群（Marganets）社区。  - 乌克林。</text:p>
      <text:p text:style-name="P4">
图片: ["<text:a xlink:type="simple" xlink:href="https://static.ukrinform.com/photos/2023_05/thumb_files/630_360_1683653133-268.jpeg" text:style-name="Internet_20_link" text:visited-style-name="Visited_20_Internet_20_Link">
630_360_16836...</text:a>
", "<text:a xlink:type="simple" xlink:href="https://static.ukrinform.com/photos/2023_05/1683653145-402.jpeg" text:style-name="Internet_20_link" text:visited-style-name="Visited_20_Internet_20_Link">
1683653145-40...</text:a>
", "<text:a xlink:type="simple" xlink:href="https://static.ukrinform.com/photos/2023_05/1683653156-518.jpeg" text:style-name="Internet_20_link" text:visited-style-name="Visited_20_Internet_20_Link">
1683653156-51...</text:a>
"]</text:p>
      <text:p text:style-name="P4">
标签: ['Дніпропетровщина', 'Обстріл', 'Війна з росією']</text:p>
      <text:p text:style-name="P4">
类型: Article</text:p>
      <!--METADATA-->
      <text:p text:style-name="P4">
<draw:frame draw:style-name="fr1" draw:name="Image198" text:anchor-type="as-char" svg:width="6.9236in" svg:height="3.956343in" draw:z-index="0">
<draw:image xlink:href="../Images/yкринформ/2023-05-09T20-30-00-03-00/630_360_1683653133-268.jpeg" xlink:type="simple" xlink:show="embed" xlink:actuate="onLoad" draw:mime-type="image/jpeg"/>
</draw:frame>
俄罗斯军队袭击了尼科波尔区的米尔夫斯克和锰社区。</text:p>
      <text:p text:style-name="P4">
关于<text:a xlink:type="simple" xlink:href="https://t.me/mykola_lukashuk/4487" text:style-name="Internet_20_link" text:visited-style-name="Visited_20_Internet_20_Link">
</text:a>
乌克林福姆报道，通知首席Properpetrovsk区域委员会Mykola Lukashuk。</text:p>
      <text:p text:style-name="P4">
“俄罗斯入侵者不会离开尼科波尔地区的其他地区。今天，米洛夫斯卡亚和芒果群落的侵略者被重型火炮击败，他们没有驾驶无人机，”该邮报写道。</text:p>
      <text:p text:style-name="P4">
<draw:frame draw:style-name="fr1" draw:name="Image199" text:anchor-type="as-char" svg:width="6.9236in" svg:height="3.053091in" draw:z-index="0">
<draw:image xlink:href="../Images/yкринформ/2023-05-09T20-30-00-03-00/1683653145-402.jpeg" xlink:type="simple" xlink:show="embed" xlink:actuate="onLoad" draw:mime-type="image/jpeg"/>
</draw:frame>
<draw:frame draw:style-name="fr1" draw:name="Image200" text:anchor-type="as-char" svg:width="6.9236in" svg:height="3.46847in" draw:z-index="0">
<draw:image xlink:href="../Images/yкринформ/2023-05-09T20-30-00-03-00/1683653156-518.jpeg" xlink:type="simple" xlink:show="embed" xlink:actuate="onLoad" draw:mime-type="image/jpeg"/>
</draw:frame>
后果 <text:a xlink:type="simple" xlink:href="https://www.ukrinform.ua/tag-obstril" text:style-name="Internet_20_link" text:visited-style-name="Visited_20_Internet_20_Link">
</text:a>
五十座房屋建筑，8个附属建筑，车库，煤气管道，线条。 没有人受伤。</text:p>
      <text:p text:style-name="P4">
<text:span text:style-name="T4">
另请阅读：</text:span>
 <text:a xlink:type="simple" xlink:href="https://www.ukrinform.ua/rubric-ato/3706853-rosiani-obstrilali-selo-na-hersonsini-zrujnuvali-feldserskij-punkt.html" text:style-name="Internet_20_link" text:visited-style-name="Visited_20_Internet_20_Link">
<text:span text:style-name="T4">
射击</text:span>
</text:a>
在该地区的其他地区，一天已经过去了。</text:p>
      <text:p text:style-name="P4">
据报道，在最后一天，敌人试图用火箭弹攻击DNIEPER地区，但防空队摧毁了他们。</text:p>
      <text:p text:style-name="P4">
_foto：电报mykola lukashuk- dor _的负责人</text:p>
      <text:p text:style-name="P4">
News Source: <text:a xlink:type="simple" xlink:href="https://www.ukrinform.ua/rubric-ato/3707005-zagarbniki-obstrilali-dvi-gromadi-na-dnipropetrovsini-e-rujnuvanna.html" text:style-name="Internet_20_link" text:visited-style-name="Visited_20_Internet_20_Link">
https://www.ukrinform.ua/rubric-ato/3707005-zagarbniki-obstrilali-dvi-gromadi-na-dnipropetrovsini-e-rujnuvanna.html</text:a>
</text:p>
      <!--NEWS-->
      <text:h text:style-name="P10" text:outline-level="1">
<text:span text:style-name="T4">
媒体：赛季结束后，布奇特将离开巴塞罗那</text:span>
</text:h>
      <text:p text:style-name="P4">
作者: Ukrinform (Person)</text:p>
      <text:p text:style-name="P4">
出版商: Укринформ (Organization)</text:p>
      <text:p text:style-name="P4">
出版时间: 2023-05-09T20:39:31+03:00</text:p>
      <text:p text:style-name="P4">
修改时间: 2023-05-09T20:39:31+03:00</text:p>
      <text:p text:style-name="P4">
描述: 这位中场球员已经通知了俱乐部管理层。  - 乌克林。</text:p>
      <text:p text:style-name="P4">
图片: ["<text:a xlink:type="simple" xlink:href="https://static.ukrinform.com/photos/2023_05/thumb_files/630_360_1683653693-804.jpg" text:style-name="Internet_20_link" text:visited-style-name="Visited_20_Internet_20_Link">
630_360_16836...</text:a>
"]</text:p>
      <text:p text:style-name="P4">
标签: ['Барселона', 'Футбол']</text:p>
      <text:p text:style-name="P4">
类型: Article</text:p>
      <!--METADATA-->
      <text:p text:style-name="P4">
<draw:frame draw:style-name="fr1" draw:name="Image201" text:anchor-type="as-char" svg:width="6.9236in" svg:height="3.956343in" draw:z-index="0">
<draw:image xlink:href="../Images/yкринформ/2023-05-09T20-39-31-03-00/630_360_1683653693-804.jpg" xlink:type="simple" xlink:show="embed" xlink:actuate="onLoad" draw:mime-type="image/jpeg"/>
</draw:frame>
这位中场球员已经通知了俱乐部管理层。</text:p>
      <text:p text:style-name="P4">
Sergio Buschets将在本赛季结束后离开巴塞罗那，<text:a xlink:type="simple" xlink:href="https://www.marca.com/futbol/barcelona/2023/05/09/645a5d9546163f530e8b45fe.html" text:style-name="Internet_20_link" text:visited-style-name="Visited_20_Internet_20_Link">
</text:a>
马卡，乌克林福姆报道。</text:p>
      <text:p text:style-name="P4">
Buschets是Barca Club Academy的学生，并拥有第15季的作品。 当前与俱乐部的中场球员是在7月设计的。</text:p>
      <text:p text:style-name="P4">
这位足球运动员不打算与Blaugranas签订新协议。 这已报告给今天5月9日的团队管理。 玩家链接的俱乐部之一是Inter Mayami。 Shakhtar Sergey Kryvtsov自一月份以来一直为这支球队代理。</text:p>
      <text:p text:style-name="P4">
正式宣布Buschetse从巴塞罗那离开巴塞罗那的消息可能发生在联盟对阵Espanyol之后。 在这场比赛中，加泰罗尼亚人能够在四年来赢得西班牙冠军的第一场胜利。</text:p>
      <text:p text:style-name="P4">
Buschets于2008年9月在巴塞罗那首次亮相。 从那一刻起，他在所有比赛中都参加了719场比赛。 他的帐户有18个进球和45个助手。</text:p>
      <text:p text:style-name="P4">
<text:span text:style-name="T4">
另请阅读：</text:span>
 <text:a xlink:type="simple" xlink:href="https://www.ukrinform.ua/rubric-sports/3635567-kapitan-zbirnoi-ispanii-serhio-buskets-zaversiv-kareru-v-nacionalnij-komandi.html" text:style-name="Internet_20_link" text:visited-style-name="Visited_20_Internet_20_Link">
<text:span text:style-name="T4">
 buskets </text:span>
</text:a>
正如乌克林福姆(Ukrinform)报道的，在卡塔尔(Buschets)举行的足球世界杯结束之后，乌克林福姆(Ukrinform)宣布完成国际职业生涯。</text:p>
      <text:p text:style-name="P4">
照片：盖蒂图像</text:p>
      <text:p text:style-name="P4">
News Source: <text:a xlink:type="simple" xlink:href="https://www.ukrinform.ua/rubric-sports/3707010-zmi-buskets-pokine-barselonu-pisla-zaversenna-sezonu.html" text:style-name="Internet_20_link" text:visited-style-name="Visited_20_Internet_20_Link">
https://www.ukrinform.ua/rubric-sports/3707010-zmi-buskets-pokine-barselonu-pisla-zaversenna-sezonu.html</text:a>
</text:p>
      <!--NEWS-->
      <text:h text:style-name="P10" text:outline-level="1">
<text:span text:style-name="T4">
德国国防问题希望在乌克兰生产防空系统和坦克 - 媒体</text:span>
</text:h>
      <text:p text:style-name="P4">
作者: Ukrinform (Person)</text:p>
      <text:p text:style-name="P4">
出版商: Укринформ (Organization)</text:p>
      <text:p text:style-name="P4">
出版时间: 2023-05-09T20:48:31+03:00</text:p>
      <text:p text:style-name="P4">
修改时间: 2023-05-09T20:48:31+03:00</text:p>
      <text:p text:style-name="P4">
描述: 未来最大的德国武装公司莱茵金属厂计划在乌克兰生产坦克，反射器系统和弹药。  - 乌克林。</text:p>
      <text:p text:style-name="P4">
图片: ["<text:a xlink:type="simple" xlink:href="https://static.ukrinform.com/photos/2023_05/thumb_files/630_360_1683654342-879.jpg" text:style-name="Internet_20_link" text:visited-style-name="Visited_20_Internet_20_Link">
630_360_16836...</text:a>
"]</text:p>
      <text:p text:style-name="P4">
标签: ['Німеччина', 'Танк', 'Виробництво']</text:p>
      <text:p text:style-name="P4">
类型: Article</text:p>
      <!--METADATA-->
      <text:p text:style-name="P4">
<draw:frame draw:style-name="fr1" draw:name="Image202" text:anchor-type="as-char" svg:width="6.9236in" svg:height="3.956343in" draw:z-index="0">
<draw:image xlink:href="../Images/yкринформ/2023-05-09T20-48-31-03-00/630_360_1683654342-879.jpg" xlink:type="simple" xlink:show="embed" xlink:actuate="onLoad" draw:mime-type="image/jpeg"/>
</draw:frame>
乌克兰最多的武装公司Rheinmetall将来计划能够在乌克兰生产坦克，反空防系统和弹药。</text:p>
      <text:p text:style-name="P4">
关于它写一个商业版<text:a xlink:type="simple" xlink:href="https://www.handelsblatt.com/unternehmen/industrie/ruestungskonzern-panzer-flugabwehr-munition-rheinmetall-will-sein-ukraine-geschaeft-hochfahren/29140752.html" text:style-name="Internet_20_link" text:visited-style-name="Visited_20_Internet_20_Link">
</text:a>
，报道乌克林福姆。</text:p>
      <text:p text:style-name="P4">
据关注阿明·帕珀格(Armin Papperger)的首席执行官说，直接在乌克兰的生产武器计划正在收购真实大纲。 帕珀格周二在在线股东会议上说，他打算在未来几周内签署合作合同，并在未来几周内建立乌克兰公司的合资企业。</text:p>
      <text:p text:style-name="P4">
<text:span text:style-name="T4">
另请阅读：</text:span>
 <text:a xlink:type="simple" xlink:href="https://www.ukrinform.ua/rubric-economy/3692221-nimeckij-vpk-perezivae-bum-cerez-agresiu-putina-bloomberg.html" text:style-name="Internet_20_link" text:visited-style-name="Visited_20_Internet_20_Link">
</text:a>
这是关于生产汽车系统的合资企业，空中防空防空。 “通过这种方式，我们给乌克兰有机会为自己捍卫自己的平均水平和长期。”  - 引用了关注点的出版。</text:p>
      <text:p text:style-name="P4">
对新工厂的投资将来自乌克兰州。</text:p>
      <text:p text:style-name="P4">
作为一个具体的例子，帕珀格几个月前引用了<text:a xlink:type="simple" xlink:href="https://www.ukrinform.ua/rubric-uarazom/3678109-nimeckij-oboronnij-koncern-vede-peregovori-pro-budivnictvo-tankovogo-zavodu-v-ukraini.html" text:style-name="Internet_20_link" text:visited-style-name="Visited_20_Internet_20_Link">
</text:a>
。 根据Rheinmetall的说法，每年最多可达400个单位。 领导者评估基辅的初步谈判是有希望的。 他坚信，在接下来的十年中，乌克兰的需求将很高。</text:p>
      <text:p text:style-name="P4">
<text:span text:style-name="T4">
另请阅读：</text:span>
 <text:a xlink:type="simple" xlink:href="https://www.ukrinform.ua/rubric-world/3703669-nimecki-virobniki-vladnali-superecku-sodo-intelektualnih-prav-na-tanki-leopard-2.html" text:style-name="Internet_20_link" text:visited-style-name="Visited_20_Internet_20_Link">
</text:a>
Rheinmetall正在实现生产率的强劲提高，这也与乌克兰战争背景的世界需求增加有关。Papperger预计2023年将“成为公司接待史上最好的一年”。</text:p>
      <text:p text:style-name="P4">
绅士说，该组织的坦克弹药和炮兵的能力很高。 目前，正在生产1.5万坦克弹药，用于炮兵-60万壳。</text:p>
      <text:p text:style-name="P4">
正如乌克林福姆(Ukrinform)报道的那样，早些时候知道<text:a xlink:type="simple" xlink:href="https://www.ukrinform.ua/rubric-ato/3702295-nimeccina-planue-vigotoviti-dla-ukraini-250-tisac-artsnaradiv-zmi.html" text:style-name="Internet_20_link" text:visited-style-name="Visited_20_Internet_20_Link">
</text:a>
。</text:p>
      <text:p text:style-name="P4">
照片：DPA</text:p>
      <text:p text:style-name="P4">
News Source: <text:a xlink:type="simple" xlink:href="https://www.ukrinform.ua/rubric-ato/3707011-nimeckij-oboronnij-koncern-hoce-viroblati-v-ukraini-sistemi-ppo-ta-tanki-zmi.html" text:style-name="Internet_20_link" text:visited-style-name="Visited_20_Internet_20_Link">
https://www.ukrinform.ua/rubric-ato/3707011-nimeckij-oboronnij-koncern-hoce-viroblati-v-ukraini-sistemi-ppo-ta-tanki-zmi.html</text:a>
</text:p>
      <!--NEWS-->
      <text:h text:style-name="P10" text:outline-level="1">
<text:span text:style-name="T4">
车展将能够代表内政部 - 政府决议的客户利益</text:span>
</text:h>
      <text:p text:style-name="P4">
作者: Ukrinform (Person)</text:p>
      <text:p text:style-name="P4">
出版商: Укринформ (Organization)</text:p>
      <text:p text:style-name="P4">
出版时间: 2023-05-09T20:53:48+03:00</text:p>
      <text:p text:style-name="P4">
修改时间: 2023-05-09T20:53:48+03:00</text:p>
      <text:p text:style-name="P4">
描述: 自八月以来，汽车经销商将能够代表其客户在内政部服务中心的新车注册中的利益。  - 乌克林。</text:p>
      <text:p text:style-name="P4">
图片: ["<text:a xlink:type="simple" xlink:href="https://static.ukrinform.com/photos/2020_05/thumb_files/630_360_1589543915-747.png" text:style-name="Internet_20_link" text:visited-style-name="Visited_20_Internet_20_Link">
630_360_15895...</text:a>
"]</text:p>
      <text:p text:style-name="P4">
标签: ['Автомобіль', 'МВС', 'Уряд']</text:p>
      <text:p text:style-name="P4">
类型: Article</text:p>
      <!--METADATA-->
      <text:p text:style-name="P4">
<draw:frame draw:style-name="fr1" draw:name="Image203" text:anchor-type="as-char" svg:width="6.9236in" svg:height="3.956343in" draw:z-index="0">
<draw:image xlink:href="../Images/yкринформ/2023-05-09T20-53-48-03-00/630_360_1589543915-747.png" xlink:type="simple" xlink:show="embed" xlink:actuate="onLoad" draw:mime-type="image/png"/>
</draw:frame>
八月的汽车经销商将能够代表其客户在内政部内部服务中央办公室的新车注册中的利益。</text:p>
      <text:p text:style-name="P4">
根据乌克兰的内阁乌克林福姆的说法，乌克兰发表了<text:a xlink:type="simple" xlink:href="https://www.kmu.gov.ua/npas/pro-vnesennia-zmin-do-poriadkiv-zatverdzhenykh-postanovamy-kabinetu-ministriv-ukrainy-vid-7-s437-20523" text:style-name="Internet_20_link" text:visited-style-name="Visited_20_Internet_20_Link">
</text:a>
从2023年5月2日起，新车的买家可以将代表职能放在内政部服务中心，以出售汽车或摩托车的法人实体。</text:p>
      <text:p text:style-name="P4">
“在汽车经销商处购买车辆，买方将无法去内政部进行注册。 它将能够为他做到这一点。 为此，根据销售的付款和销售，代表买方提交申请，表明执行注册措施的条件，重新注册的新车辆tadorial所需的文件，该文件所需的文件，由内政部中的单一州登记册组成，由买方用电子或纸张签署。</text:p>
      <text:p text:style-name="P4">
<text:span text:style-name="T4">
另请阅读：</text:span>
 <text:a xlink:type="simple" xlink:href="https://www.ukrinform.ua/rubric-other_news/3706990-urad-zalucae-grant-u-ponad-350-miljoniv-na-proekt-heal-ukraine-premer.html" text:style-name="Internet_20_link" text:visited-style-name="Visited_20_Internet_20_Link">
<text:span text:style-name="T4">
政府</text:span>
</text:a>
出售新车辆的经销商将能够为买家提供一辆在乌克兰注册的汽车 - 带有州注册的车牌，并立即以该所有者的名义从沙龙中立即以该车辆的名义对车辆进行了回应。 因此，新车的买方可能不适用于内政部的内政部。</text:p>
      <text:p text:style-name="P4">
早些时候，购买新车时，必须收到一日旅行的车牌 - “公交”车牌。 从八月开始，这将是新车的可选。 因为，如果车辆是在没有物理离开房间或停车机的事实的情况下制造的，那么您将无法收到这些车牌旅行的这些车牌。</text:p>
      <text:p text:style-name="P4">
该法令将从发布之日起三个月(即2023年8月6日)生效。</text:p>
      <text:p text:style-name="P4">
<text:span text:style-name="T4">
另请阅读：</text:span>
 <text:a xlink:type="simple" xlink:href="https://www.ukrinform.ua/rubric-ato/3703905-mvs-majze-vtrici-zmensit-kilkist-servisnih-centriv-zadla-minimizacii-korupcii.html" text:style-name="Internet_20_link" text:visited-style-name="Visited_20_Internet_20_Link">
<text:span text:style-name="T4">
服务</text:span>
 <text:span text:style-name="T4">
中心</text:span>
</text:a>
据报道，可以通过电话进行有关内政部服务的咨询(044)290-19-88或在Facebook上内政部主服务中心的页面上。 可以找到最常见问题的答案。</text:p>
      <text:p text:style-name="P4">
News Source: <text:a xlink:type="simple" xlink:href="https://www.ukrinform.ua/rubric-society/3707012-avtosaloni-zmozut-predstavlati-interesi-klientiv-u-servisnih-centrah-mvs-postanova-uradu.html" text:style-name="Internet_20_link" text:visited-style-name="Visited_20_Internet_20_Link">
https://www.ukrinform.ua/rubric-society/3707012-avtosaloni-zmozut-predstavlati-interesi-klientiv-u-servisnih-centrah-mvs-postanova-uradu.html</text:a>
</text:p>
      <!--NEWS-->
      <text:h text:style-name="P10" text:outline-level="1">
<text:span text:style-name="T4">
俄罗斯军队击中库皮斯克火箭，受伤</text:span>
</text:h>
      <text:p text:style-name="P4">
作者: Ukrinform (Person)</text:p>
      <text:p text:style-name="P4">
出版商: Укринформ (Organization)</text:p>
      <text:p text:style-name="P4">
出版时间: 2023-05-09T20:55:00+03:00</text:p>
      <text:p text:style-name="P4">
修改时间: 2023-05-09T20:55:00+03:00</text:p>
      <text:p text:style-name="P4">
描述: 5月9日晚上，俄罗斯军队在哈尔基夫地区的库皮斯克市袭击了火箭袭击，导致了三名平民的伤口。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Обстріл', 'Харківщина', 'Синєгубов', 'Війна з росією']</text:p>
      <text:p text:style-name="P4">
类型: Article</text:p>
      <!--METADATA-->
      <text:p text:style-name="P4">
<draw:frame draw:style-name="fr1" draw:name="Image204" text:anchor-type="as-char" svg:width="6.9236in" svg:height="3.948443in" draw:z-index="0">
<draw:image xlink:href="../Images/yкринформ/2023-05-09T20-55-00-03-00/630_360_1538997483-946.jpg" xlink:type="simple" xlink:show="embed" xlink:actuate="onLoad" draw:mime-type="image/jpeg"/>
</draw:frame>
5月9日，俄罗斯军队在库班斯克市哈尔基夫地区进行了导弹罢工，导致三名平民受伤。</text:p>
      <text:p text:style-name="P4">
乌克林福姆(Ukrinform(https://t.me/synegubov/6150)。</text:p>
      <text:p text:style-name="P4">
“一旦敌人被库皮斯克击中。物体受到打击。</text:p>
      <text:p text:style-name="P4">
<text:span text:style-name="T4">
另请阅读：</text:span>
 <text:a xlink:type="simple" xlink:href="https://www.ukrinform.ua/rubric-ato/3707005-zagarbniki-obstrilali-dvi-gromadi-na-dnipropetrovsini-e-rujnuvanna.html" text:style-name="Internet_20_link" text:visited-style-name="Visited_20_Internet_20_Link">
<text:span text:style-name="T4">
射击</text:span>
</text:a>
根据初步数据，两名妇女和一名男子受伤。 其中一名受害者当场提供了住院。</text:p>
      <text:p text:style-name="P4">
所有紧急服务在现场工作。</text:p>
      <text:p text:style-name="P4">
正如乌克林福姆报道的那样，俄罗斯军队向哈尔基夫地区三个地区的居民开火，造成了许多损害，包括运输基础设施。</text:p>
      <text:p text:style-name="P4">
News Source: <text:a xlink:type="simple" xlink:href="https://www.ukrinform.ua/rubric-ato/3707014-vijska-rf-vdarili-raketami-po-kupansku-e-poraneni.html" text:style-name="Internet_20_link" text:visited-style-name="Visited_20_Internet_20_Link">
https://www.ukrinform.ua/rubric-ato/3707014-vijska-rf-vdarili-raketami-po-kupansku-e-poraneni.html</text:a>
</text:p>
      <!--NEWS-->
      <text:h text:style-name="P10" text:outline-level="1">
<text:span text:style-name="T4">
Shakhtar下个赛季可以在Gdansk举行欧洲杯比赛</text:span>
</text:h>
      <text:p text:style-name="P4">
作者: Ukrinform (Person)</text:p>
      <text:p text:style-name="P4">
出版商: Укринформ (Organization)</text:p>
      <text:p text:style-name="P4">
出版时间: 2023-05-09T21:01:02+03:00</text:p>
      <text:p text:style-name="P4">
修改时间: 2023-05-09T21:01:02+03:00</text:p>
      <text:p text:style-name="P4">
描述: 它是关于当地“ Lechia”的家庭体育场。  - 乌克林。</text:p>
      <text:p text:style-name="P4">
图片: ["<text:a xlink:type="simple" xlink:href="https://static.ukrinform.com/photos/2023_05/thumb_files/630_360_1683654934-230.jpg" text:style-name="Internet_20_link" text:visited-style-name="Visited_20_Internet_20_Link">
630_360_16836...</text:a>
"]</text:p>
      <text:p text:style-name="P4">
标签: ['Футбол', 'Шахтар']</text:p>
      <text:p text:style-name="P4">
类型: Article</text:p>
      <!--METADATA-->
      <text:p text:style-name="P4">
<draw:frame draw:style-name="fr1" draw:name="Image205" text:anchor-type="as-char" svg:width="6.9236in" svg:height="3.956343in" draw:z-index="0">
<draw:image xlink:href="../Images/yкринформ/2023-05-09T21-01-02-03-00/630_360_1683654934-230.jpg" xlink:type="simple" xlink:show="embed" xlink:actuate="onLoad" draw:mime-type="image/jpeg"/>
</draw:frame>
它是当地“ Lechia”的主场。</text:p>
      <text:p text:style-name="P4">
Shakhtar在2023/24赛季可以在波兰Gdansk举行欧洲杯比赛<text:a xlink:type="simple" xlink:href="https://www.meczyki.pl/newsy/europejskie-puchary-na-stadionie-w-gdansku-trwaja-negocjacje-z-miastem-nasz-news/211451-n" text:style-name="Internet_20_link" text:visited-style-name="Visited_20_Internet_20_Link">
</text:a>
Meczyki.pl，报道乌克林福姆。</text:p>
      <text:p text:style-name="P4">
上个赛季，矿工在华沙参加了欧洲杯比赛，这是首都勒亚的纳斯塔迪翁。</text:p>
      <text:p text:style-name="P4">
在2022/23赛季，顿涅茨克俱乐部还考虑了Polsat Plus竞技场在优质的主场参加欧洲杯赛中的比赛，但随后各方无法进行谈判。 当时，Shakhtar的财务状况并未上演波兰方面。</text:p>
      <text:p text:style-name="P4">
下个赛季，乌克兰队将无法在体育场波兰特上再次参加比赛，因为莱吉亚将获得会议联盟的资格。</text:p>
      <text:p text:style-name="P4">
在PGE Arena Gdansk上玩的“ Lechia”(Polsat PlusArenaGdańsk)波兰的Gerritage师飞行了，因此可以搬到另一个体育场。 PGE Arenagansk设计了44,000个地方。</text:p>
      <text:p text:style-name="P4">
<text:span text:style-name="T4">
另请阅读：</text:span>
 <text:a xlink:type="simple" xlink:href="https://www.ukrinform.ua/rubric-sports/3706793-srna-fk-sahtar-rozgladae-mozlivist-pridbanna-dla-upl-sistemi-var.html" text:style-name="Internet_20_link" text:visited-style-name="Visited_20_Internet_20_Link">
<text:span text:style-name="T4">
 shakhtar </text:span>
</text:a>
据乌克林福姆报道，Shakhtar已经保证了他参加季节性季节的欧洲杯赛，球队不会在UPL锦标赛中完全低于第五名。</text:p>
      <text:p text:style-name="P4">
照片：facebook.com/polsatplusarenagdansk</text:p>
      <text:p text:style-name="P4">
News Source: <text:a xlink:type="simple" xlink:href="https://www.ukrinform.ua/rubric-sports/3707016-sahtar-moze-provoditi-evrokubkovi-matci-u-gdansku-v-nastupnomu-sezoni.html" text:style-name="Internet_20_link" text:visited-style-name="Visited_20_Internet_20_Link">
https://www.ukrinform.ua/rubric-sports/3707016-sahtar-moze-provoditi-evrokubkovi-matci-u-gdansku-v-nastupnomu-sezoni.html</text:a>
</text:p>
      <!--NEWS-->
      <text:h text:style-name="P10" text:outline-level="1">
<text:span text:style-name="T4">
Zelenskaya会见了欧洲委员会主席 - 谈到儿童心理康复</text:span>
</text:h>
      <text:p text:style-name="P4">
作者: Ukrinform (Person)</text:p>
      <text:p text:style-name="P4">
出版商: Укринформ (Organization)</text:p>
      <text:p text:style-name="P4">
出版时间: 2023-05-09T21:07:00+03:00</text:p>
      <text:p text:style-name="P4">
修改时间: 2023-05-09T21:07:00+03:00</text:p>
      <text:p text:style-name="P4">
描述: 欧盟提出了专家协助，以制定一项具有战争经验的乌克兰儿童的心理援助计划。  - 乌克林。</text:p>
      <text:p text:style-name="P4">
图片: ["<text:a xlink:type="simple" xlink:href="https://static.ukrinform.com/photos/2023_05/thumb_files/630_360_1683655513-134.jpg" text:style-name="Internet_20_link" text:visited-style-name="Visited_20_Internet_20_Link">
630_360_16836...</text:a>
"]</text:p>
      <text:p text:style-name="P4">
标签: ['Діти', 'Олена Зеленська', 'Фон дер Ляєн']</text:p>
      <text:p text:style-name="P4">
类型: Article</text:p>
      <!--METADATA-->
      <text:p text:style-name="P4">
<draw:frame draw:style-name="fr1" draw:name="Image206" text:anchor-type="as-char" svg:width="6.9236in" svg:height="3.956343in" draw:z-index="0">
<draw:image xlink:href="../Images/yкринформ/2023-05-09T21-07-00-03-00/630_360_1683655513-134.jpg" xlink:type="simple" xlink:show="embed" xlink:actuate="onLoad" draw:mime-type="image/jpeg"/>
</draw:frame>
欧盟提出了针对具有战争经验的儿童的心理援助计划的专家援助。</text:p>
      <text:p text:style-name="P4">
艾琳娜·泽伦斯卡夫人(Elena Zelenska)报告了<text:a xlink:type="simple" xlink:href="https://t.me/FirstLadyOfUkraine/3071" text:style-name="Internet_20_link" text:visited-style-name="Visited_20_Internet_20_Link">
</text:a>
，报道乌克林福姆。</text:p>
      <text:p text:style-name="P4">
“重点是对乌克兰儿童的心理康复。在战争事件中，很少有乌克兰人经历了一个艰难的时期：训练穷人，搬到新国家，缺乏亲人，移动“乌克兰没有人是不必要的”，威胁，甚至身体上的暴力。”她写道。</text:p>
      <text:p text:style-name="P4">
<text:span text:style-name="T4">
另请阅读：</text:span>
 <text:a xlink:type="simple" xlink:href="https://www.ukrinform.ua/rubric-society/3705889-zelenska-nagadala-pro-vazlivist-pidtrimanna-vodnogo-balansu-organizmu.html" text:style-name="Internet_20_link" text:visited-style-name="Visited_20_Internet_20_Link">
</text:a>
Zelenskaya指出，Von der Liaien提供了欧盟专家协助，Asama是一项独特的计划，为乌克兰儿童提供帮助 - 专家将开发出来 - “就像他们为一个心理营地所做的那样，在那里失去亲人的孩子的康复康复。”</text:p>
      <text:p text:style-name="P4">
第一夫人强调，在回应乌克兰战争的可怕经历时，形成了强烈的心理帮助，以便“没有人与同样的生存下来。”</text:p>
      <text:p text:style-name="P4">
<text:span text:style-name="T4">
另请阅读：</text:span>
 <text:a xlink:type="simple" xlink:href="https://www.ukrinform.ua/rubric-society/3705382-zelenska-zaklikala-pracedavciv-zabezpeciti-komfortni-umovi-dla-poranenih-na-fronti-bijciv.html" text:style-name="Internet_20_link" text:visited-style-name="Visited_20_Internet_20_Link">
</text:a>
欧洲委员会主席Ukrinform说，5月9日，欧盟委员会乌苏拉·冯·德·莱恩·普里夫拉多·基辅(Ursula von der Liaen Pryvlado Kiev)与乌克兰人一起庆祝欧洲当天。 在日视上，这位政治家会见了乌克兰沃迪米尔·泽伦斯基·塔普雷米尔(Zelensky Tapremier)米尼斯特·丹尼斯·史密斯(Denis Shmigal)的乌克兰总统。</text:p>
      <text:p text:style-name="P4">
News Source: <text:a xlink:type="simple" xlink:href="https://www.ukrinform.ua/rubric-society/3707019-zelenska-zustrilas-z-prezidentkou-evrokomisii-govorili-pro-psihologicnu-reabilitaciu-ditej.html" text:style-name="Internet_20_link" text:visited-style-name="Visited_20_Internet_20_Link">
https://www.ukrinform.ua/rubric-society/3707019-zelenska-zustrilas-z-prezidentkou-evrokomisii-govorili-pro-psihologicnu-reabilitaciu-ditej.html</text:a>
</text:p>
      <!--NEWS-->
      <text:h text:style-name="P10" text:outline-level="1">
<text:span text:style-name="T4">
Nercerp扩大了消费者出售自己的电力的权利</text:span>
</text:h>
      <text:p text:style-name="P4">
作者: Ukrinform (Person)</text:p>
      <text:p text:style-name="P4">
出版商: Укринформ (Organization)</text:p>
      <text:p text:style-name="P4">
出版时间: 2023-05-09T21:10:27+03:00</text:p>
      <text:p text:style-name="P4">
修改时间: 2023-05-09T21:10:27+03:00</text:p>
      <text:p text:style-name="P4">
描述: </text:p>
      <text:p text:style-name="P4">
脏Ц →Ж  - I的，。: </text:p>
      <text:p text:style-name="P4">
图片: ["<text:a xlink:type="simple" xlink:href="https://static.ukrinform.com/photos/2023_05/thumb_files/630_360_1683655707-516.png" text:style-name="Internet_20_link" text:visited-style-name="Visited_20_Internet_20_Link">
630_360_16836...</text:a>
"]</text:p>
      <text:p text:style-name="P4">
标签: ['Електроенергія', 'НКРЕКП', 'Ринок']</text:p>
      <text:p text:style-name="P4">
类型: Article</text:p>
      <!--METADATA-->
      <text:p text:style-name="P4">
<draw:frame draw:style-name="fr1" draw:name="Image207" text:anchor-type="as-char" svg:width="6.9236in" svg:height="3.956343in" draw:z-index="0">
<draw:image xlink:href="../Images/yкринформ/2023-05-09T21-10-27-03-00/630_360_1683655707-516.png" xlink:type="simple" xlink:show="embed" xlink:actuate="onLoad" draw:mime-type="image/png"/>
</draw:frame>
国家能源和公用事业国家监管委员会，(Nercerp)已经扩大了消费者自身生成装置产生的销售电力的权利。</text:p>
      <text:p text:style-name="P4">
根据乌克林福姆的说法，新闻服务报告<text:a xlink:type="simple" xlink:href="https://ua-energy.org/uk/posts/nkrekp-rozshyryv-prava-spozhyvachiv-na-prodazh-vlasnoi-ee" text:style-name="Internet_20_link" text:visited-style-name="Visited_20_Internet_20_Link">
</text:a>
.</text:p>
      <text:p text:style-name="P4">
«НКРЕКП прийняла рішення про надання всім споживачам електричної енергії (家庭和不好)出售产生安装和安装这种消费者的储能的权利<text:a xlink:type="simple" xlink:href="https://www.ukrinform.ua/tag-elektroenergia" text:style-name="Internet_20_link" text:visited-style-name="Visited_20_Internet_20_Link">
</text:a>
任何具有合同合同和合同价格的供应商。”消息写道。</text:p>
      <text:p text:style-name="P4">
值得注意的是，这样的决定将有助于扩大电力零售市场的竞争，并旨在发展绿色能源转型的分布生成。</text:p>
      <text:p text:style-name="P4">
<text:span text:style-name="T4">
另请阅读：</text:span>
 <text:a xlink:type="simple" xlink:href="https://www.ukrinform.ua/rubric-economy/3686066-nkrekp-viznacila-tarif-dla-postacalnika-ostannoi-nadii-na-ii-kvartal.html" text:style-name="Internet_20_link" text:visited-style-name="Visited_20_Internet_20_Link">
<text:span text:style-name="T4">
 nercep </text:span>
</text:a>
据报道，Nercerp于5月9日<text:a xlink:type="simple" xlink:href="https://www.ukrinform.ua/rubric-economy/3706253-nkrekp-za-iniciativou-ukrenergo-provede-planovu-perevirku-kompanii.html" text:style-name="Internet_20_link" text:visited-style-name="Visited_20_Internet_20_Link">
</text:a>
符合NEC UKRENERGO球体中立法和许可条件的要求。</text:p>
      <text:p text:style-name="P4">
News Source: <text:a xlink:type="simple" xlink:href="https://www.ukrinform.ua/rubric-economy/3707022-nkrekp-rozsirila-prava-spozivaciv-na-prodaz-vlasnoi-elektroenergii.html" text:style-name="Internet_20_link" text:visited-style-name="Visited_20_Internet_20_Link">
https://www.ukrinform.ua/rubric-economy/3707022-nkrekp-rozsirila-prava-spozivaciv-na-prodaz-vlasnoi-elektroenergii.html</text:a>
</text:p>
      <!--NEWS-->
      <text:h text:style-name="P10" text:outline-level="1">
<text:span text:style-name="T4">
俄罗斯人每天两次开火</text:span>
</text:h>
      <text:p text:style-name="P4">
作者: Ukrinform (Person)</text:p>
      <text:p text:style-name="P4">
出版商: Укринформ (Organization)</text:p>
      <text:p text:style-name="P4">
出版时间: 2023-05-09T21:12:00+03:00</text:p>
      <text:p text:style-name="P4">
修改时间: 2023-05-09T21:12:00+03:00</text:p>
      <text:p text:style-name="P4">
描述: 5月9日，星期二，俄罗斯军队从切尼希夫地区边界的大炮开了两次，总共进行了20多次命中。  - 乌克林。</text:p>
      <text:p text:style-name="P4">
图片: ["<text:a xlink:type="simple" xlink:href="https://static.ukrinform.com/photos/2023_03/thumb_files/630_360_1679917009-251.jpg" text:style-name="Internet_20_link" text:visited-style-name="Visited_20_Internet_20_Link">
630_360_16799...</text:a>
"]</text:p>
      <text:p text:style-name="P4">
标签: ['Обстріл', 'Чернігівщина', 'Війна з росією']</text:p>
      <text:p text:style-name="P4">
类型: Article</text:p>
      <!--METADATA-->
      <text:p text:style-name="P4">
<draw:frame draw:style-name="fr1" draw:name="Image208" text:anchor-type="as-char" svg:width="6.9236in" svg:height="3.956343in" draw:z-index="0">
<draw:image xlink:href="../Images/yкринформ/2023-05-09T21-12-00-03-00/630_360_1679917009-251.jpg" xlink:type="simple" xlink:show="embed" xlink:actuate="onLoad" draw:mime-type="image/jpeg"/>
</draw:frame>
5月9日，星期二，鲁斯基夫斯卡(Ruskivska)在边境地区的炮兵中两次开火，总共获得了20多次命中。</text:p>
      <text:p text:style-name="P4">
根据乌克林福姆的说法，[<text:a xlink:type="simple" xlink:href="https://t.me/ok_pivnich1/2477" text:style-name="Internet_20_link" text:visited-style-name="Visited_20_Internet_20_Link">
</text:a>
。</text:p>
      <text:p text:style-name="P4">
特别是，从10:13到10:45在Zalizny Bridge村区域，有17次命中，可能是从入侵者的枪管炮兵中获得的。</text:p>
      <text:p text:style-name="P4">
<text:span text:style-name="T4">
另请阅读：</text:span>
 <text:a xlink:type="simple" xlink:href="https://www.ukrinform.ua/rubric-ato/3707005-zagarbniki-obstrilali-dvi-gromadi-na-dnipropetrovsini-e-rujnuvanna.html" text:style-name="Internet_20_link" text:visited-style-name="Visited_20_Internet_20_Link">
<text:span text:style-name="T4">
射击</text:span>
</text:a>
从15:55到下午4:20在Gasichivka村地区，敌人有五次介入，可能是敌人的炮兵装置。</text:p>
      <text:p text:style-name="P4">
在这两种情况下，均未收到有关当地人口损失或对平民基础设施损失的信息。</text:p>
      <text:p text:style-name="P4">
<text:span text:style-name="T4">
另请阅读：</text:span>
 <text:a xlink:type="simple" xlink:href="https://www.ukrinform.ua/rubric-ato/3707014-vijska-rf-vdarili-raketami-po-kupansku-e-poraneni.html" text:style-name="Internet_20_link" text:visited-style-name="Visited_20_Internet_20_Link">
</text:a>
据乌克林福姆报道，在使用迫击炮和炮兵的最后一天，俄罗斯入侵者是切尼希夫地区的七倍。 由于敌人的炮击，非电子驻地有15个定居点。</text:p>
      <text:p text:style-name="P4">
照片说明性</text:p>
      <text:p text:style-name="P4">
News Source: <text:a xlink:type="simple" xlink:href="https://www.ukrinform.ua/rubric-ato/3707025-rosiani-dvici-za-den-obstrilali-prikordonna-cernigivsini.html" text:style-name="Internet_20_link" text:visited-style-name="Visited_20_Internet_20_Link">
https://www.ukrinform.ua/rubric-ato/3707025-rosiani-dvici-za-den-obstrilali-prikordonna-cernigivsini.html</text:a>
</text:p>
      <!--NEWS-->
      <text:h text:style-name="P10" text:outline-level="1">
<text:span text:style-name="T4">
在欧洲之前的荷兰，举行了一项支持艺术家的活动</text:span>
</text:h>
      <text:p text:style-name="P4">
作者: Ukrinform (Person)</text:p>
      <text:p text:style-name="P4">
出版商: Укринформ (Organization)</text:p>
      <text:p text:style-name="P4">
出版时间: 2023-05-09T21:17:00+03:00</text:p>
      <text:p text:style-name="P4">
修改时间: 2023-05-09T21:17:00+03:00</text:p>
      <text:p text:style-name="P4">
描述: 在欧洲当天的荷兰鹿特丹，旨在支持艺术家的活动。  - 乌克林。</text:p>
      <text:p text:style-name="P4">
图片: ["<text:a xlink:type="simple" xlink:href="https://static.ukrinform.com/photos/2023_05/thumb_files/630_360_1683657085-542.jpeg" text:style-name="Internet_20_link" text:visited-style-name="Visited_20_Internet_20_Link">
630_360_16836...</text:a>
", "<text:a xlink:type="simple" xlink:href="https://static.ukrinform.com/photos/2023_05/1683657175-577.jpeg" text:style-name="Internet_20_link" text:visited-style-name="Visited_20_Internet_20_Link">
1683657175-57...</text:a>
", "<text:a xlink:type="simple" xlink:href="https://static.ukrinform.com/photos/2023_05/1683657174-443.jpeg" text:style-name="Internet_20_link" text:visited-style-name="Visited_20_Internet_20_Link">
1683657174-44...</text:a>
"]</text:p>
      <text:p text:style-name="P4">
标签: ['Нідерланди', 'День Європи ', 'Мистецтво']</text:p>
      <text:p text:style-name="P4">
类型: Article</text:p>
      <!--METADATA-->
      <text:p text:style-name="P4">
<draw:frame draw:style-name="fr1" draw:name="Image209" text:anchor-type="as-char" svg:width="6.9236in" svg:height="3.951434in" draw:z-index="0">
<draw:image xlink:href="../Images/yкринформ/2023-05-09T21-17-00-03-00/630_360_1683657085-542.jpeg" xlink:type="simple" xlink:show="embed" xlink:actuate="onLoad" draw:mime-type="image/jpeg"/>
</draw:frame>
在欧洲当天，鹿特丹大学在欧洲当天举行。</text:p>
      <text:p text:style-name="P4">
尤其是海牙的乌克林通讯员说，该战略是工作的方法，年轻艺术家的支持，在融资，薪酬，欧洲文化工作者的版权方面创造了公平的环境。</text:p>
      <text:p text:style-name="P4">
“在今年，鹿特丹的欧洲日是支持艺术家和诚实薪酬的非常重要的事件。 它是由欧盟，欧盟国立研究所范围，欧洲文化基金会等不同欧洲组织组织的。</text:p>
      <text:p text:style-name="P4">
<draw:frame draw:style-name="fr1" draw:name="Image210" text:anchor-type="as-char" svg:width="6.9236in" svg:height="5.1927in" draw:z-index="0">
<draw:image xlink:href="../Images/yкринформ/2023-05-09T21-17-00-03-00/1683657175-577.jpeg" xlink:type="simple" xlink:show="embed" xlink:actuate="onLoad" draw:mime-type="image/jpeg"/>
</draw:frame>
她指出，该活动非常有用，并提出了许多问题，这些问题将帮助乌克兰艺术家感受到欧洲艺术家族的一部分，与不同的组织建立联系，并在未来获得共同工作的机会。 最重要的一点是讨论每位艺术家作品的财务部分。</text:p>
      <text:p text:style-name="P4">
<draw:frame draw:style-name="fr1" draw:name="Image211" text:anchor-type="as-char" svg:width="6.9236in" svg:height="5.1927in" draw:z-index="0">
<draw:image xlink:href="../Images/yкринформ/2023-05-09T21-17-00-03-00/1683657174-443.jpeg" xlink:type="simple" xlink:show="embed" xlink:actuate="onLoad" draw:mime-type="image/jpeg"/>
</draw:frame>
</text:p>
      <text:p text:style-name="P4">
<text:span text:style-name="T4">
Читайте також:</text:span>
 <text:a xlink:type="simple" xlink:href="https://www.ukrinform.ua/rubric-diaspora/3706403-u-niderlandah-gurt-goa-vistupiv-na-festivali-prisvacenomu-dnu-vizvolenna.html" text:style-name="Internet_20_link" text:visited-style-name="Visited_20_Internet_20_Link">
 <text:span text:style-name="T4">
Нідерлан</text:span>
 </text:a>
据她说，很高兴看到并讨论“在艺术领域工作的每个人的通常问题完全不同”。</text:p>
      <text:p text:style-name="P4">
众所周知，根据弗拉基米尔·泽伦斯基(Vladimir Zelensky)总统的法令，乌克兰庆祝欧洲日。</text:p>
      <text:p text:style-name="P4">
News Source: <text:a xlink:type="simple" xlink:href="https://www.ukrinform.ua/rubric-culture/3707028-u-niderlandah-do-dna-evropi-vidbuvsa-zahid-na-pidtrimku-mitciv.html" text:style-name="Internet_20_link" text:visited-style-name="Visited_20_Internet_20_Link">
https://www.ukrinform.ua/rubric-culture/3707028-u-niderlandah-do-dna-evropi-vidbuvsa-zahid-na-pidtrimku-mitciv.html</text:a>
</text:p>
      <!--NEWS-->
      <text:h text:style-name="P10" text:outline-level="1">
<text:span text:style-name="T4">
如果俄罗斯现在没有停止，世界将支付更昂贵的价格 - 英国外交部</text:span>
</text:h>
      <text:p text:style-name="P4">
作者: Ukrinform (Person)</text:p>
      <text:p text:style-name="P4">
出版商: Укринформ (Organization)</text:p>
      <text:p text:style-name="P4">
出版时间: 2023-05-09T21:29:00+03:00</text:p>
      <text:p text:style-name="P4">
修改时间: 2023-05-09T21:29:00+03:00</text:p>
      <text:p text:style-name="P4">
描述: 国际社会必须共同努力支持乌克兰并立即阻止俄罗斯侵略，否则文明世界的价格将会更高，后果更加痛苦。  - 乌克林。</text:p>
      <text:p text:style-name="P4">
图片: ["<text:a xlink:type="simple" xlink:href="https://static.ukrinform.com/photos/2023_01/thumb_files/630_360_1673994222-668.jpg" text:style-name="Internet_20_link" text:visited-style-name="Visited_20_Internet_20_Link">
630_360_16739...</text:a>
"]</text:p>
      <text:p text:style-name="P4">
标签: ['Британія', 'США', 'Війна з росією', 'Клеверлі']</text:p>
      <text:p text:style-name="P4">
类型: Article</text:p>
      <!--METADATA-->
      <text:p text:style-name="P4">
<draw:frame draw:style-name="fr1" draw:name="Image212" text:anchor-type="as-char" svg:width="6.9236in" svg:height="3.956343in" draw:z-index="0">
<draw:image xlink:href="../Images/yкринформ/2023-05-09T21-29-00-03-00/630_360_1673994222-668.jpg" xlink:type="simple" xlink:show="embed" xlink:actuate="onLoad" draw:mime-type="image/jpeg"/>
</draw:frame>
国际唤醒应该是支持乌克兰并停止俄罗斯侵略的共同努力，否则文明世界的价格会更高，后果更加痛苦。</text:p>
      <text:p text:style-name="P4">
这是在华盛顿与美国国务卿联合新闻发布会上的，由英国外交部詹姆斯·克莱维利(James Kleverli)的外交部眨眼，乌克林福姆(Ukrinform)是拥有的。</text:p>
      <text:p text:style-name="P4">
“我们需要承认，如果我们不恢复第二次世界大战后那个时代的和平基本原则，以便较大的人无法以不受惩罚的态度入侵他们的邻居，那么英国外交负责人说。</text:p>
      <text:p text:style-name="P4">
据他说，俄罗斯战争不仅影响乌克兰，尽管当然，乌克兰人受伤。 在这方面，他回忆说，克里姆林宫对全球<text:a xlink:type="simple" xlink:href="https://www.ukrinform.ua/tag-ekonomika" text:style-name="Internet_20_link" text:visited-style-name="Visited_20_Internet_20_Link">
</text:a>
，美国和英国的人们已被访问。 它不是入侵乌克兰俄罗斯联邦的副产物，它是冲突的一部分，因为俄罗斯试图在碳氢化合物供应，停止谷物供应等领域造成经济问题。</text:p>
      <text:p text:style-name="P4">
<text:span text:style-name="T4">
另请阅读：</text:span>
 <text:a xlink:type="simple" xlink:href="https://www.ukrinform.ua/rubric-polytics/3691599-kuleba-i-glava-mzs-britanii-obgovorili-posilenna-kontrnastupalnih-mozlivostej-ukraini.html" text:style-name="Internet_20_link" text:visited-style-name="Visited_20_Internet_20_Link">
</text:a>
克莱维利强调说：“这适用于我们，这符合我们的利益，就像乌克兰的利益一样，为我们提供大力支持。” 他说，否则，如果您现在不这样做，那将更加痛苦，付款费用更高。</text:p>
      <text:p text:style-name="P4">
英国外交部坚信说：“我认为我们必须传达一个信息，即当我们接受一部分时，我们会坚持他们。”</text:p>
      <text:p text:style-name="P4">
根据乌克林福姆的说法，英国外交部长周二宣布<text:a xlink:type="simple" xlink:href="https://www.ukrinform.ua/rubric-ato/3706971-ukraina-mae-peremogti-u-vijni-svidko-kleverli-zaklikav-zbilsiti-dopomogu.html" text:style-name="Internet_20_link" text:visited-style-name="Visited_20_Internet_20_Link">
</text:a>
乌克兰。</text:p>
      <text:p text:style-name="P4">
News Source: <text:a xlink:type="simple" xlink:href="https://www.ukrinform.ua/rubric-world/3707032-akso-rosiu-ne-zupiniti-zaraz-svit-zaplatit-dorozcu-cinu-glava-mzs-britanii.html" text:style-name="Internet_20_link" text:visited-style-name="Visited_20_Internet_20_Link">
https://www.ukrinform.ua/rubric-world/3707032-akso-rosiu-ne-zupiniti-zaraz-svit-zaplatit-dorozcu-cinu-glava-mzs-britanii.html</text:a>
</text:p>
      <!--NEWS-->
      <text:h text:style-name="P10" text:outline-level="1">
<text:span text:style-name="T4">
Schwinsteiger和Ivanovich生了第三个孩子</text:span>
</text:h>
      <text:p text:style-name="P4">
作者: Ukrinform (Person)</text:p>
      <text:p text:style-name="P4">
出版商: Укринформ (Organization)</text:p>
      <text:p text:style-name="P4">
出版时间: 2023-05-09T21:37:20+03:00</text:p>
      <text:p text:style-name="P4">
修改时间: 2023-05-09T21:37:20+03:00</text:p>
      <text:p text:style-name="P4">
描述: Rolan Harros -2008 Ana Ivanovich的获胜者和Bastian Schweysteiger世界杯第三次成为父母。  - 乌克林。</text:p>
      <text:p text:style-name="P4">
图片: ["<text:a xlink:type="simple" xlink:href="https://static.ukrinform.com/photos/2023_05/thumb_files/630_360_1683657310-976.jpg" text:style-name="Internet_20_link" text:visited-style-name="Visited_20_Internet_20_Link">
630_360_16836...</text:a>
"]</text:p>
      <text:p text:style-name="P4">
标签: ['Футбол', 'Теніс']</text:p>
      <text:p text:style-name="P4">
类型: Article</text:p>
      <!--METADATA-->
      <text:p text:style-name="P4">
<draw:frame draw:style-name="fr1" draw:name="Image213" text:anchor-type="as-char" svg:width="6.9236in" svg:height="3.956343in" draw:z-index="0">
<draw:image xlink:href="../Images/yкринформ/2023-05-09T21-37-20-03-00/630_360_1683657310-976.jpg" xlink:type="simple" xlink:show="embed" xlink:actuate="onLoad" draw:mime-type="image/jpeg"/>
</draw:frame>
罗兰·哈罗斯(Rolan Harros)的获胜者-2008安娜·伊万诺维奇(Ana Ivanovich)和世界杯足球巴斯蒂安·沙瓦(Bastianshawysteiger)第三次成为父母。</text:p>
      <text:p text:style-name="P4">
对这个 <text:a xlink:type="simple" xlink:href="https://twitter.com/anaivanovic/status/1655861671229902848" text:style-name="Internet_20_link" text:visited-style-name="Visited_20_Internet_20_Link">
 </text:a>
报道说，有一个孩子在您的推文中。</text:p>
      <text:p text:style-name="P4">
“你好世界!我们的心充满了爱，”伊万诺维奇写道。</text:p>
      <text:p text:style-name="P4">
同时，安娜没有谈论婴儿的性别。 据塞尔维亚媒体报道，第三个儿子出生了。 伊万诺维奇(Ivanovich)和施温斯蒂格(Schwinsteiger)抚养了两个男孩-5岁的哈奇(Hatch)和3岁的莱昂(Leon)。</text:p>
      <text:p text:style-name="P4">
<text:span text:style-name="T4">
另请阅读：</text:span>
 <text:a xlink:type="simple" xlink:href="https://www.ukrinform.ua/rubric-sports/3706520-real-i-mancester-siti-vidkrivaut-12-finalu-ligi-cempioniv-uefa.html" text:style-name="Internet_20_link" text:visited-style-name="Visited_20_Internet_20_Link">
<text:span text:style-name="T4">
曼彻斯特</text:span>
</text:a>
据乌克林福姆报道，今天5月9日在欧洲欧洲冠军联赛中，在马德里的圣地亚哥·贝尔纳布体育场(Santiago Bernabeu Stadium)举行的圣地亚哥·伯纳布(Santiago Bernabeu)赛季欧洲冠军联赛(UEFA Champions of YEFA)冠军联赛1/2的第一场比赛将于22.00举行。 22.00。曼城。”</text:p>
      <text:p text:style-name="P4">
照片：盖蒂图像</text:p>
      <text:p text:style-name="P4">
News Source: <text:a xlink:type="simple" xlink:href="https://www.ukrinform.ua/rubric-sports/3707034-u-svajnstajgera-ta-ivanovic-narodilasa-treta-ditina.html" text:style-name="Internet_20_link" text:visited-style-name="Visited_20_Internet_20_Link">
https://www.ukrinform.ua/rubric-sports/3707034-u-svajnstajgera-ta-ivanovic-narodilasa-treta-ditina.html</text:a>
</text:p>
      <!--NEWS-->
      <text:h text:style-name="P10" text:outline-level="1">
<text:span text:style-name="T4">
关于谷物协议的眨眼：无需说服俄罗斯联邦，以免将食物变成武器</text:span>
</text:h>
      <text:p text:style-name="P4">
作者: Ukrinform (Person)</text:p>
      <text:p text:style-name="P4">
出版商: Укринформ (Organization)</text:p>
      <text:p text:style-name="P4">
出版时间: 2023-05-09T21:40:00+03:00</text:p>
      <text:p text:style-name="P4">
修改时间: 2023-05-09T21:40:00+03:00</text:p>
      <text:p text:style-name="P4">
描述: 美国国务卿安东尼·布林肯（Anthony Blinken）呼吁国际努力继续并扩大黑海谷物协议，并剥夺俄罗斯在与乌克兰战争中使用饥荒作为武器的机会。  - 乌克林。</text:p>
      <text:p text:style-name="P4">
图片: ["<text:a xlink:type="simple" xlink:href="https://static.ukrinform.com/photos/2023_01/thumb_files/630_360_1674007118-313.jpg" text:style-name="Internet_20_link" text:visited-style-name="Visited_20_Internet_20_Link">
630_360_16740...</text:a>
"]</text:p>
      <text:p text:style-name="P4">
标签: ['МЗС', 'США', 'Зерно', 'Блінкен']</text:p>
      <text:p text:style-name="P4">
类型: Article</text:p>
      <!--METADATA-->
      <text:p text:style-name="P4">
<draw:frame draw:style-name="fr1" draw:name="Image214" text:anchor-type="as-char" svg:width="6.9236in" svg:height="3.956343in" draw:z-index="0">
<draw:image xlink:href="../Images/yкринформ/2023-05-09T21-40-00-03-00/630_360_1674007118-313.jpg" xlink:type="simple" xlink:show="embed" xlink:actuate="onLoad" draw:mime-type="image/jpeg"/>
</draw:frame>
美国国务卿安东尼·布林肯(Anthony Blinken)呼吁加强国际努力，以压缩和扩大黑海谷物协议，剥夺俄罗斯的俄罗斯可以定期将饥荒用作对乌克兰战争的武器。</text:p>
      <text:p text:style-name="P4">
他在周二在英国外交部在华盛顿举行的联合新闻发布会上表示，乌克兰福姆的记者报道。</text:p>
      <text:p text:style-name="P4">
“尽管我们感谢秘书长的不懈努力(联合国。)古特雷什(Guterresh)和我们在土耳其的同事解决了这个问题，全世界不必提醒莫斯科每隔几周就不再将饥饿作为对乌克兰战争的武器，”美国科学部长强调。</text:p>
      <text:p text:style-name="P4">
<text:span text:style-name="T4">
另请阅读：</text:span>
 <text:a xlink:type="simple" xlink:href="https://www.ukrinform.ua/rubric-world/3706999-ssa-zaklikaut-vooz-zaprositi-tajvan-na-travnevu-zustric-blinken.html" text:style-name="Internet_20_link" text:visited-style-name="Visited_20_Internet_20_Link">
<text:span text:style-name="T4">
眨眼</text:span>
</text:a>
他解释说，最近俄罗斯再次诉诸阻止将带到乌克兰港口的船只来装载谷物。 Blinken称俄罗斯一侧的俄罗斯一面是“愤世嫉俗的”，旨在减少非洲，中东和其他需要食物的国家的供应量。</text:p>
      <text:p text:style-name="P4">
美国国务卿还报告说，他已经讨论了与英国外交官Jzews Kleverly负责人继续进行黑海谷物倡议的机会。</text:p>
      <text:p text:style-name="P4">
<text:span text:style-name="T4">
另请阅读：</text:span>
 <text:a xlink:type="simple" xlink:href="https://www.ukrinform.ua/rubric-world/3707032-akso-rosiu-ne-zupiniti-zaraz-svit-zaplatit-dorozcu-cinu-glava-mzs-britanii.html" text:style-name="Internet_20_link" text:visited-style-name="Visited_20_Internet_20_Link">
</text:a>
据乌克林福姆报道，英国外交部长是美国的棉花，他计划与国务卿和国会领先州会面。 讨论的主要主题之一是长期义务和支持乌克兰的英国。</text:p>
      <text:p text:style-name="P4">
News Source: <text:a xlink:type="simple" xlink:href="https://www.ukrinform.ua/rubric-economy/3707035-blinken-pro-zernovu-ugodu-godi-svitovi-perekonuvati-rf-abi-vona-ne-peretvoruvala-izu-na-zbrou.html" text:style-name="Internet_20_link" text:visited-style-name="Visited_20_Internet_20_Link">
https://www.ukrinform.ua/rubric-economy/3707035-blinken-pro-zernovu-ugodu-godi-svitovi-perekonuvati-rf-abi-vona-ne-peretvoruvala-izu-na-zbrou.html</text:a>
</text:p>
      <!--NEWS-->
      <text:h text:style-name="P10" text:outline-level="1">
<text:span text:style-name="T4">
Eurovision-2023：TVorchi发行了一份宣言，呼吁支持乌克兰</text:span>
</text:h>
      <text:p text:style-name="P4">
作者: Ukrinform (Person)</text:p>
      <text:p text:style-name="P4">
出版商: Укринформ (Organization)</text:p>
      <text:p text:style-name="P4">
出版时间: 2023-05-09T21:47:00+03:00</text:p>
      <text:p text:style-name="P4">
修改时间: 2023-05-09T21:47:00+03:00</text:p>
      <text:p text:style-name="P4">
描述: 乌克兰互动空间中的TVORCHI，呼吁继续支持乌克兰的视频“ Openyourheartukraine”。  - 乌克林。</text:p>
      <text:p text:style-name="P4">
图片: ["<text:a xlink:type="simple" xlink:href="https://static.ukrinform.com/photos/2023_05/thumb_files/630_360_1683552802-292.jpeg" text:style-name="Internet_20_link" text:visited-style-name="Visited_20_Internet_20_Link">
630_360_16835...</text:a>
"]</text:p>
      <text:p text:style-name="P4">
标签: ['Євробачення', 'Україна', 'Відеоролик', 'Tvorchi']</text:p>
      <text:p text:style-name="P4">
类型: Article</text:p>
      <!--METADATA-->
      <text:p text:style-name="P4">
<draw:frame draw:style-name="fr1" draw:name="Image215" text:anchor-type="as-char" svg:width="6.9236in" svg:height="3.956343in" draw:z-index="0">
<draw:image xlink:href="../Images/yкринформ/2023-05-09T21-47-00-03-00/630_360_1683552802-292.jpeg" xlink:type="simple" xlink:show="embed" xlink:actuate="onLoad" draw:mime-type="image/jpeg"/>
</draw:frame>
乌克兰互动空间中的Grontvorchi呼吁继续支持乌克兰的录像“ Openyourheartukraine”。</text:p>
      <text:p text:style-name="P4">
乌克林福玛的报道，乌特格拉马文化和信息政策部的新闻服务报道了这一点。</text:p>
      <text:p text:style-name="P4">
“宣言 - 维迪奥呼吁每个人为乌克兰敞开心hearts，并继续支持它。我们的内心会感到完全不同的情感，痛苦，愤怒。无论单词是什么，内心就是一切。-在帖子中说。</text:p>
      <text:p text:style-name="P4">
<text:span text:style-name="T5">
视频：<text:a xlink:type="simple" xlink:href="https://www.instagram.com/reel/CsA1V31tRwn/" text:style-name="Internet_20_link" text:visited-style-name="Visited_20_Internet_20_Link">
</text:a>
</text:span>
</text:p>
      <text:p text:style-name="P4">
该视频的介绍在乌克兰互动空间举行，该互动空间向乌克兰讲述了乌克兰的2023年欧洲电视网嘉宾，该游客在英国英国举行。 该视频是由TVORCHI乐队Jeffrey Kenny的歌手配音的。</text:p>
      <text:p text:style-name="P4">
该空间由摄影区和互动装置代表，旨在展示真正的乌克兰，在战时​​的现实附近，宁静的生活生活在那里。它们是第一个见到客人的人<text:a xlink:type="simple" xlink:href="https://www.ukrinform.ua/tag-evrobacenna" text:style-name="Internet_20_link" text:visited-style-name="Visited_20_Internet_20_Link">
</text:a>
在Discover乌克兰的小巷上，该乌克兰是欧洲电视网村的一部分，并提醒为什么胜利的国家无法接受今年的比赛 - 俄罗斯对乌克兰的全面联邦正在进行中。</text:p>
      <text:p text:style-name="P4">
<text:span text:style-name="T4">
另请阅读：</text:span>
 <text:a xlink:type="simple" xlink:href="https://www.ukrinform.ua/rubric-culture/3706379-tvorchi-pidtrimali-zbir-10-miljoniv-na-poratunok-peredcasno-narodzenih-ditej.html" text:style-name="Internet_20_link" text:visited-style-name="Visited_20_Internet_20_Link">
<text:span text:style-name="T4">
 TVORCHI </text:span>
</text:a>
该视频是由乌克兰(Ukraine.ua)与创意代理机构Bicrsextaff.734一起创建的。</text:p>
      <text:p text:style-name="P4">
正如乌克林福姆(Ukrinform)报道的那样，今年代表乌克兰的乐队Tvorchi在比赛的开幕式上代表了乌克兰，该乐队支持了乌克兰早产儿童的1000万种种族。</text:p>
      <text:p text:style-name="P4">
News Source: <text:a xlink:type="simple" xlink:href="https://www.ukrinform.ua/rubric-culture/3707037-evrobacenna2023-tvorchi-zapustili-manifest-iz-zaklikom-prodovziti-pidtrimku-ukrainu.html" text:style-name="Internet_20_link" text:visited-style-name="Visited_20_Internet_20_Link">
https://www.ukrinform.ua/rubric-culture/3707037-evrobacenna2023-tvorchi-zapustili-manifest-iz-zaklikom-prodovziti-pidtrimku-ukrainu.html</text:a>
</text:p>
      <!--NEWS-->
      <text:h text:style-name="P10" text:outline-level="1">
<text:span text:style-name="T4">
Zelensky与欧洲大学的联盟交谈</text:span>
</text:h>
      <text:p text:style-name="P4">
作者: Ukrinform (Person)</text:p>
      <text:p text:style-name="P4">
出版商: Укринформ (Organization)</text:p>
      <text:p text:style-name="P4">
出版时间: 2023-05-09T21:55:00+03:00</text:p>
      <text:p text:style-name="P4">
修改时间: 2023-05-09T21:55:00+03:00</text:p>
      <text:p text:style-name="P4">
描述: 乌克兰沃迪米尔Zelensky的校长与欧洲大学联盟的学生交谈，在那里他们呼吁他们不要失去保护自己和国家的勇气。  - 乌克林。</text:p>
      <text:p text:style-name="P4">
图片: ["<text:a xlink:type="simple" xlink:href="https://static.ukrinform.com/photos/2023_05/thumb_files/630_360_1683658411-868.jpeg" text:style-name="Internet_20_link" text:visited-style-name="Visited_20_Internet_20_Link">
630_360_16836...</text:a>
", "<text:a xlink:type="simple" xlink:href="https://static.ukrinform.com/photos/2023_05/1683658444-176.jpeg" text:style-name="Internet_20_link" text:visited-style-name="Visited_20_Internet_20_Link">
1683658444-17...</text:a>
", "<text:a xlink:type="simple" xlink:href="https://static.ukrinform.com/photos/2023_05/1683658465-744.jpeg" text:style-name="Internet_20_link" text:visited-style-name="Visited_20_Internet_20_Link">
1683658465-74...</text:a>
"]</text:p>
      <text:p text:style-name="P4">
标签: ['Зеленський', 'Іноземні студенти', 'Війна з росією']</text:p>
      <text:p text:style-name="P4">
类型: Article</text:p>
      <!--METADATA-->
      <text:p text:style-name="P4">
<draw:frame draw:style-name="fr1" draw:name="Image216" text:anchor-type="as-char" svg:width="6.9236in" svg:height="3.956343in" draw:z-index="0">
<draw:image xlink:href="../Images/yкринформ/2023-05-09T21-55-00-03-00/630_360_1683658411-868.jpeg" xlink:type="simple" xlink:show="embed" xlink:actuate="onLoad" draw:mime-type="image/jpeg"/>
</draw:frame>
沃迪米尔·泽伦斯基(Volodymyr Zelensky)总统乌克兰人与欧洲大学联盟的学生交谈，在那里他们呼吁他们不要失去能够保护自己和国家的勇气。</text:p>
      <text:p text:style-name="P4">
这在[]上说明了(https://www.president.gov.ua/news/zahist-i-svoboda-ce-pryamij-rezultat-smilivosti-volodimir-ze-82793?fbclid=IwAR2YWf_mdwkNaRqsJxRu-kThgH43cLyS_x7HLVtmFqlCN0SX-OGtd_FGeEE)，报道乌克林福姆。</text:p>
      <text:p text:style-name="P4">
“你不必失去勇气!没有人知道您可能必须捍卫自由的时间。没有人确切知道一年内可能发生多少自由，五年来五年。如果您必须保护自由，请成为大胆!请不要将您的价值观献给那些试图摧毁它们的人。与自由的空间不应奏效。如果他们不这样做，今天我们就不会有。 -Saidzelensky。</text:p>
      <text:p text:style-name="P4">
<draw:frame draw:style-name="fr1" draw:name="Image217" text:anchor-type="as-char" svg:width="6.9236in" svg:height="4.613521in" draw:z-index="0">
<draw:image xlink:href="../Images/yкринформ/2023-05-09T21-55-00-03-00/1683658444-176.jpeg" xlink:type="simple" xlink:show="embed" xlink:actuate="onLoad" draw:mime-type="image/jpeg"/>
</draw:frame>
他强调，今天不必幻想，为自由之战完成，而勇气将不再需要。</text:p>
      <text:p text:style-name="P4">
<text:span text:style-name="T4">
另请阅读：</text:span>
 <text:a xlink:type="simple" xlink:href="https://www.ukrinform.ua/rubric-polytics/3706961-zelenskij-zvernuvsa-do-ucasnikiv-samitu-koalicii-zi-stvorenna-spectribunalu-dla-rosii.html" text:style-name="Internet_20_link" text:visited-style-name="Visited_20_Internet_20_Link">
<text:span text:style-name="T4">
 Zelensky </text:span>
</text:a>
“俄罗斯针对乌克兰进行的这场残酷的恐怖战争提醒了我们的国家，你们每个人都需要今天以及在任何其他时刻都需要勇气来保护自由和我们的欧洲价值观”， - 强调国家。</text:p>
      <text:p text:style-name="P4">
他指出，欧洲现在大胆地做出决策，保护自由，对侵略者的压力。 他认为，这是由于领导人背后普通百姓的领导人的勇气。 Zelensky指出，这将导致乌克兰及其盟友的胜利。</text:p>
      <text:p text:style-name="P4">
“我们现在的胜利，当俄罗斯的侵略只触及乌克兰时，您将在第二次世界大战之前的决定性十年中做未能做的事情。当它扎根期间，我们将摧毁总的邪恶，而当它尚未衰老到其他欧洲人民，”泽伦斯基说。</text:p>
      <text:p text:style-name="P4">
<text:span text:style-name="T4">
另请阅读：</text:span>
 <text:a xlink:type="simple" xlink:href="https://www.ukrinform.ua/rubric-other_news/3706942-zelenskij-ocoliv-samit-osnovnoi-grupi-zi-stvorenna-spectribunalu-z-37-ucasnikami.html" text:style-name="Internet_20_link" text:visited-style-name="Visited_20_Internet_20_Link">
<text:span text:style-name="T4">
 Zelensky </text:span>
</text:a>
</text:p>
      <text:p text:style-name="P4">
<draw:frame draw:style-name="fr1" draw:name="Image218" text:anchor-type="as-char" svg:width="6.9236in" svg:height="4.604691in" draw:z-index="0">
<draw:image xlink:href="../Images/yкринформ/2023-05-09T21-55-00-03-00/1683658465-744.jpeg" xlink:type="simple" xlink:show="embed" xlink:actuate="onLoad" draw:mime-type="image/jpeg"/>
</draw:frame>
国家负责人说：“我衷心希望您的这一代人将您的孩子更加自由，甚至更安全，更加安全，更受保护的欧洲，而不是我们现在提供的，必须确保。”</text:p>
      <text:p text:style-name="P4">
欧洲福祉统一活动由欧洲大学联盟内的塔拉斯·舍申科(Taras Shevchenko)国家音乐免疫剂发起。</text:p>
      <text:p text:style-name="P4">
正如乌克林福姆(Ukrinform)早些时候报道的那样，乌克兰乌克兰沃迪米尔·泽伦斯基(Volodymyr Zelensky)总统求助于联盟峰会的参与者，涉及创建有关俄罗斯期刊的特别节目，他强调，在俄罗斯作为侵略者作为侵略者作为侵略者的公平正义应该给国际团结，因为那是在纽伦堡，因为它应该是一个特别的法庭。</text:p>
      <text:p text:style-name="P4">
照片，视频：OP</text:p>
      <text:p text:style-name="P4">
News Source: <text:a xlink:type="simple" xlink:href="https://www.ukrinform.ua/rubric-society/3707039-zelenskij-vistupiv-pered-studentami-alansu-evropejskih-universitetiv-euniwell.html" text:style-name="Internet_20_link" text:visited-style-name="Visited_20_Internet_20_Link">
https://www.ukrinform.ua/rubric-society/3707039-zelenskij-vistupiv-pered-studentami-alansu-evropejskih-universitetiv-euniwell.html</text:a>
</text:p>
      <!--NEWS-->
      <text:h text:style-name="P10" text:outline-level="1">
<text:span text:style-name="T4">
利物浦开始了第一个欧洲电视网半决赛2023</text:span>
</text:h>
      <text:p text:style-name="P4">
作者: Ukrinform (Person)</text:p>
      <text:p text:style-name="P4">
出版商: Укринформ (Organization)</text:p>
      <text:p text:style-name="P4">
出版时间: 2023-05-09T22:00:00+03:00</text:p>
      <text:p text:style-name="P4">
修改时间: 2023-05-09T22:00:00+03:00</text:p>
      <text:p text:style-name="P4">
描述: 第67届国际歌曲竞赛2023-Ikrinform的第一场半决赛刚刚在英国利物浦开始。</text:p>
      <text:p text:style-name="P4">
图片: ["<text:a xlink:type="simple" xlink:href="https://static.ukrinform.com/photos/2023_02/thumb_files/630_360_1675352996-430.png" text:style-name="Internet_20_link" text:visited-style-name="Visited_20_Internet_20_Link">
630_360_16753...</text:a>
"]</text:p>
      <text:p text:style-name="P4">
标签: ['Євробачення', 'Конкурс', 'Ліверпуль']</text:p>
      <text:p text:style-name="P4">
类型: Article</text:p>
      <!--METADATA-->
      <text:p text:style-name="P4">
<draw:frame draw:style-name="fr1" draw:name="Image219" text:anchor-type="as-char" svg:width="6.9236in" svg:height="3.956343in" draw:z-index="0">
<draw:image xlink:href="../Images/yкринформ/2023-05-09T22-00-00-03-00/630_360_1675352996-430.png" xlink:type="simple" xlink:show="embed" xlink:actuate="onLoad" draw:mime-type="image/png"/>
</draw:frame>
利物浦的利物浦刚刚在2023年第67届国际欧洲电视网竞赛中首次启动了半决赛。</text:p>
      <text:p text:style-name="P4">
该节目在利物浦竞技场的舞台上举行，今天有15位表演者将参加决赛比赛，乌克林福姆报道，链接到<text:a xlink:type="simple" xlink:href="https://eurovisionworld.com/" text:style-name="Internet_20_link" text:visited-style-name="Visited_20_Internet_20_Link">
</text:a>
该节目的领导者：乌克兰歌手兼词曲作者尤利娅·萨纳纳(Yulia Sanina)，英国女演员兼歌手汉娜·韦丁(Hanna Vedding)，英国说唱歌手和舞者阿拉什迪克森(Aloshadixon)。</text:p>
      <text:p text:style-name="P4">
今天，在先前定义的图纸中，《 15个国家法》的代表。</text:p>
      <text:p text:style-name="P4">
演讲顺序：</text:p>
      <ul>
        <li>
挪威(亚历山德拉与国王之歌女王)<text:span text:style-name="T5">
马耳他(街头艺人，舞蹈(我们自己的聚会)</text:span>
塞尔维亚(卢克·布莱克，我只是睡觉)<text:span text:style-name="T5">
拉脱维亚(突然的灯光，aijā)</text:span>
 葡萄牙(模仿，人工智能)<text:span text:style-name="T5">
爱尔兰(野生青年，我们是一个)</text:span>
 克罗地亚(3航班，妈妈šk!)<text:span text:style-name="T5">
 瑞士(雷莫·福雷(Remo Forrer))</text:span>
 以色列(Noa Kirel，独角兽)<text:span text:style-name="T5">
 摩尔多瓦(Pasha Parfeni，太阳和月亮)</text:span>
瑞典(传说，纹身)<text:span text:style-name="T5">
阿塞拜疆(turalturanx，告诉我更多)</text:span>
 捷克共和国(维斯纳，我姐姐的王冠)<text:span text:style-name="T5">
 荷兰(Mia Nicolai &amp; Dion Cooper, Burning Daylight)</text:span>
芬兰(包装纸，cha cha cha))<text:span text:style-name="T4">
另请阅读：</text:span>
 <text:a xlink:type="simple" xlink:href="https://www.ukrinform.ua/rubric-culture/3706285-evrobacenna2023-i-navkolo-nogo-abo-ukrainskij-duh-u-britanskomu-liverpuli.html" text:style-name="Internet_20_link" text:visited-style-name="Visited_20_Internet_20_Link">
<text:span text:style-name="T4">
 eurovision </text:span>
</text:a>
比赛的第二个半决赛将于5月11日举行，将参加16名参与者，将选出10首歌曲。 总决赛将于5月13日举行。</li>
      </ul>
      <text:p text:style-name="P4">
乌克兰的代表TVORCHI的歌曲“钢铁之心”据右派立即进入了演出的决赛。</text:p>
      <text:p text:style-name="P4">
正如乌克林福姆报道的，成千上万的观众<text:a xlink:type="simple" xlink:href="https://www.ukrinform.ua/amp/rubric-culture/3706689-gladaci-mistecka-evrobacenna-skanduvali-slava-ukraini.html" text:style-name="Internet_20_link" text:visited-style-name="Visited_20_Internet_20_Link">
</text:a>
在欧洲电视网镇(Eurovision)，在乐队GO_A演出期间，利物浦的河里指甲库。</text:p>
      <text:p text:style-name="P4">
News Source: <text:a xlink:type="simple" xlink:href="https://www.ukrinform.ua/rubric-culture/3706972-u-liverpuli-startuvav-persij-pivfinal-evrobacenna-2023.html" text:style-name="Internet_20_link" text:visited-style-name="Visited_20_Internet_20_Link">
https://www.ukrinform.ua/rubric-culture/3706972-u-liverpuli-startuvav-persij-pivfinal-evrobacenna-2023.html</text:a>
</text:p>
      <!--NEWS-->
      <text:h text:style-name="P10" text:outline-level="1">
<text:span text:style-name="T4">
Zelensky：只有时间问题，我们才能恢复公平的和平</text:span>
</text:h>
      <text:p text:style-name="P4">
作者: Ukrinform (Person)</text:p>
      <text:p text:style-name="P4">
出版商: Укринформ (Organization)</text:p>
      <text:p text:style-name="P4">
出版时间: 2023-05-09T22:04:00+03:00</text:p>
      <text:p text:style-name="P4">
修改时间: 2023-05-09T22:04:00+03:00</text:p>
      <text:p text:style-name="P4">
描述: 只有在乌克兰人能够为我们的欧洲地区恢复公平的和平的时间。  - 乌克林。</text:p>
      <text:p text:style-name="P4">
图片: ["<text:a xlink:type="simple" xlink:href="https://static.ukrinform.com/photos/2023_04/thumb_files/630_360_1682451261-591.jpeg" text:style-name="Internet_20_link" text:visited-style-name="Visited_20_Internet_20_Link">
630_360_16824...</text:a>
"]</text:p>
      <text:p text:style-name="P4">
标签: ['Україна', 'Зеленський', 'Війна з росією']</text:p>
      <text:p text:style-name="P4">
类型: Article</text:p>
      <!--METADATA-->
      <text:p text:style-name="P4">
<draw:frame draw:style-name="fr1" draw:name="Image220" text:anchor-type="as-char" svg:width="6.9236in" svg:height="3.956343in" draw:z-index="0">
<draw:image xlink:href="../Images/yкринформ/2023-05-09T22-04-00-03-00/630_360_1682451261-591.jpeg" xlink:type="simple" xlink:show="embed" xlink:actuate="onLoad" draw:mime-type="image/jpeg"/>
</draw:frame>
只是乌克兰人能够为我们国家的欧洲地区恢复公平的和平。</text:p>
      <text:p text:style-name="P4">
Volodymyr Zelenskyy在[]中说了这一点(https://www.youtube.com/watch?v=mMMiJq9AxmA)，报道乌克林福姆。</text:p>
      <text:p text:style-name="P4">
<text:span text:style-name="T5">
viso：<text:a xlink:type="simple" xlink:href="https://www.youtube.com/watch" text:style-name="Internet_20_link" text:visited-style-name="Visited_20_Internet_20_Link">
</text:a>
</text:span>
</text:p>
      <text:p text:style-name="P4">
<text:span text:style-name="T4">
我希望健康，亲爱的乌克兰人!</text:span>
</text:p>
      <text:p text:style-name="P4">
今天，我们已经能够看到：当国家返回诚实的历史时，事件的主管变得很有意义。</text:p>
      <text:p text:style-name="P4">
昨天，5月8日，欧洲和世界提到了侵略的共同胜利以及这种邪恶的投降。 今天，在5月9日，我们与所有自由欧洲一起庆祝欧洲时代，兑现成就，如果不是为了击败纳粹主义，那将很简单。 我们不会拥有这样的欧洲 - 没有侵略性和复仇的欧洲，欧洲，欧洲尊重不同的文化，该文化仅在法律飞机上克服了争端，并为我们大陆上的多样性感到自豪。</text:p>
      <text:p text:style-name="P4">
人们对诚实的历史的了解越多，他们将在二十世纪和21世纪的室内侵略中看到更多的常见，他们就越欣赏顺序。 第二次世界大战中对纳粹主义的纪念日和胜利日，紧随其后的是欧洲的那天，欧洲是一个和平大陆的梦想。 这只是时间问题，我们可以恢复可持续性是对乌克兰的欧洲地区正确的和平。 目前的侵略者失去了78年前失去的侵略者的方式，这只是时间问题，当时俄罗斯的叛逆者将被自由世界的taspilic势力所淹没我们的士兵的勇气。</text:p>
      <text:p text:style-name="P4">
今天，我们与欧洲在乌克兰庆祝欧洲。</text:p>
      <text:p text:style-name="P4">
欧洲委员会主席夫人乌苏拉·冯·德莱恩(Ursula von der Lyen)的访问是在这一天的伊斯兰特人，而且富有成效。 我们还讨论了我们的防御 - 我们必须实现的目标以及对合作伙伴的期望。 讨论对俄罗斯的压力，积极地与欧洲进行第11次制裁方案，针对俄罗斯。 我们讨论了欧洲一体化的政治前景。 当然，他们还与我们的NSU邻居讨论了出口纠纷。 我们需要以清晰的精神来克服我们之间可用的合同基础。他今天会见了欧洲大学的社区 - 英国，瑞典，法国，意大利，西班牙，匈牙利，当然还有乌克兰学生。胜利。</text:p>
      <text:p text:style-name="P4">
合作伙伴下一个好消息。 从公共场合可以说的话：来自美国的埃琳娜防御计划。 总数为10亿亿美元。 炮兵，防止火箭和恐怖分子无人机的保护，其他事情来控制我们的捍卫者和捍卫者。 我感谢拜登(Biden)总统，国会的一种方式 - 以及每个美国家庭的持续支持和ZA  - 美国部队，这赋予了我们力量。</text:p>
      <text:p text:style-name="P4">
我们还与其他合作伙伴合作处理其他防守套餐 - 我们为士兵提供了新的机会。</text:p>
      <text:p text:style-name="P4">
特别感谢法国议会今天决定承认恐怖分子俄罗斯伪私人团体“瓦格纳”的决定。 这是全世界应批准的 - 恐怖主义的每种表现都应被摧毁，每个恐怖分子都被定罪。</text:p>
      <text:p text:style-name="P4">
当然，今天，在恐怖分子再次试图摆脱我们的人民并再次输给我们的捍卫者和捍卫者之后，我感谢我们的空军和所有执行防空的部队的所有士兵。 的确!</text:p>
      <text:p text:style-name="P4">
<text:span text:style-name="T4">
所有保护乌克兰和乌克兰人的荣耀!谢谢大家的帮助!</text:span>
</text:p>
      <text:p text:style-name="P4">
<text:span text:style-name="T4">
谢谢大家一起回到欧洲和平与正义!</text:span>
</text:p>
      <text:p text:style-name="P4">
<text:span text:style-name="T4">
荣耀到乌克兰!</text:span>
</text:p>
      <text:p text:style-name="P4">
_foto：op _</text:p>
      <text:p text:style-name="P4">
News Source: <text:a xlink:type="simple" xlink:href="https://www.ukrinform.ua/rubric-ato/3707040-zelenskij-lise-pitanna-casu-koli-mi-zmozemo-vidnoviti-spravedlivij-mir.html" text:style-name="Internet_20_link" text:visited-style-name="Visited_20_Internet_20_Link">
https://www.ukrinform.ua/rubric-ato/3707040-zelenskij-lise-pitanna-casu-koli-mi-zmozemo-vidnoviti-spravedlivij-mir.html</text:a>
</text:p>
      <!--NEWS-->
      <text:h text:style-name="P10" text:outline-level="1">
<text:span text:style-name="T4">
乌克兰乐队的前战The Hardkiss Yulia Sanina开设了Eurovision的第一个半决赛</text:span>
</text:h>
      <text:p text:style-name="P4">
作者: Ukrinform (Person)</text:p>
      <text:p text:style-name="P4">
出版商: Укринформ (Organization)</text:p>
      <text:p text:style-name="P4">
出版时间: 2023-05-09T22:07:00+03:00</text:p>
      <text:p text:style-name="P4">
修改时间: 2023-05-09T22:07:00+03:00</text:p>
      <text:p text:style-name="P4">
描述: 乌克兰乐队The Hardkiss的前战和乌克兰Yulia Sanina的节目主持人在暴风雨的掌声和蓝色的色彩下，在利物浦开放了Lighthouse的第一届Eurovision-2023半决赛。  - 乌克林。</text:p>
      <text:p text:style-name="P4">
图片: ["<text:a xlink:type="simple" xlink:href="https://static.ukrinform.com/photos/2023_01/thumb_files/630_360_1675157588-354.png" text:style-name="Internet_20_link" text:visited-style-name="Visited_20_Internet_20_Link">
630_360_16751...</text:a>
", "<text:a xlink:type="simple" xlink:href="https://static.ukrinform.com/photos/2023_05/1683660920-901.jpg" text:style-name="Internet_20_link" text:visited-style-name="Visited_20_Internet_20_Link">
1683660920-90...</text:a>
", "<text:a xlink:type="simple" xlink:href="https://static.ukrinform.com/photos/2023_05/1683660920-419.jpg" text:style-name="Internet_20_link" text:visited-style-name="Visited_20_Internet_20_Link">
1683660920-41...</text:a>
"]</text:p>
      <text:p text:style-name="P4">
标签: ['Британія', 'Євробачення', 'Концерт']</text:p>
      <text:p text:style-name="P4">
类型: Article</text:p>
      <!--METADATA-->
      <text:p text:style-name="P4">
<draw:frame draw:style-name="fr1" draw:name="Image221" text:anchor-type="as-char" svg:width="6.9236in" svg:height="3.930895in" draw:z-index="0">
<draw:image xlink:href="../Images/yкринформ/2023-05-09T22-07-00-03-00/630_360_1675157588-354.png" xlink:type="simple" xlink:show="embed" xlink:actuate="onLoad" draw:mime-type="image/png"/>
</draw:frame>
乌克兰乐队Hardkiss的前大众以及乌克兰Yulia Sanina，Bursting Albersing和Blue-Yellow Colors的演出者的演出者在Liverpole中打开了第一个半决赛的2023-2023，并带有歌曲“ Lighthouse”。</text:p>
      <text:p text:style-name="P4">
据报道，她的表演象征着两个国家的“音乐合并”。</text:p>
      <text:p text:style-name="P4">
“今年，由于战争，乌克兰不能占领西方。 因此，获得第二名的英国已经接受了我们的权力。 这是第一次代表另一个国家接受同样的事情，而美丽的利物浦已经接受了我们的武器，所以谢谢您。” Sanina在舞台上说。</text:p>
      <text:p text:style-name="P4">
<draw:frame draw:style-name="fr1" draw:name="Image222" text:anchor-type="as-char" svg:width="6.9236in" svg:height="5.805727in" draw:z-index="0">
<draw:image xlink:href="../Images/yкринформ/2023-05-09T22-07-00-03-00/1683660920-901.jpg" xlink:type="simple" xlink:show="embed" xlink:actuate="onLoad" draw:mime-type="image/jpeg"/>
</draw:frame>
<text:span text:style-name="T4">
另请阅读：</text:span>
 <text:a xlink:type="simple" xlink:href="https://www.ukrinform.ua/rubric-culture/3707037-evrobacenna2023-tvorchi-zapustili-manifest-iz-zaklikom-prodovziti-pidtrimku-ukrainu.html" text:style-name="Internet_20_link" text:visited-style-name="Visited_20_Internet_20_Link">
<text:span text:style-name="T4">
 eurobacker </text:span>
</text:a>
值得注意的是，这是一个独特的欧洲电视网，因为它发生在英国，但代表乌克兰。</text:p>
      <text:p text:style-name="P4">
<draw:frame draw:style-name="fr1" draw:name="Image223" text:anchor-type="as-char" svg:width="6.9236in" svg:height="3.878498in" draw:z-index="0">
<draw:image xlink:href="../Images/yкринформ/2023-05-09T22-07-00-03-00/1683660920-419.jpg" xlink:type="simple" xlink:show="embed" xlink:actuate="onLoad" draw:mime-type="image/jpeg"/>
</draw:frame>
正如乌克林福姆报道的<text:a xlink:type="simple" xlink:href="https://www.ukrinform.ua/rubric-culture/3706972-u-liverpuli-startuvav-persij-pivfinal-evrobacenna-2023.html" text:style-name="Internet_20_link" text:visited-style-name="Visited_20_Internet_20_Link">
</text:a>
。</text:p>
      <text:p text:style-name="P4">
该节目在利物浦竞技场的舞台上举行，当时有15名表演者参加了今天的决赛比赛，乌克利福姆报道说，参考了2023年的Nayurovision Song Conts。</text:p>
      <text:p text:style-name="P4">
该节目的领导者：乌克兰歌手兼词曲作者尤利娅·萨纳纳(Yulia Sanina)，英国女演员兼歌手汉娜·韦丁(Hanna Vedding)，英国说唱歌手和舞者阿拉什迪克森(Aloshadixon)。</text:p>
      <text:p text:style-name="P4">
今天，在先前定义的图纸中，《 15个国家法》的代表。</text:p>
      <text:p text:style-name="P4">
演讲顺序：</text:p>
      <ul>
        <li>
挪威(亚历山德拉与国王之歌女王)<text:span text:style-name="T5">
马耳他(街头艺人，舞蹈(我们自己的聚会)</text:span>
塞尔维亚(卢克·布莱克，我只是睡觉)<text:span text:style-name="T5">
拉脱维亚(突然的灯光，aijā)</text:span>
 葡萄牙(模仿，人工智能)<text:span text:style-name="T5">
爱尔兰(野生青年，我们是一个)</text:span>
 克罗地亚(3航班，妈妈šk!)<text:span text:style-name="T5">
 瑞士(雷莫·福雷(Remo Forrer))</text:span>
 以色列(Noa Kirel，独角兽)<text:span text:style-name="T5">
 摩尔多瓦(Pasha Parfeni，太阳和月亮)</text:span>
瑞典(传说，纹身)<text:span text:style-name="T5">
阿塞拜疆(turalturanx，告诉我更多)</text:span>
 捷克共和国(维斯纳，我姐姐的王冠)<text:span text:style-name="T5">
 荷兰(Mia Nicolai和Dion Cooper，燃烧的日光)</text:span>
芬兰(包装纸，cha cha cha))比赛的第二个半决赛将于5月11日举行，将参加16名参与者，将选出10首歌曲。 总决赛将于5月13日举行。照片：BBC</li>
      </ul>
      <text:p text:style-name="P4">
News Source: <text:a xlink:type="simple" xlink:href="https://www.ukrinform.ua/rubric-culture/3707045-frontvumen-ukrainskogo-gurtu-the-hardkiss-ulia-sanina-vidkrila-persij-pivfinal-evrobacenna.html" text:style-name="Internet_20_link" text:visited-style-name="Visited_20_Internet_20_Link">
https://www.ukrinform.ua/rubric-culture/3707045-frontvumen-ukrainskogo-gurtu-the-hardkiss-ulia-sanina-vidkrila-persij-pivfinal-evrobacenna.html</text:a>
</text:p>
      <!--NEWS-->
      <text:h text:style-name="P10" text:outline-level="1">
<text:span text:style-name="T4">
乌克兰的新援助套餐是为五角大楼设计的</text:span>
</text:h>
      <text:p text:style-name="P4">
作者: Ukrinform (Person)</text:p>
      <text:p text:style-name="P4">
出版商: Укринформ (Organization)</text:p>
      <text:p text:style-name="P4">
出版时间: 2023-05-09T22:11:00+03:00</text:p>
      <text:p text:style-name="P4">
修改时间: 2023-05-09T22:11:00+03:00</text:p>
      <text:p text:style-name="P4">
描述: 周二，乌克兰的新军事援助计划价值12亿美元，为武装部队生产新武器或从合作伙伴国家接收新武器，从长远来看将满足乌克兰的防御需求。  - 乌克林。</text:p>
      <text:p text:style-name="P4">
图片: ["<text:a xlink:type="simple" xlink:href="https://static.ukrinform.com/photos/2023_04/thumb_files/630_360_1681170438-481.png" text:style-name="Internet_20_link" text:visited-style-name="Visited_20_Internet_20_Link">
630_360_16811...</text:a>
"]</text:p>
      <text:p text:style-name="P4">
标签: ['Пентагон', 'Зброя', 'Війна з росією']</text:p>
      <text:p text:style-name="P4">
类型: Article</text:p>
      <!--METADATA-->
      <text:p text:style-name="P4">
<draw:frame draw:style-name="fr1" draw:name="Image224" text:anchor-type="as-char" svg:width="6.9236in" svg:height="3.956343in" draw:z-index="0">
<draw:image xlink:href="../Images/yкринформ/2023-05-09T22-11-00-03-00/630_360_1681170438-481.png" xlink:type="simple" xlink:show="embed" xlink:actuate="onLoad" draw:mime-type="image/png"/>
</draw:frame>
周二宣布，乌克兰的新军事援助计划价值12亿美元，为武装部队提供了新武器，或者从合作伙伴国家接受了新武器，并将满足乌克兰对长期肇事者的防御需求。</text:p>
      <text:p text:style-name="P4">
国防部发言人帕特里克·赖德(Patrick Ryder)周二在周二举行的新闻发布会上指出，这是他自己的乌克林福音通讯员的报道。</text:p>
      <text:p text:style-name="P4">
他解释说，新包装是在倡议范围内分配的，以促进乌克兰的安全(后)，这使得可以从Chipartner制造商那里购买武器，而不是从美国国防部撤回可用股票。</text:p>
      <text:p text:style-name="P4">
<text:span text:style-name="T4">
另请阅读：</text:span>
 <text:a xlink:type="simple" xlink:href="https://www.ukrinform.ua/rubric-ato/3707040-zelenskij-lise-pitanna-casu-koli-mi-zmozemo-vidnoviti-spravedlivij-mir.html" text:style-name="Internet_20_link" text:visited-style-name="Visited_20_Internet_20_Link">
</text:a>
美国国防部说：“因此，此过程的下一步将是考虑为满足乌克兰的长期需求提供额外的可能性。”</text:p>
      <text:p text:style-name="P4">
正如乌克林福姆报道的那样，美国政府<text:a xlink:type="simple" xlink:href="https://www.ukrinform.ua/rubric-ato/3706891-ssa-vidilaut-ukraini-novij-paket-vijskovoi-dopomogi-na-sumu-12-milarda-pentagon.html" text:style-name="Internet_20_link" text:visited-style-name="Visited_20_Internet_20_Link">
</text:a>
特别是，为了模拟其防空并满足Vartilerian弹药的武装力量的需求。</text:p>
      <text:p text:style-name="P4">
该包装包括其他防空系统和弹药； 将西方起始设施，火箭和雷达与乌克兰防空系统集成的设备； 打击无人机的弹药； 155毫米口径炮兵； 商业卫星射击的服务； 支持，维护和支持乌克兰战士。</text:p>
      <text:p text:style-name="P4">
News Source: <text:a xlink:type="simple" xlink:href="https://www.ukrinform.ua/rubric-ato/3707041-novij-paket-dopomogi-ukraini-rozrahovanij-na-dovgostrokovu-perspektivu-pentagon.html" text:style-name="Internet_20_link" text:visited-style-name="Visited_20_Internet_20_Link">
https://www.ukrinform.ua/rubric-ato/3707041-novij-paket-dopomogi-ukraini-rozrahovanij-na-dovgostrokovu-perspektivu-pentagon.html</text:a>
</text:p>
      <!--NEWS-->
      <text:h text:style-name="P10" text:outline-level="1">
<text:span text:style-name="T4">
总统邀请欧洲学生加入乌克兰的重建</text:span>
</text:h>
      <text:p text:style-name="P4">
作者: Ukrinform (Person)</text:p>
      <text:p text:style-name="P4">
出版商: Укринформ (Organization)</text:p>
      <text:p text:style-name="P4">
出版时间: 2023-05-09T22:19:00+03:00</text:p>
      <text:p text:style-name="P4">
修改时间: 2023-05-09T22:19:00+03:00</text:p>
      <text:p text:style-name="P4">
描述: Volodymyr Zelensky邀请欧洲大学的学生加入乌克兰的战后重建。  - 乌克林。</text:p>
      <text:p text:style-name="P4">
图片: ["<text:a xlink:type="simple" xlink:href="https://static.ukrinform.com/photos/2023_03/thumb_files/630_360_1677947352-436.jpg" text:style-name="Internet_20_link" text:visited-style-name="Visited_20_Internet_20_Link">
630_360_16779...</text:a>
"]</text:p>
      <text:p text:style-name="P4">
标签: ['Україна', 'Студент', 'Зеленський', 'Відбудова']</text:p>
      <text:p text:style-name="P4">
类型: Article</text:p>
      <!--METADATA-->
      <text:p text:style-name="P4">
<draw:frame draw:style-name="fr1" draw:name="Image225" text:anchor-type="as-char" svg:width="6.9236in" svg:height="3.956343in" draw:z-index="0">
<draw:image xlink:href="../Images/yкринформ/2023-05-09T22-19-00-03-00/630_360_1677947352-436.jpg" xlink:type="simple" xlink:show="embed" xlink:actuate="onLoad" draw:mime-type="image/jpeg"/>
</draw:frame>
Volodymyrzelensky邀请欧洲大学的学生加入乌克兰的战后发展。</text:p>
      <text:p text:style-name="P4">
国家元首在与Euniwell Alliance欧洲大学进行沟通时说，乌克林福姆报告说<text:a xlink:type="simple" xlink:href="https://www.president.gov.ua/news/zahist-i-svoboda-ce-pryamij-rezultat-smilivosti-volodimir-ze-82793" text:style-name="Internet_20_link" text:visited-style-name="Visited_20_Internet_20_Link">
</text:a>
国家元首。</text:p>
      <text:p text:style-name="P4">
根据Zelensky的说法，战争结束后，乌克兰 - 未来的欧盟完整成员 - 将需要重建，因为许多城市和公众因敌对行动而得到解决。</text:p>
      <text:p text:style-name="P4">
总统说：“尽管这一切都需要帮助：在工作，发展中，对乌克兰的贡献。因此，我们邀请了充满活力的人，以他们的想法以及我们的知识向乌克兰恢复我们的国家的学生。”</text:p>
      <text:p text:style-name="P4">
他强调，战争应该以俄罗斯军队的撤离而告终，并入侵欧洲的冻结冲突。 据他说，乌克兰人一直在捍卫俄罗斯的欧洲价值观，因此乌克兰可以被视为民主世界。</text:p>
      <text:p text:style-name="P4">
<text:span text:style-name="T4">
另请阅读：</text:span>
 <text:a xlink:type="simple" xlink:href="https://www.ukrinform.ua/rubric-society/3707039-zelenskij-vistupiv-pered-studentami-alansu-evropejskih-universitetiv-euniwell.html" text:style-name="Internet_20_link" text:visited-style-name="Visited_20_Internet_20_Link">
<text:span text:style-name="T4">
学生</text:span>
</text:a>
“乌克兰是绝对的独裁和民主之间的隔离墙。因此，米普文的立场是为了使将来真正支持强大的塔扎扎扎苏扎祖。(https://www.ukrinform.ua/tag-zelenskij)。</text:p>
      <text:p text:style-name="P4">
总统强调，乌克兰人将在战场上应对。 同时，呼吁他们的社会和政治领导人在乌克兰的帮助和支持中呼吁团结。</text:p>
      <text:p text:style-name="P4">
国家元首说：“如果对俄罗斯的制裁是有力的，如果您转移武器，那是一种非解放，如果您帮助乌克兰保护信息领域，则是百分百。”</text:p>
      <text:p text:style-name="P4">
<text:span text:style-name="T4">
另请阅读：</text:span>
 <text:a xlink:type="simple" xlink:href="https://www.ukrinform.ua/rubric-ato/3707040-zelenskij-lise-pitanna-casu-koli-mi-zmozemo-vidnoviti-spravedlivij-mir.html" text:style-name="Internet_20_link" text:visited-style-name="Visited_20_Internet_20_Link">
<text:span text:style-name="T4">
 Zelensky </text:span>
</text:a>
国家元首祝贺欧洲当天在场的人，并邀请第二年在宁静的乌克兰庆祝这一天。</text:p>
      <text:p text:style-name="P4">
据报道，该活动是在尤尼韦尔联盟(Euniwell Alliance)内的塔拉斯·舍申科国立大学(Taras Shevchenko National University)的倡议上举行的，该大学汇集了欧洲的11所大学，其中3.37千名学生在那里学习。</text:p>
      <text:p text:style-name="P4">
_foto：op _</text:p>
      <text:p text:style-name="P4">
News Source: <text:a xlink:type="simple" xlink:href="https://www.ukrinform.ua/rubric-vidbudova/3707042-zelenskij-zaprosiv-evropejskih-studentiv-dolucitisa-do-vidbudovi-ukraini.html" text:style-name="Internet_20_link" text:visited-style-name="Visited_20_Internet_20_Link">
https://www.ukrinform.ua/rubric-vidbudova/3707042-zelenskij-zaprosiv-evropejskih-studentiv-dolucitisa-do-vidbudovi-ukraini.html</text:a>
</text:p>
      <!--NEWS-->
      <text:h text:style-name="P10" text:outline-level="1">
<text:span text:style-name="T4">
在马里波尔，俄罗斯联邦的军队摧毁了1100多栋房屋 - 市议会</text:span>
</text:h>
      <text:p text:style-name="P4">
作者: Ukrinform (Person)</text:p>
      <text:p text:style-name="P4">
出版商: Укринформ (Organization)</text:p>
      <text:p text:style-name="P4">
出版时间: 2023-05-09T22:25:00+03:00</text:p>
      <text:p text:style-name="P4">
修改时间: 2023-05-09T22:25:00+03:00</text:p>
      <text:p text:style-name="P4">
描述: 在被俘虏的野马中，自全面入侵俄罗斯军队以来，损坏了2208座房屋，其中50％被摧毁，近300座房屋已经拆除。 计划包括拆除另外700户房屋。  - 乌克林。</text:p>
      <text:p text:style-name="P4">
图片: ["<text:a xlink:type="simple" xlink:href="https://static.ukrinform.com/photos/2023_04/thumb_files/630_360_1680546247-363.jpg" text:style-name="Internet_20_link" text:visited-style-name="Visited_20_Internet_20_Link">
630_360_16805...</text:a>
"]</text:p>
      <text:p text:style-name="P4">
标签: ['Будинок', 'Маріуполь', 'Міськрада']</text:p>
      <text:p text:style-name="P4">
类型: Article</text:p>
      <!--METADATA-->
      <text:p text:style-name="P4">
<draw:frame draw:style-name="fr1" draw:name="Image226" text:anchor-type="as-char" svg:width="6.9236in" svg:height="3.956343in" draw:z-index="0">
<draw:image xlink:href="../Images/yкринформ/2023-05-09T22-25-00-03-00/630_360_1680546247-363.jpg" xlink:type="simple" xlink:show="embed" xlink:actuate="onLoad" draw:mime-type="image/jpeg"/>
</draw:frame>
自全面入侵俄罗斯军队以来，被囚禁的玛丽波尔损坏了2208座房屋，其中50％被摧毁，近300座房屋已经拆除。 计划将展示另外700户房屋。</text:p>
      <text:p text:style-name="P4">
正如乌克林福姆报道的那样，关于<text:a xlink:type="simple" xlink:href="https://t.me/mariupolrada/14076" text:style-name="Internet_20_link" text:visited-style-name="Visited_20_Internet_20_Link">
</text:a>
举报市议会参考市长瓦迪姆·博伊钦科(Vadim Boychenko)。</text:p>
      <text:p text:style-name="P4">
“从全面入侵开始，俄罗斯入侵者在玛丽奥波尔损坏了2208个建筑物。 其中，有50％被摧毁。 现在他们把它们戴出，留下了小屋和石头的乳房。 市长说：“已经拆除了将近300套房屋，并且仍计划拆除约700户房屋。”</text:p>
      <text:p text:style-name="P4">
<text:span text:style-name="T4">
另请阅读：</text:span>
 <text:a xlink:type="simple" xlink:href="https://www.ukrinform.ua/rubric-regions/3706878-u-mariupoli-vivisili-prapor-ukraini-na-zrujnovanij-rosianami-budivli-palacu-kulturi.html" text:style-name="Internet_20_link" text:visited-style-name="Visited_20_Internet_20_Link">
<text:span text:style-name="T4">
 mariupol </text:span>
</text:a>
市议会强调，今天拆除Umariupoli的房屋是隐藏罪行的一种方式，但似乎他们将是不可管理的，而对每个军事罪犯的惩罚将是惩罚。</text:p>
      <text:p text:style-name="P4">
据报道，俄罗斯的侵略造成了玛丽upol中最大的人道主义灾难之一。 由于敌意，该市几乎被摧毁了90％。 被损坏和破坏的住宅建筑，医院，学校，幼儿园。</text:p>
      <text:p text:style-name="P4">
目前，该市仍有100,000多名居民。 入侵者被迫接收俄罗斯护照，尤其是州雇员。</text:p>
      <text:p text:style-name="P4">
<text:span text:style-name="T4">
另请阅读：</text:span>
 <text:a xlink:type="simple" xlink:href="https://www.ukrinform.ua/rubric-ato/3706538-zagarbniki-pocali-mobilizaciu-budzetnikiv-u-mariupoli.html" text:style-name="Internet_20_link" text:visited-style-name="Visited_20_Internet_20_Link">
<text:span text:style-name="T4">
 mariupol </text:span>
</text:a>
入侵者将野马和周围定居点转变为俄罗斯军队的军事逻辑枢纽。</text:p>
      <text:p text:style-name="P4">
News Source: <text:a xlink:type="simple" xlink:href="https://www.ukrinform.ua/rubric-regions/3706980-u-mariupoli-armia-rf-znisila-ponad-1100-budinkiv-miskrada.html" text:style-name="Internet_20_link" text:visited-style-name="Visited_20_Internet_20_Link">
https://www.ukrinform.ua/rubric-regions/3706980-u-mariupoli-armia-rf-znisila-ponad-1100-budinkiv-miskrada.html</text:a>
</text:p>
      <!--NEWS-->
      <text:h text:style-name="P10" text:outline-level="1">
<text:span text:style-name="T4">
Zelensky感谢法国议会对瓦格纳PEC恐怖分子的认可</text:span>
</text:h>
      <text:p text:style-name="P4">
作者: Ukrinform (Person)</text:p>
      <text:p text:style-name="P4">
出版商: Укринформ (Organization)</text:p>
      <text:p text:style-name="P4">
出版时间: 2023-05-09T22:34:00+03:00</text:p>
      <text:p text:style-name="P4">
修改时间: 2023-05-09T22:34:00+03:00</text:p>
      <text:p text:style-name="P4">
描述: 法国议会承认恐怖分子的一家私人军事公司瓦格纳。  - 乌克林。</text:p>
      <text:p text:style-name="P4">
图片: ["<text:a xlink:type="simple" xlink:href="https://static.ukrinform.com/photos/2023_05/thumb_files/630_360_1683661262-371.jpeg" text:style-name="Internet_20_link" text:visited-style-name="Visited_20_Internet_20_Link">
630_360_16836...</text:a>
"]</text:p>
      <text:p text:style-name="P4">
标签: ['Франція', 'США', 'ПВК "Вагнера"', 'Зеленський']</text:p>
      <text:p text:style-name="P4">
类型: Article</text:p>
      <!--METADATA-->
      <text:p text:style-name="P4">
<draw:frame draw:style-name="fr1" draw:name="Image227" text:anchor-type="as-char" svg:width="6.9236in" svg:height="3.956343in" draw:z-index="0">
<draw:image xlink:href="../Images/yкринформ/2023-05-09T22-34-00-03-00/630_360_1683661262-371.jpeg" xlink:type="simple" xlink:show="embed" xlink:actuate="onLoad" draw:mime-type="image/jpeg"/>
</draw:frame>
议会franium认可了一家私人军事公司瓦格纳。</text:p>
      <text:p text:style-name="P4">
这是乌克兰Volodymyr Zelenskyy在[]期间的报道。(https://www.facebook.com/watch/?v=1615933842252359)在第440天结束时。</text:p>
      <text:p text:style-name="P4">
他还对法国议会的这一决定表示感谢，以表彰恐怖分子“俄罗斯伪装团体“瓦格纳”。</text:p>
      <text:p text:style-name="P4">
<text:span text:style-name="T4">
另请阅读：</text:span>
 <text:a xlink:type="simple" xlink:href="https://www.ukrinform.ua/rubric-ato/3707040-zelenskij-lise-pitanna-casu-koli-mi-zmozemo-vidnoviti-spravedlivij-mir.html" text:style-name="Internet_20_link" text:visited-style-name="Visited_20_Internet_20_Link">
<text:span text:style-name="T4">
 Zelensky </text:span>
</text:a>
他强调说：“这是必须得到世界的批准 - 恐怖主义的每种表现都应出版，每个恐怖分子都被定罪。”</text:p>
      <text:p text:style-name="P4">
他还感谢美国的新防御计划。</text:p>
      <text:p text:style-name="P4">
“合作伙伴的下一个好消息。从公开场合可以说的话：美国的埃琳娜防御计划。总数为10亿亿美元。炮兵，防御火箭和恐怖分子无人机的防御，其他事情可以遏制我们的捍卫者和捍卫者。拜登，国会是一种政党的方式 - 和每个美国家庭寻求不变的支持和ZA-美国部队，赋予我们力量。”他说。</text:p>
      <text:p text:style-name="P4">
<text:span text:style-name="T4">
另请阅读：</text:span>
 <text:a xlink:type="simple" xlink:href="https://www.ukrinform.ua/rubric-ato/3706891-ssa-vidilaut-ukraini-novij-paket-vijskovoi-dopomogi-na-sumu-12-milarda-pentagon.html" text:style-name="Internet_20_link" text:visited-style-name="Visited_20_Internet_20_Link">
<text:span text:style-name="T4">
软件包</text:span>
</text:a>
同时，Zelensky指出，与其他合作伙伴的谈判与其他防守方案将为武装部队提供新的机会。</text:p>
      <text:p text:style-name="P4">
根据乌克林福姆的说法，在与欧盟委员会主管Ursula von der Lyen的联合简报中，Zelensky表示，欧盟将为炮兵提供一百万美元的炮弹。</text:p>
      <text:p text:style-name="P4">
照片：作品</text:p>
      <text:p text:style-name="P4">
News Source: <text:a xlink:type="simple" xlink:href="https://www.ukrinform.ua/rubric-ato/3707046-zelenskij-podakuvav-parlamentu-francii-za-viznanna-pvk-vagner-teroristami.html" text:style-name="Internet_20_link" text:visited-style-name="Visited_20_Internet_20_Link">
https://www.ukrinform.ua/rubric-ato/3707046-zelenskij-podakuvav-parlamentu-francii-za-viznanna-pvk-vagner-teroristami.html</text:a>
</text:p>
      <!--NEWS-->
      <text:h text:style-name="P10" text:outline-level="1">
<text:span text:style-name="T4">
Yastremskaya将与俄罗斯人一起在罗马锦标赛的基础上玩</text:span>
</text:h>
      <text:p text:style-name="P4">
作者: Ukrinform (Person)</text:p>
      <text:p text:style-name="P4">
出版商: Укринформ (Organization)</text:p>
      <text:p text:style-name="P4">
出版时间: 2023-05-09T22:44:00+03:00</text:p>
      <text:p text:style-name="P4">
修改时间: 2023-05-09T22:44:00+03:00</text:p>
      <text:p text:style-name="P4">
描述: 成功获得资格之后，乌克兰网球运动员获得了第一位对手。  - 乌克林。</text:p>
      <text:p text:style-name="P4">
图片: ["<text:a xlink:type="simple" xlink:href="https://static.ukrinform.com/photos/2023_05/thumb_files/630_360_1683661412-772.jpg" text:style-name="Internet_20_link" text:visited-style-name="Visited_20_Internet_20_Link">
630_360_16836...</text:a>
"]</text:p>
      <text:p text:style-name="P4">
标签: ['Теніс', 'Даяна Ястремська']</text:p>
      <text:p text:style-name="P4">
类型: Article</text:p>
      <!--METADATA-->
      <text:p text:style-name="P4">
<draw:frame draw:style-name="fr1" draw:name="Image228" text:anchor-type="as-char" svg:width="6.9236in" svg:height="3.956343in" draw:z-index="0">
<draw:image xlink:href="../Images/yкринформ/2023-05-09T22-44-00-03-00/630_360_1683661412-772.jpg" xlink:type="simple" xlink:show="embed" xlink:actuate="onLoad" draw:mime-type="image/jpeg"/>
</draw:frame>
成功获得资格后，乌克兰人获得了第一个竞争对手。</text:p>
      <text:p text:style-name="P4">
在罗马Dayanastremskaya的WTA 1000系列土壤锦标赛的主要网格的第一轮中(WTA 158)将与安娜·卡林斯克(Anna Kalinsk)的俄罗斯人对抗(WTA 57), <text:a xlink:type="simple" xlink:href="https://btu.org.ua/ua/news/ukrainskiy-tennis/44926-rim-yastremska-zigraye-proti-nejtralnoyi-tenisistki-v-pershomu-koli-osnovnoyi-sitki.html" text:style-name="Internet_20_link" text:visited-style-name="Visited_20_Internet_20_Link">
</text:a>
BTU，乌克林福姆报道。</text:p>
      <text:p text:style-name="P4">
比赛将于明天，5月10日，是在比赛#1的最后一次发布会。</text:p>
      <text:p text:style-name="P4">
网球运动员曾经互相比赛四次，并赢得了两场胜利。2016  -  2017年在地面上进行了三场比赛，两次强。</text:p>
      <text:p text:style-name="P4">
<text:span text:style-name="T4">
另请阅读：</text:span>
 <text:a xlink:type="simple" xlink:href="https://www.ukrinform.ua/rubric-sports/3706978-astremska-vigrala-final-kvalifikacii-i-vistupit-na-turniri-wta-v-rimi.html" text:style-name="Internet_20_link" text:visited-style-name="Visited_20_Internet_20_Link">
<text:span text:style-name="T4">
 yastremskaya </text:span>
</text:a>
据乌克林福姆报道，罗马的Yastremskaya成功克服了资格，击败了Leolia Jeanjan和Rebecca Masarov。</text:p>
      <text:p text:style-name="P4">
照片：btu.org.ua</text:p>
      <text:p text:style-name="P4">
News Source: <text:a xlink:type="simple" xlink:href="https://www.ukrinform.ua/rubric-sports/3707047-astremska-zigrae-z-rosiankou-v-osnovi-turniru-u-rimi.html" text:style-name="Internet_20_link" text:visited-style-name="Visited_20_Internet_20_Link">
https://www.ukrinform.ua/rubric-sports/3707047-astremska-zigrae-z-rosiankou-v-osnovi-turniru-u-rimi.html</text:a>
</text:p>
      <!--NEWS-->
      <text:h text:style-name="P10" text:outline-level="1">
<text:span text:style-name="T4">
联邦调查局已处理俄罗斯FSB使用的蛇态计划</text:span>
</text:h>
      <text:p text:style-name="P4">
作者: Ukrinform (Person)</text:p>
      <text:p text:style-name="P4">
出版商: Укринформ (Organization)</text:p>
      <text:p text:style-name="P4">
出版时间: 2023-05-09T22:45:00+03:00</text:p>
      <text:p text:style-name="P4">
修改时间: 2023-05-09T22:45:00+03:00</text:p>
      <text:p text:style-name="P4">
描述: 美国联邦调查局（FBI）发现并中和一套有害计划，称为俄罗斯联邦联邦安全局（FSB）中使用的“蛇”。  - 乌克林。</text:p>
      <text:p text:style-name="P4">
图片: ["<text:a xlink:type="simple" xlink:href="https://static.ukrinform.com/photos/2022_11/thumb_files/630_360_1669824895-205.jpg" text:style-name="Internet_20_link" text:visited-style-name="Visited_20_Internet_20_Link">
630_360_16698...</text:a>
"]</text:p>
      <text:p text:style-name="P4">
标签: ['ФБР', 'фсб рф', 'Хакери']</text:p>
      <text:p text:style-name="P4">
类型: Article</text:p>
      <!--METADATA-->
      <text:p text:style-name="P4">
<draw:frame draw:style-name="fr1" draw:name="Image229" text:anchor-type="as-char" svg:width="6.9236in" svg:height="3.956343in" draw:z-index="0">
<draw:image xlink:href="../Images/yкринформ/2023-05-09T22-45-00-03-00/630_360_1669824895-205.jpg" xlink:type="simple" xlink:show="embed" xlink:actuate="onLoad" draw:mime-type="image/jpeg"/>
</draw:frame>
联邦调查局(联邦调查局)美国已经发现并中和一个包裹(FSB)俄罗斯联邦。</text:p>
      <text:p text:style-name="P4">
关于它报告<text:a xlink:type="simple" xlink:href="https://www.justice.gov/opa/pr/justice-department-announces-court-authorized-disruption-snake-malware-network-controlled" text:style-name="Internet_20_link" text:visited-style-name="Visited_20_Internet_20_Link">
</text:a>
，报道乌克林福姆。</text:p>
      <text:p text:style-name="P4">
关于“ Medusa”代码名称下的操作已经完成，违反了由称为“ Snake”的复杂有害程序损害的全局单个计算机网络， - 消息读取。</text:p>
      <text:p text:style-name="P4">
<text:span text:style-name="T4">
另请阅读：</text:span>
 <text:a xlink:type="simple" xlink:href="https://www.ukrinform.ua/rubric-ato/3700816-fbr-spivpracue-z-amerikanskimi-kompaniami-dla-zboru-dokaziv-voennih-zlociniv-v-ukraini.html" text:style-name="Internet_20_link" text:visited-style-name="Visited_20_Internet_20_Link">
<text:span text:style-name="T4">
 fbi </text:span>
</text:a>
值得注意的是，美国政府的作者“蛇”是俄罗斯16个联邦安全局中心的中心的雇员。</text:p>
      <text:p text:style-name="P4">
该部门说：“在将近20年的时间里，该单元一直使用有害软件的“蛇”的版本来盗窃数百个计算机系统的机密文档，至少在北约的50个国家 /地区。”</text:p>
      <text:p text:style-name="P4">
它涉及北约政府，记者和其他对俄罗斯感兴趣的对象的数据。</text:p>
      <text:p text:style-name="P4">
<text:span text:style-name="T4">
另请阅读：</text:span>
 <text:a xlink:type="simple" xlink:href="https://www.ukrinform.ua/rubric-economy/3703589-ukrainski-pravoohoronci-ta-fbr-likviduvali-devat-servisiv-obminu-kriptovaluti.html" text:style-name="Internet_20_link" text:visited-style-name="Visited_20_Internet_20_Link">
<text:span text:style-name="T4">
 fbi </text:span>
</text:a>
联邦调查局的纽约分支机构，联邦调查局网络组建，纽约东区的美国检察官办公室以及国家安全管理的Contelliation and Offort Controls部门被摧毁。</text:p>
      <text:p text:style-name="P4">
根据乌克林福姆的说法，俄罗斯黑客已经削弱了法国七人的遗址。</text:p>
      <text:p text:style-name="P4">
照片：Shutterstock/军国主义者</text:p>
      <text:p text:style-name="P4">
News Source: <text:a xlink:type="simple" xlink:href="https://www.ukrinform.ua/rubric-world/3707049-fbr-zneskodila-merezu-skidlivih-program-snake-aki-vikoristovue-rosijska-fsb.html" text:style-name="Internet_20_link" text:visited-style-name="Visited_20_Internet_20_Link">
https://www.ukrinform.ua/rubric-world/3707049-fbr-zneskodila-merezu-skidlivih-program-snake-aki-vikoristovue-rosijska-fsb.html</text:a>
</text:p>
      <!--NEWS-->
      <text:h text:style-name="P10" text:outline-level="1">
<text:span text:style-name="T4">
与欧盟的出口纠纷将在当前合同基础内解决 - 总统</text:span>
</text:h>
      <text:p text:style-name="P4">
作者: Ukrinform (Person)</text:p>
      <text:p text:style-name="P4">
出版商: Укринформ (Organization)</text:p>
      <text:p text:style-name="P4">
出版时间: 2023-05-09T22:52:00+03:00</text:p>
      <text:p text:style-name="P4">
修改时间: 2023-05-09T22:52:00+03:00</text:p>
      <text:p text:style-name="P4">
描述: 乌克兰沃罗迪米尔·泽伦斯基（Volodymyr Zelensky）总裁兼欧盟委员会主管Ursula von der Liaan讨论了乌克兰与许多欧盟国家之间的出口纠纷。  - 乌克林。</text:p>
      <text:p text:style-name="P4">
图片: ["<text:a xlink:type="simple" xlink:href="https://static.ukrinform.com/photos/2023_05/thumb_files/630_360_1683632260-653.jpg" text:style-name="Internet_20_link" text:visited-style-name="Visited_20_Internet_20_Link">
630_360_16836...</text:a>
"]</text:p>
      <text:p text:style-name="P4">
标签: ['Економіка', 'Експорт', 'Євросоюз', 'Торгівля', 'Зеленський', 'Фон дер Ляєн']</text:p>
      <text:p text:style-name="P4">
类型: Article</text:p>
      <!--METADATA-->
      <text:p text:style-name="P4">
<draw:frame draw:style-name="fr1" draw:name="Image230" text:anchor-type="as-char" svg:width="6.9236in" svg:height="3.956343in" draw:z-index="0">
<draw:image xlink:href="../Images/yкринформ/2023-05-09T22-52-00-03-00/630_360_1683632260-653.jpg" xlink:type="simple" xlink:show="embed" xlink:actuate="onLoad" draw:mime-type="image/jpeg"/>
</draw:frame>
乌克兰沃罗迪米尔·泽伦斯基(Volodymyr Zelensky)总裁兼欧盟委员会主管Ursula Fon Derlyan讨论了乌克兰与许多欧盟国家之间的出口纠纷。</text:p>
      <text:p text:style-name="P4">
这是由沃迪米尔·Zelenskyy(Volodymyr Zelenskyy)报告的<text:a xlink:type="simple" xlink:href="https://www.youtube.com/watch" text:style-name="Internet_20_link" text:visited-style-name="Visited_20_Internet_20_Link">
</text:a>
在战争的第440天结束时。</text:p>
      <text:p text:style-name="P4">
“访问欧洲委员会主席夫人厄休拉·冯·德·莱恩(Ursula von der Lyen)今天是什叶派的，非常有生产力……当然，我们与欧盟的邻居讨论了ixport纠纷。我们必须清楚地克服它在美国总统之间复制。</text:p>
      <text:p text:style-name="P4">
<text:span text:style-name="T5">
viso：<text:a xlink:type="simple" xlink:href="https://t.me/OP_UA/9464" text:style-name="Internet_20_link" text:visited-style-name="Visited_20_Internet_20_Link">
</text:a>
</text:span>
</text:p>
      <text:p text:style-name="P4">
Zelensky指出，各方还提出了制裁压力人的问题，准备第11套餐<text:a xlink:type="simple" xlink:href="https://www.ukrinform.ua/tag-sankcii" text:style-name="Internet_20_link" text:visited-style-name="Visited_20_Internet_20_Link">
</text:a>
apostrf。 同时，乌克兰涵盖了其在战场上的成就，并从国防领域的合作伙伴表达了其成就。 会议期间，乌克兰对欧洲一体化的政治前景也完成了。</text:p>
      <text:p text:style-name="P4">
<text:span text:style-name="T4">
另请阅读：</text:span>
 <text:a xlink:type="simple" xlink:href="https://www.ukrinform.ua/rubric-economy/3706889-smigal-obgovoriv-z-fon-der-laen-eksport-ukrainskoi-agroprodukcii-do-es.html" text:style-name="Internet_20_link" text:visited-style-name="Visited_20_Internet_20_Link">
<text:span text:style-name="T4">
导出</text:span>
</text:a>
国家元首感谢欧洲委员会主管，并在成立俄罗斯对面俄罗斯侵略罪的法庭时，对整个会议的参与表示感谢。</text:p>
      <text:p text:style-name="P4">
总统总结说：“总共有37位会议的参与者 - 各州和国际机构。向参与者呼吁，敦促在侵略者的全部责任中不停地搬家。”</text:p>
      <text:p text:style-name="P4">
正如乌克林福姆报道的那样，乌克兰预计，欧洲联盟将在不久的将来批准第11次制裁套餐，俄罗斯联合会包含违反恐怖分子核工业的处理。</text:p>
      <text:p text:style-name="P4">
News Source: <text:a xlink:type="simple" xlink:href="https://www.ukrinform.ua/rubric-economy/3707048-eksportna-superecka-z-es-virisitsa-u-mezah-cinnoi-dogovirnoi-bazi-prezident.html" text:style-name="Internet_20_link" text:visited-style-name="Visited_20_Internet_20_Link">
https://www.ukrinform.ua/rubric-economy/3707048-eksportna-superecka-z-es-virisitsa-u-mezah-cinnoi-dogovirnoi-bazi-prezident.html</text:a>
</text:p>
      <!--NEWS-->
      <text:h text:style-name="P10" text:outline-level="1">
<text:span text:style-name="T4">
顿涅茨克的国防军摧毁了俄罗斯人的RB</text:span>
</text:h>
      <text:p text:style-name="P4">
作者: Ukrinform (Person)</text:p>
      <text:p text:style-name="P4">
出版商: Укринформ (Organization)</text:p>
      <text:p text:style-name="P4">
出版时间: 2023-05-09T23:00:39+03:00</text:p>
      <text:p text:style-name="P4">
修改时间: 2023-05-09T23:00:39+03:00</text:p>
      <text:p text:style-name="P4">
描述: 在顿涅茨克地区，乌克兰的捍卫者在空中情报的帮助下摧毁了俄罗斯军队的电子斗争的补救措施。  - 乌克林。</text:p>
      <text:p text:style-name="P4">
图片: ["<text:a xlink:type="simple" xlink:href="https://static.ukrinform.com/photos/2023_05/thumb_files/630_360_1683662375-929.jpg" text:style-name="Internet_20_link" text:visited-style-name="Visited_20_Internet_20_Link">
630_360_16836...</text:a>
"]</text:p>
      <text:p text:style-name="P4">
标签: ['Прикордонники', 'Війна з росією']</text:p>
      <text:p text:style-name="P4">
类型: Article</text:p>
      <!--METADATA-->
      <text:p text:style-name="P4">
<draw:frame draw:style-name="fr1" draw:name="Image231" text:anchor-type="as-char" svg:width="6.9236in" svg:height="3.956343in" draw:z-index="0">
<draw:image xlink:href="../Images/yкринформ/2023-05-09T23-00-39-03-00/630_360_1683662375-929.jpg" xlink:type="simple" xlink:show="embed" xlink:actuate="onLoad" draw:mime-type="image/jpeg"/>
</draw:frame>
在乌丹特地区，乌克兰的捍卫者在空中情报的帮助下摧毁了俄罗斯军队的放射性斗争手段。</text:p>
      <text:p text:style-name="P4">
正如乌克林福姆报道的那样，这已经报道了<text:a xlink:type="simple" xlink:href="https://dpsu.gov.ua/ua/news/%20video%20-na-donechchini-prikordonniki-dopomogli-znishchiti-vorozhiy-zasib-reb/" text:style-name="Internet_20_link" text:visited-style-name="Visited_20_Internet_20_Link">
</text:a>
通过发布适当的视频。</text:p>
      <text:p text:style-name="P4">
边境警卫在无人机的帮助下找到了位置，工具的位置和敌方步兵的运动，然后传输了乌克兰在线武装部队旅馆之一的炮兵部队的坐标。</text:p>
      <text:p text:style-name="P4">
<text:span text:style-name="T4">
另请阅读：</text:span>
 <text:a xlink:type="simple" xlink:href="https://www.ukrinform.ua/rubric-ato/3707003-na-tavrijskomu-napramku-rosiani-22-razi-bezrezultatno-atakuvali-pozicii-zsu.html" text:style-name="Internet_20_link" text:visited-style-name="Visited_20_Internet_20_Link">
</text:a>
由于DPSU战斗机的调整下的大火，消除了Khitudes。</text:p>
      <text:p text:style-name="P4">
据乌克林福姆(Ukrinform)报道，截至5月9日，在全面的战争中，俄罗斯在战争中损失了超过1.9.5亿个军事单位。</text:p>
      <text:p text:style-name="P4">
照片说明性</text:p>
      <text:p text:style-name="P4">
News Source: <text:a xlink:type="simple" xlink:href="https://www.ukrinform.ua/rubric-ato/3707051-sili-oboroni-na-doneccini-znisili-reb-rosian.html" text:style-name="Internet_20_link" text:visited-style-name="Visited_20_Internet_20_Link">
https://www.ukrinform.ua/rubric-ato/3707051-sili-oboroni-na-doneccini-znisili-reb-rosian.html</text:a>
</text:p>
      <!--NEWS-->
      <text:h text:style-name="P10" text:outline-level="1">
<text:span text:style-name="T4">
Zelensky：在5月8日不击败纳粹主义的情况下，将不是欧洲日</text:span>
</text:h>
      <text:p text:style-name="P4">
作者: Ukrinform (Person)</text:p>
      <text:p text:style-name="P4">
出版商: Укринформ (Organization)</text:p>
      <text:p text:style-name="P4">
出版时间: 2023-05-09T23:06:00+03:00</text:p>
      <text:p text:style-name="P4">
修改时间: 2023-05-09T23:06:00+03:00</text:p>
      <text:p text:style-name="P4">
描述: 从现在开始，乌克兰已经建立了一系列诚实的历史事件：如果没有在5月8日击败纳粹主义的情况下，将在5月9日没有欧洲的日子。  - 乌克林。</text:p>
      <text:p text:style-name="P4">
图片: ["<text:a xlink:type="simple" xlink:href="https://static.ukrinform.com/photos/2023_04/thumb_files/630_360_1680700465-123.jpg" text:style-name="Internet_20_link" text:visited-style-name="Visited_20_Internet_20_Link">
630_360_16807...</text:a>
"]</text:p>
      <text:p text:style-name="P4">
标签: ['Друга світова', 'Україна', 'День Європи ', 'Зеленський', 'Війна з росією']</text:p>
      <text:p text:style-name="P4">
类型: Article</text:p>
      <!--METADATA-->
      <text:p text:style-name="P4">
<draw:frame draw:style-name="fr1" draw:name="Image232" text:anchor-type="as-char" svg:width="6.9236in" svg:height="3.956343in" draw:z-index="0">
<draw:image xlink:href="../Images/yкринформ/2023-05-09T23-06-00-03-00/630_360_1680700465-123.jpg" xlink:type="simple" xlink:show="embed" xlink:actuate="onLoad" draw:mime-type="image/jpeg"/>
</draw:frame>
从现在开始，乌克兰已经建立了一系列诚实的历史事件：5月8日，欧洲的纳粹主义将没有一天。</text:p>
      <text:p text:style-name="P4">
在[]期间，Volodymyr Zelenskyy强调了这一点(https://www.youtube.com/watch?v=mMMiJq9AxmA)在战争的第440天结束时。</text:p>
      <text:p text:style-name="P4">
“昨天，5月8日，欧洲和世界上提到了关于投降纳粹主义的共同胜利。我们将不会拥有如此统一的欧洲 - 欧洲，没有侵略性和报仇，欧洲，欧洲尊重不同的文化，克服了仅在欧洲总统说：“法律飞机为我们大陆的一种多种多样而感到自豪。”</text:p>
      <text:p text:style-name="P4">
据他说，越来越多的人会知道诚实的历史，并看到20世纪和21世纪的共同侵略，他们将更加欣赏顺序。</text:p>
      <text:p text:style-name="P4">
“在第二次世界大战中，纪念与纳粹主义的胜利日，立即在游泳中 -  <text:a xlink:type="simple" xlink:href="https://www.ukrinform.ua/tag-den-evropi" text:style-name="Internet_20_link" text:visited-style-name="Visited_20_Internet_20_Link">
</text:a>
，欧洲是一个实现的奇迹大陆。 这只是时间问题，我们可以为乌克兰恢复欧洲的欧洲地区和平，”  - 说。</text:p>
      <text:p text:style-name="P4">
<text:span text:style-name="T4">
另请阅读：</text:span>
 <text:a xlink:type="simple" xlink:href="https://www.ukrinform.ua/rubric-world/3707015-den-evropi-osoblivij-ukrainskij.html" text:style-name="Internet_20_link" text:visited-style-name="Visited_20_Internet_20_Link">
<text:span text:style-name="T4">
天</text:span>
 <text:span text:style-name="T4">
 </text:span>
欧洲**</text:a>
国家元首强调，目前的侵略者的丧失是时间问题，俄罗斯的报仇将被我们的士兵的勇气和自由世界的共同力量所压制。 总统还感谢尤其是胜利的士兵，特别是向反映俄罗斯从天上发动袭击的空军战斗机。</text:p>
      <text:p text:style-name="P4">
据乌克林福姆报道，Volodymyr Zelenskyy签署了第266/2023号法令，这是5月9日<text:a xlink:type="simple" xlink:href="http://www.ukrinform.ua/rubric-society/3706138-ukraina-soricno-9-travna-vidznacatime-den-evropi-ukaz-prezidenta.html" text:style-name="Internet_20_link" text:visited-style-name="Visited_20_Internet_20_Link">
</text:a>
。 早些时候，这一天在5月的第三个星期六庆祝。</text:p>
      <text:p text:style-name="P4">
总统也<text:a xlink:type="simple" xlink:href="http://www.ukrinform.ua/rubric-polytics/3706137-zelenskij-proponue-vidznacati-den-pamati-ta-peremogi-nad-nacizmom-8-travna.html" text:style-name="Internet_20_link" text:visited-style-name="Visited_20_Internet_20_Link">
</text:a>
纪念法案和击败世界大战的纳粹主义。</text:p>
      <text:p text:style-name="P4">
_foto：op _</text:p>
      <text:p text:style-name="P4">
News Source: <text:a xlink:type="simple" xlink:href="https://www.ukrinform.ua/rubric-ato/3707052-zelenskij-bez-peremogi-nad-nacizmom-8-travna-ne-bulo-b-dna-evropi.html" text:style-name="Internet_20_link" text:visited-style-name="Visited_20_Internet_20_Link">
https://www.ukrinform.ua/rubric-ato/3707052-zelenskij-bez-peremogi-nad-nacizmom-8-travna-ne-bulo-b-dna-evropi.html</text:a>
</text:p>
      <!--NEWS-->
      <text:h text:style-name="P10" text:outline-level="1">
<text:span text:style-name="T4">
ODESA-雷尼的曲目将在本周末结束时变得复杂</text:span>
</text:h>
      <text:p text:style-name="P4">
作者: Ukrinform (Person)</text:p>
      <text:p text:style-name="P4">
出版商: Укринформ (Organization)</text:p>
      <text:p text:style-name="P4">
出版时间: 2023-05-09T23:09:43+03:00</text:p>
      <text:p text:style-name="P4">
修改时间: 2023-05-09T23:09:43+03:00</text:p>
      <text:p text:style-name="P4">
描述: 乌克兰国家边境部门警告说，控制哨所“ Lighthouse”领域的道路“ ODESA -RENI”的并发症与维修工作有关，该工作将持续到5月14日。  - 乌克林。</text:p>
      <text:p text:style-name="P4">
图片: ["<text:a xlink:type="simple" xlink:href="https://static.ukrinform.com/photos/2017_08/thumb_files/630_360_1503496321-2944.jpg" text:style-name="Internet_20_link" text:visited-style-name="Visited_20_Internet_20_Link">
630_360_15034...</text:a>
"]</text:p>
      <text:p text:style-name="P4">
标签: ['Одеса', 'Прикордонники']</text:p>
      <text:p text:style-name="P4">
类型: Article</text:p>
      <!--METADATA-->
      <text:p text:style-name="P4">
<draw:frame draw:style-name="fr1" draw:name="Image233" text:anchor-type="as-char" svg:width="6.9236in" svg:height="3.956343in" draw:z-index="0">
<draw:image xlink:href="../Images/yкринформ/2023-05-09T23-09-43-03-00/630_360_1503496321-2944.jpg" xlink:type="simple" xlink:show="embed" xlink:actuate="onLoad" draw:mime-type="image/jpeg"/>
</draw:frame>
乌克兰国家边境部门警告说，控制哨所“灯塔”区域“ Odesa -Reni”运动的并发症与将持续到5月14日的维修工作有关。</text:p>
      <text:p text:style-name="P4">
正如乌克林福姆报道的那样，SPSU在[]中报道了(https://t.me/DPSUkr/11118).</text:p>
      <text:p text:style-name="P4">
"До уваги водіїв!З 08:30 10 травня по 18:00 14 травня на автомобільній дорозі"Одеса – Рені" в районі контрольного посту "Маяки" здійснюватимуться ремонтніроботи. Рух даною ділянкою буде ускладнено", – ідеться в повідомленні.</text:p>
      <text:p text:style-name="P4">
<text:span text:style-name="T4">
Читайте також:</text:span>
 <text:a xlink:type="simple" xlink:href="https://www.ukrinform.ua/rubric-kyiv/3706725-u-stolici-na-vulici-volodimirskij-cerez-remont-castkovo-obmezili-ruh.html" text:style-name="Internet_20_link" text:visited-style-name="Visited_20_Internet_20_Link">
 <text:span text:style-name="T4">
ремонт</text:span>
 </text:a>
根据初步数据，车辆的通过将通过可逆的流量进行。</text:p>
      <text:p text:style-name="P4">
正如乌克林福姆报道的<text:a xlink:type="simple" xlink:href="https://www.ukrinform.ua/rubric-economy/3705022-u-punkti-propusku-agodindorogusk-obmezili-ruh-vantazivok-do-3-cervna.html" text:style-name="Internet_20_link" text:visited-style-name="Visited_20_Internet_20_Link">
</text:a>
通过抗议波兰承运人。</text:p>
      <text:p text:style-name="P4">
示例性，odesa-reni路线</text:p>
      <text:p text:style-name="P4">
News Source: <text:a xlink:type="simple" xlink:href="https://www.ukrinform.ua/rubric-regions/3707054-ruhu-trasou-odesa-reni-bude-uskladnenij-do-kinca-tizna.html" text:style-name="Internet_20_link" text:visited-style-name="Visited_20_Internet_20_Link">
https://www.ukrinform.ua/rubric-regions/3707054-ruhu-trasou-odesa-reni-bude-uskladnenij-do-kinca-tizna.html</text:a>
</text:p>
      <!--NEWS-->
      <text:h text:style-name="P10" text:outline-level="1">
<text:span text:style-name="T4">
为俄罗斯联邦建立特殊阈值的联盟敦促世界支持乌克兰和平公式</text:span>
</text:h>
      <text:p text:style-name="P4">
作者: Ukrinform (Person)</text:p>
      <text:p text:style-name="P4">
出版商: Укринформ (Organization)</text:p>
      <text:p text:style-name="P4">
出版时间: 2023-05-09T23:28:00+03:00</text:p>
      <text:p text:style-name="P4">
修改时间: 2023-05-09T23:28:00+03:00</text:p>
      <text:p text:style-name="P4">
描述: 为俄罗斯建立特别法庭的参与者呼吁国际社会支持在俄罗斯联邦对乌克兰侵略的适当司法机制的应用。  - 乌克林。</text:p>
      <text:p text:style-name="P4">
图片: ["<text:a xlink:type="simple" xlink:href="https://static.ukrinform.com/photos/2018_07/thumb_files/630_360_1531734661-9587.jpg" text:style-name="Internet_20_link" text:visited-style-name="Visited_20_Internet_20_Link">
630_360_15317...</text:a>
"]</text:p>
      <text:p text:style-name="P4">
标签: ['Трибунал', 'Україна', 'Воєнні злочини', 'Війна з росією', 'Формула миру']</text:p>
      <text:p text:style-name="P4">
类型: Article</text:p>
      <!--METADATA-->
      <text:p text:style-name="P4">
<draw:frame draw:style-name="fr1" draw:name="Image234" text:anchor-type="as-char" svg:width="6.9236in" svg:height="3.956343in" draw:z-index="0">
<draw:image xlink:href="../Images/yкринформ/2023-05-09T23-28-00-03-00/630_360_1531734661-9587.jpg" xlink:type="simple" xlink:show="embed" xlink:actuate="onLoad" draw:mime-type="image/jpeg"/>
</draw:frame>
成立俄罗斯特别法庭的参与者呼吁国际法支持适当的司法机制在俄罗斯攻击联合会针对乌克兰的联合会中。</text:p>
      <text:p text:style-name="P4">
这在[]的联盟参与者的联合声明中指出了这一点。(http://www.president.gov.ua/news/spilna-zayava-stosovno-zusil-zi-stvorennya-tribunalu-shodo-z-82785)，报道乌克林福姆。</text:p>
      <text:p text:style-name="P4">
“我们确认，负责犯下反乌克兰侵略罪的人不应保持不受惩罚，我们敦促国际社会考虑适当的行动，特别是通过建立适当的司法机制来确保对犯罪的有效责任来考虑适当的行动。</text:p>
      <text:p text:style-name="P4">
有人强调，欧洲和世界的安全是相互联系的，只有在完全观察国际法的情况下，只有在国际法中观察到的一部分，这是联合国国家的领土完整性和政治独立性。</text:p>
      <text:p text:style-name="P4">
联盟参与者对乌克兰的勇气和耐力表示深切的尊重，乌克兰已成为所有欧洲国家储存世界国家的强大盾牌。</text:p>
      <text:p text:style-name="P4">
<text:span text:style-name="T4">
另请阅读：</text:span>
 <text:a xlink:type="simple" xlink:href="https://www.ukrinform.ua/rubric-polytics/3706961-zelenskij-zvernuvsa-do-ucasnikiv-samitu-koalicii-zi-stvorenna-spectribunalu-dla-rosii.html" text:style-name="Internet_20_link" text:visited-style-name="Visited_20_Internet_20_Link">
<text:span text:style-name="T4">
特别法庭</text:span>
</text:a>
“乌克兰不仅要为未来，而且还要支付高昂的价格，而且还要为其他人的安全。我们确认我们对乌克兰人民的坚定支持，这将是为了保护我们的独立性在俄罗斯的背景下侵略，”  - 说。</text:p>
      <text:p text:style-name="P4">
除其他事项外，联盟参与者宣布支持公平与长期和平原则，这反映在弗拉基米尔的公式中。 他们支持上述倡议的实施，并呼吁与所有州采取类似的步骤。</text:p>
      <text:p text:style-name="P4">
“我们强调，我们将与乌克兰在敌人侵略者的斗争中并肩作战，并呼吁在其国际认可的边界中完全恢复乌克兰的领土承诺，这些边界扩展到其领土。我们敦促整个世界支持整个世界的帮助。声明的作者强调。他们还敦促俄罗斯立即释放所有非法保留的乌克兰公民，并返回所有被驱逐出境，包括儿童。</text:p>
      <text:p text:style-name="P4">
<text:span text:style-name="T4">
另请阅读：</text:span>
 <text:a xlink:type="simple" xlink:href="https://www.ukrinform.ua/rubric-polytics/3704632-zelenskij-ukraina-pracuvatime-nad-stvorennam-okremogo-miznarodnogo-tribunalu-a-ne-gibridnogo.html" text:style-name="Internet_20_link" text:visited-style-name="Visited_20_Internet_20_Link">
<text:span text:style-name="T4">
法庭</text:span>
</text:a>
“我们确认我们致力于持有国际法肇事者的承诺，并支持国际机制的努力，包括国际刑事法院，联合国国际国际国际调查委员会反对乌克兰的欧安组织莫斯科机制，”虐待性。</text:p>
      <text:p text:style-name="P4">
联盟参与者强调了实现正义的必要性，正如布坎宣言对乌克兰领土上犯下的国际法最严重犯罪的责任所提供的那样。</text:p>
      <text:p text:style-name="P4">
正如乌克林福姆报道的，5月9日<text:a xlink:type="simple" xlink:href="http://www.ukrinform.ua/amp/rubric-polytics/3706934-zelenskij-ocoliv-samit-osnovnoi-grupi-zi-stvorenna-spectribunalu-z-37-ucasnikami.html" text:style-name="Internet_20_link" text:visited-style-name="Visited_20_Internet_20_Link">
</text:a>
主要小组致力于建立一个有关侵略乌克兰犯罪的特别法庭。</text:p>
      <text:p text:style-name="P4">
News Source: <text:a xlink:type="simple" xlink:href="https://www.ukrinform.ua/rubric-polytics/3707058-koalicia-zi-stvorenna-spectribunalu-dla-rf-zaklikala-svit-pidtrimati-ukrainsku-formulu-miru.html" text:style-name="Internet_20_link" text:visited-style-name="Visited_20_Internet_20_Link">
https://www.ukrinform.ua/rubric-polytics/3707058-koalicia-zi-stvorenna-spectribunalu-dla-rf-zaklikala-svit-pidtrimati-ukrainsku-formulu-miru.html</text:a>
</text:p>
      <!--NEWS-->
      <text:h text:style-name="P10" text:outline-level="1">
<text:span text:style-name="T4">
“电动机”让位给第二次德甲比赛</text:span>
</text:h>
      <text:p text:style-name="P4">
作者: Ukrinform (Person)</text:p>
      <text:p text:style-name="P4">
出版商: Укринформ (Organization)</text:p>
      <text:p text:style-name="P4">
出版时间: 2023-05-09T23:29:00+03:00</text:p>
      <text:p text:style-name="P4">
修改时间: 2023-05-09T23:29:00+03:00</text:p>
      <text:p text:style-name="P4">
描述: Zaporizhzhia团队排名第17。  - 乌克林。</text:p>
      <text:p text:style-name="P4">
图片: ["<text:a xlink:type="simple" xlink:href="https://static.ukrinform.com/photos/2023_05/thumb_files/630_360_1683663942-166.jpg" text:style-name="Internet_20_link" text:visited-style-name="Visited_20_Internet_20_Link">
630_360_16836...</text:a>
"]</text:p>
      <text:p text:style-name="P4">
标签: ['гандбол', 'Мотор Запоріжжя']</text:p>
      <text:p text:style-name="P4">
类型: Article</text:p>
      <!--METADATA-->
      <text:p text:style-name="P4">
<draw:frame draw:style-name="fr1" draw:name="Image235" text:anchor-type="as-char" svg:width="6.9236in" svg:height="3.956343in" draw:z-index="0">
<draw:image xlink:href="../Images/yкринформ/2023-05-09T23-29-00-03-00/630_360_1683663942-166.jpg" xlink:type="simple" xlink:show="embed" xlink:actuate="onLoad" draw:mime-type="image/jpeg"/>
</draw:frame>
ZaporizhzhiaComand排名第17位。</text:p>
      <text:p text:style-name="P4">
乌克林法姆报道，沃尔夫尔兹堡队的局外人35：37据报道，Zaporozhye的运动Zaporozhye让位给了比赛的局外人。</text:p>
      <text:p text:style-name="P4">
失去上半场(15:18)，乌克兰队打破了比赛的进展，并不断考虑3球(32:29). Проте закінчення матчу залишилося за суперником, і«Мотор» програв поєдинок з рахунком 35:37.</text:p>
      <text:p text:style-name="P4">
У другій Бундеслізі «Мотор» має 9 перемог, 3 нічиї та 20 поразок. Запорізькакоманда набрала 21 очко та посідає 17-те місце серед 20 команд.</text:p>
      <text:p text:style-name="P4">
<text:span text:style-name="T4">
Читайте також:</text:span>
 <text:a xlink:type="simple" xlink:href="https://www.ukrinform.ua/rubric-sports/3704586-gandbolisti-zaporizkogo-motora-vodinadcate-stali-cempionami-ukraini.html" text:style-name="Internet_20_link" text:visited-style-name="Visited_20_Internet_20_Link">
 <text:span text:style-name="T4">
Мотор</text:span>
 </text:a>
正如乌克林福姆报道的那样，Zaporizhhya Motor赢得了乌克兰冠军。</text:p>
      <text:p text:style-name="P4">
照片：facebook.com/handball.lub.motor</text:p>
      <text:p text:style-name="P4">
News Source: <text:a xlink:type="simple" xlink:href="https://www.ukrinform.ua/rubric-sports/3707057-motor-postupivsa-u-matci-drugoi-bundesligi.html" text:style-name="Internet_20_link" text:visited-style-name="Visited_20_Internet_20_Link">
https://www.ukrinform.ua/rubric-sports/3707057-motor-postupivsa-u-matci-drugoi-bundesligi.html</text:a>
</text:p>
      <!--NEWS-->
      <text:h text:style-name="P10" text:outline-level="1">
<text:span text:style-name="T4">
在2023年欧洲电视网上，对前十名入围者的投票开始</text:span>
</text:h>
      <text:p text:style-name="P4">
作者: Ukrinform (Person)</text:p>
      <text:p text:style-name="P4">
出版商: Укринформ (Organization)</text:p>
      <text:p text:style-name="P4">
出版时间: 2023-05-09T23:42:00+03:00</text:p>
      <text:p text:style-name="P4">
修改时间: 2023-05-09T23:42:00+03:00</text:p>
      <text:p text:style-name="P4">
描述: 英国利物浦是由前15位表演者演出的，他们参加了Eurovision歌曲大赛的结局。  - 乌克林。</text:p>
      <text:p text:style-name="P4">
图片: ["<text:a xlink:type="simple" xlink:href="https://static.ukrinform.com/photos/2023_02/thumb_files/630_360_1675352996-430.png" text:style-name="Internet_20_link" text:visited-style-name="Visited_20_Internet_20_Link">
630_360_16753...</text:a>
"]</text:p>
      <text:p text:style-name="P4">
标签: ['Євробачення', 'Конкурс', 'Музика']</text:p>
      <text:p text:style-name="P4">
类型: Article</text:p>
      <!--METADATA-->
      <text:p text:style-name="P4">
<draw:frame draw:style-name="fr1" draw:name="Image236" text:anchor-type="as-char" svg:width="6.9236in" svg:height="3.956343in" draw:z-index="0">
<draw:image xlink:href="../Images/yкринформ/2023-05-09T23-42-00-03-00/630_360_1675352996-430.png" xlink:type="simple" xlink:show="embed" xlink:actuate="onLoad" draw:mime-type="image/png"/>
</draw:frame>
利物浦是前15位参加Eurovision歌曲大赛退出决赛的表演者。</text:p>
      <text:p text:style-name="P4">
根据通讯员乌克兰福鲁姆(Ukrinforum)的说法，比赛前十名决赛入围者的投票开始。</text:p>
      <text:p text:style-name="P4">
同时，这位乌克兰歌手阿里沙(Alyosha)上台，他对俄罗斯对乌克兰的全面战争和强迫夜间一夜都有很大的数量。 在《警笛声》的声音下，她与英国表演者Rebecccorguson一起演奏了标志性的英国乐队Duran Duran“普通世界”的歌。 同样在其实施中也可以听到乌克兰的文字。</text:p>
      <text:p text:style-name="P4">
值得注意的是，乌克兰在2023年欧洲电视网的第一个半决赛中不投票。</text:p>
      <text:p text:style-name="P4">
据乌克林福姆(Ukrinform)报道，第67届国际歌曲2023年国际歌曲竞赛的第一个半决赛是在英国利物浦发起的。</text:p>
      <text:p text:style-name="P4">
该节目的领导者：乌克兰歌手兼词曲作者尤利娅·萨纳纳(Yulia Sanina)，英国女演员兼歌手汉娜·韦丁(Hanna Vedding)，英国说唱歌手和舞者阿拉什迪克森(Aloshadixon)。</text:p>
      <text:p text:style-name="P4">
<text:span text:style-name="T4">
另请阅读：</text:span>
 <text:a xlink:type="simple" xlink:href="https://www.ukrinform.ua/rubric-culture/3707045-frontvumen-ukrainskogo-gurtu-the-hardkiss-ulia-sanina-vidkrila-persij-pivfinal-evrobacenna.html" text:style-name="Internet_20_link" text:visited-style-name="Visited_20_Internet_20_Link">
<text:span text:style-name="T4">
 eurobacker </text:span>
</text:a>
5月9日，在第一个半决赛中，15个国家的代表进行了。</text:p>
      <text:p text:style-name="P4">
挪威(亚历山德拉与国王之歌女王)马耳他(街头艺人，舞蹈(我们自己的聚会)塞尔维亚(卢克·布莱克，我只是睡觉)拉脱维亚(突然的灯光，aijā)葡萄牙(模仿，人工智能)爱尔兰(野生青年，我们是一个)克罗地亚(3航班，妈妈šk!)瑞士(雷莫·福雷(Remo Forrer))以色列(Noa Kirel，独角兽)摩尔多瓦(Pasha Parfeni，太阳和月亮)瑞典(传说，纹身)阿塞拜疆(turalturanx，告诉我更多)捷克共和国(维斯纳，我姐姐的王冠)荷兰(Mia Nicolai和Dion Cooper，燃烧的日光)芬兰(包装纸，cha cha cha))<text:span text:style-name="T4">
另请阅读：</text:span>
 <text:a xlink:type="simple" xlink:href="https://www.ukrinform.ua/rubric-culture/3707037-evrobacenna2023-tvorchi-zapustili-manifest-iz-zaklikom-prodovziti-pidtrimku-ukrainu.html" text:style-name="Internet_20_link" text:visited-style-name="Visited_20_Internet_20_Link">
<text:span text:style-name="T4">
 eurobacker </text:span>
</text:a>
第二个半决赛<text:a xlink:type="simple" xlink:href="https://www.ukrinform.ua/tag-evrobacenna" text:style-name="Internet_20_link" text:visited-style-name="Visited_20_Internet_20_Link">
</text:a>
它将在11日11日举行，将由16名参与者参加。 决赛 -  5月13日。</text:p>
      <text:p text:style-name="P4">
乌克兰的代表TVORCHI的歌曲“钢铁之心”据右派立即进入了演出的决赛。</text:p>
      <text:p text:style-name="P4">
<text:span text:style-name="T5">
照片：BBC</text:span>
</text:p>
      <text:p text:style-name="P4">
News Source: <text:a xlink:type="simple" xlink:href="https://www.ukrinform.ua/rubric-culture/3707059-evrobacenna-2023-pocalosa-golosuvanna-za-persu-desatku-finalistiv.html" text:style-name="Internet_20_link" text:visited-style-name="Visited_20_Internet_20_Link">
https://www.ukrinform.ua/rubric-culture/3707059-evrobacenna-2023-pocalosa-golosuvanna-za-persu-desatku-finalistiv.html</text:a>
</text:p>
      <!--NEWS-->
      <text:h text:style-name="P10" text:outline-level="1">
<text:span text:style-name="T4">
“皇家”在欧洲冠军联赛的1/2决赛中与曼城的平局比赛</text:span>
</text:h>
      <text:p text:style-name="P4">
作者: Ukrinform (Person)</text:p>
      <text:p text:style-name="P4">
出版商: Укринформ (Organization)</text:p>
      <text:p text:style-name="P4">
出版时间: 2023-05-09T23:53:35+03:00</text:p>
      <text:p text:style-name="P4">
修改时间: 2023-05-09T23:53:35+03:00</text:p>
      <text:p text:style-name="P4">
描述: 比赛将于5月17日举行。  - 乌克林。</text:p>
      <text:p text:style-name="P4">
图片: ["<text:a xlink:type="simple" xlink:href="https://static.ukrinform.com/photos/2023_05/thumb_files/630_360_1683665486-414.jpg" text:style-name="Internet_20_link" text:visited-style-name="Visited_20_Internet_20_Link">
630_360_16836...</text:a>
"]</text:p>
      <text:p text:style-name="P4">
标签: ['Футбол', 'Ліга чемпіонів', 'Реал Мадрид', 'Манчестер Сіті']</text:p>
      <text:p text:style-name="P4">
类型: Article</text:p>
      <!--METADATA-->
      <text:p text:style-name="P4">
<draw:frame draw:style-name="fr1" draw:name="Image237" text:anchor-type="as-char" svg:width="6.9236in" svg:height="3.956343in" draw:z-index="0">
<draw:image xlink:href="../Images/yкринформ/2023-05-09T23-53-35-03-00/630_360_1683665486-414.jpg" xlink:type="simple" xlink:show="embed" xlink:actuate="onLoad" draw:mime-type="image/jpeg"/>
</draw:frame>
比赛将于5月17日举行。</text:p>
      <text:p text:style-name="P4">
西班牙“真实”标题的代理所有者从足球运动员“曼彻斯特城”中抽奖(1：1)，报道乌克林福姆。</text:p>
      <text:p text:style-name="P4">
比赛中的比分是由Vinisius Junior打开的，他在第36分钟得分。 这是2022/23赛季51场比赛中足球运动员的第23个进球。 这是Vinisius的个人记录。</text:p>
      <text:p text:style-name="P4">
Manci球员能够比较下半场的分数 - 进球得分为De Brunyne。 因此，确定这场比赛中的强度不超过1：1。</text:p>
      <text:p text:style-name="P4">
这场比赛是为马德里队Carlo Ancholotti 190-M.63岁的意大利人的导师重复了这场比赛的记录，该比赛属于传奇的Seruaulex Ferguson。</text:p>
      <text:p text:style-name="P4">
在与曼城的主要俱乐部欧洲杯锦标赛的1/2决赛中，将击败苏格兰著名专家Istane的成就，这是冠军联赛的绝对纪录持有者。</text:p>
      <text:p text:style-name="P4">
这场响应的比赛将于5月17日在曼彻斯特的Arihad竞技场举行。</text:p>
      <text:p text:style-name="P4">
<text:span text:style-name="T4">
另请阅读：</text:span>
 <text:a xlink:type="simple" xlink:href="https://www.ukrinform.ua/rubric-sports/3706444-rozpocinautsa-matci-12-finalu-futbolnih-evrokubkiv.html" text:style-name="Internet_20_link" text:visited-style-name="Visited_20_Internet_20_Link">
</text:a>
据乌克林福姆(Ukrinform)报道，明天，5月10日，米兰将与冠军联赛半决赛的第一场“ Intere”比赛。</text:p>
      <text:p text:style-name="P4">
照片：Getty图像</text:p>
      <text:p text:style-name="P4">
News Source: <text:a xlink:type="simple" xlink:href="https://www.ukrinform.ua/rubric-sports/3707060-real-zigrav-vniciu-z-mancester-siti-u-persomu-matci-12-finalu-ligi-cempioniv-uefa.html" text:style-name="Internet_20_link" text:visited-style-name="Visited_20_Internet_20_Link">
https://www.ukrinform.ua/rubric-sports/3707060-real-zigrav-vniciu-z-mancester-siti-u-persomu-matci-12-finalu-ligi-cempioniv-uefa.html</text:a>
</text:p>
      <!--NEWS-->
      <text:h text:style-name="P10" text:outline-level="1">
<text:span text:style-name="T4">
在Frankivsk，进行了肾脏的肾脏移植</text:span>
</text:h>
      <text:p text:style-name="P4">
作者: Ukrinform (Person)</text:p>
      <text:p text:style-name="P4">
出版商: Укринформ (Organization)</text:p>
      <text:p text:style-name="P4">
出版时间: 2023-05-09T23:55:00+03:00</text:p>
      <text:p text:style-name="P4">
修改时间: 2023-05-09T23:55:00+03:00</text:p>
      <text:p text:style-name="P4">
描述: 肾脏移植是在Ivano-Frankivsk地区临床医院进行的。  - 乌克林。</text:p>
      <text:p text:style-name="P4">
图片: ["<text:a xlink:type="simple" xlink:href="https://static.ukrinform.com/photos/2023_05/thumb_files/630_360_1683623062-972.jpg" text:style-name="Internet_20_link" text:visited-style-name="Visited_20_Internet_20_Link">
630_360_16836...</text:a>
", "<text:a xlink:type="simple" xlink:href="https://static.ukrinform.com/photos/2023_05/1683623063-632.jpg" text:style-name="Internet_20_link" text:visited-style-name="Visited_20_Internet_20_Link">
1683623063-63...</text:a>
", "<text:a xlink:type="simple" xlink:href="https://static.ukrinform.com/photos/2023_05/1683623063-366.jpg" text:style-name="Internet_20_link" text:visited-style-name="Visited_20_Internet_20_Link">
1683623063-36...</text:a>
", "<text:a xlink:type="simple" xlink:href="https://static.ukrinform.com/photos/2023_05/1683623063-938.jpg" text:style-name="Internet_20_link" text:visited-style-name="Visited_20_Internet_20_Link">
1683623063-93...</text:a>
"]</text:p>
      <text:p text:style-name="P4">
标签: ['Івано-Франківськ', 'Операція', 'Трансплантація', 'Нирка']</text:p>
      <text:p text:style-name="P4">
类型: Article</text:p>
      <!--METADATA-->
      <text:p text:style-name="P4">
<draw:frame draw:style-name="fr1" draw:name="Image238" text:anchor-type="as-char" svg:width="6.9236in" svg:height="3.956343in" draw:z-index="0">
<draw:image xlink:href="../Images/yкринформ/2023-05-09T23-55-00-03-00/630_360_1683623062-972.jpg" xlink:type="simple" xlink:show="embed" xlink:actuate="onLoad" draw:mime-type="image/jpeg"/>
</draw:frame>
肾脏移植是在Ivano-Frankivsk地区临床医院进行的。</text:p>
      <text:p text:style-name="P4">
关于<text:a xlink:type="simple" xlink:href="https://www.facebook.com/okl.if.ua/posts/pfbid02g6gCNRDfAczECeSrKRHShVX8bvCzXX2ryT3FFR4X7umaiJSEQYxaha7TK6oQGZQyl" text:style-name="Internet_20_link" text:visited-style-name="Visited_20_Internet_20_Link">
</text:a>
乌克林福姆报道，KNP OKL IVANO-FRANKIVSK地区委员会报告说。</text:p>
      <text:p text:style-name="P4">
“ 5月8日，患者的肾脏死后围栏在患者的区域临床医院进行。 立即肾脏之一<text:a xlink:type="simple" xlink:href="https://www.ukrinform.ua/tag-transplantacia" text:style-name="Internet_20_link" text:visited-style-name="Visited_20_Internet_20_Link">
</text:a>
51岁的-OLD KOLOMYAN，以前是一年的NADIAL。”  - 在Okl的消息中说。</text:p>
      <text:p text:style-name="P4">
<draw:frame draw:style-name="fr1" draw:name="Image239" text:anchor-type="as-char" svg:width="6.9236in" svg:height="4.615733in" draw:z-index="0">
<draw:image xlink:href="../Images/yкринформ/2023-05-09T23-55-00-03-00/1683623063-632.jpg" xlink:type="simple" xlink:show="embed" xlink:actuate="onLoad" draw:mime-type="image/jpeg"/>
</draw:frame>
<draw:frame draw:style-name="fr1" draw:name="Image240" text:anchor-type="as-char" svg:width="6.9236in" svg:height="4.615733in" draw:z-index="0">
<draw:image xlink:href="../Images/yкринформ/2023-05-09T23-55-00-03-00/1683623063-366.jpg" xlink:type="simple" xlink:show="embed" xlink:actuate="onLoad" draw:mime-type="image/jpeg"/>
</draw:frame>
这位捐助者成为了65岁的Ivano-Frankivsk居民，他的脑死亡。</text:p>
      <text:p text:style-name="P4">
莉莉亚哈瓦加(Liliahevaga)的协调员说：“这位患者的缺血性中风很复杂，几乎没有机会返回他的返回。”</text:p>
      <text:p text:style-name="P4">
<draw:frame draw:style-name="fr1" draw:name="Image241" text:anchor-type="as-char" svg:width="6.9236in" svg:height="4.615733in" draw:z-index="0">
<draw:image xlink:href="../Images/yкринформ/2023-05-09T23-55-00-03-00/1683623063-938.jpg" xlink:type="simple" xlink:show="embed" xlink:actuate="onLoad" draw:mime-type="image/jpeg"/>
</draw:frame>
注意到，妻子和捐助者确认了对死后移植的同意。 在Ivano-Frankivsk Okl中，计划了肾脏移植。</text:p>
      <text:p text:style-name="P4">
<text:span text:style-name="T4">
另请阅读：</text:span>
 <text:a xlink:type="simple" xlink:href="https://www.ukrinform.ua/rubric-regions/3705070-u-lvovi-proveli-persu-uspisnu-transplantaciu-pidslunkovoi-zalozi-ta-nirki.html" text:style-name="Internet_20_link" text:visited-style-name="Visited_20_Internet_20_Link">
<text:span text:style-name="T4">
肾脏</text:span>
</text:a>
其余的器官被送往LVIV医院，以便另外两名患者拥有移植的肝脏和肾脏的充实生活。</text:p>
      <text:p text:style-name="P4">
据乌克林福姆报道，从今年年初开始，乌克兰已经进行了1,24次器官的移植。</text:p>
      <text:p text:style-name="P4">
<text:span text:style-name="T5">
foto：knp okl ivano-frankivsk区域委员会</text:span>
</text:p>
      <text:p text:style-name="P4">
News Source: <text:a xlink:type="simple" xlink:href="https://www.ukrinform.ua/rubric-regions/3706695-u-frankivsku-proveli-transplantaciu-nirki-vid-posmertnogo-donora.html" text:style-name="Internet_20_link" text:visited-style-name="Visited_20_Internet_20_Link">
https://www.ukrinform.ua/rubric-regions/3706695-u-frankivsku-proveli-transplantaciu-nirki-vid-posmertnogo-donora.html</text:a>
</text:p>
      <!--NEWS-->
      <text:h text:style-name="P10" text:outline-level="1">
<text:span text:style-name="T4">
五角大楼证实，乌克兰的爱国者系统击落了俄罗斯的“匕首”</text:span>
</text:h>
      <text:p text:style-name="P4">
作者: Ukrinform (Person)</text:p>
      <text:p text:style-name="P4">
出版商: Укринформ (Organization)</text:p>
      <text:p text:style-name="P4">
出版时间: 2023-05-09T23:57:00+03:00</text:p>
      <text:p text:style-name="P4">
修改时间: 2023-05-09T23:57:00+03:00</text:p>
      <text:p text:style-name="P4">
描述: 美国国防部证实，在爱国者系统的帮助下，乌克兰军队击倒了俄罗斯匕首火箭，普京称这是无与伦比的防空。  - 乌克林。</text:p>
      <text:p text:style-name="P4">
图片: ["<text:a xlink:type="simple" xlink:href="https://static.ukrinform.com/photos/2017_03/thumb_files/630_360_1490957505-5736.jpg" text:style-name="Internet_20_link" text:visited-style-name="Visited_20_Internet_20_Link">
630_360_14909...</text:a>
"]</text:p>
      <text:p text:style-name="P4">
标签: ['Пентагон', 'Ракета', 'США', 'Війна з росією', 'Patriot ', 'ППО']</text:p>
      <text:p text:style-name="P4">
类型: Article</text:p>
      <!--METADATA-->
      <text:p text:style-name="P4">
<draw:frame draw:style-name="fr1" draw:name="Image242" text:anchor-type="as-char" svg:width="6.9236in" svg:height="3.949857in" draw:z-index="0">
<draw:image xlink:href="../Images/yкринформ/2023-05-09T23-57-00-03-00/630_360_1490957505-5736.jpg" xlink:type="simple" xlink:show="embed" xlink:actuate="onLoad" draw:mime-type="image/jpeg"/>
</draw:frame>
美国国防部已经确认，使用爱国者制度的乌克兰军队击倒了俄罗斯匕首火箭，普京称这是无与伦比的防空。</text:p>
      <text:p text:style-name="P4">
五角大楼的发言人帕特里克·赖德(Patrick Ryder)将其报道了他自己的乌克林福明(Ukrinform)记者。</text:p>
      <text:p text:style-name="P4">
“我可以确认他们(乌克兰军队 -  ed。)他们击倒了俄罗斯货币，应用了爱国者导弹防御系统。”美国国防部说。</text:p>
      <text:p text:style-name="P4">
他回忆说，美国和合作伙伴国家已转移到乌克兰爱国者系统，以及现在正在使用的其他设施清单。</text:p>
      <text:p text:style-name="P4">
将军还强调，国际社会将继续增加<text:a xlink:type="simple" xlink:href="https://www.ukrinform.ua/tag-ppo" text:style-name="Internet_20_link" text:visited-style-name="Visited_20_Internet_20_Link">
</text:a>
乌克兰，以及提供核心，以增强我们国家的防御能力。</text:p>
      <text:p text:style-name="P4">
<text:span text:style-name="T4">
另请阅读：</text:span>
 <text:a xlink:type="simple" xlink:href="https://www.ukrinform.ua/rubric-ato/3705549-rosijskij-kindzal-znisili-iz-sistemi-patriot-ignat.html" text:style-name="Internet_20_link" text:visited-style-name="Visited_20_Internet_20_Link">
<text:span text:style-name="T4">
爱国者</text:span>
</text:a>
正如乌克林福姆报道的，星期二<text:a xlink:type="simple" xlink:href="http://www.ukrinform.ua/rubric-ato/3706891-ssa-vidilaut-ukraini-novij-paket-vijskovoi-dopomogi-na-sumu-12-milarda-pentagon.html" text:style-name="Internet_20_link" text:visited-style-name="Visited_20_Internet_20_Link">
</text:a>
价值12亿美元。它包括其他防空系统和弹药； 将西方起始设施，导弹和雷达与乌克兰防空系统集成的设备； 战斗人员的弹药； 口径155毫米的炮弹； 商业周围拍摄的服务； 支持乌克兰战士的培训，维护和支持。</text:p>
      <text:p text:style-name="P4">
News Source: <text:a xlink:type="simple" xlink:href="https://www.ukrinform.ua/rubric-ato/3707061-pentagon-pidtverdiv-so-sistema-patriot-v-ukraini-zbila-rosijskij-kindzal.html" text:style-name="Internet_20_link" text:visited-style-name="Visited_20_Internet_20_Link">
https://www.ukrinform.ua/rubric-ato/3707061-pentagon-pidtverdiv-so-sistema-patriot-v-ukraini-zbila-rosijskij-kindzal.html</text:a>
</text:p>
      <!--NEWS-->
      <text:h text:style-name="P10" text:outline-level="1">
<text:span text:style-name="T4">
乌克兰胜利后，军事心理学专家的需求将加倍 - 安娜·马利亚（Anna Malyar） -</text:span>
</text:h>
      <text:p text:style-name="P4">
作者: ['АРМІЯINFORM']</text:p>
      <text:p text:style-name="P4">
时间: 2023-05-09T27:00:00-04:00</text:p>
      <text:p text:style-name="P4">
描述: 在空降部队的前木马ZROST ZROST，ADJA PATANNYA ...与乌克兰2022年的战争，与乌克兰的最新新闻，今天与乌克兰2022年与乌克兰的最新新闻战争，今天将在乌克兰和俄罗斯和俄罗斯和俄罗斯和俄罗斯和俄罗斯之间的战争中，与乌克兰的最新新闻，今天与乌克兰的新闻战争，与乌克兰的最新新闻，今天与乌克兰的新闻战争，与乌克兰的最新新闻，今天与乌克兰的新闻战争，乌克兰与乌克兰的战争，与乌克兰的最新新闻战争，乌克兰和俄罗斯和俄罗斯和俄罗斯和俄罗斯和俄罗斯与俄罗斯和俄罗斯与俄罗斯和俄罗斯之间的战争，他们说，当与乌克兰与乌克兰的战争在不久的时候，是否会在不久的将来与乌克兰进行战争，他们说，与乌克兰的战争，今天的乌克兰新闻，乌克兰的新闻，乌克兰媒体在俄罗斯的乌克兰新闻</text:p>
      <text:p text:style-name="P4">
图片: ['<text:a xlink:type="simple" xlink:href="https://armyinform.com.ua/wp-content/uploads/2023/05/345275097_188708664105382_8408719237544675300_n.jpg" text:style-name="Internet_20_link" text:visited-style-name="Visited_20_Internet_20_Link">
345275097_188708664105382_8408719237544675300_n.jpg</text:a>
', '<text:a xlink:type="simple" xlink:href="https://armyinform.com.ua/wp-content/uploads/2023/05/345291273_606145264780560_4187245030671415129_n-150x150.jpg" text:style-name="Internet_20_link" text:visited-style-name="Visited_20_Internet_20_Link">
345291273_606145264780560_4187245030671415129_n-150x150.jpg</text:a>
']</text:p>
      <text:p text:style-name="P4">
标签: ['ВІКНУ', 'ГАННА МАЛЯР']</text:p>
      <text:p text:style-name="P4">
类别: News</text:p>
      <!--METADATA-->
      <text:p text:style-name="P4">
<draw:frame draw:style-name="fr1" draw:name="Image243" text:anchor-type="as-char" svg:width="6.9236in" svg:height="4.61393in" draw:z-index="0">
<draw:image xlink:href="../Images/AРМІЯINFORM/2023-05-09T27-00-00-04-00/345275097_188708664105382_8408719237544675300_n.jpg" xlink:type="simple" xlink:show="embed" xlink:actuate="onLoad" draw:mime-type="image/jpeg"/>
</draw:frame>
胜利之后，对心理学家的需求将翻一番，因为从正面返回，与家人一起工作后，军方改编了。</text:p>
      <text:p text:style-name="P4">
这个<text:a xlink:type="simple" xlink:href="https%3A%2F%2Fwww.facebook.com%2FVIKNUKIEV%2Fposts%2Fpfbid0w2w2FCgARgYSc4iVRRfvGeUdUBVoAsyBascDzANB33H7emKLLxL7rHjRNZJtnE27l&amp;show_text=true&amp;width=500" text:style-name="Internet_20_link" text:visited-style-name="Visited_20_Internet_20_Link">
注明</text:a>
乌克兰国防部副部长安娜·马里亚尔(Anna Malyar)在塔拉斯·舍申科国立大学的一次演讲中。</text:p>
      <text:p text:style-name="P4">
安娜·马里亚尔(Anna Malyar)指出，在鲁斯索乌克兰战争和敌人的心理调查中，心理学家在军队中发挥了重要作用，训练只有军事学院进行。</text:p>
      <text:p text:style-name="P4">
<text:a xlink:type="simple" xlink:href="https://armyinform.com.ua/wp-content/uploads/2023/05/345291273_606145264780560_4187245030671415129_n.jpg" text:style-name="Internet_20_link" text:visited-style-name="Visited_20_Internet_20_Link">
!(Images/AРМІЯINFORM/2023-05-09T27-00-00-04-00/345291273_606145264780560_4187245030671415129_n-150x150.jpg)</text:a>
在演讲中，乌克兰国防部副部长特别关注信息和心理斗争，这是乌斯岛 - 乌克兰战争的关键方面之一。</text:p>
      <text:p text:style-name="P4">
“俄罗斯媒体，社交网络和互联网资源被积极地用于2014年战争之前乌克兰事件的错误信息。 俄罗斯的宣传和错误信息已被广泛用作增加社会的紧张，不确定性和迷失方向的工具。所有这些心理犯罪都对乌克兰及其发展造成了严重的后果。”她说。</text:p>
      <text:p text:style-name="P4">
News Source: <text:a xlink:type="simple" xlink:href="https://armyinform.com.ua/2023/05/09/pislya-peremogy-ukrayiny-potreba-u-fahivczyah-vijskovoyi-psyhologiyi-zroste-vdvichi-ganna-malyar/" text:style-name="Internet_20_link" text:visited-style-name="Visited_20_Internet_20_Link">
https://armyinform.com.ua/2023/05/09/pislya-peremogy-ukrayiny-potreba-u-fahivczyah-vijskovoyi-psyhologiyi-zroste-vdvichi-ganna-malyar/</text:a>
</text:p>
      <!--NEWS-->
      <text:h text:style-name="P10" text:outline-level="1">
<text:span text:style-name="T4">
如何支持亲人从囚禁中返回：心理学家的建议</text:span>
</text:h>
      <text:p text:style-name="P4">
作者: ['АРМІЯINFORM']</text:p>
      <text:p text:style-name="P4">
时间: 2023-05-09T28:00:00-04:00</text:p>
      <text:p text:style-name="P4">
描述: 通过伊尔（Il）人民桶的完整营地的愤怒，您可以蛇。 与乌克兰与乌克兰的战争是今天的最新消息，与乌克兰2022年的战争是今天的最后一场新闻，乌克兰和俄罗斯之间的战争将在乌克兰和俄罗斯之间发生战争，当2022年与乌克兰的战争将是，他们会在不久的将来与乌克兰发动战争</text:p>
      <text:p text:style-name="P4">
图片: ['<text:a xlink:type="simple" xlink:href="https://armyinform.com.ua/wp-content/uploads/2023/05/holovne-1024x576-1.webp" text:style-name="Internet_20_link" text:visited-style-name="Visited_20_Internet_20_Link">
holovne-1024x576-1.webp</text:a>
']</text:p>
      <text:p text:style-name="P4">
标签: ['ПОВЕРНЕННЯ З ПОЛОНУ', 'ПОРАДИ ПСИХОЛОГА', 'ПСИХОЛОГИ']</text:p>
      <text:p text:style-name="P4">
类别: News</text:p>
      <!--METADATA-->
      <text:p text:style-name="P4">
<draw:frame draw:style-name="fr1" draw:name="Image244" text:anchor-type="as-char" svg:width="6.9236in" svg:height="3.894525in" draw:z-index="0">
<draw:image xlink:href="../ConvertedIMGs/AРМІЯINFORM/2023-05-09T28-00-00-04-00/holovne-1024x576-1.png" xlink:type="simple" xlink:show="embed" xlink:actuate="onLoad" draw:mime-type="image/png"/>
</draw:frame>
由于他们被囚禁，一个人的情绪状态和行为可能会改变。因此，从囚禁中释放出来，他们需要对亲戚的亲戚，亲密玩具的特殊支持才能重返常规生活。</text:p>
      <text:p text:style-name="P4">
关于它<text:a xlink:type="simple" xlink:href="https://t.me/minre_ua/3283" text:style-name="Internet_20_link" text:visited-style-name="Visited_20_Internet_20_Link">
报告</text:a>
重返社会部。</text:p>
      <text:p text:style-name="P4">
特别是，它们可能患有疏远，焦虑，失眠，健康受损等等。</text:p>
      <text:p text:style-name="P4">
在这种情况下，国家信息局的心理枢纽(笔尖)命名重返社会建议：</text:p>
      <text:p text:style-name="P4">
•如果可能的话，应分配国内信息(特别是负面特征).</text:p>
      <text:p text:style-name="P4">
• Приділяти звільненому з полону увагу, але не розпитувати про те, чого він нехоче розповідати.</text:p>
      <text:p text:style-name="P4">
• Переконати того, хто був у полоні, пройти лікування, реабілітацію, а такожвідвідувати психолога.</text:p>
      <text:p text:style-name="P4">
• Після цього підтримувати звільненого з полону під час працевлаштування чигромадської діяльності тощо.</text:p>
      <text:p text:style-name="P4">
Нагадаємо, щоб звернутися за психологічною підтримкою до хабу, достатньозателефонувати на гарячу лінію НІБ за коротким номером: 16-48 і залишитизаявку.</text:p>
      <text:p text:style-name="P4">
News Source: <text:a xlink:type="simple" xlink:href="https://armyinform.com.ua/2023/05/09/yak-pidtrymaty-blyzkyh-yaki-povernulysya-z-polonu-porady-psyhologa/" text:style-name="Internet_20_link" text:visited-style-name="Visited_20_Internet_20_Link">
https://armyinform.com.ua/2023/05/09/yak-pidtrymaty-blyzkyh-yaki-povernulysya-z-polonu-porady-psyhologa/</text:a>
</text:p>
      <!--NEWS-->
      <text:h text:style-name="P10" text:outline-level="1">
<text:span text:style-name="T4">
乌克兰从世界银行获得了近1.9亿欧元</text:span>
</text:h>
      <text:p text:style-name="P4">
作者: ['АРМІЯINFORM']</text:p>
      <text:p text:style-name="P4">
时间: 2023-05-09T29:00:00-04:00</text:p>
      <text:p text:style-name="P4">
描述: 在乌克洛尼预算的Zagalny基金之前，1893.2万英里的Vro Fisnancuvannya被不知所措...与乌克兰2022年的战争，与乌克兰的最新新闻与乌克兰的最新新闻，今天与乌克兰2022年的新闻战争，今天，乌克兰和俄罗斯和俄罗斯之间以及何时及时会有一场战争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3/05/630_360_1545153813-165.jpg" text:style-name="Internet_20_link" text:visited-style-name="Visited_20_Internet_20_Link">
630_360_1545153813-165.jpg</text:a>
']</text:p>
      <text:p text:style-name="P4">
标签: ['БЮДЖЕТ', 'ПІДТРИМКА УКРАЇНИ', 'ФІНАНСУВАННЯ']</text:p>
      <text:p text:style-name="P4">
类别: News</text:p>
      <!--METADATA-->
      <text:p text:style-name="P4">
<draw:frame draw:style-name="fr1" draw:name="Image245" text:anchor-type="as-char" svg:width="6.9236in" svg:height="3.956343in" draw:z-index="0">
<draw:image xlink:href="../Images/AРМІЯINFORM/2023-05-09T29-00-00-04-00/630_360_1545153813-165.jpg" xlink:type="simple" xlink:show="embed" xlink:actuate="onLoad" draw:mime-type="image/jpeg"/>
</draw:frame>
乌克兰国家预算的一般基金已从世界银行获得了1.8932亿欧元的融资。</text:p>
      <text:p text:style-name="P4">
国际发展协会优先条款提供的资金，<text:a xlink:type="simple" xlink:href="https://www.mof.gov.ua/uk/news/ukraine_received_eur_18932_million_from_the_world_bank-3992" text:style-name="Internet_20_link" text:visited-style-name="Visited_20_Internet_20_Link">
报告</text:a>
乌克兰财政部。</text:p>
      <text:p text:style-name="P4">
资金将指示部分报销预算支出，以支付2023年2月的国家和雇员的雇员。</text:p>
      <text:p text:style-name="P4">
财政部长谢尔盖·马尔森科(Sergey Marchenko)表示：“借贷资金将允许报销国家预算的主要社会支出，特别是预算领域雇员薪酬的融资，以及在乌克兰提供可持续的公共行政部门。”</text:p>
      <text:p text:style-name="P4">
News Source: <text:a xlink:type="simple" xlink:href="https://armyinform.com.ua/2023/05/09/ukrayina-otrymala-majzhe-e190-miljoniv-vid-svitovogo-banku/" text:style-name="Internet_20_link" text:visited-style-name="Visited_20_Internet_20_Link">
https://armyinform.com.ua/2023/05/09/ukrayina-otrymala-majzhe-e190-miljoniv-vid-svitovogo-banku/</text:a>
</text:p>
      <!--NEWS-->
      <text:h text:style-name="P10" text:outline-level="1">
<text:span text:style-name="T4">
如何为帐户创建可靠的密码 - 国家秘密的提示’ land</text:span>
</text:h>
      <text:p text:style-name="P4">
作者: ['АРМІЯINFORM']</text:p>
      <text:p text:style-name="P4">
时间: 2023-05-09T30:00:00-04:00</text:p>
      <text:p text:style-name="P4">
描述: 特殊Zv'yazka的主权服务是Zachist of Normenformasy非法密码...与乌克兰2022年战争，与乌克兰的最新新闻，今天与乌克兰2022年的新闻战争，乌克兰和俄罗斯之间的战争，乌克兰和俄罗斯之间会有一场战争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screenshot_18-3.jpg" text:style-name="Internet_20_link" text:visited-style-name="Visited_20_Internet_20_Link">
screenshot_18-3.jpg</text:a>
']</text:p>
      <text:p text:style-name="P4">
标签: ['ВІЙНА', 'ДЕРЖСПЕЦЗВ’ЯЗКУ']</text:p>
      <text:p text:style-name="P4">
类别: News</text:p>
      <!--METADATA-->
      <text:p text:style-name="P4">
<draw:frame draw:style-name="fr1" draw:name="Image246" text:anchor-type="as-char" svg:width="6.9236in" svg:height="4.318596in" draw:z-index="0">
<draw:image xlink:href="../Images/AРМІЯINFORM/2023-05-09T30-00-00-04-00/screenshot_18-3.jpg" xlink:type="simple" xlink:show="embed" xlink:actuate="onLoad" draw:mime-type="image/jpeg"/>
</draw:frame>
州特殊通信和信息保护服务已解释了全球密码如何为电子邮件，社交网络和任何其他帐户创建可靠的密码。</text:p>
      <text:p text:style-name="P4">
国家安全服务<text:a xlink:type="simple" xlink:href="http://t.me/dsszzi_official/5790" text:style-name="Internet_20_link" text:visited-style-name="Visited_20_Internet_20_Link">
报告</text:a>
Utegram。</text:p>
      <text:p text:style-name="P4">
值得注意的是，将“强”密码用于银行应用程序，电子邮件框，社交网络或任何其他帐户上的页面是网络观念的基本规则之一，其遵守性有助于保护数据免受盗窃的影响。</text:p>
      <text:p text:style-name="P4">
国家秘书处回忆说，可靠的密码应包含八个以上的符号：大写字母和小写字母，数字，特殊字符。</text:p>
      <text:p text:style-name="P4">
使用pasphrase是有效的。 这是用户加密的一组单词。例如，一首诗中的一行，其中删除了空间的歌曲，一些文字为数字，特殊符号，某些字母被翻译成上情况。</text:p>
      <text:p text:style-name="P4">
也可以使用特殊密码创建强密码。</text:p>
      <text:p text:style-name="P4">
对于每个帐户，拥有一个单独的独特密码很重要。</text:p>
      <text:p text:style-name="P4">
如果很难记住很多困难的密码，则可以使用密码 - 用作“安全”的程序，允许您通过加密来确保密码安全。 密码可用于计算机和智能手机。 在安装产品声誉之前，在选择知名开发人员的计划的最佳优势并研究安全审查时。</text:p>
      <text:p text:style-name="P4">
同时，国家秘书处从密码中使用简单单词，字母和单词的常见组合，重复或逐步进行的符号来警告。</text:p>
      <text:p text:style-name="P4">
该服务说：“诸如123456，Qwerty，密码之类的组合是无聊的，黑客在不到一秒钟的时间内将这些密码打破。”</text:p>
      <text:p text:style-name="P4">
您不应使用自己的名字，姓氏，出生日期。 同样适用于亲戚的姓名，姓名和任何个人信息。</text:p>
      <text:p text:style-name="P4">
News Source: <text:a xlink:type="simple" xlink:href="https://armyinform.com.ua/2023/05/09/yak-stvoryty-nadijnyj-parol-do-oblikovyh-zapysiv-porady-derzhspeczzvyazku/" text:style-name="Internet_20_link" text:visited-style-name="Visited_20_Internet_20_Link">
https://armyinform.com.ua/2023/05/09/yak-stvoryty-nadijnyj-parol-do-oblikovyh-zapysiv-porady-derzhspeczzvyazku/</text:a>
</text:p>
      <!--NEWS-->
      <text:h text:style-name="P10" text:outline-level="1">
<text:span text:style-name="T4">
俄罗斯再次阻止了“谷物走廊”的工作</text:span>
</text:h>
      <text:p text:style-name="P4">
作者: ['АРМІЯINFORM']</text:p>
      <text:p text:style-name="P4">
时间: 2023-05-09T31:00:00-04:00</text:p>
      <text:p text:style-name="P4">
描述: Vistravati的Rosiyska Federals是由Suden的督察，Shi Strionder ...与乌克兰2022年的战争，与乌克兰与乌克兰的最新新闻，今天与乌克兰2022年的新闻战争，今天上次与乌克兰战争，乌克兰和俄罗斯之间的战争是否会发生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5/2825730.jpg" text:style-name="Internet_20_link" text:visited-style-name="Visited_20_Internet_20_Link">
2825730.jpg</text:a>
']</text:p>
      <text:p text:style-name="P4">
标签: ['ЧОРНОМОРСЬКА ЗЕРНОВА ІНІЦІАТИВА']</text:p>
      <text:p text:style-name="P4">
类别: News</text:p>
      <!--METADATA-->
      <text:p text:style-name="P4">
<draw:frame draw:style-name="fr1" draw:name="Image247" text:anchor-type="as-char" svg:width="6.9236in" svg:height="4.369813in" draw:z-index="0">
<draw:image xlink:href="../Images/AРМІЯINFORM/2023-05-09T31-00-00-04-00/2825730.jpg" xlink:type="simple" xlink:show="embed" xlink:actuate="onLoad" draw:mime-type="image/jpeg"/>
</draw:frame>
俄罗斯联邦拒绝注册并进行检查，该船会干扰乌克兰海港入口的“谷物走廊”。</text:p>
      <text:p text:style-name="P4">
关于它<text:a xlink:type="simple" xlink:href="https://www.facebook.com/Ministry.for.restoration/posts/pfbid0VnRXxxQDK1mGCx17DENZxvV6JWaUb5SdYsnqaahRNEFe2Gur3kAmNHWZksNrT5j1l" text:style-name="Internet_20_link" text:visited-style-name="Visited_20_Internet_20_Link">
报告</text:a>
乌克兰Ufeysbook社区发展，领土和基础设施部的新闻服务。</text:p>
      <text:p text:style-name="P4">
“俄罗斯联邦再次停止了谷物倡议，拒绝注册船只进入入口并进行检查。 这种方法与当前协议的条款背道而驰。</text:p>
      <text:p text:style-name="P4">
该部强调，俄罗斯的破坏性政策使得不可能按照联合协调中心的程序制定检查计划，该程序规定了所有各方的每日批准，同时批准了退出和入境的检查计划。</text:p>
      <text:p text:style-name="P4">
截至2023年5月8日，在土耳其的领土上检查了90艘船，其中62艘是船舶的装载。 作为入口和输出车队的检查被悬挂。</text:p>
      <text:p text:style-name="P4">
“乌克兰绝对不接受俄罗斯制止入口机队注册和检查的努​​力，该舰队应在工作中进行工作。 我们期望合作伙伴，联合国和土耳其。”联合国安理会强调。</text:p>
      <text:p text:style-name="P4">
News Source: <text:a xlink:type="simple" xlink:href="https://armyinform.com.ua/2023/05/09/rosiya-vchergove-zablokuvala-robotu-zernovogo-korydoru/" text:style-name="Internet_20_link" text:visited-style-name="Visited_20_Internet_20_Link">
https://armyinform.com.ua/2023/05/09/rosiya-vchergove-zablokuvala-robotu-zernovogo-korydoru/</text:a>
</text:p>
      <!--NEWS-->
      <text:h text:style-name="P10" text:outline-level="1">
<text:span text:style-name="T4">
乌克兰和俄罗斯的代表开始监视对平民维护地点的访问</text:span>
</text:h>
      <text:p text:style-name="P4">
作者: ['АРМІЯINFORM']</text:p>
      <text:p text:style-name="P4">
时间: 2023-05-09T32:00:00-04:00</text:p>
      <text:p text:style-name="P4">
描述: 乌克兰人权利的官员授予俄罗斯联邦杜米持有人权利的权利...与乌克兰2022年的战争，与乌克兰与乌克兰的最新新闻，今天与乌克兰2022年的新闻战争，今天将有一个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3/05/296180753_1986220775099941_2136709016554393374_n.jpg" text:style-name="Internet_20_link" text:visited-style-name="Visited_20_Internet_20_Link">
296180753_1986220775099941_2136709016554393374_n.jpg</text:a>
']</text:p>
      <text:p text:style-name="P4">
标签: ['ДМИТРО ЛУБІНЕЦЬ']</text:p>
      <text:p text:style-name="P4">
类别: News</text:p>
      <!--METADATA-->
      <text:p text:style-name="P4">
<draw:frame draw:style-name="fr1" draw:name="Image248" text:anchor-type="as-char" svg:width="6.9236in" svg:height="4.615733in" draw:z-index="0">
<draw:image xlink:href="../Images/AРМІЯINFORM/2023-05-09T32-00-00-04-00/296180753_1986220775099941_2136709016554393374_n.jpg" xlink:type="simple" xlink:show="embed" xlink:actuate="onLoad" draw:mime-type="image/jpeg"/>
</draw:frame>
乌克兰Verkhovna Rada专员办公室，以及对儿童的Monyoring访问的州杜马州代表。</text:p>
      <text:p text:style-name="P4">
关于它<text:a xlink:type="simple" xlink:href="https://t.me/dmytro_lubinetzs/2374" text:style-name="Internet_20_link" text:visited-style-name="Visited_20_Internet_20_Link">
陈述</text:a>
乌克兰人权人权Dmitry Lubinets的Verkhovna Rada专员在他的电报中。</text:p>
      <text:p text:style-name="P4">
他说：“乌克兰Verkhovna Rada专员办公室和州DUIRF的代表开始了共同的活动，以监测双方拘留平民的地方的访问，并转移了对他们的主要需求。”</text:p>
      <text:p text:style-name="P4">
据他说，今年4月23日，俄罗斯人在卢汉斯克地区被判入狱，只有17人。</text:p>
      <text:p text:style-name="P4">
“乌克兰Verkhovna Rada的办公室代表与非政府组织Nadiya一起访问了第三次，并转移了先前商定的在乌克兰领土上的被告最初必要性的综合体，“他”说。</text:p>
      <text:p text:style-name="P4">
News Source: <text:a xlink:type="simple" xlink:href="https://armyinform.com.ua/2023/05/09/predstavnyky-ukrayiny-i-rosiyi-rozpochaly-monitoryngovi-vizyty-do-miscz-utrymannya-czyvilnyh/" text:style-name="Internet_20_link" text:visited-style-name="Visited_20_Internet_20_Link">
https://armyinform.com.ua/2023/05/09/predstavnyky-ukrayiny-i-rosiyi-rozpochaly-monitoryngovi-vizyty-do-miscz-utrymannya-czyvilnyh/</text:a>
</text:p>
      <!--NEWS-->
      <text:h text:style-name="P10" text:outline-level="1">
<text:span text:style-name="T4">
在谈话期间俄罗斯联邦的入侵者反映了在战争中失败的必然性 - 拦截古尔</text:span>
</text:h>
      <text:p text:style-name="P4">
作者: ['АРМІЯINFORM']</text:p>
      <text:p text:style-name="P4">
时间: 2023-05-09T33:00:00-04:00</text:p>
      <text:p text:style-name="P4">
描述: 两次Viiskovovosky RF的困惑Mizerni Boyovi Viplati I Rosirovit在...与乌克兰2022年的战争，与乌克兰的最新新闻战争，今天与乌克兰2022年的新闻战争，今天将在乌克兰和俄罗斯与俄罗斯和乌克兰的战争之间发动战争。他们说，2022年，是否会在不久的将来与乌克兰进行战争</text:p>
      <text:p text:style-name="P4">
图片: ['<text:a xlink:type="simple" xlink:href="https://armyinform.com.ua/wp-content/uploads/2023/05/157513-1_large.jpg" text:style-name="Internet_20_link" text:visited-style-name="Visited_20_Internet_20_Link">
157513-1_large.jpg</text:a>
']</text:p>
      <text:p text:style-name="P4">
标签: ['ГУР ПЕРЕХОПЛЕННЯ', 'РОЗВІДКА']</text:p>
      <text:p text:style-name="P4">
类别: News</text:p>
      <!--METADATA-->
      <text:p text:style-name="P4">
<draw:frame draw:style-name="fr1" draw:name="Image249" text:anchor-type="as-char" svg:width="6.9236in" svg:height="3.893007in" draw:z-index="0">
<draw:image xlink:href="../Images/AРМІЯINFORM/2023-05-09T33-00-00-04-00/157513-1_large.jpg" xlink:type="simple" xlink:show="embed" xlink:actuate="onLoad" draw:mime-type="image/jpeg"/>
</draw:frame>
两名俄罗斯军人讨论了微薄的战斗付款，并考虑了这场战争中输球的必然性。</text:p>
      <text:p text:style-name="P4">
如<text:a xlink:type="simple" xlink:href="https://gur.gov.ua/content/ponymaesh-tut-mozhet-byt-takaia-fyhnia-chto-nas-prosto-tut-obankrotiat-nastolko-chto-uzhe-hosudarstvo-nycheho-platyt-ne-smozhet.html" text:style-name="Internet_20_link" text:visited-style-name="Visited_20_Internet_20_Link">
报告</text:a>
MOV总统，这是一个永久拦截。</text:p>
      <text:p text:style-name="P4">
对话读到：“您看到，这可能是我们在这里得到了很多东西，以至于国家将无法支付任何费用。”</text:p>
      <text:p text:style-name="P4">
News Source: <text:a xlink:type="simple" xlink:href="https://armyinform.com.ua/2023/05/09/zagarbnyky-rf-pid-chas-rozmovy-rozmirkovuyut-nad-nemynuchistyu-prograshu-u-vijni-perehoplennya-gur/" text:style-name="Internet_20_link" text:visited-style-name="Visited_20_Internet_20_Link">
https://armyinform.com.ua/2023/05/09/zagarbnyky-rf-pid-chas-rozmovy-rozmirkovuyut-nad-nemynuchistyu-prograshu-u-vijni-perehoplennya-gur/</text:a>
</text:p>
      <!--NEWS-->
      <text:h text:style-name="P10" text:outline-level="1">
<text:span text:style-name="T4">
最后一天，敌人击中了30枚火箭发射器，61次航空罢工，并进行了89 RSSU的炮击</text:span>
</text:h>
      <text:p text:style-name="P4">
作者: ['АРМІЯINFORM']</text:p>
      <text:p text:style-name="P4">
时间: 2023-05-09T34:00:00-04:00</text:p>
      <text:p text:style-name="P4">
描述: 关于ZSU运营信息总人员的操作。 “过去的最后……与乌克兰2022年的战争，与乌克兰的最新新闻战争，与乌克兰2022年的新闻战争，今天的最后一次战争将在乌克兰和俄罗斯之间发生战争，当2022年与乌克兰的战争将是或他们说，不是，在不久的将来，乌克兰会发生战争</text:p>
      <text:p text:style-name="P4">
图片: ['<text:a xlink:type="simple" xlink:href="https://armyinform.com.ua/wp-content/uploads/2022/10/2022-10-06-vorog-znov-obstrilyav-raketamy.jpg" text:style-name="Internet_20_link" text:visited-style-name="Visited_20_Internet_20_Link">
2022-10-06-vorog-znov-obstrilyav-raketamy.jpg</text:a>
']</text:p>
      <text:p text:style-name="P4">
标签: ['STOPRUSSIA', 'АГРЕСІЯ РФ', 'ВТОРГНЕННЯ РФ', 'ВТРАТИ ВОРОГА', 'ГШ ЗСУ']</text:p>
      <text:p text:style-name="P4">
类别: News</text:p>
      <!--METADATA-->
      <text:p text:style-name="P4">
<draw:frame draw:style-name="fr1" draw:name="Image250" text:anchor-type="as-char" svg:width="6.9236in" svg:height="3.893007in" draw:z-index="0">
<draw:image xlink:href="../Images/AРМІЯINFORM/2023-05-09T34-00-00-04-00/2022-10-06-vorog-znov-obstrilyav-raketamy.jpg" xlink:type="simple" xlink:show="embed" xlink:actuate="onLoad" draw:mime-type="image/jpeg"/>
</draw:frame>
说明性照片</text:p>
      <text:p text:style-name="P4">
<text:span text:style-name="T4">
<text:span text:style-name="T5">
*🔥俄罗斯入侵的情况</text:span>
</text:span>
*</text:p>
      <text:p text:style-name="P4">
关于这个<text:a xlink:type="simple" xlink:href="https://www.facebook.com/GeneralStaff.ua/posts/pfbid02zNT977Ae4gAnMsForcf5pRkxXp1imddAzWxxxZZMuyJsqVAya6bnQy2Tr22VBhKml" text:style-name="Internet_20_link" text:visited-style-name="Visited_20_Internet_20_Link">
被引用</text:a>
武装部队总参谋部的Waperative信息。</text:p>
      <text:p text:style-name="P4">
“在过去的一天中，敌人在我们的Yavsk和定居点上造成了30枚导弹，61架飞机袭击了89枚火箭发射器。 私人住宅已被其他平民基础设施摧毁和破坏，有受害者。</text:p>
      <text:p text:style-name="P4">
武装部队总参谋部补充说，乌克兰所有领土的导弹和航空宪章的可能性仍然很高。</text:p>
      <text:p text:style-name="P4">
News Source: <text:a xlink:type="simple" xlink:href="https://armyinform.com.ua/2023/05/09/mynuloyi-doby-protyvnyk-zavdav-30-raketnyh-61-aviaczijnogo-udaru-ta-zdijsnyv-89-obstriliv-z-rszv/" text:style-name="Internet_20_link" text:visited-style-name="Visited_20_Internet_20_Link">
https://armyinform.com.ua/2023/05/09/mynuloyi-doby-protyvnyk-zavdav-30-raketnyh-61-aviaczijnogo-udaru-ta-zdijsnyv-89-obstriliv-z-rszv/</text:a>
</text:p>
      <!--NEWS-->
      <text:h text:style-name="P10" text:outline-level="1">
<text:span text:style-name="T4">
乌克兰后卫在四个方向上击退了42次敌对袭击</text:span>
</text:h>
      <text:p text:style-name="P4">
作者: ['АРМІЯINFORM']</text:p>
      <text:p text:style-name="P4">
时间: 2023-05-09T35:00:00-04:00</text:p>
      <text:p text:style-name="P4">
描述: 关于ZSU运营信息总人员的操作。 “敌人……与乌克兰2022年的战争，与乌克兰的战争是今天的最新消息，今天与乌克兰的战争是今天的最后一次战争，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5/1000_545_1681538376-5149.webp" text:style-name="Internet_20_link" text:visited-style-name="Visited_20_Internet_20_Link">
1000_545_1681538376-5149.webp</text:a>
']</text:p>
      <text:p text:style-name="P4">
标签: ['STOPRUSSIA', 'АГРЕСІЯ РФ', 'ВТОРГНЕННЯ РФ']</text:p>
      <text:p text:style-name="P4">
类别: News</text:p>
      <!--METADATA-->
      <text:p text:style-name="P4">
<draw:frame draw:style-name="fr1" draw:name="Image251" text:anchor-type="as-char" svg:width="6.9236in" svg:height="3.773362in" draw:z-index="0">
<draw:image xlink:href="../ConvertedIMGs/AРМІЯINFORM/2023-05-09T35-00-00-04-00/1000_545_1681538376-5149.png" xlink:type="simple" xlink:show="embed" xlink:actuate="onLoad" draw:mime-type="image/png"/>
</draw:frame>
说明性照片</text:p>
      <text:p text:style-name="P4">
<text:span text:style-name="T4">
<text:span text:style-name="T5">
*🔥俄罗斯入侵的情况</text:span>
</text:span>
*</text:p>
      <text:p text:style-name="P4">
关于这个<text:a xlink:type="simple" xlink:href="https://www.facebook.com/GeneralStaff.ua/posts/pfbid02zNT977Ae4gAnMsForcf5pRkxXp1imddAzWxxxZZMuyJsqVAya6bnQy2Tr22VBhKml" text:style-name="Internet_20_link" text:visited-style-name="Visited_20_Internet_20_Link">
被引用</text:a>
武装部队总参谋部的Waperative信息。</text:p>
      <text:p text:style-name="P4">
“敌人继续将主要努力集中在利曼，巴赫穆特，阿夫迪夫和玛丽斯基上。 有Bakhmut和Marinka的激烈战斗。 在最后一天，总共反映了前面区域的42次攻击。”</text:p>
      <text:p text:style-name="P4">
News Source: <text:a xlink:type="simple" xlink:href="https://armyinform.com.ua/2023/05/09/ukrayinski-zahysnyky-vidbyly-42-vorozhyh-ataky-na-chotyroh-napryamkah/" text:style-name="Internet_20_link" text:visited-style-name="Visited_20_Internet_20_Link">
https://armyinform.com.ua/2023/05/09/ukrayinski-zahysnyky-vidbyly-42-vorozhyh-ataky-na-chotyroh-napryamkah/</text:a>
</text:p>
      <!--NEWS-->
      <text:h text:style-name="P10" text:outline-level="1">
<text:span text:style-name="T4">
种族主义者从Zaporozhye地区的前线出口被掠夺的财产 - 总参谋部</text:span>
</text:h>
      <text:p text:style-name="P4">
作者: ['АРМІЯINFORM']</text:p>
      <text:p text:style-name="P4">
时间: 2023-05-09T36:00:00-04:00</text:p>
      <text:p text:style-name="P4">
描述: RosiSkis porto不会动摇Grabuvati Gromyan Ukrainian，这是主权的PIDPROMISM ...与乌克兰2022年的战争，与乌克兰与乌克兰的最新消息，今天与乌克兰的新闻战争，今天与乌克兰2022年的新闻战争，乌克兰和俄罗斯之间的战争将是一场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5/rosiyany-marodery.jpg" text:style-name="Internet_20_link" text:visited-style-name="Visited_20_Internet_20_Link">
rosiyany-marodery.jpg</text:a>
']</text:p>
      <text:p text:style-name="P4">
标签: ['STOPRUSSIA', 'АГРЕСІЯ РФ', 'ВІЙНА', 'ВТОРГНЕННЯ РФ', 'ГШ ЗСУ']</text:p>
      <text:p text:style-name="P4">
类别: News</text:p>
      <!--METADATA-->
      <text:p text:style-name="P4">
<draw:frame draw:style-name="fr1" draw:name="Image252" text:anchor-type="as-char" svg:width="6.9236in" svg:height="4.615733in" draw:z-index="0">
<draw:image xlink:href="../Images/AРМІЯINFORM/2023-05-09T36-00-00-04-00/rosiyany-marodery.jpg" xlink:type="simple" xlink:show="embed" xlink:actuate="onLoad" draw:mime-type="image/jpeg"/>
</draw:frame>
说明性照片</text:p>
      <text:p text:style-name="P4">
<text:span text:style-name="T4">
<text:span text:style-name="T5">
*🔥俄罗斯入侵的情况</text:span>
</text:span>
*</text:p>
      <text:p text:style-name="P4">
俄罗斯入侵者不会阻止乌克兰公民的抢劫，即在Zaporizhzhya地区暂时捕获的领土上宣传机构的企业。</text:p>
      <text:p text:style-name="P4">
关于这个<text:a xlink:type="simple" xlink:href="https://www.facebook.com/GeneralStaff.ua/posts/pfbid02zNT977Ae4gAnMsForcf5pRkxXp1imddAzWxxxZZMuyJsqVAya6bnQy2Tr22VBhKml" text:style-name="Internet_20_link" text:visited-style-name="Visited_20_Internet_20_Link">
被引用</text:a>
武装部队总参谋部的Waperative信息。</text:p>
      <text:p text:style-name="P4">
“为了出口遭到男孩碰撞线附近的定居点的掠夺财产，入侵者吸引了卡车的驾驶员和所有者，由当地合作者雕刻。 他们将其带到克里米亚的方向。”证词写道。</text:p>
      <text:p text:style-name="P4">
News Source: <text:a xlink:type="simple" xlink:href="https://armyinform.com.ua/2023/05/09/rashysty-vyvozyat-nagrabovane-majno-z-pryfrontovyh-terytorij-u-zaporizkij-oblasti-genshtab/" text:style-name="Internet_20_link" text:visited-style-name="Visited_20_Internet_20_Link">
https://armyinform.com.ua/2023/05/09/rashysty-vyvozyat-nagrabovane-majno-z-pryfrontovyh-terytorij-u-zaporizkij-oblasti-genshtab/</text:a>
</text:p>
      <!--NEWS-->
      <text:h text:style-name="P10" text:outline-level="1">
<text:span text:style-name="T4">
5月9日晚上，国防军摧毁了乌克兰释放的25枚火箭中的23枚-Valery Zaluzhny</text:span>
</text:h>
      <text:p text:style-name="P4">
作者: ['АРМІЯINFORM']</text:p>
      <text:p text:style-name="P4">
时间: 2023-05-09T37:00:00-04:00</text:p>
      <text:p text:style-name="P4">
描述: 尼克（Nich）在第9种Herbacle Porpanthi发动了25枚剧烈导弹“ Kalibr” TA X-101/X-555 ....与乌克兰2022年的战争，与乌克兰与乌克兰的最新新闻，与乌克兰2022年的新闻战争，今天持续到今天，将有战争在乌克兰和俄罗斯之间以及2022年与乌克兰的战争之间，是否会在不久的将来与乌克兰进行战争，与乌克兰的战争，今天的乌克兰新闻，乌克兰的新闻，乌克兰媒体在俄罗斯的乌克兰新闻</text:p>
      <text:p text:style-name="P4">
图片: ['<text:a xlink:type="simple" xlink:href="https://armyinform.com.ua/wp-content/uploads/2022/12/35_main-v1670826199.jpg" text:style-name="Internet_20_link" text:visited-style-name="Visited_20_Internet_20_Link">
35_main-v1670826199.jpg</text:a>
']</text:p>
      <text:p text:style-name="P4">
标签: ['ВАЛЕРІЙ ЗАЛУЖНИЙ', 'ГОЛОВНОКОМАНДУВАЧ ЗБРОЙНИХ СИЛ УКРАЇНИ', 'РАКЕТНА АТАКА', 'РАКЕТНИЙ ОБСТРІЛ']</text:p>
      <text:p text:style-name="P4">
类别: News</text:p>
      <!--METADATA-->
      <text:p text:style-name="P4">
<draw:frame draw:style-name="fr1" draw:name="Image253" text:anchor-type="as-char" svg:width="6.9236in" svg:height="4.61903in" draw:z-index="0">
<draw:image xlink:href="../Images/AРМІЯINFORM/2023-05-09T37-00-00-04-00/35_main-v1670826199.jpg" xlink:type="simple" xlink:show="embed" xlink:actuate="onLoad" draw:mime-type="image/jpeg"/>
</draw:frame>
5月9日晚上，入侵者被推出了25翼的火箭“机芯” TAH-101/X-555。 其中23人与乌克兰空军的空军与乌克兰国防军的组成部分合作摧毁了。</text:p>
      <text:p text:style-name="P4">
关于它<text:a xlink:type="simple" xlink:href="https://t.me/CinCAFU/495" text:style-name="Internet_20_link" text:visited-style-name="Visited_20_Internet_20_Link">
报告</text:a>
乌克兰将军Waleriy Zaluzhny的武装部队武装部队总司令。</text:p>
      <text:p text:style-name="P4">
值得注意的是，敌人用有翼的海事和空中基地袭击了乌克兰领土。</text:p>
      <text:p text:style-name="P4">
“在5月8日下午10:00左右，敌人从黑海航空公司释放了八枚有翼的机口径导弹，他将其指向该国东部地区。 全部八人 - 由防空司令部“东方”的部队和手段确定。</text:p>
      <text:p text:style-name="P4">
5月9日，占领者已经接近上午4:00，从战略航空飞机-CH发射了17个Winged Air Basics X-101/X-555。(里海地区). Силами та засобами протиповітряної оборониповітряного командування „Центр“ знищено 14 крилатих ракет, ще одну — у зонівідповідальності повітряного командування „Південь“. Усього знищено 15крилатих ракет Х-101/Х-555», — написав Валерій Залужний.</text:p>
      <text:p text:style-name="P4">
News Source: <text:a xlink:type="simple" xlink:href="https://armyinform.com.ua/2023/05/09/syly-oborony-znyshhyly-23-iz-25-raket-vypushhenyh-po-ukrayini-u-nich-na-9-travnya-valerij-zaluzhnyj/" text:style-name="Internet_20_link" text:visited-style-name="Visited_20_Internet_20_Link">
https://armyinform.com.ua/2023/05/09/syly-oborony-znyshhyly-23-iz-25-raket-vypushhenyh-po-ukrayini-u-nich-na-9-travnya-valerij-zaluzhnyj/</text:a>
</text:p>
      <!--NEWS-->
      <text:h text:style-name="P10" text:outline-level="1">
<text:span text:style-name="T4">
在过去的一天中，国防军的航空在敌人的集中区域进行了16次跳动</text:span>
</text:h>
      <text:p text:style-name="P4">
作者: ['АРМІЯINFORM']</text:p>
      <text:p text:style-name="P4">
时间: 2023-05-09T38:00:00-04:00</text:p>
      <text:p text:style-name="P4">
描述: Avisaats的Yya国防部队过去的Doba在Zserodzhennya的领域受到16次打击...与乌克兰2022年的战争，与乌克兰与乌克兰的最新消息，今天与乌克兰的新闻，乌克兰2022年最后一次战争，乌克兰和俄罗斯和俄罗斯之间以及俄罗斯和俄罗斯之间的战争将是一场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3/war-1.jpg" text:style-name="Internet_20_link" text:visited-style-name="Visited_20_Internet_20_Link">
war-1.jpg</text:a>
']</text:p>
      <text:p text:style-name="P4">
标签: ['STOPRUSSIA', 'АГРЕСІЯ РФ', 'ВТОРГНЕННЯ РФ', 'ГШ ЗСУ']</text:p>
      <text:p text:style-name="P4">
类别: News</text:p>
      <!--METADATA-->
      <text:p text:style-name="P4">
<draw:frame draw:style-name="fr1" draw:name="Image254" text:anchor-type="as-char" svg:width="6.9236in" svg:height="4.501139in" draw:z-index="0">
<draw:image xlink:href="../Images/AРМІЯINFORM/2023-05-09T38-00-00-04-00/war-1.jpg" xlink:type="simple" xlink:show="embed" xlink:actuate="onLoad" draw:mime-type="image/jpeg"/>
</draw:frame>
说明性照片</text:p>
      <text:p text:style-name="P4">
<text:span text:style-name="T4">
<text:span text:style-name="T5">
*🔥俄罗斯入侵的情况</text:span>
</text:span>
*</text:p>
      <text:p text:style-name="P4">
在过去的24小时内，国防军的航空在个人工作人员和敌方军事设备集中的领域中取得了16次跳动。</text:p>
      <text:p text:style-name="P4">
关于这个<text:a xlink:type="simple" xlink:href="https://www.facebook.com/GeneralStaff.ua/posts/pfbid02zNT977Ae4gAnMsForcf5pRkxXp1imddAzWxxxZZMuyJsqVAya6bnQy2Tr22VBhKml" text:style-name="Internet_20_link" text:visited-style-name="Visited_20_Internet_20_Link">
被引用</text:a>
武装部队总参谋部的Waperative信息。</text:p>
      <text:p text:style-name="P4">
“在过去的24小时中，我们的捍卫者尤其是Zala敌对无人机被摧毁。</text:p>
      <text:p text:style-name="P4">
作证说：“火箭部队和炮兵部门袭击了三个活着的硅胶区域，2个弹药仓库和3个更重要的敌对目标。”</text:p>
      <text:p text:style-name="P4">
News Source: <text:a xlink:type="simple" xlink:href="https://armyinform.com.ua/2023/05/09/aviacziya-syl-oborony-za-mynulu-dobu-zavdala-16-udariv-po-rajonah-zoseredzhennya-protyvnyka/" text:style-name="Internet_20_link" text:visited-style-name="Visited_20_Internet_20_Link">
https://armyinform.com.ua/2023/05/09/aviacziya-syl-oborony-za-mynulu-dobu-zavdala-16-udariv-po-rajonah-zoseredzhennya-protyvnyka/</text:a>
</text:p>
      <!--NEWS-->
      <text:h text:style-name="P10" text:outline-level="1">
<text:span text:style-name="T4">
武装部队的总人员警告：5月9日，俄罗斯为居民做准备</text:span>
</text:h>
      <text:p text:style-name="P4">
作者: ['АРМІЯINFORM']</text:p>
      <text:p text:style-name="P4">
时间: 2023-05-09T39:00:00-04:00</text:p>
      <text:p text:style-name="P4">
描述: 邮报的“ Trivoy”  - 维玛加（Vimaga），恶意的新伟大受害者，阿比·索罗（Abi Solo）...与乌克兰2022年的战争，与乌克兰的最新新闻，今天与乌克兰的新闻战争，乌克兰2022年的新闻战争，今天将会发生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08/censor_social-e1683610187532.jpg" text:style-name="Internet_20_link" text:visited-style-name="Visited_20_Internet_20_Link">
censor_social-e1683610187532.jpg</text:a>
']</text:p>
      <text:p text:style-name="P4">
标签: ['STOPRUSSIA', 'АГРЕСІЯ РФ', 'ВТОРГНЕННЯ РФ', 'ГШ ЗСУ']</text:p>
      <text:p text:style-name="P4">
类别: News</text:p>
      <!--METADATA-->
      <text:p text:style-name="P4">
<draw:frame draw:style-name="fr1" draw:name="Image255" text:anchor-type="as-char" svg:width="6.9236in" svg:height="3.584808in" draw:z-index="0">
<draw:image xlink:href="../Images/AРМІЯINFORM/2023-05-09T39-00-00-04-00/censor_social-e1683610187532.jpg" xlink:type="simple" xlink:show="embed" xlink:actuate="onLoad" draw:mime-type="image/jpeg"/>
</draw:frame>
俄罗斯的“胜利”不断要求新的重大伤亡和犯罪来支持其自身人口的支持。 根据武装部队的总人员的说法，计划于5月9日参加游行，包括参与。 俄罗斯可能会为其居民做准备。 为了政治目的，他们被自己的人民整齐地摧毁。</text:p>
      <text:p text:style-name="P4">
关于这个<text:a xlink:type="simple" xlink:href="https://www.facebook.com/GeneralStaff.ua/posts/pfbid027tkFSkbLVaKdj8mqBsgjRJAiSpoVA7YhMg2V64T8UVSGWtzrsdTtSioqUMSUGyHtl" text:style-name="Internet_20_link" text:visited-style-name="Visited_20_Internet_20_Link">
告知</text:a>
武装部队的总人员。</text:p>
      <text:p text:style-name="P4">
“挑衅和谎言是暴君和侵略者的永恒武器。 战争的整个本质已经散布在俄罗斯对乌克兰的侵害，是我们不是他们。 我们击败了那不勒斯战。 他们还轰炸了平民聚集的孕产医院和电台。 我们的敌人是一个恐怖分子，他被神圣的日期抢购。</text:p>
      <text:p text:style-name="P4">
武装部队总裁提醒，乌克兰的国防军仅在国际人道主义法的框架内运作，遵守战争的规则和习俗。</text:p>
      <text:p text:style-name="P4">
“人们的生活是我们的关键价值。 我们不与平民法规，尤其是儿童作斗争。 我们的目标是保护我们的国家。”武装部队说。</text:p>
      <text:p text:style-name="P4">
News Source: <text:a xlink:type="simple" xlink:href="https://armyinform.com.ua/2023/05/09/genshtab-zsu-poperedzhaye-9-travnya-rosiya-gotuye-provokacziyi-proty-svoyih-meshkancziv/" text:style-name="Internet_20_link" text:visited-style-name="Visited_20_Internet_20_Link">
https://armyinform.com.ua/2023/05/09/genshtab-zsu-poperedzhaye-9-travnya-rosiya-gotuye-provokacziyi-proty-svoyih-meshkancziv/</text:a>
</text:p>
      <!--NEWS-->
      <text:h text:style-name="P10" text:outline-level="1">
<text:span text:style-name="T4">
自大规模侵略以来</text:span>
</text:h>
      <text:p text:style-name="P4">
作者: ['АРМІЯINFORM']</text:p>
      <text:p text:style-name="P4">
时间: 2023-05-09T40:00:00-04:00</text:p>
      <text:p text:style-name="P4">
描述: Zagalni Boyov，将敌人于02.24.22至09/09/23 Orintovo成为：...与乌克兰2022的战争，与乌克兰的最新新闻，今天与乌克兰的新闻战争，今天与乌克兰2022年的新闻战，乌克兰会在乌克兰之间发生战争和俄罗斯，当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5/c2400a40-4734-4556-9d59-54441f38e9af-scaled.jpg" text:style-name="Internet_20_link" text:visited-style-name="Visited_20_Internet_20_Link">
c2400a40-4734-4556-9d59-54441f38e9af-scaled.jpg</text:a>
']</text:p>
      <text:p text:style-name="P4">
标签: ['STOPRUSSIA', 'АГРЕСІЯ РФ', 'ВТОРГНЕННЯ РФ', 'ВТРАТИ ВОРОГА', 'ГШ ЗСУ']</text:p>
      <text:p text:style-name="P4">
类别: News</text:p>
      <!--METADATA-->
      <text:p text:style-name="P4">
<draw:frame draw:style-name="fr1" draw:name="Image256" text:anchor-type="as-char" svg:width="6.9236in" svg:height="6.975527in" draw:z-index="0">
<draw:image xlink:href="../Images/AРМІЯINFORM/2023-05-09T40-00-00-04-00/c2400a40-4734-4556-9d59-54441f38e9af-scaled.jpg" xlink:type="simple" xlink:show="embed" xlink:actuate="onLoad" draw:mime-type="image/jpeg"/>
</draw:frame>
从24.02.22到09.05.23的敌人的总损失将定向：</text:p>
      <text:p text:style-name="P4">
<text:span text:style-name="T4">
<text:span text:style-name="T5">
人员 -  </text:span>
* 195620(+650)淘汰的人</text:span>
<text:span text:style-name="T5">
坦克 -  </text:span>
<text:span text:style-name="T5">
 3734(+4)</text:span>
<text:span text:style-name="T4">
战斗装甲车 -  </text:span>
 7258(+4)<text:span text:style-name="T4">
<text:span text:style-name="T5">
炮兵系统 -  </text:span>
<text:span text:style-name="T5">
 3031(+13)</text:span>
 </text:span>
 rszv- <text:span text:style-name="T4">
 554(0)</text:span>
<text:span text:style-name="T5">
防空 -  </text:span>
<text:span text:style-name="T5">
 307(+1)</text:span>
<text:span text:style-name="T4">
飞机 -  </text:span>
 308(0)<text:span text:style-name="T4">
<text:span text:style-name="T5">
直升机 -  </text:span>
* 294(0)</text:span>
<text:span text:style-name="T5">
无人机手术战术水平 -  </text:span>
<text:span text:style-name="T5">
 2618(+4)</text:span>
<text:span text:style-name="T4">
有翼的导弹 -  </text:span>
 955(+8)<text:span text:style-name="T4">
<text:span text:style-name="T5">
船 /船 -  </text:span>
* 18(0)</text:span>
<text:span text:style-name="T5">
汽车设备和坦克 -  </text:span>
<text:span text:style-name="T5">
 5969(+11)</text:span>
<text:span text:style-name="T4">
特殊技术 -  </text:span>
 388(+4)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09.05.23。</text:p>
      <text:p text:style-name="P4">
News Source: <text:a xlink:type="simple" xlink:href="https://armyinform.com.ua/2023/05/09/ponad-195-tysyach-vijskovyh-vtratyla-armiya-rf-v-ukrayini-z-pochatku-shyrokomasshtabnoyi-agresiyi/" text:style-name="Internet_20_link" text:visited-style-name="Visited_20_Internet_20_Link">
https://armyinform.com.ua/2023/05/09/ponad-195-tysyach-vijskovyh-vtratyla-armiya-rf-v-ukrayini-z-pochatku-shyrokomasshtabnoyi-agresiyi/</text:a>
</text:p>
      <!--NEWS-->
      <text:h text:style-name="P10" text:outline-level="1">
<text:span text:style-name="T4">
在纪念暴政的那天，俄罗斯以乌克兰的大规模炮击 - 美国大使</text:span>
</text:h>
      <text:p text:style-name="P4">
作者: ['АРМІЯINFORM']</text:p>
      <text:p text:style-name="P4">
时间: 2023-05-09T41:00:00-04:00</text:p>
      <text:p text:style-name="P4">
描述: 在那个小时，如果里奇尼茨（Richnitsa）的索引是蒂拉尼尤（Tiraniyu）的磨削，战争……与乌克兰2022的战争，与乌克兰的战争是今天的最新消息，那么与乌克兰2022年的新闻战是今天的最后一场，是今天的最后一场新闻。乌克兰与俄罗斯之间会发生战争吗？乌克兰在2022年与乌克兰的战争将在不久的将来与乌克兰发生战争，他们说，与乌克兰的战争，今天的乌克兰新闻，乌克兰的新闻，乌克兰的新闻俄罗斯的乌克兰媒体</text:p>
      <text:p text:style-name="P4">
图片: ['<text:a xlink:type="simple" xlink:href="https://armyinform.com.ua/wp-content/uploads/2023/05/obstril.jpg" text:style-name="Internet_20_link" text:visited-style-name="Visited_20_Internet_20_Link">
obstril.jpg</text:a>
']</text:p>
      <text:p text:style-name="P4">
标签: ['STOPRUSSIA', 'БРІДЖИТ БРІНК', 'ОБСТРІЛ УКРАЇНИ', 'ПОСОЛ США В УКРАЇНІ']</text:p>
      <text:p text:style-name="P4">
类别: News</text:p>
      <!--METADATA-->
      <text:p text:style-name="P4">
<draw:frame draw:style-name="fr1" draw:name="Image257" text:anchor-type="as-char" svg:width="6.9236in" svg:height="3.894525in" draw:z-index="0">
<draw:image xlink:href="../Images/AРМІЯINFORM/2023-05-09T41-00-00-04-00/obstril.jpg" xlink:type="simple" xlink:show="embed" xlink:actuate="onLoad" draw:mime-type="image/jpeg"/>
</draw:frame>
在文明世界庆祝暴政胜利周年纪念日时，俄罗斯对乌克兰进行了巨大的炮击。</text:p>
      <text:p text:style-name="P4">
关于它<text:a xlink:type="simple" xlink:href="https://twitter.com/USAmbKyiv/status/1655791068166733824" text:style-name="Internet_20_link" text:visited-style-name="Visited_20_Internet_20_Link">
陈述</text:a>
美国驻乌克兰布里奇特边缘的大使。</text:p>
      <text:p text:style-name="P4">
“乌克兰，欧洲和美国昨天赢得了暴政的胜利。 俄罗斯在5月9日在比金乌克兰城市和熟睡的平民推出的新火箭和无人机。”布里奇特·布林克克说。</text:p>
      <text:p text:style-name="P4">
回想一下，在5月9日晚上，入侵者发射了25枚有翼的导弹“口径”和X-101/X-555，其中23个<text:a xlink:type="simple" xlink:href="https://armyinform.com.ua/2023/05/09/syly-oborony-znyshhyly-23-iz-25-raket-vypushhenyh-po-ukrayini-u-nich-na-9-travnya-valerij-zaluzhnyj/" text:style-name="Internet_20_link" text:visited-style-name="Visited_20_Internet_20_Link">
被摧毁</text:a>
乌克兰武装部队空军与乌克兰国防军组成部分有关的空军。</text:p>
      <text:p text:style-name="P4">
News Source: <text:a xlink:type="simple" xlink:href="https://armyinform.com.ua/2023/05/09/u-den-vshanuvannya-peremogy-nad-tyraniyeyu-rosiya-vidznachylasya-masovanym-obstrilom-ukrayiny-posol-ssha/" text:style-name="Internet_20_link" text:visited-style-name="Visited_20_Internet_20_Link">
https://armyinform.com.ua/2023/05/09/u-den-vshanuvannya-peremogy-nad-tyraniyeyu-rosiya-vidznachylasya-masovanym-obstrilom-ukrayiny-posol-ssha/</text:a>
</text:p>
      <!--NEWS-->
      <text:h text:style-name="P10" text:outline-level="1">
<text:span text:style-name="T4">
在乌克兰沉默的时刻</text:span>
</text:h>
      <text:p text:style-name="P4">
作者: ['АРМІЯINFORM']</text:p>
      <text:p text:style-name="P4">
时间: 2023-05-09T42: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5/candle.gif" text:style-name="Internet_20_link" text:visited-style-name="Visited_20_Internet_20_Link">
candle.gif</text:a>
']</text:p>
      <text:p text:style-name="P4">
标签: ['STOPRUSSIA', "ВШАНУВАННЯ ПАМ'ЯТІ ГЕРОЇВ", 'ХВИЛИНА МОВЧАННЯ']</text:p>
      <text:p text:style-name="P4">
类别: News</text:p>
      <!--METADATA-->
      <text:p text:style-name="P4">
<draw:frame draw:style-name="fr1" draw:name="Image258" text:anchor-type="as-char" svg:width="6.9236in" svg:height="3.895992in" draw:z-index="0">
<draw:image xlink:href="../Images/AРМІЯINFORM/2023-05-09T42-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5/09/v-ukrayini-hvylyna-movchannya-2/" text:style-name="Internet_20_link" text:visited-style-name="Visited_20_Internet_20_Link">
https://armyinform.com.ua/2023/05/09/v-ukrayini-hvylyna-movchannya-2/</text:a>
</text:p>
      <!--NEWS-->
      <text:h text:style-name="P10" text:outline-level="1">
<text:span text:style-name="T4">
欧盟委员会主席抵达乌克兰：基辅是庆祝欧洲日的相关场所</text:span>
</text:h>
      <text:p text:style-name="P4">
作者: ['АРМІЯINFORM']</text:p>
      <text:p text:style-name="P4">
时间: 2023-05-09T43:00:00-04:00</text:p>
      <text:p text:style-name="P4">
描述: 在乌克兰首都之前，乌尔苏拉·冯·德·莱安（Ursula von der Lyan）的总统完成了。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ursula-1.jpg" text:style-name="Internet_20_link" text:visited-style-name="Visited_20_Internet_20_Link">
ursula-1.jpg</text:a>
']</text:p>
      <text:p text:style-name="P4">
标签: ['STOPRUSSIA', 'ДЕНЬ ЄВРОПИ', 'ПРЕЗИДЕНТКА ЄВРОКОМІСІЇ', 'УРСУЛА ФОН ДЕР ЛЯЄН']</text:p>
      <text:p text:style-name="P4">
类别: News</text:p>
      <!--METADATA-->
      <text:p text:style-name="P4">
<draw:frame draw:style-name="fr1" draw:name="Image259" text:anchor-type="as-char" svg:width="6.9236in" svg:height="3.894525in" draw:z-index="0">
<draw:image xlink:href="../Images/AРМІЯINFORM/2023-05-09T43-00-00-04-00/ursula-1.jpg" xlink:type="simple" xlink:show="embed" xlink:actuate="onLoad" draw:mime-type="image/jpeg"/>
</draw:frame>
欧盟委员会主席Ursula von Derlyen抵达乌克兰首都。</text:p>
      <text:p text:style-name="P4">
她<text:a xlink:type="simple" xlink:href="https://twitter.com/vonderleyen/status/1655801973378019329" text:style-name="Internet_20_link" text:visited-style-name="Visited_20_Internet_20_Link">
报告</text:a>
UTWITTER。</text:p>
      <text:p text:style-name="P4">
“再次进入基辅是很好的。 我们价值的值得到保护。 因此，这是庆祝欧洲日的地方。 我祝贺乌克兰沃迪米尔·泽伦斯基(Volodymyr Zelensky)总统在5月9日和乌克兰的这一决定。” Ursula von der Lyen说。</text:p>
      <text:p text:style-name="P4">
应该指出的是，这是欧洲委员会主席对基辅的第五次访问，从诺维克俄罗斯对俄罗斯的入侵中的入侵。 上次Ursula von derlyen <text:a xlink:type="simple" xlink:href="https://armyinform.com.ua/2023/02/02/uchetverte-z-pochatku-vtorgnennya-rf-prezydentka-yevrokomisiyi-prybula-do-kyyeva/" text:style-name="Internet_20_link" text:visited-style-name="Visited_20_Internet_20_Link">
来</text:a>
22023年2月至基辅。</text:p>
      <text:p text:style-name="P4">
我们将提醒乌克兰Volodymyr Zelenskyy总裁<text:a xlink:type="simple" xlink:href="https://armyinform.com.ua/2023/05/08/shhoroku-9-travnya-ukrayina-vidznachatyme-den-yevropy-ukaz-prezydenta/" text:style-name="Internet_20_link" text:visited-style-name="Visited_20_Internet_20_Link">
批准</text:a>
相关法令于1月9日颁发给欧洲。</text:p>
      <text:p text:style-name="P4">
News Source: <text:a xlink:type="simple" xlink:href="https://armyinform.com.ua/2023/05/09/v-ukrayinu-prybula-prezydentka-yevrokomisiyi-kyyiv-dorechne-miscze-dlya-svyatkuvannya-dnya-yevropy/" text:style-name="Internet_20_link" text:visited-style-name="Visited_20_Internet_20_Link">
https://armyinform.com.ua/2023/05/09/v-ukrayinu-prybula-prezydentka-yevrokomisiyi-kyyiv-dorechne-miscze-dlya-svyatkuvannya-dnya-yevropy/</text:a>
</text:p>
      <!--NEWS-->
      <text:h text:style-name="P10" text:outline-level="1">
<text:span text:style-name="T4">
已从俄罗斯囚禁中释放了超过900万的Hryvnias</text:span>
</text:h>
      <text:p text:style-name="P4">
作者: ['АРМІЯINFORM']</text:p>
      <text:p text:style-name="P4">
时间: 2023-05-09T44:00:00-04:00</text:p>
      <text:p text:style-name="P4">
描述: 乌克兰Vyplachuvati主权Domovo Zvillenim至Polon。 Days Bulo ...与乌克兰2022年的战争，与乌克兰的最新消息，今天与乌克兰的新闻战争，2022年的新闻战争，今天的最后一次战争将在乌克兰和俄罗斯之间以及2022年与乌克兰的战争之间发生战争，将在不久的将来与乌克兰发动战争，说，与乌克兰的战争，今天的乌克兰新闻，乌克兰的新闻，乌克兰媒体的俄罗斯媒体</text:p>
      <text:p text:style-name="P4">
图片: ['<text:a xlink:type="simple" xlink:href="https://armyinform.com.ua/wp-content/uploads/2022/10/groshova-dopomoga.jpg" text:style-name="Internet_20_link" text:visited-style-name="Visited_20_Internet_20_Link">
groshova-dopomoga.jpg</text:a>
']</text:p>
      <text:p text:style-name="P4">
标签: ['АГРЕСІЯ РФ', 'ВІЙСЬКОВОПОЛОНЕНІ', 'ДЕРЖАВНА ДОПОМОГА', 'ЗВІЛЬНЕНІ З ПОЛОНУ', 'МІНРЕІНТЕГРАЦІЇ']</text:p>
      <text:p text:style-name="P4">
类别: News</text:p>
      <!--METADATA-->
      <text:p text:style-name="P4">
<draw:frame draw:style-name="fr1" draw:name="Image260" text:anchor-type="as-char" svg:width="6.9236in" svg:height="4.542853in" draw:z-index="0">
<draw:image xlink:href="../Images/AРМІЯINFORM/2023-05-09T44-00-00-04-00/groshova-dopomoga.jpg" xlink:type="simple" xlink:show="embed" xlink:actuate="onLoad" draw:mime-type="image/jpeg"/>
</draw:frame>
乌克兰继续向国家援助被囚禁。 另外930万hryvnias被转移到了RERBS发布的银行帐户。</text:p>
      <text:p text:style-name="P4">
关于它<text:a xlink:type="simple" xlink:href="https://minre.gov.ua/2023/05/08/minreintegracziyi-prodovzhuye-vyplachuvaty-derzhdopomogu-zvilnenym-z-polonu/" text:style-name="Internet_20_link" text:visited-style-name="Visited_20_Internet_20_Link">
报告</text:a>
乌克兰暂时占领领土重新融入独立部。</text:p>
      <text:p text:style-name="P4">
据该部门称，州财政援助在1万赫里维尼亚(Hryvnias)举行，另有93人被囚禁。</text:p>
      <text:p text:style-name="P4">
参考：2023年1月至4月，重返社会部列出了100,000个国家援助328 UAH，从囚禁和255个囚犯家庭中释放出来。</text:p>
      <text:p text:style-name="P4">
News Source: <text:a xlink:type="simple" xlink:href="https://armyinform.com.ua/2023/05/09/ponad-9-mln-gryven-dopomogy-pererahuvaly-zvilnenym-z-rosijskogo-polonu/" text:style-name="Internet_20_link" text:visited-style-name="Visited_20_Internet_20_Link">
https://armyinform.com.ua/2023/05/09/ponad-9-mln-gryven-dopomogy-pererahuvaly-zvilnenym-z-rosijskogo-polonu/</text:a>
</text:p>
      <!--NEWS-->
      <text:h text:style-name="P10" text:outline-level="1">
<text:span text:style-name="T4">
UAKS对克里姆林宫的攻击有几个版本-GUR</text:span>
</text:h>
      <text:p text:style-name="P4">
作者: ['АРМІЯINFORM']</text:p>
      <text:p text:style-name="P4">
时间: 2023-05-09T45:00:00-04:00</text:p>
      <text:p text:style-name="P4">
描述: 莫斯科克里姆林宫4种草药中的吹打bezpizilotnitniki可能有好处...与乌克兰2022年的战争，与乌克兰的最新新闻战争，今天与乌克兰的新闻，乌克兰2022年最后一次与乌克兰的新闻战争，乌克兰和俄罗斯和俄罗斯和战争之间的战争将会发生战争他们说，随着2022年，乌克兰将在不久的将来与乌克兰发动战争，他们说，与乌克兰的战争，今天的乌克兰新闻，乌克兰的新闻，乌克兰媒体在俄罗斯的乌克兰新闻</text:p>
      <text:p text:style-name="P4">
图片: ['<text:a xlink:type="simple" xlink:href="https://armyinform.com.ua/wp-content/uploads/2023/05/yusov.jpg" text:style-name="Internet_20_link" text:visited-style-name="Visited_20_Internet_20_Link">
yusov.jpg</text:a>
']</text:p>
      <text:p text:style-name="P4">
标签: ['АГРЕСІЯ РФ', 'АНДРІЙ ЮСОВ', 'БПЛА', 'ВТОРГНЕННЯ РФ', 'ГУР МОУ']</text:p>
      <text:p text:style-name="P4">
类别: News</text:p>
      <!--METADATA-->
      <text:p text:style-name="P4">
<draw:frame draw:style-name="fr1" draw:name="Image261" text:anchor-type="as-char" svg:width="6.9236in" svg:height="4.612849in" draw:z-index="0">
<draw:image xlink:href="../Images/AРМІЯINFORM/2023-05-09T45-00-00-04-00/yusov.jpg" xlink:type="simple" xlink:show="embed" xlink:actuate="onLoad" draw:mime-type="image/jpeg"/>
</draw:frame>
5月4日在莫斯科克里姆林宫对无人机的打击可能与局部抵抗力的骨骼或与SO被称为克里姆林宫夏娃的摊牌有关。</text:p>
      <text:p text:style-name="P4">
关于它<text:a xlink:type="simple" xlink:href="https://gur.gov.ua/content/vnutrishnorosiiske-protystoiannia-predstavnyk-hur-andrii-iusov-pro-ataku-droniv-na-kreml.html" text:style-name="Internet_20_link" text:visited-style-name="Visited_20_Internet_20_Link">
报告</text:a>
乌克兰国防部情报局主要局。</text:p>
      <text:p text:style-name="P4">
据军事情报代表安德里·尤索夫(Andriy Yusov)表示，如此严重的信息宣传行动，这是无人机对克里姆林宫(Kremlin)的影响，克里姆林宫(Kremlin)是适当的计划和资源的需求。 然而，乌克兰将其强加的力量引向另一个渠道。</text:p>
      <text:p text:style-name="P4">
“乌克兰有正式职位，官员：不，没有参与，没有必要。 由于乌克兰安全部队和国防的措施是针对占领的，乌克兰领土的解放以及敌人的军事物体的处置。”古尔发言人强调。</text:p>
      <text:p text:style-name="P4">
根据安德烈·尤索夫(Andrei Yusov)的说法，无人机对克里姆林宫(Kremlin)的影响使普京政权(Putin)的政权表明他无法控制这种情况。</text:p>
      <text:p text:style-name="P4">
“当我们谈论克里姆林宫时，我们需要记住，它具有不同的“塔楼”，并且与不同的人生活在一起，经常有不同的人，有时甚至与相反的人相处。 因此，某些“塔楼”的居民很可能涉及到Andrey Yusov。</text:p>
      <text:p text:style-name="P4">
同时，乌克兰内政部gur的代表并不拒绝在克里姆林宫退后的攻击，以挑衅俄罗斯境内下一波动员的浪潮。</text:p>
      <text:p text:style-name="P4">
GUR代表强调说：“正如俄罗斯的宣传非常迅速，非常迅速地提出的那样，这一事件不能被解释为普京的尝试。”</text:p>
      <text:p text:style-name="P4">
News Source: <text:a xlink:type="simple" xlink:href="https://armyinform.com.ua/2023/05/09/ye-kilka-versij-ataky-bpla-po-kremlyu-gur/" text:style-name="Internet_20_link" text:visited-style-name="Visited_20_Internet_20_Link">
https://armyinform.com.ua/2023/05/09/ye-kilka-versij-ataky-bpla-po-kremlyu-gur/</text:a>
</text:p>
      <!--NEWS-->
      <text:h text:style-name="P10" text:outline-level="1">
<text:span text:style-name="T4">
纳塔利亚·汉尼克（Natalia Humeniuk</text:span>
</text:h>
      <text:p text:style-name="P4">
作者: ['Володимир Скоростецький']</text:p>
      <text:p text:style-name="P4">
时间: 2023-05-09T46:00:00-04:00</text:p>
      <text:p text:style-name="P4">
描述: 关于该国Pivdni在Etermarathon“єIiniNews”中的情况... Roditzuyee ...与乌克兰2022年的战争，与乌克兰的战争是今天的最新新闻，这是与乌克兰2022年的新闻战争，这是今天的最后一场，是今天的最后一场，威尔是威尔乌克兰与俄罗斯之间发生战争，当与2022年的战争时，乌克兰会在不久的将来与乌克兰发生战争，他们说，与乌克兰的战争，今天的乌克兰新闻，乌克兰的新闻，乌克兰的新闻俄罗斯的媒体</text:p>
      <text:p text:style-name="P4">
图片: ['<text:a xlink:type="simple" xlink:href="https://armyinform.com.ua/wp-content/uploads/2022/11/2-nataliya-gumenyuk-e1672058964734.jpg" text:style-name="Internet_20_link" text:visited-style-name="Visited_20_Internet_20_Link">
2-nataliya-gumenyuk-e1672058964734.jpg</text:a>
']</text:p>
      <text:p text:style-name="P4">
标签: ['ЄДИНІ НОВИНИ', 'НАТАЛІЯ ГУМЕНЮК', 'РАКЕТНІ ОБСТРІЛИ']</text:p>
      <text:p text:style-name="P4">
类别: News</text:p>
      <!--METADATA-->
      <text:p text:style-name="P4">
<draw:frame draw:style-name="fr1" draw:name="Image262" text:anchor-type="as-char" svg:width="6.9236in" svg:height="4.206087in" draw:z-index="0">
<draw:image xlink:href="../Images/AРМІЯINFORM/2023-05-09T46-00-00-04-00/2-nataliya-gumenyuk-e1672058964734.jpg" xlink:type="simple" xlink:show="embed" xlink:actuate="onLoad" draw:mime-type="image/jpeg"/>
</draw:frame>
纳塔利亚·汉尼克(Natalia Humeniuk)</text:p>
      <text:p text:style-name="P4">
关于该国南部的局势在Teleterna“统一新闻”以太报道了第一级纳塔利亚古米尼克(Nataliagumeniuk)南部乌克兰的国防军中心。</text:p>
      <text:p text:style-name="P4">
据她说，乌克兰的许多地区都感到今晚敌人的火箭袭击。</text:p>
      <ul>
        <li>
这就是我们警告和专注于此。 这一天可能是敌对的活动。 当与那些“神圣的日期”绑定时，他们不会留下“连接”。 据报道，在我们责任领域射击了三枚火箭。 在大多数情况下，敌人针对乌克兰中部。 我们说，敌人将继续恐吓和指导他们的努力，以使我们的人口保持紧张，至少今天 - 纳塔利娅·汉尼克(Natalia Humeniuk)说。</li>
      </ul>
      <text:p text:style-name="P4">
她还提醒不要处于危险之中，以避免簇，有意识地对待敌人攻击的危险。</text:p>
      <text:p text:style-name="P4">
她还补充说，敌人不仅用突破性的火箭来使用火箭，而且还使用了基于海事的导弹，他们长期以来一直在准备很长时间。 他们的携带者沿着黑海吠叫，藏在那里。</text:p>
      <ul>
        <li>
有四个这样的火箭载体。 在夜间，敌人增加了数量，增加了另一个。 从一个地面载体中，有“口径”的发射，成功地削减了防空防御。 我们只是警告说，敌人可能在先前的导弹攻击的帮助下试图找出如何绕过我们的空中国防军。 但是他们没有成功，这是乌克兰南部部队的发言人说。</li>
      </ul>
      <text:p text:style-name="P4">
此外，第一排名纳塔利娅·汉尼克(Natalia Humeniuk)告诉现在，现在有18个单位对黑海有害。 其中有五个。 考虑到他们晚上使瓦利斯做出了。 但是至少有28个“口径”火箭，敌人握住敌人。 口径导弹是占用武器高的武器，占用者通常用于中风和关键基础设施，物流等。</text:p>
      <text:p text:style-name="P4">
她说，敌人继续使用仍然可以负担的导弹潜力。 特别是，除了X-101导弹外，它们还使用X-555，X-22火箭。 而且经常使用无人机。</text:p>
      <text:p text:style-name="P4">
News Source: <text:a xlink:type="simple" xlink:href="https://armyinform.com.ua/2023/05/09/nataliya-gumenyuk-povidomyla-skilky-raketonosiyiv-z-kalibramy-rosiya-trymaye-v-chornomu-mori/" text:style-name="Internet_20_link" text:visited-style-name="Visited_20_Internet_20_Link">
https://armyinform.com.ua/2023/05/09/nataliya-gumenyuk-povidomyla-skilky-raketonosiyiv-z-kalibramy-rosiya-trymaye-v-chornomu-mori/</text:a>
</text:p>
      <!--NEWS-->
      <text:h text:style-name="P10" text:outline-level="1">
<text:span text:style-name="T4">
白天，救援人员去消除了敌人炮击近200次的后果</text:span>
</text:h>
      <text:p text:style-name="P4">
作者: ['АРМІЯINFORM']</text:p>
      <text:p text:style-name="P4">
时间: 2023-05-09T47:00:00-04:00</text:p>
      <text:p text:style-name="P4">
描述: 最后一次，乌克兰Zvazvichahi服务的8次受伤...与乌克兰2022的战争，与乌克兰的战争是今天的最新消息，与乌克兰2022的新闻战是今天的最后一场新闻乌克兰和俄罗斯之间的战争，以及与乌克兰的战争将在2022年发生的战争，无论是否将在不久的将来与乌克兰发生战争，他们说，与乌克兰的战争，乌克兰的新闻今天，乌克兰媒体的新闻，乌克兰的新闻在俄罗斯</text:p>
      <text:p text:style-name="P4">
图片: ['<text:a xlink:type="simple" xlink:href="https://armyinform.com.ua/wp-content/uploads/2023/03/ac9232d099cb3d54f7d73ef2deca81a2_l.jpg" text:style-name="Internet_20_link" text:visited-style-name="Visited_20_Internet_20_Link">
ac9232d099cb3d54f7d73ef2deca81a2_l.jpg</text:a>
']</text:p>
      <text:p text:style-name="P4">
标签: ['STOPRUSSIA', 'АГРЕСІЯ РФ', 'ВІЙНА', 'ВТОРГНЕННЯ РФ', 'ДСНС УКРАЇНИ', 'ЛІКВІДАЦІЯ НАСЛІДКІВ ВОРОЖИХ ОБСТРІЛІВ']</text:p>
      <text:p text:style-name="P4">
类别: News</text:p>
      <!--METADATA-->
      <text:p text:style-name="P4">
<draw:frame draw:style-name="fr1" draw:name="Image263" text:anchor-type="as-char" svg:width="6.9236in" svg:height="4.592655in" draw:z-index="0">
<draw:image xlink:href="../Images/AРМІЯINFORM/2023-05-09T47-00-00-04-00/ac9232d099cb3d54f7d73ef2deca81a2_l.jpg" xlink:type="simple" xlink:show="embed" xlink:actuate="onLoad" draw:mime-type="image/jpeg"/>
</draw:frame>
说明性照片</text:p>
      <text:p text:style-name="P4">
在5月8日<text:span text:style-name="T4">
的最后一天，</text:span>
乌克兰公务员不确定情况的公务员部门<text:span text:style-name="T4">
 196旅行</text:span>
，以消除定居点和基础设施的居民的后果。 消除了10次大火。 提供了心理帮助121。</text:p>
      <text:p text:style-name="P4">
这在[消息]中说明了(https://dsns.gov.ua/uk/news/nadzvicaini-podiyi/operativna-informaciia-dsns-shhodo-naslidkiv-vedennia-boiovix-dii-rosiiskoiu-federacijeiu-151)乌克兰的SES。</text:p>
      <text:p text:style-name="P4">
自从俄罗斯进行大规模侵略的开始以来，乌克兰SES的单位已经出发了93 391，以消除炮击的后果，消除了144455大火，营救了4040人，为213 484人提供了心理援助。</text:p>
      <text:p text:style-name="P4">
News Source: <text:a xlink:type="simple" xlink:href="https://armyinform.com.ua/2023/05/09/za-dobu-ryatuvalnyky-majzhe-200-raziv-vyyizhdzhaly-na-likvidacziyu-naslidkiv-vorozhyh-obstriliv-3/" text:style-name="Internet_20_link" text:visited-style-name="Visited_20_Internet_20_Link">
https://armyinform.com.ua/2023/05/09/za-dobu-ryatuvalnyky-majzhe-200-raziv-vyyizhdzhaly-na-likvidacziyu-naslidkiv-vorozhyh-obstriliv-3/</text:a>
</text:p>
      <!--NEWS-->
      <text:h text:style-name="P10" text:outline-level="1">
<text:span text:style-name="T4">
尤里·伊格纳特（Yuri Ignat）讲述了乌克兰夜间攻击的细节</text:span>
</text:h>
      <text:p text:style-name="P4">
作者: ['Володимир Скоростецький']</text:p>
      <text:p text:style-name="P4">
时间: 2023-05-09T48:00:00-04:00</text:p>
      <text:p text:style-name="P4">
描述:  - 马里Vechirnyu攻击Blizko 22:00 8 Harse。 Visim“ Kalibriv” Bulo是由该船发起的...与乌克兰2022的战争，与乌克兰的战争是今天的最新消息，今天与乌克兰的新闻战2022是今天的最后一场新闻，乌克兰与俄罗斯之间的战争是否会发生战争当他们在不久的将来与乌克兰与乌克兰发动战争时，他们说，与乌克兰与乌克兰的战争，今天的乌克兰新闻，乌克兰新闻，乌克兰媒体在俄罗斯的乌克兰新闻</text:p>
      <text:p text:style-name="P4">
图片: ['<text:a xlink:type="simple" xlink:href="https://armyinform.com.ua/wp-content/uploads/2022/11/rechnyk-ps-zsu-yurij-ignat.jpg" text:style-name="Internet_20_link" text:visited-style-name="Visited_20_Internet_20_Link">
rechnyk-ps-zsu-yurij-ignat.jpg</text:a>
']</text:p>
      <text:p text:style-name="P4">
标签: ['ПС ЗСУ', 'РАКЕТНИЙ ОБСТРІЛ', 'ЮРІЙ ІГНАТ']</text:p>
      <text:p text:style-name="P4">
类别: News</text:p>
      <!--METADATA-->
      <text:p text:style-name="P4">
<draw:frame draw:style-name="fr1" draw:name="Image264" text:anchor-type="as-char" svg:width="6.9236in" svg:height="4.612849in" draw:z-index="0">
<draw:image xlink:href="../Images/AРМІЯINFORM/2023-05-09T48-00-00-04-00/rechnyk-ps-zsu-yurij-ignat.jpg" xlink:type="simple" xlink:show="embed" xlink:actuate="onLoad" draw:mime-type="image/jpeg"/>
</draw:frame>
Ignatius Ignatius上校上校。 说明性照片</text:p>
      <ul>
        <li>
他们在5月8日22:00左右发生了夜间袭击。 八个“口径”是由敌人在黑海发射的。 所有空气目标都被破坏了。 在空中司令部的区域责任中，“东”的工作是100％。 到了晚上，敌人提高了TU-95MC的战略性航空，并从里海地区制造了17枚有翼导弹X-101/X-555。 减少了15枚火箭：14个在中心空中司令部的责任领域，一个 - 空中司令部“南方”的部队。 在5月9日晚上，我们共25个发射中有23个鞭打翼。 武装部队武装部队的指挥官感谢所有参与夜间袭击的军事军人 - 在空军达波尔上校尤里·伊格纳特(Yuri Yuri Ignat)指挥的“一个新闻”发言人中发言。</li>
      </ul>
      <text:p text:style-name="P4">
尤里·伊格纳特上校还指出，夜间袭击期间弹道导弹的敌人目前没有任何信息。 因此，不可能告诉他们我们空军的殴打。</text:p>
      <text:p text:style-name="P4">
但是，击败敌人“匕首”的先例。 根据伊格纳蒂上校的说法，在乌克兰PPO部队之前缺乏为了打击俄罗斯弹道导弹之前，它已经负责战斗义务。</text:p>
      <ul>
        <li>
稳固的弹道不仅是有氧运动的“匕首”，而且是“ Iskander-M”和其他可能在俄罗斯的武器。 因此，我们必须理解，针对有氧和弹道目标的反射器托管导弹非常重要。 我们有严重的关键基础设施，需要保护和覆盖。 我们将继续对此进行国际合作伙伴。 上校说，乌克兰武装部队的指挥官强调，外国生产者有一个同等的测试和表明有多少样本能够保护国家免受空中侵略性的机会，与第一批爱国者的战斗服务沟通。 Yuriyignat。  - 我们将要求更多以最终取代旧的苏联样品。</li>
      </ul>
      <text:p text:style-name="P4">
尤里·伊格纳特上校还强调，今天的前线约为乌克兰2500公里。 包括与白俄罗斯的边界。 因为它是alsofront。</text:p>
      <text:p text:style-name="P4">
News Source: <text:a xlink:type="simple" xlink:href="https://armyinform.com.ua/2023/05/09/yurij-ignat-rozpoviv-podrobyczi-nichnyh-atak-po-ukrayini/" text:style-name="Internet_20_link" text:visited-style-name="Visited_20_Internet_20_Link">
https://armyinform.com.ua/2023/05/09/yurij-ignat-rozpoviv-podrobyczi-nichnyh-atak-po-ukrayini/</text:a>
</text:p>
      <!--NEWS-->
      <text:h text:style-name="P10" text:outline-level="1">
<text:span text:style-name="T4">
纽伦堡通过了针对乌克兰的俄罗斯罪行的声明</text:span>
</text:h>
      <text:p text:style-name="P4">
作者: ['АРМІЯINFORM']</text:p>
      <text:p text:style-name="P4">
时间: 2023-05-09T49:00:00-04:00</text:p>
      <text:p text:style-name="P4">
描述: 纽伦堡原则学院学院学院学院赞扬了宣言，Yak Zasuju Vuinni ...与乌克兰2022年的战争，《今日与乌克兰的最新新闻》，《与乌克兰2022年新闻》的战争，今天将是今天的，将是一场乌克兰与俄罗斯之间的战争，以及当与乌克兰在2022年与乌克兰的战争，他们是否会在不久的将来与乌克兰进行战争，他们说，与乌克兰的战争，今天的乌克兰新闻，乌克兰的新闻，乌克兰的新闻，乌克兰媒体的新闻俄语</text:p>
      <text:p text:style-name="P4">
图片: ['<text:a xlink:type="simple" xlink:href="https://armyinform.com.ua/wp-content/uploads/2023/05/638f2b218e99a294951481.png" text:style-name="Internet_20_link" text:visited-style-name="Visited_20_Internet_20_Link">
638f2b218e99a294951481.png</text:a>
']</text:p>
      <text:p text:style-name="P4">
标签: ['STOPRUSSIA', 'АГРЕСІЯ РФ', 'ДМИТРО КУЛЕБА', 'ДОПОМОГА ПАРТНЕРІВ', 'НЮРНБЕРГ', 'СВІТ ПІДТРИМУЄ УКРАЇНУ']</text:p>
      <text:p text:style-name="P4">
类别: News</text:p>
      <!--METADATA-->
      <text:p text:style-name="P4">
<draw:frame draw:style-name="fr1" draw:name="Image265" text:anchor-type="as-char" svg:width="6.9236in" svg:height="3.63489in" draw:z-index="0">
<draw:image xlink:href="../Images/AРМІЯINFORM/2023-05-09T49-00-00-04-00/638f2b218e99a294951481.png" xlink:type="simple" xlink:show="embed" xlink:actuate="onLoad" draw:mime-type="image/png"/>
</draw:frame>
纽伦堡国际原则批准了一项声明，该声明谴责了俄罗斯联邦针对乌克兰的罪行。 该文件强调，所有有罪的人应对反乌克兰人民的侵略负责。</text:p>
      <text:p text:style-name="P4">
在[Twitter]中关于它(https://twitter.com/NurembergAcadem/status/1655604712001896448?ref_src=twsrc%5Etfw%7Ctwcamp%5Etweetembed%7Ctwterm%5E1655604712001896448%7Ctwgr%5E04ae21bcc6cf98d0177c62cb2389f9727a943ac3%7Ctwcon%5Es1_&amp;ref_url=https%3A%2F%2Fwww.rbc.ua%2Fukr%2Fnews%2Fnyurnberzi-uhvalili-deklaratsiyu-shchodo-1683574708.html)学院报道。</text:p>
      <text:p text:style-name="P4">
纽伦堡宣言要求建立一个法庭来起诉乌克兰的犯罪。 特别是，提议扩大国际刑事法院的权力，并为乌克兰犯下的俄罗斯犯罪司法开采司法裁定。</text:p>
      <text:p text:style-name="P4">
该文件写道：“我们敦促国际社会支持法庭的建立，以重新检查乌克兰领土国际法所定义的侵略。”</text:p>
      <text:p text:style-name="P4">
国际纽伦堡原则的决定<text:a xlink:type="simple" xlink:href="https://twitter.com/DmytroKuleba/status/1655619857331761181" text:style-name="Internet_20_link" text:visited-style-name="Visited_20_Internet_20_Link">
祝贺</text:a>
乌克兰Dmytro Kuleba外交部长。</text:p>
      <text:p text:style-name="P4">
“我祝贺纽伦堡的宣言，该宣言建立了与乌克兰侵略犯罪的特殊法庭的直接联系。 俄罗斯领导人以及1945年的纳粹领导人应对侵略罪负责。”他强调。</text:p>
      <text:p text:style-name="P4">
News Source: <text:a xlink:type="simple" xlink:href="https://armyinform.com.ua/2023/05/09/u-nyurnberzi-uhvalyly-deklaracziyu-shhodo-voyennyh-zlochyniv-rf-proty-ukrayiny/" text:style-name="Internet_20_link" text:visited-style-name="Visited_20_Internet_20_Link">
https://armyinform.com.ua/2023/05/09/u-nyurnberzi-uhvalyly-deklaracziyu-shhodo-voyennyh-zlochyniv-rf-proty-ukrayiny/</text:a>
</text:p>
      <!--NEWS-->
      <text:h text:style-name="P10" text:outline-level="1">
<text:span text:style-name="T4">
5月9日，将与武装部队的TRU指挥官直接电话线</text:span>
</text:h>
      <text:p text:style-name="P4">
作者: ['АРМІЯINFORM']</text:p>
      <text:p text:style-name="P4">
时间: 2023-05-09T50:00:00-04:00</text:p>
      <text:p text:style-name="P4">
描述: Syogodnis，9受伤，Z 13：00至14:00在数字0 800 507 028 Vichovovoskovsisky ...与乌克兰2022年的战争，与乌克兰的最新新闻，今天与乌克兰的新闻，与乌克兰的新闻战争，今天与乌克兰的新闻战争最后一次，将在今天进行战争，将在乌克兰以及2022年俄罗斯与乌克兰的战争将与否，在不久的将来，将与乌克兰发动战争，与乌克兰的战争，今天的乌克兰新闻，乌克兰的新闻，乌克兰媒体的俄罗斯媒体新闻</text:p>
      <text:p text:style-name="P4">
图片: ['<text:a xlink:type="simple" xlink:href="https://armyinform.com.ua/wp-content/uploads/2023/03/tanczyura.jpg" text:style-name="Internet_20_link" text:visited-style-name="Visited_20_Internet_20_Link">
tanczyura.jpg</text:a>
']</text:p>
      <text:p text:style-name="P4">
标签: ['ГАРЯЧА ЛІНІЯ', 'ГЕНЕРАЛ-МАЙОР ІГОР ТАНЦЮРА', 'СИЛИ ТРО ЗСУ']</text:p>
      <text:p text:style-name="P4">
类别: News</text:p>
      <!--METADATA-->
      <text:p text:style-name="P4">
<draw:frame draw:style-name="fr1" draw:name="Image266" text:anchor-type="as-char" svg:width="6.9236in" svg:height="4.615733in" draw:z-index="0">
<draw:image xlink:href="../Images/AРМІЯINFORM/2023-05-09T50-00-00-04-00/tanczyura.jpg" xlink:type="simple" xlink:show="embed" xlink:actuate="onLoad" draw:mime-type="image/jpeg"/>
</draw:frame>
今天，<text:span text:style-name="T4">
 5月9日，13:00至14：00 </text:span>
数字<text:span text:style-name="T4">
 0 800 507 028 </text:span>
武装部队武装部队及其亲戚的士兵可以与部队的司令进行交流乌克兰武装部队的武装部队。</text:p>
      <text:p text:style-name="P4">
关于它<text:a xlink:type="simple" xlink:href="https://www.facebook.com/TerritorialDefenseForces/posts/pfbid023bxzrJwqWHksx6i5X7Hw6zcMxGZNdqNoQAYwH2GMx8kyvwteHZVfpbQGCGPxBnzSl" text:style-name="Internet_20_link" text:visited-style-name="Visited_20_Internet_20_Link">
报告</text:a>
TRU命令的公共关系服务。</text:p>
      <text:p text:style-name="P4">
“自2022年2月开始以来，我们的热线一直在运行。在此期间，已经收到了90,000多个电话。 我们试图解决我们要问的每个问题。 对于我们来说，支持我们的每位战斗机非常重要。您可以进行咨询，您可以每天7:00至20:00致电0 800 507 028，”消息写道。</text:p>
      <text:p text:style-name="P4">
News Source: <text:a xlink:type="simple" xlink:href="https://armyinform.com.ua/2023/05/09/9-travnya-vidbudetsya-pryama-telefonna-liniya-z-komanduvachem-syl-tro-zsu/" text:style-name="Internet_20_link" text:visited-style-name="Visited_20_Internet_20_Link">
https://armyinform.com.ua/2023/05/09/9-travnya-vidbudetsya-pryama-telefonna-liniya-z-komanduvachem-syl-tro-zsu/</text:a>
</text:p>
      <!--NEWS-->
      <text:h text:style-name="P10" text:outline-level="1">
<text:span text:style-name="T4">
今天我们与欧盟国家一起庆祝欧洲日</text:span>
</text:h>
      <text:p text:style-name="P4">
作者: ['АРМІЯINFORM']</text:p>
      <text:p text:style-name="P4">
时间: 2023-05-09T51:00:00-04:00</text:p>
      <text:p text:style-name="P4">
描述: 乌克兰人的Tsoyogorich乌克兰人（Kramany）作者：克拉马尼（Kramany）єєvropi-神圣的世界标志...与乌克兰2022年的战争，与乌克兰的最新新闻，今天与乌克兰2022年的新闻战争，今天，乌克兰和俄罗斯和俄罗斯和俄罗斯和俄罗斯和俄罗斯和俄罗斯与俄罗斯和俄罗斯之间的战争将会当他们在2022年与乌克兰的战争，战争与乌克兰战争时，他们是否会在不久的将来与乌克兰战争，他们说，今天与乌克兰的战争，今天的乌克兰新闻，乌克兰的新闻，乌克兰媒体在俄罗斯的乌克兰媒体</text:p>
      <text:p text:style-name="P4">
图片: ['<text:a xlink:type="simple" xlink:href="https://armyinform.com.ua/wp-content/uploads/2023/05/photo_5390899842085145362_y-e1683619342392.jpg" text:style-name="Internet_20_link" text:visited-style-name="Visited_20_Internet_20_Link">
photo_5390899842085145362_y-e1683619342392.jpg</text:a>
']</text:p>
      <text:p text:style-name="P4">
标签: ['ДЕНЬ ЄВРОПИ']</text:p>
      <text:p text:style-name="P4">
类别: News</text:p>
      <!--METADATA-->
      <text:p text:style-name="P4">
<draw:frame draw:style-name="fr1" draw:name="Image267" text:anchor-type="as-char" svg:width="6.9236in" svg:height="3.391482in" draw:z-index="0">
<draw:image xlink:href="../Images/AРМІЯINFORM/2023-05-09T51-00-00-04-00/photo_5390899842085145362_y-e1683619342392.jpg" xlink:type="simple" xlink:show="embed" xlink:actuate="onLoad" draw:mime-type="image/jpeg"/>
</draw:frame>
今年，乌克兰与欧盟国家一起庆祝<text:a xlink:type="simple" xlink:href="https://armyinform.com.ua/2023/05/08/shhoroku-9-travnya-ukrayina-vidznachatyme-den-yevropy-ukaz-prezydenta/" text:style-name="Internet_20_link" text:visited-style-name="Visited_20_Internet_20_Link">
Day Europes</text:a>
 - 假期是大陆和平与团结的标志。</text:p>
      <text:p text:style-name="P4">
现在，我们对与欧洲的团结特别敏锐，这使我们反思了数百万的同胞，可以帮助武器，在经济上支持，了解我们为欧洲选择付出的可怕价格，保护非洲大陆免受轻率。</text:p>
      <text:p text:style-name="P4">
我们的国家知道民主国家的统一的价值，这些民主国家利用我们阻止了俄罗斯侵略者。 乌克兰人将自由欧洲历史上的普莱蒙农人融为一体，捍卫了他们的独立性，独特的身份和在战场上的自由未来。</text:p>
      <text:p text:style-name="P4">
News Source: <text:a xlink:type="simple" xlink:href="https://armyinform.com.ua/2023/05/09/sogodni-vidznachayemo-den-yevropy-spilno-z-derzhavamy-yes/" text:style-name="Internet_20_link" text:visited-style-name="Visited_20_Internet_20_Link">
https://armyinform.com.ua/2023/05/09/sogodni-vidznachayemo-den-yevropy-spilno-z-derzhavamy-yes/</text:a>
</text:p>
      <!--NEWS-->
      <text:h text:style-name="P10" text:outline-level="1">
<text:span text:style-name="T4">
在过去的一天中，超过100个基础设施对象受到敌人的炮击</text:span>
</text:h>
      <text:p text:style-name="P4">
作者: ['АРМІЯINFORM']</text:p>
      <text:p text:style-name="P4">
时间: 2023-05-09T52:00:00-04:00</text:p>
      <text:p text:style-name="P4">
描述: Rosiyski -binge -Bie -Tie的最后一遍正在解雇10个地区...与乌克兰2022年的战争，与乌克兰的最新新闻，今天与乌克兰的新闻战争，乌克兰2022年最后一次，将在乌克兰与乌克兰之间发生战争俄罗斯，当他们在2022年与乌克兰的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febc0e16-e498-4fd8-ade1-cb13c5faa8ea.jpg" text:style-name="Internet_20_link" text:visited-style-name="Visited_20_Internet_20_Link">
febc0e16-e498-4fd8-ade1-cb13c5faa8ea.jpg</text:a>
']</text:p>
      <text:p text:style-name="P4">
标签: ['АГРЕСІЯ РФ', 'ВТОРГНЕННЯ РФ', 'ОБСТРІЛИ ІНФРАСТРУКТУРИ', 'ХАРКІВСЬКИЙ ТРИБУНАЛ']</text:p>
      <text:p text:style-name="P4">
类别: News</text:p>
      <!--METADATA-->
      <text:p text:style-name="P4">
<draw:frame draw:style-name="fr1" draw:name="Image268" text:anchor-type="as-char" svg:width="6.9236in" svg:height="5.05478in" draw:z-index="0">
<draw:image xlink:href="../Images/AРМІЯINFORM/2023-05-09T52-00-00-04-00/febc0e16-e498-4fd8-ade1-cb13c5faa8ea.jpg" xlink:type="simple" xlink:show="embed" xlink:actuate="onLoad" draw:mime-type="image/jpeg"/>
</draw:frame>
在最后一天，俄罗斯占领部队解雇了乌克兰10地区的领土。</text:p>
      <text:p text:style-name="P4">
关于它<text:a xlink:type="simple" xlink:href="https://t.me/militarymediacenter/1890" text:style-name="Internet_20_link" text:visited-style-name="Visited_20_Internet_20_Link">
报告</text:a>
军事媒体中心。</text:p>
      <text:p text:style-name="P4">
通常，不同类型的武器(步枪武器，手榴弹发射器，迫击炮，坦克，炮兵，RSZV，SCR，无人机，战略和战术航空)执行了139个定居点，确认了104个对象基础架构。</text:p>
      <text:p text:style-name="P4">
根据初步信息，平民死亡和受伤，澄清了受害者的数量。</text:p>
      <text:p text:style-name="P4">
News Source: <text:a xlink:type="simple" xlink:href="https://armyinform.com.ua/2023/05/09/ponad-100-obyektiv-infrastruktury-urazheno-vnaslidok-vorozhyh-obstriliv-za-mynulu-dobu/" text:style-name="Internet_20_link" text:visited-style-name="Visited_20_Internet_20_Link">
https://armyinform.com.ua/2023/05/09/ponad-100-obyektiv-infrastruktury-urazheno-vnaslidok-vorozhyh-obstriliv-za-mynulu-dobu/</text:a>
</text:p>
      <!--NEWS-->
      <text:h text:style-name="P10" text:outline-level="1">
<text:span text:style-name="T4">
罗马尼亚开始大规模的北约罢工训练2023 Junction Strike</text:span>
</text:h>
      <text:p text:style-name="P4">
作者: ['АРМІЯINFORM']</text:p>
      <text:p text:style-name="P4">
时间: 2023-05-09T53:00:00-04:00</text:p>
      <text:p text:style-name="P4">
描述: Rumuni为2023年特殊操作连接罢工的部队提供了霍格希（Hoglshi）（与乌克兰2022年的战争，与乌克兰与乌克兰的最新新闻战争，今天与乌克兰2022年的战争持续了，乌克兰和俄罗斯之间的战争将发生战争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5/just23.jpg" text:style-name="Internet_20_link" text:visited-style-name="Visited_20_Internet_20_Link">
just23.jpg</text:a>
']</text:p>
      <text:p text:style-name="P4">
标签: ['JUNCTION STRIKE 2023', 'ВІЙСЬКОВІ НАВЧАННЯ', 'РУМУНІЯ']</text:p>
      <text:p text:style-name="P4">
类别: News</text:p>
      <!--METADATA-->
      <text:p text:style-name="P4">
<draw:frame draw:style-name="fr1" draw:name="Image269" text:anchor-type="as-char" svg:width="6.9236in" svg:height="3.894525in" draw:z-index="0">
<draw:image xlink:href="../Images/AРМІЯINFORM/2023-05-09T53-00-00-04-00/just23.jpg" xlink:type="simple" xlink:show="embed" xlink:actuate="onLoad" draw:mime-type="image/jpeg"/>
</draw:frame>
罗马尼亚开始了对特殊特种作战连接罢工的最伟大培训。2023(只有23)将持续到5月18日。</text:p>
      <text:p text:style-name="P4">
这在[消息]中说明了(https://www.mapn.ro/cpresa/17928_exercitiul--fortelor-pentru-operatii-speciale-junction-strike-23)罗马尼亚部门的新闻服务。</text:p>
      <text:p text:style-name="P4">
这些练习涉及500多名罗马尼亚士兵和大约100名纳兹玛尔，空中和海军，为进行最现实的演习提供了组织条件。</text:p>
      <text:p text:style-name="P4">
复杂练习的主要目的是证明北约三支部队：一组特种作战集团，土地专业部队和空军与直升机的特殊行动部队的部队。</text:p>
      <text:p text:style-name="P4">
与罗马尼亚士兵一起，特殊行动将从自己的部队的领导和协调以及约1,100名外国军事人员中采取行动，例如保加利亚，波兰，葡萄牙，西班牙和美国。 佐治亚州，约旦和摩尔多瓦共和国等合作伙伴国家的军人也将参加观察员的培训。</text:p>
      <text:p text:style-name="P4">
News Source: <text:a xlink:type="simple" xlink:href="https://armyinform.com.ua/2023/05/09/u-rumuniyi-rozpochalysya-masshtabni-navchannya-syl-speczialnyh-operaczij-krayin-nato-junction-strike-2023/" text:style-name="Internet_20_link" text:visited-style-name="Visited_20_Internet_20_Link">
https://armyinform.com.ua/2023/05/09/u-rumuniyi-rozpochalysya-masshtabni-navchannya-syl-speczialnyh-operaczij-krayin-nato-junction-strike-2023/</text:a>
</text:p>
      <!--NEWS-->
      <text:h text:style-name="P10" text:outline-level="1">
<text:span text:style-name="T4">
Alexei Reznikov祝贺欧洲人民</text:span>
</text:h>
      <text:p text:style-name="P4">
作者: ['АРМІЯINFORM']</text:p>
      <text:p text:style-name="P4">
时间: 2023-05-09T54:00:00-04:00</text:p>
      <text:p text:style-name="P4">
描述: 乌克兰奥利克斯·雷兹尼科夫（Reznikov Provitav）的国防部min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fvrftjbxoae9bel.jpg" text:style-name="Internet_20_link" text:visited-style-name="Visited_20_Internet_20_Link">
fvrftjbxoae9bel.jpg</text:a>
']</text:p>
      <text:p text:style-name="P4">
标签: ['STOPRUSSIA', 'ДЕНЬ ЄВРОПИ', 'ОЛЕКСІЙ РЕЗНІКОВ', 'ОФІЦІЙНО']</text:p>
      <text:p text:style-name="P4">
类别: News</text:p>
      <!--METADATA-->
      <text:p text:style-name="P4">
<draw:frame draw:style-name="fr1" draw:name="Image270" text:anchor-type="as-char" svg:width="6.9236in" svg:height="4.15416in" draw:z-index="0">
<draw:image xlink:href="../Images/AРМІЯINFORM/2023-05-09T54-00-00-04-00/fvrftjbxoae9bel.jpg" xlink:type="simple" xlink:show="embed" xlink:actuate="onLoad" draw:mime-type="image/jpeg"/>
</draw:frame>
乌克兰Oleksiy Reznikov国防部长向欧洲所有欧洲人民表示祝贺。</text:p>
      <text:p text:style-name="P4">
向乌克兰国防部负责人的问候<text:a xlink:type="simple" xlink:href="https://twitter.com/oleksiireznikov/status/1655852755594952706" text:style-name="Internet_20_link" text:visited-style-name="Visited_20_Internet_20_Link">
放置</text:a>
UTWITTER。</text:p>
      <text:p text:style-name="P4">
“紧密的合作与融合为和平与繁荣做出了重大贡献。 但是，如果乌克兰不赢得欧盟和欧盟和北约的正式成员，欧洲将永远不会安全。” Alexei Reznikov说。</text:p>
      <text:p text:style-name="P4">
我们将于5月9日提醒乌克兰<text:a xlink:type="simple" xlink:href="https://armyinform.com.ua/2023/05/09/sogodni-vidznachayemo-den-yevropy-spilno-z-derzhavamy-yes/" text:style-name="Internet_20_link" text:visited-style-name="Visited_20_Internet_20_Link">
注释</text:a>
欧洲与欧盟国家一起。</text:p>
      <text:p text:style-name="P4">
News Source: <text:a xlink:type="simple" xlink:href="https://armyinform.com.ua/2023/05/09/oleksij-reznikov-pryvitav-yevropejski-narody-iz-dnem-yevropy/" text:style-name="Internet_20_link" text:visited-style-name="Visited_20_Internet_20_Link">
https://armyinform.com.ua/2023/05/09/oleksij-reznikov-pryvitav-yevropejski-narody-iz-dnem-yevropy/</text:a>
</text:p>
      <!--NEWS-->
      <text:h text:style-name="P10" text:outline-level="1">
<text:span text:style-name="T4">
每天有500多个爆炸性物品和一个安全气囊被中和</text:span>
</text:h>
      <text:p text:style-name="P4">
作者: ['АРМІЯINFORM']</text:p>
      <text:p text:style-name="P4">
时间: 2023-05-09T55:00:00-04:00</text:p>
      <text:p text:style-name="P4">
描述: 借出了8次伤害，pirotechnicly，乌克罗兹尼的乌克兰武装部队的持有...与乌克兰2022年的战争，与乌克兰的最新新闻，今天与乌克兰的新闻战争，今天与乌克兰2022年的新闻战争，乌克兰和俄罗斯和俄罗斯和俄罗斯和俄罗斯和俄罗斯和俄罗斯和俄罗斯之间的战争都会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3/04/29a5a7db791be056-1.jpg" text:style-name="Internet_20_link" text:visited-style-name="Visited_20_Internet_20_Link">
29a5a7db791be056-1.jpg</text:a>
', '<text:a xlink:type="simple" xlink:href="https://armyinform.com.ua/wp-content/uploads/2023/05/345588592_267905555596774_1301402032132135145_n.jpg" text:style-name="Internet_20_link" text:visited-style-name="Visited_20_Internet_20_Link">
345588592_267905555596774_1301402032132135145_n.jpg</text:a>
']</text:p>
      <text:p text:style-name="P4">
标签: ['STOPRUSSIA', 'АГРЕСІЯ РФ', 'ВІЙНА', 'ВТОРГНЕННЯ РФ', 'ДСНС УКРАЇНИ', 'РОЗМІНУВАННЯ']</text:p>
      <text:p text:style-name="P4">
类别: News</text:p>
      <!--METADATA-->
      <text:p text:style-name="P4">
<draw:frame draw:style-name="fr1" draw:name="Image271" text:anchor-type="as-char" svg:width="6.9236in" svg:height="3.892602in" draw:z-index="0">
<draw:image xlink:href="../Images/AРМІЯINFORM/2023-05-09T55-00-00-04-00/29a5a7db791be056-1.jpg" xlink:type="simple" xlink:show="embed" xlink:actuate="onLoad" draw:mime-type="image/jpeg"/>
</draw:frame>
说明性照片</text:p>
      <text:p text:style-name="P4">
在5月8日<text:span text:style-name="T4">
的最后一天，州紧急服务服务的烟火单位</text:span>
 148次**参与执行矿山任务。</text:p>
      <text:p text:style-name="P4">
关于它_ <text:a xlink:type="simple" xlink:href="https://dsns.gov.ua/uk/news/nadzvicaini-podiyi/operativna-informaciia-shhodo-roboti-pirotexnicnix-pidrozdiliv-dsns-ukrayini-46" text:style-name="Internet_20_link" text:visited-style-name="Visited_20_Internet_20_Link">
报告</text:a>
_乌克兰的SES。</text:p>
      <text:p text:style-name="P4">
发现，扣押和处置<text:span text:style-name="T4">
 520 </text:span>
<text:span text:style-name="T4">
炸药</text:span>
 <text:span text:style-name="T4">
物品，特别是</text:span>
一个航空炸弹。<text:span text:style-name="T4">
检查了</text:span>
(清除)面积<text:span text:style-name="T4">
 207公顷</text:span>
。</text:p>
      <text:p text:style-name="P4">
最常见的烟火单元工作：在哈尔基夫地区17 753次，基辅地区-7644，顿涅茨克地区-5152，Mykolaiv地区-4824，Kherson地区-4669 -4669，Chernihiv -4585，Sumy地区，Sumy地区-1962，1962年，Cherkasy地区-1099。</text:p>
      <text:p text:style-name="P4">
背景：从乌克兰俄罗斯联合会的大规模侵略开始，乌克兰SES的烟火部队在执行我的任务之前涉及54次178次。 Dec.357 377爆炸性表示，包括2220。(清除)84 787公顷。</text:p>
      <text:p text:style-name="P4">
总共剩下174,000平方米。 潜在危险领土的公里，占该州总面积的30％。</text:p>
      <text:p text:style-name="P4">
<draw:frame draw:style-name="fr1" draw:name="Image272" text:anchor-type="as-char" svg:width="6.9236in" svg:height="5.804039in" draw:z-index="0">
<draw:image xlink:href="../Images/AРМІЯINFORM/2023-05-09T55-00-00-04-00/345588592_267905555596774_1301402032132135145_n.jpg" xlink:type="simple" xlink:show="embed" xlink:actuate="onLoad" draw:mime-type="image/jpeg"/>
</draw:frame>
我们想提醒您，如果您发现与火箭或火箭残骸类似的可疑物体，绝对可以触摸自己的发现，不要让它疲倦。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5/09/za-dobu-pirotehniky-dsns-zneshkodyly-ponad-500-vybuhonebezpechnyh-predmetiv-ta-odnu-aviabombu/" text:style-name="Internet_20_link" text:visited-style-name="Visited_20_Internet_20_Link">
https://armyinform.com.ua/2023/05/09/za-dobu-pirotehniky-dsns-zneshkodyly-ponad-500-vybuhonebezpechnyh-predmetiv-ta-odnu-aviabombu/</text:a>
</text:p>
      <!--NEWS-->
      <text:h text:style-name="P10" text:outline-level="1">
<text:span text:style-name="T4">
在国防部的网站上正式在受伤的道路上正式工作</text:span>
</text:h>
      <text:p text:style-name="P4">
作者: ['АРМІЯINFORM']</text:p>
      <text:p text:style-name="P4">
时间: 2023-05-09T56:00:00-04:00</text:p>
      <text:p text:style-name="P4">
描述: 乌克兰国际国防部国防乌克兰人加纳·马勒勒一个一个敌人，关于……与乌克兰2022的战争，与乌克兰的最新新闻，今天与乌克兰2022的战争，今天上次与乌克兰战争，乌克兰和俄罗斯之间的战争将与乌克兰的战争，以及俄罗斯和俄罗斯之间的战争他们说，乌克兰在2022年，是否会在不久的将来与乌克兰战争，他们说，与乌克兰的战争，今天的乌克兰新闻，乌克兰的新闻，乌克兰媒体在俄罗斯的乌克兰新闻</text:p>
      <text:p text:style-name="P4">
图片: ['<text:a xlink:type="simple" xlink:href="https://armyinform.com.ua/wp-content/uploads/2020/09/77acfef9ac002e47cfc3020e10de49c60959d638.jpg" text:style-name="Internet_20_link" text:visited-style-name="Visited_20_Internet_20_Link">
77acfef9ac002e47cfc3020e10de49c60959d638.jpg</text:a>
', '<text:a xlink:type="simple" xlink:href="https://armyinform.com.ua/wp-content/uploads/2023/05/photo_5390898145573062253_y-150x150.jpg" text:style-name="Internet_20_link" text:visited-style-name="Visited_20_Internet_20_Link">
photo_5390898145573062253_y-150x150.jpg</text:a>
', '<text:a xlink:type="simple" xlink:href="https://armyinform.com.ua/wp-content/uploads/2023/05/photo_5390898145573062254_y-150x150.jpg" text:style-name="Internet_20_link" text:visited-style-name="Visited_20_Internet_20_Link">
photo_5390898145573062254_y-150x150.jpg</text:a>
', '<text:a xlink:type="simple" xlink:href="https://armyinform.com.ua/wp-content/uploads/2023/05/b68202c7-1e8b-4366-abfd-f61726f162ed-150x150.jpg" text:style-name="Internet_20_link" text:visited-style-name="Visited_20_Internet_20_Link">
b68202c7-1e8b-4366-abfd-f61726f162ed-150x150.jpg</text:a>
']</text:p>
      <text:p text:style-name="P4">
标签: ['ГАННА МАЛЯР']</text:p>
      <text:p text:style-name="P4">
类别: News</text:p>
      <!--METADATA-->
      <text:p text:style-name="P4">
<draw:frame draw:style-name="fr1" draw:name="Image273" text:anchor-type="as-char" svg:width="6.9236in" svg:height="4.615733in" draw:z-index="0">
<draw:image xlink:href="../Images/AРМІЯINFORM/2023-05-09T56-00-00-04-00/77acfef9ac002e47cfc3020e10de49c60959d638.jpg" xlink:type="simple" xlink:show="embed" xlink:actuate="onLoad" draw:mime-type="image/jpeg"/>
</draw:frame>
乌克兰国防部副部长安娜·马里亚尔(Anna Malyar)报告说，从现在开始，国防部的网站正式开始了该国道路的该部分。</text:p>
      <text:p text:style-name="P4">
她[指出] [(https://t.me/annamaliar/712)在电报中。</text:p>
      <text:p text:style-name="P4">
Anna Malyar强调说：“该地点易于使用，包含伤口的算法，并在治疗中的答案，VLK，收据等通过，VLK，收据等。”</text:p>
      <text:p text:style-name="P4">
通过标签<text:a xlink:type="simple" xlink:href="https://www.mil.gov.ua/" text:style-name="Internet_20_link" text:visited-style-name="Visited_20_Internet_20_Link">
“服务人员”</text:a>
该网站是<text:a xlink:type="simple" xlink:href="https://turbota.mil.gov.ua/" text:style-name="Internet_20_link" text:visited-style-name="Visited_20_Internet_20_Link">
护理</text:a>
.</text:p>
      <text:p text:style-name="P4">
<text:a xlink:type="simple" xlink:href="https://armyinform.com.ua/wp-content/uploads/2023/05/photo_5390898145573062253_y.jpg" text:style-name="Internet_20_link" text:visited-style-name="Visited_20_Internet_20_Link">
<draw:frame draw:style-name="fr1" draw:name="Image274" text:anchor-type="as-char" svg:width="6.9236in" svg:height="6.9236in" draw:z-index="0">
<draw:image xlink:href="../Images/AРМІЯINFORM/2023-05-09T56-00-00-04-00/photo_5390898145573062253_y-150x150.jpg" xlink:type="simple" xlink:show="embed" xlink:actuate="onLoad" draw:mime-type="image/jpeg"/>
</draw:frame>
</text:a>
</text:p>
      <text:p text:style-name="P4">
<text:a xlink:type="simple" xlink:href="https://armyinform.com.ua/wp-content/uploads/2023/05/photo_5390898145573062254_y.jpg" text:style-name="Internet_20_link" text:visited-style-name="Visited_20_Internet_20_Link">
<draw:frame draw:style-name="fr1" draw:name="Image275" text:anchor-type="as-char" svg:width="6.9236in" svg:height="6.9236in" draw:z-index="0">
<draw:image xlink:href="../Images/AРМІЯINFORM/2023-05-09T56-00-00-04-00/photo_5390898145573062254_y-150x150.jpg" xlink:type="simple" xlink:show="embed" xlink:actuate="onLoad" draw:mime-type="image/jpeg"/>
</draw:frame>
</text:a>
</text:p>
      <text:p text:style-name="P4">
<text:a xlink:type="simple" xlink:href="https://armyinform.com.ua/wp-content/uploads/2023/05/b68202c7-1e8b-4366-abfd-f61726f162ed.jpg" text:style-name="Internet_20_link" text:visited-style-name="Visited_20_Internet_20_Link">
<draw:frame draw:style-name="fr1" draw:name="Image276" text:anchor-type="as-char" svg:width="6.9236in" svg:height="6.9236in" draw:z-index="0">
<draw:image xlink:href="../Images/AРМІЯINFORM/2023-05-09T56-00-00-04-00/b68202c7-1e8b-4366-abfd-f61726f162ed-150x150.jpg" xlink:type="simple" xlink:show="embed" xlink:actuate="onLoad" draw:mime-type="image/jpeg"/>
</draw:frame>
</text:a>
根据国防部副部长的说法，为了最大程度的舒适，该网站将在接收付款，假肢，获得UBD身份，残疾人证书等的情况下进行报告样本，并逐步指示。由国防部和武装部队。 特别值得注意的是武装部队战略沟通部。</text:p>
      <text:p text:style-name="P4">
她总结说：“我们感谢乌克兰的洛克里亚里(Locaria)办公室，该办公室成为该项目的志愿者，为这项服务创建了一个网站。”</text:p>
      <text:p text:style-name="P4">
News Source: <text:a xlink:type="simple" xlink:href="https://armyinform.com.ua/2023/05/09/na-sajti-minoborony-oficzijno-zapraczyuvav-rozdil-shhodo-shlyahu-poranenogo/" text:style-name="Internet_20_link" text:visited-style-name="Visited_20_Internet_20_Link">
https://armyinform.com.ua/2023/05/09/na-sajti-minoborony-oficzijno-zapraczyuvav-rozdil-shhodo-shlyahu-poranenogo/</text:a>
</text:p>
      <!--NEWS-->
      <text:h text:style-name="P10" text:outline-level="1">
<text:span text:style-name="T4">
波兰和加拿大的国防部长：我们并排工作以支持乌克兰</text:span>
</text:h>
      <text:p text:style-name="P4">
作者: ['АРМІЯINFORM']</text:p>
      <text:p text:style-name="P4">
时间: 2023-05-09T57:00:00-04:00</text:p>
      <text:p text:style-name="P4">
描述: 加拿大波兰人在Borotbbi Zicheyyu俄罗斯联合会的Visual Nakudituu Pisdrimku乌克兰人。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5/pollska_canada.jpg" text:style-name="Internet_20_link" text:visited-style-name="Visited_20_Internet_20_Link">
pollska_canada.jpg</text:a>
']</text:p>
      <text:p text:style-name="P4">
标签: ['ВІЙСЬКОВА ДОПОМОГА УКРАЇНІ', 'КАНАДА', 'ПОЛЬЩА']</text:p>
      <text:p text:style-name="P4">
类别: News</text:p>
      <!--METADATA-->
      <text:p text:style-name="P4">
<draw:frame draw:style-name="fr1" draw:name="Image277" text:anchor-type="as-char" svg:width="6.9236in" svg:height="3.894525in" draw:z-index="0">
<draw:image xlink:href="../Images/AРМІЯINFORM/2023-05-09T57-00-00-04-00/pollska_canada.jpg" xlink:type="simple" xlink:show="embed" xlink:actuate="onLoad" draw:mime-type="image/jpeg"/>
</draw:frame>
波兰和加拿大承认乌克兰在反对侵略的斗争中坚定的支持。</text:p>
      <text:p text:style-name="P4">
这在对加拿大的正式访问中<text:a xlink:type="simple" xlink:href="https://www.gov.pl/web/obrona-narodowa/kanada-jest-niezawodnym-przyjacielem-i-sojusznikiem-polski" text:style-name="Internet_20_link" text:visited-style-name="Visited_20_Internet_20_Link">
陈述</text:a>
波兰国防部长Mariusblashchak。</text:p>
      <text:p text:style-name="P4">
“我要感谢加拿大国防部长阿尼蒂·阿南德(Aniti Anand)对乌克兰的支持，尤其是为了清晰(https://armyinform.com.ua/2023/04/18/u-zbrojnyh-sylah-kanady-pokazaly-yak-dostavlyaly-tanky-leopard-2-dlya-ukrayiny/). Ваше рішення надатицю техніку змусило інші країни наслідувати вашому прикладу і створити танковукоаліцію», — сказав глава Міноборони Польщі.</text:p>
      <text:p text:style-name="P4">
Обговорюючи ситуацію на східному фланзі НАТО та загрозу безпеці, особливо вЄвропі, у зв’язку з нападом росії на Україну, очільник польського Міноборонизазначив, що в цей час важливі солідарність і єдність союзників.</text:p>
      <text:p text:style-name="P4">
«Участь Канади в допомозі Україні та у двосторонній і союзницькій співпрацідоводить, що Канада є надійним другом і союзником Польщі. Ми діємо разом, щобпідтримувати безпеку Європи», — підкреслив Маріуш Блащак.</text:p>
      <text:p text:style-name="P4">
Міністр оборони Канади Аніта Ананд зазначила, що Канада надала значну допомогуУкраїні, і наразі в Польщі перебуває 80 канадських військових, які навчаютьукраїнських солдатів —<text:a xlink:type="simple" xlink:href="https://armyinform.com.ua/2023/04/06/kanadski-sapery-u-polshhi-navchayut-ukrayinskyh-vijskovyh-dolaty-minnu-zagrozu-na-poli-boyu/" text:style-name="Internet_20_link" text:visited-style-name="Visited_20_Internet_20_Link">
саперів</text:a>
和<text:a xlink:type="simple" xlink:href="https://armyinform.com.ua/2023/02/27/u-polshhi-kanadski-instruktory-navchayut-ukrayinskyh-tankistiv-na-leopard/" text:style-name="Internet_20_link" text:visited-style-name="Visited_20_Internet_20_Link">
油轮</text:a>
. Також <text:a xlink:type="simple" xlink:href="https://armyinform.com.ua/2022/10/30/kanadski-instruktory-provely-navchannya-z-taktychnoyi-medyczyny-ta-evakuacziyi-u-ramkah-operacziyi-unifier-uk/" text:style-name="Internet_20_link" text:visited-style-name="Visited_20_Internet_20_Link">
проводятьнавчання</text:a>
在战场上提供急救。</text:p>
      <text:p text:style-name="P4">
安妮塔·阿南德(Anita Anand)说：“我们可以提供这些技能，因为波兰已经准备好提供帮助。”</text:p>
      <text:p text:style-name="P4">
她还补充说，加拿大和波兰的军队武装部队在拉脱维亚的存在之前进行了并捍卫北约，并捍卫北约。 国家将继续加强国防伙伴关系。</text:p>
      <text:p text:style-name="P4">
回想一下，在2023年4月底加拿大<text:a xlink:type="simple" xlink:href="https://armyinform.com.ua/2023/04/21/kanada-vydilyaye-ukrayini-paket-vijskovoyi-dopomogy-majzhe-na-29-mln/" text:style-name="Internet_20_link" text:visited-style-name="Visited_20_Internet_20_Link">
宣布</text:a>
在向乌克兰提供常规军事援助。</text:p>
      <text:p text:style-name="P4">
<text:span text:style-name="T5">
准备的Vitaliy Lytvyn</text:span>
</text:p>
      <text:p text:style-name="P4">
News Source: <text:a xlink:type="simple" xlink:href="https://armyinform.com.ua/2023/05/09/ministry-oborony-polshhi-ta-kanady-praczyuyemo-plich-o-plich-dlya-pidtrymky-ukrayiny/" text:style-name="Internet_20_link" text:visited-style-name="Visited_20_Internet_20_Link">
https://armyinform.com.ua/2023/05/09/ministry-oborony-polshhi-ta-kanady-praczyuyemo-plich-o-plich-dlya-pidtrymky-ukrayiny/</text:a>
</text:p>
      <!--NEWS-->
      <text:h text:style-name="P10" text:outline-level="1">
<text:span text:style-name="T4">
俄罗斯联邦的1万多个犯罪记录了检察官办公室</text:span>
</text:h>
      <text:p text:style-name="P4">
作者: ['АРМІЯINFORM']</text:p>
      <text:p text:style-name="P4">
时间: 2023-05-09T58: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5/1-36.jpg" text:style-name="Internet_20_link" text:visited-style-name="Visited_20_Internet_20_Link">
1-36.jpg</text:a>
', '<text:a xlink:type="simple" xlink:href="https://armyinform.com.ua/wp-content/uploads/2023/05/2-35.jpg" text:style-name="Internet_20_link" text:visited-style-name="Visited_20_Internet_20_Link">
2-35.jpg</text:a>
']</text:p>
      <text:p text:style-name="P4">
标签: ['ВОЄННІ ЗЛОЧИНИ РФ', 'ОФІС ГЕНЕРАЛЬНОГО ПРОКУРОРА УКРАЇНИ']</text:p>
      <text:p text:style-name="P4">
类别: News</text:p>
      <!--METADATA-->
      <text:p text:style-name="P4">
<draw:frame draw:style-name="fr1" draw:name="Image278" text:anchor-type="as-char" svg:width="6.9236in" svg:height="4.448413in" draw:z-index="0">
<draw:image xlink:href="../Images/AРМІЯINFORM/2023-05-09T58-00-00-04-00/1-36.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截至5月9日，85455次战争犯罪和170555次犯罪已在乌克兰国家安全中注册。</text:p>
      <text:p text:style-name="P4">
此外，根据少年检察官的说法，俄罗斯侵略的1447名儿童受伤，包括：</text:p>
      <ul>
        <li>
480-儿童被杀， * 967-儿童因严重程度的不同程度受伤。</li>
      </ul>
      <text:p text:style-name="P4">
该部门强调，这些数字不是最终的，因为在暂时占据的有形领土上的积极战斗场所的安装中继续进行工作。</text:p>
      <text:p text:style-name="P4">
<draw:frame draw:style-name="fr1" draw:name="Image279" text:anchor-type="as-char" svg:width="6.9236in" svg:height="4.448413in" draw:z-index="0">
<draw:image xlink:href="../Images/AРМІЯINFORM/2023-05-09T58-00-00-04-00/2-35.jpg" xlink:type="simple" xlink:show="embed" xlink:actuate="onLoad" draw:mime-type="image/jpeg"/>
</draw:frame>
</text:p>
      <text:p text:style-name="P4">
News Source: <text:a xlink:type="simple" xlink:href="https://armyinform.com.ua/2023/05/09/ponad-102-tysyachi-zlochyniv-rf-zadokumentuvav-ofis-generalnogo-prokurora/" text:style-name="Internet_20_link" text:visited-style-name="Visited_20_Internet_20_Link">
https://armyinform.com.ua/2023/05/09/ponad-102-tysyachi-zlochyniv-rf-zadokumentuvav-ofis-generalnogo-prokurora/</text:a>
</text:p>
      <!--NEWS-->
      <text:h text:style-name="P10" text:outline-level="1">
<text:span text:style-name="T4">
欧安组织发布了有关俄罗斯针对乌克兰儿童罪的报告</text:span>
</text:h>
      <text:p text:style-name="P4">
作者: ['АРМІЯINFORM']</text:p>
      <text:p text:style-name="P4">
时间: 2023-05-09T59:00:00-04:00</text:p>
      <text:p text:style-name="P4">
描述: 关于Cenremela Minretegrait。 Ophernita街关于Vorushennya Rosisyu的Ophernita Street是正确的...与乌克兰2022年的战争，与乌克兰的最新新闻战争，今天与乌克兰2022年的新闻战争，乌克兰和俄罗斯之间的战争，以及2022年2022年与乌克兰的战争之间的战争他们说，与否，他们会在不久的将来与乌克兰战争，他们说，与乌克兰的战争，今天的乌克兰新闻，乌克兰新闻，乌克兰媒体在俄罗斯的乌克兰新闻</text:p>
      <text:p text:style-name="P4">
图片: ['<text:a xlink:type="simple" xlink:href="https://armyinform.com.ua/wp-content/uploads/2020/11/obsye.jpg" text:style-name="Internet_20_link" text:visited-style-name="Visited_20_Internet_20_Link">
obsye.jpg</text:a>
']</text:p>
      <text:p text:style-name="P4">
标签: ['STOPRUSSIA', 'АГРЕСІЯ РФ', 'ВІЙНА', 'ВТОРГНЕННЯ РФ', 'ОБСЄ']</text:p>
      <text:p text:style-name="P4">
类别: News</text:p>
      <!--METADATA-->
      <text:p text:style-name="P4">
<draw:frame draw:style-name="fr1" draw:name="Image280" text:anchor-type="as-char" svg:width="6.9236in" svg:height="3.928332in" draw:z-index="0">
<draw:image xlink:href="../Images/AРМІЯINFORM/2023-05-09T59-00-00-04-00/obsye.jpg" xlink:type="simple" xlink:show="embed" xlink:actuate="onLoad" draw:mime-type="image/jpeg"/>
</draw:frame>
关于它<text:a xlink:type="simple" xlink:href="https://minre.gov.ua/2023/05/09/obsye-oprylyudnyla-zvit-pro-zlochyny-rosiyi-proty-ukrayinskyh-ditej/" text:style-name="Internet_20_link" text:visited-style-name="Visited_20_Internet_20_Link">
报告</text:a>
重返社会部。</text:p>
      <text:p text:style-name="P4">
OSCE <text:a xlink:type="simple" xlink:href="https://www.osce.org/odihr/542751" text:style-name="Internet_20_link" text:visited-style-name="Visited_20_Internet_20_Link">
公开</text:a>
关于侵犯乌克兰儿童权利及其强制性驱逐的报告。 这是关于俄罗斯儿童非法运动问题的第一部独立的国际特别报告。</text:p>
      <text:p text:style-name="P4">
<text:span text:style-name="T4">
报告的主要结论是：</text:span>
</text:p>
      <text:p text:style-name="P4">
<text:span text:style-name="T5">
从入侵开始开始，乌克兰的大量儿童已被转移到乌克兰的暂时占领领土和俄罗斯联邦领土。 这可以被视为“驱逐出境或人口强迫行动”的犯罪； </text:span>
乌克兰儿童未经同意的撤离和长期运动是违反国际人道主义法的。 在某些情况下 - 严重侵犯了日内瓦公约和军事犯罪； <text:span text:style-name="T5">
强行流离失所或被驱逐出境的乌克兰儿童发现自己处于俄罗斯的完全环境中。 暴露于一项俄罗斯信息运动，该运动通常被简化为有目的的重新教育和参与军事教育； </text:span>
俄罗斯在乌克兰儿童中发生变化的行动，非法收养儿童或类似的同化措施违反了日内瓦公约； <text:span text:style-name="T5">
俄罗斯联邦为寻求返回子女的家庭造成了各种障碍。 阻碍了儿童名单和位置的建立，这违反了日内瓦公约； </text:span>
联合国关于儿童权利公约提供的儿童的利益和权利的无数违反； *这些众多违规行为的后果严重关注，尤其是侵犯了流离失所的乌克兰儿童的权利：不要遭受酷刑和其他不人道的待遇或惩罚。</text:p>
      <text:p text:style-name="P4">
在乌克兰外交部<text:a xlink:type="simple" xlink:href="https://www.kmu.gov.ua/news/komentar-mzs-ukrainy-shchodo-zvitu-obsie-stosovno-porushen-mizhnarodnoho-prava-poviazanykh-iz-deportatsiieiu-ukrainskykh-ditei-do-rf" text:style-name="Internet_20_link" text:visited-style-name="Visited_20_Internet_20_Link">
注明</text:a>
欢迎报告。 毕竟，它可以在纪录片中涉及的国家和国际吸引力机制的框架内使用。</text:p>
      <text:p text:style-name="P4">
News Source: <text:a xlink:type="simple" xlink:href="https://armyinform.com.ua/2023/05/09/obsye-oprylyudnyla-zvit-pro-zlochyny-rosiyi-proty-ukrayinskyh-ditej/" text:style-name="Internet_20_link" text:visited-style-name="Visited_20_Internet_20_Link">
https://armyinform.com.ua/2023/05/09/obsye-oprylyudnyla-zvit-pro-zlochyny-rosiyi-proty-ukrayinskyh-ditej/</text:a>
</text:p>
      <!--NEWS-->
      <text:h text:style-name="P10" text:outline-level="1">
<text:span text:style-name="T4">
在Khmelnitsky，有一个新的邮政邮票的特别还款</text:span>
</text:h>
      <text:p text:style-name="P4">
作者: ['Анастасія Богач']</text:p>
      <text:p text:style-name="P4">
时间: 2023-05-09T60:00:00-04:00</text:p>
      <text:p text:style-name="P4">
描述: Khmelnitsky vidn特别被乌克普什蒂（Ukrposhti）吞噬，“荣耀与国防部队的荣耀……与乌克兰2022年的战争，与乌克兰与乌克兰的最新新闻进行战争，今天与乌克兰2022年的新闻战争，今天将在乌克兰和俄罗斯之间发生战争，他们在2022年与乌克兰的一场战争，他们会在不久的将来与乌克兰战争，他们说，与乌克兰的战争，今天的乌克兰新闻，乌克兰的新闻，乌克兰媒体在俄罗斯的乌克兰新闻</text:p>
      <text:p text:style-name="P4">
图片: ['<text:a xlink:type="simple" xlink:href="https://armyinform.com.ua/wp-content/uploads/2023/05/3-35.jpg" text:style-name="Internet_20_link" text:visited-style-name="Visited_20_Internet_20_Link">
3-35.jpg</text:a>
', '<text:a xlink:type="simple" xlink:href="https://armyinform.com.ua/wp-content/uploads/2023/05/5-22-150x150.jpg" text:style-name="Internet_20_link" text:visited-style-name="Visited_20_Internet_20_Link">
5-22-150x150.jpg</text:a>
', '<text:a xlink:type="simple" xlink:href="https://armyinform.com.ua/wp-content/uploads/2023/05/1-38-150x150.jpg" text:style-name="Internet_20_link" text:visited-style-name="Visited_20_Internet_20_Link">
1-38-150x150.jpg</text:a>
', '<text:a xlink:type="simple" xlink:href="https://armyinform.com.ua/wp-content/uploads/2023/05/6-18-150x150.jpg" text:style-name="Internet_20_link" text:visited-style-name="Visited_20_Internet_20_Link">
6-18-150x150.jpg</text:a>
', '<text:a xlink:type="simple" xlink:href="https://armyinform.com.ua/wp-content/uploads/2023/05/7-14-150x150.jpg" text:style-name="Internet_20_link" text:visited-style-name="Visited_20_Internet_20_Link">
7-14-150x150.jpg</text:a>
', '<text:a xlink:type="simple" xlink:href="https://armyinform.com.ua/wp-content/uploads/2023/05/8-11-150x150.jpg" text:style-name="Internet_20_link" text:visited-style-name="Visited_20_Internet_20_Link">
8-11-150x150.jpg</text:a>
', '<text:a xlink:type="simple" xlink:href="https://armyinform.com.ua/wp-content/uploads/2023/05/9-12-150x150.jpg" text:style-name="Internet_20_link" text:visited-style-name="Visited_20_Internet_20_Link">
9-12-150x150.jpg</text:a>
', '<text:a xlink:type="simple" xlink:href="https://armyinform.com.ua/wp-content/uploads/2023/05/10-14-150x150.jpg" text:style-name="Internet_20_link" text:visited-style-name="Visited_20_Internet_20_Link">
10-14-150x150.jpg</text:a>
']</text:p>
      <text:p text:style-name="P4">
标签: ['STOPRUSSIA', 'АГРЕСІЯ РФ', 'ВІЙНА', 'ВТОРГНЕННЯ РФ', 'ПОШТОВІ МАРКИ', 'УКРПОШТА', 'ХМЕЛЬНИЧЧИНА']</text:p>
      <text:p text:style-name="P4">
类别: News</text:p>
      <!--METADATA-->
      <text:p text:style-name="P4">
<draw:frame draw:style-name="fr1" draw:name="Image281" text:anchor-type="as-char" svg:width="6.9236in" svg:height="4.615733in" draw:z-index="0">
<draw:image xlink:href="../Images/AРМІЯINFORM/2023-05-09T60-00-00-04-00/3-35.jpg" xlink:type="simple" xlink:show="embed" xlink:actuate="onLoad" draw:mime-type="image/jpeg"/>
</draw:frame>
在Khmelnitsky，新品牌“ ukrposhta”“ Syloboron的Glory和乌克兰的安全!进攻的警卫。” 这个帖子块是“荣耀乌克兰武装部队!”的延续，该问题于2022年提出。</text:p>
      <text:p text:style-name="P4">
<text:a xlink:type="simple" xlink:href="https://armyinform.com.ua/wp-content/uploads/2023/05/5-22.jpg" text:style-name="Internet_20_link" text:visited-style-name="Visited_20_Internet_20_Link">
!(Images/AРМІЯINFORM/2023-05-09T60-00-00-04-00/5-22-150x150.jpg)</text:a>
</text:p>
      <text:p text:style-name="P4">
<text:a xlink:type="simple" xlink:href="https://armyinform.com.ua/wp-content/uploads/2023/05/1-38.jpg" text:style-name="Internet_20_link" text:visited-style-name="Visited_20_Internet_20_Link">
<draw:frame draw:style-name="fr1" draw:name="Image282" text:anchor-type="as-char" svg:width="6.9236in" svg:height="6.9236in" draw:z-index="0">
<draw:image xlink:href="../Images/AРМІЯINFORM/2023-05-09T60-00-00-04-00/1-38-150x150.jpg" xlink:type="simple" xlink:show="embed" xlink:actuate="onLoad" draw:mime-type="image/jpeg"/>
</draw:frame>
</text:a>
根据JSC“ ukrposhta”的Khmelnytsky局长Mykola Gromov的说法，该问题是在国民警卫队，州边境管理局和乌克兰国家警察的协助下提出的。 邮票和信封的作者是乌克兰Oleksandr Okhapkin的艺术家。</text:p>
      <text:p text:style-name="P4">
邮票描绘了国家警察的士兵，即边防部队的国民警卫队，他们每天都会为我们的国家捍卫并摧毁俄罗斯人。 该品牌在第一天的信封，一张未标记的艺术convert依和三张艺术卡发行。</text:p>
      <text:p text:style-name="P4">
<text:a xlink:type="simple" xlink:href="https://armyinform.com.ua/wp-content/uploads/2023/05/6-18.jpg" text:style-name="Internet_20_link" text:visited-style-name="Visited_20_Internet_20_Link">
!(Images/AРМІЯINFORM/2023-05-09T60-00-00-04-00/6-18-150x150.jpg)</text:a>
</text:p>
      <text:p text:style-name="P4">
<text:a xlink:type="simple" xlink:href="https://armyinform.com.ua/wp-content/uploads/2023/05/7-14.jpg" text:style-name="Internet_20_link" text:visited-style-name="Visited_20_Internet_20_Link">
<draw:frame draw:style-name="fr1" draw:name="Image283" text:anchor-type="as-char" svg:width="6.9236in" svg:height="6.9236in" draw:z-index="0">
<draw:image xlink:href="../Images/AРМІЯINFORM/2023-05-09T60-00-00-04-00/7-14-150x150.jpg" xlink:type="simple" xlink:show="embed" xlink:actuate="onLoad" draw:mime-type="image/jpeg"/>
</draw:frame>
</text:a>
</text:p>
      <text:p text:style-name="P4">
<text:a xlink:type="simple" xlink:href="https://armyinform.com.ua/wp-content/uploads/2023/05/8-11.jpg" text:style-name="Internet_20_link" text:visited-style-name="Visited_20_Internet_20_Link">
<draw:frame draw:style-name="fr1" draw:name="Image284" text:anchor-type="as-char" svg:width="6.9236in" svg:height="6.9236in" draw:z-index="0">
<draw:image xlink:href="../Images/AРМІЯINFORM/2023-05-09T60-00-00-04-00/8-11-150x150.jpg" xlink:type="simple" xlink:show="embed" xlink:actuate="onLoad" draw:mime-type="image/jpeg"/>
</draw:frame>
</text:a>
Khmelnitsky ova Sergey都灵是Khmelnytsky地区Radyvaletin Sokolyuk的副负责人，进攻后卫的代表也参与了该品牌的特别副手。</text:p>
      <ul>
        <li>
Sergei tyurin说，这是进攻开始的开始，这是非常象征的。</li>
      </ul>
      <text:p text:style-name="P4">
<text:a xlink:type="simple" xlink:href="https://armyinform.com.ua/wp-content/uploads/2023/05/9-12.jpg" text:style-name="Internet_20_link" text:visited-style-name="Visited_20_Internet_20_Link">
!(Images/AРМІЯINFORM/2023-05-09T60-00-00-04-00/9-12-150x150.jpg)</text:a>
</text:p>
      <text:p text:style-name="P4">
<text:a xlink:type="simple" xlink:href="https://armyinform.com.ua/wp-content/uploads/2023/05/10-14.jpg" text:style-name="Internet_20_link" text:visited-style-name="Visited_20_Internet_20_Link">
<draw:frame draw:style-name="fr1" draw:name="Image285" text:anchor-type="as-char" svg:width="6.9236in" svg:height="6.9236in" draw:z-index="0">
<draw:image xlink:href="../Images/AРМІЯINFORM/2023-05-09T60-00-00-04-00/10-14-150x150.jpg" xlink:type="simple" xlink:show="embed" xlink:actuate="onLoad" draw:mime-type="image/jpeg"/>
</draw:frame>
</text:a>
该块的发行量为235,000份。 每个品牌的名义-F(23 UAH)，障碍事故-69 UAH。</text:p>
      <text:p text:style-name="P4">
正如网站“ ukrposhta”上指出的那样，自5月9日以来，您可以在全国各地的Ukrposhta分支机构，官方慈善家在线商店“ ukrposhta”以及Marketplaces Ebay和Amazon上购买新的邮政毕业。</text:p>
      <text:p text:style-name="P4">
_opto作者。</text:p>
      <text:p text:style-name="P4">
News Source: <text:a xlink:type="simple" xlink:href="https://armyinform.com.ua/2023/05/09/u-hmelnyczkomu-vidbulos-speczpogashennya-novoyi-poshtovoyi-marky/" text:style-name="Internet_20_link" text:visited-style-name="Visited_20_Internet_20_Link">
https://armyinform.com.ua/2023/05/09/u-hmelnyczkomu-vidbulos-speczpogashennya-novoyi-poshtovoyi-marky/</text:a>
</text:p>
      <!--NEWS-->
      <text:h text:style-name="P10" text:outline-level="1">
<text:span text:style-name="T4">
库莱布（Kuleb）早上炮击之后，再次敦促合作伙伴给乌克兰飞机F-16</text:span>
</text:h>
      <text:p text:style-name="P4">
作者: ['АРМІЯINFORM']</text:p>
      <text:p text:style-name="P4">
时间: 2023-05-09T61:00:00-04:00</text:p>
      <text:p text:style-name="P4">
描述: Uonchi tu Rannim Rachkom 9高生物助手被推出25 crilatikh kalibr导弹ta ...与乌克兰2022年的战争，与乌克兰的最新新闻，今天与乌克兰2022年的新闻战争，今天上次与乌克兰的新闻战争，乌克兰和俄罗斯之间的战争将发生战争，何时，何时，何时，何时，何时，何时，何时，何时与乌克兰在2022年与乌克兰进行战争，将在不久的将来与乌克兰发生战争，与乌克兰的战争，今天的乌克兰新闻，乌克兰新闻，乌克兰新闻在俄罗斯的乌克兰媒体</text:p>
      <text:p text:style-name="P4">
图片: ['<text:a xlink:type="simple" xlink:href="https://armyinform.com.ua/wp-content/uploads/2023/04/kuleba.jpg" text:style-name="Internet_20_link" text:visited-style-name="Visited_20_Internet_20_Link">
kuleba.jpg</text:a>
']</text:p>
      <text:p text:style-name="P4">
标签: ['F-16', 'STOPRUSSIA', 'ВІЙСЬКОВА ДОПОМОГА УКРАЇНІ', 'ГЛАВА МЗС УКРАЇНИ', 'ДМИТРО КУЛЕБА']</text:p>
      <text:p text:style-name="P4">
类别: News</text:p>
      <!--METADATA-->
      <text:p text:style-name="P4">
<draw:frame draw:style-name="fr1" draw:name="Image286" text:anchor-type="as-char" svg:width="6.9236in" svg:height="3.891564in" draw:z-index="0">
<draw:image xlink:href="../Images/AРМІЯINFORM/2023-05-09T61-00-00-04-00/kuleba.jpg" xlink:type="simple" xlink:show="embed" xlink:actuate="onLoad" draw:mime-type="image/jpeg"/>
</draw:frame>
在5月9日的夜晚和清晨，种族主义者推出了25翼火箭“机芯”和X-101/X-555。 其中23人被乌克兰武装部队空军的空军摧毁。</text:p>
      <text:p text:style-name="P4">
乌克兰Dmytro Kuleba外交部长呼吁外国合作伙伴为乌克兰提供更多的F-16，F-16，也见证了他们的工作。</text:p>
      <ul>
        <li>
今天早上，他从大声爆炸中醒来：我们的防空防空被景观导弹拦截了。 我感谢合作伙伴提供的广告系统。 我重复方法来增加他们的数字，并给出将与平台合作以关闭我们的天空的F-16。(https://twitter.com/DmytroKuleba/status/1655851624869376001)Dmitry Kuleb的永久性Twitter。</li>
      </ul>
      <text:p text:style-name="P4">
News Source: <text:a xlink:type="simple" xlink:href="https://armyinform.com.ua/2023/05/09/pislya-rankovogo-obstrilu-kuleba-vchergove-zaklykav-partneriv-nadaty-ukrayini-litaky-f-16/" text:style-name="Internet_20_link" text:visited-style-name="Visited_20_Internet_20_Link">
https://armyinform.com.ua/2023/05/09/pislya-rankovogo-obstrilu-kuleba-vchergove-zaklykav-partneriv-nadaty-ukrayini-litaky-f-16/</text:a>
</text:p>
      <!--NEWS-->
      <text:h text:style-name="P10" text:outline-level="1">
<text:span text:style-name="T4">
迈丹案件：内政部及其代表将在缺席中判断</text:span>
</text:h>
      <text:p text:style-name="P4">
作者: ['АРМІЯINFORM']</text:p>
      <text:p text:style-name="P4">
时间: 2023-05-09T62:00:00-04:00</text:p>
      <text:p text:style-name="P4">
描述: 对于非法而言，专业的维科里斯坦（Vikoristan）是为了勒索抗议者与lyuchny的浪费...与乌克兰2022年的战争，与乌克兰与乌克兰的最新新闻，与乌克兰的新闻战争，乌克兰2022年的《新闻战》，今天将发生乌克兰和乌克兰之间的战争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5/spravy-majdanu-foto.jpg" text:style-name="Internet_20_link" text:visited-style-name="Visited_20_Internet_20_Link">
spravy-majdanu-foto.jpg</text:a>
']</text:p>
      <text:p text:style-name="P4">
标签: ['ГЕНЕРАЛЬНИЙ ПРОКУРОР', 'ОФІС ГЕНЕРАЛЬНОГО ПРОКУРОРА', 'РЕВОЛЮЦІЯ ГІДНОСТІ', 'СПРАВИ МАЙДАНУ', 'СУД']</text:p>
      <text:p text:style-name="P4">
类别: News</text:p>
      <!--METADATA-->
      <text:p text:style-name="P4">
<draw:frame draw:style-name="fr1" draw:name="Image287" text:anchor-type="as-char" svg:width="6.9236in" svg:height="4.661891in" draw:z-index="0">
<draw:image xlink:href="../Images/AРМІЯINFORM/2023-05-09T62-00-00-04-00/spravy-majdanu-foto.jpg" xlink:type="simple" xlink:show="embed" xlink:actuate="onLoad" draw:mime-type="image/jpeg"/>
</draw:frame>
对于非法供应特殊手段及其在2014年2月用来压制抗议活动的用于抗议 - 乌克兰将在乌克兰内政部的缺席逃犯中缺席逃犯。 这些手榴弹中的一些尚未被遗居民使用，将被转移给乌克兰国家警察，以威慑俄罗斯对俄罗斯联邦的侵略。</text:p>
      <text:p text:style-name="P4">
在您的官方网站上有关它<text:a xlink:type="simple" xlink:href="https://www.gp.gov.ua/ua/posts/spravi-maidanu-nezakonne-postacannya-speczasobiv-ta-yix-vikoristannya-dlya-pridusennya-protestiv-u-lyutomu-2014-roku-v-ukrayini-zaocno-suditimut-vtikaciv-z-cisla-kerivnictva-mvs-ukrayini" text:style-name="Internet_20_link" text:visited-style-name="Visited_20_Internet_20_Link">
报告</text:a>
检察长办公室。</text:p>
      <text:p text:style-name="P4">
“应检察官办公室的检察官的要求，法院就执行特别法院诉讼的法院做出了决定 - 缺席乌克兰内政部长，他是乌克兰的内政部长，这是他的TESER材料部长之一乌克兰内政部的支持。 这将允许审判并在不参加被告的情况下做出最终决定。”消息写道。</text:p>
      <text:p text:style-name="P4">
调查发现，前执法人员于2014年1月为乌克兰内政部特殊手段的武器组织了供应，超过13,000枚俄罗斯联邦生产的手榴弹。</text:p>
      <text:p text:style-name="P4">
随后，被告超过了当局和官员，组织了这些特殊手段，这些特殊手段不在内政部内政部，内政部的雇员在2014年2月18日至19日内为抗议者提供抗议者在基夫的中部。 结果，127人受伤。</text:p>
      <text:p text:style-name="P4">
目前，应检方的要求，法院决定传输其中一些手榴弹，这些手榴弹不适用于抗议者，乌克兰国家警察以遏制俄罗斯联邦的军事侵略。此外，总检察长办公室的检察官对另一位前乌克兰内政副部长进行了进一步起诉，自2015年以来，法院诉讼就一直在进行。</text:p>
      <text:p text:style-name="P4">
允许使用俄罗斯特​​殊手段的乌克兰部长的内阁接纳的曝光被指控为执法人员发生事故。 他还为执法人员提供了非法干预会议，集会，徒步旅行和示威游行的非法干预，该官员使用了身体暴力和一群人的勾结。</text:p>
      <text:p text:style-name="P4">
<text:span text:style-name="T4">
注意：</text:span>
根据艺术。 62乌克兰宪法是一个​​人被认为是不请求犯罪的人，并且在法律上证明其内gui并被法院起诉确立后，不能受到刑事惩罚。</text:p>
      <text:p text:style-name="P4">
News Source: <text:a xlink:type="simple" xlink:href="https://armyinform.com.ua/2023/05/09/spravy-majdanu-eksochilnyka-mvs-ta-jogo-zastupnyka-sudytymut-zaochno/" text:style-name="Internet_20_link" text:visited-style-name="Visited_20_Internet_20_Link">
https://armyinform.com.ua/2023/05/09/spravy-majdanu-eksochilnyka-mvs-ta-jogo-zastupnyka-sudytymut-zaochno/</text:a>
</text:p>
      <!--NEWS-->
      <text:h text:style-name="P10" text:outline-level="1">
<text:span text:style-name="T4">
协调总部呼吁向专家寻求俘虏军事援助的亲戚，并收集信息</text:span>
</text:h>
      <text:p text:style-name="P4">
作者: ['АРМІЯINFORM']</text:p>
      <text:p text:style-name="P4">
时间: 2023-05-09T63:00:00-04:00</text:p>
      <text:p text:style-name="P4">
描述: Ziinitivatiy在协调的总部Vidbuli Zustyni Zustyanov上进行“ Voyaskiyskoy Vizvil”，与乌克兰2022年的战争，与乌克兰的最新新闻，与乌克兰的新闻战争，与乌克兰2022年的新闻战争，今天是乌克兰的最后一场战争，将是乌克兰和俄罗斯之间的最后一场战争。 ，他们在2022年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3/05/91d48f13-4976-4527-bc09-42d594533332.jpg" text:style-name="Internet_20_link" text:visited-style-name="Visited_20_Internet_20_Link">
91d48f13-4976-4527-bc09-42d594533332.jpg</text:a>
']</text:p>
      <text:p text:style-name="P4">
标签: ['ВІЙСЬКОВОПОЛОНЕНІ', 'КООРДИНАЦІЙНИЙ ШТАБ З ПИТАНЬ ПОВОДЖЕННЯ З ВІЙСЬКОВОПОЛОНЕНИМИ']</text:p>
      <text:p text:style-name="P4">
类别: News</text:p>
      <!--METADATA-->
      <text:p text:style-name="P4">
<draw:frame draw:style-name="fr1" draw:name="Image288" text:anchor-type="as-char" svg:width="6.9236in" svg:height="4.800363in" draw:z-index="0">
<draw:image xlink:href="../Images/AРМІЯINFORM/2023-05-09T63-00-00-04-00/91d48f13-4976-4527-bc09-42d594533332.jpg" xlink:type="simple" xlink:show="embed" xlink:actuate="onLoad" draw:mime-type="image/jpeg"/>
</draw:frame>
在非政府组织“ Voyatsky Reliance”的倡议下，协调总部发生在Dmitry Vyshnevetsky旅的捍卫者的问候中，在此期间，在此期间，只有亲密的人才能认出本地人。</text:p>
      <text:p text:style-name="P4">
关于它<text:a xlink:type="simple" xlink:href="https://t.me/Koord_shtab/1017" text:style-name="Internet_20_link" text:visited-style-name="Visited_20_Internet_20_Link">
报告</text:a>
与战俘询问的协调总部。</text:p>
      <text:p text:style-name="P4">
会议期间提出的问题之一是战俘的根源。 根据总部的说法，有关失踪人员和俘虏的捍卫者和捍卫者的信息尤其是各种方式，尤其是亲戚提供了相当多的有用信息。</text:p>
      <text:p text:style-name="P4">
协调员工与自由军人进行沟通，因此获得了有关维持俄罗斯被囚禁的后卫的健康状况的有价值的数据。</text:p>
      <text:p text:style-name="P4">
应当指出的是，有关失踪人员的新信息可能是改变会计类别的基础，特别是在军事部门。</text:p>
      <text:p text:style-name="P4">
分别讨论了信息安全问题。 员工代表呼吁使用未验证的来源的信息，特别是侵略者国家的资源，要求谨慎和警惕。 可以对其进行监控，分析，但有必要进行批判性治疗，并在可能的情况下检查。 很快就可以转移到非秘密组织和个人信息或失踪或俘虏的服务员。</text:p>
      <text:p text:style-name="P4">
News Source: <text:a xlink:type="simple" xlink:href="https://armyinform.com.ua/2023/05/09/koordynaczijnyj-shtab-zaklykaye-rodychiv-polonenyh-vijskovyh-dopomagaty-fahivczyam-zi-zborom-informacziyi/" text:style-name="Internet_20_link" text:visited-style-name="Visited_20_Internet_20_Link">
https://armyinform.com.ua/2023/05/09/koordynaczijnyj-shtab-zaklykaye-rodychiv-polonenyh-vijskovyh-dopomagaty-fahivczyam-zi-zborom-informacziyi/</text:a>
</text:p>
      <!--NEWS-->
      <text:h text:style-name="P10" text:outline-level="1">
<text:span text:style-name="T4">
俄罗斯在黑海中拥有四个火箭发射器，带有32个“小口径”</text:span>
</text:h>
      <text:p text:style-name="P4">
作者: ['АРМІЯINFORM']</text:p>
      <text:p text:style-name="P4">
时间: 2023-05-09T64:00:00-04:00</text:p>
      <text:p text:style-name="P4">
描述: 14艘浇注船的Boyal Cherguvanni Boyle上的Chorny Morce，Yakiki的院子-4 ...与乌克兰2022年的战争，与乌克兰的最新新闻，今天与乌克兰的新闻，今天与乌克兰的新闻战争，今天与乌克兰2022年，将在今天之间发生战争乌克兰和俄罗斯以及2022年与乌克兰的战争，无论是否在不久的将来与乌克兰发生战争，他们说，今天与乌克兰的战争，今天的乌克兰新闻，乌克兰新闻，乌克兰媒体在俄罗斯媒体的乌克兰新闻</text:p>
      <text:p text:style-name="P4">
图片: ['<text:a xlink:type="simple" xlink:href="https://armyinform.com.ua/wp-content/uploads/2023/03/240260_uh7lhcbyzvmbfhxgaaysszsedy-e1679309364839.jpg" text:style-name="Internet_20_link" text:visited-style-name="Visited_20_Internet_20_Link">
240260_uh7lhcbyzvmbfhxgaaysszsedy-e1679309364839.jpg</text:a>
', '<text:a xlink:type="simple" xlink:href="https://armyinform.com.ua/wp-content/uploads/2023/05/346036690_1234036810814513_3189758798487301624_n.jpg" text:style-name="Internet_20_link" text:visited-style-name="Visited_20_Internet_20_Link">
346036690_1234036810814513_3189758798487301624_n.jpg</text:a>
']</text:p>
      <text:p text:style-name="P4">
标签: ['STOPRUSSIA', 'АГРЕСІЯ РФ', 'ВІЙНА', 'ВМС ЗС УКРАЇНИ', 'ВТОРГНЕННЯ РФ']</text:p>
      <text:p text:style-name="P4">
类别: News</text:p>
      <!--METADATA-->
      <text:p text:style-name="P4">
<draw:frame draw:style-name="fr1" draw:name="Image289" text:anchor-type="as-char" svg:width="6.9236in" svg:height="4.260677in" draw:z-index="0">
<draw:image xlink:href="../Images/AРМІЯINFORM/2023-05-09T64-00-00-04-00/240260_uh7lhcbyzvmbfhxgaaysszsedy-e1679309364839.jpg" xlink:type="simple" xlink:show="embed" xlink:actuate="onLoad" draw:mime-type="image/jpeg"/>
</draw:frame>
说明性照片</text:p>
      <text:p text:style-name="P4">
在黑海中，战斗税中有14艘敌方船，中间的中部 -  4架有翼的机芯导弹的载体，总凌空抽射高达32枚导弹。</text:p>
      <text:p text:style-name="P4">
在<text:a xlink:type="simple" xlink:href="https://www.facebook.com/navy.mil.gov.ua/posts/622473036586949" text:style-name="Internet_20_link" text:visited-style-name="Visited_20_Internet_20_Link">
Facebook</text:a>
告知武装部队海军的命令。</text:p>
      <text:p text:style-name="P4">
<text:span text:style-name="T5">
在Azov的海中-2艘敌军； </text:span>
在地中海中，地中海最多有5艘敌船，其中1架口径有翼导弹的载体，总计高达4枚火箭。</text:p>
      <text:p text:style-name="P4">
在白天，为了俄罗斯联邦的利益，凯希·耶尼卡尔海峡的通过：</text:p>
      <text:p text:style-name="P4">
<text:span text:style-name="T5">
到Azov Sea -35艘船，其中8艘在Bosphorus海峡的方向上移动； </text:span>
到黑海 -  36艘船，其中13艘继续沿Bosphorus的方向移动。</text:p>
      <text:p text:style-name="P4">
<draw:frame draw:style-name="fr1" draw:name="Image290" text:anchor-type="as-char" svg:width="6.9236in" svg:height="8.6545in" draw:z-index="0">
<draw:image xlink:href="../Images/AРМІЯINFORM/2023-05-09T64-00-00-04-00/346036690_1234036810814513_3189758798487301624_n.jpg" xlink:type="simple" xlink:show="embed" xlink:actuate="onLoad" draw:mime-type="image/jpeg"/>
</draw:frame>
俄罗斯联邦继续违反《 1974年海洋保护人类生命的国际公约》。(Solas)通过关闭自动识别系统(AIS)，纳粹船只在亚佐夫海。</text:p>
      <text:p text:style-name="P4">
News Source: <text:a xlink:type="simple" xlink:href="https://armyinform.com.ua/2023/05/09/rosiya-u-chornomu-mori-trymaye-chotyry-raketonosiyi-z-32-kalibramy/" text:style-name="Internet_20_link" text:visited-style-name="Visited_20_Internet_20_Link">
https://armyinform.com.ua/2023/05/09/rosiya-u-chornomu-mori-trymaye-chotyry-raketonosiyi-z-32-kalibramy/</text:a>
</text:p>
      <!--NEWS-->
      <text:h text:style-name="P10" text:outline-level="1">
<text:span text:style-name="T4">
乌克兰认为克里姆林宫游行的6个国家的领导人是忽视的体现 - 外交部</text:span>
</text:h>
      <text:p text:style-name="P4">
作者: ['АРМІЯINFORM']</text:p>
      <text:p text:style-name="P4">
时间: 2023-05-09T65:00:00-04:00</text:p>
      <text:p text:style-name="P4">
描述: У зовнішньополітичному відомстві України звернули увагу на те, що 9 травня участь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图片: ['<text:a xlink:type="simple" xlink:href="https://armyinform.com.ua/wp-content/uploads/2022/11/ff6ac1c-mzs2.jpg" text:style-name="Internet_20_link" text:visited-style-name="Visited_20_Internet_20_Link">
ff6ac1c-mzs2.jpg</text:a>
']</text:p>
      <text:p text:style-name="P4">
标签: ['STOPRUSSIA', 'АГРЕСІЯ РФ', 'ВТОРГНЕННЯ РФ', 'ЗАЯВА МЗС УКРАЇНИ']</text:p>
      <text:p text:style-name="P4">
类别: News</text:p>
      <!--METADATA-->
      <text:p text:style-name="P4">
<draw:frame draw:style-name="fr1" draw:name="Image291" text:anchor-type="as-char" svg:width="6.9236in" svg:height="3.883237in" draw:z-index="0">
<draw:image xlink:href="../Images/AРМІЯINFORM/2023-05-09T65-00-00-04-00/ff6ac1c-mzs2.jpg" xlink:type="simple" xlink:show="embed" xlink:actuate="onLoad" draw:mime-type="image/jpeg"/>
</draw:frame>
在乌克兰外交政策部门，他们提请注意以下事实：5月9日在莫斯科的红广场上，亚美尼亚总理，哈萨克斯坦总统，吉尔吉斯斯坦，塔吉克斯坦，土库曼斯坦tauzbekistan。</text:p>
      <text:p text:style-name="P4">
这在[语句]中说明了(https://mfa.gov.ua/news/zayava-mzs-ukrayini-shchodo-uchasti-lideriv-virmeniyi-kazahstanu-kirgizstanu-tadzhikistanu-turkmenistanu-ta-uzbekistanu-v-zahodi-na-chervonij-ploshchi-v-moskvi)乌克兰部。</text:p>
      <text:p text:style-name="P4">
活动期间，俄罗斯联邦弗拉基米尔·普京(Vladimir Putin终端。 在俄罗斯联邦的前一天晚上，它在乌克兰发布了25枚有翼的导弹，其中包括在基辅造成更多的死亡，并在乌克兰土壤上或更多或更多地造成更多的死亡。</text:p>
      <text:p text:style-name="P4">
俄罗斯军事装备证明了参与者，该装备参与了俄罗斯反乌克兰的未经证实的激进战争。</text:p>
      <text:p text:style-name="P4">
“我们正在考虑这些外国在公共西部的领导人的参与，其中一名战争罪犯被第二次世界大战的内容所席卷欧洲的解决方案，例如不道德和不友好，对乌克兰，这一表达乌克兰人民不屑一顾，为自己的生存和自由而苦苦挣扎。</text:p>
      <text:p text:style-name="P4">
中亚人民和高加索人民为78年前的上纳氏菌的胜利做出了无价的贡献。 他们不应该被现在使用的克雷姆勒姆(Kremlem)参与虚假行动，这与纳粹主义的第二个获胜者无关。”乌克兰外交部说。</text:p>
      <text:p text:style-name="P4">
News Source: <text:a xlink:type="simple" xlink:href="https://armyinform.com.ua/2023/05/09/ukrayina-rozglyadaye-uchast-lideriv-6-krayin-u-kremlivskomu-paradi-yak-vyyav-znevagy-do-ukrayincziv-mzs/" text:style-name="Internet_20_link" text:visited-style-name="Visited_20_Internet_20_Link">
https://armyinform.com.ua/2023/05/09/ukrayina-rozglyadaye-uchast-lideriv-6-krayin-u-kremlivskomu-paradi-yak-vyyav-znevagy-do-ukrayincziv-mzs/</text:a>
</text:p>
      <!--NEWS-->
      <text:h text:style-name="P10" text:outline-level="1">
<text:span text:style-name="T4">
在Zaporozhye中，拘留了俄罗斯特工，他们准备了针对武装部队司令部的恐怖袭击</text:span>
</text:h>
      <text:p text:style-name="P4">
作者: ['АРМІЯINFORM']</text:p>
      <text:p text:style-name="P4">
时间: 2023-05-09T66:00:00-04:00</text:p>
      <text:p text:style-name="P4">
描述: 它在Zaporizhzhi的Bagatatapni专家运营商的结果中被FSB的经纪人中和。...与乌克兰2022年的战争，与乌克兰的最新新闻，《与乌克兰与乌克兰的新闻》 2022年的战争，今天的最后一场新闻乌克兰和俄罗斯之间以及2022年与乌克兰的战争之间发生战争乌克兰新闻在俄罗斯的乌克兰媒体</text:p>
      <text:p text:style-name="P4">
图片: ['<text:a xlink:type="simple" xlink:href="https://armyinform.com.ua/wp-content/uploads/2023/05/084fa8993d7bfa6349cf34f16230156e-e1683620460355.jpeg" text:style-name="Internet_20_link" text:visited-style-name="Visited_20_Internet_20_Link">
084fa8993d7bfa6349cf34f16230156e-e1683620460355.jpeg</text:a>
']</text:p>
      <text:p text:style-name="P4">
标签: ['STOPRUSSIA', 'АГРЕСІЯ РФ', 'ВТОРГНЕННЯ РФ', 'КОЛАБОРАНТИ', 'СБУ']</text:p>
      <text:p text:style-name="P4">
类别: News</text:p>
      <!--METADATA-->
      <text:p text:style-name="P4">
<draw:frame draw:style-name="fr1" draw:name="Image292" text:anchor-type="as-char" svg:width="6.9236in" svg:height="4.256684in" draw:z-index="0">
<draw:image xlink:href="../Images/AРМІЯINFORM/2023-05-09T66-00-00-04-00/084fa8993d7bfa6349cf34f16230156e-e1683620460355.jpeg" xlink:type="simple" xlink:show="embed" xlink:actuate="onLoad" draw:mime-type="image/jpeg"/>
</draw:frame>
FSB代理网络由于Nazapore的多步特殊操作而被中和。 袭击者正在准备恐怖袭击对国防仓库和SBU员工的恐怖袭击，他们驻扎在该地区，并被吸引以应对南部阵线的任务。</text:p>
      <text:p text:style-name="P4">
关于它<text:a xlink:type="simple" xlink:href="https://ssu.gov.ua/novyny/sbu-zatrymala-na-zaporizhzhi-rosiiskykh-ahentiv-yaki-hotuvaly-terakty-proty-komanduvannia-zsu-ta-spetspryznachentsiv-sbu-video" text:style-name="Internet_20_link" text:visited-style-name="Visited_20_Internet_20_Link">
报告</text:a>
 Служба безпеки України.</text:p>
      <text:p text:style-name="P4">
Для цього російська агентура збирала «погодинну» інформацію про місцятимчасового базування та маршрути переміщення українських захисників. Отриманівідомості передавали до фсб у вигляді електронних геолокацій, медіафайлів ітекстових повідомлень через закритий чат у месенджері Телеграм.</text:p>
      <text:p text:style-name="P4">
За координатами ворожих агентів окупанти хотіли здійснити прицільні ударикрилатими або балістичними ракетами. Крім того, загарбники розглядали«варіант» фізичної ліквідації українських захисників через приведення в діювибухівок, які планували встановити в районах базування Сил оборони.</text:p>
      <text:p text:style-name="P4">
Для підготовки терактів російські агенти отримали від своїх «кураторів» з фсб4 тисячі доларів «авансу».</text:p>
      <text:p text:style-name="P4">
Однак зловмисників своєчасно викрили, задокументували злочинні дії і затрималипід час виконання ворожого завдання.</text:p>
      <text:p text:style-name="P4">
Під час обшуків за місцями проживання затриманих вилучено: зброю, боєприпасирізного калібру, бойові та димові гранати з комплектуючими.</text:p>
      <text:p text:style-name="P4">
На підставі зібраних доказів затриманим повідомлено про підозру за державнузраду, вчинену в умовах воєнного стану за попередньою змовою групою осіб. Їмобрано запобіжний захід у виді тримання під вартою. Триває розслідування длявстановлення всіх обставин злочину та притягнення винних до відповідальності.</text:p>
      <text:p text:style-name="P4">
News Source: <text:a xlink:type="simple" xlink:href="https://armyinform.com.ua/2023/05/09/na-zaporizhzhi-zatrymaly-agentiv-rf-yaki-gotuvaly-terakty-proty-komanduvannya-zsu/" text:style-name="Internet_20_link" text:visited-style-name="Visited_20_Internet_20_Link">
https://armyinform.com.ua/2023/05/09/na-zaporizhzhi-zatrymaly-agentiv-rf-yaki-gotuvaly-terakty-proty-komanduvannya-zsu/</text:a>
</text:p>
      <!--NEWS-->
      <text:h text:style-name="P10" text:outline-level="1">
<text:span text:style-name="T4">
基辅欧洲委员会主席揭示了第11套制裁措施的细节</text:span>
</text:h>
      <text:p text:style-name="P4">
作者: ['АРМІЯINFORM']</text:p>
      <text:p text:style-name="P4">
时间: 2023-05-09T67:00:00-04:00</text:p>
      <text:p text:style-name="P4">
描述: єvrokomissya乘坐第11包的Quadjeennia去Quadjeennia 关于TSE PID ...与乌克兰2022年的战争，与乌克兰的最新新闻，与乌克兰的新闻战争，2022年的新闻战争，今天的最后一次战争将在乌克兰和俄罗斯之间发生战争，当2022年与乌克兰的战争将是，他们将与乌克兰发生战争，在不久的将来，他们说，今天与乌克兰的战争，今天的乌克兰新闻，乌克兰新闻，乌克兰媒体在俄罗斯</text:p>
      <text:p text:style-name="P4">
图片: ['<text:a xlink:type="simple" xlink:href="https://armyinform.com.ua/wp-content/uploads/2023/05/ursula-2.jpg" text:style-name="Internet_20_link" text:visited-style-name="Visited_20_Internet_20_Link">
ursula-2.jpg</text:a>
']</text:p>
      <text:p text:style-name="P4">
标签: ['STOPRUSSIA', 'ЕКОНОМІКА РФ', 'КРАХ РОСІЙСЬКОЇ ЕКОНОМІКИ', 'САНКЦІЇ РФ', 'УРСУЛА ФОН ДЕР ЛЯЄН']</text:p>
      <text:p text:style-name="P4">
类别: News</text:p>
      <!--METADATA-->
      <text:p text:style-name="P4">
<draw:frame draw:style-name="fr1" draw:name="Image293" text:anchor-type="as-char" svg:width="6.9236in" svg:height="3.894525in" draw:z-index="0">
<draw:image xlink:href="../Images/AРМІЯINFORM/2023-05-09T67-00-00-04-00/ursula-2.jpg" xlink:type="simple" xlink:show="embed" xlink:actuate="onLoad" draw:mime-type="image/jpeg"/>
</draw:frame>
欧盟委员会正在准备实施针对俄罗斯的第11套制裁措施。</text:p>
      <text:p text:style-name="P4">
在与乌克兰弗拉基米尔·泽伦斯基总统的一次会议上<text:a xlink:type="simple" xlink:href="https://twitter.com/vonderleyen/status/1655883674267549696" text:style-name="Internet_20_link" text:visited-style-name="Visited_20_Internet_20_Link">
宣布</text:a>
厄休拉(Ursula(https://armyinform.com.ua/2023/05/09/v-ukrayinu-prybula-prezydentka-yevrokomisiyi-kyyiv-dorechne-miscze-dlya-svyatkuvannya-dnya-yevropy/)正式访问乌克兰。</text:p>
      <text:p text:style-name="P4">
“将支付此软件包的重点，以控制对已经建立的限制和贸易禁令的履行。 我们继续做所有为普京军车及其收入的前景而做的一切。”</text:p>
      <text:p text:style-name="P4">
她分享了制裁限制的新清单的细节，其中特别是：</text:p>
      <text:p text:style-name="P4">
1.在公交禁令中添加新产品； 2.提议对制裁绕过的新工具的提议； 3.禁止俄罗斯和第三国故意绕过欧洲制裁的“影子”组织的提议。</text:p>
      <text:p text:style-name="P4">
News Source: <text:a xlink:type="simple" xlink:href="https://armyinform.com.ua/2023/05/09/prezydentka-yevrokomisiyi-u-kyyevi-rozkryla-detali-11-go-paketu-sankcziyi-proty-rosiyi/" text:style-name="Internet_20_link" text:visited-style-name="Visited_20_Internet_20_Link">
https://armyinform.com.ua/2023/05/09/prezydentka-yevrokomisiyi-u-kyyevi-rozkryla-detali-11-go-paketu-sankcziyi-proty-rosiyi/</text:a>
</text:p>
      <!--NEWS-->
      <text:h text:style-name="P10" text:outline-level="1">
<text:span text:style-name="T4">
在Trostyanka医院开火的俄罗斯油轮被剥夺了11年</text:span>
</text:h>
      <text:p text:style-name="P4">
作者: ['АРМІЯINFORM']</text:p>
      <text:p text:style-name="P4">
时间: 2023-05-09T68:00:00-04:00</text:p>
      <text:p text:style-name="P4">
描述: 在Vighmaya Posyblennna Voli的缺席virik Virok的法院，最多可达11台DV ...与乌克兰2022年的战争，与乌克兰的最新新闻，今天与乌克兰的新闻战争，与乌克兰2022年最后一次与乌克兰进行，乌克兰之间会有一场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5/0cd90746d5aeee7a.jpg" text:style-name="Internet_20_link" text:visited-style-name="Visited_20_Internet_20_Link">
0cd90746d5aeee7a.jpg</text:a>
']</text:p>
      <text:p text:style-name="P4">
标签: ['АГРЕСІЯ РФ', 'ВТОРГНЕННЯ РФ', 'ДБР', 'ПОРУШЕННЯ ЗАКОНІВ ТА ЗВИЧАЇВ ВІЙНИ', 'ТРОСТЯНЕЦЬКА ЛІКАРНЯ']</text:p>
      <text:p text:style-name="P4">
类别: News</text:p>
      <!--METADATA-->
      <text:p text:style-name="P4">
<draw:frame draw:style-name="fr1" draw:name="Image294" text:anchor-type="as-char" svg:width="6.9236in" svg:height="3.894525in" draw:z-index="0">
<draw:image xlink:href="../Images/AРМІЯINFORM/2023-05-09T68-00-00-04-00/0cd90746d5aeee7a.jpg" xlink:type="simple" xlink:show="embed" xlink:actuate="onLoad" draw:mime-type="image/jpeg"/>
</draw:frame>
法院以监禁的形式判处长达11年的Bivit军人，旨在从Trostyanets医院Sumy地区的坦克开火。</text:p>
      <text:p text:style-name="P4">
关于它<text:a xlink:type="simple" xlink:href="https://dbr.gov.ua/news/za-materialami-dbr-sud-zaochno-pozbaviv-voli-na-11-rokiv-rosijskih-tankistiv-yaki-obstrilyali-likarnyu-v-trostyanci" text:style-name="Internet_20_link" text:visited-style-name="Visited_20_Internet_20_Link">
报告</text:a>
州调查局。</text:p>
      <text:p text:style-name="P4">
初中中士Petro Smirnov是第5辆坦克营第五坦克公司的指挥官，该公司是1-Gogvardi Tank团“ Cherkhkhkhkhkivsky”的第二卫队TAMAN MONOTODHITLIZKA司的第5坦克团。</text:p>
      <text:p text:style-name="P4">
坦克操作员的普通阿努尔·穆罕默德诺夫(Ainur Muhamethanov)执行了刑事。</text:p>
      <text:p text:style-name="P4">
当他来医院时，大三中士命令穆罕默德诺夫(Muhamethanov)用碎片和脚壳和医疗设施射击125毫米。 正是在医院袭击的那一刻，是分娩的出生之一。</text:p>
      <text:p text:style-name="P4">
2023年5月9日，特罗斯蒂亚尼特地区法院宣布初中中士和穆罕默德诺夫私人违反法律和习俗。</text:p>
      <text:p text:style-name="P4">
两名俄罗斯军方被判处11年徒刑。</text:p>
      <text:p text:style-name="P4">
法院还决定从侵略国康复，其军人的不人道行动被带到该国。</text:p>
      <text:p text:style-name="P4">
由于目前已经建立了被告的居住地，因此根据乌克兰CPC的要求实施了特别法院诉讼。</text:p>
      <text:p text:style-name="P4">
俄罗斯军方从苏米地区逃离，掉下了坦克。 武装部队被修复了，如今，这是在战场上向占领者犯罪的“报仇”。</text:p>
      <text:p text:style-name="P4">
News Source: <text:a xlink:type="simple" xlink:href="https://armyinform.com.ua/2023/05/09/rosijskyh-tankistiv-yaki-obstrilyaly-likarnyu-v-trostyanczi-zaochno-pozbavyly-voli-na-11-rokiv/" text:style-name="Internet_20_link" text:visited-style-name="Visited_20_Internet_20_Link">
https://armyinform.com.ua/2023/05/09/rosijskyh-tankistiv-yaki-obstrilyaly-likarnyu-v-trostyanczi-zaochno-pozbavyly-voli-na-11-rokiv/</text:a>
</text:p>
      <!--NEWS-->
      <text:h text:style-name="P10" text:outline-level="1">
<text:span text:style-name="T4">
在欧洲委员会附近欧洲委员会的欧洲日，欧盟旗帜举起了乌克兰的旗帜</text:span>
</text:h>
      <text:p text:style-name="P4">
作者: ['АРМІЯINFORM']</text:p>
      <text:p text:style-name="P4">
时间: 2023-05-09T69:00:00-04:00</text:p>
      <text:p text:style-name="P4">
描述: 在єvropa的那天托付给派对的bila bila bilya budopopyiskoi komi -maimayoriv ...与乌克兰2022年的战争，与乌克兰的战争，今天与乌克兰的最新新闻，新闻新闻，与乌克兰的新闻战争，乌克兰2022年的战争，乌克兰的最后是乌克兰之间的战争，乌克兰人将在乌克兰之间进行战争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5/prapor-ukrayiny-632x356-1.jpg" text:style-name="Internet_20_link" text:visited-style-name="Visited_20_Internet_20_Link">
prapor-ukrayiny-632x356-1.jpg</text:a>
']</text:p>
      <text:p text:style-name="P4">
标签: ['ДЕНЬ ЄВРОПИ В УКРАЇНІ', 'ЄВРОСОЮЗ']</text:p>
      <text:p text:style-name="P4">
类别: News</text:p>
      <!--METADATA-->
      <text:p text:style-name="P4">
<draw:frame draw:style-name="fr1" draw:name="Image295" text:anchor-type="as-char" svg:width="6.9236in" svg:height="3.900003in" draw:z-index="0">
<draw:image xlink:href="../Images/AРМІЯINFORM/2023-05-09T69-00-00-04-00/prapor-ukrayiny-632x356-1.jpg" xlink:type="simple" xlink:show="embed" xlink:actuate="onLoad" draw:mime-type="image/jpeg"/>
</draw:frame>
在欧洲当天，欧盟大楼附近的欧盟国旗附近的乌克兰国旗。</text:p>
      <text:p text:style-name="P4">
这在[Twitter]中说明了(https://twitter.com/eu_commission/status/1655865495168352256?s=61&amp;t=RB2HYYyYMIvLDQQ24I8DJA)欧盟委员会。</text:p>
      <text:p text:style-name="P4">
“未知的团结和团结，以支持乌克兰。 当俄罗斯于2022年2月开始大规模入侵时，欧洲与她在一起。 他仍然和她在一起。 我们将尽可能长的时间。”欧洲委员会保证，添加了举起乌克兰国旗的视频。</text:p>
      <text:p text:style-name="P4">
我们将提醒，今年乌克兰在5月9日的第一次<text:a xlink:type="simple" xlink:href="https://armyinform.com.ua/2023/05/09/sogodni-vidznachayemo-den-yevropy-spilno-z-derzhavamy-yes/" text:style-name="Internet_20_link" text:visited-style-name="Visited_20_Internet_20_Link">
europes</text:a>
与欧盟同步。 这样的<text:a xlink:type="simple" xlink:href="https://armyinform.com.ua/2023/05/08/shhoroku-9-travnya-ukrayina-vidznachatyme-den-yevropy-ukaz-prezydenta/" text:style-name="Internet_20_link" text:visited-style-name="Visited_20_Internet_20_Link">
法令</text:a>
前一天，沃迪米尔·泽伦斯基(Volodymyr Zelenskyy)由总统出版。</text:p>
      <text:p text:style-name="Quotations">

<text:p text:style-name="P4">
🇺🇦🇪🇺俄罗斯在俄罗斯于2022年2月&gt;
 20022年2月启动其全面入侵时，乌克兰是乌克兰的统一和团结。 我们将在那里持续到&gt;
&gt;
的时间。<text:a xlink:type="simple" xlink:href="https://twitter.com/hashtag/StandWithUkraine" text:style-name="Internet_20_link" text:visited-style-name="Visited_20_Internet_20_Link">
\ #standwithukraine</text:a>
&gt;
 <text:a xlink:type="simple" xlink:href="https://twitter.com/hashtag/EuropeDay" text:style-name="Internet_20_link" text:visited-style-name="Visited_20_Internet_20_Link">
\ #europeday</text:a>
&gt;
 <text:a xlink:type="simple" xlink:href="https://t.co/hSVro8GNNO" text:style-name="Internet_20_link" text:visited-style-name="Visited_20_Internet_20_Link">
pic.twitter.com/hsvro8gnno</text:a>
&gt;
&gt;
  - 欧洲委员会(@EU_Commession)<text:a xlink:type="simple" xlink:href="https://twitter.com/EU_Commission/status/1655865495168352256" text:style-name="Internet_20_link" text:visited-style-name="Visited_20_Internet_20_Link">
5月9日，&gt;
 2023</text:a>
</text:p>

</text:p>
      <text:p text:style-name="P4">
News Source: <text:a xlink:type="simple" xlink:href="https://armyinform.com.ua/2023/05/09/u-den-yevropy-v-yevrokomisiyi-poruch-z-praporamy-yes-pidnyaly-styag-ukrayiny/" text:style-name="Internet_20_link" text:visited-style-name="Visited_20_Internet_20_Link">
https://armyinform.com.ua/2023/05/09/u-den-yevropy-v-yevrokomisiyi-poruch-z-praporamy-yes-pidnyaly-styag-ukrayiny/</text:a>
</text:p>
      <!--NEWS-->
      <text:h text:style-name="P10" text:outline-level="1">
<text:span text:style-name="T4">
乌克兰军队改变了Rosarmia-Sergey Cherevaty的定量和定性组成</text:span>
</text:h>
      <text:p text:style-name="P4">
作者: ['Володимир Скоростецький']</text:p>
      <text:p text:style-name="P4">
时间: 2023-05-09T70:00:00-04:00</text:p>
      <text:p text:style-name="P4">
描述: Schidny Ugropovanni河Viskiyk上校Sergey Chervatiy Rospovev关于这种情况...与乌克兰2022年的战争，与乌克兰的最新消息，今天与乌克兰的新闻，今天与乌克兰2022年的新闻，今天与乌克兰和俄罗斯之间的战争以及乌克兰之间的战争将会他们说，在2022年，是否会在不久的将来与乌克兰发生战争</text:p>
      <text:p text:style-name="P4">
图片: ['<text:a xlink:type="simple" xlink:href="https://armyinform.com.ua/wp-content/uploads/2023/05/cherevatyj-bahmut-2.jpg" text:style-name="Internet_20_link" text:visited-style-name="Visited_20_Internet_20_Link">
cherevatyj-bahmut-2.jpg</text:a>
']</text:p>
      <text:p text:style-name="P4">
标签: ['БАХМУТ', 'ВТОРГНЕННЯ РФ', 'ЄДИНІ НОВИНИ', 'СЕРГІЙ ЧЕРЕВАТИЙ']</text:p>
      <text:p text:style-name="P4">
类别: News</text:p>
      <!--METADATA-->
      <text:p text:style-name="P4">
<draw:frame draw:style-name="fr1" draw:name="Image296" text:anchor-type="as-char" svg:width="6.9236in" svg:height="4.32725in" draw:z-index="0">
<draw:image xlink:href="../Images/AРМІЯINFORM/2023-05-09T70-00-00-04-00/cherevatyj-bahmut-2.jpg" xlink:type="simple" xlink:show="embed" xlink:actuate="onLoad" draw:mime-type="image/jpeg"/>
</draw:frame>
Sergey Cherevaty上校。 拼贴军</text:p>
      <text:p text:style-name="P4">
东部部队的发言人谢尔盖·奇雷维蒂(Sergey Cherevaty)在电视节目“统一新闻”中的责任领域的突发事件告诉了责任领域。</text:p>
      <text:p text:style-name="P4">
据他介绍，敌人继续采取进攻行动，占领了巴赫穆特市的主要方法。</text:p>
      <ul>
        <li>
在这一天，入侵者在前面的这一前部被各种类型的炮兵iCalibra开火的375倍。 发生了八名战斗人员，在此期间166名被摧毁，206人受伤。 敌人的T-72，步兵战机，轻型装甲拖拉机摧毁了无人机ORLAN-10和6个田野仓库。</li>
      </ul>
      <text:p text:style-name="P4">
利马方向是敌人活动的下一个。 这里有444次在这里被各种类型的火炮击中。 有7名战斗人员。 55个销售被摧毁，111人受伤，我们的战士俘虏了2人。 坦克，BTR-80，破坏了迫击炮计算和3个无人机</text:p>
      <text:p text:style-name="P4">
Sergey Cherevaty上校再次报道了《战争公约》的占领者。 特别是使用磷弹药。</text:p>
      <ul>
        <li>
他们一再违反了战争的规则和习俗。 特别是在上下文糖果弹药中。 当然，这是非常学龄前的。 和复杂。 但这重申了反对它的勇士的丰富性。</li>
      </ul>
      <text:p text:style-name="P4">
此外，谢尔盖·奇雷维蒂(Sergey Cherevaty)上校指出，在战争年中，乌克兰维夫科(Ukrainian Vivko)改变了敌军的定量和定性组成。 在争夺基夫地区，北部地区，哈尔基夫和赫森地区的战斗中，主要的骨骼部队被淘汰了。</text:p>
      <ul>
        <li>
现在，他们已经装备了新动员。 例如，敌人的行动不太活跃和谨慎。 说到Bakhmut方向 - 大多数人被监禁的“ Wagnerivtsi”。 它们是第一个进攻元素。 他们补充了空气溶解的单位和步兵。 他们进行完成。 敌人熟悉的问题不是弹丸饥饿，而是缺乏的人员。</li>
      </ul>
      <text:p text:style-name="P4">
News Source: <text:a xlink:type="simple" xlink:href="https://armyinform.com.ua/2023/05/09/ukrayinske-vijsko-zminylo-kilkisno-yakisnyj-sklad-rosarmiyi-sergij-cherevatyj/" text:style-name="Internet_20_link" text:visited-style-name="Visited_20_Internet_20_Link">
https://armyinform.com.ua/2023/05/09/ukrayinske-vijsko-zminylo-kilkisno-yakisnyj-sklad-rosarmiyi-sergij-cherevatyj/</text:a>
</text:p>
      <!--NEWS-->
      <text:h text:style-name="P10" text:outline-level="1">
<text:span text:style-name="T4">
Volodymyr Zelenskyy称Rosarmia加剧了对乌克兰的空袭的原因</text:span>
</text:h>
      <text:p text:style-name="P4">
作者: ['АРМІЯINFORM']</text:p>
      <text:p text:style-name="P4">
时间: 2023-05-09T71:00:00-04:00</text:p>
      <text:p text:style-name="P4">
描述: 乌克兰沃迪米尔Zelensky总统，Scho Zbilshennya Intensitistis ...与2022年与乌克兰的战争，与乌克兰的最新新闻，今天上次与乌克兰的新闻战争，乌克兰的新闻战争，乌克兰与俄罗斯和俄罗斯之间以及2022年2022年乌克兰之间的战争他们会说，是否会在不久的将来与乌克兰进行战争，他们说，与乌克兰的战争，今天的乌克兰新闻，乌克兰的新闻，乌克兰的新闻</text:p>
      <text:p text:style-name="P4">
图片: ['<text:a xlink:type="simple" xlink:href="https://armyinform.com.ua/wp-content/uploads/2023/05/852028459b9e594b8df528ba9d12e1bb_1683631474_extra_large.jpeg" text:style-name="Internet_20_link" text:visited-style-name="Visited_20_Internet_20_Link">
852028459b9e594b8df528ba9d12e1bb_1683631474_extra_large.jpeg</text:a>
']</text:p>
      <text:p text:style-name="P4">
标签: ['АГРЕСІЯ РФ', 'БАХМУТ', 'ВОЛОДИМИР ЗЕЛЕНСЬКИЙ', 'ВТОРГНЕННЯ РФ', 'ПРЕЗИДЕНТ УКРАЇНИ']</text:p>
      <text:p text:style-name="P4">
类别: News</text:p>
      <!--METADATA-->
      <text:p text:style-name="P4">
<draw:frame draw:style-name="fr1" draw:name="Image297" text:anchor-type="as-char" svg:width="6.9236in" svg:height="4.617948in" draw:z-index="0">
<draw:image xlink:href="../Images/AРМІЯINFORM/2023-05-09T71-00-00-04-00/852028459b9e594b8df528ba9d12e1bb_1683631474_extra_large.jpeg" xlink:type="simple" xlink:show="embed" xlink:actuate="onLoad" draw:mime-type="image/jpeg"/>
</draw:frame>
乌克兰总统沃罗迪米尔·泽伦斯基(Volodymyr Zelensky)坚信，侵略俄罗斯国的攻击者和“沙哈德斯”的攻击强度提高了俄罗斯国家的攻击，敌人才能在5月9日之前向他的社会表现出重大的胜利，包括捕获他的社会巨大的胜利，包括捕捉捕获城市Bakhmut。</text:p>
      <text:p text:style-name="P4">
关于它<text:a xlink:type="simple" xlink:href="https://www.president.gov.ua/news/rosiya-posilila-povitryani-ataki-na-ukrayinu-tomu-sho-ne-zmo-82777" text:style-name="Internet_20_link" text:visited-style-name="Visited_20_Internet_20_Link">
报告</text:a>
乌克兰总统办公室。</text:p>
      <text:p text:style-name="P4">
弗拉基米尔·泽伦斯基(Vladimir Zelensky)与总统委员会Ursula von von der Lyen进行谈判后，回答媒体代表的问题，弗拉基米尔·泽伦斯基(Vladimir Zelensky)称俄罗斯联邦的军事政治领导能力应该向他的社会“出售”某些东西，但在战场上没有重大胜利。</text:p>
      <text:p text:style-name="P4">
“还有一个贪婪的社会，我们看到了它如何支持那些非激进行动，即死亡的数量。 他们总是喜欢它。 Bakhmut的“卖出”无效，因为它无法捕获。 这是他们的最后一个重要操作 - 到5月9日，有可能这样做。 虽然不幸的是，整个城市都不再是全城市，但一切都被彻底摧毁了。”国家元首说。</text:p>
      <text:p text:style-name="P4">
News Source: <text:a xlink:type="simple" xlink:href="https://armyinform.com.ua/2023/05/09/volodymyr-zelenskyj-nazvav-prychyny-chomu-rosarmiya-posylyla-povitryani-ataky-na-ukrayinu/" text:style-name="Internet_20_link" text:visited-style-name="Visited_20_Internet_20_Link">
https://armyinform.com.ua/2023/05/09/volodymyr-zelenskyj-nazvav-prychyny-chomu-rosarmiya-posylyla-povitryani-ataky-na-ukrayinu/</text:a>
</text:p>
      <!--NEWS-->
      <text:h text:style-name="P10" text:outline-level="1">
<text:span text:style-name="T4">
在华沙，苏联士兵纪念碑附近的活动家安装了数百张乌克兰国旗</text:span>
</text:h>
      <text:p text:style-name="P4">
作者: ['АРМІЯINFORM']</text:p>
      <text:p text:style-name="P4">
时间: 2023-05-09T72:00:00-04:00</text:p>
      <text:p text:style-name="P4">
描述: Syogodnis，9 Herbalop，在Warsaw Bil Pam'yatnika Radyansky士兵乌克兰士兵中，波尔斯基...与乌克兰2022年的战争，与乌克兰与乌克兰的最新新闻，与乌克兰2022年的新闻战争，今天，乌克兰和俄罗斯与俄罗斯和俄罗斯之间的战争将会何时，何时，何时，何时，何时，何时，何时，何时，何时，何时，何时，何时，2022年与乌克兰的战争将在不久的将来与乌克兰发生战争，与乌克兰与乌克兰的战争今天，乌克兰新闻在乌克兰媒体的俄罗斯人</text:p>
      <text:p text:style-name="P4">
图片: ['<text:a xlink:type="simple" xlink:href="https://armyinform.com.ua/wp-content/uploads/2023/05/346264029_626041092762824_517257953646494874_n-e1683638454219.jpg" text:style-name="Internet_20_link" text:visited-style-name="Visited_20_Internet_20_Link">
346264029_626041092762824_517257953646494874_n-e1683638454219.jpg</text:a>
', '<text:a xlink:type="simple" xlink:href="https://armyinform.com.ua/wp-content/uploads/2023/05/346028588_604887031566613_7249035118666960973_n-e1683638494116-150x150.jpg" text:style-name="Internet_20_link" text:visited-style-name="Visited_20_Internet_20_Link">
346028588_604887031566613_7249035118666960973_n-e1683638494116-150x150.jpg</text:a>
', '<text:a xlink:type="simple" xlink:href="https://armyinform.com.ua/wp-content/uploads/2023/05/345594881_129851240089208_627049455821355361_n-150x150.jpg" text:style-name="Internet_20_link" text:visited-style-name="Visited_20_Internet_20_Link">
345594881_129851240089208_627049455821355361_n-150x150.jpg</text:a>
', '<text:a xlink:type="simple" xlink:href="https://armyinform.com.ua/wp-content/uploads/2023/05/346050829_218512990888098_4236508914574121656_n-150x150.jpg" text:style-name="Internet_20_link" text:visited-style-name="Visited_20_Internet_20_Link">
346050829_218512990888098_4236508914574121656_n-150x150.jpg</text:a>
', '<text:a xlink:type="simple" xlink:href="https://armyinform.com.ua/wp-content/uploads/2023/05/346051483_535258182152378_6079138916916229903_n-150x150.jpg" text:style-name="Internet_20_link" text:visited-style-name="Visited_20_Internet_20_Link">
346051483_535258182152378_6079138916916229903_n-150x150.jpg</text:a>
', '<text:a xlink:type="simple" xlink:href="https://armyinform.com.ua/wp-content/uploads/2023/05/345616950_1866298240423581_6958881992815439144_n-150x150.jpg" text:style-name="Internet_20_link" text:visited-style-name="Visited_20_Internet_20_Link">
345616950_1866298240423581_6958881992815439144_n-150x150.jpg</text:a>
']</text:p>
      <text:p text:style-name="P4">
标签: ['STOPRUSSIA', 'АГРЕСІЯ РФ', 'ВАРШАВА', 'ВТОРГНЕННЯ РФ']</text:p>
      <text:p text:style-name="P4">
类别: News</text:p>
      <!--METADATA-->
      <text:p text:style-name="P4">
<draw:frame draw:style-name="fr1" draw:name="Image298" text:anchor-type="as-char" svg:width="6.9236in" svg:height="5.104803in" draw:z-index="0">
<draw:image xlink:href="../Images/AРМІЯINFORM/2023-05-09T72-00-00-04-00/346264029_626041092762824_517257953646494874_n-e1683638454219.jpg" xlink:type="simple" xlink:show="embed" xlink:actuate="onLoad" draw:mime-type="image/jpeg"/>
</draw:frame>
今天，5月9日，在苏联士兵纪念碑附近的华沙，乌克兰波兰激进主义者推出了出色的艺术装置。 它包含数百个乌克兰旗帜，其中许多旗帜充满了红色油漆，小十字架上有倒下的乌克兰人和波兰人的名字，以及住宅建筑的布局。</text:p>
      <text:p text:style-name="P4">
在此<text:a xlink:type="simple" xlink:href="https://t.me/verkhovnaradaukrainy/50243" text:style-name="Internet_20_link" text:visited-style-name="Visited_20_Internet_20_Link">
告知</text:a>
乌克兰Verkhovna Rada的新闻服务。</text:p>
      <text:p text:style-name="P4">
“现在是俄罗斯驻波兰大使，以便于5月9日胜利的那天将鲜花放到纪念碑上 - 它将不得不经过俄罗斯军事码头的象征性街道，经过Bucha，Irpen，Kherson，Kherson和Bakhmut的黑暗房屋，”激进分子说。</text:p>
      <text:p text:style-name="P4">
<text:a xlink:type="simple" xlink:href="https://armyinform.com.ua/wp-content/uploads/2023/05/346028588_604887031566613_7249035118666960973_n-e1683638494116.jpg" text:style-name="Internet_20_link" text:visited-style-name="Visited_20_Internet_20_Link">
!(Images/AРМІЯINFORM/2023-05-09T72-00-00-04-00/346028588_604887031566613_7249035118666960973_n-e1683638494116-150x150.jpg)</text:a>
</text:p>
      <text:p text:style-name="P4">
<text:a xlink:type="simple" xlink:href="https://armyinform.com.ua/wp-content/uploads/2023/05/345594881_129851240089208_627049455821355361_n.jpg" text:style-name="Internet_20_link" text:visited-style-name="Visited_20_Internet_20_Link">
<draw:frame draw:style-name="fr1" draw:name="Image299" text:anchor-type="as-char" svg:width="6.9236in" svg:height="6.9236in" draw:z-index="0">
<draw:image xlink:href="../Images/AРМІЯINFORM/2023-05-09T72-00-00-04-00/345594881_129851240089208_627049455821355361_n-150x150.jpg" xlink:type="simple" xlink:show="embed" xlink:actuate="onLoad" draw:mime-type="image/jpeg"/>
</draw:frame>
</text:a>
</text:p>
      <text:p text:style-name="P4">
<text:a xlink:type="simple" xlink:href="https://armyinform.com.ua/wp-content/uploads/2023/05/346050829_218512990888098_4236508914574121656_n.jpg" text:style-name="Internet_20_link" text:visited-style-name="Visited_20_Internet_20_Link">
<draw:frame draw:style-name="fr1" draw:name="Image300" text:anchor-type="as-char" svg:width="6.9236in" svg:height="6.9236in" draw:z-index="0">
<draw:image xlink:href="../Images/AРМІЯINFORM/2023-05-09T72-00-00-04-00/346050829_218512990888098_4236508914574121656_n-150x150.jpg" xlink:type="simple" xlink:show="embed" xlink:actuate="onLoad" draw:mime-type="image/jpeg"/>
</draw:frame>
</text:a>
</text:p>
      <text:p text:style-name="P4">
<text:a xlink:type="simple" xlink:href="https://armyinform.com.ua/wp-content/uploads/2023/05/346051483_535258182152378_6079138916916229903_n.jpg" text:style-name="Internet_20_link" text:visited-style-name="Visited_20_Internet_20_Link">
<draw:frame draw:style-name="fr1" draw:name="Image301" text:anchor-type="as-char" svg:width="6.9236in" svg:height="6.9236in" draw:z-index="0">
<draw:image xlink:href="../Images/AРМІЯINFORM/2023-05-09T72-00-00-04-00/346051483_535258182152378_6079138916916229903_n-150x150.jpg" xlink:type="simple" xlink:show="embed" xlink:actuate="onLoad" draw:mime-type="image/jpeg"/>
</draw:frame>
</text:a>
</text:p>
      <text:p text:style-name="P4">
<text:a xlink:type="simple" xlink:href="https://armyinform.com.ua/wp-content/uploads/2023/05/345616950_1866298240423581_6958881992815439144_n.jpg" text:style-name="Internet_20_link" text:visited-style-name="Visited_20_Internet_20_Link">
<draw:frame draw:style-name="fr1" draw:name="Image302" text:anchor-type="as-char" svg:width="6.9236in" svg:height="6.9236in" draw:z-index="0">
<draw:image xlink:href="../Images/AРМІЯINFORM/2023-05-09T72-00-00-04-00/345616950_1866298240423581_6958881992815439144_n-150x150.jpg" xlink:type="simple" xlink:show="embed" xlink:actuate="onLoad" draw:mime-type="image/jpeg"/>
</draw:frame>
</text:a>
同时，正如报告中指出的那样，波兰的俄罗斯联合会没有对华沙的纪念公墓进行纪念。 激进分子打开航空公司的声音，并阻止了外交官的方式。</text:p>
      <text:p text:style-name="P4">
News Source: <text:a xlink:type="simple" xlink:href="https://armyinform.com.ua/2023/05/09/u-varshavi-aktyvisty-bilya-pamyatnyka-radyanskym-soldatam-vstanovyly-sotni-ukrayinskyh-praporiv/" text:style-name="Internet_20_link" text:visited-style-name="Visited_20_Internet_20_Link">
https://armyinform.com.ua/2023/05/09/u-varshavi-aktyvisty-bilya-pamyatnyka-radyanskym-soldatam-vstanovyly-sotni-ukrayinskyh-praporiv/</text:a>
</text:p>
      <!--NEWS-->
      <text:h text:style-name="P10" text:outline-level="1">
<text:span text:style-name="T4">
中士仓库的另一项准备工作是在武装部队的AFSU中完成的</text:span>
</text:h>
      <text:p text:style-name="P4">
作者: ['АРМІЯINFORM']</text:p>
      <text:p text:style-name="P4">
时间: 2023-05-09T73:00:00-04:00</text:p>
      <text:p text:style-name="P4">
描述: 在乌克兰Zbroyni部队的登陆和刮擦时，Sumeries Code的chergovy结束了...与乌克兰2022年的战争，与乌克兰的最新消息，今天与乌克兰2022年的新闻战争，今天，乌克兰和乌克兰之间的战争会发生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5/345274749_197373906487797_5252395405635129303_n.jpg" text:style-name="Internet_20_link" text:visited-style-name="Visited_20_Internet_20_Link">
345274749_197373906487797_5252395405635129303_n.jpg</text:a>
', '<text:a xlink:type="simple" xlink:href="https://armyinform.com.ua/wp-content/uploads/2023/05/344926385_570509761902337_1090497745815579562_n-150x150.jpg" text:style-name="Internet_20_link" text:visited-style-name="Visited_20_Internet_20_Link">
344926385_570509761902337_1090497745815579562_n-150x150.jpg</text:a>
', '<text:a xlink:type="simple" xlink:href="https://armyinform.com.ua/wp-content/uploads/2023/05/344761219_5755259621244981_6303552206966959936_n-150x150.jpg" text:style-name="Internet_20_link" text:visited-style-name="Visited_20_Internet_20_Link">
344761219_5755259621244981_6303552206966959936_n-150x150.jpg</text:a>
', '<text:a xlink:type="simple" xlink:href="https://armyinform.com.ua/wp-content/uploads/2023/05/345605203_1330983644298055_4559700715320246320_n-150x150.jpg" text:style-name="Internet_20_link" text:visited-style-name="Visited_20_Internet_20_Link">
345605203_1330983644298055_4559700715320246320_n-150x150.jpg</text:a>
', '<text:a xlink:type="simple" xlink:href="https://armyinform.com.ua/wp-content/uploads/2023/05/345438991_605021361558900_507765150297948680_n-150x150.jpg" text:style-name="Internet_20_link" text:visited-style-name="Visited_20_Internet_20_Link">
345438991_605021361558900_507765150297948680_n-150x150.jpg</text:a>
']</text:p>
      <text:p text:style-name="P4">
标签: ['КОМАНДУВАННЯ ДЕСАНТНО-ШТУРМОВИХ ВІЙСЬК', 'КУРС ПІДГОТОВКИ', 'СЕРЖАНТ ЗСУ']</text:p>
      <text:p text:style-name="P4">
类别: News</text:p>
      <!--METADATA-->
      <text:p text:style-name="P4">
<draw:frame draw:style-name="fr1" draw:name="Image303" text:anchor-type="as-char" svg:width="6.9236in" svg:height="4.615733in" draw:z-index="0">
<draw:image xlink:href="../Images/AРМІЯINFORM/2023-05-09T73-00-00-04-00/345274749_197373906487797_5252395405635129303_n.jpg" xlink:type="simple" xlink:show="embed" xlink:actuate="onLoad" draw:mime-type="image/jpeg"/>
</draw:frame>
在乌克兰武装部队的着陆和袭击部队中，训练了部门指挥官和排队中士的训练课程。</text:p>
      <text:p text:style-name="P4">
关于它<text:a xlink:type="simple" xlink:href="https%3A%2F%2Fwww.facebook.com%2Fuaairborne%2Fposts%2Fpfbid0g1etEKQBtsu75pLkMg9gk8fZGsPUFiL9Nt3KcLHfGUd3sX3YUfPVaUM3Fe7NNMpul&amp;show_text=true&amp;width=500" text:style-name="Internet_20_link" text:visited-style-name="Visited_20_Internet_20_Link">
报告</text:a>
武装部队司令部。</text:p>
      <text:p text:style-name="P4">
通过相关训练后，中士将继续以乌克兰武装部队的陆军军事部队的单位继续战斗服务。</text:p>
      <text:p text:style-name="P4">
<text:a xlink:type="simple" xlink:href="https://armyinform.com.ua/wp-content/uploads/2023/05/344926385_570509761902337_1090497745815579562_n.jpg" text:style-name="Internet_20_link" text:visited-style-name="Visited_20_Internet_20_Link">
!(Images/AРМІЯINFORM/2023-05-09T73-00-00-04-00/344926385_570509761902337_1090497745815579562_n-150x150.jpg)</text:a>
</text:p>
      <text:p text:style-name="P4">
<text:a xlink:type="simple" xlink:href="https://armyinform.com.ua/wp-content/uploads/2023/05/344761219_5755259621244981_6303552206966959936_n.jpg" text:style-name="Internet_20_link" text:visited-style-name="Visited_20_Internet_20_Link">
<draw:frame draw:style-name="fr1" draw:name="Image304" text:anchor-type="as-char" svg:width="6.9236in" svg:height="6.9236in" draw:z-index="0">
<draw:image xlink:href="../Images/AРМІЯINFORM/2023-05-09T73-00-00-04-00/344761219_5755259621244981_6303552206966959936_n-150x150.jpg" xlink:type="simple" xlink:show="embed" xlink:actuate="onLoad" draw:mime-type="image/jpeg"/>
</draw:frame>
</text:a>
讲师在交付证书期间强调：“从现在开始，在中士职位上，您将负责单位的战斗任务，军事纪律，战斗训练和下属的生活。”</text:p>
      <text:p text:style-name="P4">
<text:a xlink:type="simple" xlink:href="https://armyinform.com.ua/wp-content/uploads/2023/05/345605203_1330983644298055_4559700715320246320_n.jpg" text:style-name="Internet_20_link" text:visited-style-name="Visited_20_Internet_20_Link">
!(Images/AРМІЯINFORM/2023-05-09T73-00-00-04-00/345605203_1330983644298055_4559700715320246320_n-150x150.jpg)</text:a>
</text:p>
      <text:p text:style-name="P4">
<text:a xlink:type="simple" xlink:href="https://armyinform.com.ua/wp-content/uploads/2023/05/345438991_605021361558900_507765150297948680_n.jpg" text:style-name="Internet_20_link" text:visited-style-name="Visited_20_Internet_20_Link">
<draw:frame draw:style-name="fr1" draw:name="Image305" text:anchor-type="as-char" svg:width="6.9236in" svg:height="6.9236in" draw:z-index="0">
<draw:image xlink:href="../Images/AРМІЯINFORM/2023-05-09T73-00-00-04-00/345438991_605021361558900_507765150297948680_n-150x150.jpg" xlink:type="simple" xlink:show="embed" xlink:actuate="onLoad" draw:mime-type="image/jpeg"/>
</draw:frame>
</text:a>
该命令指出，该课程的整个人员都有他们直接在士兵职位上获得的战斗经验：箭头，侦察员，机器枪手，手榴弹发射器等。</text:p>
      <text:p text:style-name="P4">
News Source: <text:a xlink:type="simple" xlink:href="https://armyinform.com.ua/2023/05/09/u-dshv-zsu-zavershyvsya-chergovyj-kurs-pidgotovky-serzhantskogo-skladu/" text:style-name="Internet_20_link" text:visited-style-name="Visited_20_Internet_20_Link">
https://armyinform.com.ua/2023/05/09/u-dshv-zsu-zavershyvsya-chergovyj-kurs-pidgotovky-serzhantskogo-skladu/</text:a>
</text:p>
      <!--NEWS-->
      <text:h text:style-name="P10" text:outline-level="1">
<text:span text:style-name="T4">
德国总理 - 关于乌克兰成员在欧盟的观点：地缘政治欧洲必须遵守诺言</text:span>
</text:h>
      <text:p text:style-name="P4">
作者: ['АРМІЯINFORM']</text:p>
      <text:p text:style-name="P4">
时间: 2023-05-09T74:00:00-04:00</text:p>
      <text:p text:style-name="P4">
描述: Nimuccini olaf校长在Evropysk议会中的Pid Hour Vistup说...与乌克兰2022年的战争，与乌克兰的最新新闻，今天与乌克兰的新闻战争，今天与乌克兰2022年的新闻战争，乌克兰和俄罗斯之间的战争将与俄罗斯和俄罗斯之间的战争他们说，乌克兰在2022年，是否会在不久的将来与乌克兰战争，他们说，与乌克兰的战争，今天的乌克兰新闻，乌克兰的新闻，乌克兰媒体在俄罗斯的乌克兰新闻</text:p>
      <text:p text:style-name="P4">
图片: ['<text:a xlink:type="simple" xlink:href="https://armyinform.com.ua/wp-content/uploads/2023/05/sholcz.jpg" text:style-name="Internet_20_link" text:visited-style-name="Visited_20_Internet_20_Link">
sholcz.jpg</text:a>
']</text:p>
      <text:p text:style-name="P4">
标签: ['КАНЦЛЕР ФРН ОЛАФ ШОЛЬЦ', 'НІМЕЧЧИНА', 'ЧЛЕНСТВО УКРАЇНИ В ЄС']</text:p>
      <text:p text:style-name="P4">
类别: News</text:p>
      <!--METADATA-->
      <text:p text:style-name="P4">
<draw:frame draw:style-name="fr1" draw:name="Image306" text:anchor-type="as-char" svg:width="6.9236in" svg:height="3.894525in" draw:z-index="0">
<draw:image xlink:href="../Images/AРМІЯINFORM/2023-05-09T74-00-00-04-00/sholcz.jpg" xlink:type="simple" xlink:show="embed" xlink:actuate="onLoad" draw:mime-type="image/jpeg"/>
</draw:frame>
德国总理奥拉夫·舒尔茨(Olaf Scholtz)在欧洲议会的演讲中，他将促进改革和扩大欧盟的想法。</text:p>
      <text:p text:style-name="P4">
这在[消息]中说明了(https://www.europarl.europa.eu/news/en/press-room/20230505IPR85002/olaf-scholz-we-need-a-geopolitical-larger-reformed-eu-open-to-the-future)欧洲议会的新闻服务。</text:p>
      <text:p text:style-name="P4">
奥拉夫·舒尔茨(Olaf Scholtz)强调，欧洲在边界以外负有全球范围，因为欧洲的井无法与世界的福利分开。</text:p>
      <text:p text:style-name="P4">
Scholt总理已经确定了三个欧盟课程。</text:p>
      <text:p text:style-name="P4">
“首先，欧洲的未来掌握在我们手中。 其次，欧洲越联合国就越容易获得美好的未来。 第三，同样是一天的秩序，更少，开放和更多的合作是。”</text:p>
      <text:p text:style-name="P4">
他强调，为了确保欧洲在明天世界中的地位，有一种改变的方法。</text:p>
      <text:p text:style-name="P4">
奥拉夫·索尔特(Olaf Solt)说：“我们需要将来针对未来的地缘政治欧盟，扩展和改革的欧盟和欧盟。”</text:p>
      <text:p text:style-name="P4">
在俄罗斯针对乌克兰的战争中，他说欧盟现在应该确定乌克兰的汇率。</text:p>
      <text:p text:style-name="P4">
“俄罗斯对乌克兰的侵略也是对欧盟成立以来我们一直在指导的价值观和原则的攻击。 繁荣，民主的欧洲乌克兰是普京对帝国，复活和非法政策的最明显拒绝。 尊重人权，国际法，自由与民主以及自我确定性。 一起，让我们捍卫这些原则。 只要需要，我们将支持乌克兰。”德国总理强调。</text:p>
      <text:p text:style-name="P4">
德国政府负责人提醒欧盟选择了赞成“大埃维罗普”的选择，并为西巴尔干，乌克兰，摩尔多瓦和调查提供了欧盟，以及佐治亚州的成员的前景。</text:p>
      <text:p text:style-name="P4">
“我们说：您属于欧洲，我们希望您成为欧盟的一部分。 这是关于利他主义，但与信任和经济可行性有关。 除了在俄罗斯侵略之后发生变化的时期，欧洲的和平的规定很长时间。地缘政治欧洲必须遵守其指导邻国的承诺。”奥拉夫·索尔茨(Olaf Soltz)说。</text:p>
      <text:p text:style-name="P4">
News Source: <text:a xlink:type="simple" xlink:href="https://armyinform.com.ua/2023/05/09/kanczler-frn-pro-perspektyvu-chlenstva-ukrayiny-v-yes-geopolitychna-yevropa-maye-dotrymuvatysya-obiczyanky/" text:style-name="Internet_20_link" text:visited-style-name="Visited_20_Internet_20_Link">
https://armyinform.com.ua/2023/05/09/kanczler-frn-pro-perspektyvu-chlenstva-ukrayiny-v-yes-geopolitychna-yevropa-maye-dotrymuvatysya-obiczyanky/</text:a>
</text:p>
      <!--NEWS-->
      <text:h text:style-name="P10" text:outline-level="1">
<text:span text:style-name="T4">
在莫斯科游行中显示了什么军用设备</text:span>
</text:h>
      <text:p text:style-name="P4">
作者: ['Олександр Козубенко']</text:p>
      <text:p text:style-name="P4">
时间: 2023-05-09T75:00:00-04:00</text:p>
      <text:p text:style-name="P4">
描述: Syogodnishnish Kremlinsk首次提前“表演失败”，没有重要的一部分...与乌克兰2022年的战争，与乌克兰与乌克兰的最新新闻，《与乌克兰的新闻战争》 2022年是今天的最后一场，将是今天的最后一场乌克兰与俄罗斯之间的战争以及2022年的战争，乌克兰是否会在不久的将来与乌克兰进行战争，他们说，与乌克兰的战争，今天的乌克兰新闻，乌克兰的新闻，乌克兰的乌克兰媒体新闻</text:p>
      <text:p text:style-name="P4">
图片: ['<text:a xlink:type="simple" xlink:href="https://armyinform.com.ua/wp-content/uploads/2023/05/foto-1-rostehnika-parad.jpg" text:style-name="Internet_20_link" text:visited-style-name="Visited_20_Internet_20_Link">
foto-1-rostehnika-parad.jpg</text:a>
', '<text:a xlink:type="simple" xlink:href="https://armyinform.com.ua/wp-content/uploads/2023/05/foto-2-rostehnika-parad.jpg" text:style-name="Internet_20_link" text:visited-style-name="Visited_20_Internet_20_Link">
foto-2-rostehnika-parad.jpg</text:a>
', '<text:a xlink:type="simple" xlink:href="https://armyinform.com.ua/wp-content/uploads/2023/05/foto-3-rostehnika-parad.jpg" text:style-name="Internet_20_link" text:visited-style-name="Visited_20_Internet_20_Link">
foto-3-rostehnika-parad.jpg</text:a>
', '<text:a xlink:type="simple" xlink:href="https://armyinform.com.ua/wp-content/uploads/2023/05/foto-4-rostehnika-parad.jpg" text:style-name="Internet_20_link" text:visited-style-name="Visited_20_Internet_20_Link">
foto-4-rostehnika-parad.jpg</text:a>
', '<text:a xlink:type="simple" xlink:href="https://armyinform.com.ua/wp-content/uploads/2023/05/foto-5-rostehnika-parad.jpg" text:style-name="Internet_20_link" text:visited-style-name="Visited_20_Internet_20_Link">
foto-5-rostehnika-parad.jpg</text:a>
', '<text:a xlink:type="simple" xlink:href="https://armyinform.com.ua/wp-content/uploads/2023/05/foto-6-rostehnika-parad.jpg" text:style-name="Internet_20_link" text:visited-style-name="Visited_20_Internet_20_Link">
foto-6-rostehnika-parad.jpg</text:a>
', '<text:a xlink:type="simple" xlink:href="https://armyinform.com.ua/wp-content/uploads/2023/05/foto-7-rostehnika-parad.jpg" text:style-name="Internet_20_link" text:visited-style-name="Visited_20_Internet_20_Link">
foto-7-rostehnika-parad.jpg</text:a>
', '<text:a xlink:type="simple" xlink:href="https://armyinform.com.ua/wp-content/uploads/2023/05/foto-8-rostehnika-parad.jpg" text:style-name="Internet_20_link" text:visited-style-name="Visited_20_Internet_20_Link">
foto-8-rostehnika-parad.jpg</text:a>
', '<text:a xlink:type="simple" xlink:href="https://armyinform.com.ua/wp-content/uploads/2023/05/foto-9-rostehnika-parad.jpg" text:style-name="Internet_20_link" text:visited-style-name="Visited_20_Internet_20_Link">
foto-9-rostehnika-parad.jpg</text:a>
', '<text:a xlink:type="simple" xlink:href="https://armyinform.com.ua/wp-content/uploads/2023/05/foto-10-rostehnika-parad.jpg" text:style-name="Internet_20_link" text:visited-style-name="Visited_20_Internet_20_Link">
foto-10-rostehnika-parad.jpg</text:a>
']</text:p>
      <text:p text:style-name="P4">
标签: ['ВТОРГНЕННЯ РФ', 'ДУТА ВЕЛИЧ РОСАРМІЇ']</text:p>
      <text:p text:style-name="P4">
类别: News</text:p>
      <!--METADATA-->
      <text:p text:style-name="P4">
<draw:frame draw:style-name="fr1" draw:name="Image307" text:anchor-type="as-char" svg:width="6.9236in" svg:height="3.894525in" draw:z-index="0">
<draw:image xlink:href="../Images/AРМІЯINFORM/2023-05-09T75-00-00-04-00/foto-1-rostehnika-parad.jpg" xlink:type="simple" xlink:show="embed" xlink:actuate="onLoad" draw:mime-type="image/jpeg"/>
</draw:frame>
自2007年以来，今天的克里姆林宫演出一直是持久的重型装甲设备，只是不考虑旧的苏联老兵T-34-85，“ Deda Vayvalva”。 发生什么了？!只有乌克兰的武装部队才能回答这个问题!</text:p>
      <text:p text:style-name="P4">
当然，俄罗斯联邦的宣传主义者对“世界第二军”的这种屈辱是一种交替，因此他们在5月9日从5月9日起代表游行：“最新的-Body” Akhmat和“ Spartan”和“ Spartan”和“ Spartan”首先参加了胜利游行。”</text:p>
      <text:p text:style-name="P4">
<draw:frame draw:style-name="fr1" draw:name="Image308" text:anchor-type="as-char" svg:width="6.9236in" svg:height="3.894525in" draw:z-index="0">
<draw:image xlink:href="../Images/AРМІЯINFORM/2023-05-09T75-00-00-04-00/foto-2-rostehnika-parad.jpg" xlink:type="simple" xlink:show="embed" xlink:actuate="onLoad" draw:mime-type="image/jpeg"/>
</draw:frame>
T-34坦克</text:p>
      <text:p text:style-name="P4">
但是，装甲车也许是今天唯一在掩体祖父和他的sip前滚动红色的汽车。 赞扬俄罗斯的“ Armata”  - “ Armat”，T-90M“ Break”，T-7​​2B3，T-80VBM，BMP-3，BMP-2，BMP-2，BMD-4，“ Rakushka”，“ Rakushka”，“ MSTA”，“ MSTA”，“ Grad”，“ Grad”，“”，“飓风”，“ Smerch”，“ Solnpian”，“联盟”…… - 所有坦克，BMP，Sac，Sau和Trailer Anrillery都会庆祝乌克兰的首席克里姆林宫Zabash或在乌克兰的道路上燃烧，或者在远处躲藏起来，等待Himars Shell Shell Shell Shell 。</text:p>
      <text:p text:style-name="P4">
<draw:frame draw:style-name="fr1" draw:name="Image309" text:anchor-type="as-char" svg:width="6.9236in" svg:height="3.894525in" draw:z-index="0">
<draw:image xlink:href="../Images/AРМІЯINFORM/2023-05-09T75-00-00-04-00/foto-3-rostehnika-parad.jpg" xlink:type="simple" xlink:show="embed" xlink:actuate="onLoad" draw:mime-type="image/jpeg"/>
</draw:frame>
步兵战机(BMP K-17)在Bumerang轮平台上</text:p>
      <text:p text:style-name="P4">
他们敢于在帝国时代如此庄严的俄罗斯人民招待俄罗斯人民的一切都是装甲车“老虎”，“阿克马特”和“ spartak”，以及综合大楼“ iskander-m”(笑)，C-400和YARS，关闭了Wheel BMP K-17的隔墙技术。 游行的空气部分根本不是。</text:p>
      <text:p text:style-name="P4">
<draw:frame draw:style-name="fr1" draw:name="Image310" text:anchor-type="as-char" svg:width="6.9236in" svg:height="3.894525in" draw:z-index="0">
<draw:image xlink:href="../Images/AРМІЯINFORM/2023-05-09T75-00-00-04-00/foto-4-rostehnika-parad.jpg" xlink:type="simple" xlink:show="embed" xlink:actuate="onLoad" draw:mime-type="image/jpeg"/>
</draw:frame>
Зенітний ракетний комплекс С-400 «Тріумф» на червоній площі<draw:frame draw:style-name="fr1" draw:name="Image311" text:anchor-type="as-char" svg:width="6.9236in" svg:height="3.894525in" draw:z-index="0">
<draw:image xlink:href="../Images/AРМІЯINFORM/2023-05-09T75-00-00-04-00/foto-5-rostehnika-parad.jpg" xlink:type="simple" xlink:show="embed" xlink:actuate="onLoad" draw:mime-type="image/jpeg"/>
</draw:frame>
修改Topol-M复合物15p155m(“移动的”)2023年5月9日，莫斯科的洲际弹道PC-24弹道任务与洲际弹道PC-24弹道任务。</text:p>
      <text:p text:style-name="P4">
<draw:frame draw:style-name="fr1" draw:name="Image312" text:anchor-type="as-char" svg:width="6.9236in" svg:height="3.894525in" draw:z-index="0">
<draw:image xlink:href="../Images/AРМІЯINFORM/2023-05-09T75-00-00-04-00/foto-6-rostehnika-parad.jpg" xlink:type="simple" xlink:show="embed" xlink:actuate="onLoad" draw:mime-type="image/jpeg"/>
</draw:frame>
仪式性麦克风装甲的基础高通畅性“ Tiger-M SPN”(承诺). На задньому плані — АМН-590951 «Спартак», уперше представлений лишев березні на виставці «Експотехностраж-2023». Машина призначена для«росгвардії» та озброєна 12,7-мм кулеметом «Корд» на повнопривідній башті.</text:p>
      <text:p text:style-name="P4">
<draw:frame draw:style-name="fr1" draw:name="Image313" text:anchor-type="as-char" svg:width="6.9236in" svg:height="3.894525in" draw:z-index="0">
<draw:image xlink:href="../Images/AРМІЯINFORM/2023-05-09T75-00-00-04-00/foto-7-rostehnika-parad.jpg" xlink:type="simple" xlink:show="embed" xlink:actuate="onLoad" draw:mime-type="image/jpeg"/>
</draw:frame>
俄罗斯老虎机器在2022年2月28日通往哈尔基夫的道路上被摧毁。Iskander-M运营机构导弹系统的9T250运输机。</text:p>
      <text:p text:style-name="P4">
<draw:frame draw:style-name="fr1" draw:name="Image314" text:anchor-type="as-char" svg:width="6.9236in" svg:height="3.894525in" draw:z-index="0">
<draw:image xlink:href="../Images/AРМІЯINFORM/2023-05-09T75-00-00-04-00/foto-9-rostehnika-parad.jpg" xlink:type="simple" xlink:show="embed" xlink:actuate="onLoad" draw:mime-type="image/jpeg"/>
</draw:frame>
仪式来自(罗斯。 “受保护的特殊车辆”)_“ Akhmat。”</text:p>
      <text:p text:style-name="P4">
<draw:frame draw:style-name="fr1" draw:name="Image315" text:anchor-type="as-char" svg:width="6.9236in" svg:height="4.615733in" draw:z-index="0">
<draw:image xlink:href="../Images/AРМІЯINFORM/2023-05-09T75-00-00-04-00/foto-10-rostehnika-parad.jpg" xlink:type="simple" xlink:show="embed" xlink:actuate="onLoad" draw:mime-type="image/jpeg"/>
</draw:frame>
没有到达战斗区的Akhmat装甲车。 照片 -  2023年3月27日发行的Gur Mou。 以前，此类BBM被传输到塔塔尔营“藻”和“计时器”。</text:p>
      <text:p text:style-name="P4">
News Source: <text:a xlink:type="simple" xlink:href="https://armyinform.com.ua/2023/05/09/yaku-vijskovu-tehniku-pokazaly-na-paradi-v-moskvi/" text:style-name="Internet_20_link" text:visited-style-name="Visited_20_Internet_20_Link">
https://armyinform.com.ua/2023/05/09/yaku-vijskovu-tehniku-pokazaly-na-paradi-v-moskvi/</text:a>
</text:p>
      <!--NEWS-->
      <text:h text:style-name="P10" text:outline-level="1">
<text:span text:style-name="T4">
Ruslan Stefanchuk：我希望北约维尔纽斯峰会将取决于乌克兰会员的时间范围</text:span>
</text:h>
      <text:p text:style-name="P4">
作者: ['АРМІЯINFORM']</text:p>
      <text:p text:style-name="P4">
时间: 2023-05-09T76:00:00-04:00</text:p>
      <text:p text:style-name="P4">
描述: 为了在乌克兰的鲁斯兰·斯特凡库（Ruslan Stefanchuk）的格式上，至高无上的负责人在格式会议上，罗兹莫夫（Profiv Rozmov）...与乌克兰2022年的战争，与乌克兰的最新新闻，《与乌克兰2022年的新闻战争》，今天在今天，乌克兰和乌克兰之间的战争将会发生，乌克兰和乌克兰之间的战争将会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3/05/346099172_756173666054844_5217194733834622341_n.jpg" text:style-name="Internet_20_link" text:visited-style-name="Visited_20_Internet_20_Link">
346099172_756173666054844_5217194733834622341_n.jpg</text:a>
']</text:p>
      <text:p text:style-name="P4">
标签: ['ВІЛЬНЮСЬКИЙ САМІТ', 'НАТО', 'РУСЛАН СТЕФАНЧУК']</text:p>
      <text:p text:style-name="P4">
类别: News</text:p>
      <!--METADATA-->
      <text:p text:style-name="P4">
<draw:frame draw:style-name="fr1" draw:name="Image316" text:anchor-type="as-char" svg:width="6.9236in" svg:height="4.617987in" draw:z-index="0">
<draw:image xlink:href="../Images/AРМІЯINFORM/2023-05-09T76-00-00-04-00/346099172_756173666054844_5217194733834622341_n.jpg" xlink:type="simple" xlink:show="embed" xlink:actuate="onLoad" draw:mime-type="image/jpeg"/>
</draw:frame>
乌克兰Ruslan Stefanchuk的Verkhovna Rada主席，其视频形式与斯洛文尼亚和罗马尼亚议会议员的负责人 -  Urshka Klucochazupnchich和Alina Stefania Gorgu进行了会议。</text:p>
      <text:p text:style-name="P4">
这个<text:a xlink:type="simple" xlink:href="https://www.facebook.com/photo/" text:style-name="Internet_20_link" text:visited-style-name="Visited_20_Internet_20_Link">
注明</text:a>
Ruslan Stefanchuk。</text:p>
      <text:p text:style-name="P4">
北约将在维尔纽斯的维尔纽斯举行。 我希望在此期间将确定乌克兰在联盟中的会员资格的时间框架。 对于我们来说，支持各个层面的欧洲 - 大西洋未来非常重要。”</text:p>
      <text:p text:style-name="P4">
在与乌克兰Verkhovna Rada主席的斯洛文尼亚和罗马尼亚议会的负责人的交谈中，他强调，他指望在北约议会级别的乌克兰课程。</text:p>
      <text:p text:style-name="P4">
“ 4月10日，乌克兰的Verkhovna Rada呼吁Zaklik接受所有北约议会，以接受决议(陈述)关于乌克兰加入北大西洋条约的支持。 此类决议表明，乌克兰对联盟快速收购的愿望的态度和强有力的支持。” Ruslan Stefanchuk说。</text:p>
      <text:p text:style-name="P4">
News Source: <text:a xlink:type="simple" xlink:href="https://armyinform.com.ua/2023/05/09/ruslan-stefanchuk-rozrahovuyu-shho-na-vilnyuskomu-samiti-nato-bude-vyznacheno-chasovi-ramky-shhodo-chlenstva-ukrayiny/" text:style-name="Internet_20_link" text:visited-style-name="Visited_20_Internet_20_Link">
https://armyinform.com.ua/2023/05/09/ruslan-stefanchuk-rozrahovuyu-shho-na-vilnyuskomu-samiti-nato-bude-vyznacheno-chasovi-ramky-shhodo-chlenstva-ukrayiny/</text:a>
</text:p>
      <!--NEWS-->
      <text:h text:style-name="P10" text:outline-level="1">
<text:span text:style-name="T4">
是时候就乌克兰在欧盟成员身份进行谈判做出积极决定 -  Zelensky</text:span>
</text:h>
      <text:p text:style-name="P4">
作者: ['АРМІЯINFORM']</text:p>
      <text:p text:style-name="P4">
时间: 2023-05-09T77:00:00-04:00</text:p>
      <text:p text:style-name="P4">
描述: 关于乌克兰官员主席的首席执行官。 乌克兰沃迪米尔·泽伦斯基（Volodymyr Zelensky）总统...与乌克兰2022年的战争，与乌克兰的最新新闻，今天与乌克兰的新闻战争，与乌克兰2022年的新闻战争，今天将与乌克兰和俄罗斯之间发生战争，何时与乌克兰的战争， 2022年，无论是否会发生，无论是否会发生，是否会在不久的将来与乌克兰的战争说，今天与乌克兰的战争，今天的乌克兰新闻，乌克兰新闻，乌克兰媒体在俄罗斯的乌克兰新闻</text:p>
      <text:p text:style-name="P4">
图片: ['<text:a xlink:type="simple" xlink:href="https://armyinform.com.ua/wp-content/uploads/2023/05/a65ddc2dbbb7c35927297ab316c35ed4_1683622469_extra_large.jpeg" text:style-name="Internet_20_link" text:visited-style-name="Visited_20_Internet_20_Link">
a65ddc2dbbb7c35927297ab316c35ed4_1683622469_extra_large.jpeg</text:a>
', '<text:a xlink:type="simple" xlink:href="https://armyinform.com.ua/wp-content/uploads/2023/05/94debc431116f537b92405319427f067_1683631480_extra_large.jpeg" text:style-name="Internet_20_link" text:visited-style-name="Visited_20_Internet_20_Link">
94debc431116f537b92405319427f067_1683631480_extra_large.jpeg</text:a>
']</text:p>
      <text:p text:style-name="P4">
标签: ['STOPRUSSIA', 'YES', 'АГРЕСІЯ РФ', 'ВІЙНА', 'ВОЛОДИМИР ЗЕЛЕНСЬКИЙ', 'ВТОРГНЕННЯ РФ', 'ОФІС ПРЕЗИДЕНТА УКРАЇНИ', 'УРСУЛА ФОН ДЕР ЛЯЄН']</text:p>
      <text:p text:style-name="P4">
类别: News</text:p>
      <!--METADATA-->
      <text:p text:style-name="P4">
<draw:frame draw:style-name="fr1" draw:name="Image317" text:anchor-type="as-char" svg:width="6.9236in" svg:height="4.617948in" draw:z-index="0">
<draw:image xlink:href="../Images/AРМІЯINFORM/2023-05-09T77-00-00-04-00/a65ddc2dbbb7c35927297ab316c35ed4_1683622469_extra_large.jpeg" xlink:type="simple" xlink:show="embed" xlink:actuate="onLoad" draw:mime-type="image/jpeg"/>
</draw:frame>
关于它<text:a xlink:type="simple" xlink:href="https://www.president.gov.ua/news/nastav-chas-dlya-pozitivnogo-rishennya-shodo-peregovoriv-pro-82773" text:style-name="Internet_20_link" text:visited-style-name="Visited_20_Internet_20_Link">
报告</text:a>
乌克兰总统办公室。</text:p>
      <text:p text:style-name="P4">
乌克兰沃迪米尔·泽伦斯基(Ukraine Volodymyr Zelensky)总统在基辅与总统委员会乌尔苏拉·冯·德莱恩(Ursula Von der Lyen)进行了谈判，后者带着罐子到达我的国家。</text:p>
      <text:p text:style-name="P4">
在与媒体代表的一次会议上，由于国家元首的负责人，他强调说，今天在欧盟国家，庆祝欧洲的一天，这是在记忆和胜利的日子之后第二次世界大战。</text:p>
      <text:p text:style-name="P4">
“由于战胜了侵略和意识形态的邪恶，我们的欧洲变得有可能。 我们的欧洲是基于对人民的尊重并汇集了差异化的，并没有征服，而是结合了共同的价值观。 当侵略邪恶被击败时，我们的欧洲变得越来越坚定。</text:p>
      <text:p text:style-name="P4">
总统指出，乌克兰将永远感谢任何在反科学并赢得胜利的人。</text:p>
      <text:p text:style-name="P4">
他补充说：“胜利为在欧洲统一努力开辟了一个历史空间，很明显，为了和平而为了和平，努力应该是为了和平。”</text:p>
      <text:p text:style-name="P4">
国家元首引用了舒曼的宣言的第一句话，该句子指出，如果没有建筑努力，世界就无法确保世界上的世界，这与威胁他的危险成正比。</text:p>
      <text:p text:style-name="P4">
“现在，当我们再次反对现代俄罗斯返回大陆的邪恶侵略和仇恨政策时，当我们再次需要胜利时，我们再次转向舒曼宣言中这些话的含义。 为了安全与和平而，我们在欧洲的努力应该被夸大，就像俄罗斯的愿望是破坏我们的安全，导航，我们的欧洲。 我们必须以比例的威胁(并非弱)行事，这要击败这种侵略的邪恶，以便新一代的欧洲人可以自我自我 - 促进欧洲的和平日子，而不仅仅记得曾经有过takoeste大陆有和平。”总统说服。</text:p>
      <text:p text:style-name="P4">
Volodymyr Zelensky感谢乌克兰的合作伙伴对欧洲大陆和自由的保护以及欧洲委员会主席的保护 - 整个欧洲所需的哥萨克决策。在这种情况下，国家元首对Ursula von der Liaien的准备表示感谢，以为乌克兰提供必要的弹药-100万炮弹。 他指出，在与欧洲委员会主席的一次会议上，讨论了购买和供应速度的问题。</text:p>
      <text:p text:style-name="P4">
此外，在谈判期间，领导人谈到了对俄罗斯的制裁问题。</text:p>
      <text:p text:style-name="P4">
“我们指望在第11届制裁方案的不久的将来采用，这应该是针对恐怖分子国家的核工业的制裁。 然后，包装的力量将是比例的威胁水平。”总统说。</text:p>
      <text:p text:style-name="P4">
<draw:frame draw:style-name="fr1" draw:name="Image318" text:anchor-type="as-char" svg:width="6.9236in" svg:height="4.617948in" draw:z-index="0">
<draw:image xlink:href="../Images/AРМІЯINFORM/2023-05-09T77-00-00-04-00/94debc431116f537b92405319427f067_1683631480_extra_large.jpeg" xlink:type="simple" xlink:show="embed" xlink:actuate="onLoad" draw:mime-type="image/jpeg"/>
</draw:frame>
会议还讨论了关于乌欧盟乌克兰进一步统一的步骤。</text:p>
      <text:p text:style-name="P4">
“长期以来，已经消除了乌克兰与欧盟之间的人为的政治不确定性。 现在是时候做出积极决定解释乌克兰在欧盟成员身份的谈判了。 我们的价值观，安全性，我们的精确度，和平在大陆上 - 只有在乌克兰的EVROP才能实现百分之一百，” Volodymyr Zelenskyy坚信。</text:p>
      <text:p text:style-name="P4">
国家元首强调，我国希望在6月获得对欧洲欧盟委员会在乌克兰在道路上进展的积极评估。</text:p>
      <text:p text:style-name="P4">
乌克兰总统和欧洲委员会主席讨论了出口 - 乌克兰农业产品的情况。</text:p>
      <text:p text:style-name="P4">
“我们对乌克兰对全球全球食品安全的贡献的重要性有共同的同意，并在食品中取得了成功的常见例子。 弗拉基米尔泽斯基说，这特别适用于我们的人道主义倡议“乌克兰的谷物”等计划。</text:p>
      <text:p text:style-name="P4">
国家元首强调，今天乌克兰面临疲劳的问题，欧洲应该表现出强烈的团结表现，与现有威胁成正比。</text:p>
      <text:p text:style-name="P4">
“艰难，甚至是一个残酷的战争时期，贸易保护主义措施对我们的旁观者都不会失望。 现在，对我们出口的任何限制都是绝对不可接受的。 因为它在欧洲并没有加剧我们的所有人，所以侵略者的改变。</text:p>
      <text:p text:style-name="P4">
总统指出，乌克兰建议成立一个咨询小组，以监控相关的问题问题，并在没有与我们国家进行磋商的情况下避免任何决策。欧盟委员会主席Ursula von der Lyen的总统强调，该理事会将于5月9日在基辅，这是欧洲总统在欧洲当天宣布的。</text:p>
      <text:p text:style-name="P4">
“我们非常欢迎您决定5月9日在乌克兰在乌克兰做出的决定。 基辅作为乌克兰历史是一颗与欧洲价值观一致战斗的心。 勇敢的乌克兰正在为欧洲的理想而战。”  - 冯·德莱恩说。</text:p>
      <text:p text:style-name="P4">
据她说，弗拉基米尔·普京的政权在俄罗斯摧毁了这些价值观，并在乌克兰做同样的事情，因为这是我们国家在通往欧盟的途中证明的一个成功的例子。</text:p>
      <text:p text:style-name="P4">
“但是侵略者已经犯了一个巨大的错误。 乌克兰尤其是因为乌克兰社会是免费的。数百万勇敢的乌克兰人和乌克兰妇女为自己的欧洲价值观而战，而入侵者则被送往监狱的最重要人物，”她说。</text:p>
      <text:p text:style-name="P4">
欧盟委员会主席保证，在斗争中，欧盟与乌克兰并肩作战。 根据她的说法，5月9日还象征着二十世纪重大冲突的教训所生的团结，这是民主的基础。 厄休拉·冯·莱恩(Ursula von der Lyen)强调，乌克兰可以根据需要依靠欧洲。</text:p>
      <text:p text:style-name="P4">
根据欧洲委员会主席的说法，今天会议特别讨论了对乌克兰要求的弹药的紧急规定，以及其生产量的增加。</text:p>
      <text:p text:style-name="P4">
此外，讨论了乌克兰的财政支持的延续。 Ursula的Ursula Lyen想起了在2023年提供18亿库的决定，其中乌克兰已经收到了60亿欧元以支持预算计划。 未来几年的财政援助问题也正在解决。</text:p>
      <text:p text:style-name="P4">
欧盟委员会主席已确保正在进行提高俄罗斯的USCCUSSION游戏以制止其军事机器的工作。</text:p>
      <text:p text:style-name="P4">
“我们从俄罗斯的进口量减少了将近三分之二，剥夺了重要收入。 多亏了十个成功的制裁包，克里姆林宫已经支付了很大的价格。 上周五，欧盟委员会批准了第11套餐的提案，该计划的重点是与限制性措施的绕行。”她说。“我想对这项工作表示最深切的尊重。 知道您可以在这一过程中掌握我们的知识和支持，这应该持续下去。”欧洲委员会主席说。</text:p>
      <text:p text:style-name="P4">
News Source: <text:a xlink:type="simple" xlink:href="https://armyinform.com.ua/2023/05/09/nastav-chas-dlya-pozytyvnogo-rishennya-shhodo-peregovoriv-pro-chlenstvo-ukrayiny-u-yevrosoyuzi-zelenskyj/" text:style-name="Internet_20_link" text:visited-style-name="Visited_20_Internet_20_Link">
https://armyinform.com.ua/2023/05/09/nastav-chas-dlya-pozytyvnogo-rishennya-shhodo-peregovoriv-pro-chlenstvo-ukrayiny-u-yevrosoyuzi-zelenskyj/</text:a>
</text:p>
      <!--NEWS-->
      <text:h text:style-name="P10" text:outline-level="1">
<text:span text:style-name="T4">
俄罗斯军事装备再次位于哈尔基夫的郊区，但… 它已经修复了</text:span>
</text:h>
      <text:p text:style-name="P4">
作者: ['Оксана Іванець']</text:p>
      <text:p text:style-name="P4">
时间: 2023-05-09T78:00:00-04:00</text:p>
      <text:p text:style-name="P4">
描述: 传递了鼻子的朋友Svitsii Viini在郊区...与乌克兰2022年的战争，与乌克兰与乌克兰的最新新闻，《与乌克兰的新闻战争》，《与乌克兰的新闻》 2022年的战争，乌克兰和俄罗斯之间的战争将在与乌克兰与乌克兰的战争将是不可行</text:p>
      <text:p text:style-name="P4">
图片: ['<text:a xlink:type="simple" xlink:href="https://armyinform.com.ua/wp-content/uploads/2023/05/golovna-33.jpg" text:style-name="Internet_20_link" text:visited-style-name="Visited_20_Internet_20_Link">
golovna-33.jpg</text:a>
', '<text:a xlink:type="simple" xlink:href="https://armyinform.com.ua/wp-content/uploads/2023/05/1-41.jpg" text:style-name="Internet_20_link" text:visited-style-name="Visited_20_Internet_20_Link">
1-41.jpg</text:a>
', '<text:a xlink:type="simple" xlink:href="https://armyinform.com.ua/wp-content/uploads/2023/05/2-40-150x150.jpg" text:style-name="Internet_20_link" text:visited-style-name="Visited_20_Internet_20_Link">
2-40-150x150.jpg</text:a>
', '<text:a xlink:type="simple" xlink:href="https://armyinform.com.ua/wp-content/uploads/2023/05/3-38-150x150.jpg" text:style-name="Internet_20_link" text:visited-style-name="Visited_20_Internet_20_Link">
3-38-150x150.jpg</text:a>
', '<text:a xlink:type="simple" xlink:href="https://armyinform.com.ua/wp-content/uploads/2023/05/4-34-150x150.jpg" text:style-name="Internet_20_link" text:visited-style-name="Visited_20_Internet_20_Link">
4-34-150x150.jpg</text:a>
', '<text:a xlink:type="simple" xlink:href="https://armyinform.com.ua/wp-content/uploads/2023/05/5-23-150x150.jpg" text:style-name="Internet_20_link" text:visited-style-name="Visited_20_Internet_20_Link">
5-23-150x150.jpg</text:a>
', '<text:a xlink:type="simple" xlink:href="https://armyinform.com.ua/wp-content/uploads/2023/05/6-19-150x150.jpg" text:style-name="Internet_20_link" text:visited-style-name="Visited_20_Internet_20_Link">
6-19-150x150.jpg</text:a>
', '<text:a xlink:type="simple" xlink:href="https://armyinform.com.ua/wp-content/uploads/2023/05/7-15-150x150.jpg" text:style-name="Internet_20_link" text:visited-style-name="Visited_20_Internet_20_Link">
7-15-150x150.jpg</text:a>
', '<text:a xlink:type="simple" xlink:href="https://armyinform.com.ua/wp-content/uploads/2023/05/8-12-150x150.jpg" text:style-name="Internet_20_link" text:visited-style-name="Visited_20_Internet_20_Link">
8-12-150x150.jpg</text:a>
', '<text:a xlink:type="simple" xlink:href="https://armyinform.com.ua/wp-content/uploads/2023/05/9-13-150x150.jpg" text:style-name="Internet_20_link" text:visited-style-name="Visited_20_Internet_20_Link">
9-13-150x150.jpg</text:a>
', '<text:a xlink:type="simple" xlink:href="https://armyinform.com.ua/wp-content/uploads/2023/05/10-15-150x150.jpg" text:style-name="Internet_20_link" text:visited-style-name="Visited_20_Internet_20_Link">
10-15-150x150.jpg</text:a>
', '<text:a xlink:type="simple" xlink:href="https://armyinform.com.ua/wp-content/uploads/2023/05/11-10-150x150.jpg" text:style-name="Internet_20_link" text:visited-style-name="Visited_20_Internet_20_Link">
11-10-150x150.jpg</text:a>
', '<text:a xlink:type="simple" xlink:href="https://armyinform.com.ua/wp-content/uploads/2023/05/12-9-150x150.jpg" text:style-name="Internet_20_link" text:visited-style-name="Visited_20_Internet_20_Link">
12-9-150x150.jpg</text:a>
']</text:p>
      <text:p text:style-name="P4">
标签: ['STOPRUSSIA', 'АГРЕСІЯ РФ', 'ВІЙНА', 'ВТОРГНЕННЯ РФ', 'ХАРКІВЩИНА']</text:p>
      <text:p text:style-name="P4">
类别: News</text:p>
      <!--METADATA-->
      <text:p text:style-name="P4">
<draw:frame draw:style-name="fr1" draw:name="Image319" text:anchor-type="as-char" svg:width="6.9236in" svg:height="4.615733in" draw:z-index="0">
<draw:image xlink:href="../Images/AРМІЯINFORM/2023-05-09T78-00-00-04-00/golovna-33.jpg" xlink:type="simple" xlink:show="embed" xlink:actuate="onLoad" draw:mime-type="image/jpeg"/>
</draw:frame>
在第二次世界大战中击败纳粹主义的下一个周年前夕，哈尔基夫再次再次出现。 但是有一个细微差别 - 它们已经是“解放者”的净列，该列在2022年2月24日，非法越过乌克兰州边界，目的是“三天内接管基辅”。</text:p>
      <text:p text:style-name="P4">
Kharkiv周围的三个地点开设了一个“第二军”设备的展览，乌克兰捍卫者全年都变成了废料。 她拜访了其中一个。</text:p>
      <text:p text:style-name="P4">
<draw:frame draw:style-name="fr1" draw:name="Image320" text:anchor-type="as-char" svg:width="6.9236in" svg:height="4.615733in" draw:z-index="0">
<draw:image xlink:href="../Images/AРМІЯINFORM/2023-05-09T78-00-00-04-00/1-41.jpg" xlink:type="simple" xlink:show="embed" xlink:actuate="onLoad" draw:mime-type="image/jpeg"/>
</draw:frame>
在沉闷的看台的观察甲板上：烧毁的T-80  - 轻率的野猪的骄傲； 已经为APR，BMP，Akacac，Amphia，Tigers等废沙沙作响的军团。 每个实例签署了展览的组织者，一个虐待的访客可以看到他面前的战车，他们所在的东西以及乌克兰人的占领者被什么被杀害的...</text:p>
      <text:p text:style-name="P4">
<text:a xlink:type="simple" xlink:href="https://armyinform.com.ua/wp-content/uploads/2023/05/2-40.jpg" text:style-name="Internet_20_link" text:visited-style-name="Visited_20_Internet_20_Link">
!(Images/AРМІЯINFORM/2023-05-09T78-00-00-04-00/2-40-150x150.jpg)</text:a>
</text:p>
      <text:p text:style-name="P4">
<text:a xlink:type="simple" xlink:href="https://armyinform.com.ua/wp-content/uploads/2023/05/3-38.jpg" text:style-name="Internet_20_link" text:visited-style-name="Visited_20_Internet_20_Link">
<draw:frame draw:style-name="fr1" draw:name="Image321" text:anchor-type="as-char" svg:width="6.9236in" svg:height="6.9236in" draw:z-index="0">
<draw:image xlink:href="../Images/AРМІЯINFORM/2023-05-09T78-00-00-04-00/3-38-150x150.jpg" xlink:type="simple" xlink:show="embed" xlink:actuate="onLoad" draw:mime-type="image/jpeg"/>
</draw:frame>
</text:a>
</text:p>
      <text:p text:style-name="P4">
<text:a xlink:type="simple" xlink:href="https://armyinform.com.ua/wp-content/uploads/2023/05/4-34.jpg" text:style-name="Internet_20_link" text:visited-style-name="Visited_20_Internet_20_Link">
<draw:frame draw:style-name="fr1" draw:name="Image322" text:anchor-type="as-char" svg:width="6.9236in" svg:height="6.9236in" draw:z-index="0">
<draw:image xlink:href="../Images/AРМІЯINFORM/2023-05-09T78-00-00-04-00/4-34-150x150.jpg" xlink:type="simple" xlink:show="embed" xlink:actuate="onLoad" draw:mime-type="image/jpeg"/>
</draw:frame>
</text:a>
</text:p>
      <text:p text:style-name="P4">
<text:a xlink:type="simple" xlink:href="https://armyinform.com.ua/wp-content/uploads/2023/05/5-23.jpg" text:style-name="Internet_20_link" text:visited-style-name="Visited_20_Internet_20_Link">
<draw:frame draw:style-name="fr1" draw:name="Image323" text:anchor-type="as-char" svg:width="6.9236in" svg:height="6.9236in" draw:z-index="0">
<draw:image xlink:href="../Images/AРМІЯINFORM/2023-05-09T78-00-00-04-00/5-23-150x150.jpg" xlink:type="simple" xlink:show="embed" xlink:actuate="onLoad" draw:mime-type="image/jpeg"/>
</draw:frame>
</text:a>
组织者与幽默签名 - 在乌克兰炮弹的坑洼附近，摧毁了特定的战斗机，铭文 - “模拟”，这与俄罗斯宣传的共同声明和官员有关的模因以及关于存在的官员形成的模因有关。(照片6)俄罗斯炮弹的各种炮弹和导弹的遗迹都位于篱笆后面。 这种废料曾经将死亡带给城市和地区的居民。 目前的铁堆只是让人想起乌克兰人带来的麻烦，但这可能是肌腱 - 不害怕他已经看到的东西被摧毁会更容易。</text:p>
      <text:p text:style-name="P4">
<text:a xlink:type="simple" xlink:href="https://armyinform.com.ua/wp-content/uploads/2023/05/6-19.jpg" text:style-name="Internet_20_link" text:visited-style-name="Visited_20_Internet_20_Link">
!(Images/AРМІЯINFORM/2023-05-09T78-00-00-04-00/6-19-150x150.jpg)</text:a>
</text:p>
      <text:p text:style-name="P4">
<text:a xlink:type="simple" xlink:href="https://armyinform.com.ua/wp-content/uploads/2023/05/7-15.jpg" text:style-name="Internet_20_link" text:visited-style-name="Visited_20_Internet_20_Link">
<draw:frame draw:style-name="fr1" draw:name="Image324" text:anchor-type="as-char" svg:width="6.9236in" svg:height="6.9236in" draw:z-index="0">
<draw:image xlink:href="../Images/AРМІЯINFORM/2023-05-09T78-00-00-04-00/7-15-150x150.jpg" xlink:type="simple" xlink:show="embed" xlink:actuate="onLoad" draw:mime-type="image/jpeg"/>
</draw:frame>
</text:a>
</text:p>
      <text:p text:style-name="P4">
<text:a xlink:type="simple" xlink:href="https://armyinform.com.ua/wp-content/uploads/2023/05/9-13.jpg" text:style-name="Internet_20_link" text:visited-style-name="Visited_20_Internet_20_Link">
<draw:frame draw:style-name="fr1" draw:name="Image325" text:anchor-type="as-char" svg:width="6.9236in" svg:height="6.9236in" draw:z-index="0">
<draw:image xlink:href="../Images/AРМІЯINFORM/2023-05-09T78-00-00-04-00/9-13-150x150.jpg" xlink:type="simple" xlink:show="embed" xlink:actuate="onLoad" draw:mime-type="image/jpeg"/>
</draw:frame>
</text:a>
接近中午，游客开始汇聚。 人们看军事废料，并为记忆中的展品拍照。 Trofey是各种各样的情绪 - 有人真诚地为武装部队的成功而欢欣鼓舞，并且有人不会抑制情绪和眼泪。 但是真诚的游客仍然是孩子们!两个家伙9  -  11年以前跑了第一个展览，上面喊着：“ Orkivskaya技术!我们的武装部队赢得了他们!所以他们需要。” 不由自主地，这些话会引起微笑 - 俱乐部是不可避免的，胜利将落后于乌克兰，在海军杀手的反思之后，将再次有生命...</text:p>
      <text:p text:style-name="P4">
<text:a xlink:type="simple" xlink:href="https://armyinform.com.ua/wp-content/uploads/2023/05/10-15.jpg" text:style-name="Internet_20_link" text:visited-style-name="Visited_20_Internet_20_Link">
!(Images/AРМІЯINFORM/2023-05-09T78-00-00-04-00/10-15-150x150.jpg)</text:a>
</text:p>
      <text:p text:style-name="P4">
<text:a xlink:type="simple" xlink:href="https://armyinform.com.ua/wp-content/uploads/2023/05/11-10.jpg" text:style-name="Internet_20_link" text:visited-style-name="Visited_20_Internet_20_Link">
<draw:frame draw:style-name="fr1" draw:name="Image326" text:anchor-type="as-char" svg:width="6.9236in" svg:height="6.9236in" draw:z-index="0">
<draw:image xlink:href="../Images/AРМІЯINFORM/2023-05-09T78-00-00-04-00/11-10-150x150.jpg" xlink:type="simple" xlink:show="embed" xlink:actuate="onLoad" draw:mime-type="image/jpeg"/>
</draw:frame>
</text:a>
</text:p>
      <text:p text:style-name="P4">
<text:a xlink:type="simple" xlink:href="https://armyinform.com.ua/wp-content/uploads/2023/05/12-9.jpg" text:style-name="Internet_20_link" text:visited-style-name="Visited_20_Internet_20_Link">
<draw:frame draw:style-name="fr1" draw:name="Image327" text:anchor-type="as-char" svg:width="6.9236in" svg:height="6.9236in" draw:z-index="0">
<draw:image xlink:href="../Images/AРМІЯINFORM/2023-05-09T78-00-00-04-00/12-9-150x150.jpg" xlink:type="simple" xlink:show="embed" xlink:actuate="onLoad" draw:mime-type="image/jpeg"/>
</draw:frame>
</text:a>
<text:span text:style-name="T5">
photo作者</text:span>
</text:p>
      <text:p text:style-name="P4">
News Source: <text:a xlink:type="simple" xlink:href="https://armyinform.com.ua/2023/05/09/rosijska-vijskova-tehnika-znovu-na-okolyczyah-harkova-ale-vona-vzhe-neruhoma/" text:style-name="Internet_20_link" text:visited-style-name="Visited_20_Internet_20_Link">
https://armyinform.com.ua/2023/05/09/rosijska-vijskova-tehnika-znovu-na-okolyczyah-harkova-ale-vona-vzhe-neruhoma/</text:a>
</text:p>
      <!--NEWS-->
      <text:h text:style-name="P10" text:outline-level="1">
<text:span text:style-name="T4">
总统呼吁煤炭集团峰会建立一个有关侵略乌克兰的特别法庭</text:span>
</text:h>
      <text:p text:style-name="P4">
作者: ['АРМІЯINFORM']</text:p>
      <text:p text:style-name="P4">
时间: 2023-05-09T79:00:00-04:00</text:p>
      <text:p text:style-name="P4">
描述: 关于乌克兰官员主席的首席执行官。 潘总检察官！ Dobrieg ...与乌克兰2022的战争，与乌克兰的最新新闻战争，与乌克兰2022年的新闻战争，今天的最后一次战争，乌克兰和俄罗斯之间的战争以及2022年与乌克兰的战争将在他们说，在不久的将来与乌克兰发动了战争</text:p>
      <text:p text:style-name="P4">
图片: []</text:p>
      <text:p text:style-name="P4">
标签: ['STOPRUSSIA', 'АГРЕСІЯ РФ', 'ВІЙНА', 'ВОЛОДИМИР ЗЕЛЕНСЬКИЙ', 'ВТОРГНЕННЯ РФ', 'ОФІС ПРЕЗИДЕНТА УКРАЇНИ']</text:p>
      <text:p text:style-name="P4">
类别: News</text:p>
      <!--METADATA-->
      <text:p text:style-name="P4">
关于它<text:a xlink:type="simple" xlink:href="https://www.president.gov.ua/news/vidpovidalnist-agresora-za-zlochin-maye-buti-neminuchoyu-vis-82781" text:style-name="Internet_20_link" text:visited-style-name="Visited_20_Internet_20_Link">
报告</text:a>
乌克兰总统办公室。</text:p>
      <text:p text:style-name="P4">
<text:span text:style-name="T4">
检察长先生!</text:span>
</text:p>
      <text:p text:style-name="P4">
<text:span text:style-name="T4">
下午好，亲爱的同事，我以这种格式祝贺你们所有人。</text:span>
</text:p>
      <text:p text:style-name="P4">
<text:span text:style-name="T4">
亲爱的Ursulo，亲爱的同事!</text:span>
</text:p>
      <text:p text:style-name="P4">
感谢您今天有机会为正义而工作!</text:p>
      <text:p text:style-name="P4">
78年前，欧洲也许是悠久历史上最重要的机会 - 这是实现永久且真正长期和平的机会。</text:p>
      <text:p text:style-name="P4">
机会是什么？</text:p>
      <text:p text:style-name="P4">
不仅在拒绝侵略的情况下，不仅在欧洲统一的政治工具中，要阻止任何新的侵略步骤，任何新的侵略性，而且在惩罚中也是如此。 侵略的停车场带来了二十世纪最大的灾难 - 我们都知道这是第二次世界大战。</text:p>
      <text:p text:style-name="P4">
那场灾难的主要罪魁祸首没有到达法庭大厅。 他本人Zbuhire为自己判处明显判刑。但是，他的同伙，包括侵略的关键愿景，在法律飞机上受到了惩罚。 这正是人们以文明的方式惩罚任何罪犯的方式：起诉，诉讼，判决及其执行。 这是对和平的强有力的支持 - 当全世界惩罚和平的违规者时，这是一个具体的例子。</text:p>
      <text:p text:style-name="P4">
不幸的是，在纽伦堡法庭判决68年后，欧洲加强了侵略。 她看到有一个政权根本不相信每个世界现在都能够惩罚和平的违规者。 俄罗斯始于乌克兰侵略的第14年，并在第22年的全尺度上取得了成绩，因为在运动的领导下，欧洲占据了欧洲的历史，欧洲的日常生活和欧洲政策并不敢于真正保护他们的政策价值观，对保护自己的新侵略不满意。</text:p>
      <text:p text:style-name="P4">
我们必须证明侵略者在所有事情上都是错误的!不仅在他的军事计算中，不仅他如何评估我们的领导能力，而且我们的国家陶器制度。 而且他如何评估我们的态度本身。</text:p>
      <text:p text:style-name="P4">
我们对我们的价值观是真实的。 我们将保护他们!因此，我们使这种侵略的主要罪魁祸首以及他所有的同伙都可以对他们所承诺的一切负责 - 无一例外!</text:p>
      <text:p text:style-name="P4">
这主要与侵略罪有关。 俄罗斯的这一罪行现在已被委托给全球灾难的边界。 这种犯罪在右边呼唤我们。我们的正义应该证明是司法的国际统一，因为这是吉·纽伦堡。 不幸的是，在我们支持的活动的国际刑事法院中，侵略罪没有管辖权。 这就是为什么法庭需要补充全球法律制度的原因。 我很高兴地说，在我们的共同小组中，该集团为侵略者的惩罚 - 塞纳什·索尔集团(Cenash Sor Group)-37个州。 这个数字将会增长 - 我们将不断努力，我们的司法捍卫者联盟增加了。</text:p>
      <text:p text:style-name="P4">
让我提醒您，只有国家就纽伦堡法庭的成立达成共识。 为了法庭的目的，总共有24个州被纳入联盟。现在，它不仅更大，而且不仅欧洲国家不仅在我们中间。 我们认为对正义的渴望是全球性的。</text:p>
      <text:p text:style-name="P4">
今年夏天，国际刑事起诉俄罗斯侵略中心将开始工作 - 将在海牙开始工作。 这将是法庭材料工作的实际步骤。 因此，我们向前迈进，我们逐步前进。</text:p>
      <text:p text:style-name="P4">
我们可以彼此讨论俄罗斯侵略乌克兰罪中特别法庭的模式应是实现主要目的。 我们可以谈论将领导法庭的步骤的顺序……我们是民主国家，并同意我们 - 这是正常的，常见的事情。 但是我再次强调：这应该是一个法庭。</text:p>
      <text:p text:style-name="P4">
我很高兴我们之间有明确的同意，即侵略者对犯罪的责任不可避免。 这是侵略者Zlochin的责任。</text:p>
      <text:p text:style-name="P4">
5月9日，五月8日之前的45日 - 纳粹侵略进行了投降，世界已经积极地朝着侵略者伸张正义。 今年5月9日，我们的运动更加活跃，甚至更多，我要感谢大家!感谢所有人和所有将开始有关俄罗斯侵略反乌克兰犯罪的特别期刊的人!</text:p>
      <text:p text:style-name="P4">
愿我们欧洲和世界有机会实现可持续和真正长期的侵略和平!</text:p>
      <text:p text:style-name="P4">
非常感谢!</text:p>
      <text:p text:style-name="P4">
荣耀乌克兰!</text:p>
      <text:p text:style-name="P4">
News Source: <text:a xlink:type="simple" xlink:href="https://armyinform.com.ua/2023/05/09/prezydent-zvernuvsya-do-uchasnykiv-samitu-koalicziyi-core-group-zi-stvorennya-speczialnogo-trybunalu-shhodo-zlochynu-agresiyi-proty-ukrayiny/" text:style-name="Internet_20_link" text:visited-style-name="Visited_20_Internet_20_Link">
https://armyinform.com.ua/2023/05/09/prezydent-zvernuvsya-do-uchasnykiv-samitu-koalicziyi-core-group-zi-stvorennya-speczialnogo-trybunalu-shhodo-zlochynu-agresiyi-proty-ukrayiny/</text:a>
</text:p>
      <!--NEWS-->
      <text:h text:style-name="P10" text:outline-level="1">
<text:span text:style-name="T4">
国民警卫队“ Igla”的军人在对首都的夜间袭击中击倒了有翼的火箭</text:span>
</text:h>
      <text:p text:style-name="P4">
作者: ['АРМІЯINFORM']</text:p>
      <text:p text:style-name="P4">
时间: 2023-05-09T80:00:00-04:00</text:p>
      <text:p text:style-name="P4">
描述: pid小时的信号信号是NSU VISUVAVA的Mobynoye集团Rozrahunovs的大门琐事...与乌克兰2022年的战争，与乌克兰的最新新闻，今天与乌克兰2022年的新闻战争，今天，乌克兰和俄罗斯与俄罗斯和俄罗斯之间的战争将会他们说，当2022年与乌克兰的战争在2022年是否有一年的战争时，他们会在不久的将来与乌克兰战争，他们说，与乌克兰的战争，今天的乌克兰新闻，乌克兰的新闻，乌克兰媒体的俄罗斯媒体</text:p>
      <text:p text:style-name="P4">
图片: ['<text:a xlink:type="simple" xlink:href="https://armyinform.com.ua/wp-content/uploads/2023/05/346286880_227416196584774_650579073567975245_n.jpg" text:style-name="Internet_20_link" text:visited-style-name="Visited_20_Internet_20_Link">
346286880_227416196584774_650579073567975245_n.jpg</text:a>
', '<text:a xlink:type="simple" xlink:href="https://armyinform.com.ua/wp-content/uploads/2023/05/345860322_935309410951953_7128525719205676057_n-150x150.jpg" text:style-name="Internet_20_link" text:visited-style-name="Visited_20_Internet_20_Link">
345860322_935309410951953_7128525719205676057_n-150x150.jpg</text:a>
', '<text:a xlink:type="simple" xlink:href="https://armyinform.com.ua/wp-content/uploads/2023/05/346092203_795715048565896_4325518198704163048_n-150x150.jpg" text:style-name="Internet_20_link" text:visited-style-name="Visited_20_Internet_20_Link">
346092203_795715048565896_4325518198704163048_n-150x150.jpg</text:a>
']</text:p>
      <text:p text:style-name="P4">
标签: ['STOPRUSSIA', 'АГРЕСІЯ РФ', 'НГУ', 'ПЗРК «ІГЛА»', 'Х-55']</text:p>
      <text:p text:style-name="P4">
类别: News</text:p>
      <!--METADATA-->
      <text:p text:style-name="P4">
<draw:frame draw:style-name="fr1" draw:name="Image328" text:anchor-type="as-char" svg:width="6.9236in" svg:height="5.1927in" draw:z-index="0">
<draw:image xlink:href="../Images/AРМІЯINFORM/2023-05-09T80-00-00-04-00/346286880_227416196584774_650579073567975245_n.jpg" xlink:type="simple" xlink:show="embed" xlink:actuate="onLoad" draw:mime-type="image/jpeg"/>
</draw:frame>
在空气警报信号期间，移动火组的计算是Nagin。 在短时间内，获得了信息。 监护人抓住了目标并推出了Igla MSR。 结果，有可能击倒敌方翼火箭X-55。</text:p>
      <text:p text:style-name="P4">
关于它<text:a xlink:type="simple" xlink:href="https://www.facebook.com/NGUmainpage/posts/pfbid02mUoJReFYSmVa7t3hwB1uqpoaNQGWnToqneVCvf7Ho5T1tMt6QVA93GrFkwPrvfgql" text:style-name="Internet_20_link" text:visited-style-name="Visited_20_Internet_20_Link">
报告</text:a>
乌克兰国民警卫队在其官方Ufacebook页面上的新闻服务。</text:p>
      <text:p text:style-name="P4">
在居住的一支笔中发现了被打断的敌方火箭的部分。 民事基础设施有部分破坏。</text:p>
      <ul>
        <li>
但是，由于国民警卫队的熟练工作，可能是toucine人类的伤亡，并将另一个俄罗斯人变成废料。</li>
      </ul>
      <text:p text:style-name="P4">
<text:a xlink:type="simple" xlink:href="https://armyinform.com.ua/wp-content/uploads/2023/05/345860322_935309410951953_7128525719205676057_n.jpg" text:style-name="Internet_20_link" text:visited-style-name="Visited_20_Internet_20_Link">
!(Images/AРМІЯINFORM/2023-05-09T80-00-00-04-00/345860322_935309410951953_7128525719205676057_n-150x150.jpg)</text:a>
</text:p>
      <text:p text:style-name="P4">
<text:a xlink:type="simple" xlink:href="https://armyinform.com.ua/wp-content/uploads/2023/05/346092203_795715048565896_4325518198704163048_n.jpg" text:style-name="Internet_20_link" text:visited-style-name="Visited_20_Internet_20_Link">
<draw:frame draw:style-name="fr1" draw:name="Image329" text:anchor-type="as-char" svg:width="6.9236in" svg:height="6.9236in" draw:z-index="0">
<draw:image xlink:href="../Images/AРМІЯINFORM/2023-05-09T80-00-00-04-00/346092203_795715048565896_4325518198704163048_n-150x150.jpg" xlink:type="simple" xlink:show="embed" xlink:actuate="onLoad" draw:mime-type="image/jpeg"/>
</draw:frame>
</text:a>
</text:p>
      <text:p text:style-name="P4">
News Source: <text:a xlink:type="simple" xlink:href="https://armyinform.com.ua/2023/05/09/vijskovosluzhbovecz-naczgvardiyi-igloyu-zbyv-krylatu-raketu-pid-chas-nichnoyi-ataky-na-stolyczyu/" text:style-name="Internet_20_link" text:visited-style-name="Visited_20_Internet_20_Link">
https://armyinform.com.ua/2023/05/09/vijskovosluzhbovecz-naczgvardiyi-igloyu-zbyv-krylatu-raketu-pid-chas-nichnoyi-ataky-na-stolyczyu/</text:a>
</text:p>
      <!--NEWS-->
      <text:h text:style-name="P10" text:outline-level="1">
<text:span text:style-name="T4">
政府改变了国防购买的方法</text:span>
</text:h>
      <text:p text:style-name="P4">
作者: ['АРМІЯINFORM']</text:p>
      <text:p text:style-name="P4">
时间: 2023-05-09T81:00:00-04:00</text:p>
      <text:p text:style-name="P4">
描述: 我将窃取主权购买国防产品的爆发……与乌克兰2022年的战争，与乌克兰与乌克兰的最新消息，今天与乌克兰2022年的新闻战争，今天与乌克兰的新闻战争，乌克兰和俄罗斯之间以及俄罗斯之间的战争，什么时候，他们在2022年与乌克兰与乌克兰的战争，是否会在不久的将来与乌克兰战争，他们说，与乌克兰的战争，今天的乌克兰新闻，乌克兰的新闻，乌克兰媒体在俄罗斯的乌克兰新闻</text:p>
      <text:p text:style-name="P4">
图片: ['<text:a xlink:type="simple" xlink:href="https://armyinform.com.ua/wp-content/uploads/2023/05/uryad.jpg" text:style-name="Internet_20_link" text:visited-style-name="Visited_20_Internet_20_Link">
uryad.jpg</text:a>
']</text:p>
      <text:p text:style-name="P4">
标签: ['STOPRUSSIA', 'АГРЕСІЯ РФ', 'ВІЙНА', 'ВТОРГНЕННЯ РФ', 'КАБІНЕТ МІНІСТРІВ УКРАЇНИ', 'ОБОРОННІ ЗАКУПІВЛІ', 'УРЯД УКРАЇНИ']</text:p>
      <text:p text:style-name="P4">
类别: News</text:p>
      <!--METADATA-->
      <text:p text:style-name="P4">
<draw:frame draw:style-name="fr1" draw:name="Image330" text:anchor-type="as-char" svg:width="6.9236in" svg:height="4.610104in" draw:z-index="0">
<draw:image xlink:href="../Images/AРМІЯINFORM/2023-05-09T81-00-00-04-00/uryad.jpg" xlink:type="simple" xlink:show="embed" xlink:actuate="onLoad" draw:mime-type="image/jpeg"/>
</draw:frame>
政府在痛苦条件下提高了国防产品公共采购的透明度。</text:p>
      <text:p text:style-name="P4">
关于它<text:a xlink:type="simple" xlink:href="https://www.kmu.gov.ua/news/denys-shmyhal-uriad-pokrashchuie-prozorist-derzhavnykh-zakupivel-oboronnoi-produktsii-v-umovakh-voiennoho-stanu" text:style-name="Internet_20_link" text:visited-style-name="Visited_20_Internet_20_Link">
报告</text:a>
乌克兰部长内阁秘书处的通讯部门在执行机构的一个网站上。</text:p>
      <text:p text:style-name="P4">
在5月9日，更改了购买国防产品的方法。在戒严时，它们将分为两组。 这是由总理丹尼斯·施米格尔(Denis Shmigal)指出的。</text:p>
      <text:p text:style-name="P4">
“第一组是武器，设备和其他防御产品。有关这些购买的信息将保持关闭。 第二组是我们军队的食物。 从现在开始，客户将预先发布此类购买的公告，此消息包括处理指示性量，条件和供应条款的处理，”政府庆祝。</text:p>
      <text:p text:style-name="P4">
此外，据总理称，如果没有电子系统制作，该电子系统将发布采购报告。</text:p>
      <text:p text:style-name="P4">
News Source: <text:a xlink:type="simple" xlink:href="https://armyinform.com.ua/2023/05/09/uryad-zminyv-pidhody-do-oboronnyh-zakupivel/" text:style-name="Internet_20_link" text:visited-style-name="Visited_20_Internet_20_Link">
https://armyinform.com.ua/2023/05/09/uryad-zminyv-pidhody-do-oboronnyh-zakupivel/</text:a>
</text:p>
      <!--NEWS-->
      <text:h text:style-name="P10" text:outline-level="1">
<text:span text:style-name="T4">
59俄罗斯联邦杜马州的其他代表将对认可伪公开的认可“ l/dnr”。</text:span>
</text:h>
      <text:p text:style-name="P4">
作者: ['АРМІЯINFORM']</text:p>
      <text:p text:style-name="P4">
时间: 2023-05-09T82:00:00-04:00</text:p>
      <text:p text:style-name="P4">
描述: Vinnitsyo，Ivino-Frankivko Il Ternopilzo地区检察官的检察官脱颖而出...与2022年的乌克兰战争，与乌克兰的最新新闻，与乌克兰的新闻，与乌克兰2022年的新闻战争，今天是乌克兰和俄罗斯和俄罗斯和俄罗斯之间的最后一场战争， ，他们在2022年与乌克兰与乌克兰的战争，无论是否将在不久</text:p>
      <text:p text:style-name="P4">
图片: ['<text:a xlink:type="simple" xlink:href="https://armyinform.com.ua/wp-content/uploads/2023/05/346053868_1012061379957227_6933535086244881331_n.jpg" text:style-name="Internet_20_link" text:visited-style-name="Visited_20_Internet_20_Link">
346053868_1012061379957227_6933535086244881331_n.jpg</text:a>
']</text:p>
      <text:p text:style-name="P4">
标签: ['STOPRUSSIA', 'АГРЕСІЯ РФ', 'ВІЙНА', 'ВТОРГНЕННЯ РФ', 'ОФІС ГЕНЕРАЛЬНОГО ПРОКУРОРА', 'СУД']</text:p>
      <text:p text:style-name="P4">
类别: News</text:p>
      <!--METADATA-->
      <text:p text:style-name="P4">
<draw:frame draw:style-name="fr1" draw:name="Image331" text:anchor-type="as-char" svg:width="6.9236in" svg:height="4.661891in" draw:z-index="0">
<draw:image xlink:href="../Images/AРМІЯINFORM/2023-05-09T82-00-00-04-00/346053868_1012061379957227_6933535086244881331_n.jpg" xlink:type="simple" xlink:show="embed" xlink:actuate="onLoad" draw:mime-type="image/jpeg"/>
</draw:frame>
Vinnytsia，Ivano-Frankivsk和Ternopil地区检察官的检察官对59名俄罗斯联邦杜马州代表的起诉，该代表们投票支持承认(艺术的第3部分。 《乌克兰刑法》 110).</text:p>
      <text:p text:style-name="P4">
Про це на своїй офіційній сторінці у Facebook<text:a xlink:type="simple" xlink:href="https://www.facebook.com/pgo.gov.ua/posts/pfbid024HPfUi3aVCxQ9xUbGbSCujLQi4Lb3tWBofEEHkja8JCSK93yvJVTzPSo4k7hmWNul" text:style-name="Internet_20_link" text:visited-style-name="Visited_20_Internet_20_Link">
повідомляє</text:a>
检察长办公室。</text:p>
      <text:p text:style-name="P4">
调查发现，2022年2月，代表们支持对俄罗斯联邦总统的上诉，要求认识到唐内茨克和卢汉斯克地区暂时推荐的地区的“独立性”。</text:p>
      <text:p text:style-name="P4">
此外，2月22日，他们投票赞成批准所谓的“友谊条约，数百人和侵略者国家和“ L/DNR”之间的最新帮助。</text:p>
      <text:p text:style-name="P4">
通过这种方式，代表们为乌克兰的全面加强开始了计划的实施，这导致了人们的死亡和其他严重的后果。</text:p>
      <text:p text:style-name="P4">
SBU对刑事诉讼进行了特别的预审调查。</text:p>
      <text:p text:style-name="P4">
News Source: <text:a xlink:type="simple" xlink:href="https://armyinform.com.ua/2023/05/09/sudytymut-shhe-59-deputativ-derzhdumy-rf-yaki-golosuvaly-za-vyznannya-psevdorespublik-l-dnr/" text:style-name="Internet_20_link" text:visited-style-name="Visited_20_Internet_20_Link">
https://armyinform.com.ua/2023/05/09/sudytymut-shhe-59-deputativ-derzhdumy-rf-yaki-golosuvaly-za-vyznannya-psevdorespublik-l-dnr/</text:a>
</text:p>
      <!--NEWS-->
      <text:h text:style-name="P10" text:outline-level="1">
<text:span text:style-name="T4">
武装部队航空在敌人的集中区域已有6杆</text:span>
</text:h>
      <text:p text:style-name="P4">
作者: ['АРМІЯINFORM']</text:p>
      <text:p text:style-name="P4">
时间: 2023-05-09T83:00:00-04:00</text:p>
      <text:p text:style-name="P4">
描述: DOB的AVISAATSIA国防军在一个特殊仓库的Zserdzhennya地区进行了4杆，该仓库与乌克兰2022年的战争，与乌克兰的最新新闻，《与乌克兰2022年的新闻战争》，今天在今天，乌克兰和乌克兰之间的战争，乌克兰和乌克兰之间的战争将会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1/10/2021-10-28-v-brygadi-taktychnoyi-aviacziya-kyyivskij-oblasti-zavershylysya-navchannya1-e1683649919657.jpg" text:style-name="Internet_20_link" text:visited-style-name="Visited_20_Internet_20_Link">
2021-10-28-v-brygadi-taktychnoyi-aviacziya-kyyivskij-oblasti-zavershylysya-navchannya1-e1683649919657.jpg</text:a>
']</text:p>
      <text:p text:style-name="P4">
标签: ['STOPRUSSIA', 'АВІАЦІЯ ЗСУ', 'АГРЕСІЯ РФ', 'ВЕЧІРНЄ ЗВЕДЕННЯ', 'ВІЙНА', 'ВТОРГНЕННЯ РФ', 'ГЕНЕРАЛЬНИЙ ШТАБ ЗС УКРАЇНИ']</text:p>
      <text:p text:style-name="P4">
类别: News</text:p>
      <!--METADATA-->
      <text:p text:style-name="P4">
<draw:frame draw:style-name="fr1" draw:name="Image332" text:anchor-type="as-char" svg:width="6.9236in" svg:height="4.233493in" draw:z-index="0">
<draw:image xlink:href="../Images/AРМІЯINFORM/2023-05-09T83-00-00-04-00/2021-10-28-v-brygadi-taktychnoyi-aviacziya-kyyivskij-oblasti-zavershylysya-navchannya1-e1683649919657.jpg" xlink:type="simple" xlink:show="embed" xlink:actuate="onLoad" draw:mime-type="image/jpeg"/>
</draw:frame>
说明性照片</text:p>
      <text:p text:style-name="P4">
<text:span text:style-name="T4">
🔥俄罗斯入侵的情况</text:span>
</text:p>
      <text:p text:style-name="P4">
国防军的航空在敌人的人员和军事装备集中的领域中击中了4杆，并在其防空导弹综合大楼上进行了2杆。</text:p>
      <text:p text:style-name="P4">
在您的官方Facebook页面上有关它<text:a xlink:type="simple" xlink:href="https://www.facebook.com/GeneralStaff.ua/posts/pfbid02UvWoRasFHtwm6GPMLB6opX1xeXcLbSkvEiW4dKcpu44Rz6XQyBA9NKpvMxPHZgL8l" text:style-name="Internet_20_link" text:visited-style-name="Visited_20_Internet_20_Link">
报告</text:a>
乌克兰武装部队的总参谋部。</text:p>
      <text:p text:style-name="P4">
火箭部队和炮兵部门袭击了Liviva的两个地区以及入侵者的无线电电子格斗站。</text:p>
      <text:p text:style-name="P4">
News Source: <text:a xlink:type="simple" xlink:href="https://armyinform.com.ua/2023/05/09/aviacziya-zsu-zavdala-6-udariv-po-rajonah-zoseredzhennya-voroga/" text:style-name="Internet_20_link" text:visited-style-name="Visited_20_Internet_20_Link">
https://armyinform.com.ua/2023/05/09/aviacziya-zsu-zavdala-6-udariv-po-rajonah-zoseredzhennya-voroga/</text:a>
</text:p>
      <!--NEWS-->
      <text:h text:style-name="P10" text:outline-level="1">
<text:span text:style-name="T4">
武装部队的总参谋部：入侵者被从卡米安卡 -  dniprovskaya的儿童和教育工作者出口</text:span>
</text:h>
      <text:p text:style-name="P4">
作者: ['АРМІЯINFORM']</text:p>
      <text:p text:style-name="P4">
时间: 2023-05-09T84:00:00-04:00</text:p>
      <text:p text:style-name="P4">
描述: 8 Rosieski Pipanta Passion，Vivezennya Za Mista kam'yanka-dnisprovska Zaporizko ...与乌克兰2022年的战争，与乌克兰的最新新闻，与乌克兰的新闻，与乌克兰2022年的新闻战争，今天，乌克兰和俄罗斯和俄罗斯之间的战争将是一场战争，与2022年的战争，乌克兰是否会在不久</text:p>
      <text:p text:style-name="P4">
图片: ['<text:a xlink:type="simple" xlink:href="https://armyinform.com.ua/wp-content/uploads/2023/05/dity.jpg" text:style-name="Internet_20_link" text:visited-style-name="Visited_20_Internet_20_Link">
dity.jpg</text:a>
']</text:p>
      <text:p text:style-name="P4">
标签: ['ВЕЧІРНЄ ЗВЕДЕННЯ', 'ГЕНЕРАЛЬНИЙ ШТАБ ЗС УКРАЇНИ', 'ДЕПОРТАЦІЯ УКРАЇНСЬКИХ ДІТЕЙ', 'РОСІЙСЬКІ ОКУПАНТИ']</text:p>
      <text:p text:style-name="P4">
类别: News</text:p>
      <!--METADATA-->
      <text:p text:style-name="P4">
<draw:frame draw:style-name="fr1" draw:name="Image333" text:anchor-type="as-char" svg:width="6.9236in" svg:height="3.953152in" draw:z-index="0">
<draw:image xlink:href="../Images/AРМІЯINFORM/2023-05-09T84-00-00-04-00/dity.jpg" xlink:type="simple" xlink:show="embed" xlink:actuate="onLoad" draw:mime-type="image/jpeg"/>
</draw:frame>
说明性照片</text:p>
      <text:p text:style-name="P4">
5月8日，俄罗斯入侵者与父母以及父母以及教育工作者和其他预算工人一起从幼儿园和学龄前儿童的Kamianka-Dnipro地区出口。</text:p>
      <text:p text:style-name="P4">
武装部队在其官方Facebook页面上的武装部队<text:a xlink:type="simple" xlink:href="https://www.facebook.com/GeneralStaff.ua/posts/pfbid02UvWoRasFHtwm6GPMLB6opX1xeXcLbSkvEiW4dKcpu44Rz6XQyBA9NKpvMxPHZgL8l" text:style-name="Internet_20_link" text:visited-style-name="Visited_20_Internet_20_Link">
告知</text:a>
那是一点。 撤离已向贝迪安斯克(Berdyansk)进行。</text:p>
      <text:p text:style-name="P4">
同时，当地医院的所有医疗保健提供者都是由占领者造成的。</text:p>
      <text:p text:style-name="P4">
News Source: <text:a xlink:type="simple" xlink:href="https://armyinform.com.ua/2023/05/09/genshtab-zsu-okupanty-vyvozyat-z-kamyanky-dniprovskoyi-ditej-i-osvityan/" text:style-name="Internet_20_link" text:visited-style-name="Visited_20_Internet_20_Link">
https://armyinform.com.ua/2023/05/09/genshtab-zsu-okupanty-vyvozyat-z-kamyanky-dniprovskoyi-ditej-i-osvityan/</text:a>
</text:p>
      <!--NEWS-->
      <text:h text:style-name="P10" text:outline-level="1">
<text:span text:style-name="T4">
敌人在前面的四个部分中发动了近30次攻击</text:span>
</text:h>
      <text:p text:style-name="P4">
作者: ['АРМІЯINFORM']</text:p>
      <text:p text:style-name="P4">
时间: 2023-05-09T85:00:00-04:00</text:p>
      <text:p text:style-name="P4">
描述: 关于兹布罗伊什将军总部，兹布罗伊什将军总部...与乌克兰2022年的战争，今天与乌克兰的战争，与乌克兰的最后一场战争，将在乌克兰和俄罗斯和俄罗斯和战争之间进行最后的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5/9b71d924-784d-4523-ac69-e5e8b12967ea.jpg" text:style-name="Internet_20_link" text:visited-style-name="Visited_20_Internet_20_Link">
9b71d924-784d-4523-ac69-e5e8b12967ea.jpg</text:a>
']</text:p>
      <text:p text:style-name="P4">
标签: ['STOPRUSSIA', 'АГРЕСІЯ РФ', 'ВІЙНА', 'ВТОРГНЕННЯ РФ', 'ВТРАТИ ВОРОГА', 'ГШ ЗСУ']</text:p>
      <text:p text:style-name="P4">
类别: News</text:p>
      <!--METADATA-->
      <text:p text:style-name="P4">
<draw:frame draw:style-name="fr1" draw:name="Image334" text:anchor-type="as-char" svg:width="6.9236in" svg:height="4.622144in" draw:z-index="0">
<draw:image xlink:href="../Images/AРМІЯINFORM/2023-05-09T85-00-00-04-00/9b71d924-784d-4523-ac69-e5e8b12967ea.jpg" xlink:type="simple" xlink:show="embed" xlink:actuate="onLoad" draw:mime-type="image/jpeg"/>
</draw:frame>
说明性照片<text:span text:style-name="T4">
🔥俄罗斯入侵的情况</text:span>
</text:p>
      <text:p text:style-name="P4">
在您的官方Facebook页面上有关它<text:a xlink:type="simple" xlink:href="https://www.facebook.com/GeneralStaff.ua/posts/pfbid02UvWoRasFHtwm6GPMLB6opX1xeXcLbSkvEiW4dKcpu44Rz6XQyBA9NKpvMxPHZgL8l" text:style-name="Internet_20_link" text:visited-style-name="Visited_20_Internet_20_Link">
报告</text:a>
乌克兰武装部队的总参谋部。</text:p>
      <ul>
        <li>
敌人继续将主要努力集中在利马，巴赫穆特，阿维迪夫和玛丽斯基的指示上。 白天，这些区域的这些区域中有近30次攻击。 乌克兰武装部队的总参谋部报告说，最凶猛的人害怕巴赫穆特和马林卡。</li>
      </ul>
      <text:p text:style-name="P4">
根据武装部队总参谋部的说法，在Volyn和Polissya的指示中没有发现形成敌人进攻群体的迹象。 在共和党的垃圾填埋场，有俄罗斯联邦武装部队的识别单位。</text:p>
      <text:p text:style-name="P4">
在Siversky和Slobozhansky的指示中，敌人继续在与乌克兰边境地区保留军事存在。 过去，Chernihiv地区的蚂蚁的铁桥定居点进行了迫击炮和炮击； Tovstubove, Bachivsk, Old Virki, Iskryskivshchyna, Volfine, Yunnakovka, Mogrits, Popivka and Slavgorod of Sumy region, as well as Goptivka, Varvarivka, Buguvatka, Ogirtseve, Hatyshche, Pletenivka, Yala, and Budhawka, and Budhawk.</text:p>
      <text:p text:style-name="P4">
在库皮斯克的方向上，敌人试图改善战术位置，Masutivka和Stelmakhivka的定居点附近的Avnaschunbuilding行动，但没有成功。 不成功的进攻行动敌人和在Bigorivka地区(利马流). Артилерійських обстрілів зазнали Макіївка, Білогорівка, ВеселеЛуганської області та Ямполівка і Спірне Донецької області.</text:p>
      <text:p text:style-name="P4">
На Авдіївському напрямку противник наступальних дій не проводив. Завдававіаційного удару в районі населеного пункту Авдіївка. Здійснив обстрілиАвдіївки, Первомайського, Нетайлового та Карлівки Донецької області.</text:p>
      <text:p text:style-name="P4">
На Запорізькому та Херсонському напрямках противник продовжує вести обороннідії. Поміж тим, здійснив обстріли населених пунктів Времівка, НовопільДонецької області; Ольгівське, Малинівка, Гуляйполе, Чарівне, Мала Токмачка,Оріхів, Новоданилівка, Кам’янське та Плавні Запорізької області; Антонівка,Молодіжне та Зеленівка Херсонської області.</text:p>
      <text:p text:style-name="P4">
News Source: <text:a xlink:type="simple" xlink:href="https://armyinform.com.ua/2023/05/09/vorog-zdijsnyv-majzhe-30-atak-na-chotyroh-dilyankah-frontu/" text:style-name="Internet_20_link" text:visited-style-name="Visited_20_Internet_20_Link">
https://armyinform.com.ua/2023/05/09/vorog-zdijsnyv-majzhe-30-atak-na-chotyroh-dilyankah-frontu/</text:a>
</text:p>
      <!--NEWS-->
      <text:h text:style-name="P10" text:outline-level="1">
<text:span text:style-name="T4">
与Azov旅的家属举行的会议在协调总部举行</text:span>
</text:h>
      <text:p text:style-name="P4">
作者: ['АРМІЯINFORM']</text:p>
      <text:p text:style-name="P4">
时间: 2023-05-09T86:00:00-04:00</text:p>
      <text:p text:style-name="P4">
描述: 普京Zavodennya Z Viisovolovensish的协调总部与与怀特战争2022一起，与乌克兰的最新新闻战争，今天与乌克兰2022年的《新闻战》，今天将与乌克兰和俄罗斯之间的战争以及乌克兰威尔之间的战争他们说，在2022年是否在不久的将来与乌克兰战争，他们说，与乌克兰的战争，今天的乌克兰新闻，乌克兰的新闻，乌克兰媒体在俄罗斯的媒体</text:p>
      <text:p text:style-name="P4">
图片: ['<text:a xlink:type="simple" xlink:href="https://armyinform.com.ua/wp-content/uploads/2023/05/photo_5390844673230227972_y-1.jpg" text:style-name="Internet_20_link" text:visited-style-name="Visited_20_Internet_20_Link">
photo_5390844673230227972_y-1.jpg</text:a>
', '<text:a xlink:type="simple" xlink:href="https://armyinform.com.ua/wp-content/uploads/2023/05/photo_5390844673230227973_y.jpg" text:style-name="Internet_20_link" text:visited-style-name="Visited_20_Internet_20_Link">
photo_5390844673230227973_y.jpg</text:a>
']</text:p>
      <text:p text:style-name="P4">
标签: ['БРИГАДА АЗОВ', 'ВІЙСЬКОВОПОЛОНЕНІ', 'ЖІНКИ ЗІ СТАЛІ', 'КООРДИНАЦІЙНИЙ ШТАБ', 'РОДИНИ ВІЙСЬКОВОСЛУЖБОВЦІВ']</text:p>
      <text:p text:style-name="P4">
类别: News</text:p>
      <!--METADATA-->
      <text:p text:style-name="P4">
<draw:frame draw:style-name="fr1" draw:name="Image335" text:anchor-type="as-char" svg:width="6.9236in" svg:height="4.615733in" draw:z-index="0">
<draw:image xlink:href="../Images/AРМІЯINFORM/2023-05-09T86-00-00-04-00/photo_5390844673230227972_y-1.jpg" xlink:type="simple" xlink:show="embed" xlink:actuate="onLoad" draw:mime-type="image/jpeg"/>
</draw:frame>
协调总部，以捍卫您在电报频道上战斗的囚犯<text:a xlink:type="simple" xlink:href="https://t.me/Koord_shtab/1023" text:style-name="Internet_20_link" text:visited-style-name="Visited_20_Internet_20_Link">
报告</text:a>
这次会议是由公共组织“用钢制成的妇女”的倡议。</text:p>
      <text:p text:style-name="P4">
工作组负责人回答了有关Zimia的互动及协调员Andriy Yusov的亲戚Andriy Yusov的互动，分部门部负责人Andriy Yusov和捍卫者Yuriy Taranyuk的咨询亲戚，国家代表，国家代表后卫，阿佐夫旅，国家警察和红十字会的安全局。</text:p>
      <text:p text:style-name="P4">
乌克兰提出了在国际最高层面在奥利尼夫卡发生恐怖袭击的问题。捍卫者和捍卫者，被囚禁的人的亲戚，所有地点的外交官都需要调查这一犯罪。 酷刑证明了辩方，外国学龄前部在州际一级提供了这些证词。</text:p>
      <text:p text:style-name="P4">
“俄罗斯没有提供恐怖袭击的机会。 我们不保持沉默。 安德烈·尤索夫(Andrei Yusov)说，从马里波尔出口的退出可以保证俄罗斯遵守日内瓦公约。  - 侵略者国家打破了这些保证。 不幸的是，在撤离的监督下的红十字会没有水溶解的杠杆迫使其遵守安排。 由于这座城市已被释放，因此可以对布查的俄罗斯规则进行调查。 它将是Zelenivka。 国际刑事法院提起了这一罪行的案件。但是，乌克兰也在调查。 最主要的是，一年前有可能保护野马防守者的生活。 在不等待战斗的胜利和完成的情况下，我们从囚禁中释放了2324名防守者。 在这种冲突期间，没有一个国家能够取得这样的结果。”</text:p>
      <text:p text:style-name="P4">
红十字国际委员会出版了有关奥尼维卡的出版物。 但是，该组织没有责令谴责冲突和隐私政策的任何当事方。</text:p>
      <text:p text:style-name="P4">
ICCH说：“在292022年7月之后，我们曾多次试图访问Olenivka。”  - 不幸的是，不是每个人，他们都可以。 他们被问到人们没有消失。”</text:p>
      <text:p text:style-name="P4">
他们还讨论了交换“每个人”的前景。</text:p>
      <text:p text:style-name="P4">
“这是一个真实的过程，而不是令人放心的故事。 我们和我们有不同的概念。 围绕这将有一场伟大的战斗。</text:p>
      <text:p text:style-name="P4">
News Source: <text:a xlink:type="simple" xlink:href="https://armyinform.com.ua/2023/05/09/u-koordynaczijnomu-shtabi-vidbulasya-zustrich-z-rodynamy-vijskovosluzhbovcziv-brygady-azov/" text:style-name="Internet_20_link" text:visited-style-name="Visited_20_Internet_20_Link">
https://armyinform.com.ua/2023/05/09/u-koordynaczijnomu-shtabi-vidbulasya-zustrich-z-rodynamy-vijskovosluzhbovcziv-brygady-azov/</text:a>
</text:p>
      <!--NEWS-->
      <text:h text:style-name="P10" text:outline-level="1">
<text:span text:style-name="T4">
关于为侵略乌克兰建立法庭的努力的联合声明</text:span>
</text:h>
      <text:p text:style-name="P4">
作者: ['АРМІЯINFORM']</text:p>
      <text:p text:style-name="P4">
时间: 2023-05-09T87:00:00-04:00</text:p>
      <text:p text:style-name="P4">
描述: 关于乌克兰官员主席的首席执行官。 密歇根州煤炭参与者的代表...与乌克兰2022年的战争，与乌克兰最新新闻的战争，与乌克兰2022年的新闻战争，今天的最后一场战争将在乌克兰和俄罗斯之间以及战争之间发生战争他们说，与乌克兰有关，或者是否将在不久的将来与乌克兰进行战争，他们说，今天与乌克兰的战争，今天的乌克兰新闻，乌克兰新闻，乌克兰媒体的乌克兰新闻</text:p>
      <text:p text:style-name="P4">
图片: ['<text:a xlink:type="simple" xlink:href="https://armyinform.com.ua/wp-content/uploads/2023/05/f9e3bc109cf9c96e97f9330f62bd6d8f_1683639034_extra_large-1.jpeg" text:style-name="Internet_20_link" text:visited-style-name="Visited_20_Internet_20_Link">
f9e3bc109cf9c96e97f9330f62bd6d8f_1683639034_extra_large-1.jpeg</text:a>
']</text:p>
      <text:p text:style-name="P4">
标签: ['STOPRUSSIA', 'АГРЕСІЯ РФ', 'ВІЙНА', 'ВОЛОДИМИР ЗЕЛЕНСЬКИЙ', 'ВТОРГНЕННЯ РФ', 'ОФІС ПРЕЗИДЕНТА УКРАЇНИ']</text:p>
      <text:p text:style-name="P4">
类别: News</text:p>
      <!--METADATA-->
      <text:p text:style-name="P4">
<draw:frame draw:style-name="fr1" draw:name="Image336" text:anchor-type="as-char" svg:width="6.9236in" svg:height="4.617948in" draw:z-index="0">
<draw:image xlink:href="../Images/AРМІЯINFORM/2023-05-09T87-00-00-04-00/f9e3bc109cf9c96e97f9330f62bd6d8f_1683639034_extra_large-1.jpeg" xlink:type="simple" xlink:show="embed" xlink:actuate="onLoad" draw:mime-type="image/jpeg"/>
</draw:frame>
关于它<text:a xlink:type="simple" xlink:href="https://www.youtube.com/live/6DMM3dbWcXc" text:style-name="Internet_20_link" text:visited-style-name="Visited_20_Internet_20_Link">
报告</text:a>
总统办公室。</text:p>
      <text:p text:style-name="P4">
我们，联盟参与者的代表找到了针对乌克兰侵略的法庭的选择，今天于2023年5月9日聚集在一起，以支持我们坚决支持世界上的和平，安全与民主。</text:p>
      <text:p text:style-name="P4">
我们提醒我们，欧洲和世界的安全是相互联系的，只有在完全观察国际法的情况下，才可以抛弃，这是国家宪章的领土完整性和政治独立性的不可或缺的化合物。</text:p>
      <text:p text:style-name="P4">
我们表示对乌克兰武装部队的勇气和耐力的深切尊重，在世界各国的支持下，这已成为所有欧洲国家的强大盾牌。乌克兰不仅为其未来，而且还要为tamy的安全 - 其他人。</text:p>
      <text:p text:style-name="P4">
我们确认了我们对乌克兰人民的坚定支持，乌克兰正在为俄罗斯侵略的背景而战。</text:p>
      <text:p text:style-name="P4">
我们支持公正与长期和平的原则，反映在乌克兰乌克兰弗拉基米尔·泽伦斯基(Vladimir Zelensky)总统的正式中，需要任何和平完全反映联合国宪章和联合国大会于2023年2月23日决议，“联合国联合国原则宪章是乌克兰综合，公正的可持续和平的基础。” 我们正在支持实施这项和平倡议，并敦促所有国家支持这一过程。</text:p>
      <text:p text:style-name="P4">
我们强调，我们将与乌克兰在Antrossiysk侵略者的斗争中并肩作战，并呼吁在其国际公认的边界中完全恢复乌克兰的领土目的，以扩展到其领土。</text:p>
      <text:p text:style-name="P4">
我们敦促全世界尽快支持和协助乌克兰。</text:p>
      <text:p text:style-name="P4">
我们强烈谴责非法，不合理和意想不到的武装侵略，这严重违反了联合国法规，这是ES-11/1决议证实的(2022)联合国大会强烈谴责俄罗斯联邦在乌克兰的侵略和提醒第3314号决议的提醒(xxix)1974年12月14日，将侵略作为对武装力量的利用，以抵抗另一个国家的主权，领土诚信或政治独立性，或以与该法规相矛盾的任何其他方式，并定义了反对国际和平的积极战争。我们强调有必要实现正义的必要性，这是对乌克兰领土上国际法最困难的国际法犯罪责任的责任所规定的。 因此，我们确认负责针对乌克兰犯罪的人不应受到惩罚，并敦促国际社会尤其是通过建立适当的司法机制来确保对侵略的有效责任来考虑相关的人，这引起了人们的关注。</text:p>
      <text:p text:style-name="P4">
因此，我们支持建立法庭，以确保侵略对乌克兰的有效责任。</text:p>
      <text:p text:style-name="P4">
我们强调联盟是寻找有效机制的主要平台，并研究与建立这种法庭有关的法律和技术问题的研究，我们敦促其他州和国际组织加入我们的共同工作。</text:p>
      <text:p text:style-name="P4">
News Source: <text:a xlink:type="simple" xlink:href="https://armyinform.com.ua/2023/05/09/spilna-zayava-stosovno-zusyl-zi-stvorennya-trybunalu-shhodo-zlochynu-agresiyi-proty-ukrayiny/" text:style-name="Internet_20_link" text:visited-style-name="Visited_20_Internet_20_Link">
https://armyinform.com.ua/2023/05/09/spilna-zayava-stosovno-zusyl-zi-stvorennya-trybunalu-shhodo-zlochynu-agresiyi-proty-ukrayiny/</text:a>
</text:p>
      <!--NEWS-->
      <text:h text:style-name="P10" text:outline-level="1">
<text:span text:style-name="T4">
防空系统炮兵弹药为乌克兰提供了新的军事援助计划</text:span>
</text:h>
      <text:p text:style-name="P4">
作者: ['АРМІЯINFORM']</text:p>
      <text:p text:style-name="P4">
时间: 2023-05-09T88:00:00-04:00</text:p>
      <text:p text:style-name="P4">
描述: 乌克兰奥利克斯·雷兹尼科夫国防部在他的Twitter上挤满了美国的国防……与乌克兰2022年的战争，今天与乌克兰的最新新闻，今天与乌克兰的新闻战争，今天与乌克兰2022年的新闻战争，将在今天与乌克兰2022乌克兰和俄罗斯以及与乌克兰的战争在不久的将来是否会在不久的将来与乌克兰进行战争，今天与乌克兰的战争，今天的乌克兰新闻，乌克兰的乌克兰新闻，俄罗斯的乌克兰媒体将在俄罗斯媒体，</text:p>
      <text:p text:style-name="P4">
图片: ['<text:a xlink:type="simple" xlink:href="https://armyinform.com.ua/wp-content/uploads/2023/05/024c3e0e-ceda-40d1-8a04-592fd83934ef_w1080_h608.jpg" text:style-name="Internet_20_link" text:visited-style-name="Visited_20_Internet_20_Link">
024c3e0e-ceda-40d1-8a04-592fd83934ef_w1080_h608.jpg</text:a>
', '<text:a xlink:type="simple" xlink:href="https://armyinform.com.ua/wp-content/uploads/2023/05/fvsahnnaqai3fzp.jpg" text:style-name="Internet_20_link" text:visited-style-name="Visited_20_Internet_20_Link">
fvsahnnaqai3fzp.jpg</text:a>
']</text:p>
      <text:p text:style-name="P4">
标签: ['STOPRUSSIA', 'АГРЕСІЯ РФ', 'ВІЙНА', 'ВТОРГНЕННЯ РФ']</text:p>
      <text:p text:style-name="P4">
类别: News</text:p>
      <!--METADATA-->
      <text:p text:style-name="P4">
<draw:frame draw:style-name="fr1" draw:name="Image337" text:anchor-type="as-char" svg:width="6.9236in" svg:height="3.89773in" draw:z-index="0">
<draw:image xlink:href="../Images/AРМІЯINFORM/2023-05-09T88-00-00-04-00/024c3e0e-ceda-40d1-8a04-592fd83934ef_w1080_h608.jpg" xlink:type="simple" xlink:show="embed" xlink:actuate="onLoad" draw:mime-type="image/jpeg"/>
</draw:frame>
乌克兰的国防部长Alexei Reznikov在他的Twitter中<text:a xlink:type="simple" xlink:href="https://twitter.com/oleksiireznikov/status/1655946005735690242" text:style-name="Internet_20_link" text:visited-style-name="Visited_20_Internet_20_Link">
感谢</text:a>
美国国防部长劳埃德·奥斯丁(Lloyd Austin)和美国人民的协助。</text:p>
      <text:p text:style-name="P4">
“在欧洲的这一天，美国在我们大陆的伊贝特的和平方面进行了另一项重大投资，这是乌克兰军队安全领域的新安全方案。 我们感谢劳埃德·奥斯丁(Lloyd Austin)和所有美国人的国防部长!” Alexei Reznikov写道。</text:p>
      <text:p text:style-name="P4">
部长保证，炮兵弹药，防空系统将有助于我们在这场战斗中获胜。</text:p>
      <text:p text:style-name="P4">
<text:span text:style-name="T4">
参考：</text:span>
 5月9日，美国国防部宣布了乌克兰在安全部门的新安全保障，为12亿美元。 总的来说，自大战开始以来，我国的安全援助已分配了369亿美元。 大约5月9日<text:a xlink:type="simple" xlink:href="https://media.defense.gov/2023/May/09/2003218471/-1/-1/0/UKRAINE-FACT-SHEET-RUE.PDF" text:style-name="Internet_20_link" text:visited-style-name="Visited_20_Internet_20_Link">
写</text:a>
五角大楼网站。</text:p>
      <text:p text:style-name="P4">
<draw:frame draw:style-name="fr1" draw:name="Image338" text:anchor-type="as-char" svg:width="6.9236in" svg:height="6.9236in" draw:z-index="0">
<draw:image xlink:href="../Images/AРМІЯINFORM/2023-05-09T88-00-00-04-00/fvsahnnaqai3fzp.jpg" xlink:type="simple" xlink:show="embed" xlink:actuate="onLoad" draw:mime-type="image/jpeg"/>
</draw:frame>
</text:p>
      <text:p text:style-name="P4">
News Source: <text:a xlink:type="simple" xlink:href="https://armyinform.com.ua/2023/05/09/artylerijski-boyeprypasy-systemy-ppo-ssha-nadaly-novyj-paket-vijskovoyi-dopomogy-dlya-ukrayiny/" text:style-name="Internet_20_link" text:visited-style-name="Visited_20_Internet_20_Link">
https://armyinform.com.ua/2023/05/09/artylerijski-boyeprypasy-systemy-ppo-ssha-nadaly-novyj-paket-vijskovoyi-dopomogy-dlya-ukrayiny/</text:a>
</text:p>
      <!--NEWS-->
      <text:h text:style-name="P10" text:outline-level="1">
<text:span text:style-name="T4">
被驱逐的儿童和平民人质的返回：在与欧安组织秘书长的会议上进行了讨论</text:span>
</text:h>
      <text:p text:style-name="P4">
作者: ['АРМІЯINFORM']</text:p>
      <text:p text:style-name="P4">
时间: 2023-05-09T89:00:00-04:00</text:p>
      <text:p text:style-name="P4">
描述: 关于乌克兰人的主权统治，人民的权利是正确的。 Previv Zustych ...与乌克兰2022年的战争，与乌克兰的最新新闻，今天与乌克兰2022年的新闻战争，乌克兰和俄罗斯之间的战争，乌克兰和俄罗斯之间的战争以及2022年与乌克兰的战争将会是在不久的将来与乌克兰发动了战争，这是与乌克兰的战争，今天的乌克兰新闻，乌克兰的新闻，乌克兰媒体的俄罗斯媒体</text:p>
      <text:p text:style-name="P4">
图片: ['<text:a xlink:type="simple" xlink:href="https://armyinform.com.ua/wp-content/uploads/2023/05/25adaa7f-69e5-4c84-9bc5-732166736f3a.jpg" text:style-name="Internet_20_link" text:visited-style-name="Visited_20_Internet_20_Link">
25adaa7f-69e5-4c84-9bc5-732166736f3a.jpg</text:a>
']</text:p>
      <text:p text:style-name="P4">
标签: ['STOPRUSSIA', 'АГРЕСІЯ РФ', 'ВІЙНА', 'ВТОРГНЕННЯ РФ', 'ОБСЄ', 'ХЕЛЬГОЮ МАРІЄЮ ШМІДТ']</text:p>
      <text:p text:style-name="P4">
类别: News</text:p>
      <!--METADATA-->
      <text:p text:style-name="P4">
<draw:frame draw:style-name="fr1" draw:name="Image339" text:anchor-type="as-char" svg:width="6.9236in" svg:height="5.1927in" draw:z-index="0">
<draw:image xlink:href="../Images/AРМІЯINFORM/2023-05-09T89-00-00-04-00/25adaa7f-69e5-4c84-9bc5-732166736f3a.jpg" xlink:type="simple" xlink:show="embed" xlink:actuate="onLoad" draw:mime-type="image/jpeg"/>
</draw:frame>
关于它<text:a xlink:type="simple" xlink:href="https://t.me/dmytro_lubinetzs/2387" text:style-name="Internet_20_link" text:visited-style-name="Visited_20_Internet_20_Link">
报告</text:a>
乌克兰人权监察员。</text:p>
      <text:p text:style-name="P4">
他会见了欧安组织秘书长赫尔加·玛丽亚·施密特(Helga Maria Schmidt)。</text:p>
      <text:p text:style-name="P4">
他们讨论了两个极为重要的话题 - 俄罗斯驱逐的俄罗斯儿童以及平民人质。</text:p>
      <text:p text:style-name="P4">
他强调，这些问题应该是国际社会的重点，因为它们是申诉专员的办公室的重点，以侵略国强迫出口和保护城市权利的每个人的返回。</text:p>
      <text:p text:style-name="P4">
OSCE项目还被认为与秘书长一起支持乌克兰。</text:p>
      <text:p text:style-name="P4">
感谢您愿意进行营救!</text:p>
      <text:p text:style-name="P4">
News Source: <text:a xlink:type="simple" xlink:href="https://armyinform.com.ua/2023/05/09/povernennya-deportovanyh-ditej-ta-czyvilnyh-zaruchnykiv-shho-obgovoryuvaly-na-zustrichi-z-generalnym-sekretarem-obsye/" text:style-name="Internet_20_link" text:visited-style-name="Visited_20_Internet_20_Link">
https://armyinform.com.ua/2023/05/09/povernennya-deportovanyh-ditej-ta-czyvilnyh-zaruchnykiv-shho-obgovoryuvaly-na-zustrichi-z-generalnym-sekretarem-obsye/</text:a>
</text:p>
      <!--NEWS-->
      <text:h text:style-name="P10" text:outline-level="1">
<text:span text:style-name="T4">
Volodymyr Zelenskyy与欧洲大学联盟的学生进行了交谈</text:span>
</text:h>
      <text:p text:style-name="P4">
作者: ['АРМІЯINFORM']</text:p>
      <text:p text:style-name="P4">
时间: 2023-05-09T90:00:00-04:00</text:p>
      <text:p text:style-name="P4">
描述: 乌克兰总统沃罗迪米尔·泽伦斯基（Volodymyr Zelensky）与欧洲的福祉团结，……与乌克兰2022年的战争，与乌克兰的最新新闻，今天与乌克兰的新闻，乌克兰2022年上次与乌克兰的新闻战争，乌克兰和俄罗斯之间的战争是否会发生战争，何时战争，战争，战争他们说，与乌克兰在2022年将在不久的将来与乌克兰战争，他们说，今天与乌克兰的战争，今天的乌克兰新闻，乌克兰媒体在俄罗斯的乌克兰新闻</text:p>
      <text:p text:style-name="P4">
图片: ['<text:a xlink:type="simple" xlink:href="https://armyinform.com.ua/wp-content/uploads/2023/05/718ccdd777971f83215a5840e8958540_1683654619_extra_large.jpeg" text:style-name="Internet_20_link" text:visited-style-name="Visited_20_Internet_20_Link">
718ccdd777971f83215a5840e8958540_1683654619_extra_large.jpeg</text:a>
', '<text:a xlink:type="simple" xlink:href="https://armyinform.com.ua/wp-content/uploads/2023/05/028fd47f53bdf67d0cd2c81de6ec81b7_1683648898_wysiwyg.jpeg" text:style-name="Internet_20_link" text:visited-style-name="Visited_20_Internet_20_Link">
028fd47f53bdf67d0cd2c81de6ec81b7_1683648898_wysiwyg.jpeg</text:a>
', '<text:a xlink:type="simple" xlink:href="https://armyinform.com.ua/wp-content/uploads/2023/05/4d0de89ff74aaabc9974b7f3c76ef2bc_1683648898_wysiwyg.jpeg" text:style-name="Internet_20_link" text:visited-style-name="Visited_20_Internet_20_Link">
4d0de89ff74aaabc9974b7f3c76ef2bc_1683648898_wysiwyg.jpeg</text:a>
', '<text:a xlink:type="simple" xlink:href="https://armyinform.com.ua/wp-content/uploads/2023/05/d7e7e2211f1e8acaa5de92080d5f8ac3_1683648898_wysiwyg.jpeg" text:style-name="Internet_20_link" text:visited-style-name="Visited_20_Internet_20_Link">
d7e7e2211f1e8acaa5de92080d5f8ac3_1683648898_wysiwyg.jpeg</text:a>
']</text:p>
      <text:p text:style-name="P4">
标签: ['ВОЛОДИМИР ЗЕЛЕНСЬКИЙ', 'ПРЕЗИДЕНТ УКРАЇНИ']</text:p>
      <text:p text:style-name="P4">
类别: News</text:p>
      <!--METADATA-->
      <text:p text:style-name="P4">
<draw:frame draw:style-name="fr1" draw:name="Image340" text:anchor-type="as-char" svg:width="6.9236in" svg:height="4.604691in" draw:z-index="0">
<draw:image xlink:href="../Images/AРМІЯINFORM/2023-05-09T90-00-00-04-00/718ccdd777971f83215a5840e8958540_1683654619_extra_large.jpeg" xlink:type="simple" xlink:show="embed" xlink:actuate="onLoad" draw:mime-type="image/jpeg"/>
</draw:frame>
乌克兰沃迪米尔·泽伦斯基(Ukraine Volodymyr Zelensky)主席参加了欧洲大学欧尼维尔(Euniwell)联盟内基辅塔拉什夫琴科国立大学(Kyiv)在欧洲统一的欧洲统一事件。</text:p>
      <text:p text:style-name="P4">
<text:a xlink:type="simple" xlink:href="https://www.president.gov.ua/news/zahist-i-svoboda-ce-pryamij-rezultat-smilivosti-volodimir-ze-82793" text:style-name="Internet_20_link" text:visited-style-name="Visited_20_Internet_20_Link">
出版物</text:a>
在乌克兰总统新闻页面上。</text:p>
      <text:p text:style-name="P4">
乌克兰国家的负责人致力于勇气，因为它在生活的各个领域都至关重要：无论是在人类的生活，国家的生活和欧洲大陆的生活中。</text:p>
      <text:p text:style-name="P4">
“如果80年前，世界上自由人民没有表现出足够的勇气来消灭纳粹主义的邪恶，我们将在这里？ 显然，如果有勇气不足，那么今天我们就不会在这里。</text:p>
      <text:p text:style-name="P4">
<draw:frame draw:style-name="fr1" draw:name="Image341" text:anchor-type="as-char" svg:width="6.9236in" svg:height="4.612849in" draw:z-index="0">
<draw:image xlink:href="../Images/AРМІЯINFORM/2023-05-09T90-00-00-04-00/028fd47f53bdf67d0cd2c81de6ec81b7_1683648898_wysiwyg.jpeg" xlink:type="simple" xlink:show="embed" xlink:actuate="onLoad" draw:mime-type="image/jpeg"/>
</draw:frame>
据他说，在第二次世界大战之后，欧洲和世界各地的自由空间都在稳步扩大，因为人们的勇气变得更多。我将无法拥有一个或另一个权利的人。</text:p>
      <text:p text:style-name="P4">
“您可以看一下您的国家在为人们的斗争中，在我们所知道和欣赏的欧洲斗争中所做的道路，这是勇气的道路 - 建立我们社区的特定大胆的人总统说。</text:p>
      <text:p text:style-name="P4">
他强调，如今，我们无权幻想赞美之战已经完成，并且永远不需要勇气。</text:p>
      <text:p text:style-name="P4">
“俄罗斯针对乌克兰进行的这场残酷的恐怖战争提醒了我们的国家，你们每个人都可以，今天需要勇气，以及在任何其他时期都需要勇气来保护自由和我们的欧洲价值观”， - 国家负责人强调。</text:p>
      <text:p text:style-name="P4">
根据弗拉基米尔·泽伦斯基(Vladimir Zelensky)的说法，个人的勇气发展成为社会，人民和州的勇气，因此，勇气成为了非洲大陆的勇气。</text:p>
      <text:p text:style-name="P4">
<draw:frame draw:style-name="fr1" draw:name="Image342" text:anchor-type="as-char" svg:width="6.9236in" svg:height="4.604194in" draw:z-index="0">
<draw:image xlink:href="../Images/AРМІЯINFORM/2023-05-09T90-00-00-04-00/4d0de89ff74aaabc9974b7f3c76ef2bc_1683648898_wysiwyg.jpeg" xlink:type="simple" xlink:show="embed" xlink:actuate="onLoad" draw:mime-type="image/jpeg"/>
</draw:frame>
总统表达了他的信念，这要归功于乌克兰及其联盟将在俄罗斯决心的残酷战争中击败，并克服了俄罗斯对欧洲自由的仇恨意识形态。</text:p>
      <text:p text:style-name="P4">
“现在，当俄罗斯侵略只触及乌克兰时，我们的胜利将做第二次战争前十年中没有做的事情。 我们将在其根源期间摧毁邪恶的目的，尚未侵略欧洲其他人民。”国家元首说。</text:p>
      <text:p text:style-name="P4">
他说，与此同时，即使在我们胜利之后，也不可能失去嘲弄。</text:p>
      <text:p text:style-name="P4">
“您不必失去勇气!没有人知道您可能必须捍卫自由的时间。 五年后，没有人知道一年内可以发生多少自由。 如果您必须保护自由，请大胆!请不要将您的价值观献给那些试图摧毁它们的人。 为使自由空间保持中立。 如果他们不这样做，今天我们就不会在这里。 如果我们不这样做，我们会在我们之后保留自由吗？”  - 乌克兰总统说。</text:p>
      <text:p text:style-name="P4">
Volodymyr Zelensky希望每个学生和学生都能找到球体，他们的勇气将能够为整个欧洲提供更多的自由和机会。</text:p>
      <text:p text:style-name="P4">
国家负责人说：“我衷心希望您的这一代人将您的孩子更加自由，甚至更安全，更加安全，更受保护的欧洲，而不是我们现在提供的，必须确保。”</text:p>
      <text:p text:style-name="P4">
<draw:frame draw:style-name="fr1" draw:name="Image343" text:anchor-type="as-char" svg:width="6.9236in" svg:height="4.604194in" draw:z-index="0">
<draw:image xlink:href="../Images/AРМІЯINFORM/2023-05-09T90-00-00-04-00/d7e7e2211f1e8acaa5de92080d5f8ac3_1683648898_wysiwyg.jpeg" xlink:type="simple" xlink:show="embed" xlink:actuate="onLoad" draw:mime-type="image/jpeg"/>
</draw:frame>
Volodymyr Zelenskyy在回答学生的问题时强调，如今，欧洲的价值观现在正在与俄罗斯作斗争，因此乌克兰可以将乌克兰视为对民主世界的支持。</text:p>
      <text:p text:style-name="P4">
“乌克兰是绝对独裁与民主之间的隔离墙。 所以愚蠢的立场。 为了将来依靠强大的坦扎土地。 这就是为什么我们坚定地保持这堵墙的原因。”总统说。</text:p>
      <text:p text:style-name="P4">
根据国家元首的说法，欧洲人还需要意识到，尽管公民曾经在苏联，本质上是欧洲人，却自称为价值，最重要的是，今天保护他们。 这就是为什么欧盟公民必须继续支持乌克兰并协助与兔子侵略者的斗争。总统强调，战争应该以乌克兰领土的俄罗斯军队的撤离而结束，而不是变成冰冻的乌夫罗普冲突。</text:p>
      <text:p text:style-name="P4">
“我们想将俄罗斯军队从我们的领土上移开。 我们不想要战争。 我们只想自由，并提醒您，不是在普京总统的总统剧院，而是一个自我盛行的状态，” Volodymyr Zelenskyy说。</text:p>
      <text:p text:style-name="P4">
他还指出，战争结束后，乌克兰 - 未来的欧盟 - 将需要重建，因为许多城市和社区都被战斗摧毁了。</text:p>
      <text:p text:style-name="P4">
“尽管这一切都需要帮助：在工作，发展，对乌克兰的贡献中。 因此，我们邀请充满活力的人，有思想的学生以及他们的知识向乌克兰恢复我们的国家。”总统说。</text:p>
      <text:p text:style-name="P4">
国家元首祝贺欧洲当天在场的人，并邀请第二年在宁静的乌克兰庆祝这一天。</text:p>
      <text:p text:style-name="P4">
Euniwell联盟汇集了欧洲的11所大学(学生总数-3.37万)：Linnaeus大学(瑞典)，南特大学(法国)，Zemmelweissa大学(匈牙利)，伯明翰大学(英国)，科隆大学(德国)，佛罗伦萨大学(意大利)，君士坦丁大学(德国)，穆斯迪亚大学(西班牙)，圣地亚哥柱大学(西班牙)，基辅国民大学以塔拉斯·舍申科的名字命名(乌克兰)国立东方文明研究所(法国). Захід транслювався для всіх 11 університетівEUniWell.</text:p>
      <text:p text:style-name="P4">
News Source: <text:a xlink:type="simple" xlink:href="https://armyinform.com.ua/2023/05/09/volodymyr-zelenskyj-pospilkuvavsya-zi-studentamy-alyansu-yevropejskyh-universytetiv-euniwell/" text:style-name="Internet_20_link" text:visited-style-name="Visited_20_Internet_20_Link">
https://armyinform.com.ua/2023/05/09/volodymyr-zelenskyj-pospilkuvavsya-zi-studentamy-alyansu-yevropejskyh-universytetiv-euniwell/</text:a>
</text:p>
      <!--NEWS-->
      <text:h text:style-name="P10" text:outline-level="1">
<text:span text:style-name="T4">
土耳其和阿塞拜疆进行联合军事训练</text:span>
</text:h>
      <text:p text:style-name="P4">
作者: ['АРМІЯINFORM']</text:p>
      <text:p text:style-name="P4">
时间: 2023-05-09T91:00:00-04:00</text:p>
      <text:p text:style-name="P4">
描述: Provinzi Kars部队的Turkishki Ta Azerbaijani Pidrodili，Sho在Pivney上...与乌克兰2022年的战争，与乌克兰的最新消息与乌克兰的最新消息，与乌克兰2022年的新闻战争，乌克兰与乌克兰和俄罗斯最后一次与乌克兰进行战争，当时，2022年的战争将在2022年与乌克兰战争。他们说，是否在不久的将来会与乌克兰发动战争</text:p>
      <text:p text:style-name="P4">
图片: ['<text:a xlink:type="simple" xlink:href="https://armyinform.com.ua/wp-content/uploads/2023/05/image-3.jpg" text:style-name="Internet_20_link" text:visited-style-name="Visited_20_Internet_20_Link">
image-3.jpg</text:a>
']</text:p>
      <text:p text:style-name="P4">
标签: ['ВІЙСЬКОВІ НАВЧАННЯ']</text:p>
      <text:p text:style-name="P4">
类别: News</text:p>
      <!--METADATA-->
      <text:p text:style-name="P4">
<draw:frame draw:style-name="fr1" draw:name="Image344" text:anchor-type="as-char" svg:width="6.9236in" svg:height="3.894525in" draw:z-index="0">
<draw:image xlink:href="../Images/AРМІЯINFORM/2023-05-09T91-00-00-04-00/image-3.jpg" xlink:type="simple" xlink:show="embed" xlink:actuate="onLoad" draw:mime-type="image/jpeg"/>
</draw:frame>
在土耳其以东半天的武装部队的土耳其和阿塞拜疆部队进行了联合军事演习。</text:p>
      <text:p text:style-name="P4">
土耳其国防部在[Twitter]中报道了这一点(https://twitter.com/tcsavunma/status/1655876803485917185?cxt=HHwWgoCz-b7L7fotAAAA).</text:p>
      <text:p text:style-name="P4">
«Успішно тривають навчання «Гайдар Алієв-2023», які збройні сили Туреччини таАзербайджану проводять у Карсі», — зазначають у військовому відомстві.</text:p>
      <text:p text:style-name="P4">
У спільних навчання військовослужбовці відпрацьовують вправи в умовах гірськоїмісцевості, використовують БПЛА, відточують висадку десанту та інші завдання.</text:p>
      <text:p text:style-name="P4">
News Source: <text:a xlink:type="simple" xlink:href="https://armyinform.com.ua/2023/05/09/turechchyna-ta-azerbajdzhan-provodyat-spilni-vijskovi-navchannya/" text:style-name="Internet_20_link" text:visited-style-name="Visited_20_Internet_20_Link">
https://armyinform.com.ua/2023/05/09/turechchyna-ta-azerbajdzhan-provodyat-spilni-vijskovi-navchannya/</text:a>
</text:p>
      <!--NEWS-->
      <text:h text:style-name="P10" text:outline-level="1">
<text:span text:style-name="T4">
在利物浦，欧洲电视网始于乌克兰的心</text:span>
</text:h>
      <text:p text:style-name="P4">
作者: ['АРМІЯINFORM']</text:p>
      <text:p text:style-name="P4">
时间: 2023-05-09T92:00:00-04:00</text:p>
      <text:p text:style-name="P4">
描述: 关于CED Doimlay Verkhovna对乌克兰感到高兴。 利物浦的TSI KHVVININI与乌克兰2022年的战争，与乌克兰与乌克兰的最新新闻战争，今天与乌克兰2022年的新闻战争，乌克兰与俄罗斯之间的战争，以及俄罗斯之间的战争，以及2022年2022年与乌克兰的战争他们说，与否，是否会在不久的将来与乌克兰进行战争</text:p>
      <text:p text:style-name="P4">
图片: ['<text:a xlink:type="simple" xlink:href="https://armyinform.com.ua/wp-content/uploads/2023/05/345877665_615501827154220_2789499651292199795_n.jpg" text:style-name="Internet_20_link" text:visited-style-name="Visited_20_Internet_20_Link">
345877665_615501827154220_2789499651292199795_n.jpg</text:a>
']</text:p>
      <text:p text:style-name="P4">
标签: ['STOPRUSSIA', 'ВЕРХОВНА РАДА УКРАЇНИ', 'ЄВРОБАЧЕННЯ']</text:p>
      <text:p text:style-name="P4">
类别: News</text:p>
      <!--METADATA-->
      <text:p text:style-name="P4">
<draw:frame draw:style-name="fr1" draw:name="Image345" text:anchor-type="as-char" svg:width="6.9236in" svg:height="4.482906in" draw:z-index="0">
<draw:image xlink:href="../Images/AРМІЯINFORM/2023-05-09T92-00-00-04-00/345877665_615501827154220_2789499651292199795_n.jpg" xlink:type="simple" xlink:show="embed" xlink:actuate="onLoad" draw:mime-type="image/jpeg"/>
</draw:frame>
关于它<text:a xlink:type="simple" xlink:href="https://www.facebook.com/verkhovna.rada.ukraine/posts/pfbid0F9yHpu9LV5xHNWFQcQnct2jhjsMfLGAh8v1AJaNTdLSJMF3zWMWL5m9EKBsnYoQal" text:style-name="Internet_20_link" text:visited-style-name="Visited_20_Internet_20_Link">
报告</text:a>
乌克兰的Verkhovna Rada。</text:p>
      <text:p text:style-name="P4">
在这些时刻，欧洲电视网歌曲比赛的第一个半决赛始于利物浦。</text:p>
      <text:p text:style-name="P4">
欧洲最大的音乐活动应该在乌克兰举行，因为Tolicte比赛赢得了Stephanie Composition的Kalush乐队。 由于战争，欧洲电视网被搬到了英国，但是，竞争是“与乌克兰的心脏”。</text:p>
      <text:p text:style-name="P4">
实际上，在5月初，在利物浦街头有相当大的装置。 前几天是乌克兰平台。 UA开设了有关乌克兰的一般空间。</text:p>
      <text:p text:style-name="P4">
心脏形状的照片区域(图片中)代表了乌克兰在今年的准备中的象征 - 乐队TVorchi的一首歌\ #heartofsteel。</text:p>
      <text:p text:style-name="P4">
News Source: <text:a xlink:type="simple" xlink:href="https://armyinform.com.ua/2023/05/09/yevrobachennya-z-ukrayinskym-serczem/" text:style-name="Internet_20_link" text:visited-style-name="Visited_20_Internet_20_Link">
https://armyinform.com.ua/2023/05/09/yevrobachennya-z-ukrayinskym-serczem/</text:a>
</text:p>
      <!--NEWS-->
      <text:h text:style-name="P10" text:outline-level="1">
<text:span text:style-name="T4">
当前的侵略者失去了78年前失去的侵略者，这只是时间问题 - 乌克兰总统</text:span>
</text:h>
      <text:p text:style-name="P4">
作者: ['АРМІЯINFORM']</text:p>
      <text:p text:style-name="P4">
时间: 2023-05-09T93:00:00-04:00</text:p>
      <text:p text:style-name="P4">
描述: 关于Storinzi办公室Ilnerennet总统的Pubblekatsiy ...与乌克兰2022的战争，与乌克兰的战争是今天的最新消息，与乌克兰2022的新闻战是今天的最后一场，乌克兰和俄罗斯之间的战争将会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5/f9a156b495dad34af5b9ace993128fb2_1683658439_extra_large.jpeg" text:style-name="Internet_20_link" text:visited-style-name="Visited_20_Internet_20_Link">
f9a156b495dad34af5b9ace993128fb2_1683658439_extra_large.jpeg</text:a>
']</text:p>
      <text:p text:style-name="P4">
标签: ['STOPRUSSIA', 'АГРЕСІЯ РФ', 'ВІДЕОЗВЕРНЕННЯ', 'ВІЙНА', 'ВОЛОДИМИР ЗЕЛЕНСЬКИЙ', 'ВТОРГНЕННЯ РФ', 'ОФІС ПРЕЗИДЕНТА УКРАЇНИ']</text:p>
      <text:p text:style-name="P4">
类别: News</text:p>
      <!--METADATA-->
      <text:p text:style-name="P4">
<draw:frame draw:style-name="fr1" draw:name="Image346" text:anchor-type="as-char" svg:width="6.9236in" svg:height="5.157451in" draw:z-index="0">
<draw:image xlink:href="../Images/AРМІЯINFORM/2023-05-09T93-00-00-04-00/f9a156b495dad34af5b9ace993128fb2_1683658439_extra_large.jpeg" xlink:type="simple" xlink:show="embed" xlink:actuate="onLoad" draw:mime-type="image/jpeg"/>
</draw:frame>
<text:a xlink:type="simple" xlink:href="https://www.president.gov.ua/news/lishe-pitannya-chasu-koli-mi-zmozhemo-vidnoviti-spravedlivij-82797" text:style-name="Internet_20_link" text:visited-style-name="Visited_20_Internet_20_Link">
出版物</text:a>
在总统互联网总统上。</text:p>
      <ul>
        <li>
          <text:p text:style-name="P4">
今天，我们都可以看到：当国家返回诚实的历史时，事件的主题是有意义的。 昨天，5月8日，欧洲和全球范围内提到了纳粹主义的侵略，邪恶的投降。今天，5月9日，我们与所有自由欧洲一起庆祝欧洲日，兑现了成就，兑现了这些成就只是在战争的第440天结束时，他的讲话中并不是胜利主义，弗拉基米尔·泽伦斯基(Vladimir Zelensky)。</text:p>
        </li>
        <li>
          <text:p text:style-name="P4">
我们将不会拥有这样的欧洲 - 没有侵略性和报仇的欧洲，欧洲尊重不同的文化，该文化克服了法律地区的纠纷，并为我们大陆多元化而感到自豪。 人们越多地成为一个公平的故事，在残酷的侵略和21世纪之间，人们就会更加普遍，他们越欣赏这一顺序。 第二次世界大战中纳粹主义的阵亡将士纪念日，紧随其后的是欧洲的日子，欧洲是一个实现和平大陆的梦想。 这只是时间问题，Kolyma将能够为乌克兰恢复我们欧洲地区的可持续性和和平。</text:p>
        </li>
      </ul>
      <text:p text:style-name="P4">
这只是时间问题，当前的侵略者失去了78年前扮演的侵略者，当时俄罗斯的复兴将被最大的士兵的勇气和自由世界的共同力所粉碎。</text:p>
      <text:p text:style-name="P4">
News Source: <text:a xlink:type="simple" xlink:href="https://armyinform.com.ua/2023/05/09/teperishnij-agresor-prograye-yak-toj-agresor-shho-prograv-78-rokiv-tomu-cze-lyshe-pytannya-chasu-prezydent-ukrayiny/" text:style-name="Internet_20_link" text:visited-style-name="Visited_20_Internet_20_Link">
https://armyinform.com.ua/2023/05/09/teperishnij-agresor-prograye-yak-toj-agresor-shho-prograv-78-rokiv-tomu-cze-lyshe-pytannya-chasu-prezydent-ukrayiny/</text:a>
</text:p>
      <!--NEWS-->
      <text:h text:style-name="P10" text:outline-level="1">
<text:span text:style-name="T4">
Volodymyr Zelenskyy：我们正在积极准备欧洲第11批制裁方案</text:span>
</text:h>
      <text:p text:style-name="P4">
作者: ['АРМІЯINFORM']</text:p>
      <text:p text:style-name="P4">
时间: 2023-05-09T94:00:00-04:00</text:p>
      <text:p text:style-name="P4">
描述: 关于Storinzi办公室Ilnerennet总统的Pubblekatsiy ...与乌克兰2022的战争，与乌克兰的战争是今天的最新消息，与乌克兰2022的新闻战是今天的最后一场，乌克兰和俄罗斯之间的战争将会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5/maxresdefault.jpg" text:style-name="Internet_20_link" text:visited-style-name="Visited_20_Internet_20_Link">
maxresdefault.jpg</text:a>
']</text:p>
      <text:p text:style-name="P4">
标签: ['STOPRUSSIA', 'АГРЕСІЯ РФ', 'ВОЛОДИМИР ЗЕЛЕНСЬКИЙ', 'ВТОРГНЕННЯ РФ', 'ОФІС ПРЕЗИДЕНТА УКРАЇНИ']</text:p>
      <text:p text:style-name="P4">
类别: News</text:p>
      <!--METADATA-->
      <text:p text:style-name="P4">
<draw:frame draw:style-name="fr1" draw:name="Image347" text:anchor-type="as-char" svg:width="6.9236in" svg:height="3.894525in" draw:z-index="0">
<draw:image xlink:href="../Images/AРМІЯINFORM/2023-05-09T94-00-00-04-00/maxresdefault.jpg" xlink:type="simple" xlink:show="embed" xlink:actuate="onLoad" draw:mime-type="image/jpeg"/>
</draw:frame>
说明性照片</text:p>
      <text:p text:style-name="P4">
<text:a xlink:type="simple" xlink:href="https://www.president.gov.ua/news/lishe-pitannya-chasu-koli-mi-zmozhemo-vidnoviti-spravedlivij-82797" text:style-name="Internet_20_link" text:visited-style-name="Visited_20_Internet_20_Link">
出版物</text:a>
在总统互联网总统上。</text:p>
      <ul>
        <li>
          <text:p text:style-name="P4">
今天，我们与欧洲在乌克兰庆祝欧洲。 访问欧洲委员会主席夫人乌苏里夫·德莱恩(Ursulif der Lyen)既是象征性的一天又非常富有成效。 我们还讨论了我们的辩护 - 我们必须做什么以及我们对合作伙伴的期望。 我们讨论了人民的制裁压力，并与欧洲积极准备第11次对俄罗斯的制裁计划。我们在欧洲一体化方面的政治前景已经完成，这是由Zelensky在战争的第440天结束时报告的。</text:p>
        </li>
        <li>
          <text:p text:style-name="P4">
当然，他们还与欧盟的邻居讨论了出口纠纷。 它必须能够清楚地提交我们之间可用的合同基础的精神。 我感谢欧洲委员会主席，并参加了今天的合作伙伴会议，他们为俄罗斯侵略反乌克兰罪的裁定创建法庭工作。 总共有37名会议的参与者 - 州和国际机构。他转向参与者，呼吁不停地向侵略者的全部责任行动。</text:p>
        </li>
      </ul>
      <text:p text:style-name="P4">
News Source: <text:a xlink:type="simple" xlink:href="https://armyinform.com.ua/2023/05/09/volodymyr-zelenskyj-aktyvno-gotuyemo-razom-iz-yevropoyu-11-j-sankczijnyj-paket-proty-rosiyi/" text:style-name="Internet_20_link" text:visited-style-name="Visited_20_Internet_20_Link">
https://armyinform.com.ua/2023/05/09/volodymyr-zelenskyj-aktyvno-gotuyemo-razom-iz-yevropoyu-11-j-sankczijnyj-paket-proty-rosiyi/</text:a>
</text:p>
      <!--NEWS-->
      <text:h text:style-name="P10" text:outline-level="1">
<text:span text:style-name="T4">
法国议会承认俄罗斯瓦格纳集团恐怖分子</text:span>
</text:h>
      <text:p text:style-name="P4">
作者: ['АРМІЯINFORM']</text:p>
      <text:p text:style-name="P4">
时间: 2023-05-09T95:00:00-04:00</text:p>
      <text:p text:style-name="P4">
描述: 关于Storinzi办公室Ilnerennet总统的Pubblekatsiy ...与乌克兰2022的战争，与乌克兰的战争是今天的最新消息，与乌克兰2022的新闻战是今天的最后一场，乌克兰和俄罗斯之间的战争将会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5/view_parlament_frantsii.jpg" text:style-name="Internet_20_link" text:visited-style-name="Visited_20_Internet_20_Link">
view_parlament_frantsii.jpg</text:a>
']</text:p>
      <text:p text:style-name="P4">
标签: ['STOPRUSSIA', 'АГРЕСІЯ РФ', 'ВІДЕОЗВЕРНЕННЯ', 'ВІЙНА', 'ВОЛОДИМИР ЗЕЛЕНСЬКИЙ', 'ВТОРГНЕННЯ РФ', 'ОФІС ПРЕЗИДЕНТА УКРАЇНИ']</text:p>
      <text:p text:style-name="P4">
类别: News</text:p>
      <!--METADATA-->
      <text:p text:style-name="P4">
<draw:frame draw:style-name="fr1" draw:name="Image348" text:anchor-type="as-char" svg:width="6.9236in" svg:height="3.727205in" draw:z-index="0">
<draw:image xlink:href="../Images/AРМІЯINFORM/2023-05-09T95-00-00-04-00/view_parlament_frantsii.jpg" xlink:type="simple" xlink:show="embed" xlink:actuate="onLoad" draw:mime-type="image/jpeg"/>
</draw:frame>
法国议会</text:p>
      <text:p text:style-name="P4">
<text:a xlink:type="simple" xlink:href="https://www.president.gov.ua/news/lishe-pitannya-chasu-koli-mi-zmozhemo-vidnoviti-spravedlivij-82797" text:style-name="Internet_20_link" text:visited-style-name="Visited_20_Internet_20_Link">
出版物</text:a>
在总统互联网总统上。</text:p>
      <text:p text:style-name="P4">
<text:span text:style-name="T4">
  -  </text:span>
特别感谢法国议会今天决定承认俄罗斯伪装组织“瓦格纳”的恐怖分子的决定。 这是应向整个世界的每种恐怖主义表现出来的，应该被摧毁，每位恐怖分子被定罪，即战争的第440天结束时，他的讲话中的Volodymyr Zelenskyy在他的讲话中被定罪。</text:p>
      <text:p text:style-name="P4">
News Source: <text:a xlink:type="simple" xlink:href="https://armyinform.com.ua/2023/05/09/parlament-francziyi-vyznav-terorystychnoyu-rosijsku-grupu-vagner/" text:style-name="Internet_20_link" text:visited-style-name="Visited_20_Internet_20_Link">
https://armyinform.com.ua/2023/05/09/parlament-francziyi-vyznav-terorystychnoyu-rosijsku-grupu-vagner/</text:a>
</text:p>
      <!--NEWS-->
      <text:h text:style-name="P10" text:outline-level="1">
<text:span text:style-name="T4">
乌克兰人民成为州贝特的人质和活动的计划 -  rhashist假货</text:span>
</text:h>
      <text:p text:style-name="P4">
作者: ['АРМІЯINFORM']</text:p>
      <text:p text:style-name="P4">
时间: 2023-05-09T96:00:00-04:00</text:p>
      <text:p text:style-name="P4">
描述: Wizin -Formati中心9 Traveva Viyava taki manipulatsi I I fakes：...与乌克兰2022年的战争，与乌克兰的最新新闻，今天与乌克兰的新闻战争，今天与乌克兰2022年的新闻战争，乌克兰和俄罗斯之间的战争将会发生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5/345880410_1150245452476779_8975940773828001629_n.jpg" text:style-name="Internet_20_link" text:visited-style-name="Visited_20_Internet_20_Link">
345880410_1150245452476779_8975940773828001629_n.jpg</text:a>
']</text:p>
      <text:p text:style-name="P4">
标签: ['STOPRUSSIA', 'АГРЕСІЯ РФ', 'РОСФЕЙКИ', 'ЦПД РНБО']</text:p>
      <text:p text:style-name="P4">
类别: News</text:p>
      <!--METADATA-->
      <text:p text:style-name="P4">
<draw:frame draw:style-name="fr1" draw:name="Image349" text:anchor-type="as-char" svg:width="6.9236in" svg:height="6.9236in" draw:z-index="0">
<draw:image xlink:href="../Images/AРМІЯINFORM/2023-05-09T96-00-00-04-00/345880410_1150245452476779_8975940773828001629_n.jpg" xlink:type="simple" xlink:show="embed" xlink:actuate="onLoad" draw:mime-type="image/jpeg"/>
</draw:frame>
5月9日[发现]打击错误信息的中心(https://www.facebook.com/protydiyadezinformatsiyi.cpd/posts/pfbid02kUUsSerzYCUSVcBB1a2WMaNAUuWft9JrLzUmqv3uicL6n3do7w4LjkMAEeaYQiGkl)这样的操纵和假货：</text:p>
      <text:p text:style-name="P4">
<text:span text:style-name="T4">
<text:span text:style-name="T5">
操纵：</text:span>
*“乌克兰人民已成为国家和计划的人质，这就是乌克兰当前灾难的原因，”俄罗斯总统V. Putin在红色广场的讲话中说。 </text:span>
<text:span text:style-name="T5">
错误信息：</text:span>
<text:span text:style-name="T5">
俄罗斯联邦的媒体，提到俄罗斯儿童的监察员M.Low-Belov，他报告说：“有一种经历，当一个经历了一个有切割swastika的女孩从背面撤离的经历。俄罗斯联邦的新地区。 孩子无法保存。 因此，纳粹主义不应该存在。 现在，儿童权利专员的设备正在消除这种现象。” </text:span>
<text:span text:style-name="T4">
假：</text:span>
俄罗斯媒体报道说：“尽管受到了威胁，但俄罗斯媒体的居民不在等待武装部队，也不会去任何地方……尽管受到威胁，但人类精神的状态武装部队很平静”，并似乎引用当地人“他们不相信乌克兰的归来，因为这不会给他们任何东西，因为她已经失去了一切。”</text:p>
      <text:p text:style-name="P4">
News Source: <text:a xlink:type="simple" xlink:href="https://armyinform.com.ua/2023/05/09/ukrayinskyj-narod-stav-zaruchnykom-derzhperevorotu-i-planiv-zahodu-rashystski-fejky/" text:style-name="Internet_20_link" text:visited-style-name="Visited_20_Internet_20_Link">
https://armyinform.com.ua/2023/05/09/ukrayinskyj-narod-stav-zaruchnykom-derzhperevorotu-i-planiv-zahodu-rashystski-fejky/</text:a>
</text:p>
      <!--NEWS-->
      <text:h text:style-name="P10" text:outline-level="1">
<text:span text:style-name="T4">
27欧盟大使保证他们的人民站在乌克兰</text:span>
</text:h>
      <text:p text:style-name="P4">
作者: ['АРМІЯINFORM']</text:p>
      <text:p text:style-name="P4">
时间: 2023-05-09T97:00:00-04:00</text:p>
      <text:p text:style-name="P4">
描述: 乌克兰Rosemiytv的Zbroyni部队的总部在他自己的公司Stornts在Facebook上...与乌克兰2022年的战争，与乌克兰的最新新闻，与乌克兰2022年的新闻战争，乌克兰2022年与乌克兰和俄罗斯的战争，以及与乌克兰战争时，在不久的将来，是否会与乌克兰进行战争，与乌克兰的战争，今天的乌克兰新闻，乌克兰新闻在俄罗斯的乌克兰新闻</text:p>
      <text:p text:style-name="P4">
图片: ['<text:a xlink:type="simple" xlink:href="https://armyinform.com.ua/wp-content/uploads/2023/05/343612265_256467046758797_8152331309753469459_n.png" text:style-name="Internet_20_link" text:visited-style-name="Visited_20_Internet_20_Link">
343612265_256467046758797_8152331309753469459_n.png</text:a>
']</text:p>
      <text:p text:style-name="P4">
标签: ['STOPRUSSIA', 'АГРЕСІЯ РФ', 'ГЕНЕРАЛЬНИЙ ШТАБ ЗС УКРАЇНИ', 'ЄВРОСОЮЗ']</text:p>
      <text:p text:style-name="P4">
类别: News</text:p>
      <!--METADATA-->
      <text:p text:style-name="P4">
<draw:frame draw:style-name="fr1" draw:name="Image350" text:anchor-type="as-char" svg:width="6.9236in" svg:height="7.015303in" draw:z-index="0">
<draw:image xlink:href="../Images/AРМІЯINFORM/2023-05-09T97-00-00-04-00/343612265_256467046758797_8152331309753469459_n.png" xlink:type="simple" xlink:show="embed" xlink:actuate="onLoad" draw:mime-type="image/png"/>
</draw:frame>
乌克兰武装部队的总参谋部<text:a xlink:type="simple" xlink:href="https://www.facebook.com/GeneralStaff.ua/videos/3418283761771752/" text:style-name="Internet_20_link" text:visited-style-name="Visited_20_Internet_20_Link">
放置</text:a>
在其官方的Facebook页面上，欧洲联盟的27个大使是欧洲日。 他们说：“我们站在乌克兰。”</text:p>
      <text:p text:style-name="P4">
在帖子中，总参谋部感谢欧洲人的支持和帮助。</text:p>
      <text:p text:style-name="P4">
News Source: <text:a xlink:type="simple" xlink:href="https://armyinform.com.ua/2023/05/09/27-posliv-yevropejskogo-soyuzu-zapevnyly-shho-yihni-narody-na-boczi-ukrayiny/" text:style-name="Internet_20_link" text:visited-style-name="Visited_20_Internet_20_Link">
https://armyinform.com.ua/2023/05/09/27-posliv-yevropejskogo-soyuzu-zapevnyly-shho-yihni-narody-na-boczi-ukrayiny/</text:a>
</text:p>
      <!--NEWS-->
      <text:h text:style-name="P10" text:outline-level="1">
<text:span text:style-name="T4">
乌克兰Verkhovna Rada的数字化转型委员会呼吁人们的情报</text:span>
</text:h>
      <text:p text:style-name="P4">
作者: ['АРМІЯINFORM']</text:p>
      <text:p text:style-name="P4">
时间: 2023-05-09T98:00:00-04:00</text:p>
      <text:p text:style-name="P4">
描述: 数字化转型的同志dupomogty Zsu Shvidshe Zhilniti Ukrainian ...与乌克兰2022年的战争，与乌克兰的最新新闻战争，今天与乌克兰2022年的新闻战争，乌克兰与乌克兰和俄罗斯之间的战争将与乌克兰之间的战争他们说，在2022年是否在不久的将来与乌克兰战争，他们说，与乌克兰的战争，今天的乌克兰新闻，乌克兰的新闻，乌克兰媒体在俄罗斯的媒体</text:p>
      <text:p text:style-name="P4">
图片: ['<text:a xlink:type="simple" xlink:href="https://armyinform.com.ua/wp-content/uploads/2023/05/maxresdefault-1.jpg" text:style-name="Internet_20_link" text:visited-style-name="Visited_20_Internet_20_Link">
maxresdefault-1.jpg</text:a>
']</text:p>
      <text:p text:style-name="P4">
标签: ['STOPRUSSIA', 'АГРЕСІЯ РФ', 'ВЕРХОВНА РАДА УКРАЇНИ', 'ВІЙНА', 'ВТОРГНЕННЯ РФ', 'КОМІТЕТ ЦИФРОВОЇ ТРАНСФОРМАЦІЇ', 'НАРОДНА РОЗВІДКА', 'ЧАТБОТ ЄВОРОГ']</text:p>
      <text:p text:style-name="P4">
类别: News</text:p>
      <!--METADATA-->
      <text:p text:style-name="P4">
<draw:frame draw:style-name="fr1" draw:name="Image351" text:anchor-type="as-char" svg:width="6.9236in" svg:height="3.894525in" draw:z-index="0">
<draw:image xlink:href="../Images/AРМІЯINFORM/2023-05-09T98-00-00-04-00/maxresdefault-1.jpg" xlink:type="simple" xlink:show="embed" xlink:actuate="onLoad" draw:mime-type="image/jpeg"/>
</draw:frame>
数字化转型委员会呼吁武装部队更快地释放乌克兰，以释放乌克兰，并在聊天机器人中加入了人民的情报，以了解聊天机器人的合作者和敌对设备。</text:p>
      <text:p text:style-name="P4">
关于它<text:a xlink:type="simple" xlink:href="https://www.rada.gov.ua/news/news_kom/236274.html" text:style-name="Internet_20_link" text:visited-style-name="Visited_20_Internet_20_Link">
写作</text:a>
乌克兰新闻社的Verkhovna Rada在议会官方网站上。</text:p>
      <text:p text:style-name="P4">
今天，乌克兰与欧盟一起庆祝欧洲日。</text:p>
      <text:p text:style-name="P4">
在第二次世界大战之后，欧洲的许多民族团结在一起，共同面对文明和民主世界的敌人，并防止过去的错误。 今天，正如当时的那样，欧洲团结起来，以帝国梦和一般的犯罪制度反对独裁者。 美食主义者无法打破自由世界。 现在，这对俄罗斯人不起作用。</text:p>
      <text:p text:style-name="P4">
今天，乌克兰有激烈的战斗。 乌克兰人不仅要战斗自由，独立和欧洲的未来。 他们在战场上捍卫世界民主价值观。 尽管乌克兰的拓扑阵线武装部队取得了所有成功，但俄罗斯入侵者仍不会停止。 他们看到他们将能够用恐怖分子打破乌克兰的精神并占领我们的领土。</text:p>
      <text:p text:style-name="P4">
现在，我们每个人都应该帮助乌克兰承受，继续发展战争并赢得胜利。 我们每个人都应尽快帮助防御者和捍卫者释放乌克兰领土。 最小的事情是拿到电话，报告合作者，种族主义者和敌对技术人员。</text:p>
      <text:p text:style-name="P4">
数字转型委员会呼吁通知和发送有关社交网络“电报”有关敌对设备的信息，Irodian Killes的合作者，他们在被占领的领土上犯下了暴行的情况：</text:p>
      <text:p text:style-name="P4">
-Ministor evorog- <text:a xlink:type="simple" xlink:href="https://t.me/evorog_bot" text:style-name="Internet_20_link" text:visited-style-name="Visited_20_Internet_20_Link">
t.me/evorogo_bot</text:a>
;</text:p>
      <text:p text:style-name="P4">
-Chat Boto SBU停止俄罗斯战争 -  <text:a xlink:type="simple" xlink:href="https://t.me/stop_russian_war_bot" text:style-name="Internet_20_link" text:visited-style-name="Visited_20_Internet_20_Link">
T.Me/stop_russian_war_bot</text:a>
.</text:p>
      <text:p text:style-name="P4">
Також повідомляйте ДСНС про вибухонебезпечні предмети.</text:p>
      <text:p text:style-name="P4">
Для швидшої деокупації тимчасово окупованих територій Збройним Силам Українипотрібна інформація від народної розвідки Криму, Луганської, Донецької,Запорізької та Херсонської областей. Пишіть всю інформацію, яку знаєте,особливо про розташування:</text:p>
      <text:p text:style-name="P4">
— ракетних комплексів С300 та Іскандер;</text:p>
      <text:p text:style-name="P4">
— систем зв’язку та засобів радіоелектронної боротьби;</text:p>
      <text:p text:style-name="P4">
— бензовозів;</text:p>
      <text:p text:style-name="P4">
— скупчення і переміщення техніки та особового складу;</text:p>
      <text:p text:style-name="P4">
— позицій артилерії;</text:p>
      <ul>
        <li>
          <text:p text:style-name="P4">
场机场；</text:p>
        </li>
        <li>
          <text:p text:style-name="P4">
弹药仓库；</text:p>
        </li>
        <li>
          <text:p text:style-name="P4">
俄罗斯人部队的位置或居住地。</text:p>
        </li>
      </ul>
      <text:p text:style-name="P4">
如果您的连接不稳定并且不下载照片或视频，请写下文本的详细说明。 武装部队将收到您的观察越多，消除所有入侵者就越快。</text:p>
      <text:p text:style-name="P4">
另外，不要忘记报告合作者和爆炸性物品。咨询不仅在该国被占领的领土上，而且在我们国家。 他们以各种可能的方式帮助种族主义者摧毁我们的生命，调整大火，组织全民投票，流失数据，帮助乌克兰人支持普京的占领者和运动。</text:p>
      <text:p text:style-name="P4">
如果您有事实证实一个人站在敌人的一边，请立即向Chatbota Evorog报告或停止俄罗斯战争。 发送照片，视频或文字说明为什么您将此人视为叛徒。</text:p>
      <text:p text:style-name="P4">
不要忘记大众情报的安全规则!</text:p>
      <text:p text:style-name="P4">
数字化转型委员会指出，拍照/视频仅应是一个安全的距离，并在发送信息以删除与Jarbot和智能手机的所有材料删除通信的历史。</text:p>
      <text:p text:style-name="P4">
News Source: <text:a xlink:type="simple" xlink:href="https://armyinform.com.ua/2023/05/09/komitet-czyfrovoyi-transformacziyi-verhovnoyi-rady-ukrayiny-zaklykav-doluchytysya-do-narodnoyi-rozvidky/" text:style-name="Internet_20_link" text:visited-style-name="Visited_20_Internet_20_Link">
https://armyinform.com.ua/2023/05/09/komitet-czyfrovoyi-transformacziyi-verhovnoyi-rady-ukrayiny-zaklykav-doluchytysya-do-narodnoyi-rozvidky/</text:a>
</text:p>
      <!--NEWS-->
      <text:h text:style-name="P10" text:outline-level="1">
<text:span text:style-name="T4">
短的。 战争。 第440天。视频</text:span>
</text:h>
      <text:p text:style-name="P4">
作者: ['АРМІЯINFORM']</text:p>
      <text:p text:style-name="P4">
时间: 2023-05-09T99:00:00-04:00</text:p>
      <text:p text:style-name="P4">
描述: 关于CED Doimal GS ZSU。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STOPRUSSIA', 'АГРЕСІЯ РФ', 'ВІДЕОДАЙДЖЕСТ', 'ВІЙНА', 'ВТОРГНЕННЯ РФ', 'ГШ ЗСУ']</text:p>
      <text:p text:style-name="P4">
类别: News</text:p>
      <!--METADATA-->
      <text:p text:style-name="P4">
关于它<text:a xlink:type="simple" xlink:href="https://www.youtube.com/live/6DMM3dbWcXc" text:style-name="Internet_20_link" text:visited-style-name="Visited_20_Internet_20_Link">
报告</text:a>
HSF。</text:p>
      <text:p text:style-name="P4">
News Source: <text:a xlink:type="simple" xlink:href="https://armyinform.com.ua/2023/05/09/korotko-vijna-den-440-videodajdzhest/" text:style-name="Internet_20_link" text:visited-style-name="Visited_20_Internet_20_Link">
https://armyinform.com.ua/2023/05/09/korotko-vijna-den-440-videodajdzhest/</text:a>
</text:p>
      <!--NEWS-->
      <text:h text:style-name="P10" text:outline-level="1">
<text:span text:style-name="T4">
在北约峰会上，乌克兰预计将获得会员的明确时间范围-Stefanchuk</text:span>
</text:h>
      <text:p text:style-name="P4">
作者: Ukrinform (Person)</text:p>
      <text:p text:style-name="P4">
出版商: Укринформ (Organization)</text:p>
      <text:p text:style-name="P4">
出版时间: 2023-05-10T-31:58:00+03:00</text:p>
      <text:p text:style-name="P4">
修改时间: 2023-05-10T00:58:00+03:00</text:p>
      <text:p text:style-name="P4">
描述: 乌克兰在维尔纽斯的北大西洋联盟的峰会上，希望为其北约成员提供明确的定义。  - 乌克林。</text:p>
      <text:p text:style-name="P4">
图片: ["<text:a xlink:type="simple" xlink:href="https://static.ukrinform.com/photos/2023_04/thumb_files/630_360_1681999509-518.jpg" text:style-name="Internet_20_link" text:visited-style-name="Visited_20_Internet_20_Link">
630_360_16819...</text:a>
"]</text:p>
      <text:p text:style-name="P4">
标签: ['Євроінтеграція', 'Румунія', 'Саміт НАТО', 'Словенія', 'Стефанчук']</text:p>
      <text:p text:style-name="P4">
类型: Article</text:p>
      <!--METADATA-->
      <text:p text:style-name="P4">
<draw:frame draw:style-name="fr1" draw:name="Image352" text:anchor-type="as-char" svg:width="6.9236in" svg:height="3.956343in" draw:z-index="0">
<draw:image xlink:href="../Images/yкринформ/2023-05-10T-31-58-00-03-00/630_360_1681999509-518.jpg" xlink:type="simple" xlink:show="embed" xlink:actuate="onLoad" draw:mime-type="image/jpeg"/>
</draw:frame>
乌克兰在维尔纽斯的Sumy-大西洋联盟中，希望为其北约成员提供明确的定义。</text:p>
      <text:p text:style-name="P4">
根据乌克林福称<text:a xlink:type="simple" xlink:href="http://www.rada.gov.ua/news/Top-novyna/236306.html" text:style-name="Internet_20_link" text:visited-style-name="Visited_20_Internet_20_Link">
</text:a>
Ruslan Stefanchuk在视频会议发言人中说，斯洛文尼亚议会，Urshka Klakler Zupanchich和T.</text:p>
      <text:p text:style-name="P4">
“对于我们来说，支持各个级别的欧洲 - 大西洋路径非常重要。 这个Bzasvas在支持乌克兰的这种愿望方面已获得了您负责任和不变的立场。 这将表明议会在我们的重要问题中的主要作用。” Verkhovna Rada主席说。</text:p>
      <text:p text:style-name="P4">
他指出，在四月(陈述)关于乌克兰加入北大西洋条约的支持。 Stefanchuk强调说，泰勒唑陶容将证明乌克兰对迅速获得联盟成员资格的愿望得到了强有力的支持。 因此，他呼吁国会议会和罗马尼亚批准支持欧洲 - 大西洋意图的申请。</text:p>
      <text:p text:style-name="P4">
Verkhovna Rada的主席感谢同事在整个俄罗斯的全面入侵期间，其乌克兰人和人民对乌克兰的可持续和广泛支持，这对于我们在欧洲综合综合方面的进一步进步至关重要。</text:p>
      <text:p text:style-name="P4">
<text:span text:style-name="T4">
另请阅读：</text:span>
 <text:a xlink:type="simple" xlink:href="https://www.ukrinform.ua/rubric-polytics/3704279-stefancuk-obgovoriv-iz-golovou-parlamentu-portugalii-integraciu-ukraini-do-es-ta-nato.html" text:style-name="Internet_20_link" text:visited-style-name="Visited_20_Internet_20_Link">
<text:span text:style-name="T4">
 Stefanchuk </text:span>
</text:a>
与议会发言人分开(https://www.ukrinform.ua/tag-slovenia)讨论了认识到1932  -  33年的holodomor的重要性。 “这是历史正义的问题，因为俄罗斯的方法和原则无效。 如90年前，今天是乌克兰土壤上的有意识的种族灭绝。” Stefanchuk强调。</text:p>
      <text:p text:style-name="P4">
斯洛文尼亚议会的负责人祝贺乌克兰候选人在欧盟的会员身份，并确保了我们政府成为欧盟和北约全部成员的愿望的进一步支持。</text:p>
      <text:p text:style-name="P4">
“斯洛文尼亚是欧盟和和平推动者的积极成员。 当然，我们认识到乌克兰正在发生的一切。 我们正在努力解决乌克兰正在发生的事情的事实，并传播真相。”<text:span text:style-name="T4">
另请阅读：</text:span>
 <text:a xlink:type="simple" xlink:href="https://www.ukrinform.ua/rubric-polytics/3702060-stefancuk-obgovoriv-iz-prezidentkou-slovaccini-posilenna-sankcijnogo-tisku-na-rf.html" text:style-name="Internet_20_link" text:visited-style-name="Visited_20_Internet_20_Link">
<text:span text:style-name="T4">
 Stefanch </text:span>
</text:a>
罗马尼亚议会的负责人阿丽娜·斯特法尼亚·戈尔格(Alina Stefania Gorgu)也重点介绍了她的国家支持我们的欧洲 - 大西洋志向，并将继续从乌克兰继续进行与俄罗斯侵略的斗争。</text:p>
      <text:p text:style-name="P4">
她回忆说，罗马尼亚的议会一直在研究政治问题，这些问题特别是协助乌克兰，特别是认识到乌克兰人民种族灭绝的1932  -  33年饥荒，并谴责武装侵略。 演讲者认为，只要乌克兰人民没有保持和平与胜利，这将不会改变。</text:p>
      <text:p text:style-name="P4">
我们将提醒，北约峰会将于7月11日至12日在维尔纽斯举行。</text:p>
      <text:p text:style-name="P4">
News Source: <text:a xlink:type="simple" xlink:href="https://www.ukrinform.ua/rubric-polytics/3707064-na-samiti-nato-ukraina-rozrahovue-otrimati-citki-casovi-ramki-sodo-clenstva-stefancuk.html" text:style-name="Internet_20_link" text:visited-style-name="Visited_20_Internet_20_Link">
https://www.ukrinform.ua/rubric-polytics/3707064-na-samiti-nato-ukraina-rozrahovue-otrimati-citki-casovi-ramki-sodo-clenstva-stefancuk.html</text:a>
</text:p>
      <!--NEWS-->
      <text:h text:style-name="P10" text:outline-level="1">
<text:span text:style-name="T4">
在乌克兰，它会在某些地方下雨 - 夜间霜冻，下午高达15°</text:span>
</text:h>
      <text:p text:style-name="P4">
作者: Ukrinform (Person)</text:p>
      <text:p text:style-name="P4">
出版商: Укринформ (Organization)</text:p>
      <text:p text:style-name="P4">
出版时间: 2023-05-10T-33:44:00+03:00</text:p>
      <text:p text:style-name="P4">
修改时间: 2023-05-10T00:44:00+03:00</text:p>
      <text:p text:style-name="P4">
描述: 5月10日，星期三，乌克兰将在乌克兰多云。 在东部和东南部地区，下午以及在未降水量的其余地区，短期降雨的奥德萨地区。 风主要是东北，5-10 m/s。  - 乌克林。</text:p>
      <text:p text:style-name="P4">
图片: ["<text:a xlink:type="simple" xlink:href="https://static.ukrinform.com/photos/2020_08/thumb_files/630_360_1598336933-719.jpg" text:style-name="Internet_20_link" text:visited-style-name="Visited_20_Internet_20_Link">
630_360_15983...</text:a>
"]</text:p>
      <text:p text:style-name="P4">
标签: ['Дощ', 'Погода', 'Прогноз', 'Заморозки']</text:p>
      <text:p text:style-name="P4">
类型: Article</text:p>
      <!--METADATA-->
      <text:p text:style-name="P4">
<draw:frame draw:style-name="fr1" draw:name="Image353" text:anchor-type="as-char" svg:width="6.9236in" svg:height="3.956343in" draw:z-index="0">
<draw:image xlink:href="../Images/yкринформ/2023-05-10T-33-44-00-03-00/630_360_1598336933-719.jpg" xlink:type="simple" xlink:show="embed" xlink:actuate="onLoad" draw:mime-type="image/jpeg"/>
</draw:frame>
5月10日，星期三，乌克兰将在乌克兰多云。 在东部和东南部，下午以及在安全领土其他地区的敖德萨地区，短期降雨。 风主要是东北，5-10 m/s。</text:p>
      <text:p text:style-name="P4">
乌克兰形式在乌克兰水文气象学中心报道。</text:p>
      <text:p text:style-name="P4">
根据预报的说法，晚上的温度将为1-6°，在西部，Zhytomyr和Vinnytsia区域，空气中的剧烈霜冻区域为0-5°，Ukiiv，Cherkasy，Cherkasy，Kirovograd，Odessa Tamikolaiv区域的表面上土壤0-5; 明天下午将流到跨载速度至15-20°的10-15°。</text:p>
      <text:p text:style-name="P4">
明天在首都地区将有多云，没有大量降水。 晚上3-5°热的基辅温度在下午12-14°； 在该区域：晚上1-6°，在0-5°区域的土壤表面上； 下午10-15°。</text:p>
      <text:p text:style-name="P4">
5月11日至12日，预报者的预测会改变多云，只有在5月11日下午在尼亚西州短暂寿命地区的西部，东部和东北地区的下午<text:a xlink:type="simple" xlink:href="https://www.ukrinform.ua/tag-dos" text:style-name="Internet_20_link" text:visited-style-name="Visited_20_Internet_20_Link">
</text:a>
。 风在东北地区，西南地区为5-10 m/s。</text:p>
      <text:p text:style-name="P4">
5月11日晚上的温度在乌克兰的1-6°夜晚，除了经狂热，tauza海洋，在霜冻0-5°的土壤表面，下午12-17°的温度； 5月12日晚上3-8°，下午15-20°； 下午7-12°，在晚上0-5°的喀尔巴阡山脉高地上。</text:p>
      <text:p text:style-name="P4">
<text:span text:style-name="T4">
另请阅读：</text:span>
 <text:a xlink:type="simple" xlink:href="https://www.ukrinform.ua/rubric-world/3706478-u-visokogirnih-rajonah-tureccini-snigovi-zameti-sagaut-5-metriv.html" text:style-name="Internet_20_link" text:visited-style-name="Visited_20_Internet_20_Link">
</text:a>
在基辅和该地区，5月11日至12日，也会改变云彩，没有明显的含量。 风主要是东北，5-10 m/s。 基辅的温度：11天之夜4-6°，下午15-17°； 5月12日晚上6-8°，下午18-20°。 在该地区：5月11日晚上1-6°热，在霜冻0-5°的土壤表面，下午12-17°； 5月12日晚上3-8°，下午15-20°。</text:p>
      <text:p text:style-name="P4">
根据5月13日在transtrcarpathia，下午和喀尔巴阡地区的5月14日，下午在东北地区，东北地区低降雨，在雷雨的其他地区，在喀尔巴阡山脉的其他地区没有明显的降雨。长达13°； 5月13日，在17-23°的一天中，在喀尔巴阡山脉和克里米亚14-20°； 5月14日，5-10°热的下午，在晚上0-5°温暖的喀尔巴阡山脉高地上，5月14日，9-14°。</text:p>
      <text:p text:style-name="P4">
News Source: <text:a xlink:type="simple" xlink:href="https://www.ukrinform.ua/rubric-regions/3706883-v-ukraini-zavtra-podekudi-dositime-vnoci-zamorozki-vden-do-15-tepla.html" text:style-name="Internet_20_link" text:visited-style-name="Visited_20_Internet_20_Link">
https://www.ukrinform.ua/rubric-regions/3706883-v-ukraini-zavtra-podekudi-dositime-vnoci-zamorozki-vden-do-15-tepla.html</text:a>
</text:p>
      <!--NEWS-->
      <text:h text:style-name="P10" text:outline-level="1">
<text:span text:style-name="T4">
法院裁定特朗普犯有骚扰罪，他必须向受害者支付500万美元</text:span>
</text:h>
      <text:p text:style-name="P4">
作者: Ukrinform (Person)</text:p>
      <text:p text:style-name="P4">
出版商: Укринформ (Organization)</text:p>
      <text:p text:style-name="P4">
出版时间: 2023-05-10T-35:29:00+03:00</text:p>
      <text:p text:style-name="P4">
修改时间: 2023-05-10T00:29:00+03:00</text:p>
      <text:p text:style-name="P4">
描述: 纽约陪审团法院裁定，美国外国人唐纳德·特朗普（Donald Trump）对记者让·卡罗尔（Jean Carroll）以及她的诽谤中的性骚扰罪，因为他否认了这一说法。  - 乌克林。</text:p>
      <text:p text:style-name="P4">
图片: ["<text:a xlink:type="simple" xlink:href="https://static.ukrinform.com/photos/2020_06/thumb_files/630_360_1591126095-353.jpg" text:style-name="Internet_20_link" text:visited-style-name="Visited_20_Internet_20_Link">
630_360_15911...</text:a>
"]</text:p>
      <text:p text:style-name="P4">
标签: ['Компенсація', 'США', 'Суд', 'Трамп', 'Вирок', 'Згвалтування']</text:p>
      <text:p text:style-name="P4">
类型: Article</text:p>
      <!--METADATA-->
      <text:p text:style-name="P4">
<draw:frame draw:style-name="fr1" draw:name="Image354" text:anchor-type="as-char" svg:width="6.9236in" svg:height="3.956343in" draw:z-index="0">
<draw:image xlink:href="../Images/yкринформ/2023-05-10T-35-29-00-03-00/630_360_1591126095-353.jpg" xlink:type="simple" xlink:show="embed" xlink:actuate="onLoad" draw:mime-type="image/jpeg"/>
</draw:frame>
纽约的法官承认，美国外国人唐纳德·特朗普(Donald Trump)对记者让·卡罗尔(Jean Carroll)以及她的诽谤罪名成立，因为他否认了这一说法。</text:p>
      <text:p text:style-name="P4">
正如乌克林福姆报道了<text:a xlink:type="simple" xlink:href="http://www.cnbc.com/2023/05/09/trump-rape-defamation-trial-jury-gets-instructions-from-judge-.html" text:style-name="Internet_20_link" text:visited-style-name="Visited_20_Internet_20_Link">
</text:a>
，陪审团法院迫使特朗普向卡洛尔支付500万美元的赔偿和罚款。</text:p>
      <text:p text:style-name="P4">
该判决在地区船上进行了近三个小时的辩论后通过。</text:p>
      <text:p text:style-name="P4">
同时，陪审团不承认特朗普犯有强奸罪，那不羽毛球。</text:p>
      <text:p text:style-name="P4">
“我绝对不知道这个女人是谁。 这一判决是一种耻辱，”特朗普写了一个关于真相社会的页面。 同时，他的发言人召集判决将受到挑战。</text:p>
      <text:p text:style-name="P4">
79岁的卡洛尔(Carroll)声称，特朗普在1990年代中期用更衣室伯格多夫·古德曼(Bergdorf Goodman)强奸了她。</text:p>
      <text:p text:style-name="P4">
<text:span text:style-name="T4">
另请阅读：</text:span>
 <text:a xlink:type="simple" xlink:href="https://www.ukrinform.ua/rubric-world/3700443-u-nujorku-pocinaetsa-sud-proti-trampa-u-spravi-sodo-sprobi-zgvaltuvanna.html" text:style-name="Internet_20_link" text:visited-style-name="Visited_20_Internet_20_Link">
<text:span text:style-name="T4">
特朗普</text:span>
</text:a>
由于限制期已经过去，<text:a xlink:type="simple" xlink:href="https://www.ukrinform.ua/tag-tramp" text:style-name="Internet_20_link" text:visited-style-name="Visited_20_Internet_20_Link">
</text:a>
不可能被强奸起诉。 Alekherroll已根据纽约州的新法律提出了针对它的诉讼，这是一个民事要求，该法案规定了过去曾起诉久坐的骚扰的能力。</text:p>
      <text:p text:style-name="P4">
卡洛尔在证词中说，她意外地在伯格多格·格德曼(Bergdorfgoodman)遇到了特朗普，在那里他认识到她是一名记者。 据她说，当他们最终进入一个女人的内衣部门时，他将其收紧到更衣室，在那里他施压并强奸了。</text:p>
      <text:p text:style-name="P4">
卡洛尔的两个女友证实，事发后不久，她已经告诉他们。</text:p>
      <text:p text:style-name="P4">
卡洛尔还说，当特朗普发明了她的强奸版本时，她去年秋天诽谤了她。 反过来，该计划将这些指控称为“完整的”，称这不是它的口味。</text:p>
      <text:p text:style-name="P4">
<text:span text:style-name="T4">
另请阅读：</text:span>
 <text:a xlink:type="simple" xlink:href="https://www.ukrinform.ua/rubric-world/3691647-trampu-oficijno-ogolosili-obvinuvacenna-vin-svou-vinu-zaperecue.html" text:style-name="Internet_20_link" text:visited-style-name="Visited_20_Internet_20_Link">
<text:span text:style-name="T4">
特朗普</text:span>
</text:a>
回想一下，在3月底，纽约最高法院的大陪审团被指控涉及近三打以享受与2016年色情丹尼尔斯的款项有关的商业文件的享受。他有性联系。</text:p>
      <text:p text:style-name="P4">
News Source: <text:a xlink:type="simple" xlink:href="https://www.ukrinform.ua/rubric-world/3707063-sud-viznav-trampa-vinnim-u-domagannah-vin-povinen-splatiti-poterpilij-5-miljoniv.html" text:style-name="Internet_20_link" text:visited-style-name="Visited_20_Internet_20_Link">
https://www.ukrinform.ua/rubric-world/3707063-sud-viznav-trampa-vinnim-u-domagannah-vin-povinen-splatiti-poterpilij-5-miljoniv.html</text:a>
</text:p>
      <!--NEWS-->
      <text:h text:style-name="P10" text:outline-level="1">
<text:span text:style-name="T4">
Eurovision-2023：已确定前十名决赛选手</text:span>
</text:h>
      <text:p text:style-name="P4">
作者: Ukrinform (Person)</text:p>
      <text:p text:style-name="P4">
出版商: Укринформ (Organization)</text:p>
      <text:p text:style-name="P4">
出版时间: 2023-05-10T-37:11:00+03:00</text:p>
      <text:p text:style-name="P4">
修改时间: 2023-05-10T00:11:00+03:00</text:p>
      <text:p text:style-name="P4">
描述: 在英国利物浦举行的第67届Eurovision-2023国际歌曲大赛的前十名入围者已闻名。  - 乌克林。</text:p>
      <text:p text:style-name="P4">
图片: ["<text:a xlink:type="simple" xlink:href="https://static.ukrinform.com/photos/2023_01/thumb_files/630_360_1675157591-243.jpeg" text:style-name="Internet_20_link" text:visited-style-name="Visited_20_Internet_20_Link">
630_360_16751...</text:a>
"]</text:p>
      <text:p text:style-name="P4">
标签: ['Євробачення', 'Конкурс', 'Музика']</text:p>
      <text:p text:style-name="P4">
类型: Article</text:p>
      <!--METADATA-->
      <text:p text:style-name="P4">
<draw:frame draw:style-name="fr1" draw:name="Image355" text:anchor-type="as-char" svg:width="6.9236in" svg:height="3.956343in" draw:z-index="0">
<draw:image xlink:href="../Images/yкринформ/2023-05-10T-37-11-00-03-00/630_360_1675157591-243.jpeg" xlink:type="simple" xlink:show="embed" xlink:actuate="onLoad" draw:mime-type="image/jpeg"/>
</draw:frame>
在英国利物浦举行的20123年第67首国际歌曲制作的前十名入围者已闻名。</text:p>
      <text:p text:style-name="P4">
这是乌克利福通讯员的报道。</text:p>
      <text:p text:style-name="P4">
以下国家的代表：克罗地亚，摩尔多瓦，瑞士，芬兰，捷克共和国，以色列，葡萄牙，瑞典，瑞典，塞尔维亚，挪威。</text:p>
      <text:p text:style-name="P4">
15个国家的代表参加了5月9日参加比赛的决赛：</text:p>
      <text:p text:style-name="P4">
挪威(亚历山德拉与国王之歌女王)马耳他(街头艺人，舞蹈(我们自己的聚会)塞尔维亚(卢克·布莱克，我只是睡觉)拉脱维亚(突然的灯光，aijā)葡萄牙(模仿，人工智能)爱尔兰(野生青年，我们是一个)克罗地亚(3航班，妈妈šk!)瑞士(雷莫·福雷(Remo Forrer))以色列(Noa Kirel，独角兽)摩尔多瓦(Pasha Parfeni，太阳和月亮)瑞典(传说，纹身)阿塞拜疆(turalturanx，告诉我更多)捷克共和国(维斯纳，我姐姐的王冠)荷兰(Mia Nicolai和Dion Cooper，燃烧的日光)芬兰(包装纸，cha cha cha))<text:span text:style-name="T4">
另请阅读：</text:span>
 <text:a xlink:type="simple" xlink:href="https://www.ukrinform.ua/rubric-culture/3707037-evrobacenna2023-tvorchi-zapustili-manifest-iz-zaklikom-prodovziti-pidtrimku-ukrainu.html" text:style-name="Internet_20_link" text:visited-style-name="Visited_20_Internet_20_Link">
<text:span text:style-name="T4">
 eurobacker </text:span>
</text:a>
比赛的第二个半决赛将于5月11日举行，将由16名参与者参加。 决赛 -  5月13日。</text:p>
      <text:p text:style-name="P4">
乌克兰的代表TVORCHI的歌曲“钢铁之心”据右派立即进入了演出的决赛。</text:p>
      <text:p text:style-name="P4">
<text:span text:style-name="T5">
foto：eurovision歌曲竞赛</text:span>
</text:p>
      <text:p text:style-name="P4">
News Source: <text:a xlink:type="simple" xlink:href="https://www.ukrinform.ua/rubric-culture/3707062-evrobacenna2023-viznacilasa-persa-desatka-finalistiv.html" text:style-name="Internet_20_link" text:visited-style-name="Visited_20_Internet_20_Link">
https://www.ukrinform.ua/rubric-culture/3707062-evrobacenna2023-viznacilasa-persa-desatka-finalistiv.html</text:a>
</text:p>
      <!--NEWS-->
      <text:h text:style-name="P10" text:outline-level="1">
<text:span text:style-name="T4">
Eurovision-2023：已确定前十名决赛选手</text:span>
</text:h>
      <text:p text:style-name="P4">
作者: Ukrinform (Person)</text:p>
      <text:p text:style-name="P4">
出版商: Укринформ (Organization)</text:p>
      <text:p text:style-name="P4">
出版时间: 2023-05-10T00:11:00+03:00</text:p>
      <text:p text:style-name="P4">
修改时间: 2023-05-10T00:11:00+03:00</text:p>
      <text:p text:style-name="P4">
描述: 在英国利物浦举行的第67届Eurovision-2023国际歌曲大赛的前十名入围者已闻名。  - 乌克林。</text:p>
      <text:p text:style-name="P4">
图片: ["<text:a xlink:type="simple" xlink:href="https://static.ukrinform.com/photos/2023_01/thumb_files/630_360_1675157591-243.jpeg" text:style-name="Internet_20_link" text:visited-style-name="Visited_20_Internet_20_Link">
630_360_16751...</text:a>
"]</text:p>
      <text:p text:style-name="P4">
标签: ['Євробачення', 'Конкурс', 'Музика']</text:p>
      <text:p text:style-name="P4">
类型: Article</text:p>
      <!--METADATA-->
      <text:p text:style-name="P4">
<draw:frame draw:style-name="fr1" draw:name="Image356" text:anchor-type="as-char" svg:width="6.9236in" svg:height="3.956343in" draw:z-index="0">
<draw:image xlink:href="../Images/yкринформ/2023-05-10T00-11-00-03-00/630_360_1675157591-243.jpeg" xlink:type="simple" xlink:show="embed" xlink:actuate="onLoad" draw:mime-type="image/jpeg"/>
</draw:frame>
在英国利物浦举行的20123年第67首国际歌曲制作的前十名入围者已闻名。</text:p>
      <text:p text:style-name="P4">
这是乌克利福通讯员的报道。</text:p>
      <text:p text:style-name="P4">
以下国家的代表：克罗地亚，摩尔多瓦，瑞士，芬兰，捷克共和国，以色列，葡萄牙，瑞典，瑞典，塞尔维亚，挪威。</text:p>
      <text:p text:style-name="P4">
15个国家的代表参加了5月9日参加比赛的决赛：</text:p>
      <text:p text:style-name="P4">
挪威(亚历山德拉与国王之歌女王)马耳他(街头艺人，舞蹈(我们自己的聚会)塞尔维亚(卢克·布莱克，我只是睡觉)拉脱维亚(突然的灯光，aijā)葡萄牙(模仿，人工智能)爱尔兰(野生青年，我们是一个)克罗地亚(3航班，妈妈šk!)瑞士(雷莫·福雷(Remo Forrer))以色列(Noa Kirel，独角兽)摩尔多瓦(Pasha Parfeni，太阳和月亮)瑞典(传说，纹身)阿塞拜疆(turalturanx，告诉我更多)捷克共和国(维斯纳，我姐姐的王冠)荷兰(Mia Nicolai和Dion Cooper，燃烧的日光)芬兰(包装纸，cha cha cha))<text:span text:style-name="T4">
另请阅读：</text:span>
 <text:a xlink:type="simple" xlink:href="https://www.ukrinform.ua/rubric-culture/3707037-evrobacenna2023-tvorchi-zapustili-manifest-iz-zaklikom-prodovziti-pidtrimku-ukrainu.html" text:style-name="Internet_20_link" text:visited-style-name="Visited_20_Internet_20_Link">
<text:span text:style-name="T4">
 eurobacker </text:span>
</text:a>
比赛的第二个半决赛将于5月11日举行，将由16名参与者参加。 决赛 -  5月13日。</text:p>
      <text:p text:style-name="P4">
乌克兰的代表TVORCHI的歌曲“钢铁之心”据右派立即进入了演出的决赛。</text:p>
      <text:p text:style-name="P4">
<text:span text:style-name="T5">
foto：eurovision歌曲竞赛</text:span>
</text:p>
      <text:p text:style-name="P4">
News Source: <text:a xlink:type="simple" xlink:href="https://www.ukrinform.ua/rubric-culture/3707062-evrobacenna2023-viznacilasa-persa-desatka-finalistiv.html" text:style-name="Internet_20_link" text:visited-style-name="Visited_20_Internet_20_Link">
https://www.ukrinform.ua/rubric-culture/3707062-evrobacenna2023-viznacilasa-persa-desatka-finalistiv.html</text:a>
</text:p>
      <!--NEWS-->
      <text:h text:style-name="P10" text:outline-level="1">
<text:span text:style-name="T4">
法院裁定特朗普犯有骚扰罪，他必须向受害者支付500万美元</text:span>
</text:h>
      <text:p text:style-name="P4">
作者: Ukrinform (Person)</text:p>
      <text:p text:style-name="P4">
出版商: Укринформ (Organization)</text:p>
      <text:p text:style-name="P4">
出版时间: 2023-05-10T00:29:00+03:00</text:p>
      <text:p text:style-name="P4">
修改时间: 2023-05-10T00:29:00+03:00</text:p>
      <text:p text:style-name="P4">
描述: 纽约陪审团法院裁定，美国外国人唐纳德·特朗普（Donald Trump）对记者让·卡罗尔（Jean Carroll）以及她的诽谤中的性骚扰罪，因为他否认了这一说法。  - 乌克林。</text:p>
      <text:p text:style-name="P4">
图片: ["<text:a xlink:type="simple" xlink:href="https://static.ukrinform.com/photos/2020_06/thumb_files/630_360_1591126095-353.jpg" text:style-name="Internet_20_link" text:visited-style-name="Visited_20_Internet_20_Link">
630_360_15911...</text:a>
"]</text:p>
      <text:p text:style-name="P4">
标签: ['Компенсація', 'США', 'Суд', 'Трамп', 'Вирок', 'Згвалтування']</text:p>
      <text:p text:style-name="P4">
类型: Article</text:p>
      <!--METADATA-->
      <text:p text:style-name="P4">
<draw:frame draw:style-name="fr1" draw:name="Image357" text:anchor-type="as-char" svg:width="6.9236in" svg:height="3.956343in" draw:z-index="0">
<draw:image xlink:href="../Images/yкринформ/2023-05-10T00-29-00-03-00/630_360_1591126095-353.jpg" xlink:type="simple" xlink:show="embed" xlink:actuate="onLoad" draw:mime-type="image/jpeg"/>
</draw:frame>
纽约的法官承认，美国外国人唐纳德·特朗普(Donald Trump)对记者让·卡罗尔(Jean Carroll)以及她的诽谤罪名成立，因为他否认了这一说法。</text:p>
      <text:p text:style-name="P4">
正如乌克林福姆报道了<text:a xlink:type="simple" xlink:href="http://www.cnbc.com/2023/05/09/trump-rape-defamation-trial-jury-gets-instructions-from-judge-.html" text:style-name="Internet_20_link" text:visited-style-name="Visited_20_Internet_20_Link">
</text:a>
，陪审团法院迫使特朗普向卡洛尔支付500万美元的赔偿和罚款。</text:p>
      <text:p text:style-name="P4">
该判决在地区船上进行了近三个小时的辩论后通过。</text:p>
      <text:p text:style-name="P4">
同时，陪审团不承认特朗普犯有强奸罪，那不羽毛球。</text:p>
      <text:p text:style-name="P4">
“我绝对不知道这个女人是谁。 这一判决是一种耻辱，”特朗普写了一个关于真相社会的页面。 同时，他的发言人召集判决将受到挑战。</text:p>
      <text:p text:style-name="P4">
79岁的卡洛尔(Carroll)声称，特朗普在1990年代中期用更衣室伯格多夫·古德曼(Bergdorf Goodman)强奸了她。</text:p>
      <text:p text:style-name="P4">
<text:span text:style-name="T4">
另请阅读：</text:span>
 <text:a xlink:type="simple" xlink:href="https://www.ukrinform.ua/rubric-world/3700443-u-nujorku-pocinaetsa-sud-proti-trampa-u-spravi-sodo-sprobi-zgvaltuvanna.html" text:style-name="Internet_20_link" text:visited-style-name="Visited_20_Internet_20_Link">
<text:span text:style-name="T4">
特朗普</text:span>
</text:a>
由于限制期已经过去，<text:a xlink:type="simple" xlink:href="https://www.ukrinform.ua/tag-tramp" text:style-name="Internet_20_link" text:visited-style-name="Visited_20_Internet_20_Link">
</text:a>
不可能被强奸起诉。 Alekherroll已根据纽约州的新法律提出了针对它的诉讼，这是一个民事要求，该法案规定了过去曾起诉久坐的骚扰的能力。</text:p>
      <text:p text:style-name="P4">
卡洛尔在证词中说，她意外地在伯格多格·格德曼(Bergdorfgoodman)遇到了特朗普，在那里他认识到她是一名记者。 据她说，当他们最终进入一个女人的内衣部门时，他将其收紧到更衣室，在那里他施压并强奸了。</text:p>
      <text:p text:style-name="P4">
卡洛尔的两个女友证实，事发后不久，她已经告诉他们。</text:p>
      <text:p text:style-name="P4">
卡洛尔还说，当特朗普发明了她的强奸版本时，她去年秋天诽谤了她。 反过来，该计划将这些指控称为“完整的”，称这不是它的口味。</text:p>
      <text:p text:style-name="P4">
<text:span text:style-name="T4">
另请阅读：</text:span>
 <text:a xlink:type="simple" xlink:href="https://www.ukrinform.ua/rubric-world/3691647-trampu-oficijno-ogolosili-obvinuvacenna-vin-svou-vinu-zaperecue.html" text:style-name="Internet_20_link" text:visited-style-name="Visited_20_Internet_20_Link">
<text:span text:style-name="T4">
特朗普</text:span>
</text:a>
回想一下，在3月底，纽约最高法院的大陪审团被指控涉及近三打以享受与2016年色情丹尼尔斯的款项有关的商业文件的享受。他有性联系。</text:p>
      <text:p text:style-name="P4">
News Source: <text:a xlink:type="simple" xlink:href="https://www.ukrinform.ua/rubric-world/3707063-sud-viznav-trampa-vinnim-u-domagannah-vin-povinen-splatiti-poterpilij-5-miljoniv.html" text:style-name="Internet_20_link" text:visited-style-name="Visited_20_Internet_20_Link">
https://www.ukrinform.ua/rubric-world/3707063-sud-viznav-trampa-vinnim-u-domagannah-vin-povinen-splatiti-poterpilij-5-miljoniv.html</text:a>
</text:p>
      <!--NEWS-->
      <text:h text:style-name="P10" text:outline-level="1">
<text:span text:style-name="T4">
在乌克兰，它会在某些地方下雨 - 夜间霜冻，下午高达15°</text:span>
</text:h>
      <text:p text:style-name="P4">
作者: Ukrinform (Person)</text:p>
      <text:p text:style-name="P4">
出版商: Укринформ (Organization)</text:p>
      <text:p text:style-name="P4">
出版时间: 2023-05-10T00:44:00+03:00</text:p>
      <text:p text:style-name="P4">
修改时间: 2023-05-10T00:44:00+03:00</text:p>
      <text:p text:style-name="P4">
描述: 5月10日，星期三，乌克兰将在乌克兰多云。 在东部和东南部地区，下午以及在未降水量的其余地区，短期降雨的奥德萨地区。 风主要是东北，5-10 m/s。  - 乌克林。</text:p>
      <text:p text:style-name="P4">
图片: ["<text:a xlink:type="simple" xlink:href="https://static.ukrinform.com/photos/2020_08/thumb_files/630_360_1598336933-719.jpg" text:style-name="Internet_20_link" text:visited-style-name="Visited_20_Internet_20_Link">
630_360_15983...</text:a>
"]</text:p>
      <text:p text:style-name="P4">
标签: ['Дощ', 'Погода', 'Прогноз', 'Заморозки']</text:p>
      <text:p text:style-name="P4">
类型: Article</text:p>
      <!--METADATA-->
      <text:p text:style-name="P4">
<draw:frame draw:style-name="fr1" draw:name="Image358" text:anchor-type="as-char" svg:width="6.9236in" svg:height="3.956343in" draw:z-index="0">
<draw:image xlink:href="../Images/yкринформ/2023-05-10T00-44-00-03-00/630_360_1598336933-719.jpg" xlink:type="simple" xlink:show="embed" xlink:actuate="onLoad" draw:mime-type="image/jpeg"/>
</draw:frame>
5月10日，星期三，乌克兰将在乌克兰多云。 在东部和东南部，下午以及在安全领土其他地区的敖德萨地区，短期降雨。 风主要是东北，5-10 m/s。</text:p>
      <text:p text:style-name="P4">
乌克兰形式在乌克兰水文气象学中心报道。</text:p>
      <text:p text:style-name="P4">
根据预报的说法，晚上的温度将为1-6°，在西部，Zhytomyr和Vinnytsia区域，空气中的剧烈霜冻区域为0-5°，Ukiiv，Cherkasy，Cherkasy，Kirovograd，Odessa Tamikolaiv区域的表面上土壤0-5; 明天下午将流到跨载速度至15-20°的10-15°。</text:p>
      <text:p text:style-name="P4">
明天在首都地区将有多云，没有大量降水。 晚上3-5°热的基辅温度在下午12-14°； 在该区域：晚上1-6°，在0-5°区域的土壤表面上； 下午10-15°。</text:p>
      <text:p text:style-name="P4">
5月11日至12日，预报者的预测会改变多云，只有在5月11日下午在尼亚西州短暂寿命地区的西部，东部和东北地区的下午<text:a xlink:type="simple" xlink:href="https://www.ukrinform.ua/tag-dos" text:style-name="Internet_20_link" text:visited-style-name="Visited_20_Internet_20_Link">
</text:a>
。 风在东北地区，西南地区为5-10 m/s。</text:p>
      <text:p text:style-name="P4">
5月11日晚上的温度在乌克兰的1-6°夜晚，除了经狂热，tauza海洋，在霜冻0-5°的土壤表面，下午12-17°的温度； 5月12日晚上3-8°，下午15-20°； 下午7-12°，在晚上0-5°的喀尔巴阡山脉高地上。</text:p>
      <text:p text:style-name="P4">
<text:span text:style-name="T4">
另请阅读：</text:span>
 <text:a xlink:type="simple" xlink:href="https://www.ukrinform.ua/rubric-world/3706478-u-visokogirnih-rajonah-tureccini-snigovi-zameti-sagaut-5-metriv.html" text:style-name="Internet_20_link" text:visited-style-name="Visited_20_Internet_20_Link">
</text:a>
</text:p>
      <text:p text:style-name="P4">
У Києві та по області 11-12 травня також мінлива хмарність, без істотнихопадів. Вітер переважно північно-східний, 5-10 м/с. Температура по Києву: 11травня вночі 4-6° тепла, вдень 15-17°; 12 травня вночі 6-8° тепла, вдень18-20°. По області: 11 травня вночі 1-6° тепла, на поверхні ґрунту заморозки0-5°, вдень 12-17° тепла; 12 травня вночі 3-8° тепла, вдень 15-20°.</text:p>
      <text:p text:style-name="P4">
За даними Укргідрометцентру, 13 травня на Закарпатті, в Карпатах, вдень і наПрикарпатті, 14 травня вдень у східних, північно-східних областях – невеликийкороткочасний дощ, місцями гроза, на решті території без істотних опадів.Температура вночі 4-10°, на узбережжі морів до 13°; вдень 17-23°, 13 травня наПрикарпатті та в Криму 14-20°; на високогір'ї Карпат вночі 0-5° тепла, вдень13 травня 5-10° тепла, 14 травня 9-14°.</text:p>
      <text:p text:style-name="P4">
News Source: <text:a xlink:type="simple" xlink:href="https://www.ukrinform.ua/rubric-regions/3706883-v-ukraini-zavtra-podekudi-dositime-vnoci-zamorozki-vden-do-15-tepla.html" text:style-name="Internet_20_link" text:visited-style-name="Visited_20_Internet_20_Link">
https://www.ukrinform.ua/rubric-regions/3706883-v-ukraini-zavtra-podekudi-dositime-vnoci-zamorozki-vden-do-15-tepla.html</text:a>
</text:p>
      <!--NEWS-->
      <text:h text:style-name="P10" text:outline-level="1">
<text:span text:style-name="T4">
在北约峰会上，乌克兰预计将获得会员的明确时间范围-Stefanchuk</text:span>
</text:h>
      <text:p text:style-name="P4">
作者: Ukrinform (Person)</text:p>
      <text:p text:style-name="P4">
出版商: Укринформ (Organization)</text:p>
      <text:p text:style-name="P4">
出版时间: 2023-05-10T00:58:00+03:00</text:p>
      <text:p text:style-name="P4">
修改时间: 2023-05-10T00:58:00+03:00</text:p>
      <text:p text:style-name="P4">
描述: 乌克兰在维尔纽斯的北大西洋联盟的峰会上，希望为其北约成员提供明确的定义。  - 乌克林。</text:p>
      <text:p text:style-name="P4">
图片: ["<text:a xlink:type="simple" xlink:href="https://static.ukrinform.com/photos/2023_04/thumb_files/630_360_1681999509-518.jpg" text:style-name="Internet_20_link" text:visited-style-name="Visited_20_Internet_20_Link">
630_360_16819...</text:a>
"]</text:p>
      <text:p text:style-name="P4">
标签: ['Євроінтеграція', 'Румунія', 'Саміт НАТО', 'Словенія', 'Стефанчук']</text:p>
      <text:p text:style-name="P4">
类型: Article</text:p>
      <!--METADATA-->
      <text:p text:style-name="P4">
<draw:frame draw:style-name="fr1" draw:name="Image359" text:anchor-type="as-char" svg:width="6.9236in" svg:height="3.956343in" draw:z-index="0">
<draw:image xlink:href="../Images/yкринформ/2023-05-10T00-58-00-03-00/630_360_1681999509-518.jpg" xlink:type="simple" xlink:show="embed" xlink:actuate="onLoad" draw:mime-type="image/jpeg"/>
</draw:frame>
乌克兰在维尔纽斯的Sumy-大西洋联盟中，希望为其北约成员提供明确的定义。</text:p>
      <text:p text:style-name="P4">
根据乌克林福称<text:a xlink:type="simple" xlink:href="http://www.rada.gov.ua/news/Top-novyna/236306.html" text:style-name="Internet_20_link" text:visited-style-name="Visited_20_Internet_20_Link">
</text:a>
Ruslan Stefanchuk在视频会议发言人中说，斯洛文尼亚议会，Urshka Klakler Zupanchich和T.</text:p>
      <text:p text:style-name="P4">
“对于我们来说，支持各个级别的欧洲 - 大西洋路径非常重要。 这个Bzasvas在支持乌克兰的这种愿望方面已获得了您负责任和不变的立场。 这将表明议会在我们的重要问题中的主要作用。” Verkhovna Rada主席说。</text:p>
      <text:p text:style-name="P4">
他指出，在四月(陈述)关于乌克兰加入北大西洋条约的支持。 Stefanchuk强调说，泰勒唑陶容将证明乌克兰对迅速获得联盟成员资格的愿望得到了强有力的支持。 因此，他呼吁国会议会和罗马尼亚批准支持欧洲 - 大西洋意图的申请。</text:p>
      <text:p text:style-name="P4">
Verkhovna Rada的主席感谢同事在整个俄罗斯的全面入侵期间，其乌克兰人和人民对乌克兰的可持续和广泛支持，这对于我们在欧洲综合综合方面的进一步进步至关重要。</text:p>
      <text:p text:style-name="P4">
<text:span text:style-name="T4">
另请阅读：</text:span>
 <text:a xlink:type="simple" xlink:href="https://www.ukrinform.ua/rubric-polytics/3704279-stefancuk-obgovoriv-iz-golovou-parlamentu-portugalii-integraciu-ukraini-do-es-ta-nato.html" text:style-name="Internet_20_link" text:visited-style-name="Visited_20_Internet_20_Link">
<text:span text:style-name="T4">
 Stefanchuk </text:span>
</text:a>
与议会发言人分开(https://www.ukrinform.ua/tag-slovenia)讨论了认识到1932  -  33年的holodomor的重要性。 “这是历史正义的问题，因为俄罗斯的方法和原则无效。 如90年前，今天是乌克兰土壤上的有意识的种族灭绝。” Stefanchuk强调。</text:p>
      <text:p text:style-name="P4">
斯洛文尼亚议会的负责人祝贺乌克兰候选人在欧盟的会员身份，并确保了我们政府成为欧盟和北约全部成员的愿望的进一步支持。</text:p>
      <text:p text:style-name="P4">
“斯洛文尼亚是欧盟和和平推动者的积极成员。 当然，我们认识到乌克兰正在发生的一切。 我们正在努力解决乌克兰正在发生的事情的事实，并传播真相。”<text:span text:style-name="T4">
另请阅读：</text:span>
 <text:a xlink:type="simple" xlink:href="https://www.ukrinform.ua/rubric-polytics/3702060-stefancuk-obgovoriv-iz-prezidentkou-slovaccini-posilenna-sankcijnogo-tisku-na-rf.html" text:style-name="Internet_20_link" text:visited-style-name="Visited_20_Internet_20_Link">
<text:span text:style-name="T4">
 Stefanch </text:span>
</text:a>
罗马尼亚议会的负责人阿丽娜·斯特法尼亚·戈尔格(Alina Stefania Gorgu)也重点介绍了她的国家支持我们的欧洲 - 大西洋志向，并将继续从乌克兰继续进行与俄罗斯侵略的斗争。</text:p>
      <text:p text:style-name="P4">
她回忆说，罗马尼亚的议会一直在研究政治问题，这些问题特别是协助乌克兰，特别是认识到乌克兰人民种族灭绝的1932  -  33年饥荒，并谴责武装侵略。 演讲者认为，只要乌克兰人民没有保持和平与胜利，这将不会改变。</text:p>
      <text:p text:style-name="P4">
我们将提醒，北约峰会将于7月11日至12日在维尔纽斯举行。</text:p>
      <text:p text:style-name="P4">
News Source: <text:a xlink:type="simple" xlink:href="https://www.ukrinform.ua/rubric-polytics/3707064-na-samiti-nato-ukraina-rozrahovue-otrimati-citki-casovi-ramki-sodo-clenstva-stefancuk.html" text:style-name="Internet_20_link" text:visited-style-name="Visited_20_Internet_20_Link">
https://www.ukrinform.ua/rubric-polytics/3707064-na-samiti-nato-ukraina-rozrahovue-otrimati-citki-casovi-ramki-sodo-clenstva-stefancuk.html</text:a>
</text:p>
      <!--NEWS-->
      <text:h text:style-name="P10" text:outline-level="1">
<text:span text:style-name="T4">
在天空的后卫上：飞机如何提供乌克兰防止空气威胁的保护</text:span>
</text:h>
      <text:p text:style-name="P4">
作者: ['АРМІЯINFORM']</text:p>
      <text:p text:style-name="P4">
时间: 2023-05-10T97:00:00-04:00</text:p>
      <text:p text:style-name="P4">
描述: PPO地面Viisk ZS乌克兰人对天堂的手表。 一个子标记的一个IZ综合体...与乌克兰2022年的战争，与乌克兰的最新新闻战争，与乌克兰2022年的新闻战争，乌克兰和俄罗斯之间的战争将发生，当与乌克兰的战争将是或不是，这将是，是否将是在不久的将来与乌克兰的战争，《与乌克兰的战争》，今天的乌克兰新闻，乌克兰新闻，乌克兰媒体在俄罗斯媒体</text:p>
      <text:p text:style-name="P4">
图片: ['<text:a xlink:type="simple" xlink:href="https://armyinform.com.ua/wp-content/uploads/2023/05/346027380_573159581329497_2427395200774415437_n.jpg" text:style-name="Internet_20_link" text:visited-style-name="Visited_20_Internet_20_Link">
346027380_573159581329497_2427395200774415437_n.jpg</text:a>
', '<text:a xlink:type="simple" xlink:href="https://armyinform.com.ua/wp-content/uploads/2023/05/346059177_161828103258164_6861174670854764778_n-150x150.jpg" text:style-name="Internet_20_link" text:visited-style-name="Visited_20_Internet_20_Link">
346059177_161828103258164_6861174670854764778_n-150x150.jpg</text:a>
', '<text:a xlink:type="simple" xlink:href="https://armyinform.com.ua/wp-content/uploads/2023/05/346272440_1297994617453643_8823540362755819597_n-150x150.jpg" text:style-name="Internet_20_link" text:visited-style-name="Visited_20_Internet_20_Link">
346272440_1297994617453643_8823540362755819597_n-150x150.jpg</text:a>
']</text:p>
      <text:p text:style-name="P4">
标签: ['STOPRUSSIA', 'АГРЕСІЯ РФ', 'ВІЙНА', 'ВТОРГНЕННЯ РФ', 'ППО']</text:p>
      <text:p text:style-name="P4">
类别: News</text:p>
      <!--METADATA-->
      <text:p text:style-name="P4">
<draw:frame draw:style-name="fr1" draw:name="Image360" text:anchor-type="as-char" svg:width="6.9236in" svg:height="4.615733in" draw:z-index="0">
<draw:image xlink:href="../Images/AРМІЯINFORM/2023-05-10T97-00-00-04-00/346027380_573159581329497_2427395200774415437_n.jpg" xlink:type="simple" xlink:show="embed" xlink:actuate="onLoad" draw:mime-type="image/jpeg"/>
</draw:frame>
乌克兰武装部队的空军在天空的后卫上。</text:p>
      <text:p text:style-name="P4">
捍卫Nakivshchyna天空的武装部队空军的一家公司之一是瑞典便携式防空导弹综合体RBS-70。</text:p>
      <text:p text:style-name="P4">
RBS-70机组人员由他们的业务的四个“ Virtuosos”组成：指挥官，枪手的助理指挥官和两个弓箭手。</text:p>
      <text:p text:style-name="P4">
<text:a xlink:type="simple" xlink:href="https://armyinform.com.ua/wp-content/uploads/2023/05/346059177_161828103258164_6861174670854764778_n.jpg" text:style-name="Internet_20_link" text:visited-style-name="Visited_20_Internet_20_Link">
!(Images/AРМІЯINFORM/2023-05-10T97-00-00-04-00/346059177_161828103258164_6861174670854764778_n-150x150.jpg)</text:a>
</text:p>
      <text:p text:style-name="P4">
<text:a xlink:type="simple" xlink:href="https://armyinform.com.ua/wp-content/uploads/2023/05/346272440_1297994617453643_8823540362755819597_n.jpg" text:style-name="Internet_20_link" text:visited-style-name="Visited_20_Internet_20_Link">
<draw:frame draw:style-name="fr1" draw:name="Image361" text:anchor-type="as-char" svg:width="6.9236in" svg:height="6.9236in" draw:z-index="0">
<draw:image xlink:href="../Images/AРМІЯINFORM/2023-05-10T97-00-00-04-00/346272440_1297994617453643_8823540362755819597_n-150x150.jpg" xlink:type="simple" xlink:show="embed" xlink:actuate="onLoad" draw:mime-type="image/jpeg"/>
</draw:frame>
</text:a>
2023年1月，我们的军事人员接受了RRBS-70模拟器的培训。 当我们的勇士在行动中弄清楚我们的战士时，瑞典的讲师给人留下了深刻的印象。</text:p>
      <text:p text:style-name="P4">
这个瑞典综合大楼的说法已经鞭打了俄罗斯导弹和沙哈达。</text:p>
      <text:p text:style-name="P4">
<text:span text:style-name="T4">
资料来源：</text:span>
 [_公共关系司令部军事司令部(https://www.facebook.com/UALandForces/posts/pfbid0krm5Zz65WucpcDz75WxVAp4vGYkmu9yeCshCNmssSrcToEaXb5vE5LkDk3pefXkSl)</text:p>
      <text:p text:style-name="P4">
News Source: <text:a xlink:type="simple" xlink:href="https://armyinform.com.ua/2023/05/10/na-storozhi-neba-yak-ppo-zabezpechuye-zahyst-ukrayiny-vid-povitryanyh-zagroz/" text:style-name="Internet_20_link" text:visited-style-name="Visited_20_Internet_20_Link">
https://armyinform.com.ua/2023/05/10/na-storozhi-neba-yak-ppo-zabezpechuye-zahyst-ukrayiny-vid-povitryanyh-zagroz/</text:a>
</text:p>
      <!--NEWS-->
      <text:h text:style-name="P10" text:outline-level="1">
<text:span text:style-name="T4">
激进分子已经在华沙的苏联士兵纪念碑附近安装了安装，乌克兰旗帜和十字架上有俄罗斯侵略的受害者的名字</text:span>
</text:h>
      <text:p text:style-name="P4">
作者: ['АРМІЯINFORM']</text:p>
      <text:p text:style-name="P4">
时间: 2023-05-10T99:00:00-04:00</text:p>
      <text:p text:style-name="P4">
描述: 现在是波兰的Rosiysky大使，在第9天磨碎的那天，KVESI的伤害...与乌克兰2022的战争，与乌克兰的最新新闻战争，今天与乌克兰的新闻，乌克兰2022年最后一次与乌克兰战争，将在今天，将会在这里成为乌克兰与俄罗斯之间的战争，以及何时，何时，何时，何时，何时，何时，何时，何时，何时，何时，2022年与乌克兰的战争将在不久的将来与乌克兰发生战争，与乌克兰的战争，与乌克兰的战争今天的乌克兰新闻，乌克兰新闻在乌克兰媒体上的新闻</text:p>
      <text:p text:style-name="P4">
图片: ['<text:a xlink:type="simple" xlink:href="https://armyinform.com.ua/wp-content/uploads/2023/05/345589350_1313024049286339_2337655478816128130_n.jpg" text:style-name="Internet_20_link" text:visited-style-name="Visited_20_Internet_20_Link">
345589350_1313024049286339_2337655478816128130_n.jpg</text:a>
', '<text:a xlink:type="simple" xlink:href="https://armyinform.com.ua/wp-content/uploads/2023/05/346028588_604887031566613_7249035118666960973_n-e1683638494116-150x150.jpg" text:style-name="Internet_20_link" text:visited-style-name="Visited_20_Internet_20_Link">
346028588_604887031566613_7249035118666960973_n-e1683638494116-150x150.jpg</text:a>
', '<text:a xlink:type="simple" xlink:href="https://armyinform.com.ua/wp-content/uploads/2023/05/345594881_129851240089208_627049455821355361_n-150x150.jpg" text:style-name="Internet_20_link" text:visited-style-name="Visited_20_Internet_20_Link">
345594881_129851240089208_627049455821355361_n-150x150.jpg</text:a>
', '<text:a xlink:type="simple" xlink:href="https://armyinform.com.ua/wp-content/uploads/2023/05/346264029_626041092762824_517257953646494874_n-e1683638454219-150x150.jpg" text:style-name="Internet_20_link" text:visited-style-name="Visited_20_Internet_20_Link">
346264029_626041092762824_517257953646494874_n-e1683638454219-150x150.jpg</text:a>
', '<text:a xlink:type="simple" xlink:href="https://armyinform.com.ua/wp-content/uploads/2023/05/346050829_218512990888098_4236508914574121656_n-150x150.jpg" text:style-name="Internet_20_link" text:visited-style-name="Visited_20_Internet_20_Link">
346050829_218512990888098_4236508914574121656_n-150x150.jpg</text:a>
', '<text:a xlink:type="simple" xlink:href="https://armyinform.com.ua/wp-content/uploads/2023/05/346051483_535258182152378_6079138916916229903_n-150x150.jpg" text:style-name="Internet_20_link" text:visited-style-name="Visited_20_Internet_20_Link">
346051483_535258182152378_6079138916916229903_n-150x150.jpg</text:a>
', '<text:a xlink:type="simple" xlink:href="https://armyinform.com.ua/wp-content/uploads/2023/05/345616950_1866298240423581_6958881992815439144_n-150x150.jpg" text:style-name="Internet_20_link" text:visited-style-name="Visited_20_Internet_20_Link">
345616950_1866298240423581_6958881992815439144_n-150x150.jpg</text:a>
']</text:p>
      <text:p text:style-name="P4">
标签: ['STOPRUSSIA', 'АГРЕСІЯ РФ', 'ВІЙНА', 'ВТОРГНЕННЯ РФ', 'ПОЛЬЩА']</text:p>
      <text:p text:style-name="P4">
类别: News</text:p>
      <!--METADATA-->
      <text:p text:style-name="P4">
<draw:frame draw:style-name="fr1" draw:name="Image362" text:anchor-type="as-char" svg:width="6.9236in" svg:height="8.6545in" draw:z-index="0">
<draw:image xlink:href="../Images/AРМІЯINFORM/2023-05-10T99-00-00-04-00/345589350_1313024049286339_2337655478816128130_n.jpg" xlink:type="simple" xlink:show="embed" xlink:actuate="onLoad" draw:mime-type="image/jpeg"/>
</draw:frame>
现在，俄罗斯驻波兰大使为了在5月9日胜利的那天将鲜花放到纪念碑上 - 有必要穿过俄罗斯军事马里波尔的象征性街道，经过Bucha，Irpen，Kherson，Kherson和Bakhmut的黑暗房屋。</text:p>
      <text:p text:style-name="P4">
<text:a xlink:type="simple" xlink:href="https://armyinform.com.ua/wp-content/uploads/2023/05/346028588_604887031566613_7249035118666960973_n-e1683638494116.jpg" text:style-name="Internet_20_link" text:visited-style-name="Visited_20_Internet_20_Link">
!(Images/AРМІЯINFORM/2023-05-10T99-00-00-04-00/346028588_604887031566613_7249035118666960973_n-e1683638494116-150x150.jpg)</text:a>
</text:p>
      <text:p text:style-name="P4">
<text:a xlink:type="simple" xlink:href="https://armyinform.com.ua/wp-content/uploads/2023/05/345594881_129851240089208_627049455821355361_n.jpg" text:style-name="Internet_20_link" text:visited-style-name="Visited_20_Internet_20_Link">
<draw:frame draw:style-name="fr1" draw:name="Image363" text:anchor-type="as-char" svg:width="6.9236in" svg:height="6.9236in" draw:z-index="0">
<draw:image xlink:href="../Images/AРМІЯINFORM/2023-05-10T99-00-00-04-00/345594881_129851240089208_627049455821355361_n-150x150.jpg" xlink:type="simple" xlink:show="embed" xlink:actuate="onLoad" draw:mime-type="image/jpeg"/>
</draw:frame>
</text:a>
</text:p>
      <text:p text:style-name="P4">
<text:a xlink:type="simple" xlink:href="https://armyinform.com.ua/wp-content/uploads/2023/05/346264029_626041092762824_517257953646494874_n-e1683638454219.jpg" text:style-name="Internet_20_link" text:visited-style-name="Visited_20_Internet_20_Link">
<draw:frame draw:style-name="fr1" draw:name="Image364" text:anchor-type="as-char" svg:width="6.9236in" svg:height="6.9236in" draw:z-index="0">
<draw:image xlink:href="../Images/AРМІЯINFORM/2023-05-10T99-00-00-04-00/346264029_626041092762824_517257953646494874_n-e1683638454219-150x150.jpg" xlink:type="simple" xlink:show="embed" xlink:actuate="onLoad" draw:mime-type="image/jpeg"/>
</draw:frame>
</text:a>
</text:p>
      <text:p text:style-name="P4">
<text:a xlink:type="simple" xlink:href="https://armyinform.com.ua/wp-content/uploads/2023/05/346050829_218512990888098_4236508914574121656_n.jpg" text:style-name="Internet_20_link" text:visited-style-name="Visited_20_Internet_20_Link">
<draw:frame draw:style-name="fr1" draw:name="Image365" text:anchor-type="as-char" svg:width="6.9236in" svg:height="6.9236in" draw:z-index="0">
<draw:image xlink:href="../Images/AРМІЯINFORM/2023-05-10T99-00-00-04-00/346050829_218512990888098_4236508914574121656_n-150x150.jpg" xlink:type="simple" xlink:show="embed" xlink:actuate="onLoad" draw:mime-type="image/jpeg"/>
</draw:frame>
</text:a>
</text:p>
      <text:p text:style-name="P4">
<text:a xlink:type="simple" xlink:href="https://armyinform.com.ua/wp-content/uploads/2023/05/346051483_535258182152378_6079138916916229903_n.jpg" text:style-name="Internet_20_link" text:visited-style-name="Visited_20_Internet_20_Link">
<draw:frame draw:style-name="fr1" draw:name="Image366" text:anchor-type="as-char" svg:width="6.9236in" svg:height="6.9236in" draw:z-index="0">
<draw:image xlink:href="../Images/AРМІЯINFORM/2023-05-10T99-00-00-04-00/346051483_535258182152378_6079138916916229903_n-150x150.jpg" xlink:type="simple" xlink:show="embed" xlink:actuate="onLoad" draw:mime-type="image/jpeg"/>
</draw:frame>
</text:a>
</text:p>
      <text:p text:style-name="P4">
<text:a xlink:type="simple" xlink:href="https://armyinform.com.ua/wp-content/uploads/2023/05/345616950_1866298240423581_6958881992815439144_n.jpg" text:style-name="Internet_20_link" text:visited-style-name="Visited_20_Internet_20_Link">
<draw:frame draw:style-name="fr1" draw:name="Image367" text:anchor-type="as-char" svg:width="6.9236in" svg:height="6.9236in" draw:z-index="0">
<draw:image xlink:href="../Images/AРМІЯINFORM/2023-05-10T99-00-00-04-00/345616950_1866298240423581_6958881992815439144_n-150x150.jpg" xlink:type="simple" xlink:show="embed" xlink:actuate="onLoad" draw:mime-type="image/jpeg"/>
</draw:frame>
</text:a>
激进主义者强调，大使将被迫“看到乌克兰人将为所代表的国家的野蛮行为付出的代价。”</text:p>
      <text:p text:style-name="P4">
同时，Svoboda广播电台报道说，俄罗斯在波兰的同意并没有在华沙纪念公墓提供地板。 激进分子打开航空公司的声音，并阻止了外交官的方式。</text:p>
      <text:p text:style-name="P4">
资料来源：<text:span text:style-name="T5">
 <text:a xlink:type="simple" xlink:href="https://www.facebook.com/verkhovna.rada.ukraine" text:style-name="Internet_20_link" text:visited-style-name="Visited_20_Internet_20_Link">
乌克兰的Verkhovna Rada</text:a>
</text:span>
</text:p>
      <text:p text:style-name="P4">
News Source: <text:a xlink:type="simple" xlink:href="https://armyinform.com.ua/2023/05/10/aktyvisty-vstanovyly-instalyacziyu-bilya-pamyatnyka-radyanskym-soldatam-u-varshavi-ukrayinski-prapory-i-hresty-z-imenamy-zhertv-rosijskoyi-agresiyi/" text:style-name="Internet_20_link" text:visited-style-name="Visited_20_Internet_20_Link">
https://armyinform.com.ua/2023/05/10/aktyvisty-vstanovyly-instalyacziyu-bilya-pamyatnyka-radyanskym-soldatam-u-varshavi-ukrayinski-prapory-i-hresty-z-imenamy-zhertv-rosijskoyi-agresiy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